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11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0"/>
        <table:table-column table:style-name="co4" table:default-cell-style-name="ce10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24h_confirm</text:p>
          </table:table-cell>
          <table:table-cell table:style-name="ce1" office:value-type="string" calcext:value-type="string">
            <text:p>24h_recup</text:p>
          </table:table-cell>
          <table:table-cell table:style-name="ce1" office:value-type="string" calcext:value-type="string">
            <text:p>total_confir</text:p>
          </table:table-cell>
          <table:table-cell table:style-name="ce1" office:value-type="string" calcext:value-type="string">
            <text:p>Recovered Population</text:p>
          </table:table-cell>
          <table:table-cell table:style-name="ce1" office:value-type="string" calcext:value-type="string">
            <text:p>Accumulative Deaths</text:p>
          </table:table-cell>
          <table:table-cell table:style-name="ce1" office:value-type="string" calcext:value-type="string">
            <text:p>24h_obito</text:p>
          </table:table-cell>
          <table:table-cell table:style-name="ce1" office:value-type="string" calcext:value-type="string">
            <text:p>24h_obito_media7d</text:p>
          </table:table-cell>
          <table:table-cell table:style-name="ce1" office:value-type="string" calcext:value-type="string">
            <text:p>24h_confirm_media7d</text:p>
          </table:table-cell>
          <table:table-cell table:style-name="ce1" office:value-type="string" calcext:value-type="string">
            <text:p>Hospitalized Population</text:p>
          </table:table-cell>
          <table:table-cell table:style-name="ce1" office:value-type="string" calcext:value-type="string">
            <text:p>Uti</text:p>
          </table:table-cell>
          <table:table-cell table:style-name="ce1" office:value-type="string" calcext:value-type="string">
            <text:p>24h_obitos_novo</text:p>
          </table:table-cell>
          <table:table-cell table:style-name="ce1" office:value-type="string" calcext:value-type="string">
            <text:p>total_obitos_novo</text:p>
          </table:table-cell>
          <table:table-cell table:style-name="ce1" office:value-type="string" calcext:value-type="string">
            <text:p>int_extra1</text:p>
          </table:table-cell>
          <table:table-cell table:style-name="ce1" office:value-type="string" calcext:value-type="string">
            <text:p>int_extra2</text:p>
          </table:table-cell>
          <table:table-cell table:style-name="ce1" office:value-type="string" calcext:value-type="string">
            <text:p>int_extra3</text:p>
          </table:table-cell>
          <table:table-cell table:style-name="ce1" office:value-type="string" calcext:value-type="string">
            <text:p>int_extra4</text:p>
          </table:table-cell>
          <table:table-cell table:style-name="ce11" office:value-type="string" calcext:value-type="string">
            <text:p>Measured Current Infected</text:p>
          </table:table-cell>
          <table:table-cell table:style-name="ce11" office:value-type="string" calcext:value-type="string">
            <text:p>Measured Unhospitalized Infected</text:p>
          </table:table-cell>
          <table:table-cell table:style-name="ce13" office:value-type="string" calcext:value-type="string">
            <text:p>Hospitalization Likelihood</text:p>
          </table:table-cell>
          <table:table-cell table:style-name="ce13" office:value-type="string" calcext:value-type="string">
            <text:p>Death likelihood</text:p>
          </table:table-cell>
          <table:table-cell table:style-name="ce13" office:value-type="string" calcext:value-type="string">
            <text:p>Susceptible Population</text:p>
          </table:table-cell>
          <table:table-cell table:style-name="ce13" office:value-type="string" calcext:value-type="string">
            <text:p>True Unhospitalized Infected</text:p>
          </table:table-cell>
          <table:table-cell table:style-name="ce13" office:value-type="string" calcext:value-type="string">
            <text:p>True Current Infected</text:p>
          </table:table-cell>
          <table:table-cell table:style-name="ce13" office:value-type="string" calcext:value-type="string">
            <text:p>True Infection Rate</text:p>
          </table:table-cell>
          <table:table-cell table:style-name="ce13" office:value-type="string" calcext:value-type="string">
            <text:p>Measured Infection Rate</text:p>
          </table:table-cell>
          <table:table-cell table:style-name="ce13" office:value-type="string" calcext:value-type="string">
            <text:p>Hospitalization Rate</text:p>
          </table:table-cell>
          <table:table-cell table:style-name="ce16" office:value-type="string" calcext:value-type="string">
            <text:p>Rain</text:p>
          </table:table-cell>
          <table:table-cell table:style-name="ce16" office:value-type="string" calcext:value-type="string">
            <text:p>Pressure</text:p>
          </table:table-cell>
          <table:table-cell table:style-name="ce16" office:value-type="string" calcext:value-type="string">
            <text:p>Solar Radiation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Relative Humidity</text:p>
          </table:table-cell>
          <table:table-cell table:style-name="ce16" office:value-type="string" calcext:value-type="string">
            <text:p>Wind Direction</text:p>
          </table:table-cell>
          <table:table-cell table:style-name="ce16" office:value-type="string" calcext:value-type="string">
            <text:p>Wind Speed</text:p>
          </table:table-cell>
          <table:table-cell table:style-name="ce16" office:value-type="string" calcext:value-type="string">
            <text:p>SO2</text:p>
          </table:table-cell>
          <table:table-cell table:style-name="ce16" office:value-type="string" calcext:value-type="string">
            <text:p>NO2</text:p>
          </table:table-cell>
          <table:table-cell table:style-name="ce16" office:value-type="string" calcext:value-type="string">
            <text:p>HCNM</text:p>
          </table:table-cell>
          <table:table-cell table:style-name="ce16" office:value-type="string" calcext:value-type="string">
            <text:p>HCT</text:p>
          </table:table-cell>
          <table:table-cell table:style-name="ce16" office:value-type="string" calcext:value-type="string">
            <text:p>CH4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x</text:p>
          </table:table-cell>
          <table:table-cell table:style-name="ce16" office:value-type="string" calcext:value-type="string">
            <text:p>O3</text:p>
          </table:table-cell>
          <table:table-cell table:style-name="ce16" office:value-type="string" calcext:value-type="string">
            <text:p>PM10</text:p>
          </table:table-cell>
          <table:table-cell table:style-name="ce16" office:value-type="string" calcext:value-type="string">
            <text:p>PM2.5</text:p>
          </table:table-cell>
          <table:table-cell table:style-name="ce16" office:value-type="string" calcext:value-type="string">
            <text:p>Rio de Janeiro Unemployment Rate</text:p>
          </table:table-cell>
          <table:table-cell table:style-name="ce16" office:value-type="string" calcext:value-type="string">
            <text:p>Brazil Workforce</text:p>
          </table:table-cell>
          <table:table-cell table:style-name="ce16" office:value-type="string" calcext:value-type="string">
            <text:p>Brazil Employed</text:p>
          </table:table-cell>
          <table:table-cell table:style-name="ce16" office:value-type="string" calcext:value-type="string">
            <text:p>Brazil Employment Rate</text:p>
          </table:table-cell>
          <table:table-cell table:style-name="ce16" office:value-type="string" calcext:value-type="string">
            <text:p>Rio de JaneiroEmployment Rate</text:p>
          </table:table-cell>
          <table:table-cell table:style-name="ce16" office:value-type="string" calcext:value-type="string">
            <text:p>Closure Policy</text:p>
          </table:table-cell>
          <table:table-cell table:style-name="ce16" office:value-type="string" calcext:value-type="string">
            <text:p>Brazil Unemployment Rate</text:p>
          </table:table-cell>
          <table:table-cell table:style-name="ce13" office:value-type="string" calcext:value-type="string">
            <text:p>Ventilators</text:p>
          </table:table-cell>
          <table:table-cell table:style-name="ce13" office:value-type="string" calcext:value-type="string">
            <text:p>Closure Policy Num</text:p>
          </table:table-cell>
          <table:table-cell table:style-name="ce16" office:value-type="string" calcext:value-type="string">
            <text:p>retail_and_recreation_mob</text:p>
          </table:table-cell>
          <table:table-cell table:style-name="ce16" office:value-type="string" calcext:value-type="string">
            <text:p>grocery_and_pharmacy_mob</text:p>
          </table:table-cell>
          <table:table-cell table:style-name="ce16" office:value-type="string" calcext:value-type="string">
            <text:p>parks_percent_mob</text:p>
          </table:table-cell>
          <table:table-cell table:style-name="ce16" office:value-type="string" calcext:value-type="string">
            <text:p>transit_stations_mob</text:p>
          </table:table-cell>
          <table:table-cell table:style-name="ce16" office:value-type="string" calcext:value-type="string">
            <text:p>workplaces_mob</text:p>
          </table:table-cell>
          <table:table-cell table:style-name="ce16" office:value-type="string" calcext:value-type="string">
            <text:p>residential_mob</text:p>
          </table:table-cell>
          <table:table-cell table:style-name="ce14" table:number-columns-repeated="963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Confirmad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table:formula="of:=[.E2]-[.F2]-[.G2]" office:value-type="float" office:value="4" calcext:value-type="float">
            <text:p>4</text:p>
          </table:table-cell>
          <table:table-cell table:formula="of:=MAX([.S2]-[.K2];0)" office:value-type="float" office:value="4" calcext:value-type="float">
            <text:p>4</text:p>
          </table:table-cell>
          <table:table-cell table:number-columns-repeated="2"/>
          <table:table-cell table:formula="of:=6718903-[.Y2]-[.F2]-[.G2]" office:value-type="float" office:value="6718864.98636747" calcext:value-type="float">
            <text:p>6718864.98636747</text:p>
          </table:table-cell>
          <table:table-cell table:formula="of:=NORMINV(RAND();MAX([.T9];1);MAX(0.25*[.T9];1))" office:value-type="float" office:value="38.0136325310146" calcext:value-type="float">
            <text:p>38.0136325310146</text:p>
          </table:table-cell>
          <table:table-cell table:formula="of:=[.X2]+[.K2]" office:value-type="float" office:value="38.0136325310146" calcext:value-type="float">
            <text:p>38.0136325310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29743055556" calcext:value-type="float">
            <text:p>1014.29743055556</text:p>
          </table:table-cell>
          <table:table-cell office:value-type="float" office:value="170.978333333333" calcext:value-type="float">
            <text:p>170.978333333333</text:p>
          </table:table-cell>
          <table:table-cell office:value-type="float" office:value="25.54375" calcext:value-type="float">
            <text:p>25.54375</text:p>
          </table:table-cell>
          <table:table-cell office:value-type="float" office:value="73.0727083333334" calcext:value-type="float">
            <text:p>73.0727083333334</text:p>
          </table:table-cell>
          <table:table-cell office:value-type="float" office:value="196.80875" calcext:value-type="float">
            <text:p>196.80875</text:p>
          </table:table-cell>
          <table:table-cell office:value-type="float" office:value="5.23583333333333" calcext:value-type="float">
            <text:p>5.23583333333333</text:p>
          </table:table-cell>
          <table:table-cell office:value-type="float" office:value="2.76" calcext:value-type="float">
            <text:p>2.76</text:p>
          </table:table-cell>
          <table:table-cell office:value-type="float" office:value="20.5429166666667" calcext:value-type="float">
            <text:p>20.5429166666667</text:p>
          </table:table-cell>
          <table:table-cell office:value-type="float" office:value="0.105625" calcext:value-type="float">
            <text:p>0.105625</text:p>
          </table:table-cell>
          <table:table-cell office:value-type="float" office:value="2.12666666666667" calcext:value-type="float">
            <text:p>2.12666666666667</text:p>
          </table:table-cell>
          <table:table-cell office:value-type="float" office:value="2.02333333333333" calcext:value-type="float">
            <text:p>2.02333333333333</text:p>
          </table:table-cell>
          <table:table-cell office:value-type="float" office:value="0.180666666666667" calcext:value-type="float">
            <text:p>0.180666666666667</text:p>
          </table:table-cell>
          <table:table-cell office:value-type="float" office:value="19.62625" calcext:value-type="float">
            <text:p>19.62625</text:p>
          </table:table-cell>
          <table:table-cell office:value-type="float" office:value="40.1702083333333" calcext:value-type="float">
            <text:p>40.1702083333333</text:p>
          </table:table-cell>
          <table:table-cell office:value-type="float" office:value="28.2534730538922" calcext:value-type="float">
            <text:p>28.2534730538922</text:p>
          </table:table-cell>
          <table:table-cell office:value-type="float" office:value="38.13625" calcext:value-type="float">
            <text:p>38.13625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table:formula="of:=[.E3]-[.F3]-[.G3]" office:value-type="float" office:value="9" calcext:value-type="float">
            <text:p>9</text:p>
          </table:table-cell>
          <table:table-cell table:formula="of:=MAX([.S3]-[.K3];0)" office:value-type="float" office:value="9" calcext:value-type="float">
            <text:p>9</text:p>
          </table:table-cell>
          <table:table-cell table:number-columns-repeated="2"/>
          <table:table-cell table:formula="of:=6718903-[.Y3]-[.F3]-[.G3]" office:value-type="float" office:value="6718868.60099762" calcext:value-type="float">
            <text:p>6718868.60099762</text:p>
          </table:table-cell>
          <table:table-cell table:formula="of:=NORMINV(RAND();MAX([.T10];1);MAX(0.25*[.T10];1))" office:value-type="float" office:value="34.3990023825472" calcext:value-type="float">
            <text:p>34.3990023825472</text:p>
          </table:table-cell>
          <table:table-cell table:formula="of:=[.X3]+[.K3]" office:value-type="float" office:value="34.3990023825472" calcext:value-type="float">
            <text:p>34.3990023825472</text:p>
          </table:table-cell>
          <table:table-cell table:formula="of:=[.X3]-[.X2]" office:value-type="float" office:value="-3.61463014846736" calcext:value-type="float">
            <text:p>-3.61463014846736</text:p>
          </table:table-cell>
          <table:table-cell table:formula="of:=[.S3]-[.S2]" office:value-type="float" office:value="5" calcext:value-type="float">
            <text:p>5</text:p>
          </table:table-cell>
          <table:table-cell table:formula="of:=[.K3]-[.K2]" office:value-type="float" office:value="0" calcext:value-type="float">
            <text:p>0</text:p>
          </table:table-cell>
          <table:table-cell office:value-type="float" office:value="0.001666666666667" calcext:value-type="float">
            <text:p>0.001666666666667</text:p>
          </table:table-cell>
          <table:table-cell office:value-type="float" office:value="1014.495" calcext:value-type="float">
            <text:p>1014.495</text:p>
          </table:table-cell>
          <table:table-cell office:value-type="float" office:value="201.2425" calcext:value-type="float">
            <text:p>201.2425</text:p>
          </table:table-cell>
          <table:table-cell office:value-type="float" office:value="26.49875" calcext:value-type="float">
            <text:p>26.49875</text:p>
          </table:table-cell>
          <table:table-cell office:value-type="float" office:value="74.4013194444445" calcext:value-type="float">
            <text:p>74.4013194444445</text:p>
          </table:table-cell>
          <table:table-cell office:value-type="float" office:value="167.392118644068" calcext:value-type="float">
            <text:p>167.392118644068</text:p>
          </table:table-cell>
          <table:table-cell office:value-type="float" office:value="5.31991525423729" calcext:value-type="float">
            <text:p>5.31991525423729</text:p>
          </table:table-cell>
          <table:table-cell office:value-type="float" office:value="2.84574468085106" calcext:value-type="float">
            <text:p>2.84574468085106</text:p>
          </table:table-cell>
          <table:table-cell office:value-type="float" office:value="17.1370833333333" calcext:value-type="float">
            <text:p>17.1370833333333</text:p>
          </table:table-cell>
          <table:table-cell office:value-type="float" office:value="0.071875" calcext:value-type="float">
            <text:p>0.071875</text:p>
          </table:table-cell>
          <table:table-cell office:value-type="float" office:value="2.02770833333333" calcext:value-type="float">
            <text:p>2.02770833333333</text:p>
          </table:table-cell>
          <table:table-cell office:value-type="float" office:value="1.955" calcext:value-type="float">
            <text:p>1.955</text:p>
          </table:table-cell>
          <table:table-cell office:value-type="float" office:value="0.174083333333333" calcext:value-type="float">
            <text:p>0.174083333333333</text:p>
          </table:table-cell>
          <table:table-cell office:value-type="float" office:value="7.35291666666667" calcext:value-type="float">
            <text:p>7.35291666666667</text:p>
          </table:table-cell>
          <table:table-cell office:value-type="float" office:value="24.49125" calcext:value-type="float">
            <text:p>24.49125</text:p>
          </table:table-cell>
          <table:table-cell office:value-type="float" office:value="32.0213095238095" calcext:value-type="float">
            <text:p>32.0213095238095</text:p>
          </table:table-cell>
          <table:table-cell office:value-type="float" office:value="27.3614583333333" calcext:value-type="float">
            <text:p>27.361458333333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3"/>
          <table:table-cell table:formula="of:=[.E4]-[.F4]-[.G4]" office:value-type="float" office:value="12" calcext:value-type="float">
            <text:p>12</text:p>
          </table:table-cell>
          <table:table-cell table:formula="of:=MAX([.S4]-[.K4];0)" office:value-type="float" office:value="12" calcext:value-type="float">
            <text:p>12</text:p>
          </table:table-cell>
          <table:table-cell table:number-columns-repeated="2"/>
          <table:table-cell table:formula="of:=6718903-[.Y4]-[.F4]-[.G4]" office:value-type="float" office:value="6718856.96388872" calcext:value-type="float">
            <text:p>6718856.96388872</text:p>
          </table:table-cell>
          <table:table-cell table:formula="of:=NORMINV(RAND();MAX([.T11];1);MAX(0.25*[.T11];1))" office:value-type="float" office:value="46.0361112813054" calcext:value-type="float">
            <text:p>46.0361112813054</text:p>
          </table:table-cell>
          <table:table-cell table:formula="of:=[.X4]+[.K4]" office:value-type="float" office:value="46.0361112813054" calcext:value-type="float">
            <text:p>46.0361112813054</text:p>
          </table:table-cell>
          <table:table-cell table:formula="of:=[.X4]-[.X3]" office:value-type="float" office:value="11.6371088987582" calcext:value-type="float">
            <text:p>11.6371088987582</text:p>
          </table:table-cell>
          <table:table-cell table:formula="of:=[.S4]-[.S3]" office:value-type="float" office:value="3" calcext:value-type="float">
            <text:p>3</text:p>
          </table:table-cell>
          <table:table-cell table:formula="of:=[.K4]-[.K3]" office:value-type="float" office:value="0" calcext:value-type="float">
            <text:p>0</text:p>
          </table:table-cell>
          <table:table-cell office:value-type="float" office:value="0.036974789915966" calcext:value-type="float">
            <text:p>0.036974789915966</text:p>
          </table:table-cell>
          <table:table-cell office:value-type="float" office:value="1015.97713286713" calcext:value-type="float">
            <text:p>1015.97713286713</text:p>
          </table:table-cell>
          <table:table-cell office:value-type="float" office:value="167.210504201681" calcext:value-type="float">
            <text:p>167.210504201681</text:p>
          </table:table-cell>
          <table:table-cell office:value-type="float" office:value="27.3810179640719" calcext:value-type="float">
            <text:p>27.3810179640719</text:p>
          </table:table-cell>
          <table:table-cell office:value-type="float" office:value="73.292937062937" calcext:value-type="float">
            <text:p>73.292937062937</text:p>
          </table:table-cell>
          <table:table-cell office:value-type="float" office:value="183.967899159664" calcext:value-type="float">
            <text:p>183.967899159664</text:p>
          </table:table-cell>
          <table:table-cell office:value-type="float" office:value="5.18403361344538" calcext:value-type="float">
            <text:p>5.18403361344538</text:p>
          </table:table-cell>
          <table:table-cell office:value-type="float" office:value="2.8089156626506" calcext:value-type="float">
            <text:p>2.8089156626506</text:p>
          </table:table-cell>
          <table:table-cell office:value-type="float" office:value="23.7345833333333" calcext:value-type="float">
            <text:p>23.7345833333333</text:p>
          </table:table-cell>
          <table:table-cell office:value-type="float" office:value="0.073333333333333" calcext:value-type="float">
            <text:p>0.073333333333333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215982905982906" calcext:value-type="float">
            <text:p>0.215982905982906</text:p>
          </table:table-cell>
          <table:table-cell office:value-type="float" office:value="10.8635416666667" calcext:value-type="float">
            <text:p>10.8635416666667</text:p>
          </table:table-cell>
          <table:table-cell office:value-type="float" office:value="34.5945833333333" calcext:value-type="float">
            <text:p>34.5945833333333</text:p>
          </table:table-cell>
          <table:table-cell office:value-type="float" office:value="32.6703246753247" calcext:value-type="float">
            <text:p>32.6703246753247</text:p>
          </table:table-cell>
          <table:table-cell office:value-type="float" office:value="25.2855944055944" calcext:value-type="float">
            <text:p>25.2855944055944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Confirm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number-columns-repeated="3"/>
          <table:table-cell table:formula="of:=[.E5]-[.F5]-[.G5]" office:value-type="float" office:value="13" calcext:value-type="float">
            <text:p>13</text:p>
          </table:table-cell>
          <table:table-cell table:formula="of:=MAX([.S5]-[.K5];0)" office:value-type="float" office:value="13" calcext:value-type="float">
            <text:p>13</text:p>
          </table:table-cell>
          <table:table-cell table:number-columns-repeated="2"/>
          <table:table-cell table:formula="of:=6718903-[.Y5]-[.F5]-[.G5]" office:value-type="float" office:value="6718865.87610457" calcext:value-type="float">
            <text:p>6718865.87610457</text:p>
          </table:table-cell>
          <table:table-cell table:formula="of:=NORMINV(RAND();MAX([.T12];1);MAX(0.25*[.T12];1))" office:value-type="float" office:value="37.1238954293923" calcext:value-type="float">
            <text:p>37.1238954293923</text:p>
          </table:table-cell>
          <table:table-cell table:formula="of:=[.X5]+[.K5]" office:value-type="float" office:value="37.1238954293923" calcext:value-type="float">
            <text:p>37.1238954293923</text:p>
          </table:table-cell>
          <table:table-cell table:formula="of:=[.X5]-[.X4]" office:value-type="float" office:value="-8.91221585191305" calcext:value-type="float">
            <text:p>-8.91221585191305</text:p>
          </table:table-cell>
          <table:table-cell table:formula="of:=[.S5]-[.S4]" office:value-type="float" office:value="1" calcext:value-type="float">
            <text:p>1</text:p>
          </table:table-cell>
          <table:table-cell table:formula="of:=[.K5]-[.K4]" office:value-type="float" office:value="0" calcext:value-type="float">
            <text:p>0</text:p>
          </table:table-cell>
          <table:table-cell office:value-type="float" office:value="0.004237288135593" calcext:value-type="float">
            <text:p>0.004237288135593</text:p>
          </table:table-cell>
          <table:table-cell office:value-type="float" office:value="1015.83676056338" calcext:value-type="float">
            <text:p>1015.83676056338</text:p>
          </table:table-cell>
          <table:table-cell office:value-type="float" office:value="185.379333333333" calcext:value-type="float">
            <text:p>185.379333333333</text:p>
          </table:table-cell>
          <table:table-cell office:value-type="float" office:value="27.530843373494" calcext:value-type="float">
            <text:p>27.530843373494</text:p>
          </table:table-cell>
          <table:table-cell office:value-type="float" office:value="73.3948611111111" calcext:value-type="float">
            <text:p>73.3948611111111</text:p>
          </table:table-cell>
          <table:table-cell office:value-type="float" office:value="173.451694915254" calcext:value-type="float">
            <text:p>173.451694915254</text:p>
          </table:table-cell>
          <table:table-cell office:value-type="float" office:value="4.94576271186441" calcext:value-type="float">
            <text:p>4.94576271186441</text:p>
          </table:table-cell>
          <table:table-cell office:value-type="float" office:value="4.92684782608696" calcext:value-type="float">
            <text:p>4.92684782608696</text:p>
          </table:table-cell>
          <table:table-cell office:value-type="float" office:value="23.4485416666667" calcext:value-type="float">
            <text:p>23.4485416666667</text:p>
          </table:table-cell>
          <table:table-cell office:value-type="float" office:value="0.069375" calcext:value-type="float">
            <text:p>0.069375</text:p>
          </table:table-cell>
          <table:table-cell office:value-type="float" office:value="2.03645833333333" calcext:value-type="float">
            <text:p>2.03645833333333</text:p>
          </table:table-cell>
          <table:table-cell office:value-type="float" office:value="1.96708333333333" calcext:value-type="float">
            <text:p>1.96708333333333</text:p>
          </table:table-cell>
          <table:table-cell office:value-type="float" office:value="0.228333333333333" calcext:value-type="float">
            <text:p>0.228333333333333</text:p>
          </table:table-cell>
          <table:table-cell office:value-type="float" office:value="13.2070833333333" calcext:value-type="float">
            <text:p>13.2070833333333</text:p>
          </table:table-cell>
          <table:table-cell office:value-type="float" office:value="36.6570833333333" calcext:value-type="float">
            <text:p>36.6570833333333</text:p>
          </table:table-cell>
          <table:table-cell office:value-type="float" office:value="30.9894630872483" calcext:value-type="float">
            <text:p>30.9894630872483</text:p>
          </table:table-cell>
          <table:table-cell office:value-type="float" office:value="31.7879432624113" calcext:value-type="float">
            <text:p>31.7879432624113</text:p>
          </table:table-cell>
          <table:table-cell office:value-type="float" office:value="15.625" calcext:value-type="float">
            <text:p>15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3"/>
          <table:table-cell table:formula="of:=[.E6]-[.F6]-[.G6]" office:value-type="float" office:value="21" calcext:value-type="float">
            <text:p>21</text:p>
          </table:table-cell>
          <table:table-cell table:formula="of:=MAX([.S6]-[.K6];0)" office:value-type="float" office:value="21" calcext:value-type="float">
            <text:p>21</text:p>
          </table:table-cell>
          <table:table-cell table:number-columns-repeated="2"/>
          <table:table-cell table:formula="of:=6718903-[.Y6]-[.F6]-[.G6]" office:value-type="float" office:value="6718835.3236798" calcext:value-type="float">
            <text:p>6718835.3236798</text:p>
          </table:table-cell>
          <table:table-cell table:formula="of:=NORMINV(RAND();MAX([.T13];1);MAX(0.25*[.T13];1))" office:value-type="float" office:value="67.6763201961164" calcext:value-type="float">
            <text:p>67.6763201961164</text:p>
          </table:table-cell>
          <table:table-cell table:formula="of:=[.X6]+[.K6]" office:value-type="float" office:value="67.6763201961164" calcext:value-type="float">
            <text:p>67.6763201961164</text:p>
          </table:table-cell>
          <table:table-cell table:formula="of:=[.X6]-[.X5]" office:value-type="float" office:value="30.5524247667241" calcext:value-type="float">
            <text:p>30.5524247667241</text:p>
          </table:table-cell>
          <table:table-cell table:formula="of:=[.S6]-[.S5]" office:value-type="float" office:value="8" calcext:value-type="float">
            <text:p>8</text:p>
          </table:table-cell>
          <table:table-cell table:formula="of:=[.K6]-[.K5]" office:value-type="float" office:value="0" calcext:value-type="float">
            <text:p>0</text:p>
          </table:table-cell>
          <table:table-cell office:value-type="float" office:value="0.036666666666667" calcext:value-type="float">
            <text:p>0.036666666666667</text:p>
          </table:table-cell>
          <table:table-cell office:value-type="float" office:value="1015.18513888889" calcext:value-type="float">
            <text:p>1015.18513888889</text:p>
          </table:table-cell>
          <table:table-cell office:value-type="float" office:value="189.9985" calcext:value-type="float">
            <text:p>189.9985</text:p>
          </table:table-cell>
          <table:table-cell office:value-type="float" office:value="27.2922023809524" calcext:value-type="float">
            <text:p>27.2922023809524</text:p>
          </table:table-cell>
          <table:table-cell office:value-type="float" office:value="68.3490277777778" calcext:value-type="float">
            <text:p>68.3490277777778</text:p>
          </table:table-cell>
          <table:table-cell office:value-type="float" office:value="163.080438596491" calcext:value-type="float">
            <text:p>163.080438596491</text:p>
          </table:table-cell>
          <table:table-cell office:value-type="float" office:value="4.97754385964912" calcext:value-type="float">
            <text:p>4.97754385964912</text:p>
          </table:table-cell>
          <table:table-cell office:value-type="float" office:value="3.23021276595745" calcext:value-type="float">
            <text:p>3.23021276595745</text:p>
          </table:table-cell>
          <table:table-cell office:value-type="float" office:value="18.433125" calcext:value-type="float">
            <text:p>18.433125</text:p>
          </table:table-cell>
          <table:table-cell office:value-type="float" office:value="0.061454545454546" calcext:value-type="float">
            <text:p>0.061454545454546</text:p>
          </table:table-cell>
          <table:table-cell office:value-type="float" office:value="1.98109090909091" calcext:value-type="float">
            <text:p>1.98109090909091</text:p>
          </table:table-cell>
          <table:table-cell office:value-type="float" office:value="1.91927272727273" calcext:value-type="float">
            <text:p>1.91927272727273</text:p>
          </table:table-cell>
          <table:table-cell office:value-type="float" office:value="0.209661016949153" calcext:value-type="float">
            <text:p>0.209661016949153</text:p>
          </table:table-cell>
          <table:table-cell office:value-type="float" office:value="8.32041666666667" calcext:value-type="float">
            <text:p>8.32041666666667</text:p>
          </table:table-cell>
          <table:table-cell office:value-type="float" office:value="26.75375" calcext:value-type="float">
            <text:p>26.75375</text:p>
          </table:table-cell>
          <table:table-cell office:value-type="float" office:value="27.1615243902439" calcext:value-type="float">
            <text:p>27.1615243902439</text:p>
          </table:table-cell>
          <table:table-cell office:value-type="float" office:value="30.2256028368794" calcext:value-type="float">
            <text:p>30.2256028368794</text:p>
          </table:table-cell>
          <table:table-cell office:value-type="float" office:value="13.9166666666667" calcext:value-type="float">
            <text:p>13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number-columns-repeated="3"/>
          <table:table-cell table:formula="of:=[.E7]-[.F7]-[.G7]" office:value-type="float" office:value="25" calcext:value-type="float">
            <text:p>25</text:p>
          </table:table-cell>
          <table:table-cell table:formula="of:=MAX([.S7]-[.K7];0)" office:value-type="float" office:value="25" calcext:value-type="float">
            <text:p>25</text:p>
          </table:table-cell>
          <table:table-cell table:number-columns-repeated="2"/>
          <table:table-cell table:formula="of:=6718903-[.Y7]-[.F7]-[.G7]" office:value-type="float" office:value="6718821.3914911" calcext:value-type="float">
            <text:p>6718821.3914911</text:p>
          </table:table-cell>
          <table:table-cell table:formula="of:=NORMINV(RAND();MAX([.T14];1);MAX(0.25*[.T14];1))" office:value-type="float" office:value="81.6085089006881" calcext:value-type="float">
            <text:p>81.6085089006881</text:p>
          </table:table-cell>
          <table:table-cell table:formula="of:=[.X7]+[.K7]" office:value-type="float" office:value="81.6085089006881" calcext:value-type="float">
            <text:p>81.6085089006881</text:p>
          </table:table-cell>
          <table:table-cell table:formula="of:=[.X7]-[.X6]" office:value-type="float" office:value="13.9321887045716" calcext:value-type="float">
            <text:p>13.9321887045716</text:p>
          </table:table-cell>
          <table:table-cell table:formula="of:=[.S7]-[.S6]" office:value-type="float" office:value="4" calcext:value-type="float">
            <text:p>4</text:p>
          </table:table-cell>
          <table:table-cell table:formula="of:=[.K7]-[.K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91559440559" calcext:value-type="float">
            <text:p>1015.91559440559</text:p>
          </table:table-cell>
          <table:table-cell office:value-type="float" office:value="192.991008403361" calcext:value-type="float">
            <text:p>192.991008403361</text:p>
          </table:table-cell>
          <table:table-cell office:value-type="float" office:value="27.0162275449102" calcext:value-type="float">
            <text:p>27.0162275449102</text:p>
          </table:table-cell>
          <table:table-cell office:value-type="float" office:value="71.136013986014" calcext:value-type="float">
            <text:p>71.136013986014</text:p>
          </table:table-cell>
          <table:table-cell office:value-type="float" office:value="163.824196428571" calcext:value-type="float">
            <text:p>163.824196428571</text:p>
          </table:table-cell>
          <table:table-cell office:value-type="float" office:value="4.53776785714286" calcext:value-type="float">
            <text:p>4.53776785714286</text:p>
          </table:table-cell>
          <table:table-cell office:value-type="float" office:value="4.69163043478261" calcext:value-type="float">
            <text:p>4.69163043478261</text:p>
          </table:table-cell>
          <table:table-cell office:value-type="float" office:value="20.1245833333333" calcext:value-type="float">
            <text:p>20.1245833333333</text:p>
          </table:table-cell>
          <table:table-cell office:value-type="float" office:value="0.196478873239436" calcext:value-type="float">
            <text:p>0.196478873239436</text:p>
          </table:table-cell>
          <table:table-cell office:value-type="float" office:value="2.24211267605634" calcext:value-type="float">
            <text:p>2.24211267605634</text:p>
          </table:table-cell>
          <table:table-cell office:value-type="float" office:value="2.0456338028169" calcext:value-type="float">
            <text:p>2.0456338028169</text:p>
          </table:table-cell>
          <table:table-cell office:value-type="float" office:value="0.218067226890756" calcext:value-type="float">
            <text:p>0.218067226890756</text:p>
          </table:table-cell>
          <table:table-cell office:value-type="float" office:value="9.50833333333333" calcext:value-type="float">
            <text:p>9.50833333333333</text:p>
          </table:table-cell>
          <table:table-cell office:value-type="float" office:value="29.6304166666666" calcext:value-type="float">
            <text:p>29.6304166666666</text:p>
          </table:table-cell>
          <table:table-cell office:value-type="float" office:value="29.2397005988024" calcext:value-type="float">
            <text:p>29.2397005988024</text:p>
          </table:table-cell>
          <table:table-cell office:value-type="float" office:value="28.7805555555556" calcext:value-type="float">
            <text:p>28.7805555555556</text:p>
          </table:table-cell>
          <table:table-cell office:value-type="float" office:value="12.5833333333333" calcext:value-type="float">
            <text:p>12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3"/>
          <table:table-cell table:formula="of:=[.E8]-[.F8]-[.G8]" office:value-type="float" office:value="30" calcext:value-type="float">
            <text:p>30</text:p>
          </table:table-cell>
          <table:table-cell table:formula="of:=MAX([.S8]-[.K8];0)" office:value-type="float" office:value="30" calcext:value-type="float">
            <text:p>30</text:p>
          </table:table-cell>
          <table:table-cell table:number-columns-repeated="2"/>
          <table:table-cell table:formula="of:=6718903-[.Y8]-[.F8]-[.G8]" office:value-type="float" office:value="6718845.48241882" calcext:value-type="float">
            <text:p>6718845.48241882</text:p>
          </table:table-cell>
          <table:table-cell table:formula="of:=NORMINV(RAND();MAX([.T15];1);MAX(0.25*[.T15];1))" office:value-type="float" office:value="57.5175811771626" calcext:value-type="float">
            <text:p>57.5175811771626</text:p>
          </table:table-cell>
          <table:table-cell table:formula="of:=[.X8]+[.K8]" office:value-type="float" office:value="57.5175811771626" calcext:value-type="float">
            <text:p>57.5175811771626</text:p>
          </table:table-cell>
          <table:table-cell table:formula="of:=[.X8]-[.X7]" office:value-type="float" office:value="-24.0909277235255" calcext:value-type="float">
            <text:p>-24.0909277235255</text:p>
          </table:table-cell>
          <table:table-cell table:formula="of:=[.S8]-[.S7]" office:value-type="float" office:value="5" calcext:value-type="float">
            <text:p>5</text:p>
          </table:table-cell>
          <table:table-cell table:formula="of:=[.K8]-[.K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35619354839" calcext:value-type="float">
            <text:p>1015.35619354839</text:p>
          </table:table-cell>
          <table:table-cell office:value-type="float" office:value="169.932595419847" calcext:value-type="float">
            <text:p>169.932595419847</text:p>
          </table:table-cell>
          <table:table-cell office:value-type="float" office:value="28.4338202247191" calcext:value-type="float">
            <text:p>28.4338202247191</text:p>
          </table:table-cell>
          <table:table-cell office:value-type="float" office:value="74.1274025974026" calcext:value-type="float">
            <text:p>74.1274025974026</text:p>
          </table:table-cell>
          <table:table-cell office:value-type="float" office:value="131.030934579439" calcext:value-type="float">
            <text:p>131.030934579439</text:p>
          </table:table-cell>
          <table:table-cell office:value-type="float" office:value="1.27971962616822" calcext:value-type="float">
            <text:p>1.27971962616822</text:p>
          </table:table-cell>
          <table:table-cell office:value-type="float" office:value="4.63053191489362" calcext:value-type="float">
            <text:p>4.63053191489362</text:p>
          </table:table-cell>
          <table:table-cell office:value-type="float" office:value="23.8643181818182" calcext:value-type="float">
            <text:p>23.8643181818182</text:p>
          </table:table-cell>
          <table:table-cell office:value-type="float" office:value="0.063194444444445" calcext:value-type="float">
            <text:p>0.063194444444445</text:p>
          </table:table-cell>
          <table:table-cell office:value-type="float" office:value="2.04597222222222" calcext:value-type="float">
            <text:p>2.04597222222222</text:p>
          </table:table-cell>
          <table:table-cell office:value-type="float" office:value="1.98277777777778" calcext:value-type="float">
            <text:p>1.98277777777778</text:p>
          </table:table-cell>
          <table:table-cell office:value-type="float" office:value="0.227457627118644" calcext:value-type="float">
            <text:p>0.227457627118644</text:p>
          </table:table-cell>
          <table:table-cell office:value-type="float" office:value="8.61568181818182" calcext:value-type="float">
            <text:p>8.61568181818182</text:p>
          </table:table-cell>
          <table:table-cell office:value-type="float" office:value="32.4806818181818" calcext:value-type="float">
            <text:p>32.4806818181818</text:p>
          </table:table-cell>
          <table:table-cell office:value-type="float" office:value="26.2385185185185" calcext:value-type="float">
            <text:p>26.2385185185185</text:p>
          </table:table-cell>
          <table:table-cell office:value-type="float" office:value="32.3593670886076" calcext:value-type="float">
            <text:p>32.3593670886076</text:p>
          </table:table-cell>
          <table:table-cell office:value-type="float" office:value="15.1739130434783" calcext:value-type="float">
            <text:p>15.173913043478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3"/>
          <table:table-cell table:formula="of:=[.E9]-[.F9]-[.G9]" office:value-type="float" office:value="38" calcext:value-type="float">
            <text:p>38</text:p>
          </table:table-cell>
          <table:table-cell table:formula="of:=MAX([.S9]-[.K9];0)" office:value-type="float" office:value="38" calcext:value-type="float">
            <text:p>38</text:p>
          </table:table-cell>
          <table:table-cell table:number-columns-repeated="2"/>
          <table:table-cell table:formula="of:=6718903-[.Y9]-[.F9]-[.G9]" office:value-type="float" office:value="6718817.02013897" calcext:value-type="float">
            <text:p>6718817.02013897</text:p>
          </table:table-cell>
          <table:table-cell table:formula="of:=NORMINV(RAND();MAX([.T16];1);MAX(0.25*[.T16];1))" office:value-type="float" office:value="85.9798610338428" calcext:value-type="float">
            <text:p>85.9798610338428</text:p>
          </table:table-cell>
          <table:table-cell table:formula="of:=[.X9]+[.K9]" office:value-type="float" office:value="85.9798610338428" calcext:value-type="float">
            <text:p>85.9798610338428</text:p>
          </table:table-cell>
          <table:table-cell table:formula="of:=[.X9]-[.X8]" office:value-type="float" office:value="28.4622798566802" calcext:value-type="float">
            <text:p>28.4622798566802</text:p>
          </table:table-cell>
          <table:table-cell table:formula="of:=[.S9]-[.S8]" office:value-type="float" office:value="8" calcext:value-type="float">
            <text:p>8</text:p>
          </table:table-cell>
          <table:table-cell table:formula="of:=[.K9]-[.K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74529761905" calcext:value-type="float">
            <text:p>1015.74529761905</text:p>
          </table:table-cell>
          <table:table-cell office:value-type="float" office:value="165.453888888889" calcext:value-type="float">
            <text:p>165.453888888889</text:p>
          </table:table-cell>
          <table:table-cell office:value-type="float" office:value="28.4954143646409" calcext:value-type="float">
            <text:p>28.4954143646409</text:p>
          </table:table-cell>
          <table:table-cell office:value-type="float" office:value="77.4591082802548" calcext:value-type="float">
            <text:p>77.4591082802548</text:p>
          </table:table-cell>
          <table:table-cell office:value-type="float" office:value="129.1485" calcext:value-type="float">
            <text:p>129.1485</text:p>
          </table:table-cell>
          <table:table-cell office:value-type="float" office:value="1.26825" calcext:value-type="float">
            <text:p>1.26825</text:p>
          </table:table-cell>
          <table:table-cell office:value-type="float" office:value="2.20521739130435" calcext:value-type="float">
            <text:p>2.20521739130435</text:p>
          </table:table-cell>
          <table:table-cell office:value-type="float" office:value="20.2822916666667" calcext:value-type="float">
            <text:p>20.2822916666667</text:p>
          </table:table-cell>
          <table:table-cell office:value-type="float" office:value="0.066805555555556" calcext:value-type="float">
            <text:p>0.066805555555556</text:p>
          </table:table-cell>
          <table:table-cell office:value-type="float" office:value="2.06611111111111" calcext:value-type="float">
            <text:p>2.06611111111111</text:p>
          </table:table-cell>
          <table:table-cell office:value-type="float" office:value="1.99902777777778" calcext:value-type="float">
            <text:p>1.99902777777778</text:p>
          </table:table-cell>
          <table:table-cell office:value-type="float" office:value="0.209166666666667" calcext:value-type="float">
            <text:p>0.209166666666667</text:p>
          </table:table-cell>
          <table:table-cell office:value-type="float" office:value="6.99270833333333" calcext:value-type="float">
            <text:p>6.99270833333333</text:p>
          </table:table-cell>
          <table:table-cell office:value-type="float" office:value="27.2741666666667" calcext:value-type="float">
            <text:p>27.2741666666667</text:p>
          </table:table-cell>
          <table:table-cell office:value-type="float" office:value="27.3266666666667" calcext:value-type="float">
            <text:p>27.3266666666667</text:p>
          </table:table-cell>
          <table:table-cell office:value-type="float" office:value="28.5918848167539" calcext:value-type="float">
            <text:p>28.5918848167539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-13" calcext:value-type="float">
            <text:p>-13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number-columns-repeated="3"/>
          <table:table-cell table:formula="of:=[.E10]-[.F10]-[.G10]" office:value-type="float" office:value="42" calcext:value-type="float">
            <text:p>42</text:p>
          </table:table-cell>
          <table:table-cell table:formula="of:=MAX([.S10]-[.K10];0)" office:value-type="float" office:value="42" calcext:value-type="float">
            <text:p>42</text:p>
          </table:table-cell>
          <table:table-cell table:number-columns-repeated="2"/>
          <table:table-cell table:formula="of:=6718903-[.Y10]-[.F10]-[.G10]" office:value-type="float" office:value="6718817.22425093" calcext:value-type="float">
            <text:p>6718817.22425093</text:p>
          </table:table-cell>
          <table:table-cell table:formula="of:=NORMINV(RAND();MAX([.T17];1);MAX(0.25*[.T17];1))" office:value-type="float" office:value="85.7757490702224" calcext:value-type="float">
            <text:p>85.7757490702224</text:p>
          </table:table-cell>
          <table:table-cell table:formula="of:=[.X10]+[.K10]" office:value-type="float" office:value="85.7757490702224" calcext:value-type="float">
            <text:p>85.7757490702224</text:p>
          </table:table-cell>
          <table:table-cell table:formula="of:=[.X10]-[.X9]" office:value-type="float" office:value="-0.204111963620377" calcext:value-type="float">
            <text:p>-0.204111963620377</text:p>
          </table:table-cell>
          <table:table-cell table:formula="of:=[.S10]-[.S9]" office:value-type="float" office:value="4" calcext:value-type="float">
            <text:p>4</text:p>
          </table:table-cell>
          <table:table-cell table:formula="of:=[.K10]-[.K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3.30470238095" calcext:value-type="float">
            <text:p>1013.30470238095</text:p>
          </table:table-cell>
          <table:table-cell office:value-type="float" office:value="192.532222222222" calcext:value-type="float">
            <text:p>192.532222222222</text:p>
          </table:table-cell>
          <table:table-cell office:value-type="float" office:value="30.1765104166667" calcext:value-type="float">
            <text:p>30.1765104166667</text:p>
          </table:table-cell>
          <table:table-cell office:value-type="float" office:value="70.0991666666667" calcext:value-type="float">
            <text:p>70.0991666666667</text:p>
          </table:table-cell>
          <table:table-cell office:value-type="float" office:value="141.517166666667" calcext:value-type="float">
            <text:p>141.517166666667</text:p>
          </table:table-cell>
          <table:table-cell office:value-type="float" office:value="1.03341666666667" calcext:value-type="float">
            <text:p>1.03341666666667</text:p>
          </table:table-cell>
          <table:table-cell office:value-type="float" office:value="6.89308510638298" calcext:value-type="float">
            <text:p>6.89308510638298</text:p>
          </table:table-cell>
          <table:table-cell office:value-type="float" office:value="24.944375" calcext:value-type="float">
            <text:p>24.944375</text:p>
          </table:table-cell>
          <table:table-cell office:value-type="float" office:value="0.075972222222222" calcext:value-type="float">
            <text:p>0.075972222222222</text:p>
          </table:table-cell>
          <table:table-cell office:value-type="float" office:value="2.13527777777778" calcext:value-type="float">
            <text:p>2.13527777777778</text:p>
          </table:table-cell>
          <table:table-cell office:value-type="float" office:value="2.05861111111111" calcext:value-type="float">
            <text:p>2.05861111111111</text:p>
          </table:table-cell>
          <table:table-cell office:value-type="float" office:value="0.228888888888889" calcext:value-type="float">
            <text:p>0.228888888888889</text:p>
          </table:table-cell>
          <table:table-cell office:value-type="float" office:value="7.62854166666667" calcext:value-type="float">
            <text:p>7.62854166666667</text:p>
          </table:table-cell>
          <table:table-cell office:value-type="float" office:value="32.57125" calcext:value-type="float">
            <text:p>32.57125</text:p>
          </table:table-cell>
          <table:table-cell office:value-type="float" office:value="29.9931413612566" calcext:value-type="float">
            <text:p>29.9931413612566</text:p>
          </table:table-cell>
          <table:table-cell office:value-type="float" office:value="27.0910416666667" calcext:value-type="float">
            <text:p>27.0910416666667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Confirmad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98" calcext:value-type="float">
            <text:p>98</text:p>
          </table:table-cell>
          <table:table-cell table:number-columns-repeated="3"/>
          <table:table-cell table:formula="of:=[.E11]-[.F11]-[.G11]" office:value-type="float" office:value="48" calcext:value-type="float">
            <text:p>48</text:p>
          </table:table-cell>
          <table:table-cell table:formula="of:=MAX([.S11]-[.K11];0)" office:value-type="float" office:value="48" calcext:value-type="float">
            <text:p>48</text:p>
          </table:table-cell>
          <table:table-cell table:number-columns-repeated="2"/>
          <table:table-cell table:formula="of:=6718903-[.Y11]-[.F11]-[.G11]" office:value-type="float" office:value="6718754.12460241" calcext:value-type="float">
            <text:p>6718754.12460241</text:p>
          </table:table-cell>
          <table:table-cell table:formula="of:=NORMINV(RAND();MAX([.T18];1);MAX(0.25*[.T18];1))" office:value-type="float" office:value="148.875397592227" calcext:value-type="float">
            <text:p>148.875397592227</text:p>
          </table:table-cell>
          <table:table-cell table:formula="of:=[.X11]+[.K11]" office:value-type="float" office:value="148.875397592227" calcext:value-type="float">
            <text:p>148.875397592227</text:p>
          </table:table-cell>
          <table:table-cell table:formula="of:=[.X11]-[.X10]" office:value-type="float" office:value="63.0996485220045" calcext:value-type="float">
            <text:p>63.0996485220045</text:p>
          </table:table-cell>
          <table:table-cell table:formula="of:=[.S11]-[.S10]" office:value-type="float" office:value="6" calcext:value-type="float">
            <text:p>6</text:p>
          </table:table-cell>
          <table:table-cell table:formula="of:=[.K11]-[.K10]" office:value-type="float" office:value="0" calcext:value-type="float">
            <text:p>0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011.74761904762" calcext:value-type="float">
            <text:p>1011.74761904762</text:p>
          </table:table-cell>
          <table:table-cell office:value-type="float" office:value="187.408541666667" calcext:value-type="float">
            <text:p>187.408541666667</text:p>
          </table:table-cell>
          <table:table-cell office:value-type="float" office:value="30.6428645833333" calcext:value-type="float">
            <text:p>30.6428645833333</text:p>
          </table:table-cell>
          <table:table-cell office:value-type="float" office:value="61.7118452380953" calcext:value-type="float">
            <text:p>61.7118452380953</text:p>
          </table:table-cell>
          <table:table-cell office:value-type="float" office:value="192.1025" calcext:value-type="float">
            <text:p>192.1025</text:p>
          </table:table-cell>
          <table:table-cell office:value-type="float" office:value="1.41033333333333" calcext:value-type="float">
            <text:p>1.41033333333333</text:p>
          </table:table-cell>
          <table:table-cell office:value-type="float" office:value="7.18755319148936" calcext:value-type="float">
            <text:p>7.18755319148936</text:p>
          </table:table-cell>
          <table:table-cell office:value-type="float" office:value="33.06375" calcext:value-type="float">
            <text:p>33.063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4513888888889" calcext:value-type="float">
            <text:p>2.14513888888889</text:p>
          </table:table-cell>
          <table:table-cell office:value-type="float" office:value="0.272957746478873" calcext:value-type="float">
            <text:p>0.272957746478873</text:p>
          </table:table-cell>
          <table:table-cell office:value-type="float" office:value="11.3775" calcext:value-type="float">
            <text:p>11.3775</text:p>
          </table:table-cell>
          <table:table-cell office:value-type="float" office:value="44.4427083333333" calcext:value-type="float">
            <text:p>44.4427083333333</text:p>
          </table:table-cell>
          <table:table-cell office:value-type="float" office:value="40.9555208333333" calcext:value-type="float">
            <text:p>40.9555208333333</text:p>
          </table:table-cell>
          <table:table-cell office:value-type="float" office:value="38.5212631578947" calcext:value-type="float">
            <text:p>38.5212631578947</text:p>
          </table:table-cell>
          <table:table-cell office:value-type="float" office:value="24.5" calcext:value-type="float">
            <text:p>24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113" calcext:value-type="float">
            <text:p>113</text:p>
          </table:table-cell>
          <table:table-cell table:number-columns-repeated="3"/>
          <table:table-cell table:formula="of:=[.E12]-[.F12]-[.G12]" office:value-type="float" office:value="51" calcext:value-type="float">
            <text:p>51</text:p>
          </table:table-cell>
          <table:table-cell table:formula="of:=MAX([.S12]-[.K12];0)" office:value-type="float" office:value="51" calcext:value-type="float">
            <text:p>51</text:p>
          </table:table-cell>
          <table:table-cell table:number-columns-repeated="2"/>
          <table:table-cell table:formula="of:=6718903-[.Y12]-[.F12]-[.G12]" office:value-type="float" office:value="6718652.99398708" calcext:value-type="float">
            <text:p>6718652.99398708</text:p>
          </table:table-cell>
          <table:table-cell table:formula="of:=NORMINV(RAND();MAX([.T19];1);MAX(0.25*[.T19];1))" office:value-type="float" office:value="250.006012924447" calcext:value-type="float">
            <text:p>250.006012924447</text:p>
          </table:table-cell>
          <table:table-cell table:formula="of:=[.X12]+[.K12]" office:value-type="float" office:value="250.006012924447" calcext:value-type="float">
            <text:p>250.006012924447</text:p>
          </table:table-cell>
          <table:table-cell table:formula="of:=[.X12]-[.X11]" office:value-type="float" office:value="101.13061533222" calcext:value-type="float">
            <text:p>101.13061533222</text:p>
          </table:table-cell>
          <table:table-cell table:formula="of:=[.S12]-[.S11]" office:value-type="float" office:value="3" calcext:value-type="float">
            <text:p>3</text:p>
          </table:table-cell>
          <table:table-cell table:formula="of:=[.K12]-[.K11]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1013.45107142857" calcext:value-type="float">
            <text:p>1013.45107142857</text:p>
          </table:table-cell>
          <table:table-cell office:value-type="float" office:value="90.7605555555556" calcext:value-type="float">
            <text:p>90.7605555555556</text:p>
          </table:table-cell>
          <table:table-cell office:value-type="float" office:value="27.8844791666667" calcext:value-type="float">
            <text:p>27.8844791666667</text:p>
          </table:table-cell>
          <table:table-cell office:value-type="float" office:value="77.1459523809524" calcext:value-type="float">
            <text:p>77.1459523809524</text:p>
          </table:table-cell>
          <table:table-cell office:value-type="float" office:value="185.932666666667" calcext:value-type="float">
            <text:p>185.932666666667</text:p>
          </table:table-cell>
          <table:table-cell office:value-type="float" office:value="1.31408333333333" calcext:value-type="float">
            <text:p>1.31408333333333</text:p>
          </table:table-cell>
          <table:table-cell office:value-type="float" office:value="4.2808064516129" calcext:value-type="float">
            <text:p>4.2808064516129</text:p>
          </table:table-cell>
          <table:table-cell office:value-type="float" office:value="28.2733333333333" calcext:value-type="float">
            <text:p>28.2733333333333</text:p>
          </table:table-cell>
          <table:table-cell office:value-type="float" office:value="0.062361111111111" calcext:value-type="float">
            <text:p>0.062361111111111</text:p>
          </table:table-cell>
          <table:table-cell office:value-type="float" office:value="2.11513888888889" calcext:value-type="float">
            <text:p>2.11513888888889</text:p>
          </table:table-cell>
          <table:table-cell office:value-type="float" office:value="2.05277777777778" calcext:value-type="float">
            <text:p>2.05277777777778</text:p>
          </table:table-cell>
          <table:table-cell office:value-type="float" office:value="0.200915492957747" calcext:value-type="float">
            <text:p>0.200915492957747</text:p>
          </table:table-cell>
          <table:table-cell office:value-type="float" office:value="8.17520833333333" calcext:value-type="float">
            <text:p>8.17520833333333</text:p>
          </table:table-cell>
          <table:table-cell office:value-type="float" office:value="36.4477083333333" calcext:value-type="float">
            <text:p>36.4477083333333</text:p>
          </table:table-cell>
          <table:table-cell office:value-type="float" office:value="43.6043085106383" calcext:value-type="float">
            <text:p>43.6043085106383</text:p>
          </table:table-cell>
          <table:table-cell office:value-type="float" office:value="33.5938829787234" calcext:value-type="float">
            <text:p>33.5938829787234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-29" calcext:value-type="float">
            <text:p>-29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number-columns-repeated="3"/>
          <table:table-cell table:formula="of:=[.E13]-[.F13]-[.G13]" office:value-type="float" office:value="60" calcext:value-type="float">
            <text:p>60</text:p>
          </table:table-cell>
          <table:table-cell table:formula="of:=MAX([.S13]-[.K13];0)" office:value-type="float" office:value="60" calcext:value-type="float">
            <text:p>60</text:p>
          </table:table-cell>
          <table:table-cell table:number-columns-repeated="2"/>
          <table:table-cell table:formula="of:=6718903-[.Y13]-[.F13]-[.G13]" office:value-type="float" office:value="6718697.33564927" calcext:value-type="float">
            <text:p>6718697.33564927</text:p>
          </table:table-cell>
          <table:table-cell table:formula="of:=NORMINV(RAND();MAX([.T20];1);MAX(0.25*[.T20];1))" office:value-type="float" office:value="205.664350730342" calcext:value-type="float">
            <text:p>205.664350730342</text:p>
          </table:table-cell>
          <table:table-cell table:formula="of:=[.X13]+[.K13]" office:value-type="float" office:value="205.664350730342" calcext:value-type="float">
            <text:p>205.664350730342</text:p>
          </table:table-cell>
          <table:table-cell table:formula="of:=[.X13]-[.X12]" office:value-type="float" office:value="-44.3416621941049" calcext:value-type="float">
            <text:p>-44.3416621941049</text:p>
          </table:table-cell>
          <table:table-cell table:formula="of:=[.S13]-[.S12]" office:value-type="float" office:value="9" calcext:value-type="float">
            <text:p>9</text:p>
          </table:table-cell>
          <table:table-cell table:formula="of:=[.K13]-[.K12]" office:value-type="float" office:value="0" calcext:value-type="float">
            <text:p>0</text:p>
          </table:table-cell>
          <table:table-cell office:value-type="float" office:value="0.04031007751938" calcext:value-type="float">
            <text:p>0.04031007751938</text:p>
          </table:table-cell>
          <table:table-cell office:value-type="float" office:value="1013.26059523809" calcext:value-type="float">
            <text:p>1013.26059523809</text:p>
          </table:table-cell>
          <table:table-cell office:value-type="float" office:value="174.108472222222" calcext:value-type="float">
            <text:p>174.108472222222</text:p>
          </table:table-cell>
          <table:table-cell office:value-type="float" office:value="27.9966666666667" calcext:value-type="float">
            <text:p>27.9966666666667</text:p>
          </table:table-cell>
          <table:table-cell office:value-type="float" office:value="78.1714880952381" calcext:value-type="float">
            <text:p>78.1714880952381</text:p>
          </table:table-cell>
          <table:table-cell office:value-type="float" office:value="147.718" calcext:value-type="float">
            <text:p>147.718</text:p>
          </table:table-cell>
          <table:table-cell office:value-type="float" office:value="1.17283333333333" calcext:value-type="float">
            <text:p>1.17283333333333</text:p>
          </table:table-cell>
          <table:table-cell office:value-type="float" office:value="1.40914285714286" calcext:value-type="float">
            <text:p>1.40914285714286</text:p>
          </table:table-cell>
          <table:table-cell office:value-type="float" office:value="30.2825" calcext:value-type="float">
            <text:p>30.2825</text:p>
          </table:table-cell>
          <table:table-cell office:value-type="float" office:value="0.085277777777778" calcext:value-type="float">
            <text:p>0.085277777777778</text:p>
          </table:table-cell>
          <table:table-cell office:value-type="float" office:value="2.18805555555556" calcext:value-type="float">
            <text:p>2.18805555555556</text:p>
          </table:table-cell>
          <table:table-cell office:value-type="float" office:value="2.10263888888889" calcext:value-type="float">
            <text:p>2.10263888888889</text:p>
          </table:table-cell>
          <table:table-cell office:value-type="float" office:value="0.211597222222222" calcext:value-type="float">
            <text:p>0.211597222222222</text:p>
          </table:table-cell>
          <table:table-cell office:value-type="float" office:value="13.081875" calcext:value-type="float">
            <text:p>13.081875</text:p>
          </table:table-cell>
          <table:table-cell office:value-type="float" office:value="43.35125" calcext:value-type="float">
            <text:p>43.35125</text:p>
          </table:table-cell>
          <table:table-cell office:value-type="float" office:value="38.1631284916201" calcext:value-type="float">
            <text:p>38.1631284916201</text:p>
          </table:table-cell>
          <table:table-cell office:value-type="float" office:value="30.8932085561497" calcext:value-type="float">
            <text:p>30.8932085561497</text:p>
          </table:table-cell>
          <table:table-cell office:value-type="float" office:value="26.0833333333333" calcext:value-type="float">
            <text:p>2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table:number-columns-repeated="3"/>
          <table:table-cell table:formula="of:=[.E14]-[.F14]-[.G14]" office:value-type="float" office:value="63" calcext:value-type="float">
            <text:p>63</text:p>
          </table:table-cell>
          <table:table-cell table:formula="of:=MAX([.S14]-[.K14];0)" office:value-type="float" office:value="63" calcext:value-type="float">
            <text:p>63</text:p>
          </table:table-cell>
          <table:table-cell table:number-columns-repeated="2"/>
          <table:table-cell table:formula="of:=6718903-[.Y14]-[.F14]-[.G14]" office:value-type="float" office:value="6718694.93878463" calcext:value-type="float">
            <text:p>6718694.93878463</text:p>
          </table:table-cell>
          <table:table-cell table:formula="of:=NORMINV(RAND();MAX([.T21];1);MAX(0.25*[.T21];1))" office:value-type="float" office:value="208.061215366771" calcext:value-type="float">
            <text:p>208.061215366771</text:p>
          </table:table-cell>
          <table:table-cell table:formula="of:=[.X14]+[.K14]" office:value-type="float" office:value="208.061215366771" calcext:value-type="float">
            <text:p>208.061215366771</text:p>
          </table:table-cell>
          <table:table-cell table:formula="of:=[.X14]-[.X13]" office:value-type="float" office:value="2.39686463642906" calcext:value-type="float">
            <text:p>2.39686463642906</text:p>
          </table:table-cell>
          <table:table-cell table:formula="of:=[.S14]-[.S13]" office:value-type="float" office:value="3" calcext:value-type="float">
            <text:p>3</text:p>
          </table:table-cell>
          <table:table-cell table:formula="of:=[.K14]-[.K13]" office:value-type="float" office:value="0" calcext:value-type="float">
            <text:p>0</text:p>
          </table:table-cell>
          <table:table-cell office:value-type="float" office:value="0.029530201342282" calcext:value-type="float">
            <text:p>0.029530201342282</text:p>
          </table:table-cell>
          <table:table-cell office:value-type="float" office:value="1008.48408536585" calcext:value-type="float">
            <text:p>1008.48408536585</text:p>
          </table:table-cell>
          <table:table-cell office:value-type="float" office:value="161.628428571429" calcext:value-type="float">
            <text:p>161.628428571429</text:p>
          </table:table-cell>
          <table:table-cell office:value-type="float" office:value="29.5918085106383" calcext:value-type="float">
            <text:p>29.5918085106383</text:p>
          </table:table-cell>
          <table:table-cell office:value-type="float" office:value="72.0021341463415" calcext:value-type="float">
            <text:p>72.0021341463415</text:p>
          </table:table-cell>
          <table:table-cell office:value-type="float" office:value="167.864913793103" calcext:value-type="float">
            <text:p>167.864913793103</text:p>
          </table:table-cell>
          <table:table-cell office:value-type="float" office:value="1.24698275862069" calcext:value-type="float">
            <text:p>1.24698275862069</text:p>
          </table:table-cell>
          <table:table-cell office:value-type="float" office:value="9.33464788732394" calcext:value-type="float">
            <text:p>9.33464788732394</text:p>
          </table:table-cell>
          <table:table-cell office:value-type="float" office:value="28.0676595744681" calcext:value-type="float">
            <text:p>28.0676595744681</text:p>
          </table:table-cell>
          <table:table-cell office:value-type="float" office:value="0.086666666666667" calcext:value-type="float">
            <text:p>0.086666666666667</text:p>
          </table:table-cell>
          <table:table-cell office:value-type="float" office:value="2.19402777777778" calcext:value-type="float">
            <text:p>2.19402777777778</text:p>
          </table:table-cell>
          <table:table-cell office:value-type="float" office:value="2.10847222222222" calcext:value-type="float">
            <text:p>2.10847222222222</text:p>
          </table:table-cell>
          <table:table-cell office:value-type="float" office:value="0.238611111111111" calcext:value-type="float">
            <text:p>0.238611111111111</text:p>
          </table:table-cell>
          <table:table-cell office:value-type="float" office:value="11.8846808510638" calcext:value-type="float">
            <text:p>11.8846808510638</text:p>
          </table:table-cell>
          <table:table-cell office:value-type="float" office:value="39.9372340425532" calcext:value-type="float">
            <text:p>39.9372340425532</text:p>
          </table:table-cell>
          <table:table-cell office:value-type="float" office:value="45.3582681564246" calcext:value-type="float">
            <text:p>45.3582681564246</text:p>
          </table:table-cell>
          <table:table-cell office:value-type="float" office:value="38.882688172043" calcext:value-type="float">
            <text:p>38.882688172043</text:p>
          </table:table-cell>
          <table:table-cell office:value-type="float" office:value="22.4090909090909" calcext:value-type="float">
            <text:p>22.409090909090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-11" calcext:value-type="float">
            <text:p>-11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table:number-columns-repeated="3"/>
          <table:table-cell table:formula="of:=[.E15]-[.F15]-[.G15]" office:value-type="float" office:value="62" calcext:value-type="float">
            <text:p>62</text:p>
          </table:table-cell>
          <table:table-cell table:formula="of:=MAX([.S15]-[.K15];0)" office:value-type="float" office:value="62" calcext:value-type="float">
            <text:p>62</text:p>
          </table:table-cell>
          <table:table-cell table:number-columns-repeated="2"/>
          <table:table-cell table:formula="of:=6718903-[.Y15]-[.F15]-[.G15]" office:value-type="float" office:value="6718547.46834238" calcext:value-type="float">
            <text:p>6718547.46834238</text:p>
          </table:table-cell>
          <table:table-cell table:formula="of:=NORMINV(RAND();MAX([.T22];1);MAX(0.25*[.T22];1))" office:value-type="float" office:value="354.531657620355" calcext:value-type="float">
            <text:p>354.531657620355</text:p>
          </table:table-cell>
          <table:table-cell table:formula="of:=[.X15]+[.K15]" office:value-type="float" office:value="354.531657620355" calcext:value-type="float">
            <text:p>354.531657620355</text:p>
          </table:table-cell>
          <table:table-cell table:formula="of:=[.X15]-[.X14]" office:value-type="float" office:value="146.470442253584" calcext:value-type="float">
            <text:p>146.470442253584</text:p>
          </table:table-cell>
          <table:table-cell table:formula="of:=[.S15]-[.S14]" office:value-type="float" office:value="-1" calcext:value-type="float">
            <text:p>-1</text:p>
          </table:table-cell>
          <table:table-cell table:formula="of:=[.K15]-[.K14]" office:value-type="float" office:value="0" calcext:value-type="float">
            <text:p>0</text:p>
          </table:table-cell>
          <table:table-cell office:value-type="float" office:value="1.09636363636364" calcext:value-type="float">
            <text:p>1.09636363636364</text:p>
          </table:table-cell>
          <table:table-cell office:value-type="float" office:value="1006.67927272727" calcext:value-type="float">
            <text:p>1006.67927272727</text:p>
          </table:table-cell>
          <table:table-cell office:value-type="float" office:value="109.126524822695" calcext:value-type="float">
            <text:p>109.126524822695</text:p>
          </table:table-cell>
          <table:table-cell office:value-type="float" office:value="28.9385185185185" calcext:value-type="float">
            <text:p>28.9385185185185</text:p>
          </table:table-cell>
          <table:table-cell office:value-type="float" office:value="69.8583636363636" calcext:value-type="float">
            <text:p>69.8583636363636</text:p>
          </table:table-cell>
          <table:table-cell office:value-type="float" office:value="203.516153846154" calcext:value-type="float">
            <text:p>203.516153846154</text:p>
          </table:table-cell>
          <table:table-cell office:value-type="float" office:value="1.49700854700855" calcext:value-type="float">
            <text:p>1.49700854700855</text:p>
          </table:table-cell>
          <table:table-cell office:value-type="float" office:value="4.86149253731343" calcext:value-type="float">
            <text:p>4.86149253731343</text:p>
          </table:table-cell>
          <table:table-cell office:value-type="float" office:value="23.9866666666667" calcext:value-type="float">
            <text:p>23.9866666666667</text:p>
          </table:table-cell>
          <table:table-cell office:value-type="float" office:value="0.116944444444444" calcext:value-type="float">
            <text:p>0.116944444444444</text:p>
          </table:table-cell>
          <table:table-cell office:value-type="float" office:value="2.17138888888889" calcext:value-type="float">
            <text:p>2.17138888888889</text:p>
          </table:table-cell>
          <table:table-cell office:value-type="float" office:value="2.05416666666667" calcext:value-type="float">
            <text:p>2.05416666666667</text:p>
          </table:table-cell>
          <table:table-cell office:value-type="float" office:value="0.245902777777778" calcext:value-type="float">
            <text:p>0.245902777777778</text:p>
          </table:table-cell>
          <table:table-cell office:value-type="float" office:value="8.51104166666667" calcext:value-type="float">
            <text:p>8.51104166666667</text:p>
          </table:table-cell>
          <table:table-cell office:value-type="float" office:value="32.4970833333333" calcext:value-type="float">
            <text:p>32.4970833333333</text:p>
          </table:table-cell>
          <table:table-cell office:value-type="float" office:value="46.203202247191" calcext:value-type="float">
            <text:p>46.203202247191</text:p>
          </table:table-cell>
          <table:table-cell office:value-type="float" office:value="28.395" calcext:value-type="float">
            <text:p>28.395</text:p>
          </table:table-cell>
          <table:table-cell office:value-type="float" office:value="12.875" calcext:value-type="float">
            <text:p>12.8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-10" calcext:value-type="float">
            <text:p>-10</text:p>
          </table:table-cell>
          <table:table-cell office:value-type="float" office:value="-49" calcext:value-type="float">
            <text:p>-49</text:p>
          </table:table-cell>
          <table:table-cell office:value-type="float" office:value="-47" calcext:value-type="float">
            <text:p>-47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Confirmado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3"/>
          <table:table-cell table:formula="of:=[.E16]-[.F16]-[.G16]" office:value-type="float" office:value="93" calcext:value-type="float">
            <text:p>93</text:p>
          </table:table-cell>
          <table:table-cell table:formula="of:=MAX([.S16]-[.K16];0)" office:value-type="float" office:value="93" calcext:value-type="float">
            <text:p>93</text:p>
          </table:table-cell>
          <table:table-cell table:formula="of:=[.K16]/[.S2]" office:value-type="float" office:value="0" calcext:value-type="float">
            <text:p>0</text:p>
          </table:table-cell>
          <table:table-cell table:formula="of:=[.G16]/[.E2]" office:value-type="float" office:value="0.25" calcext:value-type="float">
            <text:p>0.25</text:p>
          </table:table-cell>
          <table:table-cell table:formula="of:=6718903-[.Y16]-[.F16]-[.G16]" office:value-type="float" office:value="6718576.0501612" calcext:value-type="float">
            <text:p>6718576.0501612</text:p>
          </table:table-cell>
          <table:table-cell table:formula="of:=NORMINV(RAND();MAX([.T23];1);MAX(0.25*[.T23];1))" office:value-type="float" office:value="325.949838800652" calcext:value-type="float">
            <text:p>325.949838800652</text:p>
          </table:table-cell>
          <table:table-cell table:formula="of:=[.X16]+[.K16]" office:value-type="float" office:value="325.949838800652" calcext:value-type="float">
            <text:p>325.949838800652</text:p>
          </table:table-cell>
          <table:table-cell table:formula="of:=[.X16]-[.X15]" office:value-type="float" office:value="-28.5818188197035" calcext:value-type="float">
            <text:p>-28.5818188197035</text:p>
          </table:table-cell>
          <table:table-cell table:formula="of:=[.S16]-[.S15]" office:value-type="float" office:value="31" calcext:value-type="float">
            <text:p>31</text:p>
          </table:table-cell>
          <table:table-cell table:formula="of:=[.K16]-[.K15]" office:value-type="float" office:value="0" calcext:value-type="float">
            <text:p>0</text:p>
          </table:table-cell>
          <table:table-cell office:value-type="float" office:value="0.889873417721519" calcext:value-type="float">
            <text:p>0.889873417721519</text:p>
          </table:table-cell>
          <table:table-cell office:value-type="float" office:value="1011.55012658228" calcext:value-type="float">
            <text:p>1011.55012658228</text:p>
          </table:table-cell>
          <table:table-cell office:value-type="float" office:value="46.0318656716418" calcext:value-type="float">
            <text:p>46.0318656716418</text:p>
          </table:table-cell>
          <table:table-cell office:value-type="float" office:value="24.1128021978022" calcext:value-type="float">
            <text:p>24.1128021978022</text:p>
          </table:table-cell>
          <table:table-cell office:value-type="float" office:value="96.1513291139241" calcext:value-type="float">
            <text:p>96.1513291139241</text:p>
          </table:table-cell>
          <table:table-cell office:value-type="float" office:value="213.754090909091" calcext:value-type="float">
            <text:p>213.754090909091</text:p>
          </table:table-cell>
          <table:table-cell office:value-type="float" office:value="0.983090909090909" calcext:value-type="float">
            <text:p>0.983090909090909</text:p>
          </table:table-cell>
          <table:table-cell office:value-type="float" office:value="2.92732394366197" calcext:value-type="float">
            <text:p>2.92732394366197</text:p>
          </table:table-cell>
          <table:table-cell office:value-type="float" office:value="27.1214583333333" calcext:value-type="float">
            <text:p>27.1214583333333</text:p>
          </table:table-cell>
          <table:table-cell office:value-type="float" office:value="0.077605633802817" calcext:value-type="float">
            <text:p>0.077605633802817</text:p>
          </table:table-cell>
          <table:table-cell office:value-type="float" office:value="2.08" calcext:value-type="float">
            <text:p>2.08</text:p>
          </table:table-cell>
          <table:table-cell office:value-type="float" office:value="2.00323943661972" calcext:value-type="float">
            <text:p>2.00323943661972</text:p>
          </table:table-cell>
          <table:table-cell office:value-type="float" office:value="0.248680555555556" calcext:value-type="float">
            <text:p>0.248680555555556</text:p>
          </table:table-cell>
          <table:table-cell office:value-type="float" office:value="8.299375" calcext:value-type="float">
            <text:p>8.299375</text:p>
          </table:table-cell>
          <table:table-cell office:value-type="float" office:value="35.4152083333333" calcext:value-type="float">
            <text:p>35.4152083333333</text:p>
          </table:table-cell>
          <table:table-cell office:value-type="float" office:value="29.1117989417989" calcext:value-type="float">
            <text:p>29.1117989417989</text:p>
          </table:table-cell>
          <table:table-cell office:value-type="float" office:value="17.2004069767442" calcext:value-type="float">
            <text:p>17.2004069767442</text:p>
          </table:table-cell>
          <table:table-cell office:value-type="float" office:value="9.95652173913044" calcext:value-type="float">
            <text:p>9.9565217391304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25" calcext:value-type="float">
            <text:p>-25</text:p>
          </table:table-cell>
          <table:table-cell office:value-type="float" office:value="-80" calcext:value-type="float">
            <text:p>-80</text:p>
          </table:table-cell>
          <table:table-cell office:value-type="float" office:value="-61" calcext:value-type="float">
            <text:p>-61</text:p>
          </table:table-cell>
          <table:table-cell office:value-type="float" office:value="-40" calcext:value-type="float">
            <text:p>-40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table:formula="of:=[.E17]-[.F17]-[.G17]" office:value-type="float" office:value="101" calcext:value-type="float">
            <text:p>101</text:p>
          </table:table-cell>
          <table:table-cell table:formula="of:=MAX([.S17]-[.K17];0)" office:value-type="float" office:value="101" calcext:value-type="float">
            <text:p>101</text:p>
          </table:table-cell>
          <table:table-cell table:formula="of:=[.K17]/[.S3]" office:value-type="float" office:value="0" calcext:value-type="float">
            <text:p>0</text:p>
          </table:table-cell>
          <table:table-cell table:formula="of:=[.G17]/[.E3]" office:value-type="float" office:value="0.222222222222222" calcext:value-type="float">
            <text:p>0.222222222222222</text:p>
          </table:table-cell>
          <table:table-cell table:formula="of:=6718903-[.Y17]-[.F17]-[.G17]" office:value-type="float" office:value="6718467.43176333" calcext:value-type="float">
            <text:p>6718467.43176333</text:p>
          </table:table-cell>
          <table:table-cell table:formula="of:=NORMINV(RAND();MAX([.T24];1);MAX(0.25*[.T24];1))" office:value-type="float" office:value="433.568236670167" calcext:value-type="float">
            <text:p>433.568236670167</text:p>
          </table:table-cell>
          <table:table-cell table:formula="of:=[.X17]+[.K17]" office:value-type="float" office:value="433.568236670167" calcext:value-type="float">
            <text:p>433.568236670167</text:p>
          </table:table-cell>
          <table:table-cell table:formula="of:=[.X17]-[.X16]" office:value-type="float" office:value="107.618397869515" calcext:value-type="float">
            <text:p>107.618397869515</text:p>
          </table:table-cell>
          <table:table-cell table:formula="of:=[.S17]-[.S16]" office:value-type="float" office:value="8" calcext:value-type="float">
            <text:p>8</text:p>
          </table:table-cell>
          <table:table-cell table:formula="of:=[.K17]-[.K16]" office:value-type="float" office:value="0" calcext:value-type="float">
            <text:p>0</text:p>
          </table:table-cell>
          <table:table-cell office:value-type="float" office:value="0.05859872611465" calcext:value-type="float">
            <text:p>0.05859872611465</text:p>
          </table:table-cell>
          <table:table-cell office:value-type="float" office:value="1016.50585987261" calcext:value-type="float">
            <text:p>1016.50585987261</text:p>
          </table:table-cell>
          <table:table-cell office:value-type="float" office:value="108.798045112782" calcext:value-type="float">
            <text:p>108.798045112782</text:p>
          </table:table-cell>
          <table:table-cell office:value-type="float" office:value="25.0143452380952" calcext:value-type="float">
            <text:p>25.0143452380952</text:p>
          </table:table-cell>
          <table:table-cell office:value-type="float" office:value="83.4779470198676" calcext:value-type="float">
            <text:p>83.4779470198676</text:p>
          </table:table-cell>
          <table:table-cell office:value-type="float" office:value="174.587889908257" calcext:value-type="float">
            <text:p>174.587889908257</text:p>
          </table:table-cell>
          <table:table-cell office:value-type="float" office:value="1.02779816513761" calcext:value-type="float">
            <text:p>1.02779816513761</text:p>
          </table:table-cell>
          <table:table-cell office:value-type="float" office:value="4.06394366197183" calcext:value-type="float">
            <text:p>4.06394366197183</text:p>
          </table:table-cell>
          <table:table-cell office:value-type="float" office:value="13.45125" calcext:value-type="float">
            <text:p>13.45125</text:p>
          </table:table-cell>
          <table:table-cell office:value-type="float" office:value="0.058611111111111" calcext:value-type="float">
            <text:p>0.058611111111111</text:p>
          </table:table-cell>
          <table:table-cell office:value-type="float" office:value="2.02708333333333" calcext:value-type="float">
            <text:p>2.02708333333333</text:p>
          </table:table-cell>
          <table:table-cell office:value-type="float" office:value="1.97013888888889" calcext:value-type="float">
            <text:p>1.97013888888889</text:p>
          </table:table-cell>
          <table:table-cell office:value-type="float" office:value="0.112833333333333" calcext:value-type="float">
            <text:p>0.112833333333333</text:p>
          </table:table-cell>
          <table:table-cell office:value-type="float" office:value="4.65479166666667" calcext:value-type="float">
            <text:p>4.65479166666667</text:p>
          </table:table-cell>
          <table:table-cell office:value-type="float" office:value="18.0739583333333" calcext:value-type="float">
            <text:p>18.0739583333333</text:p>
          </table:table-cell>
          <table:table-cell office:value-type="float" office:value="32.5984126984127" calcext:value-type="float">
            <text:p>32.5984126984127</text:p>
          </table:table-cell>
          <table:table-cell office:value-type="float" office:value="19.6416574585635" calcext:value-type="float">
            <text:p>19.6416574585635</text:p>
          </table:table-cell>
          <table:table-cell office:value-type="float" office:value="10.9166666666667" calcext:value-type="float">
            <text:p>10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32" calcext:value-type="float">
            <text:p>-32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Confirmado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table:number-columns-repeated="3"/>
          <table:table-cell table:formula="of:=[.E18]-[.F18]-[.G18]" office:value-type="float" office:value="166" calcext:value-type="float">
            <text:p>166</text:p>
          </table:table-cell>
          <table:table-cell table:formula="of:=MAX([.S18]-[.K18];0)" office:value-type="float" office:value="166" calcext:value-type="float">
            <text:p>166</text:p>
          </table:table-cell>
          <table:table-cell table:formula="of:=[.K18]/[.S4]" office:value-type="float" office:value="0" calcext:value-type="float">
            <text:p>0</text:p>
          </table:table-cell>
          <table:table-cell table:formula="of:=[.G18]/[.E4]" office:value-type="float" office:value="0.333333333333333" calcext:value-type="float">
            <text:p>0.333333333333333</text:p>
          </table:table-cell>
          <table:table-cell table:formula="of:=6718903-[.Y18]-[.F18]-[.G18]" office:value-type="float" office:value="6718369.23215117" calcext:value-type="float">
            <text:p>6718369.23215117</text:p>
          </table:table-cell>
          <table:table-cell table:formula="of:=NORMINV(RAND();MAX([.T25];1);MAX(0.25*[.T25];1))" office:value-type="float" office:value="529.767848826445" calcext:value-type="float">
            <text:p>529.767848826445</text:p>
          </table:table-cell>
          <table:table-cell table:formula="of:=[.X18]+[.K18]" office:value-type="float" office:value="529.767848826445" calcext:value-type="float">
            <text:p>529.767848826445</text:p>
          </table:table-cell>
          <table:table-cell table:formula="of:=[.X18]-[.X17]" office:value-type="float" office:value="96.1996121562775" calcext:value-type="float">
            <text:p>96.1996121562775</text:p>
          </table:table-cell>
          <table:table-cell table:formula="of:=[.S18]-[.S17]" office:value-type="float" office:value="65" calcext:value-type="float">
            <text:p>65</text:p>
          </table:table-cell>
          <table:table-cell table:formula="of:=[.K18]-[.K17]" office:value-type="float" office:value="0" calcext:value-type="float">
            <text:p>0</text:p>
          </table:table-cell>
          <table:table-cell office:value-type="float" office:value="0.039880952380952" calcext:value-type="float">
            <text:p>0.039880952380952</text:p>
          </table:table-cell>
          <table:table-cell office:value-type="float" office:value="1018.95196428571" calcext:value-type="float">
            <text:p>1018.95196428571</text:p>
          </table:table-cell>
          <table:table-cell office:value-type="float" office:value="176.928680555555" calcext:value-type="float">
            <text:p>176.928680555555</text:p>
          </table:table-cell>
          <table:table-cell office:value-type="float" office:value="25.3677976190476" calcext:value-type="float">
            <text:p>25.3677976190476</text:p>
          </table:table-cell>
          <table:table-cell office:value-type="float" office:value="73.3343055555556" calcext:value-type="float">
            <text:p>73.3343055555556</text:p>
          </table:table-cell>
          <table:table-cell office:value-type="float" office:value="164.482166666667" calcext:value-type="float">
            <text:p>164.482166666667</text:p>
          </table:table-cell>
          <table:table-cell office:value-type="float" office:value="1.07433333333333" calcext:value-type="float">
            <text:p>1.07433333333333</text:p>
          </table:table-cell>
          <table:table-cell office:value-type="float" office:value="5.04845070422535" calcext:value-type="float">
            <text:p>5.04845070422535</text:p>
          </table:table-cell>
          <table:table-cell office:value-type="float" office:value="13.8127083333333" calcext:value-type="float">
            <text:p>13.8127083333333</text:p>
          </table:table-cell>
          <table:table-cell office:value-type="float" office:value="0.069583333333333" calcext:value-type="float">
            <text:p>0.069583333333333</text:p>
          </table:table-cell>
          <table:table-cell office:value-type="float" office:value="1.99013888888889" calcext:value-type="float">
            <text:p>1.99013888888889</text:p>
          </table:table-cell>
          <table:table-cell office:value-type="float" office:value="1.92111111111111" calcext:value-type="float">
            <text:p>1.92111111111111</text:p>
          </table:table-cell>
          <table:table-cell office:value-type="float" office:value="0.093543307086614" calcext:value-type="float">
            <text:p>0.093543307086614</text:p>
          </table:table-cell>
          <table:table-cell office:value-type="float" office:value="12.3397916666667" calcext:value-type="float">
            <text:p>12.3397916666667</text:p>
          </table:table-cell>
          <table:table-cell office:value-type="float" office:value="26.1247916666667" calcext:value-type="float">
            <text:p>26.1247916666667</text:p>
          </table:table-cell>
          <table:table-cell office:value-type="float" office:value="27.1500552486188" calcext:value-type="float">
            <text:p>27.1500552486188</text:p>
          </table:table-cell>
          <table:table-cell office:value-type="float" office:value="21.8578571428571" calcext:value-type="float">
            <text:p>21.857857142857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Confirmad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E19]-[.F19]-[.G19]" office:value-type="float" office:value="192" calcext:value-type="float">
            <text:p>192</text:p>
          </table:table-cell>
          <table:table-cell table:formula="of:=MAX([.S19]-[.K19];0)" office:value-type="float" office:value="168" calcext:value-type="float">
            <text:p>168</text:p>
          </table:table-cell>
          <table:table-cell table:formula="of:=[.K19]/[.S5]" office:value-type="float" office:value="1.84615384615385" calcext:value-type="float">
            <text:p>1.84615384615385</text:p>
          </table:table-cell>
          <table:table-cell table:formula="of:=[.G19]/[.E5]" office:value-type="float" office:value="0.461538461538462" calcext:value-type="float">
            <text:p>0.461538461538462</text:p>
          </table:table-cell>
          <table:table-cell table:formula="of:=6718903-[.Y19]-[.F19]-[.G19]" office:value-type="float" office:value="6718441.47263601" calcext:value-type="float">
            <text:p>6718441.47263601</text:p>
          </table:table-cell>
          <table:table-cell table:formula="of:=NORMINV(RAND();MAX([.T26];1);MAX(0.25*[.T26];1))" office:value-type="float" office:value="415.52736398678" calcext:value-type="float">
            <text:p>415.52736398678</text:p>
          </table:table-cell>
          <table:table-cell table:formula="of:=[.X19]+[.K19]" office:value-type="float" office:value="439.52736398678" calcext:value-type="float">
            <text:p>439.52736398678</text:p>
          </table:table-cell>
          <table:table-cell table:formula="of:=[.X19]-[.X18]" office:value-type="float" office:value="-114.240484839664" calcext:value-type="float">
            <text:p>-114.240484839664</text:p>
          </table:table-cell>
          <table:table-cell table:formula="of:=[.S19]-[.S18]" office:value-type="float" office:value="26" calcext:value-type="float">
            <text:p>26</text:p>
          </table:table-cell>
          <table:table-cell table:formula="of:=[.K19]-[.K18]" office:value-type="float" office:value="24" calcext:value-type="float">
            <text:p>24</text:p>
          </table:table-cell>
          <table:table-cell office:value-type="float" office:value="0.002439024390244" calcext:value-type="float">
            <text:p>0.002439024390244</text:p>
          </table:table-cell>
          <table:table-cell office:value-type="float" office:value="1018.27012195122" calcext:value-type="float">
            <text:p>1018.27012195122</text:p>
          </table:table-cell>
          <table:table-cell office:value-type="float" office:value="125.888142857143" calcext:value-type="float">
            <text:p>125.888142857143</text:p>
          </table:table-cell>
          <table:table-cell office:value-type="float" office:value="24.601377245509" calcext:value-type="float">
            <text:p>24.601377245509</text:p>
          </table:table-cell>
          <table:table-cell office:value-type="float" office:value="72.4457718120806" calcext:value-type="float">
            <text:p>72.4457718120806</text:p>
          </table:table-cell>
          <table:table-cell office:value-type="float" office:value="165.222672413793" calcext:value-type="float">
            <text:p>165.222672413793</text:p>
          </table:table-cell>
          <table:table-cell office:value-type="float" office:value="1.07275862068966" calcext:value-type="float">
            <text:p>1.07275862068966</text:p>
          </table:table-cell>
          <table:table-cell office:value-type="float" office:value="4.52943661971831" calcext:value-type="float">
            <text:p>4.52943661971831</text:p>
          </table:table-cell>
          <table:table-cell office:value-type="float" office:value="14.5025531914894" calcext:value-type="float">
            <text:p>14.5025531914894</text:p>
          </table:table-cell>
          <table:table-cell office:value-type="float" office:value="0.055416666666667" calcext:value-type="float">
            <text:p>0.055416666666667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1.92722222222222" calcext:value-type="float">
            <text:p>1.92722222222222</text:p>
          </table:table-cell>
          <table:table-cell office:value-type="float" office:value="0.10612676056338" calcext:value-type="float">
            <text:p>0.10612676056338</text:p>
          </table:table-cell>
          <table:table-cell office:value-type="float" office:value="12.6517021276596" calcext:value-type="float">
            <text:p>12.6517021276596</text:p>
          </table:table-cell>
          <table:table-cell office:value-type="float" office:value="27.1553191489362" calcext:value-type="float">
            <text:p>27.1553191489362</text:p>
          </table:table-cell>
          <table:table-cell office:value-type="float" office:value="25.1875520833333" calcext:value-type="float">
            <text:p>25.1875520833333</text:p>
          </table:table-cell>
          <table:table-cell office:value-type="float" office:value="20.0448167539267" calcext:value-type="float">
            <text:p>20.0448167539267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25" calcext:value-type="float">
            <text:p>2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table:formula="of:=[.E20]-[.F20]-[.G20]" office:value-type="float" office:value="251" calcext:value-type="float">
            <text:p>251</text:p>
          </table:table-cell>
          <table:table-cell table:formula="of:=MAX([.S20]-[.K20];0)" office:value-type="float" office:value="223" calcext:value-type="float">
            <text:p>223</text:p>
          </table:table-cell>
          <table:table-cell table:formula="of:=[.K20]/[.S6]" office:value-type="float" office:value="1.33333333333333" calcext:value-type="float">
            <text:p>1.33333333333333</text:p>
          </table:table-cell>
          <table:table-cell table:formula="of:=[.G20]/[.E6]" office:value-type="float" office:value="0.333333333333333" calcext:value-type="float">
            <text:p>0.333333333333333</text:p>
          </table:table-cell>
          <table:table-cell table:formula="of:=6718903-[.Y20]-[.F20]-[.G20]" office:value-type="float" office:value="6718338.56581796" calcext:value-type="float">
            <text:p>6718338.56581796</text:p>
          </table:table-cell>
          <table:table-cell table:formula="of:=NORMINV(RAND();MAX([.T27];1);MAX(0.25*[.T27];1))" office:value-type="float" office:value="509.434182041657" calcext:value-type="float">
            <text:p>509.434182041657</text:p>
          </table:table-cell>
          <table:table-cell table:formula="of:=[.X20]+[.K20]" office:value-type="float" office:value="537.434182041657" calcext:value-type="float">
            <text:p>537.434182041657</text:p>
          </table:table-cell>
          <table:table-cell table:formula="of:=[.X20]-[.X19]" office:value-type="float" office:value="93.9068180548768" calcext:value-type="float">
            <text:p>93.9068180548768</text:p>
          </table:table-cell>
          <table:table-cell table:formula="of:=[.S20]-[.S19]" office:value-type="float" office:value="59" calcext:value-type="float">
            <text:p>59</text:p>
          </table:table-cell>
          <table:table-cell table:formula="of:=[.K20]-[.K19]" office:value-type="float" office:value="4" calcext:value-type="float">
            <text:p>4</text:p>
          </table:table-cell>
          <table:table-cell office:value-type="float" office:value="0.000649350649351" calcext:value-type="float">
            <text:p>0.000649350649351</text:p>
          </table:table-cell>
          <table:table-cell office:value-type="float" office:value="1016.6125974026" calcext:value-type="float">
            <text:p>1016.6125974026</text:p>
          </table:table-cell>
          <table:table-cell office:value-type="float" office:value="165.346846153846" calcext:value-type="float">
            <text:p>165.346846153846</text:p>
          </table:table-cell>
          <table:table-cell office:value-type="float" office:value="25.043202247191" calcext:value-type="float">
            <text:p>25.043202247191</text:p>
          </table:table-cell>
          <table:table-cell office:value-type="float" office:value="71.1911038961039" calcext:value-type="float">
            <text:p>71.1911038961039</text:p>
          </table:table-cell>
          <table:table-cell office:value-type="float" office:value="166.757547169811" calcext:value-type="float">
            <text:p>166.757547169811</text:p>
          </table:table-cell>
          <table:table-cell office:value-type="float" office:value="0.933396226415094" calcext:value-type="float">
            <text:p>0.933396226415094</text:p>
          </table:table-cell>
          <table:table-cell office:value-type="float" office:value="5.99" calcext:value-type="float">
            <text:p>5.99</text:p>
          </table:table-cell>
          <table:table-cell office:value-type="float" office:value="17.4083333333333" calcext:value-type="float">
            <text:p>17.4083333333333</text:p>
          </table:table-cell>
          <table:table-cell office:value-type="float" office:value="0.074861111111111" calcext:value-type="float">
            <text:p>0.074861111111111</text:p>
          </table:table-cell>
          <table:table-cell office:value-type="float" office:value="2.05236111111111" calcext:value-type="float">
            <text:p>2.05236111111111</text:p>
          </table:table-cell>
          <table:table-cell office:value-type="float" office:value="1.97861111111111" calcext:value-type="float">
            <text:p>1.97861111111111</text:p>
          </table:table-cell>
          <table:table-cell office:value-type="float" office:value="0.092986111111111" calcext:value-type="float">
            <text:p>0.092986111111111</text:p>
          </table:table-cell>
          <table:table-cell office:value-type="float" office:value="11.2177083333333" calcext:value-type="float">
            <text:p>11.2177083333333</text:p>
          </table:table-cell>
          <table:table-cell office:value-type="float" office:value="28.6179166666667" calcext:value-type="float">
            <text:p>28.6179166666667</text:p>
          </table:table-cell>
          <table:table-cell office:value-type="float" office:value="30.6967708333334" calcext:value-type="float">
            <text:p>30.6967708333334</text:p>
          </table:table-cell>
          <table:table-cell office:value-type="float" office:value="25.6006770833333" calcext:value-type="float">
            <text:p>25.6006770833333</text:p>
          </table:table-cell>
          <table:table-cell office:value-type="float" office:value="18.6086956521739" calcext:value-type="float">
            <text:p>18.608695652173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32" calcext:value-type="float">
            <text:p>-32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24" calcext:value-type="float">
            <text:p>2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Confirmado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3"/>
          <table:table-cell table:formula="of:=[.E21]-[.F21]-[.G21]" office:value-type="float" office:value="282" calcext:value-type="float">
            <text:p>282</text:p>
          </table:table-cell>
          <table:table-cell table:formula="of:=MAX([.S21]-[.K21];0)" office:value-type="float" office:value="251" calcext:value-type="float">
            <text:p>251</text:p>
          </table:table-cell>
          <table:table-cell table:formula="of:=[.K21]/[.S7]" office:value-type="float" office:value="1.24" calcext:value-type="float">
            <text:p>1.24</text:p>
          </table:table-cell>
          <table:table-cell table:formula="of:=[.G21]/[.E7]" office:value-type="float" office:value="0.4" calcext:value-type="float">
            <text:p>0.4</text:p>
          </table:table-cell>
          <table:table-cell table:formula="of:=6718903-[.Y21]-[.F21]-[.G21]" office:value-type="float" office:value="6718402.89652819" calcext:value-type="float">
            <text:p>6718402.89652819</text:p>
          </table:table-cell>
          <table:table-cell table:formula="of:=NORMINV(RAND();MAX([.T28];1);MAX(0.25*[.T28];1))" office:value-type="float" office:value="420.103471812671" calcext:value-type="float">
            <text:p>420.103471812671</text:p>
          </table:table-cell>
          <table:table-cell table:formula="of:=[.X21]+[.K21]" office:value-type="float" office:value="451.103471812671" calcext:value-type="float">
            <text:p>451.103471812671</text:p>
          </table:table-cell>
          <table:table-cell table:formula="of:=[.X21]-[.X20]" office:value-type="float" office:value="-89.3307102289855" calcext:value-type="float">
            <text:p>-89.3307102289855</text:p>
          </table:table-cell>
          <table:table-cell table:formula="of:=[.S21]-[.S20]" office:value-type="float" office:value="31" calcext:value-type="float">
            <text:p>31</text:p>
          </table:table-cell>
          <table:table-cell table:formula="of:=[.K21]-[.K20]" office:value-type="float" office:value="3" calcext:value-type="float">
            <text:p>3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16.01029761905" calcext:value-type="float">
            <text:p>1016.01029761905</text:p>
          </table:table-cell>
          <table:table-cell office:value-type="float" office:value="184.722013888889" calcext:value-type="float">
            <text:p>184.722013888889</text:p>
          </table:table-cell>
          <table:table-cell office:value-type="float" office:value="25.5691666666667" calcext:value-type="float">
            <text:p>25.5691666666667</text:p>
          </table:table-cell>
          <table:table-cell office:value-type="float" office:value="71.6019642857143" calcext:value-type="float">
            <text:p>71.6019642857143</text:p>
          </table:table-cell>
          <table:table-cell office:value-type="float" office:value="157.7235" calcext:value-type="float">
            <text:p>157.7235</text:p>
          </table:table-cell>
          <table:table-cell office:value-type="float" office:value="1.06491666666667" calcext:value-type="float">
            <text:p>1.06491666666667</text:p>
          </table:table-cell>
          <table:table-cell office:value-type="float" office:value="5.66242424242424" calcext:value-type="float">
            <text:p>5.66242424242424</text:p>
          </table:table-cell>
          <table:table-cell office:value-type="float" office:value="16.2720833333333" calcext:value-type="float">
            <text:p>16.2720833333333</text:p>
          </table:table-cell>
          <table:table-cell office:value-type="float" office:value="0.057638888888889" calcext:value-type="float">
            <text:p>0.057638888888889</text:p>
          </table:table-cell>
          <table:table-cell office:value-type="float" office:value="2.02" calcext:value-type="float">
            <text:p>2.02</text:p>
          </table:table-cell>
          <table:table-cell office:value-type="float" office:value="1.96208333333333" calcext:value-type="float">
            <text:p>1.96208333333333</text:p>
          </table:table-cell>
          <table:table-cell office:value-type="float" office:value="0.115277777777778" calcext:value-type="float">
            <text:p>0.115277777777778</text:p>
          </table:table-cell>
          <table:table-cell office:value-type="float" office:value="9.66" calcext:value-type="float">
            <text:p>9.66</text:p>
          </table:table-cell>
          <table:table-cell office:value-type="float" office:value="25.9183333333333" calcext:value-type="float">
            <text:p>25.9183333333333</text:p>
          </table:table-cell>
          <table:table-cell office:value-type="float" office:value="34.0190625" calcext:value-type="float">
            <text:p>34.0190625</text:p>
          </table:table-cell>
          <table:table-cell office:value-type="float" office:value="23.3988461538462" calcext:value-type="float">
            <text:p>23.3988461538462</text:p>
          </table:table-cell>
          <table:table-cell office:value-type="float" office:value="13.2916666666667" calcext:value-type="float">
            <text:p>13.29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33" calcext:value-type="float">
            <text:p>-33</text:p>
          </table:table-cell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office:value-type="float" office:value="-57" calcext:value-type="float">
            <text:p>-57</text:p>
          </table:table-cell>
          <table:table-cell office:value-type="float" office:value="25" calcext:value-type="float">
            <text:p>2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table:number-columns-repeated="3"/>
          <table:table-cell table:formula="of:=[.E22]-[.F22]-[.G22]" office:value-type="float" office:value="309" calcext:value-type="float">
            <text:p>309</text:p>
          </table:table-cell>
          <table:table-cell table:formula="of:=MAX([.S22]-[.K22];0)" office:value-type="float" office:value="283" calcext:value-type="float">
            <text:p>283</text:p>
          </table:table-cell>
          <table:table-cell table:formula="of:=[.K22]/[.S8]" office:value-type="float" office:value="0.866666666666667" calcext:value-type="float">
            <text:p>0.866666666666667</text:p>
          </table:table-cell>
          <table:table-cell table:formula="of:=[.G22]/[.E8]" office:value-type="float" office:value="0.366666666666667" calcext:value-type="float">
            <text:p>0.366666666666667</text:p>
          </table:table-cell>
          <table:table-cell table:formula="of:=6718903-[.Y22]-[.F22]-[.G22]" office:value-type="float" office:value="6718320.52197447" calcext:value-type="float">
            <text:p>6718320.52197447</text:p>
          </table:table-cell>
          <table:table-cell table:formula="of:=NORMINV(RAND();MAX([.T29];1);MAX(0.25*[.T29];1))" office:value-type="float" office:value="497.47802552743" calcext:value-type="float">
            <text:p>497.47802552743</text:p>
          </table:table-cell>
          <table:table-cell table:formula="of:=[.X22]+[.K22]" office:value-type="float" office:value="523.47802552743" calcext:value-type="float">
            <text:p>523.47802552743</text:p>
          </table:table-cell>
          <table:table-cell table:formula="of:=[.X22]-[.X21]" office:value-type="float" office:value="77.3745537147581" calcext:value-type="float">
            <text:p>77.3745537147581</text:p>
          </table:table-cell>
          <table:table-cell table:formula="of:=[.S22]-[.S21]" office:value-type="float" office:value="27" calcext:value-type="float">
            <text:p>27</text:p>
          </table:table-cell>
          <table:table-cell table:formula="of:=[.K22]-[.K21]" office:value-type="float" office:value="-5" calcext:value-type="float">
            <text:p>-5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5.66976190476" calcext:value-type="float">
            <text:p>1015.66976190476</text:p>
          </table:table-cell>
          <table:table-cell office:value-type="float" office:value="188.138611111111" calcext:value-type="float">
            <text:p>188.138611111111</text:p>
          </table:table-cell>
          <table:table-cell office:value-type="float" office:value="26.5803125" calcext:value-type="float">
            <text:p>26.5803125</text:p>
          </table:table-cell>
          <table:table-cell office:value-type="float" office:value="70.0902976190476" calcext:value-type="float">
            <text:p>70.0902976190476</text:p>
          </table:table-cell>
          <table:table-cell office:value-type="float" office:value="138.634416666667" calcext:value-type="float">
            <text:p>138.634416666667</text:p>
          </table:table-cell>
          <table:table-cell office:value-type="float" office:value="1.26375" calcext:value-type="float">
            <text:p>1.26375</text:p>
          </table:table-cell>
          <table:table-cell office:value-type="float" office:value="8.11113924050633" calcext:value-type="float">
            <text:p>8.1111392405063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.83791666666667" calcext:value-type="float">
            <text:p>1.83791666666667</text:p>
          </table:table-cell>
          <table:table-cell office:value-type="float" office:value="1.79527777777778" calcext:value-type="float">
            <text:p>1.79527777777778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7.40333333333333" calcext:value-type="float">
            <text:p>7.40333333333333</text:p>
          </table:table-cell>
          <table:table-cell office:value-type="float" office:value="19.725625" calcext:value-type="float">
            <text:p>19.725625</text:p>
          </table:table-cell>
          <table:table-cell office:value-type="float" office:value="31.8508854166666" calcext:value-type="float">
            <text:p>31.8508854166666</text:p>
          </table:table-cell>
          <table:table-cell office:value-type="float" office:value="21.3301587301587" calcext:value-type="float">
            <text:p>21.3301587301587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26" calcext:value-type="float">
            <text:p>-26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office:value-type="float" office:value="-55" calcext:value-type="float">
            <text:p>-55</text:p>
          </table:table-cell>
          <table:table-cell office:value-type="float" office:value="24" calcext:value-type="float">
            <text:p>2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Confirmado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table:number-columns-repeated="3"/>
          <table:table-cell table:formula="of:=[.E23]-[.F23]-[.G23]" office:value-type="float" office:value="357" calcext:value-type="float">
            <text:p>357</text:p>
          </table:table-cell>
          <table:table-cell table:formula="of:=MAX([.S23]-[.K23];0)" office:value-type="float" office:value="327" calcext:value-type="float">
            <text:p>327</text:p>
          </table:table-cell>
          <table:table-cell table:formula="of:=[.K23]/[.S9]" office:value-type="float" office:value="0.789473684210526" calcext:value-type="float">
            <text:p>0.789473684210526</text:p>
          </table:table-cell>
          <table:table-cell table:formula="of:=[.G23]/[.E9]" office:value-type="float" office:value="0.289473684210526" calcext:value-type="float">
            <text:p>0.289473684210526</text:p>
          </table:table-cell>
          <table:table-cell table:formula="of:=6718903-[.Y23]-[.F23]-[.G23]" office:value-type="float" office:value="6718272.12447102" calcext:value-type="float">
            <text:p>6718272.12447102</text:p>
          </table:table-cell>
          <table:table-cell table:formula="of:=NORMINV(RAND();MAX([.T30];1);MAX(0.25*[.T30];1))" office:value-type="float" office:value="526.875528982175" calcext:value-type="float">
            <text:p>526.875528982175</text:p>
          </table:table-cell>
          <table:table-cell table:formula="of:=[.X23]+[.K23]" office:value-type="float" office:value="556.875528982175" calcext:value-type="float">
            <text:p>556.875528982175</text:p>
          </table:table-cell>
          <table:table-cell table:formula="of:=[.X23]-[.X22]" office:value-type="float" office:value="29.3975034547454" calcext:value-type="float">
            <text:p>29.3975034547454</text:p>
          </table:table-cell>
          <table:table-cell table:formula="of:=[.S23]-[.S22]" office:value-type="float" office:value="48" calcext:value-type="float">
            <text:p>48</text:p>
          </table:table-cell>
          <table:table-cell table:formula="of:=[.K23]-[.K22]" office:value-type="float" office:value="4" calcext:value-type="float">
            <text:p>4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6.51672619048" calcext:value-type="float">
            <text:p>1016.51672619048</text:p>
          </table:table-cell>
          <table:table-cell office:value-type="float" office:value="180.446180555556" calcext:value-type="float">
            <text:p>180.446180555556</text:p>
          </table:table-cell>
          <table:table-cell office:value-type="float" office:value="27.2727604166667" calcext:value-type="float">
            <text:p>27.2727604166667</text:p>
          </table:table-cell>
          <table:table-cell office:value-type="float" office:value="70.0820238095238" calcext:value-type="float">
            <text:p>70.0820238095238</text:p>
          </table:table-cell>
          <table:table-cell office:value-type="float" office:value="126.116583333333" calcext:value-type="float">
            <text:p>126.116583333333</text:p>
          </table:table-cell>
          <table:table-cell office:value-type="float" office:value="1.30658333333333" calcext:value-type="float">
            <text:p>1.30658333333333</text:p>
          </table:table-cell>
          <table:table-cell office:value-type="float" office:value="2.8218085106383" calcext:value-type="float">
            <text:p>2.8218085106383</text:p>
          </table:table-cell>
          <table:table-cell office:value-type="float" office:value="13.59625" calcext:value-type="float">
            <text:p>13.59625</text:p>
          </table:table-cell>
          <table:table-cell office:value-type="float" office:value="0.045507246376812" calcext:value-type="float">
            <text:p>0.045507246376812</text:p>
          </table:table-cell>
          <table:table-cell office:value-type="float" office:value="1.71536231884058" calcext:value-type="float">
            <text:p>1.71536231884058</text:p>
          </table:table-cell>
          <table:table-cell office:value-type="float" office:value="1.67057971014493" calcext:value-type="float">
            <text:p>1.67057971014493</text:p>
          </table:table-cell>
          <table:table-cell office:value-type="float" office:value="0.125625" calcext:value-type="float">
            <text:p>0.125625</text:p>
          </table:table-cell>
          <table:table-cell office:value-type="float" office:value="4.713125" calcext:value-type="float">
            <text:p>4.713125</text:p>
          </table:table-cell>
          <table:table-cell office:value-type="float" office:value="18.2885416666667" calcext:value-type="float">
            <text:p>18.2885416666667</text:p>
          </table:table-cell>
          <table:table-cell office:value-type="float" office:value="37.2535416666667" calcext:value-type="float">
            <text:p>37.2535416666667</text:p>
          </table:table-cell>
          <table:table-cell office:value-type="float" office:value="23.1805376344086" calcext:value-type="float">
            <text:p>23.1805376344086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8" calcext:value-type="float">
            <text:p>-28</text:p>
          </table:table-cell>
          <table:table-cell office:value-type="float" office:value="-70" calcext:value-type="float">
            <text:p>-70</text:p>
          </table:table-cell>
          <table:table-cell office:value-type="float" office:value="-62" calcext:value-type="float">
            <text:p>-62</text:p>
          </table:table-cell>
          <table:table-cell office:value-type="float" office:value="-44" calcext:value-type="float">
            <text:p>-44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Confirmado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3"/>
          <table:table-cell table:formula="of:=[.E24]-[.F24]-[.G24]" office:value-type="float" office:value="401" calcext:value-type="float">
            <text:p>401</text:p>
          </table:table-cell>
          <table:table-cell table:formula="of:=MAX([.S24]-[.K24];0)" office:value-type="float" office:value="370" calcext:value-type="float">
            <text:p>370</text:p>
          </table:table-cell>
          <table:table-cell table:formula="of:=[.K24]/[.S10]" office:value-type="float" office:value="0.738095238095238" calcext:value-type="float">
            <text:p>0.738095238095238</text:p>
          </table:table-cell>
          <table:table-cell table:formula="of:=[.G24]/[.E10]" office:value-type="float" office:value="0.333333333333333" calcext:value-type="float">
            <text:p>0.333333333333333</text:p>
          </table:table-cell>
          <table:table-cell table:formula="of:=6718903-[.Y24]-[.F24]-[.G24]" office:value-type="float" office:value="6718351.37558185" calcext:value-type="float">
            <text:p>6718351.37558185</text:p>
          </table:table-cell>
          <table:table-cell table:formula="of:=NORMINV(RAND();MAX([.T31];1);MAX(0.25*[.T31];1))" office:value-type="float" office:value="432.62441815072" calcext:value-type="float">
            <text:p>432.62441815072</text:p>
          </table:table-cell>
          <table:table-cell table:formula="of:=[.X24]+[.K24]" office:value-type="float" office:value="463.62441815072" calcext:value-type="float">
            <text:p>463.62441815072</text:p>
          </table:table-cell>
          <table:table-cell table:formula="of:=[.X24]-[.X23]" office:value-type="float" office:value="-94.2511108314546" calcext:value-type="float">
            <text:p>-94.2511108314546</text:p>
          </table:table-cell>
          <table:table-cell table:formula="of:=[.S24]-[.S23]" office:value-type="float" office:value="44" calcext:value-type="float">
            <text:p>44</text:p>
          </table:table-cell>
          <table:table-cell table:formula="of:=[.K24]-[.K23]" office:value-type="float" office:value="1" calcext:value-type="float">
            <text:p>1</text:p>
          </table:table-cell>
          <table:table-cell office:value-type="float" office:value="0.155952380952381" calcext:value-type="float">
            <text:p>0.155952380952381</text:p>
          </table:table-cell>
          <table:table-cell office:value-type="float" office:value="1016.58029761905" calcext:value-type="float">
            <text:p>1016.58029761905</text:p>
          </table:table-cell>
          <table:table-cell office:value-type="float" office:value="164.930208333333" calcext:value-type="float">
            <text:p>164.930208333333</text:p>
          </table:table-cell>
          <table:table-cell office:value-type="float" office:value="27.6086979166667" calcext:value-type="float">
            <text:p>27.6086979166667</text:p>
          </table:table-cell>
          <table:table-cell office:value-type="float" office:value="76.1417261904762" calcext:value-type="float">
            <text:p>76.1417261904762</text:p>
          </table:table-cell>
          <table:table-cell office:value-type="float" office:value="140.399833333333" calcext:value-type="float">
            <text:p>140.399833333333</text:p>
          </table:table-cell>
          <table:table-cell office:value-type="float" office:value="1.20425" calcext:value-type="float">
            <text:p>1.20425</text:p>
          </table:table-cell>
          <table:table-cell office:value-type="float" office:value="3.41617021276596" calcext:value-type="float">
            <text:p>3.41617021276596</text:p>
          </table:table-cell>
          <table:table-cell office:value-type="float" office:value="9.90083333333333" calcext:value-type="float">
            <text:p>9.90083333333333</text:p>
          </table:table-cell>
          <table:table-cell office:value-type="float" office:value="0.04072463768116" calcext:value-type="float">
            <text:p>0.04072463768116</text:p>
          </table:table-cell>
          <table:table-cell office:value-type="float" office:value="1.71173913043478" calcext:value-type="float">
            <text:p>1.71173913043478</text:p>
          </table:table-cell>
          <table:table-cell office:value-type="float" office:value="1.67246376811594" calcext:value-type="float">
            <text:p>1.67246376811594</text:p>
          </table:table-cell>
          <table:table-cell office:value-type="float" office:value="0.157291666666667" calcext:value-type="float">
            <text:p>0.157291666666667</text:p>
          </table:table-cell>
          <table:table-cell office:value-type="float" office:value="4.32125" calcext:value-type="float">
            <text:p>4.32125</text:p>
          </table:table-cell>
          <table:table-cell office:value-type="float" office:value="14.1764583333333" calcext:value-type="float">
            <text:p>14.1764583333333</text:p>
          </table:table-cell>
          <table:table-cell office:value-type="float" office:value="34.22484375" calcext:value-type="float">
            <text:p>34.22484375</text:p>
          </table:table-cell>
          <table:table-cell office:value-type="float" office:value="24.9285561497326" calcext:value-type="float">
            <text:p>24.9285561497326</text:p>
          </table:table-cell>
          <table:table-cell office:value-type="float" office:value="12.5" calcext:value-type="float">
            <text:p>12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34" calcext:value-type="float">
            <text:p>-34</text:p>
          </table:table-cell>
          <table:table-cell office:value-type="float" office:value="-74" calcext:value-type="float">
            <text:p>-74</text:p>
          </table:table-cell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74" calcext:value-type="float">
            <text:p>2474</text:p>
          </table:table-cell>
          <table:table-cell table:number-columns-repeated="3"/>
          <table:table-cell table:formula="of:=[.E25]-[.F25]-[.G25]" office:value-type="float" office:value="411" calcext:value-type="float">
            <text:p>411</text:p>
          </table:table-cell>
          <table:table-cell table:formula="of:=MAX([.S25]-[.K25];0)" office:value-type="float" office:value="373" calcext:value-type="float">
            <text:p>373</text:p>
          </table:table-cell>
          <table:table-cell table:formula="of:=[.K25]/[.S11]" office:value-type="float" office:value="0.791666666666667" calcext:value-type="float">
            <text:p>0.791666666666667</text:p>
          </table:table-cell>
          <table:table-cell table:formula="of:=[.G25]/[.E11]" office:value-type="float" office:value="0.3125" calcext:value-type="float">
            <text:p>0.3125</text:p>
          </table:table-cell>
          <table:table-cell table:formula="of:=6718903-[.Y25]-[.F25]-[.G25]" office:value-type="float" office:value="6717852.09603776" calcext:value-type="float">
            <text:p>6717852.09603776</text:p>
          </table:table-cell>
          <table:table-cell table:formula="of:=NORMINV(RAND();MAX([.T32];1);MAX(0.25*[.T32];1))" office:value-type="float" office:value="908.903962243462" calcext:value-type="float">
            <text:p>908.903962243462</text:p>
          </table:table-cell>
          <table:table-cell table:formula="of:=[.X25]+[.K25]" office:value-type="float" office:value="946.903962243462" calcext:value-type="float">
            <text:p>946.903962243462</text:p>
          </table:table-cell>
          <table:table-cell table:formula="of:=[.X25]-[.X24]" office:value-type="float" office:value="476.279544092742" calcext:value-type="float">
            <text:p>476.279544092742</text:p>
          </table:table-cell>
          <table:table-cell table:formula="of:=[.S25]-[.S24]" office:value-type="float" office:value="10" calcext:value-type="float">
            <text:p>10</text:p>
          </table:table-cell>
          <table:table-cell table:formula="of:=[.K25]-[.K24]" office:value-type="float" office:value="7" calcext:value-type="float">
            <text:p>7</text:p>
          </table:table-cell>
          <table:table-cell office:value-type="float" office:value="0.098802395209581" calcext:value-type="float">
            <text:p>0.098802395209581</text:p>
          </table:table-cell>
          <table:table-cell office:value-type="float" office:value="1015.38407185629" calcext:value-type="float">
            <text:p>1015.38407185629</text:p>
          </table:table-cell>
          <table:table-cell office:value-type="float" office:value="106.245664335664" calcext:value-type="float">
            <text:p>106.245664335664</text:p>
          </table:table-cell>
          <table:table-cell office:value-type="float" office:value="26.3841884816754" calcext:value-type="float">
            <text:p>26.3841884816754</text:p>
          </table:table-cell>
          <table:table-cell office:value-type="float" office:value="86.3619760479042" calcext:value-type="float">
            <text:p>86.3619760479042</text:p>
          </table:table-cell>
          <table:table-cell office:value-type="float" office:value="194.018067226891" calcext:value-type="float">
            <text:p>194.018067226891</text:p>
          </table:table-cell>
          <table:table-cell office:value-type="float" office:value="1.09033613445378" calcext:value-type="float">
            <text:p>1.09033613445378</text:p>
          </table:table-cell>
          <table:table-cell office:value-type="float" office:value="6.12193548387097" calcext:value-type="float">
            <text:p>6.12193548387097</text:p>
          </table:table-cell>
          <table:table-cell office:value-type="float" office:value="20.8125531914894" calcext:value-type="float">
            <text:p>20.8125531914894</text:p>
          </table:table-cell>
          <table:table-cell office:value-type="float" office:value="0.06169014084507" calcext:value-type="float">
            <text:p>0.06169014084507</text:p>
          </table:table-cell>
          <table:table-cell office:value-type="float" office:value="2.07535211267606" calcext:value-type="float">
            <text:p>2.07535211267606</text:p>
          </table:table-cell>
          <table:table-cell office:value-type="float" office:value="2.01408450704225" calcext:value-type="float">
            <text:p>2.01408450704225</text:p>
          </table:table-cell>
          <table:table-cell office:value-type="float" office:value="0.189861111111111" calcext:value-type="float">
            <text:p>0.189861111111111</text:p>
          </table:table-cell>
          <table:table-cell office:value-type="float" office:value="7.68382978723404" calcext:value-type="float">
            <text:p>7.68382978723404</text:p>
          </table:table-cell>
          <table:table-cell office:value-type="float" office:value="28.4802127659575" calcext:value-type="float">
            <text:p>28.4802127659575</text:p>
          </table:table-cell>
          <table:table-cell office:value-type="float" office:value="32.3924607329843" calcext:value-type="float">
            <text:p>32.3924607329843</text:p>
          </table:table-cell>
          <table:table-cell office:value-type="float" office:value="28.3495789473684" calcext:value-type="float">
            <text:p>28.3495789473684</text:p>
          </table:table-cell>
          <table:table-cell office:value-type="float" office:value="20.7391304347826" calcext:value-type="float">
            <text:p>20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3-31</text:p>
          </table:table-cell>
          <table:table-cell office:value-type="string" calcext:value-type="string">
            <text:p>Confirmado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373" calcext:value-type="float">
            <text:p>2373</text:p>
          </table:table-cell>
          <table:table-cell table:number-columns-repeated="3"/>
          <table:table-cell table:formula="of:=[.E26]-[.F26]-[.G26]" office:value-type="float" office:value="441" calcext:value-type="float">
            <text:p>441</text:p>
          </table:table-cell>
          <table:table-cell table:formula="of:=MAX([.S26]-[.K26];0)" office:value-type="float" office:value="393" calcext:value-type="float">
            <text:p>393</text:p>
          </table:table-cell>
          <table:table-cell table:formula="of:=[.K26]/[.S12]" office:value-type="float" office:value="0.941176470588235" calcext:value-type="float">
            <text:p>0.941176470588235</text:p>
          </table:table-cell>
          <table:table-cell table:formula="of:=[.G26]/[.E12]" office:value-type="float" office:value="0.352941176470588" calcext:value-type="float">
            <text:p>0.352941176470588</text:p>
          </table:table-cell>
          <table:table-cell table:formula="of:=6718903-[.Y26]-[.F26]-[.G26]" office:value-type="float" office:value="6717767.16594876" calcext:value-type="float">
            <text:p>6717767.16594876</text:p>
          </table:table-cell>
          <table:table-cell table:formula="of:=NORMINV(RAND();MAX([.T33];1);MAX(0.25*[.T33];1))" office:value-type="float" office:value="975.834051236177" calcext:value-type="float">
            <text:p>975.834051236177</text:p>
          </table:table-cell>
          <table:table-cell table:formula="of:=[.X26]+[.K26]" office:value-type="float" office:value="1023.83405123618" calcext:value-type="float">
            <text:p>1023.83405123618</text:p>
          </table:table-cell>
          <table:table-cell table:formula="of:=[.X26]-[.X25]" office:value-type="float" office:value="66.9300889927147" calcext:value-type="float">
            <text:p>66.9300889927147</text:p>
          </table:table-cell>
          <table:table-cell table:formula="of:=[.S26]-[.S25]" office:value-type="float" office:value="30" calcext:value-type="float">
            <text:p>30</text:p>
          </table:table-cell>
          <table:table-cell table:formula="of:=[.K26]-[.K25]" office:value-type="float" office:value="10" calcext:value-type="float">
            <text:p>10</text:p>
          </table:table-cell>
          <table:table-cell office:value-type="float" office:value="0.00952380952381" calcext:value-type="float">
            <text:p>0.00952380952381</text:p>
          </table:table-cell>
          <table:table-cell office:value-type="float" office:value="1013.88041666667" calcext:value-type="float">
            <text:p>1013.88041666667</text:p>
          </table:table-cell>
          <table:table-cell office:value-type="float" office:value="102.818472222222" calcext:value-type="float">
            <text:p>102.818472222222</text:p>
          </table:table-cell>
          <table:table-cell office:value-type="float" office:value="27.07828125" calcext:value-type="float">
            <text:p>27.07828125</text:p>
          </table:table-cell>
          <table:table-cell office:value-type="float" office:value="81.2133333333333" calcext:value-type="float">
            <text:p>81.2133333333333</text:p>
          </table:table-cell>
          <table:table-cell office:value-type="float" office:value="157.9085" calcext:value-type="float">
            <text:p>157.9085</text:p>
          </table:table-cell>
          <table:table-cell office:value-type="float" office:value="1.013" calcext:value-type="float">
            <text:p>1.013</text:p>
          </table:table-cell>
          <table:table-cell office:value-type="float" office:value="3.52531914893617" calcext:value-type="float">
            <text:p>3.52531914893617</text:p>
          </table:table-cell>
          <table:table-cell office:value-type="float" office:value="19.9802083333333" calcext:value-type="float">
            <text:p>19.9802083333333</text:p>
          </table:table-cell>
          <table:table-cell office:value-type="float" office:value="0.062916666666667" calcext:value-type="float">
            <text:p>0.062916666666667</text:p>
          </table:table-cell>
          <table:table-cell office:value-type="float" office:value="2.00222222222222" calcext:value-type="float">
            <text:p>2.00222222222222</text:p>
          </table:table-cell>
          <table:table-cell office:value-type="float" office:value="1.94083333333333" calcext:value-type="float">
            <text:p>1.94083333333333</text:p>
          </table:table-cell>
          <table:table-cell office:value-type="float" office:value="0.162167832167832" calcext:value-type="float">
            <text:p>0.162167832167832</text:p>
          </table:table-cell>
          <table:table-cell office:value-type="float" office:value="8.43875" calcext:value-type="float">
            <text:p>8.43875</text:p>
          </table:table-cell>
          <table:table-cell office:value-type="float" office:value="28.4264583333333" calcext:value-type="float">
            <text:p>28.4264583333333</text:p>
          </table:table-cell>
          <table:table-cell office:value-type="float" office:value="31.49390625" calcext:value-type="float">
            <text:p>31.49390625</text:p>
          </table:table-cell>
          <table:table-cell office:value-type="float" office:value="24.3297752808989" calcext:value-type="float">
            <text:p>24.3297752808989</text:p>
          </table:table-cell>
          <table:table-cell office:value-type="float" office:value="17.1304347826087" calcext:value-type="float">
            <text:p>17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2295927593197" calcext:value-type="float">
            <text:p>0.122295927593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28" calcext:value-type="float">
            <text:p>-28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55" calcext:value-type="float">
            <text:p>-55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1</text:p>
          </table:table-cell>
          <table:table-cell office:value-type="string" calcext:value-type="string">
            <text:p>Confirmado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83" calcext:value-type="float">
            <text:p>583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75" calcext:value-type="float">
            <text:p>2075</text:p>
          </table:table-cell>
          <table:table-cell table:number-columns-repeated="3"/>
          <table:table-cell table:formula="of:=[.E27]-[.F27]-[.G27]" office:value-type="float" office:value="450" calcext:value-type="float">
            <text:p>450</text:p>
          </table:table-cell>
          <table:table-cell table:formula="of:=MAX([.S27]-[.K27];0)" office:value-type="float" office:value="398" calcext:value-type="float">
            <text:p>398</text:p>
          </table:table-cell>
          <table:table-cell table:formula="of:=[.K27]/[.S13]" office:value-type="float" office:value="0.866666666666667" calcext:value-type="float">
            <text:p>0.866666666666667</text:p>
          </table:table-cell>
          <table:table-cell table:formula="of:=[.G27]/[.E13]" office:value-type="float" office:value="0.333333333333333" calcext:value-type="float">
            <text:p>0.333333333333333</text:p>
          </table:table-cell>
          <table:table-cell table:formula="of:=6718903-[.Y27]-[.F27]-[.G27]" office:value-type="float" office:value="6717700.66035401" calcext:value-type="float">
            <text:p>6717700.66035401</text:p>
          </table:table-cell>
          <table:table-cell table:formula="of:=NORMINV(RAND();MAX([.T34];1);MAX(0.25*[.T34];1))" office:value-type="float" office:value="1017.33964599131" calcext:value-type="float">
            <text:p>1017.33964599131</text:p>
          </table:table-cell>
          <table:table-cell table:formula="of:=[.X27]+[.K27]" office:value-type="float" office:value="1069.33964599131" calcext:value-type="float">
            <text:p>1069.33964599131</text:p>
          </table:table-cell>
          <table:table-cell table:formula="of:=[.X27]-[.X26]" office:value-type="float" office:value="41.5055947551326" calcext:value-type="float">
            <text:p>41.5055947551326</text:p>
          </table:table-cell>
          <table:table-cell table:formula="of:=[.S27]-[.S26]" office:value-type="float" office:value="9" calcext:value-type="float">
            <text:p>9</text:p>
          </table:table-cell>
          <table:table-cell table:formula="of:=[.K27]-[.K26]" office:value-type="float" office:value="4" calcext:value-type="float">
            <text:p>4</text:p>
          </table:table-cell>
          <table:table-cell office:value-type="float" office:value="0.027976190476191" calcext:value-type="float">
            <text:p>0.027976190476191</text:p>
          </table:table-cell>
          <table:table-cell office:value-type="float" office:value="1014.87535714286" calcext:value-type="float">
            <text:p>1014.87535714286</text:p>
          </table:table-cell>
          <table:table-cell office:value-type="float" office:value="117.612222222222" calcext:value-type="float">
            <text:p>117.612222222222</text:p>
          </table:table-cell>
          <table:table-cell office:value-type="float" office:value="26.8355729166667" calcext:value-type="float">
            <text:p>26.8355729166667</text:p>
          </table:table-cell>
          <table:table-cell office:value-type="float" office:value="80.2917261904762" calcext:value-type="float">
            <text:p>80.2917261904762</text:p>
          </table:table-cell>
          <table:table-cell office:value-type="float" office:value="130.374666666667" calcext:value-type="float">
            <text:p>130.374666666667</text:p>
          </table:table-cell>
          <table:table-cell office:value-type="float" office:value="1.26258333333333" calcext:value-type="float">
            <text:p>1.26258333333333</text:p>
          </table:table-cell>
          <table:table-cell office:value-type="float" office:value="3.69574468085106" calcext:value-type="float">
            <text:p>3.69574468085106</text:p>
          </table:table-cell>
          <table:table-cell office:value-type="float" office:value="13.9935416666667" calcext:value-type="float">
            <text:p>13.9935416666667</text:p>
          </table:table-cell>
          <table:table-cell office:value-type="float" office:value="0.055" calcext:value-type="float">
            <text:p>0.055</text:p>
          </table:table-cell>
          <table:table-cell office:value-type="float" office:value="1.95" calcext:value-type="float">
            <text:p>1.95</text:p>
          </table:table-cell>
          <table:table-cell office:value-type="float" office:value="1.89486111111111" calcext:value-type="float">
            <text:p>1.89486111111111</text:p>
          </table:table-cell>
          <table:table-cell office:value-type="float" office:value="0.166830985915493" calcext:value-type="float">
            <text:p>0.166830985915493</text:p>
          </table:table-cell>
          <table:table-cell office:value-type="float" office:value="5.909375" calcext:value-type="float">
            <text:p>5.909375</text:p>
          </table:table-cell>
          <table:table-cell office:value-type="float" office:value="19.8935416666667" calcext:value-type="float">
            <text:p>19.8935416666667</text:p>
          </table:table-cell>
          <table:table-cell office:value-type="float" office:value="25.6020105820106" calcext:value-type="float">
            <text:p>25.6020105820106</text:p>
          </table:table-cell>
          <table:table-cell office:value-type="float" office:value="22.5890322580645" calcext:value-type="float">
            <text:p>22.589032258064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21" calcext:value-type="float">
            <text:p>-21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2</text:p>
          </table:table-cell>
          <table:table-cell office:value-type="string" calcext:value-type="string">
            <text:p>Confirmado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697" calcext:value-type="float">
            <text:p>69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table:number-columns-repeated="3"/>
          <table:table-cell table:formula="of:=[.E28]-[.F28]-[.G28]" office:value-type="float" office:value="537" calcext:value-type="float">
            <text:p>537</text:p>
          </table:table-cell>
          <table:table-cell table:formula="of:=MAX([.S28]-[.K28];0)" office:value-type="float" office:value="473" calcext:value-type="float">
            <text:p>473</text:p>
          </table:table-cell>
          <table:table-cell table:formula="of:=[.K28]/[.S14]" office:value-type="float" office:value="1.01587301587302" calcext:value-type="float">
            <text:p>1.01587301587302</text:p>
          </table:table-cell>
          <table:table-cell table:formula="of:=[.G28]/[.E14]" office:value-type="float" office:value="0.380952380952381" calcext:value-type="float">
            <text:p>0.380952380952381</text:p>
          </table:table-cell>
          <table:table-cell table:formula="of:=6718903-[.Y28]-[.F28]-[.G28]" office:value-type="float" office:value="6717391.90148355" calcext:value-type="float">
            <text:p>6717391.90148355</text:p>
          </table:table-cell>
          <table:table-cell table:formula="of:=NORMINV(RAND();MAX([.T35];1);MAX(0.25*[.T35];1))" office:value-type="float" office:value="1287.09851645007" calcext:value-type="float">
            <text:p>1287.09851645007</text:p>
          </table:table-cell>
          <table:table-cell table:formula="of:=[.X28]+[.K28]" office:value-type="float" office:value="1351.09851645007" calcext:value-type="float">
            <text:p>1351.09851645007</text:p>
          </table:table-cell>
          <table:table-cell table:formula="of:=[.X28]-[.X27]" office:value-type="float" office:value="269.758870458762" calcext:value-type="float">
            <text:p>269.758870458762</text:p>
          </table:table-cell>
          <table:table-cell table:formula="of:=[.S28]-[.S27]" office:value-type="float" office:value="87" calcext:value-type="float">
            <text:p>87</text:p>
          </table:table-cell>
          <table:table-cell table:formula="of:=[.K28]-[.K27]" office:value-type="float" office:value="12" calcext:value-type="float">
            <text:p>12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1.34583333333" calcext:value-type="float">
            <text:p>1011.34583333333</text:p>
          </table:table-cell>
          <table:table-cell office:value-type="float" office:value="176.289722222222" calcext:value-type="float">
            <text:p>176.289722222222</text:p>
          </table:table-cell>
          <table:table-cell office:value-type="float" office:value="28.7200520833333" calcext:value-type="float">
            <text:p>28.7200520833333</text:p>
          </table:table-cell>
          <table:table-cell office:value-type="float" office:value="75.1692857142857" calcext:value-type="float">
            <text:p>75.1692857142857</text:p>
          </table:table-cell>
          <table:table-cell office:value-type="float" office:value="125.144166666667" calcext:value-type="float">
            <text:p>125.144166666667</text:p>
          </table:table-cell>
          <table:table-cell office:value-type="float" office:value="1.137" calcext:value-type="float">
            <text:p>1.137</text:p>
          </table:table-cell>
          <table:table-cell office:value-type="float" office:value="5.05157303370787" calcext:value-type="float">
            <text:p>5.05157303370787</text:p>
          </table:table-cell>
          <table:table-cell office:value-type="float" office:value="22.0716666666667" calcext:value-type="float">
            <text:p>22.0716666666667</text:p>
          </table:table-cell>
          <table:table-cell office:value-type="float" office:value="0.064861111111111" calcext:value-type="float">
            <text:p>0.064861111111111</text:p>
          </table:table-cell>
          <table:table-cell office:value-type="float" office:value="2.05375" calcext:value-type="float">
            <text:p>2.05375</text:p>
          </table:table-cell>
          <table:table-cell office:value-type="float" office:value="1.99055555555556" calcext:value-type="float">
            <text:p>1.99055555555556</text:p>
          </table:table-cell>
          <table:table-cell office:value-type="float" office:value="0.220277777777778" calcext:value-type="float">
            <text:p>0.220277777777778</text:p>
          </table:table-cell>
          <table:table-cell office:value-type="float" office:value="6.54041666666667" calcext:value-type="float">
            <text:p>6.54041666666667</text:p>
          </table:table-cell>
          <table:table-cell office:value-type="float" office:value="28.5995833333333" calcext:value-type="float">
            <text:p>28.5995833333333</text:p>
          </table:table-cell>
          <table:table-cell office:value-type="float" office:value="31.2668229166667" calcext:value-type="float">
            <text:p>31.2668229166667</text:p>
          </table:table-cell>
          <table:table-cell office:value-type="float" office:value="24.7958115183246" calcext:value-type="float">
            <text:p>24.7958115183246</text:p>
          </table:table-cell>
          <table:table-cell office:value-type="float" office:value="13.5652173913043" calcext:value-type="float">
            <text:p>13.565217391304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24" calcext:value-type="float">
            <text:p>-24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3</text:p>
          </table:table-cell>
          <table:table-cell office:value-type="string" calcext:value-type="string">
            <text:p>Confirmado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95" calcext:value-type="float">
            <text:p>2195</text:p>
          </table:table-cell>
          <table:table-cell table:number-columns-repeated="3"/>
          <table:table-cell table:formula="of:=[.E29]-[.F29]-[.G29]" office:value-type="float" office:value="622" calcext:value-type="float">
            <text:p>622</text:p>
          </table:table-cell>
          <table:table-cell table:formula="of:=MAX([.S29]-[.K29];0)" office:value-type="float" office:value="548" calcext:value-type="float">
            <text:p>548</text:p>
          </table:table-cell>
          <table:table-cell table:formula="of:=[.K29]/[.S15]" office:value-type="float" office:value="1.19354838709677" calcext:value-type="float">
            <text:p>1.19354838709677</text:p>
          </table:table-cell>
          <table:table-cell table:formula="of:=[.G29]/[.E15]" office:value-type="float" office:value="0.492063492063492" calcext:value-type="float">
            <text:p>0.492063492063492</text:p>
          </table:table-cell>
          <table:table-cell table:formula="of:=6718903-[.Y29]-[.F29]-[.G29]" office:value-type="float" office:value="6717935.35092362" calcext:value-type="float">
            <text:p>6717935.35092362</text:p>
          </table:table-cell>
          <table:table-cell table:formula="of:=NORMINV(RAND();MAX([.T36];1);MAX(0.25*[.T36];1))" office:value-type="float" office:value="708.649076380687" calcext:value-type="float">
            <text:p>708.649076380687</text:p>
          </table:table-cell>
          <table:table-cell table:formula="of:=[.X29]+[.K29]" office:value-type="float" office:value="782.649076380687" calcext:value-type="float">
            <text:p>782.649076380687</text:p>
          </table:table-cell>
          <table:table-cell table:formula="of:=[.X29]-[.X28]" office:value-type="float" office:value="-578.449440069385" calcext:value-type="float">
            <text:p>-578.449440069385</text:p>
          </table:table-cell>
          <table:table-cell table:formula="of:=[.S29]-[.S28]" office:value-type="float" office:value="85" calcext:value-type="float">
            <text:p>85</text:p>
          </table:table-cell>
          <table:table-cell table:formula="of:=[.K29]-[.K28]" office:value-type="float" office:value="10" calcext:value-type="float">
            <text:p>10</text:p>
          </table:table-cell>
          <table:table-cell office:value-type="float" office:value="0.046385542168675" calcext:value-type="float">
            <text:p>0.046385542168675</text:p>
          </table:table-cell>
          <table:table-cell office:value-type="float" office:value="1005.87759036145" calcext:value-type="float">
            <text:p>1005.87759036145</text:p>
          </table:table-cell>
          <table:table-cell office:value-type="float" office:value="127.608888888889" calcext:value-type="float">
            <text:p>127.608888888889</text:p>
          </table:table-cell>
          <table:table-cell office:value-type="float" office:value="28.8045263157895" calcext:value-type="float">
            <text:p>28.8045263157895</text:p>
          </table:table-cell>
          <table:table-cell office:value-type="float" office:value="65.0127976190476" calcext:value-type="float">
            <text:p>65.0127976190476</text:p>
          </table:table-cell>
          <table:table-cell office:value-type="float" office:value="226.963916666667" calcext:value-type="float">
            <text:p>226.963916666667</text:p>
          </table:table-cell>
          <table:table-cell office:value-type="float" office:value="1.99916666666667" calcext:value-type="float">
            <text:p>1.99916666666667</text:p>
          </table:table-cell>
          <table:table-cell office:value-type="float" office:value="3.01272727272727" calcext:value-type="float">
            <text:p>3.01272727272727</text:p>
          </table:table-cell>
          <table:table-cell office:value-type="float" office:value="17.7989583333333" calcext:value-type="float">
            <text:p>17.7989583333333</text:p>
          </table:table-cell>
          <table:table-cell office:value-type="float" office:value="0.054027777777778" calcext:value-type="float">
            <text:p>0.054027777777778</text:p>
          </table:table-cell>
          <table:table-cell office:value-type="float" office:value="1.99402777777778" calcext:value-type="float">
            <text:p>1.99402777777778</text:p>
          </table:table-cell>
          <table:table-cell office:value-type="float" office:value="1.93916666666667" calcext:value-type="float">
            <text:p>1.93916666666667</text:p>
          </table:table-cell>
          <table:table-cell office:value-type="float" office:value="0.165664335664336" calcext:value-type="float">
            <text:p>0.165664335664336</text:p>
          </table:table-cell>
          <table:table-cell office:value-type="float" office:value="7.72291666666667" calcext:value-type="float">
            <text:p>7.72291666666667</text:p>
          </table:table-cell>
          <table:table-cell office:value-type="float" office:value="25.5125" calcext:value-type="float">
            <text:p>25.5125</text:p>
          </table:table-cell>
          <table:table-cell office:value-type="float" office:value="45.4450531914894" calcext:value-type="float">
            <text:p>45.4450531914894</text:p>
          </table:table-cell>
          <table:table-cell office:value-type="float" office:value="28.8901047120419" calcext:value-type="float">
            <text:p>28.8901047120419</text:p>
          </table:table-cell>
          <table:table-cell office:value-type="float" office:value="15.5833333333333" calcext:value-type="float">
            <text:p>15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9" calcext:value-type="float">
            <text:p>-19</text:p>
          </table:table-cell>
          <table:table-cell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4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867" calcext:value-type="float">
            <text:p>867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table:number-columns-repeated="3"/>
          <table:table-cell table:formula="of:=[.E30]-[.F30]-[.G30]" office:value-type="float" office:value="656" calcext:value-type="float">
            <text:p>656</text:p>
          </table:table-cell>
          <table:table-cell table:formula="of:=MAX([.S30]-[.K30];0)" office:value-type="float" office:value="584" calcext:value-type="float">
            <text:p>584</text:p>
          </table:table-cell>
          <table:table-cell table:formula="of:=[.K30]/[.S16]" office:value-type="float" office:value="0.774193548387097" calcext:value-type="float">
            <text:p>0.774193548387097</text:p>
          </table:table-cell>
          <table:table-cell table:formula="of:=[.G30]/[.E16]" office:value-type="float" office:value="0.382978723404255" calcext:value-type="float">
            <text:p>0.382978723404255</text:p>
          </table:table-cell>
          <table:table-cell table:formula="of:=6718903-[.Y30]-[.F30]-[.G30]" office:value-type="float" office:value="6717565.02041843" calcext:value-type="float">
            <text:p>6717565.02041843</text:p>
          </table:table-cell>
          <table:table-cell table:formula="of:=NORMINV(RAND();MAX([.T37];1);MAX(0.25*[.T37];1))" office:value-type="float" office:value="1054.97958157397" calcext:value-type="float">
            <text:p>1054.97958157397</text:p>
          </table:table-cell>
          <table:table-cell table:formula="of:=[.X30]+[.K30]" office:value-type="float" office:value="1126.97958157397" calcext:value-type="float">
            <text:p>1126.97958157397</text:p>
          </table:table-cell>
          <table:table-cell table:formula="of:=[.X30]-[.X29]" office:value-type="float" office:value="346.330505193281" calcext:value-type="float">
            <text:p>346.330505193281</text:p>
          </table:table-cell>
          <table:table-cell table:formula="of:=[.S30]-[.S29]" office:value-type="float" office:value="34" calcext:value-type="float">
            <text:p>34</text:p>
          </table:table-cell>
          <table:table-cell table:formula="of:=[.K30]-[.K29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12.32613095238" calcext:value-type="float">
            <text:p>1012.32613095238</text:p>
          </table:table-cell>
          <table:table-cell office:value-type="float" office:value="180.810277777778" calcext:value-type="float">
            <text:p>180.810277777778</text:p>
          </table:table-cell>
          <table:table-cell office:value-type="float" office:value="25.8105208333333" calcext:value-type="float">
            <text:p>25.8105208333333</text:p>
          </table:table-cell>
          <table:table-cell office:value-type="float" office:value="62.7489880952381" calcext:value-type="float">
            <text:p>62.7489880952381</text:p>
          </table:table-cell>
          <table:table-cell office:value-type="float" office:value="215.990333333333" calcext:value-type="float">
            <text:p>215.990333333333</text:p>
          </table:table-cell>
          <table:table-cell office:value-type="float" office:value="1.50033333333333" calcext:value-type="float">
            <text:p>1.50033333333333</text:p>
          </table:table-cell>
          <table:table-cell office:value-type="float" office:value="4.40265957446808" calcext:value-type="float">
            <text:p>4.40265957446808</text:p>
          </table:table-cell>
          <table:table-cell office:value-type="float" office:value="13.645625" calcext:value-type="float">
            <text:p>13.645625</text:p>
          </table:table-cell>
          <table:table-cell office:value-type="float" office:value="0.050833333333333" calcext:value-type="float">
            <text:p>0.050833333333333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1.87236111111111" calcext:value-type="float">
            <text:p>1.87236111111111</text:p>
          </table:table-cell>
          <table:table-cell office:value-type="float" office:value="0.122013888888889" calcext:value-type="float">
            <text:p>0.122013888888889</text:p>
          </table:table-cell>
          <table:table-cell office:value-type="float" office:value="8.041875" calcext:value-type="float">
            <text:p>8.041875</text:p>
          </table:table-cell>
          <table:table-cell office:value-type="float" office:value="21.6820833333333" calcext:value-type="float">
            <text:p>21.6820833333333</text:p>
          </table:table-cell>
          <table:table-cell office:value-type="float" office:value="42.4061458333334" calcext:value-type="float">
            <text:p>42.4061458333334</text:p>
          </table:table-cell>
          <table:table-cell office:value-type="float" office:value="31.0624083769634" calcext:value-type="float">
            <text:p>31.0624083769634</text:p>
          </table:table-cell>
          <table:table-cell office:value-type="float" office:value="14.4583333333333" calcext:value-type="float">
            <text:p>14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17" calcext:value-type="float">
            <text:p>-17</text:p>
          </table:table-cell>
          <table:table-cell office:value-type="float" office:value="-78" calcext:value-type="float">
            <text:p>-78</text:p>
          </table:table-cell>
          <table:table-cell office:value-type="float" office:value="-57" calcext:value-type="float">
            <text:p>-57</text:p>
          </table:table-cell>
          <table:table-cell office:value-type="float" office:value="-41" calcext:value-type="float">
            <text:p>-41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5</text:p>
          </table:table-cell>
          <table:table-cell office:value-type="string" calcext:value-type="string">
            <text:p>Confirmado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982" calcext:value-type="float">
            <text:p>982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table:number-columns-repeated="3"/>
          <table:table-cell table:formula="of:=[.E31]-[.F31]-[.G31]" office:value-type="float" office:value="740" calcext:value-type="float">
            <text:p>740</text:p>
          </table:table-cell>
          <table:table-cell table:formula="of:=MAX([.S31]-[.K31];0)" office:value-type="float" office:value="679" calcext:value-type="float">
            <text:p>679</text:p>
          </table:table-cell>
          <table:table-cell table:formula="of:=[.K31]/[.S17]" office:value-type="float" office:value="0.603960396039604" calcext:value-type="float">
            <text:p>0.603960396039604</text:p>
          </table:table-cell>
          <table:table-cell table:formula="of:=[.G31]/[.E17]" office:value-type="float" office:value="0.368932038834951" calcext:value-type="float">
            <text:p>0.368932038834951</text:p>
          </table:table-cell>
          <table:table-cell table:formula="of:=6718903-[.Y31]-[.F31]-[.G31]" office:value-type="float" office:value="6717553.84779338" calcext:value-type="float">
            <text:p>6717553.84779338</text:p>
          </table:table-cell>
          <table:table-cell table:formula="of:=NORMINV(RAND();MAX([.T38];1);MAX(0.25*[.T38];1))" office:value-type="float" office:value="1046.15220661858" calcext:value-type="float">
            <text:p>1046.15220661858</text:p>
          </table:table-cell>
          <table:table-cell table:formula="of:=[.X31]+[.K31]" office:value-type="float" office:value="1107.15220661858" calcext:value-type="float">
            <text:p>1107.15220661858</text:p>
          </table:table-cell>
          <table:table-cell table:formula="of:=[.X31]-[.X30]" office:value-type="float" office:value="-8.82737495539072" calcext:value-type="float">
            <text:p>-8.82737495539072</text:p>
          </table:table-cell>
          <table:table-cell table:formula="of:=[.S31]-[.S30]" office:value-type="float" office:value="84" calcext:value-type="float">
            <text:p>84</text:p>
          </table:table-cell>
          <table:table-cell table:formula="of:=[.K31]-[.K30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015.87916666667" calcext:value-type="float">
            <text:p>1015.87916666667</text:p>
          </table:table-cell>
          <table:table-cell office:value-type="float" office:value="130.860069444444" calcext:value-type="float">
            <text:p>130.860069444444</text:p>
          </table:table-cell>
          <table:table-cell office:value-type="float" office:value="26.1973958333333" calcext:value-type="float">
            <text:p>26.1973958333333</text:p>
          </table:table-cell>
          <table:table-cell office:value-type="float" office:value="69.1513095238095" calcext:value-type="float">
            <text:p>69.1513095238095</text:p>
          </table:table-cell>
          <table:table-cell office:value-type="float" office:value="183.022166666667" calcext:value-type="float">
            <text:p>183.022166666667</text:p>
          </table:table-cell>
          <table:table-cell office:value-type="float" office:value="1.083" calcext:value-type="float">
            <text:p>1.083</text:p>
          </table:table-cell>
          <table:table-cell office:value-type="float" office:value="4.7636170212766" calcext:value-type="float">
            <text:p>4.7636170212766</text:p>
          </table:table-cell>
          <table:table-cell office:value-type="float" office:value="10.7585416666667" calcext:value-type="float">
            <text:p>10.7585416666667</text:p>
          </table:table-cell>
          <table:table-cell office:value-type="float" office:value="0.046805555555556" calcext:value-type="float">
            <text:p>0.046805555555556</text:p>
          </table:table-cell>
          <table:table-cell office:value-type="float" office:value="1.89944444444444" calcext:value-type="float">
            <text:p>1.89944444444444</text:p>
          </table:table-cell>
          <table:table-cell office:value-type="float" office:value="1.8525" calcext:value-type="float">
            <text:p>1.85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63604166666667" calcext:value-type="float">
            <text:p>4.63604166666667</text:p>
          </table:table-cell>
          <table:table-cell office:value-type="float" office:value="15.3835416666667" calcext:value-type="float">
            <text:p>15.3835416666667</text:p>
          </table:table-cell>
          <table:table-cell office:value-type="float" office:value="42.5668229166667" calcext:value-type="float">
            <text:p>42.5668229166667</text:p>
          </table:table-cell>
          <table:table-cell office:value-type="float" office:value="37.9563586956522" calcext:value-type="float">
            <text:p>37.9563586956522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7" calcext:value-type="float">
            <text:p>-27</text:p>
          </table:table-cell>
          <table:table-cell office:value-type="float" office:value="-81" calcext:value-type="float">
            <text:p>-81</text:p>
          </table:table-cell>
          <table:table-cell office:value-type="float" office:value="-60" calcext:value-type="float">
            <text:p>-60</text:p>
          </table:table-cell>
          <table:table-cell office:value-type="float" office:value="-38" calcext:value-type="float">
            <text:p>-38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6</text:p>
          </table:table-cell>
          <table:table-cell office:value-type="string" calcext:value-type="string">
            <text:p>Confirmado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916" calcext:value-type="float">
            <text:p>2916</text:p>
          </table:table-cell>
          <table:table-cell table:number-columns-repeated="3"/>
          <table:table-cell table:formula="of:=[.E32]-[.F32]-[.G32]" office:value-type="float" office:value="813" calcext:value-type="float">
            <text:p>813</text:p>
          </table:table-cell>
          <table:table-cell table:formula="of:=MAX([.S32]-[.K32];0)" office:value-type="float" office:value="739" calcext:value-type="float">
            <text:p>739</text:p>
          </table:table-cell>
          <table:table-cell table:formula="of:=[.K32]/[.S18]" office:value-type="float" office:value="0.44578313253012" calcext:value-type="float">
            <text:p>0.44578313253012</text:p>
          </table:table-cell>
          <table:table-cell table:formula="of:=[.G32]/[.E18]" office:value-type="float" office:value="0.247058823529412" calcext:value-type="float">
            <text:p>0.247058823529412</text:p>
          </table:table-cell>
          <table:table-cell table:formula="of:=6718903-[.Y32]-[.F32]-[.G32]" office:value-type="float" office:value="6717413.54921629" calcext:value-type="float">
            <text:p>6717413.54921629</text:p>
          </table:table-cell>
          <table:table-cell table:formula="of:=NORMINV(RAND();MAX([.T39];1);MAX(0.25*[.T39];1))" office:value-type="float" office:value="1160.45078371123" calcext:value-type="float">
            <text:p>1160.45078371123</text:p>
          </table:table-cell>
          <table:table-cell table:formula="of:=[.X32]+[.K32]" office:value-type="float" office:value="1234.45078371123" calcext:value-type="float">
            <text:p>1234.45078371123</text:p>
          </table:table-cell>
          <table:table-cell table:formula="of:=[.X32]-[.X31]" office:value-type="float" office:value="114.298577092652" calcext:value-type="float">
            <text:p>114.298577092652</text:p>
          </table:table-cell>
          <table:table-cell table:formula="of:=[.S32]-[.S31]" office:value-type="float" office:value="73" calcext:value-type="float">
            <text:p>73</text:p>
          </table:table-cell>
          <table:table-cell table:formula="of:=[.K32]-[.K31]" office:value-type="float" office:value="13" calcext:value-type="float">
            <text:p>13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1013.76440476191" calcext:value-type="float">
            <text:p>1013.76440476191</text:p>
          </table:table-cell>
          <table:table-cell office:value-type="float" office:value="173.394583333333" calcext:value-type="float">
            <text:p>173.394583333333</text:p>
          </table:table-cell>
          <table:table-cell office:value-type="float" office:value="27.48453125" calcext:value-type="float">
            <text:p>27.48453125</text:p>
          </table:table-cell>
          <table:table-cell office:value-type="float" office:value="72.5833928571429" calcext:value-type="float">
            <text:p>72.5833928571429</text:p>
          </table:table-cell>
          <table:table-cell office:value-type="float" office:value="125.625666666667" calcext:value-type="float">
            <text:p>125.625666666667</text:p>
          </table:table-cell>
          <table:table-cell office:value-type="float" office:value="1.15666666666667" calcext:value-type="float">
            <text:p>1.15666666666667</text:p>
          </table:table-cell>
          <table:table-cell office:value-type="float" office:value="5.64648936170213" calcext:value-type="float">
            <text:p>5.64648936170213</text:p>
          </table:table-cell>
          <table:table-cell office:value-type="float" office:value="21.7977083333333" calcext:value-type="float">
            <text:p>21.797708333333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.03" calcext:value-type="float">
            <text:p>2.03</text:p>
          </table:table-cell>
          <table:table-cell office:value-type="float" office:value="1.96763888888889" calcext:value-type="float">
            <text:p>1.96763888888889</text:p>
          </table:table-cell>
          <table:table-cell office:value-type="float" office:value="0.191333333333333" calcext:value-type="float">
            <text:p>0.191333333333333</text:p>
          </table:table-cell>
          <table:table-cell office:value-type="float" office:value="5.87145833333333" calcext:value-type="float">
            <text:p>5.87145833333333</text:p>
          </table:table-cell>
          <table:table-cell office:value-type="float" office:value="27.659375" calcext:value-type="float">
            <text:p>27.659375</text:p>
          </table:table-cell>
          <table:table-cell office:value-type="float" office:value="41.9019251336899" calcext:value-type="float">
            <text:p>41.9019251336899</text:p>
          </table:table-cell>
          <table:table-cell office:value-type="float" office:value="43.4787931034483" calcext:value-type="float">
            <text:p>43.4787931034483</text:p>
          </table:table-cell>
          <table:table-cell office:value-type="float" office:value="15.75" calcext:value-type="float">
            <text:p>15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9" calcext:value-type="float">
            <text:p>-19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7</text:p>
          </table:table-cell>
          <table:table-cell office:value-type="string" calcext:value-type="string">
            <text:p>Confirmado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232" calcext:value-type="float">
            <text:p>2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26" calcext:value-type="float">
            <text:p>2826</text:p>
          </table:table-cell>
          <table:table-cell table:number-columns-repeated="3"/>
          <table:table-cell table:formula="of:=[.E33]-[.F33]-[.G33]" office:value-type="float" office:value="831" calcext:value-type="float">
            <text:p>831</text:p>
          </table:table-cell>
          <table:table-cell table:formula="of:=MAX([.S33]-[.K33];0)" office:value-type="float" office:value="745" calcext:value-type="float">
            <text:p>745</text:p>
          </table:table-cell>
          <table:table-cell table:formula="of:=[.K33]/[.S19]" office:value-type="float" office:value="0.447916666666667" calcext:value-type="float">
            <text:p>0.447916666666667</text:p>
          </table:table-cell>
          <table:table-cell table:formula="of:=[.G33]/[.E19]" office:value-type="float" office:value="0.219626168224299" calcext:value-type="float">
            <text:p>0.219626168224299</text:p>
          </table:table-cell>
          <table:table-cell table:formula="of:=6718903-[.Y33]-[.F33]-[.G33]" office:value-type="float" office:value="6717312.75247652" calcext:value-type="float">
            <text:p>6717312.75247652</text:p>
          </table:table-cell>
          <table:table-cell table:formula="of:=NORMINV(RAND();MAX([.T40];1);MAX(0.25*[.T40];1))" office:value-type="float" office:value="1225.24752348183" calcext:value-type="float">
            <text:p>1225.24752348183</text:p>
          </table:table-cell>
          <table:table-cell table:formula="of:=[.X33]+[.K33]" office:value-type="float" office:value="1311.24752348183" calcext:value-type="float">
            <text:p>1311.24752348183</text:p>
          </table:table-cell>
          <table:table-cell table:formula="of:=[.X33]-[.X32]" office:value-type="float" office:value="64.7967397706032" calcext:value-type="float">
            <text:p>64.7967397706032</text:p>
          </table:table-cell>
          <table:table-cell table:formula="of:=[.S33]-[.S32]" office:value-type="float" office:value="18" calcext:value-type="float">
            <text:p>18</text:p>
          </table:table-cell>
          <table:table-cell table:formula="of:=[.K33]-[.K32]" office:value-type="float" office:value="12" calcext:value-type="float">
            <text:p>12</text:p>
          </table:table-cell>
          <table:table-cell office:value-type="float" office:value="0.088690476190476" calcext:value-type="float">
            <text:p>0.088690476190476</text:p>
          </table:table-cell>
          <table:table-cell office:value-type="float" office:value="1012.78291666667" calcext:value-type="float">
            <text:p>1012.78291666667</text:p>
          </table:table-cell>
          <table:table-cell office:value-type="float" office:value="75.0713194444444" calcext:value-type="float">
            <text:p>75.0713194444444</text:p>
          </table:table-cell>
          <table:table-cell office:value-type="float" office:value="26.07546875" calcext:value-type="float">
            <text:p>26.07546875</text:p>
          </table:table-cell>
          <table:table-cell office:value-type="float" office:value="87.1045833333334" calcext:value-type="float">
            <text:p>87.1045833333334</text:p>
          </table:table-cell>
          <table:table-cell office:value-type="float" office:value="213.719333333333" calcext:value-type="float">
            <text:p>213.719333333333</text:p>
          </table:table-cell>
          <table:table-cell office:value-type="float" office:value="1.56358333333333" calcext:value-type="float">
            <text:p>1.56358333333333</text:p>
          </table:table-cell>
          <table:table-cell office:value-type="float" office:value="5.40955056179775" calcext:value-type="float">
            <text:p>5.40955056179775</text:p>
          </table:table-cell>
          <table:table-cell office:value-type="float" office:value="22.7585416666667" calcext:value-type="float">
            <text:p>22.7585416666667</text:p>
          </table:table-cell>
          <table:table-cell office:value-type="float" office:value="0.067916666666667" calcext:value-type="float">
            <text:p>0.067916666666667</text:p>
          </table:table-cell>
          <table:table-cell office:value-type="float" office:value="2.02611111111111" calcext:value-type="float">
            <text:p>2.02611111111111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162083333333333" calcext:value-type="float">
            <text:p>0.162083333333333</text:p>
          </table:table-cell>
          <table:table-cell office:value-type="float" office:value="9.10875" calcext:value-type="float">
            <text:p>9.10875</text:p>
          </table:table-cell>
          <table:table-cell office:value-type="float" office:value="31.8470833333333" calcext:value-type="float">
            <text:p>31.8470833333333</text:p>
          </table:table-cell>
          <table:table-cell office:value-type="float" office:value="35.1868586387435" calcext:value-type="float">
            <text:p>35.1868586387435</text:p>
          </table:table-cell>
          <table:table-cell office:value-type="float" office:value="41.38390625" calcext:value-type="float">
            <text:p>41.38390625</text:p>
          </table:table-cell>
          <table:table-cell office:value-type="float" office:value="22.25" calcext:value-type="float">
            <text:p>22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8" calcext:value-type="float">
            <text:p>-18</text:p>
          </table:table-cell>
          <table:table-cell office:value-type="float" office:value="-75" calcext:value-type="float">
            <text:p>-75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string" calcext:value-type="string">
            <text:p>Confirmado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251" calcext:value-type="float">
            <text:p>1251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651" calcext:value-type="float">
            <text:p>2651</text:p>
          </table:table-cell>
          <table:table-cell table:number-columns-repeated="3"/>
          <table:table-cell table:formula="of:=[.E34]-[.F34]-[.G34]" office:value-type="float" office:value="862" calcext:value-type="float">
            <text:p>862</text:p>
          </table:table-cell>
          <table:table-cell table:formula="of:=MAX([.S34]-[.K34];0)" office:value-type="float" office:value="771" calcext:value-type="float">
            <text:p>771</text:p>
          </table:table-cell>
          <table:table-cell table:formula="of:=[.K34]/[.S20]" office:value-type="float" office:value="0.362549800796813" calcext:value-type="float">
            <text:p>0.362549800796813</text:p>
          </table:table-cell>
          <table:table-cell table:formula="of:=[.G34]/[.E20]" office:value-type="float" office:value="0.212230215827338" calcext:value-type="float">
            <text:p>0.212230215827338</text:p>
          </table:table-cell>
          <table:table-cell table:formula="of:=6718903-[.Y34]-[.F34]-[.G34]" office:value-type="float" office:value="6717528.63334424" calcext:value-type="float">
            <text:p>6717528.63334424</text:p>
          </table:table-cell>
          <table:table-cell table:formula="of:=NORMINV(RAND();MAX([.T41];1);MAX(0.25*[.T41];1))" office:value-type="float" office:value="894.366655760878" calcext:value-type="float">
            <text:p>894.366655760878</text:p>
          </table:table-cell>
          <table:table-cell table:formula="of:=[.X34]+[.K34]" office:value-type="float" office:value="985.366655760878" calcext:value-type="float">
            <text:p>985.366655760878</text:p>
          </table:table-cell>
          <table:table-cell table:formula="of:=[.X34]-[.X33]" office:value-type="float" office:value="-330.880867720955" calcext:value-type="float">
            <text:p>-330.880867720955</text:p>
          </table:table-cell>
          <table:table-cell table:formula="of:=[.S34]-[.S33]" office:value-type="float" office:value="31" calcext:value-type="float">
            <text:p>31</text:p>
          </table:table-cell>
          <table:table-cell table:formula="of:=[.K34]-[.K33]" office:value-type="float" office:value="5" calcext:value-type="float">
            <text:p>5</text:p>
          </table:table-cell>
          <table:table-cell office:value-type="float" office:value="0.328409090909091" calcext:value-type="float">
            <text:p>0.328409090909091</text:p>
          </table:table-cell>
          <table:table-cell office:value-type="float" office:value="1015.46632530121" calcext:value-type="float">
            <text:p>1015.46632530121</text:p>
          </table:table-cell>
          <table:table-cell office:value-type="float" office:value="43.7983802816901" calcext:value-type="float">
            <text:p>43.7983802816901</text:p>
          </table:table-cell>
          <table:table-cell office:value-type="float" office:value="22.7146073298429" calcext:value-type="float">
            <text:p>22.7146073298429</text:p>
          </table:table-cell>
          <table:table-cell office:value-type="float" office:value="93.8210365853659" calcext:value-type="float">
            <text:p>93.8210365853659</text:p>
          </table:table-cell>
          <table:table-cell office:value-type="float" office:value="213.575677966102" calcext:value-type="float">
            <text:p>213.575677966102</text:p>
          </table:table-cell>
          <table:table-cell office:value-type="float" office:value="1.10737288135593" calcext:value-type="float">
            <text:p>1.10737288135593</text:p>
          </table:table-cell>
          <table:table-cell office:value-type="float" office:value="2.79956989247312" calcext:value-type="float">
            <text:p>2.79956989247312</text:p>
          </table:table-cell>
          <table:table-cell office:value-type="float" office:value="17.46" calcext:value-type="float">
            <text:p>17.46</text:p>
          </table:table-cell>
          <table:table-cell office:value-type="float" office:value="0.03984375" calcext:value-type="float">
            <text:p>0.03984375</text:p>
          </table:table-cell>
          <table:table-cell office:value-type="float" office:value="1.86484375" calcext:value-type="float">
            <text:p>1.86484375</text:p>
          </table:table-cell>
          <table:table-cell office:value-type="float" office:value="1.82515625" calcext:value-type="float">
            <text:p>1.82515625</text:p>
          </table:table-cell>
          <table:table-cell office:value-type="float" office:value="0.142237762237762" calcext:value-type="float">
            <text:p>0.142237762237762</text:p>
          </table:table-cell>
          <table:table-cell office:value-type="float" office:value="7.98434782608696" calcext:value-type="float">
            <text:p>7.98434782608696</text:p>
          </table:table-cell>
          <table:table-cell office:value-type="float" office:value="25.4428260869565" calcext:value-type="float">
            <text:p>25.4428260869565</text:p>
          </table:table-cell>
          <table:table-cell office:value-type="float" office:value="37.0904891304348" calcext:value-type="float">
            <text:p>37.0904891304348</text:p>
          </table:table-cell>
          <table:table-cell office:value-type="float" office:value="22.168128342246" calcext:value-type="float">
            <text:p>22.168128342246</text:p>
          </table:table-cell>
          <table:table-cell office:value-type="float" office:value="10.25" calcext:value-type="float">
            <text:p>10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4" calcext:value-type="float">
            <text:p>-14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string" calcext:value-type="string">
            <text:p>Confirmado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449" calcext:value-type="float">
            <text:p>1449</text:p>
          </table:table-cell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3"/>
          <table:table-cell table:formula="of:=[.E35]-[.F35]-[.G35]" office:value-type="float" office:value="995" calcext:value-type="float">
            <text:p>995</text:p>
          </table:table-cell>
          <table:table-cell table:formula="of:=MAX([.S35]-[.K35];0)" office:value-type="float" office:value="917" calcext:value-type="float">
            <text:p>917</text:p>
          </table:table-cell>
          <table:table-cell table:formula="of:=[.K35]/[.S21]" office:value-type="float" office:value="0.276595744680851" calcext:value-type="float">
            <text:p>0.276595744680851</text:p>
          </table:table-cell>
          <table:table-cell table:formula="of:=[.G35]/[.E21]" office:value-type="float" office:value="0.220543806646526" calcext:value-type="float">
            <text:p>0.220543806646526</text:p>
          </table:table-cell>
          <table:table-cell table:formula="of:=6718903-[.Y35]-[.F35]-[.G35]" office:value-type="float" office:value="6716085.00551791" calcext:value-type="float">
            <text:p>6716085.00551791</text:p>
          </table:table-cell>
          <table:table-cell table:formula="of:=NORMINV(RAND();MAX([.T42];1);MAX(0.25*[.T42];1))" office:value-type="float" office:value="2285.99448208521" calcext:value-type="float">
            <text:p>2285.99448208521</text:p>
          </table:table-cell>
          <table:table-cell table:formula="of:=[.X35]+[.K35]" office:value-type="float" office:value="2363.99448208521" calcext:value-type="float">
            <text:p>2363.99448208521</text:p>
          </table:table-cell>
          <table:table-cell table:formula="of:=[.X35]-[.X34]" office:value-type="float" office:value="1391.62782632434" calcext:value-type="float">
            <text:p>1391.62782632434</text:p>
          </table:table-cell>
          <table:table-cell table:formula="of:=[.S35]-[.S34]" office:value-type="float" office:value="133" calcext:value-type="float">
            <text:p>133</text:p>
          </table:table-cell>
          <table:table-cell table:formula="of:=[.K35]-[.K34]" office:value-type="float" office:value="-13" calcext:value-type="float">
            <text:p>-13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1015.30369047619" calcext:value-type="float">
            <text:p>1015.30369047619</text:p>
          </table:table-cell>
          <table:table-cell office:value-type="float" office:value="70.5950694444445" calcext:value-type="float">
            <text:p>70.5950694444445</text:p>
          </table:table-cell>
          <table:table-cell office:value-type="float" office:value="23.1184375" calcext:value-type="float">
            <text:p>23.1184375</text:p>
          </table:table-cell>
          <table:table-cell office:value-type="float" office:value="79.1941666666667" calcext:value-type="float">
            <text:p>79.1941666666667</text:p>
          </table:table-cell>
          <table:table-cell office:value-type="float" office:value="225.748833333333" calcext:value-type="float">
            <text:p>225.748833333333</text:p>
          </table:table-cell>
          <table:table-cell office:value-type="float" office:value="1.24675" calcext:value-type="float">
            <text:p>1.24675</text:p>
          </table:table-cell>
          <table:table-cell office:value-type="float" office:value="1.95106382978723" calcext:value-type="float">
            <text:p>1.95106382978723</text:p>
          </table:table-cell>
          <table:table-cell office:value-type="float" office:value="22.00125" calcext:value-type="float">
            <text:p>22.00125</text:p>
          </table:table-cell>
          <table:table-cell office:value-type="float" office:value="0.056285714285714" calcext:value-type="float">
            <text:p>0.056285714285714</text:p>
          </table:table-cell>
          <table:table-cell office:value-type="float" office:value="1.89585714285714" calcext:value-type="float">
            <text:p>1.89585714285714</text:p>
          </table:table-cell>
          <table:table-cell office:value-type="float" office:value="1.84057142857143" calcext:value-type="float">
            <text:p>1.84057142857143</text:p>
          </table:table-cell>
          <table:table-cell office:value-type="float" office:value="0.144652777777778" calcext:value-type="float">
            <text:p>0.144652777777778</text:p>
          </table:table-cell>
          <table:table-cell office:value-type="float" office:value="10.011875" calcext:value-type="float">
            <text:p>10.011875</text:p>
          </table:table-cell>
          <table:table-cell office:value-type="float" office:value="32.01375" calcext:value-type="float">
            <text:p>32.01375</text:p>
          </table:table-cell>
          <table:table-cell office:value-type="float" office:value="36.2176063829787" calcext:value-type="float">
            <text:p>36.2176063829787</text:p>
          </table:table-cell>
          <table:table-cell office:value-type="float" office:value="25.2189361702128" calcext:value-type="float">
            <text:p>25.2189361702128</text:p>
          </table:table-cell>
          <table:table-cell office:value-type="float" office:value="16.1304347826087" calcext:value-type="float">
            <text:p>16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office:value-type="float" office:value="-74" calcext:value-type="float">
            <text:p>-74</text:p>
          </table:table-cell>
          <table:table-cell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string" calcext:value-type="string">
            <text:p>Confirmado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633" calcext:value-type="float">
            <text:p>1633</text:p>
          </table:table-cell>
          <table:table-cell office:value-type="float" office:value="424" calcext:value-type="float">
            <text:p>42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table:number-columns-repeated="3"/>
          <table:table-cell table:formula="of:=[.E36]-[.F36]-[.G36]" office:value-type="float" office:value="1127" calcext:value-type="float">
            <text:p>1127</text:p>
          </table:table-cell>
          <table:table-cell table:formula="of:=MAX([.S36]-[.K36];0)" office:value-type="float" office:value="1015" calcext:value-type="float">
            <text:p>1015</text:p>
          </table:table-cell>
          <table:table-cell table:formula="of:=[.K36]/[.S22]" office:value-type="float" office:value="0.362459546925566" calcext:value-type="float">
            <text:p>0.362459546925566</text:p>
          </table:table-cell>
          <table:table-cell table:formula="of:=[.G36]/[.E22]" office:value-type="float" office:value="0.222826086956522" calcext:value-type="float">
            <text:p>0.222826086956522</text:p>
          </table:table-cell>
          <table:table-cell table:formula="of:=6718903-[.Y36]-[.F36]-[.G36]" office:value-type="float" office:value="6717057.94669767" calcext:value-type="float">
            <text:p>6717057.94669767</text:p>
          </table:table-cell>
          <table:table-cell table:formula="of:=NORMINV(RAND();MAX([.T43];1);MAX(0.25*[.T43];1))" office:value-type="float" office:value="1227.05330233017" calcext:value-type="float">
            <text:p>1227.05330233017</text:p>
          </table:table-cell>
          <table:table-cell table:formula="of:=[.X36]+[.K36]" office:value-type="float" office:value="1339.05330233017" calcext:value-type="float">
            <text:p>1339.05330233017</text:p>
          </table:table-cell>
          <table:table-cell table:formula="of:=[.X36]-[.X35]" office:value-type="float" office:value="-1058.94117975504" calcext:value-type="float">
            <text:p>-1058.94117975504</text:p>
          </table:table-cell>
          <table:table-cell table:formula="of:=[.S36]-[.S35]" office:value-type="float" office:value="132" calcext:value-type="float">
            <text:p>132</text:p>
          </table:table-cell>
          <table:table-cell table:formula="of:=[.K36]-[.K3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15.20452380952" calcext:value-type="float">
            <text:p>1015.20452380952</text:p>
          </table:table-cell>
          <table:table-cell office:value-type="float" office:value="51.7988888888889" calcext:value-type="float">
            <text:p>51.7988888888889</text:p>
          </table:table-cell>
          <table:table-cell office:value-type="float" office:value="23.2413020833333" calcext:value-type="float">
            <text:p>23.2413020833333</text:p>
          </table:table-cell>
          <table:table-cell office:value-type="float" office:value="80.1827976190476" calcext:value-type="float">
            <text:p>80.1827976190476</text:p>
          </table:table-cell>
          <table:table-cell office:value-type="float" office:value="193.647" calcext:value-type="float">
            <text:p>193.647</text:p>
          </table:table-cell>
          <table:table-cell office:value-type="float" office:value="0.953083333333333" calcext:value-type="float">
            <text:p>0.953083333333333</text:p>
          </table:table-cell>
          <table:table-cell office:value-type="float" office:value="2.85542553191489" calcext:value-type="float">
            <text:p>2.85542553191489</text:p>
          </table:table-cell>
          <table:table-cell office:value-type="float" office:value="18.4402083333333" calcext:value-type="float">
            <text:p>18.4402083333333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2.04069444444444" calcext:value-type="float">
            <text:p>2.04069444444444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6.52458333333333" calcext:value-type="float">
            <text:p>6.52458333333333</text:p>
          </table:table-cell>
          <table:table-cell office:value-type="float" office:value="24.9566666666667" calcext:value-type="float">
            <text:p>24.9566666666667</text:p>
          </table:table-cell>
          <table:table-cell office:value-type="float" office:value="32.4313541666667" calcext:value-type="float">
            <text:p>32.4313541666667</text:p>
          </table:table-cell>
          <table:table-cell office:value-type="float" office:value="29.4901058201058" calcext:value-type="float">
            <text:p>29.4901058201058</text:p>
          </table:table-cell>
          <table:table-cell office:value-type="float" office:value="15.1304347826087" calcext:value-type="float">
            <text:p>15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32" calcext:value-type="float">
            <text:p>-3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float" office:value="-73" calcext:value-type="float">
            <text:p>-73</text:p>
          </table:table-cell>
          <table:table-cell office:value-type="float" office:value="28" calcext:value-type="float">
            <text:p>2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string" calcext:value-type="string">
            <text:p>Confirmado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office:value-type="float" office:value="496" calcext:value-type="float">
            <text:p>49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02" calcext:value-type="float">
            <text:p>1102</text:p>
          </table:table-cell>
          <table:table-cell table:number-columns-repeated="3"/>
          <table:table-cell table:formula="of:=[.E37]-[.F37]-[.G37]" office:value-type="float" office:value="1220" calcext:value-type="float">
            <text:p>1220</text:p>
          </table:table-cell>
          <table:table-cell table:formula="of:=MAX([.S37]-[.K37];0)" office:value-type="float" office:value="1065" calcext:value-type="float">
            <text:p>1065</text:p>
          </table:table-cell>
          <table:table-cell table:formula="of:=[.K37]/[.S23]" office:value-type="float" office:value="0.434173669467787" calcext:value-type="float">
            <text:p>0.434173669467787</text:p>
          </table:table-cell>
          <table:table-cell table:formula="of:=[.G37]/[.E23]" office:value-type="float" office:value="0.213457076566125" calcext:value-type="float">
            <text:p>0.213457076566125</text:p>
          </table:table-cell>
          <table:table-cell table:formula="of:=6718903-[.Y37]-[.F37]-[.G37]" office:value-type="float" office:value="6716276.27591229" calcext:value-type="float">
            <text:p>6716276.27591229</text:p>
          </table:table-cell>
          <table:table-cell table:formula="of:=NORMINV(RAND();MAX([.T44];1);MAX(0.25*[.T44];1))" office:value-type="float" office:value="1883.72408770854" calcext:value-type="float">
            <text:p>1883.72408770854</text:p>
          </table:table-cell>
          <table:table-cell table:formula="of:=[.X37]+[.K37]" office:value-type="float" office:value="2038.72408770854" calcext:value-type="float">
            <text:p>2038.72408770854</text:p>
          </table:table-cell>
          <table:table-cell table:formula="of:=[.X37]-[.X36]" office:value-type="float" office:value="656.670785378365" calcext:value-type="float">
            <text:p>656.670785378365</text:p>
          </table:table-cell>
          <table:table-cell table:formula="of:=[.S37]-[.S36]" office:value-type="float" office:value="93" calcext:value-type="float">
            <text:p>93</text:p>
          </table:table-cell>
          <table:table-cell table:formula="of:=[.K37]-[.K36]" office:value-type="float" office:value="43" calcext:value-type="float">
            <text:p>43</text:p>
          </table:table-cell>
          <table:table-cell office:value-type="float" office:value="0.051041666666667" calcext:value-type="float">
            <text:p>0.051041666666667</text:p>
          </table:table-cell>
          <table:table-cell office:value-type="float" office:value="1016.12970238095" calcext:value-type="float">
            <text:p>1016.12970238095</text:p>
          </table:table-cell>
          <table:table-cell office:value-type="float" office:value="32.8393055555556" calcext:value-type="float">
            <text:p>32.8393055555556</text:p>
          </table:table-cell>
          <table:table-cell office:value-type="float" office:value="22.6280729166667" calcext:value-type="float">
            <text:p>22.6280729166667</text:p>
          </table:table-cell>
          <table:table-cell office:value-type="float" office:value="89.3765476190476" calcext:value-type="float">
            <text:p>89.3765476190476</text:p>
          </table:table-cell>
          <table:table-cell office:value-type="float" office:value="199.789916666667" calcext:value-type="float">
            <text:p>199.789916666667</text:p>
          </table:table-cell>
          <table:table-cell office:value-type="float" office:value="0.766333333333333" calcext:value-type="float">
            <text:p>0.766333333333333</text:p>
          </table:table-cell>
          <table:table-cell office:value-type="float" office:value="6.50936170212766" calcext:value-type="float">
            <text:p>6.50936170212766</text:p>
          </table:table-cell>
          <table:table-cell office:value-type="float" office:value="25.2872916666667" calcext:value-type="float">
            <text:p>25.2872916666667</text:p>
          </table:table-cell>
          <table:table-cell office:value-type="float" office:value="0.074444444444444" calcext:value-type="float">
            <text:p>0.074444444444444</text:p>
          </table:table-cell>
          <table:table-cell office:value-type="float" office:value="2.05069444444445" calcext:value-type="float">
            <text:p>2.05069444444445</text:p>
          </table:table-cell>
          <table:table-cell office:value-type="float" office:value="1.97736111111111" calcext:value-type="float">
            <text:p>1.97736111111111</text:p>
          </table:table-cell>
          <table:table-cell office:value-type="float" office:value="0.195208333333333" calcext:value-type="float">
            <text:p>0.195208333333333</text:p>
          </table:table-cell>
          <table:table-cell office:value-type="float" office:value="9.28083333333333" calcext:value-type="float">
            <text:p>9.28083333333333</text:p>
          </table:table-cell>
          <table:table-cell office:value-type="float" office:value="34.5627083333333" calcext:value-type="float">
            <text:p>34.5627083333333</text:p>
          </table:table-cell>
          <table:table-cell office:value-type="float" office:value="21.0686458333333" calcext:value-type="float">
            <text:p>21.0686458333333</text:p>
          </table:table-cell>
          <table:table-cell office:value-type="float" office:value="32.60078125" calcext:value-type="float">
            <text:p>32.60078125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14" calcext:value-type="float">
            <text:p>-14</text:p>
          </table:table-cell>
          <table:table-cell office:value-type="float" office:value="-83" calcext:value-type="float">
            <text:p>-83</text:p>
          </table:table-cell>
          <table:table-cell office:value-type="float" office:value="-58" calcext:value-type="float">
            <text:p>-58</text:p>
          </table:table-cell>
          <table:table-cell office:value-type="float" office:value="-43" calcext:value-type="float">
            <text:p>-43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string" calcext:value-type="string">
            <text:p>Confirmado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05" calcext:value-type="float">
            <text:p>1905</text:p>
          </table:table-cell>
          <table:table-cell office:value-type="float" office:value="571" calcext:value-type="float">
            <text:p>57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 table:number-columns-repeated="3"/>
          <table:table-cell table:formula="of:=[.E38]-[.F38]-[.G38]" office:value-type="float" office:value="1236" calcext:value-type="float">
            <text:p>1236</text:p>
          </table:table-cell>
          <table:table-cell table:formula="of:=MAX([.S38]-[.K38];0)" office:value-type="float" office:value="1044" calcext:value-type="float">
            <text:p>1044</text:p>
          </table:table-cell>
          <table:table-cell table:formula="of:=[.K38]/[.S24]" office:value-type="float" office:value="0.478802992518703" calcext:value-type="float">
            <text:p>0.478802992518703</text:p>
          </table:table-cell>
          <table:table-cell table:formula="of:=[.G38]/[.E24]" office:value-type="float" office:value="0.20040899795501" calcext:value-type="float">
            <text:p>0.20040899795501</text:p>
          </table:table-cell>
          <table:table-cell table:formula="of:=6718903-[.Y38]-[.F38]-[.G38]" office:value-type="float" office:value="6716443.61940678" calcext:value-type="float">
            <text:p>6716443.61940678</text:p>
          </table:table-cell>
          <table:table-cell table:formula="of:=NORMINV(RAND();MAX([.T45];1);MAX(0.25*[.T45];1))" office:value-type="float" office:value="1598.38059321546" calcext:value-type="float">
            <text:p>1598.38059321546</text:p>
          </table:table-cell>
          <table:table-cell table:formula="of:=[.X38]+[.K38]" office:value-type="float" office:value="1790.38059321546" calcext:value-type="float">
            <text:p>1790.38059321546</text:p>
          </table:table-cell>
          <table:table-cell table:formula="of:=[.X38]-[.X37]" office:value-type="float" office:value="-285.343494493075" calcext:value-type="float">
            <text:p>-285.343494493075</text:p>
          </table:table-cell>
          <table:table-cell table:formula="of:=[.S38]-[.S37]" office:value-type="float" office:value="16" calcext:value-type="float">
            <text:p>16</text:p>
          </table:table-cell>
          <table:table-cell table:formula="of:=[.K38]-[.K37]" office:value-type="float" office:value="37" calcext:value-type="float">
            <text:p>37</text:p>
          </table:table-cell>
          <table:table-cell office:value-type="float" office:value="0.010416666666667" calcext:value-type="float">
            <text:p>0.010416666666667</text:p>
          </table:table-cell>
          <table:table-cell office:value-type="float" office:value="1018.11386904762" calcext:value-type="float">
            <text:p>1018.11386904762</text:p>
          </table:table-cell>
          <table:table-cell office:value-type="float" office:value="76.0266666666666" calcext:value-type="float">
            <text:p>76.0266666666666</text:p>
          </table:table-cell>
          <table:table-cell office:value-type="float" office:value="23.1718229166667" calcext:value-type="float">
            <text:p>23.1718229166667</text:p>
          </table:table-cell>
          <table:table-cell office:value-type="float" office:value="83.5388095238095" calcext:value-type="float">
            <text:p>83.5388095238095</text:p>
          </table:table-cell>
          <table:table-cell office:value-type="float" office:value="172.061416666667" calcext:value-type="float">
            <text:p>172.061416666667</text:p>
          </table:table-cell>
          <table:table-cell office:value-type="float" office:value="0.710083333333334" calcext:value-type="float">
            <text:p>0.710083333333334</text:p>
          </table:table-cell>
          <table:table-cell office:value-type="float" office:value="4.78723404255319" calcext:value-type="float">
            <text:p>4.78723404255319</text:p>
          </table:table-cell>
          <table:table-cell office:value-type="float" office:value="23.016875" calcext:value-type="float">
            <text:p>23.01687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1.98930555555556" calcext:value-type="float">
            <text:p>1.98930555555556</text:p>
          </table:table-cell>
          <table:table-cell office:value-type="float" office:value="0.189513888888889" calcext:value-type="float">
            <text:p>0.189513888888889</text:p>
          </table:table-cell>
          <table:table-cell office:value-type="float" office:value="6.89625" calcext:value-type="float">
            <text:p>6.89625</text:p>
          </table:table-cell>
          <table:table-cell office:value-type="float" office:value="29.9075" calcext:value-type="float">
            <text:p>29.9075</text:p>
          </table:table-cell>
          <table:table-cell office:value-type="float" office:value="29.1746354166667" calcext:value-type="float">
            <text:p>29.1746354166667</text:p>
          </table:table-cell>
          <table:table-cell office:value-type="float" office:value="27.202380952381" calcext:value-type="float">
            <text:p>27.202380952381</text:p>
          </table:table-cell>
          <table:table-cell office:value-type="float" office:value="18.1666666666667" calcext:value-type="float">
            <text:p>18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6" calcext:value-type="float">
            <text:p>-26</text:p>
          </table:table-cell>
          <table:table-cell office:value-type="float" office:value="-85" calcext:value-type="float">
            <text:p>-85</text:p>
          </table:table-cell>
          <table:table-cell office:value-type="float" office:value="-59" calcext:value-type="float">
            <text:p>-59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996" calcext:value-type="float">
            <text:p>1996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926" calcext:value-type="float">
            <text:p>3926</text:p>
          </table:table-cell>
          <table:table-cell table:number-columns-repeated="3"/>
          <table:table-cell table:formula="of:=[.E39]-[.F39]-[.G39]" office:value-type="float" office:value="1292" calcext:value-type="float">
            <text:p>1292</text:p>
          </table:table-cell>
          <table:table-cell table:formula="of:=MAX([.S39]-[.K39];0)" office:value-type="float" office:value="1122" calcext:value-type="float">
            <text:p>1122</text:p>
          </table:table-cell>
          <table:table-cell table:formula="of:=[.K39]/[.S25]" office:value-type="float" office:value="0.413625304136253" calcext:value-type="float">
            <text:p>0.413625304136253</text:p>
          </table:table-cell>
          <table:table-cell table:formula="of:=[.G39]/[.E25]" office:value-type="float" office:value="0.205825242718447" calcext:value-type="float">
            <text:p>0.205825242718447</text:p>
          </table:table-cell>
          <table:table-cell table:formula="of:=6718903-[.Y39]-[.F39]-[.G39]" office:value-type="float" office:value="6716725.39884652" calcext:value-type="float">
            <text:p>6716725.39884652</text:p>
          </table:table-cell>
          <table:table-cell table:formula="of:=NORMINV(RAND();MAX([.T46];1);MAX(0.25*[.T46];1))" office:value-type="float" office:value="1303.6011534761" calcext:value-type="float">
            <text:p>1303.6011534761</text:p>
          </table:table-cell>
          <table:table-cell table:formula="of:=[.X39]+[.K39]" office:value-type="float" office:value="1473.6011534761" calcext:value-type="float">
            <text:p>1473.6011534761</text:p>
          </table:table-cell>
          <table:table-cell table:formula="of:=[.X39]-[.X38]" office:value-type="float" office:value="-294.779439739363" calcext:value-type="float">
            <text:p>-294.779439739363</text:p>
          </table:table-cell>
          <table:table-cell table:formula="of:=[.S39]-[.S38]" office:value-type="float" office:value="56" calcext:value-type="float">
            <text:p>56</text:p>
          </table:table-cell>
          <table:table-cell table:formula="of:=[.K39]-[.K38]" office:value-type="float" office:value="-22" calcext:value-type="float">
            <text:p>-22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16.95238095238" calcext:value-type="float">
            <text:p>1016.95238095238</text:p>
          </table:table-cell>
          <table:table-cell office:value-type="float" office:value="163.692638888889" calcext:value-type="float">
            <text:p>163.692638888889</text:p>
          </table:table-cell>
          <table:table-cell office:value-type="float" office:value="24.65984375" calcext:value-type="float">
            <text:p>24.65984375</text:p>
          </table:table-cell>
          <table:table-cell office:value-type="float" office:value="72.4769047619048" calcext:value-type="float">
            <text:p>72.4769047619048</text:p>
          </table:table-cell>
          <table:table-cell office:value-type="float" office:value="132.193833333333" calcext:value-type="float">
            <text:p>132.193833333333</text:p>
          </table:table-cell>
          <table:table-cell office:value-type="float" office:value="1.34891666666667" calcext:value-type="float">
            <text:p>1.34891666666667</text:p>
          </table:table-cell>
          <table:table-cell office:value-type="float" office:value="4.4668085106383" calcext:value-type="float">
            <text:p>4.4668085106383</text:p>
          </table:table-cell>
          <table:table-cell office:value-type="float" office:value="19.134" calcext:value-type="float">
            <text:p>19.134</text:p>
          </table:table-cell>
          <table:table-cell office:value-type="float" office:value="0.1" calcext:value-type="float">
            <text:p>0.1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0.157605633802817" calcext:value-type="float">
            <text:p>0.157605633802817</text:p>
          </table:table-cell>
          <table:table-cell office:value-type="float" office:value="13.4688888888889" calcext:value-type="float">
            <text:p>13.4688888888889</text:p>
          </table:table-cell>
          <table:table-cell office:value-type="float" office:value="32.5926666666667" calcext:value-type="float">
            <text:p>32.5926666666667</text:p>
          </table:table-cell>
          <table:table-cell office:value-type="float" office:value="35.4909895833333" calcext:value-type="float">
            <text:p>35.4909895833333</text:p>
          </table:table-cell>
          <table:table-cell office:value-type="float" office:value="24.88203125" calcext:value-type="float">
            <text:p>24.88203125</text:p>
          </table:table-cell>
          <table:table-cell office:value-type="float" office:value="14.8571428571429" calcext:value-type="float">
            <text:p>14.857142857142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26" calcext:value-type="float">
            <text:p>-26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string" calcext:value-type="string">
            <text:p>Confirmado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office:value-type="float" office:value="2322" calcext:value-type="float">
            <text:p>2322</text:p>
          </table:table-cell>
          <table:table-cell office:value-type="float" office:value="628" calcext:value-type="float">
            <text:p>62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3599" calcext:value-type="float">
            <text:p>3599</text:p>
          </table:table-cell>
          <table:table-cell table:number-columns-repeated="3"/>
          <table:table-cell table:formula="of:=[.E40]-[.F40]-[.G40]" office:value-type="float" office:value="1579" calcext:value-type="float">
            <text:p>1579</text:p>
          </table:table-cell>
          <table:table-cell table:formula="of:=MAX([.S40]-[.K40];0)" office:value-type="float" office:value="1384" calcext:value-type="float">
            <text:p>1384</text:p>
          </table:table-cell>
          <table:table-cell table:formula="of:=[.K40]/[.S26]" office:value-type="float" office:value="0.442176870748299" calcext:value-type="float">
            <text:p>0.442176870748299</text:p>
          </table:table-cell>
          <table:table-cell table:formula="of:=[.G40]/[.E26]" office:value-type="float" office:value="0.207956600361664" calcext:value-type="float">
            <text:p>0.207956600361664</text:p>
          </table:table-cell>
          <table:table-cell table:formula="of:=6718903-[.Y40]-[.F40]-[.G40]" office:value-type="float" office:value="6716490.08030308" calcext:value-type="float">
            <text:p>6716490.08030308</text:p>
          </table:table-cell>
          <table:table-cell table:formula="of:=NORMINV(RAND();MAX([.T47];1);MAX(0.25*[.T47];1))" office:value-type="float" office:value="1474.91969691771" calcext:value-type="float">
            <text:p>1474.91969691771</text:p>
          </table:table-cell>
          <table:table-cell table:formula="of:=[.X40]+[.K40]" office:value-type="float" office:value="1669.9196969177" calcext:value-type="float">
            <text:p>1669.9196969177</text:p>
          </table:table-cell>
          <table:table-cell table:formula="of:=[.X40]-[.X39]" office:value-type="float" office:value="171.318543441605" calcext:value-type="float">
            <text:p>171.318543441605</text:p>
          </table:table-cell>
          <table:table-cell table:formula="of:=[.S40]-[.S39]" office:value-type="float" office:value="287" calcext:value-type="float">
            <text:p>287</text:p>
          </table:table-cell>
          <table:table-cell table:formula="of:=[.K40]-[.K39]" office:value-type="float" office:value="25" calcext:value-type="float">
            <text:p>25</text:p>
          </table:table-cell>
          <table:table-cell office:value-type="float" office:value="0.045833333333333" calcext:value-type="float">
            <text:p>0.045833333333333</text:p>
          </table:table-cell>
          <table:table-cell office:value-type="float" office:value="1010.59273809524" calcext:value-type="float">
            <text:p>1010.59273809524</text:p>
          </table:table-cell>
          <table:table-cell office:value-type="float" office:value="155.365779220779" calcext:value-type="float">
            <text:p>155.365779220779</text:p>
          </table:table-cell>
          <table:table-cell office:value-type="float" office:value="26.9636979166667" calcext:value-type="float">
            <text:p>26.9636979166667</text:p>
          </table:table-cell>
          <table:table-cell office:value-type="float" office:value="63.270119047619" calcext:value-type="float">
            <text:p>63.270119047619</text:p>
          </table:table-cell>
          <table:table-cell office:value-type="float" office:value="135.553025210084" calcext:value-type="float">
            <text:p>135.553025210084</text:p>
          </table:table-cell>
          <table:table-cell office:value-type="float" office:value="1.24352941176471" calcext:value-type="float">
            <text:p>1.24352941176471</text:p>
          </table:table-cell>
          <table:table-cell office:value-type="float" office:value="5.93544444444445" calcext:value-type="float">
            <text:p>5.93544444444445</text:p>
          </table:table-cell>
          <table:table-cell office:value-type="float" office:value="21.933125" calcext:value-type="float">
            <text:p>21.933125</text:p>
          </table:table-cell>
          <table:table-cell office:value-type="float" office:value="0.063055555555556" calcext:value-type="float">
            <text:p>0.063055555555556</text:p>
          </table:table-cell>
          <table:table-cell office:value-type="float" office:value="2.00985915492958" calcext:value-type="float">
            <text:p>2.00985915492958</text:p>
          </table:table-cell>
          <table:table-cell office:value-type="float" office:value="1.94708333333333" calcext:value-type="float">
            <text:p>1.94708333333333</text:p>
          </table:table-cell>
          <table:table-cell office:value-type="float" office:value="0.177801418439717" calcext:value-type="float">
            <text:p>0.177801418439717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29.32625" calcext:value-type="float">
            <text:p>29.32625</text:p>
          </table:table-cell>
          <table:table-cell office:value-type="float" office:value="31.3936170212766" calcext:value-type="float">
            <text:p>31.3936170212766</text:p>
          </table:table-cell>
          <table:table-cell office:value-type="float" office:value="25.7286033519553" calcext:value-type="float">
            <text:p>25.7286033519553</text:p>
          </table:table-cell>
          <table:table-cell office:value-type="float" office:value="11.7083333333333" calcext:value-type="float">
            <text:p>1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30" calcext:value-type="float">
            <text:p>-30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53" calcext:value-type="float">
            <text:p>-53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string" calcext:value-type="string">
            <text:p>Confirmado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393" calcext:value-type="float">
            <text:p>2393</text:p>
          </table:table-cell>
          <table:table-cell office:value-type="float" office:value="706" calcext:value-type="float">
            <text:p>70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27" calcext:value-type="float">
            <text:p>227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4090" calcext:value-type="float">
            <text:p>4090</text:p>
          </table:table-cell>
          <table:table-cell table:number-columns-repeated="3"/>
          <table:table-cell table:formula="of:=[.E41]-[.F41]-[.G41]" office:value-type="float" office:value="1547" calcext:value-type="float">
            <text:p>1547</text:p>
          </table:table-cell>
          <table:table-cell table:formula="of:=MAX([.S41]-[.K41];0)" office:value-type="float" office:value="1320" calcext:value-type="float">
            <text:p>1320</text:p>
          </table:table-cell>
          <table:table-cell table:formula="of:=[.K41]/[.S27]" office:value-type="float" office:value="0.504444444444444" calcext:value-type="float">
            <text:p>0.504444444444444</text:p>
          </table:table-cell>
          <table:table-cell table:formula="of:=[.G41]/[.E27]" office:value-type="float" office:value="0.240137221269297" calcext:value-type="float">
            <text:p>0.240137221269297</text:p>
          </table:table-cell>
          <table:table-cell table:formula="of:=6718903-[.Y41]-[.F41]-[.G41]" office:value-type="float" office:value="6716843.07885224" calcext:value-type="float">
            <text:p>6716843.07885224</text:p>
          </table:table-cell>
          <table:table-cell table:formula="of:=NORMINV(RAND();MAX([.T48];1);MAX(0.25*[.T48];1))" office:value-type="float" office:value="986.921147763491" calcext:value-type="float">
            <text:p>986.921147763491</text:p>
          </table:table-cell>
          <table:table-cell table:formula="of:=[.X41]+[.K41]" office:value-type="float" office:value="1213.92114776349" calcext:value-type="float">
            <text:p>1213.92114776349</text:p>
          </table:table-cell>
          <table:table-cell table:formula="of:=[.X41]-[.X40]" office:value-type="float" office:value="-487.998549154214" calcext:value-type="float">
            <text:p>-487.998549154214</text:p>
          </table:table-cell>
          <table:table-cell table:formula="of:=[.S41]-[.S40]" office:value-type="float" office:value="-32" calcext:value-type="float">
            <text:p>-32</text:p>
          </table:table-cell>
          <table:table-cell table:formula="of:=[.K41]-[.K40]" office:value-type="float" office:value="32" calcext:value-type="float">
            <text:p>32</text:p>
          </table:table-cell>
          <table:table-cell office:value-type="float" office:value="0.015104166666667" calcext:value-type="float">
            <text:p>0.015104166666667</text:p>
          </table:table-cell>
          <table:table-cell office:value-type="float" office:value="1012.22340659341" calcext:value-type="float">
            <text:p>1012.22340659341</text:p>
          </table:table-cell>
          <table:table-cell office:value-type="float" office:value="130.161166666667" calcext:value-type="float">
            <text:p>130.161166666667</text:p>
          </table:table-cell>
          <table:table-cell office:value-type="float" office:value="27.5429166666667" calcext:value-type="float">
            <text:p>27.5429166666667</text:p>
          </table:table-cell>
          <table:table-cell office:value-type="float" office:value="67.9701190476191" calcext:value-type="float">
            <text:p>67.9701190476191</text:p>
          </table:table-cell>
          <table:table-cell office:value-type="float" office:value="183.171954887218" calcext:value-type="float">
            <text:p>183.171954887218</text:p>
          </table:table-cell>
          <table:table-cell office:value-type="float" office:value="1.18368421052632" calcext:value-type="float">
            <text:p>1.18368421052632</text:p>
          </table:table-cell>
          <table:table-cell office:value-type="float" office:value="5.00276595744681" calcext:value-type="float">
            <text:p>5.00276595744681</text:p>
          </table:table-cell>
          <table:table-cell office:value-type="float" office:value="22.9210416666667" calcext:value-type="float">
            <text:p>22.9210416666667</text:p>
          </table:table-cell>
          <table:table-cell office:value-type="float" office:value="0.058235294117647" calcext:value-type="float">
            <text:p>0.058235294117647</text:p>
          </table:table-cell>
          <table:table-cell office:value-type="float" office:value="2.03573529411765" calcext:value-type="float">
            <text:p>2.03573529411765</text:p>
          </table:table-cell>
          <table:table-cell office:value-type="float" office:value="1.97661764705882" calcext:value-type="float">
            <text:p>1.97661764705882</text:p>
          </table:table-cell>
          <table:table-cell office:value-type="float" office:value="0.189444444444445" calcext:value-type="float">
            <text:p>0.189444444444445</text:p>
          </table:table-cell>
          <table:table-cell office:value-type="float" office:value="10.4566666666667" calcext:value-type="float">
            <text:p>10.4566666666667</text:p>
          </table:table-cell>
          <table:table-cell office:value-type="float" office:value="33.3733333333333" calcext:value-type="float">
            <text:p>33.3733333333333</text:p>
          </table:table-cell>
          <table:table-cell office:value-type="float" office:value="46.40859375" calcext:value-type="float">
            <text:p>46.40859375</text:p>
          </table:table-cell>
          <table:table-cell office:value-type="float" office:value="31.6124607329843" calcext:value-type="float">
            <text:p>31.6124607329843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23" calcext:value-type="float">
            <text:p>-23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string" calcext:value-type="string">
            <text:p>Confirmado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519" calcext:value-type="float">
            <text:p>2519</text:p>
          </table:table-cell>
          <table:table-cell office:value-type="float" office:value="745" calcext:value-type="float">
            <text:p>745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072" calcext:value-type="float">
            <text:p>4072</text:p>
          </table:table-cell>
          <table:table-cell table:number-columns-repeated="3"/>
          <table:table-cell table:formula="of:=[.E42]-[.F42]-[.G42]" office:value-type="float" office:value="1607" calcext:value-type="float">
            <text:p>1607</text:p>
          </table:table-cell>
          <table:table-cell table:formula="of:=MAX([.S42]-[.K42];0)" office:value-type="float" office:value="1369" calcext:value-type="float">
            <text:p>1369</text:p>
          </table:table-cell>
          <table:table-cell table:formula="of:=[.K42]/[.S28]" office:value-type="float" office:value="0.443202979515829" calcext:value-type="float">
            <text:p>0.443202979515829</text:p>
          </table:table-cell>
          <table:table-cell table:formula="of:=[.G42]/[.E28]" office:value-type="float" office:value="0.239598278335725" calcext:value-type="float">
            <text:p>0.239598278335725</text:p>
          </table:table-cell>
          <table:table-cell table:formula="of:=6718903-[.Y42]-[.F42]-[.G42]" office:value-type="float" office:value="6716171.37223384" calcext:value-type="float">
            <text:p>6716171.37223384</text:p>
          </table:table-cell>
          <table:table-cell table:formula="of:=NORMINV(RAND();MAX([.T49];1);MAX(0.25*[.T49];1))" office:value-type="float" office:value="1581.62776616122" calcext:value-type="float">
            <text:p>1581.62776616122</text:p>
          </table:table-cell>
          <table:table-cell table:formula="of:=[.X42]+[.K42]" office:value-type="float" office:value="1819.62776616122" calcext:value-type="float">
            <text:p>1819.62776616122</text:p>
          </table:table-cell>
          <table:table-cell table:formula="of:=[.X42]-[.X41]" office:value-type="float" office:value="594.706618397731" calcext:value-type="float">
            <text:p>594.706618397731</text:p>
          </table:table-cell>
          <table:table-cell table:formula="of:=[.S42]-[.S41]" office:value-type="float" office:value="60" calcext:value-type="float">
            <text:p>60</text:p>
          </table:table-cell>
          <table:table-cell table:formula="of:=[.K42]-[.K41]" office:value-type="float" office:value="11" calcext:value-type="float">
            <text:p>11</text:p>
          </table:table-cell>
          <table:table-cell office:value-type="float" office:value="0.145054945054945" calcext:value-type="float">
            <text:p>0.145054945054945</text:p>
          </table:table-cell>
          <table:table-cell office:value-type="float" office:value="1017.73274725275" calcext:value-type="float">
            <text:p>1017.73274725275</text:p>
          </table:table-cell>
          <table:table-cell office:value-type="float" office:value="46.6115934065934" calcext:value-type="float">
            <text:p>46.6115934065934</text:p>
          </table:table-cell>
          <table:table-cell office:value-type="float" office:value="24.8936263736264" calcext:value-type="float">
            <text:p>24.8936263736264</text:p>
          </table:table-cell>
          <table:table-cell office:value-type="float" office:value="87.2076729559749" calcext:value-type="float">
            <text:p>87.2076729559749</text:p>
          </table:table-cell>
          <table:table-cell office:value-type="float" office:value="198.739777777778" calcext:value-type="float">
            <text:p>198.739777777778</text:p>
          </table:table-cell>
          <table:table-cell office:value-type="float" office:value="0.974740740740741" calcext:value-type="float">
            <text:p>0.974740740740741</text:p>
          </table:table-cell>
          <table:table-cell office:value-type="float" office:value="4.24893617021277" calcext:value-type="float">
            <text:p>4.24893617021277</text:p>
          </table:table-cell>
          <table:table-cell office:value-type="float" office:value="19.2891111111111" calcext:value-type="float">
            <text:p>19.289111111111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.99208333333333" calcext:value-type="float">
            <text:p>1.99208333333333</text:p>
          </table:table-cell>
          <table:table-cell office:value-type="float" office:value="1.93555555555556" calcext:value-type="float">
            <text:p>1.93555555555556</text:p>
          </table:table-cell>
          <table:table-cell office:value-type="float" office:value="0.165694444444445" calcext:value-type="float">
            <text:p>0.165694444444445</text:p>
          </table:table-cell>
          <table:table-cell office:value-type="float" office:value="8.012" calcext:value-type="float">
            <text:p>8.012</text:p>
          </table:table-cell>
          <table:table-cell office:value-type="float" office:value="27.2875555555556" calcext:value-type="float">
            <text:p>27.2875555555556</text:p>
          </table:table-cell>
          <table:table-cell office:value-type="float" office:value="42.8074863387978" calcext:value-type="float">
            <text:p>42.8074863387978</text:p>
          </table:table-cell>
          <table:table-cell office:value-type="float" office:value="31.2244198895028" calcext:value-type="float">
            <text:p>31.2244198895028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25" calcext:value-type="float">
            <text:p>-25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string" calcext:value-type="string">
            <text:p>Confirmado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2659" calcext:value-type="float">
            <text:p>2659</text:p>
          </table:table-cell>
          <table:table-cell office:value-type="float" office:value="774" calcext:value-type="float">
            <text:p>774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3441" calcext:value-type="float">
            <text:p>3441</text:p>
          </table:table-cell>
          <table:table-cell table:number-columns-repeated="3"/>
          <table:table-cell table:formula="of:=[.E43]-[.F43]-[.G43]" office:value-type="float" office:value="1690" calcext:value-type="float">
            <text:p>1690</text:p>
          </table:table-cell>
          <table:table-cell table:formula="of:=MAX([.S43]-[.K43];0)" office:value-type="float" office:value="1384" calcext:value-type="float">
            <text:p>1384</text:p>
          </table:table-cell>
          <table:table-cell table:formula="of:=[.K43]/[.S29]" office:value-type="float" office:value="0.491961414790997" calcext:value-type="float">
            <text:p>0.491961414790997</text:p>
          </table:table-cell>
          <table:table-cell table:formula="of:=[.G43]/[.E29]" office:value-type="float" office:value="0.241635687732342" calcext:value-type="float">
            <text:p>0.241635687732342</text:p>
          </table:table-cell>
          <table:table-cell table:formula="of:=6718903-[.Y43]-[.F43]-[.G43]" office:value-type="float" office:value="6715925.48154725" calcext:value-type="float">
            <text:p>6715925.48154725</text:p>
          </table:table-cell>
          <table:table-cell table:formula="of:=NORMINV(RAND();MAX([.T50];1);MAX(0.25*[.T50];1))" office:value-type="float" office:value="1702.51845274565" calcext:value-type="float">
            <text:p>1702.51845274565</text:p>
          </table:table-cell>
          <table:table-cell table:formula="of:=[.X43]+[.K43]" office:value-type="float" office:value="2008.51845274565" calcext:value-type="float">
            <text:p>2008.51845274565</text:p>
          </table:table-cell>
          <table:table-cell table:formula="of:=[.X43]-[.X42]" office:value-type="float" office:value="120.890686584425" calcext:value-type="float">
            <text:p>120.890686584425</text:p>
          </table:table-cell>
          <table:table-cell table:formula="of:=[.S43]-[.S42]" office:value-type="float" office:value="83" calcext:value-type="float">
            <text:p>83</text:p>
          </table:table-cell>
          <table:table-cell table:formula="of:=[.K43]-[.K42]" office:value-type="float" office:value="68" calcext:value-type="float">
            <text:p>68</text:p>
          </table:table-cell>
          <table:table-cell office:value-type="float" office:value="0.021621621621622" calcext:value-type="float">
            <text:p>0.021621621621622</text:p>
          </table:table-cell>
          <table:table-cell office:value-type="float" office:value="1021.22783783784" calcext:value-type="float">
            <text:p>1021.22783783784</text:p>
          </table:table-cell>
          <table:table-cell office:value-type="float" office:value="33.3866486486486" calcext:value-type="float">
            <text:p>33.3866486486486</text:p>
          </table:table-cell>
          <table:table-cell office:value-type="float" office:value="22.9345405405405" calcext:value-type="float">
            <text:p>22.9345405405405</text:p>
          </table:table-cell>
          <table:table-cell office:value-type="float" office:value="90.1857142857144" calcext:value-type="float">
            <text:p>90.1857142857144</text:p>
          </table:table-cell>
          <table:table-cell office:value-type="float" office:value="179.974306569343" calcext:value-type="float">
            <text:p>179.974306569343</text:p>
          </table:table-cell>
          <table:table-cell office:value-type="float" office:value="0.915255474452554" calcext:value-type="float">
            <text:p>0.915255474452554</text:p>
          </table:table-cell>
          <table:table-cell office:value-type="float" office:value="4.89164835164835" calcext:value-type="float">
            <text:p>4.89164835164835</text:p>
          </table:table-cell>
          <table:table-cell office:value-type="float" office:value="21.9629166666667" calcext:value-type="float">
            <text:p>21.9629166666667</text:p>
          </table:table-cell>
          <table:table-cell office:value-type="float" office:value="0.052898550724638" calcext:value-type="float">
            <text:p>0.052898550724638</text:p>
          </table:table-cell>
          <table:table-cell office:value-type="float" office:value="1.97536231884058" calcext:value-type="float">
            <text:p>1.97536231884058</text:p>
          </table:table-cell>
          <table:table-cell office:value-type="float" office:value="1.92289855072464" calcext:value-type="float">
            <text:p>1.92289855072464</text:p>
          </table:table-cell>
          <table:table-cell office:value-type="float" office:value="0.167986111111111" calcext:value-type="float">
            <text:p>0.167986111111111</text:p>
          </table:table-cell>
          <table:table-cell office:value-type="float" office:value="8.33770833333333" calcext:value-type="float">
            <text:p>8.33770833333333</text:p>
          </table:table-cell>
          <table:table-cell office:value-type="float" office:value="30.2802083333333" calcext:value-type="float">
            <text:p>30.2802083333333</text:p>
          </table:table-cell>
          <table:table-cell office:value-type="float" office:value="37.4872916666667" calcext:value-type="float">
            <text:p>37.4872916666667</text:p>
          </table:table-cell>
          <table:table-cell office:value-type="float" office:value="23.6354891304348" calcext:value-type="float">
            <text:p>23.6354891304348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19" calcext:value-type="float">
            <text:p>-19</text:p>
          </table:table-cell>
          <table:table-cell office:value-type="float" office:value="-73" calcext:value-type="float">
            <text:p>-73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string" calcext:value-type="string">
            <text:p>Confirmado</text:p>
          </table:table-cell>
          <table:table-cell office:value-type="float" office:value="287" calcext:value-type="float">
            <text:p>287</text:p>
          </table:table-cell>
          <table:table-cell office:value-type="float" office:value="96" calcext:value-type="float">
            <text:p>96</text:p>
          </table:table-cell>
          <table:table-cell office:value-type="float" office:value="2946" calcext:value-type="float">
            <text:p>2946</text:p>
          </table:table-cell>
          <table:table-cell office:value-type="float" office:value="870" calcext:value-type="float">
            <text:p>870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430" calcext:value-type="float">
            <text:p>1430</text:p>
          </table:table-cell>
          <table:table-cell table:number-columns-repeated="3"/>
          <table:table-cell table:formula="of:=[.E44]-[.F44]-[.G44]" office:value-type="float" office:value="1857" calcext:value-type="float">
            <text:p>1857</text:p>
          </table:table-cell>
          <table:table-cell table:formula="of:=MAX([.S44]-[.K44];0)" office:value-type="float" office:value="1586" calcext:value-type="float">
            <text:p>1586</text:p>
          </table:table-cell>
          <table:table-cell table:formula="of:=[.K44]/[.S30]" office:value-type="float" office:value="0.413109756097561" calcext:value-type="float">
            <text:p>0.413109756097561</text:p>
          </table:table-cell>
          <table:table-cell table:formula="of:=[.G44]/[.E30]" office:value-type="float" office:value="0.252595155709343" calcext:value-type="float">
            <text:p>0.252595155709343</text:p>
          </table:table-cell>
          <table:table-cell table:formula="of:=6718903-[.Y44]-[.F44]-[.G44]" office:value-type="float" office:value="6715627.25166092" calcext:value-type="float">
            <text:p>6715627.25166092</text:p>
          </table:table-cell>
          <table:table-cell table:formula="of:=NORMINV(RAND();MAX([.T51];1);MAX(0.25*[.T51];1))" office:value-type="float" office:value="1915.74833908368" calcext:value-type="float">
            <text:p>1915.74833908368</text:p>
          </table:table-cell>
          <table:table-cell table:formula="of:=[.X44]+[.K44]" office:value-type="float" office:value="2186.74833908368" calcext:value-type="float">
            <text:p>2186.74833908368</text:p>
          </table:table-cell>
          <table:table-cell table:formula="of:=[.X44]-[.X43]" office:value-type="float" office:value="213.22988633803" calcext:value-type="float">
            <text:p>213.22988633803</text:p>
          </table:table-cell>
          <table:table-cell table:formula="of:=[.S44]-[.S43]" office:value-type="float" office:value="167" calcext:value-type="float">
            <text:p>167</text:p>
          </table:table-cell>
          <table:table-cell table:formula="of:=[.K44]-[.K43]" office:value-type="float" office:value="-35" calcext:value-type="float">
            <text:p>-35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21.34354166667" calcext:value-type="float">
            <text:p>1021.34354166667</text:p>
          </table:table-cell>
          <table:table-cell office:value-type="float" office:value="93.4165104166667" calcext:value-type="float">
            <text:p>93.4165104166667</text:p>
          </table:table-cell>
          <table:table-cell office:value-type="float" office:value="23.8896875" calcext:value-type="float">
            <text:p>23.8896875</text:p>
          </table:table-cell>
          <table:table-cell office:value-type="float" office:value="81.5394642857143" calcext:value-type="float">
            <text:p>81.5394642857143</text:p>
          </table:table-cell>
          <table:table-cell office:value-type="float" office:value="188.260486111111" calcext:value-type="float">
            <text:p>188.260486111111</text:p>
          </table:table-cell>
          <table:table-cell office:value-type="float" office:value="0.844375" calcext:value-type="float">
            <text:p>0.844375</text:p>
          </table:table-cell>
          <table:table-cell office:value-type="float" office:value="5.17297872340425" calcext:value-type="float">
            <text:p>5.17297872340425</text:p>
          </table:table-cell>
          <table:table-cell office:value-type="float" office:value="21.4977083333333" calcext:value-type="float">
            <text:p>21.4977083333333</text:p>
          </table:table-cell>
          <table:table-cell office:value-type="float" office:value="0.071142857142857" calcext:value-type="float">
            <text:p>0.071142857142857</text:p>
          </table:table-cell>
          <table:table-cell office:value-type="float" office:value="2.03314285714286" calcext:value-type="float">
            <text:p>2.03314285714286</text:p>
          </table:table-cell>
          <table:table-cell office:value-type="float" office:value="1.96214285714286" calcext:value-type="float">
            <text:p>1.96214285714286</text:p>
          </table:table-cell>
          <table:table-cell office:value-type="float" office:value="0.170277777777778" calcext:value-type="float">
            <text:p>0.170277777777778</text:p>
          </table:table-cell>
          <table:table-cell office:value-type="float" office:value="9.81833333333333" calcext:value-type="float">
            <text:p>9.81833333333333</text:p>
          </table:table-cell>
          <table:table-cell office:value-type="float" office:value="31.3129166666667" calcext:value-type="float">
            <text:p>31.3129166666667</text:p>
          </table:table-cell>
          <table:table-cell office:value-type="float" office:value="34.196875" calcext:value-type="float">
            <text:p>34.196875</text:p>
          </table:table-cell>
          <table:table-cell office:value-type="float" office:value="25.3335329341317" calcext:value-type="float">
            <text:p>25.3335329341317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9" calcext:value-type="float">
            <text:p>-19</text:p>
          </table:table-cell>
          <table:table-cell office:value-type="float" office:value="-80" calcext:value-type="float">
            <text:p>-80</text:p>
          </table:table-cell>
          <table:table-cell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string" calcext:value-type="string">
            <text:p>Confirmado</text:p>
          </table:table-cell>
          <table:table-cell office:value-type="float" office:value="113" calcext:value-type="float">
            <text:p>113</text:p>
          </table:table-cell>
          <table:table-cell office:value-type="float" office:value="249" calcext:value-type="float">
            <text:p>249</text:p>
          </table:table-cell>
          <table:table-cell office:value-type="float" office:value="3059" calcext:value-type="float">
            <text:p>3059</text:p>
          </table:table-cell>
          <table:table-cell office:value-type="float" office:value="1119" calcext:value-type="float">
            <text:p>1119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156" calcext:value-type="float">
            <text:p>1156</text:p>
          </table:table-cell>
          <table:table-cell table:number-columns-repeated="3"/>
          <table:table-cell table:formula="of:=[.E45]-[.F45]-[.G45]" office:value-type="float" office:value="1703" calcext:value-type="float">
            <text:p>1703</text:p>
          </table:table-cell>
          <table:table-cell table:formula="of:=MAX([.S45]-[.K45];0)" office:value-type="float" office:value="1394" calcext:value-type="float">
            <text:p>1394</text:p>
          </table:table-cell>
          <table:table-cell table:formula="of:=[.K45]/[.S31]" office:value-type="float" office:value="0.417567567567568" calcext:value-type="float">
            <text:p>0.417567567567568</text:p>
          </table:table-cell>
          <table:table-cell table:formula="of:=[.G45]/[.E31]" office:value-type="float" office:value="0.241344195519348" calcext:value-type="float">
            <text:p>0.241344195519348</text:p>
          </table:table-cell>
          <table:table-cell table:formula="of:=6718903-[.Y45]-[.F45]-[.G45]" office:value-type="float" office:value="6715379.81127187" calcext:value-type="float">
            <text:p>6715379.81127187</text:p>
          </table:table-cell>
          <table:table-cell table:formula="of:=NORMINV(RAND();MAX([.T52];1);MAX(0.25*[.T52];1))" office:value-type="float" office:value="1858.18872812914" calcext:value-type="float">
            <text:p>1858.18872812914</text:p>
          </table:table-cell>
          <table:table-cell table:formula="of:=[.X45]+[.K45]" office:value-type="float" office:value="2167.18872812914" calcext:value-type="float">
            <text:p>2167.18872812914</text:p>
          </table:table-cell>
          <table:table-cell table:formula="of:=[.X45]-[.X44]" office:value-type="float" office:value="-57.5596109545345" calcext:value-type="float">
            <text:p>-57.5596109545345</text:p>
          </table:table-cell>
          <table:table-cell table:formula="of:=[.S45]-[.S44]" office:value-type="float" office:value="-154" calcext:value-type="float">
            <text:p>-154</text:p>
          </table:table-cell>
          <table:table-cell table:formula="of:=[.K45]-[.K44]" office:value-type="float" office:value="38" calcext:value-type="float">
            <text:p>3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0.73536458333" calcext:value-type="float">
            <text:p>1020.73536458333</text:p>
          </table:table-cell>
          <table:table-cell office:value-type="float" office:value="122.273541666667" calcext:value-type="float">
            <text:p>122.273541666667</text:p>
          </table:table-cell>
          <table:table-cell office:value-type="float" office:value="24.1433854166667" calcext:value-type="float">
            <text:p>24.1433854166667</text:p>
          </table:table-cell>
          <table:table-cell office:value-type="float" office:value="78.1464880952381" calcext:value-type="float">
            <text:p>78.1464880952381</text:p>
          </table:table-cell>
          <table:table-cell office:value-type="float" office:value="173.543888888889" calcext:value-type="float">
            <text:p>173.543888888889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4.84691489361702" calcext:value-type="float">
            <text:p>4.84691489361702</text:p>
          </table:table-cell>
          <table:table-cell office:value-type="float" office:value="21.9697916666667" calcext:value-type="float">
            <text:p>21.9697916666667</text:p>
          </table:table-cell>
          <table:table-cell office:value-type="float" office:value="0.100847457627119" calcext:value-type="float">
            <text:p>0.100847457627119</text:p>
          </table:table-cell>
          <table:table-cell office:value-type="float" office:value="2.1028813559322" calcext:value-type="float">
            <text:p>2.1028813559322</text:p>
          </table:table-cell>
          <table:table-cell office:value-type="float" office:value="2.00271186440678" calcext:value-type="float">
            <text:p>2.00271186440678</text:p>
          </table:table-cell>
          <table:table-cell office:value-type="float" office:value="0.16375" calcext:value-type="float">
            <text:p>0.16375</text:p>
          </table:table-cell>
          <table:table-cell office:value-type="float" office:value="8.94125" calcext:value-type="float">
            <text:p>8.94125</text:p>
          </table:table-cell>
          <table:table-cell office:value-type="float" office:value="30.9097916666667" calcext:value-type="float">
            <text:p>30.9097916666667</text:p>
          </table:table-cell>
          <table:table-cell office:value-type="float" office:value="36.4617708333333" calcext:value-type="float">
            <text:p>36.4617708333333</text:p>
          </table:table-cell>
          <table:table-cell office:value-type="float" office:value="22.7056886227545" calcext:value-type="float">
            <text:p>22.7056886227545</text:p>
          </table:table-cell>
          <table:table-cell office:value-type="float" office:value="6.45833333333333" calcext:value-type="float">
            <text:p>6.4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27" calcext:value-type="float">
            <text:p>-27</text:p>
          </table:table-cell>
          <table:table-cell office:value-type="float" office:value="-81" calcext:value-type="float">
            <text:p>-81</text:p>
          </table:table-cell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string" calcext:value-type="string">
            <text:p>Confirmado</text:p>
          </table:table-cell>
          <table:table-cell office:value-type="float" office:value="68" calcext:value-type="float">
            <text:p>68</text:p>
          </table:table-cell>
          <table:table-cell office:value-type="float" office:value="228" calcext:value-type="float">
            <text:p>228</text:p>
          </table:table-cell>
          <table:table-cell office:value-type="float" office:value="3127" calcext:value-type="float">
            <text:p>3127</text:p>
          </table:table-cell>
          <table:table-cell office:value-type="float" office:value="1347" calcext:value-type="float">
            <text:p>1347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930" calcext:value-type="float">
            <text:p>4930</text:p>
          </table:table-cell>
          <table:table-cell table:number-columns-repeated="3"/>
          <table:table-cell table:formula="of:=[.E46]-[.F46]-[.G46]" office:value-type="float" office:value="1535" calcext:value-type="float">
            <text:p>1535</text:p>
          </table:table-cell>
          <table:table-cell table:formula="of:=MAX([.S46]-[.K46];0)" office:value-type="float" office:value="1224" calcext:value-type="float">
            <text:p>1224</text:p>
          </table:table-cell>
          <table:table-cell table:formula="of:=[.K46]/[.S32]" office:value-type="float" office:value="0.382533825338253" calcext:value-type="float">
            <text:p>0.382533825338253</text:p>
          </table:table-cell>
          <table:table-cell table:formula="of:=[.G46]/[.E32]" office:value-type="float" office:value="0.22940074906367" calcext:value-type="float">
            <text:p>0.22940074906367</text:p>
          </table:table-cell>
          <table:table-cell table:formula="of:=6718903-[.Y46]-[.F46]-[.G46]" office:value-type="float" office:value="6715641.40530916" calcext:value-type="float">
            <text:p>6715641.40530916</text:p>
          </table:table-cell>
          <table:table-cell table:formula="of:=NORMINV(RAND();MAX([.T53];1);MAX(0.25*[.T53];1))" office:value-type="float" office:value="1358.59469084521" calcext:value-type="float">
            <text:p>1358.59469084521</text:p>
          </table:table-cell>
          <table:table-cell table:formula="of:=[.X46]+[.K46]" office:value-type="float" office:value="1669.59469084521" calcext:value-type="float">
            <text:p>1669.59469084521</text:p>
          </table:table-cell>
          <table:table-cell table:formula="of:=[.X46]-[.X45]" office:value-type="float" office:value="-499.59403728393" calcext:value-type="float">
            <text:p>-499.59403728393</text:p>
          </table:table-cell>
          <table:table-cell table:formula="of:=[.S46]-[.S45]" office:value-type="float" office:value="-168" calcext:value-type="float">
            <text:p>-168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.04421052631579" calcext:value-type="float">
            <text:p>0.04421052631579</text:p>
          </table:table-cell>
          <table:table-cell office:value-type="float" office:value="1019.15523560209" calcext:value-type="float">
            <text:p>1019.15523560209</text:p>
          </table:table-cell>
          <table:table-cell office:value-type="float" office:value="157.347120418848" calcext:value-type="float">
            <text:p>157.347120418848</text:p>
          </table:table-cell>
          <table:table-cell office:value-type="float" office:value="24.2729842931937" calcext:value-type="float">
            <text:p>24.2729842931937</text:p>
          </table:table-cell>
          <table:table-cell office:value-type="float" office:value="76.5619161676647" calcext:value-type="float">
            <text:p>76.5619161676647</text:p>
          </table:table-cell>
          <table:table-cell office:value-type="float" office:value="187.443916083916" calcext:value-type="float">
            <text:p>187.443916083916</text:p>
          </table:table-cell>
          <table:table-cell office:value-type="float" office:value="0.9093006993007" calcext:value-type="float">
            <text:p>0.9093006993007</text:p>
          </table:table-cell>
          <table:table-cell office:value-type="float" office:value="4.95063157894737" calcext:value-type="float">
            <text:p>4.95063157894737</text:p>
          </table:table-cell>
          <table:table-cell office:value-type="float" office:value="24.8459574468085" calcext:value-type="float">
            <text:p>24.8459574468085</text:p>
          </table:table-cell>
          <table:table-cell office:value-type="float" office:value="0.079154929577465" calcext:value-type="float">
            <text:p>0.079154929577465</text:p>
          </table:table-cell>
          <table:table-cell office:value-type="float" office:value="2.05859154929577" calcext:value-type="float">
            <text:p>2.05859154929577</text:p>
          </table:table-cell>
          <table:table-cell office:value-type="float" office:value="1.97943661971831" calcext:value-type="float">
            <text:p>1.97943661971831</text:p>
          </table:table-cell>
          <table:table-cell office:value-type="float" office:value="0.149583333333334" calcext:value-type="float">
            <text:p>0.149583333333334</text:p>
          </table:table-cell>
          <table:table-cell office:value-type="float" office:value="11.4925531914894" calcext:value-type="float">
            <text:p>11.4925531914894</text:p>
          </table:table-cell>
          <table:table-cell office:value-type="float" office:value="36.3436170212766" calcext:value-type="float">
            <text:p>36.3436170212766</text:p>
          </table:table-cell>
          <table:table-cell office:value-type="float" office:value="33.6743455497382" calcext:value-type="float">
            <text:p>33.6743455497382</text:p>
          </table:table-cell>
          <table:table-cell office:value-type="float" office:value="20.0361363636364" calcext:value-type="float">
            <text:p>20.0361363636364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18" calcext:value-type="float">
            <text:p>-18</text:p>
          </table:table-cell>
          <table:table-cell office:value-type="float" office:value="-72" calcext:value-type="float">
            <text:p>-72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string" calcext:value-type="string">
            <text:p>Confirmado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243" calcext:value-type="float">
            <text:p>3243</text:p>
          </table:table-cell>
          <table:table-cell office:value-type="float" office:value="1359" calcext:value-type="float">
            <text:p>1359</text:p>
          </table:table-cell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404" calcext:value-type="float">
            <text:p>1404</text:p>
          </table:table-cell>
          <table:table-cell table:number-columns-repeated="3"/>
          <table:table-cell table:formula="of:=[.E47]-[.F47]-[.G47]" office:value-type="float" office:value="1627" calcext:value-type="float">
            <text:p>1627</text:p>
          </table:table-cell>
          <table:table-cell table:formula="of:=MAX([.S47]-[.K47];0)" office:value-type="float" office:value="1289" calcext:value-type="float">
            <text:p>1289</text:p>
          </table:table-cell>
          <table:table-cell table:formula="of:=[.K47]/[.S33]" office:value-type="float" office:value="0.406738868832732" calcext:value-type="float">
            <text:p>0.406738868832732</text:p>
          </table:table-cell>
          <table:table-cell table:formula="of:=[.G47]/[.E33]" office:value-type="float" office:value="0.231531531531532" calcext:value-type="float">
            <text:p>0.231531531531532</text:p>
          </table:table-cell>
          <table:table-cell table:formula="of:=6718903-[.Y47]-[.F47]-[.G47]" office:value-type="float" office:value="6715425.82499662" calcext:value-type="float">
            <text:p>6715425.82499662</text:p>
          </table:table-cell>
          <table:table-cell table:formula="of:=NORMINV(RAND();MAX([.T54];1);MAX(0.25*[.T54];1))" office:value-type="float" office:value="1523.17500337637" calcext:value-type="float">
            <text:p>1523.17500337637</text:p>
          </table:table-cell>
          <table:table-cell table:formula="of:=[.X47]+[.K47]" office:value-type="float" office:value="1861.17500337637" calcext:value-type="float">
            <text:p>1861.17500337637</text:p>
          </table:table-cell>
          <table:table-cell table:formula="of:=[.X47]-[.X46]" office:value-type="float" office:value="164.580312531157" calcext:value-type="float">
            <text:p>164.580312531157</text:p>
          </table:table-cell>
          <table:table-cell table:formula="of:=[.S47]-[.S46]" office:value-type="float" office:value="92" calcext:value-type="float">
            <text:p>92</text:p>
          </table:table-cell>
          <table:table-cell table:formula="of:=[.K47]-[.K4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17.45827225131" calcext:value-type="float">
            <text:p>1017.45827225131</text:p>
          </table:table-cell>
          <table:table-cell office:value-type="float" office:value="165.691256544503" calcext:value-type="float">
            <text:p>165.691256544503</text:p>
          </table:table-cell>
          <table:table-cell office:value-type="float" office:value="24.5570157068063" calcext:value-type="float">
            <text:p>24.5570157068063</text:p>
          </table:table-cell>
          <table:table-cell office:value-type="float" office:value="74.5302994011977" calcext:value-type="float">
            <text:p>74.5302994011977</text:p>
          </table:table-cell>
          <table:table-cell office:value-type="float" office:value="173.708881118881" calcext:value-type="float">
            <text:p>173.708881118881</text:p>
          </table:table-cell>
          <table:table-cell office:value-type="float" office:value="0.878601398601398" calcext:value-type="float">
            <text:p>0.878601398601398</text:p>
          </table:table-cell>
          <table:table-cell office:value-type="float" office:value="8.97012987012987" calcext:value-type="float">
            <text:p>8.97012987012987</text:p>
          </table:table-cell>
          <table:table-cell office:value-type="float" office:value="20.590625" calcext:value-type="float">
            <text:p>20.590625</text:p>
          </table:table-cell>
          <table:table-cell office:value-type="float" office:value="0.084929577464789" calcext:value-type="float">
            <text:p>0.084929577464789</text:p>
          </table:table-cell>
          <table:table-cell office:value-type="float" office:value="2.10845070422535" calcext:value-type="float">
            <text:p>2.10845070422535</text:p>
          </table:table-cell>
          <table:table-cell office:value-type="float" office:value="2.02366197183099" calcext:value-type="float">
            <text:p>2.02366197183099</text:p>
          </table:table-cell>
          <table:table-cell office:value-type="float" office:value="0.141748251748252" calcext:value-type="float">
            <text:p>0.141748251748252</text:p>
          </table:table-cell>
          <table:table-cell office:value-type="float" office:value="9.48916666666667" calcext:value-type="float">
            <text:p>9.48916666666667</text:p>
          </table:table-cell>
          <table:table-cell office:value-type="float" office:value="30.0795833333333" calcext:value-type="float">
            <text:p>30.0795833333333</text:p>
          </table:table-cell>
          <table:table-cell office:value-type="float" office:value="41.8994764397906" calcext:value-type="float">
            <text:p>41.8994764397906</text:p>
          </table:table-cell>
          <table:table-cell office:value-type="float" office:value="28.0519895287958" calcext:value-type="float">
            <text:p>28.0519895287958</text:p>
          </table:table-cell>
          <table:table-cell office:value-type="float" office:value="13.4782608695652" calcext:value-type="float">
            <text:p>13.4782608695652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44" calcext:value-type="float">
            <text:p>-44</text:p>
          </table:table-cell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float" office:value="27" calcext:value-type="float">
            <text:p>2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string" calcext:value-type="string">
            <text:p>Confirmado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3587" calcext:value-type="float">
            <text:p>3587</text:p>
          </table:table-cell>
          <table:table-cell office:value-type="float" office:value="1580" calcext:value-type="float">
            <text:p>1580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355" calcext:value-type="float">
            <text:p>2355</text:p>
          </table:table-cell>
          <table:table-cell table:number-columns-repeated="3"/>
          <table:table-cell table:formula="of:=[.E48]-[.F48]-[.G48]" office:value-type="float" office:value="1724" calcext:value-type="float">
            <text:p>1724</text:p>
          </table:table-cell>
          <table:table-cell table:formula="of:=MAX([.S48]-[.K48];0)" office:value-type="float" office:value="1379" calcext:value-type="float">
            <text:p>1379</text:p>
          </table:table-cell>
          <table:table-cell table:formula="of:=[.K48]/[.S34]" office:value-type="float" office:value="0.400232018561485" calcext:value-type="float">
            <text:p>0.400232018561485</text:p>
          </table:table-cell>
          <table:table-cell table:formula="of:=[.G48]/[.E34]" office:value-type="float" office:value="0.226219024780176" calcext:value-type="float">
            <text:p>0.226219024780176</text:p>
          </table:table-cell>
          <table:table-cell table:formula="of:=6718903-[.Y48]-[.F48]-[.G48]" office:value-type="float" office:value="6715559.95421956" calcext:value-type="float">
            <text:p>6715559.95421956</text:p>
          </table:table-cell>
          <table:table-cell table:formula="of:=NORMINV(RAND();MAX([.T55];1);MAX(0.25*[.T55];1))" office:value-type="float" office:value="1135.04578043691" calcext:value-type="float">
            <text:p>1135.04578043691</text:p>
          </table:table-cell>
          <table:table-cell table:formula="of:=[.X48]+[.K48]" office:value-type="float" office:value="1480.04578043691" calcext:value-type="float">
            <text:p>1480.04578043691</text:p>
          </table:table-cell>
          <table:table-cell table:formula="of:=[.X48]-[.X47]" office:value-type="float" office:value="-388.129222939462" calcext:value-type="float">
            <text:p>-388.129222939462</text:p>
          </table:table-cell>
          <table:table-cell table:formula="of:=[.S48]-[.S47]" office:value-type="float" office:value="97" calcext:value-type="float">
            <text:p>97</text:p>
          </table:table-cell>
          <table:table-cell table:formula="of:=[.K48]-[.K47]" office:value-type="float" office:value="7" calcext:value-type="float">
            <text:p>7</text:p>
          </table:table-cell>
          <table:table-cell office:value-type="float" office:value="0.022395833333333" calcext:value-type="float">
            <text:p>0.022395833333333</text:p>
          </table:table-cell>
          <table:table-cell office:value-type="float" office:value="1016.40072916667" calcext:value-type="float">
            <text:p>1016.40072916667</text:p>
          </table:table-cell>
          <table:table-cell office:value-type="float" office:value="158.957135416667" calcext:value-type="float">
            <text:p>158.957135416667</text:p>
          </table:table-cell>
          <table:table-cell office:value-type="float" office:value="25.1669680851064" calcext:value-type="float">
            <text:p>25.1669680851064</text:p>
          </table:table-cell>
          <table:table-cell office:value-type="float" office:value="74.0092592592593" calcext:value-type="float">
            <text:p>74.0092592592593</text:p>
          </table:table-cell>
          <table:table-cell office:value-type="float" office:value="146.802152777778" calcext:value-type="float">
            <text:p>146.802152777778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3.4506097560976" calcext:value-type="float">
            <text:p>13.4506097560976</text:p>
          </table:table-cell>
          <table:table-cell office:value-type="float" office:value="24.30625" calcext:value-type="float">
            <text:p>24.30625</text:p>
          </table:table-cell>
          <table:table-cell office:value-type="float" office:value="0.0975" calcext:value-type="float">
            <text:p>0.0975</text:p>
          </table:table-cell>
          <table:table-cell office:value-type="float" office:value="2.12347222222222" calcext:value-type="float">
            <text:p>2.12347222222222</text:p>
          </table:table-cell>
          <table:table-cell office:value-type="float" office:value="2.02597222222222" calcext:value-type="float">
            <text:p>2.02597222222222</text:p>
          </table:table-cell>
          <table:table-cell office:value-type="float" office:value="0.161060606060606" calcext:value-type="float">
            <text:p>0.161060606060606</text:p>
          </table:table-cell>
          <table:table-cell office:value-type="float" office:value="10.7260416666667" calcext:value-type="float">
            <text:p>10.7260416666667</text:p>
          </table:table-cell>
          <table:table-cell office:value-type="float" office:value="35.0189583333333" calcext:value-type="float">
            <text:p>35.0189583333333</text:p>
          </table:table-cell>
          <table:table-cell office:value-type="float" office:value="39.7821505376344" calcext:value-type="float">
            <text:p>39.7821505376344</text:p>
          </table:table-cell>
          <table:table-cell office:value-type="float" office:value="28.9165680473373" calcext:value-type="float">
            <text:p>28.9165680473373</text:p>
          </table:table-cell>
          <table:table-cell office:value-type="float" office:value="9.79166666666667" calcext:value-type="float">
            <text:p>9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5" calcext:value-type="float">
            <text:p>-15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string" calcext:value-type="string">
            <text:p>Confirmado</text:p>
          </table:table-cell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  <table:table-cell office:value-type="float" office:value="3656" calcext:value-type="float">
            <text:p>3656</text:p>
          </table:table-cell>
          <table:table-cell office:value-type="float" office:value="1775" calcext:value-type="float">
            <text:p>1775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table:number-columns-repeated="3"/>
          <table:table-cell table:formula="of:=[.E49]-[.F49]-[.G49]" office:value-type="float" office:value="1578" calcext:value-type="float">
            <text:p>1578</text:p>
          </table:table-cell>
          <table:table-cell table:formula="of:=MAX([.S49]-[.K49];0)" office:value-type="float" office:value="1183" calcext:value-type="float">
            <text:p>1183</text:p>
          </table:table-cell>
          <table:table-cell table:formula="of:=[.K49]/[.S35]" office:value-type="float" office:value="0.396984924623116" calcext:value-type="float">
            <text:p>0.396984924623116</text:p>
          </table:table-cell>
          <table:table-cell table:formula="of:=[.G49]/[.E35]" office:value-type="float" office:value="0.209109730848861" calcext:value-type="float">
            <text:p>0.209109730848861</text:p>
          </table:table-cell>
          <table:table-cell table:formula="of:=6718903-[.Y49]-[.F49]-[.G49]" office:value-type="float" office:value="6715224.07123002" calcext:value-type="float">
            <text:p>6715224.07123002</text:p>
          </table:table-cell>
          <table:table-cell table:formula="of:=NORMINV(RAND();MAX([.T56];1);MAX(0.25*[.T56];1))" office:value-type="float" office:value="1205.92876997943" calcext:value-type="float">
            <text:p>1205.92876997943</text:p>
          </table:table-cell>
          <table:table-cell table:formula="of:=[.X49]+[.K49]" office:value-type="float" office:value="1600.92876997943" calcext:value-type="float">
            <text:p>1600.92876997943</text:p>
          </table:table-cell>
          <table:table-cell table:formula="of:=[.X49]-[.X48]" office:value-type="float" office:value="70.8829895425256" calcext:value-type="float">
            <text:p>70.8829895425256</text:p>
          </table:table-cell>
          <table:table-cell table:formula="of:=[.S49]-[.S48]" office:value-type="float" office:value="-146" calcext:value-type="float">
            <text:p>-146</text:p>
          </table:table-cell>
          <table:table-cell table:formula="of:=[.K49]-[.K48]" office:value-type="float" office:value="50" calcext:value-type="float">
            <text:p>50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6.72567708333" calcext:value-type="float">
            <text:p>1016.72567708333</text:p>
          </table:table-cell>
          <table:table-cell office:value-type="float" office:value="154.5990625" calcext:value-type="float">
            <text:p>154.5990625</text:p>
          </table:table-cell>
          <table:table-cell office:value-type="float" office:value="25.7790104166667" calcext:value-type="float">
            <text:p>25.7790104166667</text:p>
          </table:table-cell>
          <table:table-cell office:value-type="float" office:value="71.3472619047619" calcext:value-type="float">
            <text:p>71.3472619047619</text:p>
          </table:table-cell>
          <table:table-cell office:value-type="float" office:value="139.640277777778" calcext:value-type="float">
            <text:p>139.640277777778</text:p>
          </table:table-cell>
          <table:table-cell office:value-type="float" office:value="0.866805555555555" calcext:value-type="float">
            <text:p>0.866805555555555</text:p>
          </table:table-cell>
          <table:table-cell office:value-type="float" office:value="4.60884615384616" calcext:value-type="float">
            <text:p>4.60884615384616</text:p>
          </table:table-cell>
          <table:table-cell office:value-type="float" office:value="12.9566666666667" calcext:value-type="float">
            <text:p>12.95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1.97887323943662" calcext:value-type="float">
            <text:p>1.97887323943662</text:p>
          </table:table-cell>
          <table:table-cell office:value-type="float" office:value="1.91887323943662" calcext:value-type="float">
            <text:p>1.91887323943662</text:p>
          </table:table-cell>
          <table:table-cell office:value-type="float" office:value="0.123680555555556" calcext:value-type="float">
            <text:p>0.123680555555556</text:p>
          </table:table-cell>
          <table:table-cell office:value-type="float" office:value="5.50375" calcext:value-type="float">
            <text:p>5.50375</text:p>
          </table:table-cell>
          <table:table-cell office:value-type="float" office:value="18.416875" calcext:value-type="float">
            <text:p>18.416875</text:p>
          </table:table-cell>
          <table:table-cell office:value-type="float" office:value="43.1653125" calcext:value-type="float">
            <text:p>43.1653125</text:p>
          </table:table-cell>
          <table:table-cell office:value-type="float" office:value="21.7132142857143" calcext:value-type="float">
            <text:p>21.7132142857143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office:value-type="float" office:value="27" calcext:value-type="float">
            <text:p>2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string" calcext:value-type="string">
            <text:p>Confirmado</text:p>
          </table:table-cell>
          <table:table-cell office:value-type="float" office:value="371" calcext:value-type="float">
            <text:p>371</text:p>
          </table:table-cell>
          <table:table-cell office:value-type="float" office:value="113" calcext:value-type="float">
            <text:p>113</text:p>
          </table:table-cell>
          <table:table-cell office:value-type="float" office:value="4027" calcext:value-type="float">
            <text:p>4027</text:p>
          </table:table-cell>
          <table:table-cell office:value-type="float" office:value="1888" calcext:value-type="float">
            <text:p>1888</text:p>
          </table:table-cell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378" calcext:value-type="float">
            <text:p>378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5470" calcext:value-type="float">
            <text:p>5470</text:p>
          </table:table-cell>
          <table:table-cell table:number-columns-repeated="3"/>
          <table:table-cell table:formula="of:=[.E50]-[.F50]-[.G50]" office:value-type="float" office:value="1817" calcext:value-type="float">
            <text:p>1817</text:p>
          </table:table-cell>
          <table:table-cell table:formula="of:=MAX([.S50]-[.K50];0)" office:value-type="float" office:value="1439" calcext:value-type="float">
            <text:p>1439</text:p>
          </table:table-cell>
          <table:table-cell table:formula="of:=[.K50]/[.S36]" office:value-type="float" office:value="0.335403726708075" calcext:value-type="float">
            <text:p>0.335403726708075</text:p>
          </table:table-cell>
          <table:table-cell table:formula="of:=[.G50]/[.E36]" office:value-type="float" office:value="0.197183098591549" calcext:value-type="float">
            <text:p>0.197183098591549</text:p>
          </table:table-cell>
          <table:table-cell table:formula="of:=6718903-[.Y50]-[.F50]-[.G50]" office:value-type="float" office:value="6714745.8504677" calcext:value-type="float">
            <text:p>6714745.8504677</text:p>
          </table:table-cell>
          <table:table-cell table:formula="of:=NORMINV(RAND();MAX([.T57];1);MAX(0.25*[.T57];1))" office:value-type="float" office:value="1569.14953230359" calcext:value-type="float">
            <text:p>1569.14953230359</text:p>
          </table:table-cell>
          <table:table-cell table:formula="of:=[.X50]+[.K50]" office:value-type="float" office:value="1947.14953230359" calcext:value-type="float">
            <text:p>1947.14953230359</text:p>
          </table:table-cell>
          <table:table-cell table:formula="of:=[.X50]-[.X49]" office:value-type="float" office:value="363.220762324158" calcext:value-type="float">
            <text:p>363.220762324158</text:p>
          </table:table-cell>
          <table:table-cell table:formula="of:=[.S50]-[.S49]" office:value-type="float" office:value="239" calcext:value-type="float">
            <text:p>239</text:p>
          </table:table-cell>
          <table:table-cell table:formula="of:=[.K50]-[.K49]" office:value-type="float" office:value="-17" calcext:value-type="float">
            <text:p>-17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9.14880208333" calcext:value-type="float">
            <text:p>1019.14880208333</text:p>
          </table:table-cell>
          <table:table-cell office:value-type="float" office:value="151.71703125" calcext:value-type="float">
            <text:p>151.71703125</text:p>
          </table:table-cell>
          <table:table-cell office:value-type="float" office:value="25.3557291666667" calcext:value-type="float">
            <text:p>25.3557291666667</text:p>
          </table:table-cell>
          <table:table-cell office:value-type="float" office:value="70.5068452380952" calcext:value-type="float">
            <text:p>70.5068452380952</text:p>
          </table:table-cell>
          <table:table-cell office:value-type="float" office:value="124.295138888889" calcext:value-type="float">
            <text:p>124.295138888889</text:p>
          </table:table-cell>
          <table:table-cell office:value-type="float" office:value="1.06048611111111" calcext:value-type="float">
            <text:p>1.06048611111111</text:p>
          </table:table-cell>
          <table:table-cell office:value-type="float" office:value="4.03" calcext:value-type="float">
            <text:p>4.03</text:p>
          </table:table-cell>
          <table:table-cell office:value-type="float" office:value="16.9366666666667" calcext:value-type="float">
            <text:p>16.9366666666667</text:p>
          </table:table-cell>
          <table:table-cell office:value-type="float" office:value="0.058541666666667" calcext:value-type="float">
            <text:p>0.058541666666667</text:p>
          </table:table-cell>
          <table:table-cell office:value-type="float" office:value="1.93375" calcext:value-type="float">
            <text:p>1.93375</text:p>
          </table:table-cell>
          <table:table-cell office:value-type="float" office:value="1.875625" calcext:value-type="float">
            <text:p>1.875625</text:p>
          </table:table-cell>
          <table:table-cell office:value-type="float" office:value="0.152013888888889" calcext:value-type="float">
            <text:p>0.152013888888889</text:p>
          </table:table-cell>
          <table:table-cell office:value-type="float" office:value="7.26520833333333" calcext:value-type="float">
            <text:p>7.26520833333333</text:p>
          </table:table-cell>
          <table:table-cell office:value-type="float" office:value="24.1902083333333" calcext:value-type="float">
            <text:p>24.1902083333333</text:p>
          </table:table-cell>
          <table:table-cell office:value-type="float" office:value="41.7105759162304" calcext:value-type="float">
            <text:p>41.7105759162304</text:p>
          </table:table-cell>
          <table:table-cell office:value-type="float" office:value="19.6504191616766" calcext:value-type="float">
            <text:p>19.6504191616766</text:p>
          </table:table-cell>
          <table:table-cell office:value-type="float" office:value="3.125" calcext:value-type="float">
            <text:p>3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20" calcext:value-type="float">
            <text:p>-20</text:p>
          </table:table-cell>
          <table:table-cell office:value-type="float" office:value="-69" calcext:value-type="float">
            <text:p>-69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4091" calcext:value-type="float">
            <text:p>4091</text:p>
          </table:table-cell>
          <table:table-cell office:value-type="float" office:value="1964" calcext:value-type="float">
            <text:p>1964</text:p>
          </table:table-cell>
          <table:table-cell office:value-type="float" office:value="347" calcext:value-type="float">
            <text:p>3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92" calcext:value-type="float">
            <text:p>392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3"/>
          <table:table-cell table:formula="of:=[.E51]-[.F51]-[.G51]" office:value-type="float" office:value="1780" calcext:value-type="float">
            <text:p>1780</text:p>
          </table:table-cell>
          <table:table-cell table:formula="of:=MAX([.S51]-[.K51];0)" office:value-type="float" office:value="1388" calcext:value-type="float">
            <text:p>1388</text:p>
          </table:table-cell>
          <table:table-cell table:formula="of:=[.K51]/[.S37]" office:value-type="float" office:value="0.321311475409836" calcext:value-type="float">
            <text:p>0.321311475409836</text:p>
          </table:table-cell>
          <table:table-cell table:formula="of:=[.G51]/[.E37]" office:value-type="float" office:value="0.191924778761062" calcext:value-type="float">
            <text:p>0.191924778761062</text:p>
          </table:table-cell>
          <table:table-cell table:formula="of:=6718903-[.Y51]-[.F51]-[.G51]" office:value-type="float" office:value="6714701.41287004" calcext:value-type="float">
            <text:p>6714701.41287004</text:p>
          </table:table-cell>
          <table:table-cell table:formula="of:=NORMINV(RAND();MAX([.T58];1);MAX(0.25*[.T58];1))" office:value-type="float" office:value="1498.58712995884" calcext:value-type="float">
            <text:p>1498.58712995884</text:p>
          </table:table-cell>
          <table:table-cell table:formula="of:=[.X51]+[.K51]" office:value-type="float" office:value="1890.58712995884" calcext:value-type="float">
            <text:p>1890.58712995884</text:p>
          </table:table-cell>
          <table:table-cell table:formula="of:=[.X51]-[.X50]" office:value-type="float" office:value="-70.5624023447535" calcext:value-type="float">
            <text:p>-70.5624023447535</text:p>
          </table:table-cell>
          <table:table-cell table:formula="of:=[.S51]-[.S50]" office:value-type="float" office:value="-37" calcext:value-type="float">
            <text:p>-37</text:p>
          </table:table-cell>
          <table:table-cell table:formula="of:=[.K51]-[.K50]" office:value-type="float" office:value="14" calcext:value-type="float">
            <text:p>14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9.679375" calcext:value-type="float">
            <text:p>1019.679375</text:p>
          </table:table-cell>
          <table:table-cell office:value-type="float" office:value="165.823802083333" calcext:value-type="float">
            <text:p>165.823802083333</text:p>
          </table:table-cell>
          <table:table-cell office:value-type="float" office:value="25.2719270833333" calcext:value-type="float">
            <text:p>25.2719270833333</text:p>
          </table:table-cell>
          <table:table-cell office:value-type="float" office:value="71.3282142857143" calcext:value-type="float">
            <text:p>71.3282142857143</text:p>
          </table:table-cell>
          <table:table-cell office:value-type="float" office:value="131.951180555556" calcext:value-type="float">
            <text:p>131.951180555556</text:p>
          </table:table-cell>
          <table:table-cell office:value-type="float" office:value="0.845138888888889" calcext:value-type="float">
            <text:p>0.845138888888889</text:p>
          </table:table-cell>
          <table:table-cell office:value-type="float" office:value="5.87844444444445" calcext:value-type="float">
            <text:p>5.87844444444445</text:p>
          </table:table-cell>
          <table:table-cell office:value-type="float" office:value="19.4777083333333" calcext:value-type="float">
            <text:p>19.477708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2.03791666666667" calcext:value-type="float">
            <text:p>2.03791666666667</text:p>
          </table:table-cell>
          <table:table-cell office:value-type="float" office:value="1.97208333333333" calcext:value-type="float">
            <text:p>1.97208333333333</text:p>
          </table:table-cell>
          <table:table-cell office:value-type="float" office:value="0.157361111111111" calcext:value-type="float">
            <text:p>0.157361111111111</text:p>
          </table:table-cell>
          <table:table-cell office:value-type="float" office:value="7.98375" calcext:value-type="float">
            <text:p>7.98375</text:p>
          </table:table-cell>
          <table:table-cell office:value-type="float" office:value="27.4614583333333" calcext:value-type="float">
            <text:p>27.4614583333333</text:p>
          </table:table-cell>
          <table:table-cell office:value-type="float" office:value="41.76421875" calcext:value-type="float">
            <text:p>41.76421875</text:p>
          </table:table-cell>
          <table:table-cell office:value-type="float" office:value="27.466582278481" calcext:value-type="float">
            <text:p>27.466582278481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22" calcext:value-type="float">
            <text:p>-22</text:p>
          </table:table-cell>
          <table:table-cell office:value-type="float" office:value="-77" calcext:value-type="float">
            <text:p>-77</text:p>
          </table:table-cell>
          <table:table-cell office:value-type="float" office:value="-58" calcext:value-type="float">
            <text:p>-58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string" calcext:value-type="string">
            <text:p>Confirmado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4481" calcext:value-type="float">
            <text:p>4481</text:p>
          </table:table-cell>
          <table:table-cell office:value-type="float" office:value="2394" calcext:value-type="float">
            <text:p>2394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397" calcext:value-type="float">
            <text:p>397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table:number-columns-repeated="3"/>
          <table:table-cell table:formula="of:=[.E52]-[.F52]-[.G52]" office:value-type="float" office:value="1720" calcext:value-type="float">
            <text:p>1720</text:p>
          </table:table-cell>
          <table:table-cell table:formula="of:=MAX([.S52]-[.K52];0)" office:value-type="float" office:value="1323" calcext:value-type="float">
            <text:p>1323</text:p>
          </table:table-cell>
          <table:table-cell table:formula="of:=[.K52]/[.S38]" office:value-type="float" office:value="0.321197411003236" calcext:value-type="float">
            <text:p>0.321197411003236</text:p>
          </table:table-cell>
          <table:table-cell table:formula="of:=[.G52]/[.E38]" office:value-type="float" office:value="0.192650918635171" calcext:value-type="float">
            <text:p>0.192650918635171</text:p>
          </table:table-cell>
          <table:table-cell table:formula="of:=6718903-[.Y52]-[.F52]-[.G52]" office:value-type="float" office:value="6714979.01905529" calcext:value-type="float">
            <text:p>6714979.01905529</text:p>
          </table:table-cell>
          <table:table-cell table:formula="of:=NORMINV(RAND();MAX([.T59];1);MAX(0.25*[.T59];1))" office:value-type="float" office:value="765.9809447087" calcext:value-type="float">
            <text:p>765.9809447087</text:p>
          </table:table-cell>
          <table:table-cell table:formula="of:=[.X52]+[.K52]" office:value-type="float" office:value="1162.9809447087" calcext:value-type="float">
            <text:p>1162.9809447087</text:p>
          </table:table-cell>
          <table:table-cell table:formula="of:=[.X52]-[.X51]" office:value-type="float" office:value="-732.606185250138" calcext:value-type="float">
            <text:p>-732.606185250138</text:p>
          </table:table-cell>
          <table:table-cell table:formula="of:=[.S52]-[.S51]" office:value-type="float" office:value="-60" calcext:value-type="float">
            <text:p>-60</text:p>
          </table:table-cell>
          <table:table-cell table:formula="of:=[.K52]-[.K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.63916666667" calcext:value-type="float">
            <text:p>1019.63916666667</text:p>
          </table:table-cell>
          <table:table-cell office:value-type="float" office:value="164.749791666667" calcext:value-type="float">
            <text:p>164.749791666667</text:p>
          </table:table-cell>
          <table:table-cell office:value-type="float" office:value="26.1771875" calcext:value-type="float">
            <text:p>26.1771875</text:p>
          </table:table-cell>
          <table:table-cell office:value-type="float" office:value="74.8264285714286" calcext:value-type="float">
            <text:p>74.8264285714286</text:p>
          </table:table-cell>
          <table:table-cell office:value-type="float" office:value="159.636666666667" calcext:value-type="float">
            <text:p>159.636666666667</text:p>
          </table:table-cell>
          <table:table-cell office:value-type="float" office:value="0.841180555555555" calcext:value-type="float">
            <text:p>0.841180555555555</text:p>
          </table:table-cell>
          <table:table-cell office:value-type="float" office:value="10.9865555555556" calcext:value-type="float">
            <text:p>10.9865555555556</text:p>
          </table:table-cell>
          <table:table-cell office:value-type="float" office:value="18.2502083333333" calcext:value-type="float">
            <text:p>18.2502083333333</text:p>
          </table:table-cell>
          <table:table-cell office:value-type="float" office:value="0.082916666666667" calcext:value-type="float">
            <text:p>0.082916666666667</text:p>
          </table:table-cell>
          <table:table-cell office:value-type="float" office:value="2.073125" calcext:value-type="float">
            <text:p>2.073125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147569444444445" calcext:value-type="float">
            <text:p>0.147569444444445</text:p>
          </table:table-cell>
          <table:table-cell office:value-type="float" office:value="5.70229166666667" calcext:value-type="float">
            <text:p>5.70229166666667</text:p>
          </table:table-cell>
          <table:table-cell office:value-type="float" office:value="23.9520833333333" calcext:value-type="float">
            <text:p>23.9520833333333</text:p>
          </table:table-cell>
          <table:table-cell office:value-type="float" office:value="39.5648958333333" calcext:value-type="float">
            <text:p>39.5648958333333</text:p>
          </table:table-cell>
          <table:table-cell office:value-type="float" office:value="26.1462179487179" calcext:value-type="float">
            <text:p>26.1462179487179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29" calcext:value-type="float">
            <text:p>-29</text:p>
          </table:table-cell>
          <table:table-cell office:value-type="float" office:value="-78" calcext:value-type="float">
            <text:p>-78</text:p>
          </table:table-cell>
          <table:table-cell office:value-type="float" office:value="-63" calcext:value-type="float">
            <text:p>-63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string" calcext:value-type="string">
            <text:p>Confirmado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4498" calcext:value-type="float">
            <text:p>4498</text:p>
          </table:table-cell>
          <table:table-cell office:value-type="float" office:value="2505" calcext:value-type="float">
            <text:p>2505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5552" calcext:value-type="float">
            <text:p>5552</text:p>
          </table:table-cell>
          <table:table-cell table:number-columns-repeated="3"/>
          <table:table-cell table:formula="of:=[.E53]-[.F53]-[.G53]" office:value-type="float" office:value="1611" calcext:value-type="float">
            <text:p>1611</text:p>
          </table:table-cell>
          <table:table-cell table:formula="of:=MAX([.S53]-[.K53];0)" office:value-type="float" office:value="1221" calcext:value-type="float">
            <text:p>1221</text:p>
          </table:table-cell>
          <table:table-cell table:formula="of:=[.K53]/[.S39]" office:value-type="float" office:value="0.301857585139319" calcext:value-type="float">
            <text:p>0.301857585139319</text:p>
          </table:table-cell>
          <table:table-cell table:formula="of:=[.G53]/[.E39]" office:value-type="float" office:value="0.191382765531062" calcext:value-type="float">
            <text:p>0.191382765531062</text:p>
          </table:table-cell>
          <table:table-cell table:formula="of:=6718903-[.Y53]-[.F53]-[.G53]" office:value-type="float" office:value="6714481.38768164" calcext:value-type="float">
            <text:p>6714481.38768164</text:p>
          </table:table-cell>
          <table:table-cell table:formula="of:=NORMINV(RAND();MAX([.T60];1);MAX(0.25*[.T60];1))" office:value-type="float" office:value="1144.6123183641" calcext:value-type="float">
            <text:p>1144.6123183641</text:p>
          </table:table-cell>
          <table:table-cell table:formula="of:=[.X53]+[.K53]" office:value-type="float" office:value="1534.6123183641" calcext:value-type="float">
            <text:p>1534.6123183641</text:p>
          </table:table-cell>
          <table:table-cell table:formula="of:=[.X53]-[.X52]" office:value-type="float" office:value="378.631373655398" calcext:value-type="float">
            <text:p>378.631373655398</text:p>
          </table:table-cell>
          <table:table-cell table:formula="of:=[.S53]-[.S52]" office:value-type="float" office:value="-109" calcext:value-type="float">
            <text:p>-109</text:p>
          </table:table-cell>
          <table:table-cell table:formula="of:=[.K53]-[.K52]" office:value-type="float" office:value="-7" calcext:value-type="float">
            <text:p>-7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021.91260416667" calcext:value-type="float">
            <text:p>1021.91260416667</text:p>
          </table:table-cell>
          <table:table-cell office:value-type="float" office:value="144.8865625" calcext:value-type="float">
            <text:p>144.8865625</text:p>
          </table:table-cell>
          <table:table-cell office:value-type="float" office:value="25.81828125" calcext:value-type="float">
            <text:p>25.81828125</text:p>
          </table:table-cell>
          <table:table-cell office:value-type="float" office:value="73.4223214285715" calcext:value-type="float">
            <text:p>73.4223214285715</text:p>
          </table:table-cell>
          <table:table-cell office:value-type="float" office:value="157.197569444444" calcext:value-type="float">
            <text:p>157.197569444444</text:p>
          </table:table-cell>
          <table:table-cell office:value-type="float" office:value="0.903263888888889" calcext:value-type="float">
            <text:p>0.903263888888889</text:p>
          </table:table-cell>
          <table:table-cell office:value-type="float" office:value="5.91851063829787" calcext:value-type="float">
            <text:p>5.91851063829787</text:p>
          </table:table-cell>
          <table:table-cell office:value-type="float" office:value="15.3820833333333" calcext:value-type="float">
            <text:p>15.3820833333333</text:p>
          </table:table-cell>
          <table:table-cell office:value-type="float" office:value="0.055625" calcext:value-type="float">
            <text:p>0.055625</text:p>
          </table:table-cell>
          <table:table-cell office:value-type="float" office:value="1.93791666666667" calcext:value-type="float">
            <text:p>1.93791666666667</text:p>
          </table:table-cell>
          <table:table-cell office:value-type="float" office:value="1.88333333333333" calcext:value-type="float">
            <text:p>1.88333333333333</text:p>
          </table:table-cell>
          <table:table-cell office:value-type="float" office:value="0.124027777777778" calcext:value-type="float">
            <text:p>0.124027777777778</text:p>
          </table:table-cell>
          <table:table-cell office:value-type="float" office:value="7.74645833333333" calcext:value-type="float">
            <text:p>7.74645833333333</text:p>
          </table:table-cell>
          <table:table-cell office:value-type="float" office:value="23.1235416666667" calcext:value-type="float">
            <text:p>23.1235416666667</text:p>
          </table:table-cell>
          <table:table-cell office:value-type="float" office:value="41.77171875" calcext:value-type="float">
            <text:p>41.77171875</text:p>
          </table:table-cell>
          <table:table-cell office:value-type="float" office:value="23.5415568862275" calcext:value-type="float">
            <text:p>23.5415568862275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24" calcext:value-type="float">
            <text:p>-24</text:p>
          </table:table-cell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string" calcext:value-type="string">
            <text:p>Confirmado</text:p>
          </table:table-cell>
          <table:table-cell office:value-type="float" office:value="763" calcext:value-type="float">
            <text:p>763</text:p>
          </table:table-cell>
          <table:table-cell office:value-type="float" office:value="319" calcext:value-type="float">
            <text:p>319</text:p>
          </table:table-cell>
          <table:table-cell office:value-type="float" office:value="5261" calcext:value-type="float">
            <text:p>5261</text:p>
          </table:table-cell>
          <table:table-cell office:value-type="float" office:value="2824" calcext:value-type="float">
            <text:p>2824</text:p>
          </table:table-cell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5372" calcext:value-type="float">
            <text:p>5372</text:p>
          </table:table-cell>
          <table:table-cell table:number-columns-repeated="3"/>
          <table:table-cell table:formula="of:=[.E54]-[.F54]-[.G54]" office:value-type="float" office:value="2032" calcext:value-type="float">
            <text:p>2032</text:p>
          </table:table-cell>
          <table:table-cell table:formula="of:=MAX([.S54]-[.K54];0)" office:value-type="float" office:value="1624" calcext:value-type="float">
            <text:p>1624</text:p>
          </table:table-cell>
          <table:table-cell table:formula="of:=[.K54]/[.S40]" office:value-type="float" office:value="0.258391386953768" calcext:value-type="float">
            <text:p>0.258391386953768</text:p>
          </table:table-cell>
          <table:table-cell table:formula="of:=[.G54]/[.E40]" office:value-type="float" office:value="0.174418604651163" calcext:value-type="float">
            <text:p>0.174418604651163</text:p>
          </table:table-cell>
          <table:table-cell table:formula="of:=6718903-[.Y54]-[.F54]-[.G54]" office:value-type="float" office:value="6713535.04230434" calcext:value-type="float">
            <text:p>6713535.04230434</text:p>
          </table:table-cell>
          <table:table-cell table:formula="of:=NORMINV(RAND();MAX([.T61];1);MAX(0.25*[.T61];1))" office:value-type="float" office:value="1730.95769565591" calcext:value-type="float">
            <text:p>1730.95769565591</text:p>
          </table:table-cell>
          <table:table-cell table:formula="of:=[.X54]+[.K54]" office:value-type="float" office:value="2138.9576956559" calcext:value-type="float">
            <text:p>2138.9576956559</text:p>
          </table:table-cell>
          <table:table-cell table:formula="of:=[.X54]-[.X53]" office:value-type="float" office:value="586.345377291807" calcext:value-type="float">
            <text:p>586.345377291807</text:p>
          </table:table-cell>
          <table:table-cell table:formula="of:=[.S54]-[.S53]" office:value-type="float" office:value="421" calcext:value-type="float">
            <text:p>421</text:p>
          </table:table-cell>
          <table:table-cell table:formula="of:=[.K54]-[.K53]" office:value-type="float" office:value="18" calcext:value-type="float">
            <text:p>1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1.1203125" calcext:value-type="float">
            <text:p>1021.1203125</text:p>
          </table:table-cell>
          <table:table-cell office:value-type="float" office:value="139.0625" calcext:value-type="float">
            <text:p>139.0625</text:p>
          </table:table-cell>
          <table:table-cell office:value-type="float" office:value="25.4534375" calcext:value-type="float">
            <text:p>25.4534375</text:p>
          </table:table-cell>
          <table:table-cell office:value-type="float" office:value="71.3413095238095" calcext:value-type="float">
            <text:p>71.3413095238095</text:p>
          </table:table-cell>
          <table:table-cell office:value-type="float" office:value="142.290555555556" calcext:value-type="float">
            <text:p>142.290555555556</text:p>
          </table:table-cell>
          <table:table-cell office:value-type="float" office:value="0.875972222222222" calcext:value-type="float">
            <text:p>0.875972222222222</text:p>
          </table:table-cell>
          <table:table-cell office:value-type="float" office:value="6.1345652173913" calcext:value-type="float">
            <text:p>6.1345652173913</text:p>
          </table:table-cell>
          <table:table-cell office:value-type="float" office:value="20.836875" calcext:value-type="float">
            <text:p>20.836875</text:p>
          </table:table-cell>
          <table:table-cell office:value-type="float" office:value="0.068412698412699" calcext:value-type="float">
            <text:p>0.068412698412699</text:p>
          </table:table-cell>
          <table:table-cell office:value-type="float" office:value="1.99333333333333" calcext:value-type="float">
            <text:p>1.99333333333333</text:p>
          </table:table-cell>
          <table:table-cell office:value-type="float" office:value="1.92571428571429" calcext:value-type="float">
            <text:p>1.92571428571429</text:p>
          </table:table-cell>
          <table:table-cell office:value-type="float" office:value="0.147291666666667" calcext:value-type="float">
            <text:p>0.147291666666667</text:p>
          </table:table-cell>
          <table:table-cell office:value-type="float" office:value="8.82770833333334" calcext:value-type="float">
            <text:p>8.82770833333334</text:p>
          </table:table-cell>
          <table:table-cell office:value-type="float" office:value="29.666875" calcext:value-type="float">
            <text:p>29.666875</text:p>
          </table:table-cell>
          <table:table-cell office:value-type="float" office:value="35.9169270833333" calcext:value-type="float">
            <text:p>35.9169270833333</text:p>
          </table:table-cell>
          <table:table-cell office:value-type="float" office:value="28.6081547619048" calcext:value-type="float">
            <text:p>28.6081547619048</text:p>
          </table:table-cell>
          <table:table-cell office:value-type="float" office:value="6.69565217391304" calcext:value-type="float">
            <text:p>6.69565217391304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27" calcext:value-type="float">
            <text:p>-27</text:p>
          </table:table-cell>
          <table:table-cell office:value-type="float" office:value="-74" calcext:value-type="float">
            <text:p>-74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243" calcext:value-type="float">
            <text:p>243</text:p>
          </table:table-cell>
          <table:table-cell office:value-type="float" office:value="5554" calcext:value-type="float">
            <text:p>5554</text:p>
          </table:table-cell>
          <table:table-cell office:value-type="float" office:value="3067" calcext:value-type="float">
            <text:p>3067</text:p>
          </table:table-cell>
          <table:table-cell office:value-type="float" office:value="456" calcext:value-type="float">
            <text:p>4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428" calcext:value-type="float">
            <text:p>4428</text:p>
          </table:table-cell>
          <table:table-cell table:number-columns-repeated="3"/>
          <table:table-cell table:formula="of:=[.E55]-[.F55]-[.G55]" office:value-type="float" office:value="2031" calcext:value-type="float">
            <text:p>2031</text:p>
          </table:table-cell>
          <table:table-cell table:formula="of:=MAX([.S55]-[.K55];0)" office:value-type="float" office:value="1600" calcext:value-type="float">
            <text:p>1600</text:p>
          </table:table-cell>
          <table:table-cell table:formula="of:=[.K55]/[.S41]" office:value-type="float" office:value="0.278603749191984" calcext:value-type="float">
            <text:p>0.278603749191984</text:p>
          </table:table-cell>
          <table:table-cell table:formula="of:=[.G55]/[.E41]" office:value-type="float" office:value="0.190555787714166" calcext:value-type="float">
            <text:p>0.190555787714166</text:p>
          </table:table-cell>
          <table:table-cell table:formula="of:=6718903-[.Y55]-[.F55]-[.G55]" office:value-type="float" office:value="6713692.26148876" calcext:value-type="float">
            <text:p>6713692.26148876</text:p>
          </table:table-cell>
          <table:table-cell table:formula="of:=NORMINV(RAND();MAX([.T62];1);MAX(0.25*[.T62];1))" office:value-type="float" office:value="1256.73851123761" calcext:value-type="float">
            <text:p>1256.73851123761</text:p>
          </table:table-cell>
          <table:table-cell table:formula="of:=[.X55]+[.K55]" office:value-type="float" office:value="1687.73851123761" calcext:value-type="float">
            <text:p>1687.73851123761</text:p>
          </table:table-cell>
          <table:table-cell table:formula="of:=[.X55]-[.X54]" office:value-type="float" office:value="-474.219184418294" calcext:value-type="float">
            <text:p>-474.219184418294</text:p>
          </table:table-cell>
          <table:table-cell table:formula="of:=[.S55]-[.S54]" office:value-type="float" office:value="-1" calcext:value-type="float">
            <text:p>-1</text:p>
          </table:table-cell>
          <table:table-cell table:formula="of:=[.K55]-[.K54]" office:value-type="float" office:value="23" calcext:value-type="float">
            <text:p>23</text:p>
          </table:table-cell>
          <table:table-cell office:value-type="float" office:value="0.00261780104712" calcext:value-type="float">
            <text:p>0.00261780104712</text:p>
          </table:table-cell>
          <table:table-cell office:value-type="float" office:value="1018.72979166667" calcext:value-type="float">
            <text:p>1018.72979166667</text:p>
          </table:table-cell>
          <table:table-cell office:value-type="float" office:value="160.316458333333" calcext:value-type="float">
            <text:p>160.316458333333</text:p>
          </table:table-cell>
          <table:table-cell office:value-type="float" office:value="25.8648691099476" calcext:value-type="float">
            <text:p>25.8648691099476</text:p>
          </table:table-cell>
          <table:table-cell office:value-type="float" office:value="72.9531736526946" calcext:value-type="float">
            <text:p>72.9531736526946</text:p>
          </table:table-cell>
          <table:table-cell office:value-type="float" office:value="150.592317880795" calcext:value-type="float">
            <text:p>150.592317880795</text:p>
          </table:table-cell>
          <table:table-cell office:value-type="float" office:value="0.839337748344371" calcext:value-type="float">
            <text:p>0.839337748344371</text:p>
          </table:table-cell>
          <table:table-cell office:value-type="float" office:value="8.72915789473684" calcext:value-type="float">
            <text:p>8.72915789473684</text:p>
          </table:table-cell>
          <table:table-cell office:value-type="float" office:value="26.2166666666667" calcext:value-type="float">
            <text:p>26.2166666666667</text:p>
          </table:table-cell>
          <table:table-cell office:value-type="float" office:value="0.077916666666667" calcext:value-type="float">
            <text:p>0.077916666666667</text:p>
          </table:table-cell>
          <table:table-cell office:value-type="float" office:value="2.02666666666667" calcext:value-type="float">
            <text:p>2.02666666666667</text:p>
          </table:table-cell>
          <table:table-cell office:value-type="float" office:value="1.94875" calcext:value-type="float">
            <text:p>1.94875</text:p>
          </table:table-cell>
          <table:table-cell office:value-type="float" office:value="0.164195804195804" calcext:value-type="float">
            <text:p>0.164195804195804</text:p>
          </table:table-cell>
          <table:table-cell office:value-type="float" office:value="11.7647916666667" calcext:value-type="float">
            <text:p>11.7647916666667</text:p>
          </table:table-cell>
          <table:table-cell office:value-type="float" office:value="37.979375" calcext:value-type="float">
            <text:p>37.979375</text:p>
          </table:table-cell>
          <table:table-cell office:value-type="float" office:value="31.8379581151833" calcext:value-type="float">
            <text:p>31.8379581151833</text:p>
          </table:table-cell>
          <table:table-cell office:value-type="float" office:value="32.1666285714286" calcext:value-type="float">
            <text:p>32.1666285714286</text:p>
          </table:table-cell>
          <table:table-cell office:value-type="float" office:value="9.25" calcext:value-type="float">
            <text:p>9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23" calcext:value-type="float">
            <text:p>-23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51" calcext:value-type="float">
            <text:p>-51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string" calcext:value-type="string">
            <text:p>Confirmado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5689" calcext:value-type="float">
            <text:p>5689</text:p>
          </table:table-cell>
          <table:table-cell office:value-type="float" office:value="3467" calcext:value-type="float">
            <text:p>3467</text:p>
          </table:table-cell>
          <table:table-cell office:value-type="float" office:value="496" calcext:value-type="float">
            <text:p>49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4327" calcext:value-type="float">
            <text:p>4327</text:p>
          </table:table-cell>
          <table:table-cell table:number-columns-repeated="3"/>
          <table:table-cell table:formula="of:=[.E56]-[.F56]-[.G56]" office:value-type="float" office:value="1726" calcext:value-type="float">
            <text:p>1726</text:p>
          </table:table-cell>
          <table:table-cell table:formula="of:=MAX([.S56]-[.K56];0)" office:value-type="float" office:value="1283" calcext:value-type="float">
            <text:p>1283</text:p>
          </table:table-cell>
          <table:table-cell table:formula="of:=[.K56]/[.S42]" office:value-type="float" office:value="0.275668948350964" calcext:value-type="float">
            <text:p>0.275668948350964</text:p>
          </table:table-cell>
          <table:table-cell table:formula="of:=[.G56]/[.E42]" office:value-type="float" office:value="0.196903533148075" calcext:value-type="float">
            <text:p>0.196903533148075</text:p>
          </table:table-cell>
          <table:table-cell table:formula="of:=6718903-[.Y56]-[.F56]-[.G56]" office:value-type="float" office:value="6712628.14778162" calcext:value-type="float">
            <text:p>6712628.14778162</text:p>
          </table:table-cell>
          <table:table-cell table:formula="of:=NORMINV(RAND();MAX([.T63];1);MAX(0.25*[.T63];1))" office:value-type="float" office:value="1868.85221837986" calcext:value-type="float">
            <text:p>1868.85221837986</text:p>
          </table:table-cell>
          <table:table-cell table:formula="of:=[.X56]+[.K56]" office:value-type="float" office:value="2311.85221837986" calcext:value-type="float">
            <text:p>2311.85221837986</text:p>
          </table:table-cell>
          <table:table-cell table:formula="of:=[.X56]-[.X55]" office:value-type="float" office:value="612.11370714225" calcext:value-type="float">
            <text:p>612.11370714225</text:p>
          </table:table-cell>
          <table:table-cell table:formula="of:=[.S56]-[.S55]" office:value-type="float" office:value="-305" calcext:value-type="float">
            <text:p>-305</text:p>
          </table:table-cell>
          <table:table-cell table:formula="of:=[.K56]-[.K55]" office:value-type="float" office:value="12" calcext:value-type="float">
            <text:p>12</text:p>
          </table:table-cell>
          <table:table-cell office:value-type="float" office:value="0.000523560209424" calcext:value-type="float">
            <text:p>0.000523560209424</text:p>
          </table:table-cell>
          <table:table-cell office:value-type="float" office:value="1016.04947643979" calcext:value-type="float">
            <text:p>1016.04947643979</text:p>
          </table:table-cell>
          <table:table-cell office:value-type="float" office:value="152.950994764398" calcext:value-type="float">
            <text:p>152.950994764398</text:p>
          </table:table-cell>
          <table:table-cell office:value-type="float" office:value="27.16328125" calcext:value-type="float">
            <text:p>27.16328125</text:p>
          </table:table-cell>
          <table:table-cell office:value-type="float" office:value="60.2612571428571" calcext:value-type="float">
            <text:p>60.2612571428571</text:p>
          </table:table-cell>
          <table:table-cell office:value-type="float" office:value="188.528857142857" calcext:value-type="float">
            <text:p>188.528857142857</text:p>
          </table:table-cell>
          <table:table-cell office:value-type="float" office:value="0.998285714285714" calcext:value-type="float">
            <text:p>0.998285714285714</text:p>
          </table:table-cell>
          <table:table-cell office:value-type="float" office:value="5.69484210526316" calcext:value-type="float">
            <text:p>5.69484210526316</text:p>
          </table:table-cell>
          <table:table-cell office:value-type="float" office:value="36.2583333333333" calcext:value-type="float">
            <text:p>36.2583333333333</text:p>
          </table:table-cell>
          <table:table-cell office:value-type="float" office:value="0.111388888888889" calcext:value-type="float">
            <text:p>0.111388888888889</text:p>
          </table:table-cell>
          <table:table-cell office:value-type="float" office:value="2.15861111111111" calcext:value-type="float">
            <text:p>2.15861111111111</text:p>
          </table:table-cell>
          <table:table-cell office:value-type="float" office:value="2.04736111111111" calcext:value-type="float">
            <text:p>2.04736111111111</text:p>
          </table:table-cell>
          <table:table-cell office:value-type="float" office:value="0.252152777777778" calcext:value-type="float">
            <text:p>0.252152777777778</text:p>
          </table:table-cell>
          <table:table-cell office:value-type="float" office:value="21.5229166666667" calcext:value-type="float">
            <text:p>21.5229166666667</text:p>
          </table:table-cell>
          <table:table-cell office:value-type="float" office:value="57.76875" calcext:value-type="float">
            <text:p>57.76875</text:p>
          </table:table-cell>
          <table:table-cell office:value-type="float" office:value="40.2011413043478" calcext:value-type="float">
            <text:p>40.2011413043478</text:p>
          </table:table-cell>
          <table:table-cell office:value-type="float" office:value="44.7603243243243" calcext:value-type="float">
            <text:p>44.7603243243243</text:p>
          </table:table-cell>
          <table:table-cell office:value-type="float" office:value="24.1578947368421" calcext:value-type="float">
            <text:p>24.1578947368421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5534041469055" calcext:value-type="float">
            <text:p>0.125534041469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4" calcext:value-type="float">
            <text:p>-14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string" calcext:value-type="string">
            <text:p>Confirmado</text:p>
          </table:table-cell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5903" calcext:value-type="float">
            <text:p>5903</text:p>
          </table:table-cell>
          <table:table-cell office:value-type="float" office:value="3716" calcext:value-type="float">
            <text:p>3716</text:p>
          </table:table-cell>
          <table:table-cell office:value-type="float" office:value="535" calcext:value-type="float">
            <text:p>53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473" calcext:value-type="float">
            <text:p>473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329" calcext:value-type="float">
            <text:p>1329</text:p>
          </table:table-cell>
          <table:table-cell table:number-columns-repeated="3"/>
          <table:table-cell table:formula="of:=[.E57]-[.F57]-[.G57]" office:value-type="float" office:value="1652" calcext:value-type="float">
            <text:p>1652</text:p>
          </table:table-cell>
          <table:table-cell table:formula="of:=MAX([.S57]-[.K57];0)" office:value-type="float" office:value="1179" calcext:value-type="float">
            <text:p>1179</text:p>
          </table:table-cell>
          <table:table-cell table:formula="of:=[.K57]/[.S43]" office:value-type="float" office:value="0.279881656804734" calcext:value-type="float">
            <text:p>0.279881656804734</text:p>
          </table:table-cell>
          <table:table-cell table:formula="of:=[.G57]/[.E43]" office:value-type="float" office:value="0.201203459947349" calcext:value-type="float">
            <text:p>0.201203459947349</text:p>
          </table:table-cell>
          <table:table-cell table:formula="of:=6718903-[.Y57]-[.F57]-[.G57]" office:value-type="float" office:value="6713150.61780702" calcext:value-type="float">
            <text:p>6713150.61780702</text:p>
          </table:table-cell>
          <table:table-cell table:formula="of:=NORMINV(RAND();MAX([.T64];1);MAX(0.25*[.T64];1))" office:value-type="float" office:value="1028.38219297877" calcext:value-type="float">
            <text:p>1028.38219297877</text:p>
          </table:table-cell>
          <table:table-cell table:formula="of:=[.X57]+[.K57]" office:value-type="float" office:value="1501.38219297877" calcext:value-type="float">
            <text:p>1501.38219297877</text:p>
          </table:table-cell>
          <table:table-cell table:formula="of:=[.X57]-[.X56]" office:value-type="float" office:value="-840.470025401093" calcext:value-type="float">
            <text:p>-840.470025401093</text:p>
          </table:table-cell>
          <table:table-cell table:formula="of:=[.S57]-[.S56]" office:value-type="float" office:value="-74" calcext:value-type="float">
            <text:p>-74</text:p>
          </table:table-cell>
          <table:table-cell table:formula="of:=[.K57]-[.K56]" office:value-type="float" office:value="30" calcext:value-type="float">
            <text:p>3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7.25994791667" calcext:value-type="float">
            <text:p>1017.25994791667</text:p>
          </table:table-cell>
          <table:table-cell office:value-type="float" office:value="141.79296875" calcext:value-type="float">
            <text:p>141.79296875</text:p>
          </table:table-cell>
          <table:table-cell office:value-type="float" office:value="25.87296875" calcext:value-type="float">
            <text:p>25.87296875</text:p>
          </table:table-cell>
          <table:table-cell office:value-type="float" office:value="70.9833333333333" calcext:value-type="float">
            <text:p>70.9833333333333</text:p>
          </table:table-cell>
          <table:table-cell office:value-type="float" office:value="192.960238095238" calcext:value-type="float">
            <text:p>192.960238095238</text:p>
          </table:table-cell>
          <table:table-cell office:value-type="float" office:value="1.07357142857143" calcext:value-type="float">
            <text:p>1.07357142857143</text:p>
          </table:table-cell>
          <table:table-cell office:value-type="float" office:value="3.59568421052631" calcext:value-type="float">
            <text:p>3.59568421052631</text:p>
          </table:table-cell>
          <table:table-cell office:value-type="float" office:value="27.189375" calcext:value-type="float">
            <text:p>27.189375</text:p>
          </table:table-cell>
          <table:table-cell office:value-type="float" office:value="0.105972222222222" calcext:value-type="float">
            <text:p>0.105972222222222</text:p>
          </table:table-cell>
          <table:table-cell office:value-type="float" office:value="2.13861111111111" calcext:value-type="float">
            <text:p>2.13861111111111</text:p>
          </table:table-cell>
          <table:table-cell office:value-type="float" office:value="2.03277777777778" calcext:value-type="float">
            <text:p>2.03277777777778</text:p>
          </table:table-cell>
          <table:table-cell office:value-type="float" office:value="0.212916666666667" calcext:value-type="float">
            <text:p>0.212916666666667</text:p>
          </table:table-cell>
          <table:table-cell office:value-type="float" office:value="8.20854166666667" calcext:value-type="float">
            <text:p>8.20854166666667</text:p>
          </table:table-cell>
          <table:table-cell office:value-type="float" office:value="35.3989583333333" calcext:value-type="float">
            <text:p>35.3989583333333</text:p>
          </table:table-cell>
          <table:table-cell office:value-type="float" office:value="54.0640625" calcext:value-type="float">
            <text:p>54.0640625</text:p>
          </table:table-cell>
          <table:table-cell office:value-type="float" office:value="51.0522994652406" calcext:value-type="float">
            <text:p>51.0522994652406</text:p>
          </table:table-cell>
          <table:table-cell office:value-type="float" office:value="26.625" calcext:value-type="float">
            <text:p>26.6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34" calcext:value-type="float">
            <text:p>-34</text:p>
          </table:table-cell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6189" calcext:value-type="float">
            <text:p>6189</text:p>
          </table:table-cell>
          <table:table-cell office:value-type="float" office:value="4027" calcext:value-type="float">
            <text:p>4027</text:p>
          </table:table-cell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table:number-columns-repeated="3"/>
          <table:table-cell table:formula="of:=[.E58]-[.F58]-[.G58]" office:value-type="float" office:value="1588" calcext:value-type="float">
            <text:p>1588</text:p>
          </table:table-cell>
          <table:table-cell table:formula="of:=MAX([.S58]-[.K58];0)" office:value-type="float" office:value="1102" calcext:value-type="float">
            <text:p>1102</text:p>
          </table:table-cell>
          <table:table-cell table:formula="of:=[.K58]/[.S44]" office:value-type="float" office:value="0.261712439418417" calcext:value-type="float">
            <text:p>0.261712439418417</text:p>
          </table:table-cell>
          <table:table-cell table:formula="of:=[.G58]/[.E44]" office:value-type="float" office:value="0.194840461642906" calcext:value-type="float">
            <text:p>0.194840461642906</text:p>
          </table:table-cell>
          <table:table-cell table:formula="of:=6718903-[.Y58]-[.F58]-[.G58]" office:value-type="float" office:value="6711909.7896919" calcext:value-type="float">
            <text:p>6711909.7896919</text:p>
          </table:table-cell>
          <table:table-cell table:formula="of:=NORMINV(RAND();MAX([.T65];1);MAX(0.25*[.T65];1))" office:value-type="float" office:value="1906.2103081014" calcext:value-type="float">
            <text:p>1906.2103081014</text:p>
          </table:table-cell>
          <table:table-cell table:formula="of:=[.X58]+[.K58]" office:value-type="float" office:value="2392.2103081014" calcext:value-type="float">
            <text:p>2392.2103081014</text:p>
          </table:table-cell>
          <table:table-cell table:formula="of:=[.X58]-[.X57]" office:value-type="float" office:value="877.828115122636" calcext:value-type="float">
            <text:p>877.828115122636</text:p>
          </table:table-cell>
          <table:table-cell table:formula="of:=[.S58]-[.S57]" office:value-type="float" office:value="-64" calcext:value-type="float">
            <text:p>-64</text:p>
          </table:table-cell>
          <table:table-cell table:formula="of:=[.K58]-[.K57]" office:value-type="float" office:value="13" calcext:value-type="float">
            <text:p>13</text:p>
          </table:table-cell>
          <table:table-cell office:value-type="float" office:value="0.903684210526316" calcext:value-type="float">
            <text:p>0.903684210526316</text:p>
          </table:table-cell>
          <table:table-cell office:value-type="float" office:value="1015.03405263158" calcext:value-type="float">
            <text:p>1015.03405263158</text:p>
          </table:table-cell>
          <table:table-cell office:value-type="float" office:value="136.268783068783" calcext:value-type="float">
            <text:p>136.268783068783</text:p>
          </table:table-cell>
          <table:table-cell office:value-type="float" office:value="25.1491534391534" calcext:value-type="float">
            <text:p>25.1491534391534</text:p>
          </table:table-cell>
          <table:table-cell office:value-type="float" office:value="82.7525748502994" calcext:value-type="float">
            <text:p>82.7525748502994</text:p>
          </table:table-cell>
          <table:table-cell office:value-type="float" office:value="189.419401197605" calcext:value-type="float">
            <text:p>189.419401197605</text:p>
          </table:table-cell>
          <table:table-cell office:value-type="float" office:value="1.21532934131737" calcext:value-type="float">
            <text:p>1.21532934131737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20.7822727272727" calcext:value-type="float">
            <text:p>20.7822727272727</text:p>
          </table:table-cell>
          <table:table-cell office:value-type="float" office:value="0.081090909090909" calcext:value-type="float">
            <text:p>0.081090909090909</text:p>
          </table:table-cell>
          <table:table-cell office:value-type="float" office:value="2.03727272727273" calcext:value-type="float">
            <text:p>2.03727272727273</text:p>
          </table:table-cell>
          <table:table-cell office:value-type="float" office:value="1.95490909090909" calcext:value-type="float">
            <text:p>1.95490909090909</text:p>
          </table:table-cell>
          <table:table-cell office:value-type="float" office:value="0.168391608391608" calcext:value-type="float">
            <text:p>0.168391608391608</text:p>
          </table:table-cell>
          <table:table-cell office:value-type="float" office:value="5.35431818181818" calcext:value-type="float">
            <text:p>5.35431818181818</text:p>
          </table:table-cell>
          <table:table-cell office:value-type="float" office:value="26.1318181818182" calcext:value-type="float">
            <text:p>26.1318181818182</text:p>
          </table:table-cell>
          <table:table-cell office:value-type="float" office:value="58.1115135135135" calcext:value-type="float">
            <text:p>58.1115135135135</text:p>
          </table:table-cell>
          <table:table-cell office:value-type="float" office:value="44.3695857988166" calcext:value-type="float">
            <text:p>44.3695857988166</text:p>
          </table:table-cell>
          <table:table-cell office:value-type="float" office:value="15.9166666666667" calcext:value-type="float">
            <text:p>1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20" calcext:value-type="float">
            <text:p>-20</text:p>
          </table:table-cell>
          <table:table-cell office:value-type="float" office:value="-79" calcext:value-type="float">
            <text:p>-79</text:p>
          </table:table-cell>
          <table:table-cell office:value-type="float" office:value="-59" calcext:value-type="float">
            <text:p>-59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string" calcext:value-type="string">
            <text:p>Confirmado</text:p>
          </table:table-cell>
          <table:table-cell office:value-type="float" office:value="259" calcext:value-type="float">
            <text:p>259</text:p>
          </table:table-cell>
          <table:table-cell office:value-type="float" office:value="153" calcext:value-type="float">
            <text:p>153</text:p>
          </table:table-cell>
          <table:table-cell office:value-type="float" office:value="6448" calcext:value-type="float">
            <text:p>6448</text:p>
          </table:table-cell>
          <table:table-cell office:value-type="float" office:value="4180" calcext:value-type="float">
            <text:p>4180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496" calcext:value-type="float">
            <text:p>496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3"/>
          <table:table-cell table:formula="of:=[.E59]-[.F59]-[.G59]" office:value-type="float" office:value="1665" calcext:value-type="float">
            <text:p>1665</text:p>
          </table:table-cell>
          <table:table-cell table:formula="of:=MAX([.S59]-[.K59];0)" office:value-type="float" office:value="1169" calcext:value-type="float">
            <text:p>1169</text:p>
          </table:table-cell>
          <table:table-cell table:formula="of:=[.K59]/[.S45]" office:value-type="float" office:value="0.291250733998826" calcext:value-type="float">
            <text:p>0.291250733998826</text:p>
          </table:table-cell>
          <table:table-cell table:formula="of:=[.G59]/[.E45]" office:value-type="float" office:value="0.197123242889833" calcext:value-type="float">
            <text:p>0.197123242889833</text:p>
          </table:table-cell>
          <table:table-cell table:formula="of:=6718903-[.Y59]-[.F59]-[.G59]" office:value-type="float" office:value="6711538.98485536" calcext:value-type="float">
            <text:p>6711538.98485536</text:p>
          </table:table-cell>
          <table:table-cell table:formula="of:=NORMINV(RAND();MAX([.T66];1);MAX(0.25*[.T66];1))" office:value-type="float" office:value="2085.0151446436" calcext:value-type="float">
            <text:p>2085.0151446436</text:p>
          </table:table-cell>
          <table:table-cell table:formula="of:=[.X59]+[.K59]" office:value-type="float" office:value="2581.0151446436" calcext:value-type="float">
            <text:p>2581.0151446436</text:p>
          </table:table-cell>
          <table:table-cell table:formula="of:=[.X59]-[.X58]" office:value-type="float" office:value="178.804836542201" calcext:value-type="float">
            <text:p>178.804836542201</text:p>
          </table:table-cell>
          <table:table-cell table:formula="of:=[.S59]-[.S58]" office:value-type="float" office:value="77" calcext:value-type="float">
            <text:p>77</text:p>
          </table:table-cell>
          <table:table-cell table:formula="of:=[.K59]-[.K58]" office:value-type="float" office:value="10" calcext:value-type="float">
            <text:p>10</text:p>
          </table:table-cell>
          <table:table-cell office:value-type="float" office:value="0.123809523809524" calcext:value-type="float">
            <text:p>0.123809523809524</text:p>
          </table:table-cell>
          <table:table-cell office:value-type="float" office:value="1018.17523809524" calcext:value-type="float">
            <text:p>1018.17523809524</text:p>
          </table:table-cell>
          <table:table-cell office:value-type="float" office:value="61.5344642857143" calcext:value-type="float">
            <text:p>61.5344642857143</text:p>
          </table:table-cell>
          <table:table-cell office:value-type="float" office:value="21.9271621621622" calcext:value-type="float">
            <text:p>21.9271621621622</text:p>
          </table:table-cell>
          <table:table-cell office:value-type="float" office:value="85.2434394904459" calcext:value-type="float">
            <text:p>85.2434394904459</text:p>
          </table:table-cell>
          <table:table-cell office:value-type="float" office:value="206.002321428571" calcext:value-type="float">
            <text:p>206.002321428571</text:p>
          </table:table-cell>
          <table:table-cell office:value-type="float" office:value="0.951607142857143" calcext:value-type="float">
            <text:p>0.951607142857143</text:p>
          </table:table-cell>
          <table:table-cell office:value-type="float" office:value="4.41451612903226" calcext:value-type="float">
            <text:p>4.41451612903226</text:p>
          </table:table-cell>
          <table:table-cell office:value-type="float" office:value="29.7252173913043" calcext:value-type="float">
            <text:p>29.7252173913043</text:p>
          </table:table-cell>
          <table:table-cell office:value-type="float" office:value="0.068571428571429" calcext:value-type="float">
            <text:p>0.068571428571429</text:p>
          </table:table-cell>
          <table:table-cell office:value-type="float" office:value="1.93587301587302" calcext:value-type="float">
            <text:p>1.93587301587302</text:p>
          </table:table-cell>
          <table:table-cell office:value-type="float" office:value="1.86730158730159" calcext:value-type="float">
            <text:p>1.86730158730159</text:p>
          </table:table-cell>
          <table:table-cell office:value-type="float" office:value="0.113356643356643" calcext:value-type="float">
            <text:p>0.113356643356643</text:p>
          </table:table-cell>
          <table:table-cell office:value-type="float" office:value="9.12695652173913" calcext:value-type="float">
            <text:p>9.12695652173913</text:p>
          </table:table-cell>
          <table:table-cell office:value-type="float" office:value="38.8547826086957" calcext:value-type="float">
            <text:p>38.8547826086957</text:p>
          </table:table-cell>
          <table:table-cell office:value-type="float" office:value="32.6684523809524" calcext:value-type="float">
            <text:p>32.6684523809524</text:p>
          </table:table-cell>
          <table:table-cell office:value-type="float" office:value="20.6125" calcext:value-type="float">
            <text:p>20.6125</text:p>
          </table:table-cell>
          <table:table-cell office:value-type="float" office:value="4.125" calcext:value-type="float">
            <text:p>4.1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-87" calcext:value-type="float">
            <text:p>-87</text:p>
          </table:table-cell>
          <table:table-cell office:value-type="float" office:value="-64" calcext:value-type="float">
            <text:p>-64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string" calcext:value-type="string">
            <text:p>Confirmado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float" office:value="6750" calcext:value-type="float">
            <text:p>6750</text:p>
          </table:table-cell>
          <table:table-cell office:value-type="float" office:value="4224" calcext:value-type="float">
            <text:p>4224</text:p>
          </table:table-cell>
          <table:table-cell office:value-type="float" office:value="631" calcext:value-type="float">
            <text:p>6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 office:value-type="float" office:value="527" calcext:value-type="float">
            <text:p>52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4366" calcext:value-type="float">
            <text:p>4366</text:p>
          </table:table-cell>
          <table:table-cell table:number-columns-repeated="3"/>
          <table:table-cell table:formula="of:=[.E60]-[.F60]-[.G60]" office:value-type="float" office:value="1895" calcext:value-type="float">
            <text:p>1895</text:p>
          </table:table-cell>
          <table:table-cell table:formula="of:=MAX([.S60]-[.K60];0)" office:value-type="float" office:value="1368" calcext:value-type="float">
            <text:p>1368</text:p>
          </table:table-cell>
          <table:table-cell table:formula="of:=[.K60]/[.S46]" office:value-type="float" office:value="0.343322475570033" calcext:value-type="float">
            <text:p>0.343322475570033</text:p>
          </table:table-cell>
          <table:table-cell table:formula="of:=[.G60]/[.E46]" office:value-type="float" office:value="0.201790853853534" calcext:value-type="float">
            <text:p>0.201790853853534</text:p>
          </table:table-cell>
          <table:table-cell table:formula="of:=6718903-[.Y60]-[.F60]-[.G60]" office:value-type="float" office:value="6711694.08761097" calcext:value-type="float">
            <text:p>6711694.08761097</text:p>
          </table:table-cell>
          <table:table-cell table:formula="of:=NORMINV(RAND();MAX([.T67];1);MAX(0.25*[.T67];1))" office:value-type="float" office:value="1826.91238903475" calcext:value-type="float">
            <text:p>1826.91238903475</text:p>
          </table:table-cell>
          <table:table-cell table:formula="of:=[.X60]+[.K60]" office:value-type="float" office:value="2353.91238903475" calcext:value-type="float">
            <text:p>2353.91238903475</text:p>
          </table:table-cell>
          <table:table-cell table:formula="of:=[.X60]-[.X59]" office:value-type="float" office:value="-258.102755608857" calcext:value-type="float">
            <text:p>-258.102755608857</text:p>
          </table:table-cell>
          <table:table-cell table:formula="of:=[.S60]-[.S59]" office:value-type="float" office:value="230" calcext:value-type="float">
            <text:p>230</text:p>
          </table:table-cell>
          <table:table-cell table:formula="of:=[.K60]-[.K59]" office:value-type="float" office:value="31" calcext:value-type="float">
            <text:p>31</text:p>
          </table:table-cell>
          <table:table-cell office:value-type="float" office:value="8.84971751412429" calcext:value-type="float">
            <text:p>8.84971751412429</text:p>
          </table:table-cell>
          <table:table-cell office:value-type="float" office:value="1016.79994350283" calcext:value-type="float">
            <text:p>1016.79994350283</text:p>
          </table:table-cell>
          <table:table-cell office:value-type="float" office:value="123.131073446328" calcext:value-type="float">
            <text:p>123.131073446328</text:p>
          </table:table-cell>
          <table:table-cell office:value-type="float" office:value="22.8152941176471" calcext:value-type="float">
            <text:p>22.8152941176471</text:p>
          </table:table-cell>
          <table:table-cell office:value-type="float" office:value="74.2421527777778" calcext:value-type="float">
            <text:p>74.2421527777778</text:p>
          </table:table-cell>
          <table:table-cell office:value-type="float" office:value="156.000892857143" calcext:value-type="float">
            <text:p>156.000892857143</text:p>
          </table:table-cell>
          <table:table-cell office:value-type="float" office:value="0.89202380952381" calcext:value-type="float">
            <text:p>0.89202380952381</text:p>
          </table:table-cell>
          <table:table-cell office:value-type="float" office:value="7.2631914893617" calcext:value-type="float">
            <text:p>7.2631914893617</text:p>
          </table:table-cell>
          <table:table-cell office:value-type="float" office:value="31.3095744680851" calcext:value-type="float">
            <text:p>31.3095744680851</text:p>
          </table:table-cell>
          <table:table-cell office:value-type="float" office:value="0.086805555555556" calcext:value-type="float">
            <text:p>0.086805555555556</text:p>
          </table:table-cell>
          <table:table-cell office:value-type="float" office:value="2.07527777777778" calcext:value-type="float">
            <text:p>2.075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0.127552447552447" calcext:value-type="float">
            <text:p>0.127552447552447</text:p>
          </table:table-cell>
          <table:table-cell office:value-type="float" office:value="12.558085106383" calcext:value-type="float">
            <text:p>12.558085106383</text:p>
          </table:table-cell>
          <table:table-cell office:value-type="float" office:value="43.8676595744681" calcext:value-type="float">
            <text:p>43.8676595744681</text:p>
          </table:table-cell>
          <table:table-cell office:value-type="float" office:value="31.4789265536723" calcext:value-type="float">
            <text:p>31.4789265536723</text:p>
          </table:table-cell>
          <table:table-cell office:value-type="float" office:value="22.9009770114942" calcext:value-type="float">
            <text:p>22.900977011494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office:value-type="float" office:value="-71" calcext:value-type="float">
            <text:p>-71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string" calcext:value-type="string">
            <text:p>Confirmado</text:p>
          </table:table-cell>
          <table:table-cell office:value-type="float" office:value="533" calcext:value-type="float">
            <text:p>533</text:p>
          </table:table-cell>
          <table:table-cell office:value-type="float" office:value="504" calcext:value-type="float">
            <text:p>504</text:p>
          </table:table-cell>
          <table:table-cell office:value-type="float" office:value="7283" calcext:value-type="float">
            <text:p>7283</text:p>
          </table:table-cell>
          <table:table-cell office:value-type="float" office:value="4728" calcext:value-type="float">
            <text:p>4728</text:p>
          </table:table-cell>
          <table:table-cell office:value-type="float" office:value="670" calcext:value-type="float">
            <text:p>67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601" calcext:value-type="float">
            <text:p>601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4074" calcext:value-type="float">
            <text:p>4074</text:p>
          </table:table-cell>
          <table:table-cell table:number-columns-repeated="3"/>
          <table:table-cell table:formula="of:=[.E61]-[.F61]-[.G61]" office:value-type="float" office:value="1885" calcext:value-type="float">
            <text:p>1885</text:p>
          </table:table-cell>
          <table:table-cell table:formula="of:=MAX([.S61]-[.K61];0)" office:value-type="float" office:value="1284" calcext:value-type="float">
            <text:p>1284</text:p>
          </table:table-cell>
          <table:table-cell table:formula="of:=[.K61]/[.S47]" office:value-type="float" office:value="0.36939151813153" calcext:value-type="float">
            <text:p>0.36939151813153</text:p>
          </table:table-cell>
          <table:table-cell table:formula="of:=[.G61]/[.E47]" office:value-type="float" office:value="0.206598828245452" calcext:value-type="float">
            <text:p>0.206598828245452</text:p>
          </table:table-cell>
          <table:table-cell table:formula="of:=6718903-[.Y61]-[.F61]-[.G61]" office:value-type="float" office:value="6711041.82737462" calcext:value-type="float">
            <text:p>6711041.82737462</text:p>
          </table:table-cell>
          <table:table-cell table:formula="of:=NORMINV(RAND();MAX([.T68];1);MAX(0.25*[.T68];1))" office:value-type="float" office:value="1862.17262537553" calcext:value-type="float">
            <text:p>1862.17262537553</text:p>
          </table:table-cell>
          <table:table-cell table:formula="of:=[.X61]+[.K61]" office:value-type="float" office:value="2463.17262537553" calcext:value-type="float">
            <text:p>2463.17262537553</text:p>
          </table:table-cell>
          <table:table-cell table:formula="of:=[.X61]-[.X60]" office:value-type="float" office:value="35.2602363407793" calcext:value-type="float">
            <text:p>35.2602363407793</text:p>
          </table:table-cell>
          <table:table-cell table:formula="of:=[.S61]-[.S60]" office:value-type="float" office:value="-10" calcext:value-type="float">
            <text:p>-10</text:p>
          </table:table-cell>
          <table:table-cell table:formula="of:=[.K61]-[.K60]" office:value-type="float" office:value="74" calcext:value-type="float">
            <text:p>74</text:p>
          </table:table-cell>
          <table:table-cell office:value-type="float" office:value="2.25833333333333" calcext:value-type="float">
            <text:p>2.25833333333333</text:p>
          </table:table-cell>
          <table:table-cell office:value-type="float" office:value="1012.88213541667" calcext:value-type="float">
            <text:p>1012.88213541667</text:p>
          </table:table-cell>
          <table:table-cell office:value-type="float" office:value="146.774114583333" calcext:value-type="float">
            <text:p>146.774114583333</text:p>
          </table:table-cell>
          <table:table-cell office:value-type="float" office:value="24.8289285714286" calcext:value-type="float">
            <text:p>24.8289285714286</text:p>
          </table:table-cell>
          <table:table-cell office:value-type="float" office:value="75.5411111111111" calcext:value-type="float">
            <text:p>75.5411111111111</text:p>
          </table:table-cell>
          <table:table-cell office:value-type="float" office:value="175.866607142857" calcext:value-type="float">
            <text:p>175.866607142857</text:p>
          </table:table-cell>
          <table:table-cell office:value-type="float" office:value="0.844940476190476" calcext:value-type="float">
            <text:p>0.844940476190476</text:p>
          </table:table-cell>
          <table:table-cell office:value-type="float" office:value="9.98642105263158" calcext:value-type="float">
            <text:p>9.98642105263158</text:p>
          </table:table-cell>
          <table:table-cell office:value-type="float" office:value="47.3179166666667" calcext:value-type="float">
            <text:p>47.3179166666667</text:p>
          </table:table-cell>
          <table:table-cell office:value-type="float" office:value="0.107916666666667" calcext:value-type="float">
            <text:p>0.107916666666667</text:p>
          </table:table-cell>
          <table:table-cell office:value-type="float" office:value="2.17791666666667" calcext:value-type="float">
            <text:p>2.17791666666667</text:p>
          </table:table-cell>
          <table:table-cell office:value-type="float" office:value="2.06930555555556" calcext:value-type="float">
            <text:p>2.06930555555556</text:p>
          </table:table-cell>
          <table:table-cell office:value-type="float" office:value="0.262569444444444" calcext:value-type="float">
            <text:p>0.262569444444444</text:p>
          </table:table-cell>
          <table:table-cell office:value-type="float" office:value="18.674375" calcext:value-type="float">
            <text:p>18.674375</text:p>
          </table:table-cell>
          <table:table-cell office:value-type="float" office:value="65.9925" calcext:value-type="float">
            <text:p>65.9925</text:p>
          </table:table-cell>
          <table:table-cell office:value-type="float" office:value="36.7149479166667" calcext:value-type="float">
            <text:p>36.7149479166667</text:p>
          </table:table-cell>
          <table:table-cell office:value-type="float" office:value="33.5027027027027" calcext:value-type="float">
            <text:p>33.5027027027027</text:p>
          </table:table-cell>
          <table:table-cell office:value-type="float" office:value="17.4166666666667" calcext:value-type="float">
            <text:p>17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7" calcext:value-type="float">
            <text:p>-17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string" calcext:value-type="string">
            <text:p>Confirmado</text:p>
          </table:table-cell>
          <table:table-cell office:value-type="float" office:value="549" calcext:value-type="float">
            <text:p>549</text:p>
          </table:table-cell>
          <table:table-cell office:value-type="float" office:value="409" calcext:value-type="float">
            <text:p>409</text:p>
          </table:table-cell>
          <table:table-cell office:value-type="float" office:value="7832" calcext:value-type="float">
            <text:p>7832</text:p>
          </table:table-cell>
          <table:table-cell office:value-type="float" office:value="5137" calcext:value-type="float">
            <text:p>5137</text:p>
          </table:table-cell>
          <table:table-cell office:value-type="float" office:value="713" calcext:value-type="float">
            <text:p>71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5" calcext:value-type="float">
            <text:p>325</text:p>
          </table:table-cell>
          <table:table-cell office:value-type="float" office:value="567" calcext:value-type="float">
            <text:p>567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4041" calcext:value-type="float">
            <text:p>4041</text:p>
          </table:table-cell>
          <table:table-cell table:number-columns-repeated="3"/>
          <table:table-cell table:formula="of:=[.E62]-[.F62]-[.G62]" office:value-type="float" office:value="1982" calcext:value-type="float">
            <text:p>1982</text:p>
          </table:table-cell>
          <table:table-cell table:formula="of:=MAX([.S62]-[.K62];0)" office:value-type="float" office:value="1415" calcext:value-type="float">
            <text:p>1415</text:p>
          </table:table-cell>
          <table:table-cell table:formula="of:=[.K62]/[.S48]" office:value-type="float" office:value="0.328886310904872" calcext:value-type="float">
            <text:p>0.328886310904872</text:p>
          </table:table-cell>
          <table:table-cell table:formula="of:=[.G62]/[.E48]" office:value-type="float" office:value="0.19877334820184" calcext:value-type="float">
            <text:p>0.19877334820184</text:p>
          </table:table-cell>
          <table:table-cell table:formula="of:=6718903-[.Y62]-[.F62]-[.G62]" office:value-type="float" office:value="6711591.05295618" calcext:value-type="float">
            <text:p>6711591.05295618</text:p>
          </table:table-cell>
          <table:table-cell table:formula="of:=NORMINV(RAND();MAX([.T69];1);MAX(0.25*[.T69];1))" office:value-type="float" office:value="894.947043815569" calcext:value-type="float">
            <text:p>894.947043815569</text:p>
          </table:table-cell>
          <table:table-cell table:formula="of:=[.X62]+[.K62]" office:value-type="float" office:value="1461.94704381557" calcext:value-type="float">
            <text:p>1461.94704381557</text:p>
          </table:table-cell>
          <table:table-cell table:formula="of:=[.X62]-[.X61]" office:value-type="float" office:value="-967.225581559958" calcext:value-type="float">
            <text:p>-967.225581559958</text:p>
          </table:table-cell>
          <table:table-cell table:formula="of:=[.S62]-[.S61]" office:value-type="float" office:value="97" calcext:value-type="float">
            <text:p>97</text:p>
          </table:table-cell>
          <table:table-cell table:formula="of:=[.K62]-[.K61]" office:value-type="float" office:value="-34" calcext:value-type="float">
            <text:p>-34</text:p>
          </table:table-cell>
          <table:table-cell office:value-type="float" office:value="0.044791666666667" calcext:value-type="float">
            <text:p>0.044791666666667</text:p>
          </table:table-cell>
          <table:table-cell office:value-type="float" office:value="1012.01864583333" calcext:value-type="float">
            <text:p>1012.01864583333</text:p>
          </table:table-cell>
          <table:table-cell office:value-type="float" office:value="108.296927083333" calcext:value-type="float">
            <text:p>108.296927083333</text:p>
          </table:table-cell>
          <table:table-cell office:value-type="float" office:value="26.1301785714286" calcext:value-type="float">
            <text:p>26.1301785714286</text:p>
          </table:table-cell>
          <table:table-cell office:value-type="float" office:value="74.8847222222223" calcext:value-type="float">
            <text:p>74.8847222222223</text:p>
          </table:table-cell>
          <table:table-cell office:value-type="float" office:value="197.357106918239" calcext:value-type="float">
            <text:p>197.357106918239</text:p>
          </table:table-cell>
          <table:table-cell office:value-type="float" office:value="1.21981132075472" calcext:value-type="float">
            <text:p>1.21981132075472</text:p>
          </table:table-cell>
          <table:table-cell office:value-type="float" office:value="5.85011627906977" calcext:value-type="float">
            <text:p>5.85011627906977</text:p>
          </table:table-cell>
          <table:table-cell office:value-type="float" office:value="36.710625" calcext:value-type="float">
            <text:p>36.710625</text:p>
          </table:table-cell>
          <table:table-cell office:value-type="float" office:value="0.075555555555556" calcext:value-type="float">
            <text:p>0.075555555555556</text:p>
          </table:table-cell>
          <table:table-cell office:value-type="float" office:value="2.08569444444444" calcext:value-type="float">
            <text:p>2.08569444444444</text:p>
          </table:table-cell>
          <table:table-cell office:value-type="float" office:value="2.00986111111111" calcext:value-type="float">
            <text:p>2.00986111111111</text:p>
          </table:table-cell>
          <table:table-cell office:value-type="float" office:value="0.228028169014084" calcext:value-type="float">
            <text:p>0.228028169014084</text:p>
          </table:table-cell>
          <table:table-cell office:value-type="float" office:value="13.429375" calcext:value-type="float">
            <text:p>13.429375</text:p>
          </table:table-cell>
          <table:table-cell office:value-type="float" office:value="50.1385416666667" calcext:value-type="float">
            <text:p>50.1385416666667</text:p>
          </table:table-cell>
          <table:table-cell office:value-type="float" office:value="44.6161827956989" calcext:value-type="float">
            <text:p>44.6161827956989</text:p>
          </table:table-cell>
          <table:table-cell office:value-type="float" office:value="42.4980952380952" calcext:value-type="float">
            <text:p>42.4980952380952</text:p>
          </table:table-cell>
          <table:table-cell office:value-type="float" office:value="18.2083333333333" calcext:value-type="float">
            <text:p>18.2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3" calcext:value-type="float">
            <text:p>-13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string" calcext:value-type="string">
            <text:p>Confirmado</text:p>
          </table:table-cell>
          <table:table-cell office:value-type="float" office:value="745" calcext:value-type="float">
            <text:p>745</text:p>
          </table:table-cell>
          <table:table-cell office:value-type="float" office:value="592" calcext:value-type="float">
            <text:p>592</text:p>
          </table:table-cell>
          <table:table-cell office:value-type="float" office:value="8577" calcext:value-type="float">
            <text:p>8577</text:p>
          </table:table-cell>
          <table:table-cell office:value-type="float" office:value="5729" calcext:value-type="float">
            <text:p>5729</text:p>
          </table:table-cell>
          <table:table-cell office:value-type="float" office:value="764" calcext:value-type="float">
            <text:p>76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3625" calcext:value-type="float">
            <text:p>3625</text:p>
          </table:table-cell>
          <table:table-cell table:number-columns-repeated="3"/>
          <table:table-cell table:formula="of:=[.E63]-[.F63]-[.G63]" office:value-type="float" office:value="2084" calcext:value-type="float">
            <text:p>2084</text:p>
          </table:table-cell>
          <table:table-cell table:formula="of:=MAX([.S63]-[.K63];0)" office:value-type="float" office:value="1512" calcext:value-type="float">
            <text:p>1512</text:p>
          </table:table-cell>
          <table:table-cell table:formula="of:=[.K63]/[.S49]" office:value-type="float" office:value="0.362484157160963" calcext:value-type="float">
            <text:p>0.362484157160963</text:p>
          </table:table-cell>
          <table:table-cell table:formula="of:=[.G63]/[.E49]" office:value-type="float" office:value="0.208971553610503" calcext:value-type="float">
            <text:p>0.208971553610503</text:p>
          </table:table-cell>
          <table:table-cell table:formula="of:=6718903-[.Y63]-[.F63]-[.G63]" office:value-type="float" office:value="6711015.27056821" calcext:value-type="float">
            <text:p>6711015.27056821</text:p>
          </table:table-cell>
          <table:table-cell table:formula="of:=NORMINV(RAND();MAX([.T70];1);MAX(0.25*[.T70];1))" office:value-type="float" office:value="822.72943179167" calcext:value-type="float">
            <text:p>822.72943179167</text:p>
          </table:table-cell>
          <table:table-cell table:formula="of:=[.X63]+[.K63]" office:value-type="float" office:value="1394.72943179167" calcext:value-type="float">
            <text:p>1394.72943179167</text:p>
          </table:table-cell>
          <table:table-cell table:formula="of:=[.X63]-[.X62]" office:value-type="float" office:value="-72.2176120238989" calcext:value-type="float">
            <text:p>-72.2176120238989</text:p>
          </table:table-cell>
          <table:table-cell table:formula="of:=[.S63]-[.S62]" office:value-type="float" office:value="102" calcext:value-type="float">
            <text:p>102</text:p>
          </table:table-cell>
          <table:table-cell table:formula="of:=[.K63]-[.K62]" office:value-type="float" office:value="5" calcext:value-type="float">
            <text:p>5</text:p>
          </table:table-cell>
          <table:table-cell office:value-type="float" office:value="1.1042328042328" calcext:value-type="float">
            <text:p>1.1042328042328</text:p>
          </table:table-cell>
          <table:table-cell office:value-type="float" office:value="1018.60526041667" calcext:value-type="float">
            <text:p>1018.60526041667</text:p>
          </table:table-cell>
          <table:table-cell office:value-type="float" office:value="26.8833854166667" calcext:value-type="float">
            <text:p>26.8833854166667</text:p>
          </table:table-cell>
          <table:table-cell office:value-type="float" office:value="19.9949404761905" calcext:value-type="float">
            <text:p>19.9949404761905</text:p>
          </table:table-cell>
          <table:table-cell office:value-type="float" office:value="94.7611111111111" calcext:value-type="float">
            <text:p>94.7611111111111</text:p>
          </table:table-cell>
          <table:table-cell office:value-type="float" office:value="206.971856287425" calcext:value-type="float">
            <text:p>206.971856287425</text:p>
          </table:table-cell>
          <table:table-cell office:value-type="float" office:value="1.29407185628743" calcext:value-type="float">
            <text:p>1.29407185628743</text:p>
          </table:table-cell>
          <table:table-cell office:value-type="float" office:value="2.7225" calcext:value-type="float">
            <text:p>2.7225</text:p>
          </table:table-cell>
          <table:table-cell office:value-type="float" office:value="29.7129787234042" calcext:value-type="float">
            <text:p>29.7129787234042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1.92333333333333" calcext:value-type="float">
            <text:p>1.92333333333333</text:p>
          </table:table-cell>
          <table:table-cell office:value-type="float" office:value="1.86513888888889" calcext:value-type="float">
            <text:p>1.86513888888889</text:p>
          </table:table-cell>
          <table:table-cell office:value-type="float" office:value="0.129859154929578" calcext:value-type="float">
            <text:p>0.129859154929578</text:p>
          </table:table-cell>
          <table:table-cell office:value-type="float" office:value="12.6804255319149" calcext:value-type="float">
            <text:p>12.6804255319149</text:p>
          </table:table-cell>
          <table:table-cell office:value-type="float" office:value="42.3963829787234" calcext:value-type="float">
            <text:p>42.3963829787234</text:p>
          </table:table-cell>
          <table:table-cell office:value-type="float" office:value="40.257486631016" calcext:value-type="float">
            <text:p>40.257486631016</text:p>
          </table:table-cell>
          <table:table-cell office:value-type="float" office:value="13.0898958333333" calcext:value-type="float">
            <text:p>13.0898958333333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6" calcext:value-type="float">
            <text:p>-16</text:p>
          </table:table-cell>
          <table:table-cell office:value-type="float" office:value="-78" calcext:value-type="float">
            <text:p>-78</text:p>
          </table:table-cell>
          <table:table-cell office:value-type="float" office:value="-62" calcext:value-type="float">
            <text:p>-62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string" calcext:value-type="string">
            <text:p>Confirmado</text:p>
          </table:table-cell>
          <table:table-cell office:value-type="float" office:value="474" calcext:value-type="float">
            <text:p>474</text:p>
          </table:table-cell>
          <table:table-cell office:value-type="float" office:value="439" calcext:value-type="float">
            <text:p>439</text:p>
          </table:table-cell>
          <table:table-cell office:value-type="float" office:value="9051" calcext:value-type="float">
            <text:p>9051</text:p>
          </table:table-cell>
          <table:table-cell office:value-type="float" office:value="6168" calcext:value-type="float">
            <text:p>6168</text:p>
          </table:table-cell>
          <table:table-cell office:value-type="float" office:value="919" calcext:value-type="float">
            <text:p>919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615" calcext:value-type="float">
            <text:p>615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3195" calcext:value-type="float">
            <text:p>3195</text:p>
          </table:table-cell>
          <table:table-cell table:number-columns-repeated="3"/>
          <table:table-cell table:formula="of:=[.E64]-[.F64]-[.G64]" office:value-type="float" office:value="1964" calcext:value-type="float">
            <text:p>1964</text:p>
          </table:table-cell>
          <table:table-cell table:formula="of:=MAX([.S64]-[.K64];0)" office:value-type="float" office:value="1349" calcext:value-type="float">
            <text:p>1349</text:p>
          </table:table-cell>
          <table:table-cell table:formula="of:=[.K64]/[.S50]" office:value-type="float" office:value="0.338470005503577" calcext:value-type="float">
            <text:p>0.338470005503577</text:p>
          </table:table-cell>
          <table:table-cell table:formula="of:=[.G64]/[.E50]" office:value-type="float" office:value="0.22820958529923" calcext:value-type="float">
            <text:p>0.22820958529923</text:p>
          </table:table-cell>
          <table:table-cell table:formula="of:=6718903-[.Y64]-[.F64]-[.G64]" office:value-type="float" office:value="6710773.54235456" calcext:value-type="float">
            <text:p>6710773.54235456</text:p>
          </table:table-cell>
          <table:table-cell table:formula="of:=NORMINV(RAND();MAX([.T71];1);MAX(0.25*[.T71];1))" office:value-type="float" office:value="427.457645445349" calcext:value-type="float">
            <text:p>427.457645445349</text:p>
          </table:table-cell>
          <table:table-cell table:formula="of:=[.X64]+[.K64]" office:value-type="float" office:value="1042.45764544535" calcext:value-type="float">
            <text:p>1042.45764544535</text:p>
          </table:table-cell>
          <table:table-cell table:formula="of:=[.X64]-[.X63]" office:value-type="float" office:value="-395.271786346321" calcext:value-type="float">
            <text:p>-395.271786346321</text:p>
          </table:table-cell>
          <table:table-cell table:formula="of:=[.S64]-[.S63]" office:value-type="float" office:value="-120" calcext:value-type="float">
            <text:p>-120</text:p>
          </table:table-cell>
          <table:table-cell table:formula="of:=[.K64]-[.K63]" office:value-type="float" office:value="43" calcext:value-type="float">
            <text:p>43</text:p>
          </table:table-cell>
          <table:table-cell office:value-type="float" office:value="9.92526315789474" calcext:value-type="float">
            <text:p>9.92526315789474</text:p>
          </table:table-cell>
          <table:table-cell office:value-type="float" office:value="1022.95927083333" calcext:value-type="float">
            <text:p>1022.95927083333</text:p>
          </table:table-cell>
          <table:table-cell office:value-type="float" office:value="99.0275520833334" calcext:value-type="float">
            <text:p>99.0275520833334</text:p>
          </table:table-cell>
          <table:table-cell office:value-type="float" office:value="20.6627976190476" calcext:value-type="float">
            <text:p>20.6627976190476</text:p>
          </table:table-cell>
          <table:table-cell office:value-type="float" office:value="84.6644444444445" calcext:value-type="float">
            <text:p>84.6644444444445</text:p>
          </table:table-cell>
          <table:table-cell office:value-type="float" office:value="182.353652694611" calcext:value-type="float">
            <text:p>182.353652694611</text:p>
          </table:table-cell>
          <table:table-cell office:value-type="float" office:value="0.833293413173653" calcext:value-type="float">
            <text:p>0.833293413173653</text:p>
          </table:table-cell>
          <table:table-cell office:value-type="float" office:value="4.66690721649484" calcext:value-type="float">
            <text:p>4.66690721649484</text:p>
          </table:table-cell>
          <table:table-cell office:value-type="float" office:value="30.8463043478261" calcext:value-type="float">
            <text:p>30.8463043478261</text:p>
          </table:table-cell>
          <table:table-cell office:value-type="float" office:value="0.084027777777778" calcext:value-type="float">
            <text:p>0.0840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1.905" calcext:value-type="float">
            <text:p>1.905</text:p>
          </table:table-cell>
          <table:table-cell office:value-type="float" office:value="0.146180555555556" calcext:value-type="float">
            <text:p>0.146180555555556</text:p>
          </table:table-cell>
          <table:table-cell office:value-type="float" office:value="19.1982608695652" calcext:value-type="float">
            <text:p>19.1982608695652</text:p>
          </table:table-cell>
          <table:table-cell office:value-type="float" office:value="50.0454347826087" calcext:value-type="float">
            <text:p>50.0454347826087</text:p>
          </table:table-cell>
          <table:table-cell office:value-type="float" office:value="32.4559375" calcext:value-type="float">
            <text:p>32.4559375</text:p>
          </table:table-cell>
          <table:table-cell office:value-type="float" office:value="16.7294791666667" calcext:value-type="float">
            <text:p>16.7294791666667</text:p>
          </table:table-cell>
          <table:table-cell office:value-type="float" office:value="3.72222222222222" calcext:value-type="float">
            <text:p>3.722222222222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" calcext:value-type="float">
            <text:p>-61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56" calcext:value-type="float">
            <text:p>-56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string" calcext:value-type="string">
            <text:p>Confirmado</text:p>
          </table:table-cell>
          <table:table-cell office:value-type="float" office:value="621" calcext:value-type="float">
            <text:p>621</text:p>
          </table:table-cell>
          <table:table-cell office:value-type="float" office:value="136" calcext:value-type="float">
            <text:p>136</text:p>
          </table:table-cell>
          <table:table-cell office:value-type="float" office:value="9672" calcext:value-type="float">
            <text:p>9672</text:p>
          </table:table-cell>
          <table:table-cell office:value-type="float" office:value="6304" calcext:value-type="float">
            <text:p>6304</text:p>
          </table:table-cell>
          <table:table-cell office:value-type="float" office:value="1002" calcext:value-type="float">
            <text:p>100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955" calcext:value-type="float">
            <text:p>955</text:p>
          </table:table-cell>
          <table:table-cell table:number-columns-repeated="3"/>
          <table:table-cell table:formula="of:=[.E65]-[.F65]-[.G65]" office:value-type="float" office:value="2366" calcext:value-type="float">
            <text:p>2366</text:p>
          </table:table-cell>
          <table:table-cell table:formula="of:=MAX([.S65]-[.K65];0)" office:value-type="float" office:value="1745" calcext:value-type="float">
            <text:p>1745</text:p>
          </table:table-cell>
          <table:table-cell table:formula="of:=[.K65]/[.S51]" office:value-type="float" office:value="0.348876404494382" calcext:value-type="float">
            <text:p>0.348876404494382</text:p>
          </table:table-cell>
          <table:table-cell table:formula="of:=[.G65]/[.E51]" office:value-type="float" office:value="0.244927890491322" calcext:value-type="float">
            <text:p>0.244927890491322</text:p>
          </table:table-cell>
          <table:table-cell table:formula="of:=6718903-[.Y65]-[.F65]-[.G65]" office:value-type="float" office:value="6710733.30559915" calcext:value-type="float">
            <text:p>6710733.30559915</text:p>
          </table:table-cell>
          <table:table-cell table:formula="of:=NORMINV(RAND();MAX([.T72];1);MAX(0.25*[.T72];1))" office:value-type="float" office:value="242.694400851893" calcext:value-type="float">
            <text:p>242.694400851893</text:p>
          </table:table-cell>
          <table:table-cell table:formula="of:=[.X65]+[.K65]" office:value-type="float" office:value="863.694400851893" calcext:value-type="float">
            <text:p>863.694400851893</text:p>
          </table:table-cell>
          <table:table-cell table:formula="of:=[.X65]-[.X64]" office:value-type="float" office:value="-184.763244593456" calcext:value-type="float">
            <text:p>-184.763244593456</text:p>
          </table:table-cell>
          <table:table-cell table:formula="of:=[.S65]-[.S64]" office:value-type="float" office:value="402" calcext:value-type="float">
            <text:p>402</text:p>
          </table:table-cell>
          <table:table-cell table:formula="of:=[.K65]-[.K64]" office:value-type="float" office:value="6" calcext:value-type="float">
            <text:p>6</text:p>
          </table:table-cell>
          <table:table-cell office:value-type="float" office:value="0.003191489361702" calcext:value-type="float">
            <text:p>0.003191489361702</text:p>
          </table:table-cell>
          <table:table-cell office:value-type="float" office:value="1023.38234042553" calcext:value-type="float">
            <text:p>1023.38234042553</text:p>
          </table:table-cell>
          <table:table-cell office:value-type="float" office:value="158.822393617021" calcext:value-type="float">
            <text:p>158.822393617021</text:p>
          </table:table-cell>
          <table:table-cell office:value-type="float" office:value="21.665243902439" calcext:value-type="float">
            <text:p>21.665243902439</text:p>
          </table:table-cell>
          <table:table-cell office:value-type="float" office:value="74.5855" calcext:value-type="float">
            <text:p>74.5855</text:p>
          </table:table-cell>
          <table:table-cell office:value-type="float" office:value="152.856036585366" calcext:value-type="float">
            <text:p>152.856036585366</text:p>
          </table:table-cell>
          <table:table-cell office:value-type="float" office:value="0.95219512195122" calcext:value-type="float">
            <text:p>0.95219512195122</text:p>
          </table:table-cell>
          <table:table-cell office:value-type="float" office:value="4.85083333333333" calcext:value-type="float">
            <text:p>4.85083333333333</text:p>
          </table:table-cell>
          <table:table-cell office:value-type="float" office:value="24.8758333333333" calcext:value-type="float">
            <text:p>24.8758333333333</text:p>
          </table:table-cell>
          <table:table-cell office:value-type="float" office:value="0.150416666666667" calcext:value-type="float">
            <text:p>0.150416666666667</text:p>
          </table:table-cell>
          <table:table-cell office:value-type="float" office:value="2.22041666666667" calcext:value-type="float">
            <text:p>2.22041666666667</text:p>
          </table:table-cell>
          <table:table-cell office:value-type="float" office:value="2.07097222222222" calcext:value-type="float">
            <text:p>2.07097222222222</text:p>
          </table:table-cell>
          <table:table-cell office:value-type="float" office:value="0.139857142857143" calcext:value-type="float">
            <text:p>0.139857142857143</text:p>
          </table:table-cell>
          <table:table-cell office:value-type="float" office:value="37.2625" calcext:value-type="float">
            <text:p>37.2625</text:p>
          </table:table-cell>
          <table:table-cell office:value-type="float" office:value="62.138125" calcext:value-type="float">
            <text:p>62.138125</text:p>
          </table:table-cell>
          <table:table-cell office:value-type="float" office:value="38.3484042553191" calcext:value-type="float">
            <text:p>38.3484042553191</text:p>
          </table:table-cell>
          <table:table-cell office:value-type="float" office:value="22.6812234042553" calcext:value-type="float">
            <text:p>22.681223404255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 office:value-type="float" office:value="-75" calcext:value-type="float">
            <text:p>-75</text:p>
          </table:table-cell>
          <table:table-cell office:value-type="float" office:value="-50" calcext:value-type="float">
            <text:p>-50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string" calcext:value-type="string">
            <text:p>Confirmado</text:p>
          </table:table-cell>
          <table:table-cell office:value-type="float" office:value="807" calcext:value-type="float">
            <text:p>807</text:p>
          </table:table-cell>
          <table:table-cell office:value-type="float" office:value="892" calcext:value-type="float">
            <text:p>892</text:p>
          </table:table-cell>
          <table:table-cell office:value-type="float" office:value="10479" calcext:value-type="float">
            <text:p>10479</text:p>
          </table:table-cell>
          <table:table-cell office:value-type="float" office:value="7196" calcext:value-type="float">
            <text:p>7196</text:p>
          </table:table-cell>
          <table:table-cell office:value-type="float" office:value="1092" calcext:value-type="float">
            <text:p>109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table:number-columns-repeated="3"/>
          <table:table-cell table:formula="of:=[.E66]-[.F66]-[.G66]" office:value-type="float" office:value="2191" calcext:value-type="float">
            <text:p>2191</text:p>
          </table:table-cell>
          <table:table-cell table:formula="of:=MAX([.S66]-[.K66];0)" office:value-type="float" office:value="1568" calcext:value-type="float">
            <text:p>1568</text:p>
          </table:table-cell>
          <table:table-cell table:formula="of:=[.K66]/[.S52]" office:value-type="float" office:value="0.362209302325581" calcext:value-type="float">
            <text:p>0.362209302325581</text:p>
          </table:table-cell>
          <table:table-cell table:formula="of:=[.G66]/[.E52]" office:value-type="float" office:value="0.243695603659897" calcext:value-type="float">
            <text:p>0.243695603659897</text:p>
          </table:table-cell>
          <table:table-cell table:formula="of:=6718903-[.Y66]-[.F66]-[.G66]" office:value-type="float" office:value="6709716.29408049" calcext:value-type="float">
            <text:p>6709716.29408049</text:p>
          </table:table-cell>
          <table:table-cell table:formula="of:=NORMINV(RAND();MAX([.T73];1);MAX(0.25*[.T73];1))" office:value-type="float" office:value="275.705919512788" calcext:value-type="float">
            <text:p>275.705919512788</text:p>
          </table:table-cell>
          <table:table-cell table:formula="of:=[.X66]+[.K66]" office:value-type="float" office:value="898.705919512788" calcext:value-type="float">
            <text:p>898.705919512788</text:p>
          </table:table-cell>
          <table:table-cell table:formula="of:=[.X66]-[.X65]" office:value-type="float" office:value="33.0115186608944" calcext:value-type="float">
            <text:p>33.0115186608944</text:p>
          </table:table-cell>
          <table:table-cell table:formula="of:=[.S66]-[.S65]" office:value-type="float" office:value="-175" calcext:value-type="float">
            <text:p>-175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0.000561797752809" calcext:value-type="float">
            <text:p>0.000561797752809</text:p>
          </table:table-cell>
          <table:table-cell office:value-type="float" office:value="1020.86140449438" calcext:value-type="float">
            <text:p>1020.86140449438</text:p>
          </table:table-cell>
          <table:table-cell office:value-type="float" office:value="150.273202247191" calcext:value-type="float">
            <text:p>150.273202247191</text:p>
          </table:table-cell>
          <table:table-cell office:value-type="float" office:value="22.9248051948052" calcext:value-type="float">
            <text:p>22.9248051948052</text:p>
          </table:table-cell>
          <table:table-cell office:value-type="float" office:value="71.0109230769231" calcext:value-type="float">
            <text:p>71.0109230769231</text:p>
          </table:table-cell>
          <table:table-cell office:value-type="float" office:value="147.135197368421" calcext:value-type="float">
            <text:p>147.135197368421</text:p>
          </table:table-cell>
          <table:table-cell office:value-type="float" office:value="0.98453947368421" calcext:value-type="float">
            <text:p>0.98453947368421</text:p>
          </table:table-cell>
          <table:table-cell office:value-type="float" office:value="9.0758947368421" calcext:value-type="float">
            <text:p>9.0758947368421</text:p>
          </table:table-cell>
          <table:table-cell office:value-type="float" office:value="22.8587234042553" calcext:value-type="float">
            <text:p>22.8587234042553</text:p>
          </table:table-cell>
          <table:table-cell office:value-type="float" office:value="0.094027777777778" calcext:value-type="float">
            <text:p>0.094027777777778</text:p>
          </table:table-cell>
          <table:table-cell office:value-type="float" office:value="2.10694444444444" calcext:value-type="float">
            <text:p>2.10694444444444</text:p>
          </table:table-cell>
          <table:table-cell office:value-type="float" office:value="2.01402777777778" calcext:value-type="float">
            <text:p>2.01402777777778</text:p>
          </table:table-cell>
          <table:table-cell office:value-type="float" office:value="0.154692307692308" calcext:value-type="float">
            <text:p>0.154692307692308</text:p>
          </table:table-cell>
          <table:table-cell office:value-type="float" office:value="11.6874468085106" calcext:value-type="float">
            <text:p>11.6874468085106</text:p>
          </table:table-cell>
          <table:table-cell office:value-type="float" office:value="34.5457446808511" calcext:value-type="float">
            <text:p>34.5457446808511</text:p>
          </table:table-cell>
          <table:table-cell office:value-type="float" office:value="40.7905617977528" calcext:value-type="float">
            <text:p>40.7905617977528</text:p>
          </table:table-cell>
          <table:table-cell office:value-type="float" office:value="19.943595505618" calcext:value-type="float">
            <text:p>19.9435955056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13" calcext:value-type="float">
            <text:p>-13</text:p>
          </table:table-cell>
          <table:table-cell office:value-type="float" office:value="-81" calcext:value-type="float">
            <text:p>-81</text:p>
          </table:table-cell>
          <table:table-cell office:value-type="float" office:value="-56" calcext:value-type="float">
            <text:p>-56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string" calcext:value-type="string">
            <text:p>Confirmado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10520" calcext:value-type="float">
            <text:p>10520</text:p>
          </table:table-cell>
          <table:table-cell office:value-type="float" office:value="7317" calcext:value-type="float">
            <text:p>7317</text:p>
          </table:table-cell>
          <table:table-cell office:value-type="float" office:value="1126" calcext:value-type="float">
            <text:p>112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2095" calcext:value-type="float">
            <text:p>2095</text:p>
          </table:table-cell>
          <table:table-cell table:number-columns-repeated="3"/>
          <table:table-cell table:formula="of:=[.E67]-[.F67]-[.G67]" office:value-type="float" office:value="2077" calcext:value-type="float">
            <text:p>2077</text:p>
          </table:table-cell>
          <table:table-cell table:formula="of:=MAX([.S67]-[.K67];0)" office:value-type="float" office:value="1481" calcext:value-type="float">
            <text:p>1481</text:p>
          </table:table-cell>
          <table:table-cell table:formula="of:=[.K67]/[.S53]" office:value-type="float" office:value="0.369956548727498" calcext:value-type="float">
            <text:p>0.369956548727498</text:p>
          </table:table-cell>
          <table:table-cell table:formula="of:=[.G67]/[.E53]" office:value-type="float" office:value="0.250333481547354" calcext:value-type="float">
            <text:p>0.250333481547354</text:p>
          </table:table-cell>
          <table:table-cell table:number-columns-repeated="3"/>
          <table:table-cell table:formula="of:=[.X67]-[.X66]" office:value-type="float" office:value="-275.705919512788" calcext:value-type="float">
            <text:p>-275.705919512788</text:p>
          </table:table-cell>
          <table:table-cell table:formula="of:=[.S67]-[.S66]" office:value-type="float" office:value="-114" calcext:value-type="float">
            <text:p>-114</text:p>
          </table:table-cell>
          <table:table-cell table:formula="of:=[.K67]-[.K66]" office:value-type="float" office:value="-27" calcext:value-type="float">
            <text:p>-27</text:p>
          </table:table-cell>
          <table:table-cell office:value-type="float" office:value="0.023655913978495" calcext:value-type="float">
            <text:p>0.023655913978495</text:p>
          </table:table-cell>
          <table:table-cell office:value-type="float" office:value="1019.27360215054" calcext:value-type="float">
            <text:p>1019.27360215054</text:p>
          </table:table-cell>
          <table:table-cell office:value-type="float" office:value="153.667688172043" calcext:value-type="float">
            <text:p>153.667688172043</text:p>
          </table:table-cell>
          <table:table-cell office:value-type="float" office:value="23.4866666666667" calcext:value-type="float">
            <text:p>23.4866666666667</text:p>
          </table:table-cell>
          <table:table-cell office:value-type="float" office:value="64.3097887323943" calcext:value-type="float">
            <text:p>64.3097887323943</text:p>
          </table:table-cell>
          <table:table-cell office:value-type="float" office:value="174.959509202454" calcext:value-type="float">
            <text:p>174.959509202454</text:p>
          </table:table-cell>
          <table:table-cell office:value-type="float" office:value="0.854478527607362" calcext:value-type="float">
            <text:p>0.854478527607362</text:p>
          </table:table-cell>
          <table:table-cell office:value-type="float" office:value="10.8005504587156" calcext:value-type="float">
            <text:p>10.8005504587156</text:p>
          </table:table-cell>
          <table:table-cell office:value-type="float" office:value="34.5068085106383" calcext:value-type="float">
            <text:p>34.5068085106383</text:p>
          </table:table-cell>
          <table:table-cell office:value-type="float" office:value="0.131142857142857" calcext:value-type="float">
            <text:p>0.131142857142857</text:p>
          </table:table-cell>
          <table:table-cell office:value-type="float" office:value="2.15957142857143" calcext:value-type="float">
            <text:p>2.15957142857143</text:p>
          </table:table-cell>
          <table:table-cell office:value-type="float" office:value="2.02842857142857" calcext:value-type="float">
            <text:p>2.02842857142857</text:p>
          </table:table-cell>
          <table:table-cell office:value-type="float" office:value="0.179642857142857" calcext:value-type="float">
            <text:p>0.179642857142857</text:p>
          </table:table-cell>
          <table:table-cell office:value-type="float" office:value="31.7989361702128" calcext:value-type="float">
            <text:p>31.7989361702128</text:p>
          </table:table-cell>
          <table:table-cell office:value-type="float" office:value="66.3053191489362" calcext:value-type="float">
            <text:p>66.3053191489362</text:p>
          </table:table-cell>
          <table:table-cell office:value-type="float" office:value="34.7527027027027" calcext:value-type="float">
            <text:p>34.7527027027027</text:p>
          </table:table-cell>
          <table:table-cell office:value-type="float" office:value="23.588" calcext:value-type="float">
            <text:p>23.58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21" calcext:value-type="float">
            <text:p>-21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string" calcext:value-type="string">
            <text:p>Confirmado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0619" calcext:value-type="float">
            <text:p>10619</text:p>
          </table:table-cell>
          <table:table-cell office:value-type="float" office:value="7499" calcext:value-type="float">
            <text:p>7499</text:p>
          </table:table-cell>
          <table:table-cell office:value-type="float" office:value="1172" calcext:value-type="float">
            <text:p>1172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3956" calcext:value-type="float">
            <text:p>3956</text:p>
          </table:table-cell>
          <table:table-cell table:number-columns-repeated="3"/>
          <table:table-cell table:formula="of:=[.E68]-[.F68]-[.G68]" office:value-type="float" office:value="1948" calcext:value-type="float">
            <text:p>1948</text:p>
          </table:table-cell>
          <table:table-cell table:formula="of:=MAX([.S68]-[.K68];0)" office:value-type="float" office:value="1348" calcext:value-type="float">
            <text:p>1348</text:p>
          </table:table-cell>
          <table:table-cell table:formula="of:=[.K68]/[.S54]" office:value-type="float" office:value="0.295275590551181" calcext:value-type="float">
            <text:p>0.295275590551181</text:p>
          </table:table-cell>
          <table:table-cell table:formula="of:=[.G68]/[.E54]" office:value-type="float" office:value="0.222771336247862" calcext:value-type="float">
            <text:p>0.222771336247862</text:p>
          </table:table-cell>
          <table:table-cell table:formula="of:=6718903-[.Y68]-[.F68]-[.G68]" office:value-type="float" office:value="6709571.53669072" calcext:value-type="float">
            <text:p>6709571.53669072</text:p>
          </table:table-cell>
          <table:table-cell table:formula="of:=NORMINV(RAND();MAX([.T75];1);MAX(0.25*[.T75];1))" office:value-type="float" office:value="60.4633092838057" calcext:value-type="float">
            <text:p>60.4633092838057</text:p>
          </table:table-cell>
          <table:table-cell table:formula="of:=[.X68]+[.K68]" office:value-type="float" office:value="660.463309283806" calcext:value-type="float">
            <text:p>660.463309283806</text:p>
          </table:table-cell>
          <table:table-cell table:formula="of:=[.X68]-[.X67]" office:value-type="float" office:value="60.4633092838057" calcext:value-type="float">
            <text:p>60.4633092838057</text:p>
          </table:table-cell>
          <table:table-cell table:formula="of:=[.S68]-[.S67]" office:value-type="float" office:value="-129" calcext:value-type="float">
            <text:p>-129</text:p>
          </table:table-cell>
          <table:table-cell table:formula="of:=[.K68]-[.K67]" office:value-type="float" office:value="4" calcext:value-type="float">
            <text:p>4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6.60851190476" calcext:value-type="float">
            <text:p>1016.60851190476</text:p>
          </table:table-cell>
          <table:table-cell office:value-type="float" office:value="144.169880952381" calcext:value-type="float">
            <text:p>144.169880952381</text:p>
          </table:table-cell>
          <table:table-cell office:value-type="float" office:value="23.6325170068027" calcext:value-type="float">
            <text:p>23.6325170068027</text:p>
          </table:table-cell>
          <table:table-cell office:value-type="float" office:value="69.8863448275862" calcext:value-type="float">
            <text:p>69.8863448275862</text:p>
          </table:table-cell>
          <table:table-cell office:value-type="float" office:value="161.651845238095" calcext:value-type="float">
            <text:p>161.651845238095</text:p>
          </table:table-cell>
          <table:table-cell office:value-type="float" office:value="0.786488095238095" calcext:value-type="float">
            <text:p>0.786488095238095</text:p>
          </table:table-cell>
          <table:table-cell office:value-type="float" office:value="7.27650943396227" calcext:value-type="float">
            <text:p>7.27650943396227</text:p>
          </table:table-cell>
          <table:table-cell office:value-type="float" office:value="46.9052083333333" calcext:value-type="float">
            <text:p>46.9052083333333</text:p>
          </table:table-cell>
          <table:table-cell office:value-type="float" office:value="0.182222222222222" calcext:value-type="float">
            <text:p>0.182222222222222</text:p>
          </table:table-cell>
          <table:table-cell office:value-type="float" office:value="2.34819444444445" calcext:value-type="float">
            <text:p>2.34819444444445</text:p>
          </table:table-cell>
          <table:table-cell office:value-type="float" office:value="2.16527777777778" calcext:value-type="float">
            <text:p>2.16527777777778</text:p>
          </table:table-cell>
          <table:table-cell office:value-type="float" office:value="0.235069444444445" calcext:value-type="float">
            <text:p>0.235069444444445</text:p>
          </table:table-cell>
          <table:table-cell office:value-type="float" office:value="33.0783333333333" calcext:value-type="float">
            <text:p>33.0783333333333</text:p>
          </table:table-cell>
          <table:table-cell office:value-type="float" office:value="79.9827083333333" calcext:value-type="float">
            <text:p>79.9827083333333</text:p>
          </table:table-cell>
          <table:table-cell office:value-type="float" office:value="33.1575977653631" calcext:value-type="float">
            <text:p>33.1575977653631</text:p>
          </table:table-cell>
          <table:table-cell office:value-type="float" office:value="36.2553225806452" calcext:value-type="float">
            <text:p>36.255322580645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24" calcext:value-type="float">
            <text:p>-24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406" calcext:value-type="float">
            <text:p>406</text:p>
          </table:table-cell>
          <table:table-cell office:value-type="float" office:value="10816" calcext:value-type="float">
            <text:p>10816</text:p>
          </table:table-cell>
          <table:table-cell office:value-type="float" office:value="7905" calcext:value-type="float">
            <text:p>7905</text:p>
          </table:table-cell>
          <table:table-cell office:value-type="float" office:value="1279" calcext:value-type="float">
            <text:p>1279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office:value-type="float" office:value="565" calcext:value-type="float">
            <text:p>56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849" calcext:value-type="float">
            <text:p>3849</text:p>
          </table:table-cell>
          <table:table-cell table:number-columns-repeated="3"/>
          <table:table-cell table:formula="of:=[.E69]-[.F69]-[.G69]" office:value-type="float" office:value="1632" calcext:value-type="float">
            <text:p>1632</text:p>
          </table:table-cell>
          <table:table-cell table:formula="of:=MAX([.S69]-[.K69];0)" office:value-type="float" office:value="1067" calcext:value-type="float">
            <text:p>1067</text:p>
          </table:table-cell>
          <table:table-cell table:formula="of:=[.K69]/[.S55]" office:value-type="float" office:value="0.278188084687346" calcext:value-type="float">
            <text:p>0.278188084687346</text:p>
          </table:table-cell>
          <table:table-cell table:formula="of:=[.G69]/[.E55]" office:value-type="float" office:value="0.230284479654303" calcext:value-type="float">
            <text:p>0.230284479654303</text:p>
          </table:table-cell>
          <table:table-cell table:formula="of:=6718903-[.Y69]-[.F69]-[.G69]" office:value-type="float" office:value="6708984.15911325" calcext:value-type="float">
            <text:p>6708984.15911325</text:p>
          </table:table-cell>
          <table:table-cell table:formula="of:=NORMINV(RAND();MAX([.T76];1);MAX(0.25*[.T76];1))" office:value-type="float" office:value="169.840886746306" calcext:value-type="float">
            <text:p>169.840886746306</text:p>
          </table:table-cell>
          <table:table-cell table:formula="of:=[.X69]+[.K69]" office:value-type="float" office:value="734.840886746306" calcext:value-type="float">
            <text:p>734.840886746306</text:p>
          </table:table-cell>
          <table:table-cell table:formula="of:=[.X69]-[.X68]" office:value-type="float" office:value="109.3775774625" calcext:value-type="float">
            <text:p>109.3775774625</text:p>
          </table:table-cell>
          <table:table-cell table:formula="of:=[.S69]-[.S68]" office:value-type="float" office:value="-316" calcext:value-type="float">
            <text:p>-316</text:p>
          </table:table-cell>
          <table:table-cell table:formula="of:=[.K69]-[.K68]" office:value-type="float" office:value="-35" calcext:value-type="float">
            <text:p>-35</text:p>
          </table:table-cell>
          <table:table-cell office:value-type="float" office:value="0.024096385542169" calcext:value-type="float">
            <text:p>0.024096385542169</text:p>
          </table:table-cell>
          <table:table-cell office:value-type="float" office:value="1013.49090361446" calcext:value-type="float">
            <text:p>1013.49090361446</text:p>
          </table:table-cell>
          <table:table-cell office:value-type="float" office:value="115.014337349398" calcext:value-type="float">
            <text:p>115.014337349398</text:p>
          </table:table-cell>
          <table:table-cell office:value-type="float" office:value="25.0324647887324" calcext:value-type="float">
            <text:p>25.0324647887324</text:p>
          </table:table-cell>
          <table:table-cell office:value-type="float" office:value="72.0842168674699" calcext:value-type="float">
            <text:p>72.0842168674699</text:p>
          </table:table-cell>
          <table:table-cell office:value-type="float" office:value="180.14512195122" calcext:value-type="float">
            <text:p>180.14512195122</text:p>
          </table:table-cell>
          <table:table-cell office:value-type="float" office:value="0.734573170731708" calcext:value-type="float">
            <text:p>0.734573170731708</text:p>
          </table:table-cell>
          <table:table-cell office:value-type="float" office:value="7.12508620689655" calcext:value-type="float">
            <text:p>7.12508620689655</text:p>
          </table:table-cell>
          <table:table-cell office:value-type="float" office:value="49.9608333333333" calcext:value-type="float">
            <text:p>49.9608333333333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2.23763888888889" calcext:value-type="float">
            <text:p>2.23763888888889</text:p>
          </table:table-cell>
          <table:table-cell office:value-type="float" office:value="2.10097222222222" calcext:value-type="float">
            <text:p>2.10097222222222</text:p>
          </table:table-cell>
          <table:table-cell office:value-type="float" office:value="0.310571428571429" calcext:value-type="float">
            <text:p>0.310571428571429</text:p>
          </table:table-cell>
          <table:table-cell office:value-type="float" office:value="20.275" calcext:value-type="float">
            <text:p>20.275</text:p>
          </table:table-cell>
          <table:table-cell office:value-type="float" office:value="70.2341666666667" calcext:value-type="float">
            <text:p>70.2341666666667</text:p>
          </table:table-cell>
          <table:table-cell office:value-type="float" office:value="30.4214906832298" calcext:value-type="float">
            <text:p>30.4214906832298</text:p>
          </table:table-cell>
          <table:table-cell office:value-type="float" office:value="43.800985915493" calcext:value-type="float">
            <text:p>43.8009859154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22" calcext:value-type="float">
            <text:p>-22</text:p>
          </table:table-cell>
          <table:table-cell office:value-type="float" office:value="-72" calcext:value-type="float">
            <text:p>-72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string" calcext:value-type="string">
            <text:p>Confirmado</text:p>
          </table:table-cell>
          <table:table-cell office:value-type="float" office:value="210" calcext:value-type="float">
            <text:p>210</text:p>
          </table:table-cell>
          <table:table-cell office:value-type="float" office:value="266" calcext:value-type="float">
            <text:p>266</text:p>
          </table:table-cell>
          <table:table-cell office:value-type="float" office:value="11026" calcext:value-type="float">
            <text:p>11026</text:p>
          </table:table-cell>
          <table:table-cell office:value-type="float" office:value="8171" calcext:value-type="float">
            <text:p>8171</text:p>
          </table:table-cell>
          <table:table-cell office:value-type="float" office:value="1363" calcext:value-type="float">
            <text:p>13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350" calcext:value-type="float">
            <text:p>350</text:p>
          </table:table-cell>
          <table:table-cell office:value-type="float" office:value="614" calcext:value-type="float">
            <text:p>614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table:number-columns-repeated="3"/>
          <table:table-cell table:formula="of:=[.E70]-[.F70]-[.G70]" office:value-type="float" office:value="1492" calcext:value-type="float">
            <text:p>1492</text:p>
          </table:table-cell>
          <table:table-cell table:formula="of:=MAX([.S70]-[.K70];0)" office:value-type="float" office:value="878" calcext:value-type="float">
            <text:p>878</text:p>
          </table:table-cell>
          <table:table-cell table:formula="of:=[.K70]/[.S56]" office:value-type="float" office:value="0.355735805330243" calcext:value-type="float">
            <text:p>0.355735805330243</text:p>
          </table:table-cell>
          <table:table-cell table:formula="of:=[.G70]/[.E56]" office:value-type="float" office:value="0.239585164352259" calcext:value-type="float">
            <text:p>0.239585164352259</text:p>
          </table:table-cell>
          <table:table-cell table:formula="of:=6718903-[.Y70]-[.F70]-[.G70]" office:value-type="float" office:value="6708443.30008848" calcext:value-type="float">
            <text:p>6708443.30008848</text:p>
          </table:table-cell>
          <table:table-cell table:formula="of:=NORMINV(RAND();MAX([.T77];1);MAX(0.25*[.T77];1))" office:value-type="float" office:value="311.699911525542" calcext:value-type="float">
            <text:p>311.699911525542</text:p>
          </table:table-cell>
          <table:table-cell table:formula="of:=[.X70]+[.K70]" office:value-type="float" office:value="925.699911525542" calcext:value-type="float">
            <text:p>925.699911525542</text:p>
          </table:table-cell>
          <table:table-cell table:formula="of:=[.X70]-[.X69]" office:value-type="float" office:value="141.859024779236" calcext:value-type="float">
            <text:p>141.859024779236</text:p>
          </table:table-cell>
          <table:table-cell table:formula="of:=[.S70]-[.S69]" office:value-type="float" office:value="-140" calcext:value-type="float">
            <text:p>-140</text:p>
          </table:table-cell>
          <table:table-cell table:formula="of:=[.K70]-[.K69]" office:value-type="float" office:value="49" calcext:value-type="float">
            <text:p>49</text:p>
          </table:table-cell>
          <table:table-cell office:value-type="float" office:value="0.700595238095238" calcext:value-type="float">
            <text:p>0.700595238095238</text:p>
          </table:table-cell>
          <table:table-cell office:value-type="float" office:value="1014.55761904762" calcext:value-type="float">
            <text:p>1014.55761904762</text:p>
          </table:table-cell>
          <table:table-cell office:value-type="float" office:value="68.4106547619048" calcext:value-type="float">
            <text:p>68.4106547619048</text:p>
          </table:table-cell>
          <table:table-cell office:value-type="float" office:value="24.3654861111111" calcext:value-type="float">
            <text:p>24.3654861111111</text:p>
          </table:table-cell>
          <table:table-cell office:value-type="float" office:value="78.0654166666667" calcext:value-type="float">
            <text:p>78.0654166666667</text:p>
          </table:table-cell>
          <table:table-cell office:value-type="float" office:value="209.49903030303" calcext:value-type="float">
            <text:p>209.49903030303</text:p>
          </table:table-cell>
          <table:table-cell office:value-type="float" office:value="1.31793939393939" calcext:value-type="float">
            <text:p>1.31793939393939</text:p>
          </table:table-cell>
          <table:table-cell office:value-type="float" office:value="4.81268518518518" calcext:value-type="float">
            <text:p>4.81268518518518</text:p>
          </table:table-cell>
          <table:table-cell office:value-type="float" office:value="26.1345833333333" calcext:value-type="float">
            <text:p>26.1345833333333</text:p>
          </table:table-cell>
          <table:table-cell office:value-type="float" office:value="0.110138888888889" calcext:value-type="float">
            <text:p>0.110138888888889</text:p>
          </table:table-cell>
          <table:table-cell office:value-type="float" office:value="2.12722222222222" calcext:value-type="float">
            <text:p>2.12722222222222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0.195968992248062" calcext:value-type="float">
            <text:p>0.195968992248062</text:p>
          </table:table-cell>
          <table:table-cell office:value-type="float" office:value="17.9602083333333" calcext:value-type="float">
            <text:p>17.9602083333333</text:p>
          </table:table-cell>
          <table:table-cell office:value-type="float" office:value="44.0941666666667" calcext:value-type="float">
            <text:p>44.0941666666667</text:p>
          </table:table-cell>
          <table:table-cell office:value-type="float" office:value="33.2371428571428" calcext:value-type="float">
            <text:p>33.2371428571428</text:p>
          </table:table-cell>
          <table:table-cell office:value-type="float" office:value="30.8550617283951" calcext:value-type="float">
            <text:p>30.855061728395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25" calcext:value-type="float">
            <text:p>-25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23" calcext:value-type="float">
            <text:p>2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string" calcext:value-type="string">
            <text:p>Confirmado</text:p>
          </table:table-cell>
          <table:table-cell office:value-type="float" office:value="238" calcext:value-type="float">
            <text:p>238</text:p>
          </table:table-cell>
          <table:table-cell office:value-type="float" office:value="334" calcext:value-type="float">
            <text:p>334</text:p>
          </table:table-cell>
          <table:table-cell office:value-type="float" office:value="11264" calcext:value-type="float">
            <text:p>11264</text:p>
          </table:table-cell>
          <table:table-cell office:value-type="float" office:value="8505" calcext:value-type="float">
            <text:p>8505</text:p>
          </table:table-cell>
          <table:table-cell office:value-type="float" office:value="1509" calcext:value-type="float">
            <text:p>150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566" calcext:value-type="float">
            <text:p>2566</text:p>
          </table:table-cell>
          <table:table-cell table:number-columns-repeated="3"/>
          <table:table-cell table:formula="of:=[.E71]-[.F71]-[.G71]" office:value-type="float" office:value="1250" calcext:value-type="float">
            <text:p>1250</text:p>
          </table:table-cell>
          <table:table-cell table:formula="of:=MAX([.S71]-[.K71];0)" office:value-type="float" office:value="626" calcext:value-type="float">
            <text:p>626</text:p>
          </table:table-cell>
          <table:table-cell table:formula="of:=[.K71]/[.S57]" office:value-type="float" office:value="0.37772397094431" calcext:value-type="float">
            <text:p>0.37772397094431</text:p>
          </table:table-cell>
          <table:table-cell table:formula="of:=[.G71]/[.E57]" office:value-type="float" office:value="0.255632729120786" calcext:value-type="float">
            <text:p>0.255632729120786</text:p>
          </table:table-cell>
          <table:table-cell table:formula="of:=6718903-[.Y71]-[.F71]-[.G71]" office:value-type="float" office:value="6707775.66534928" calcext:value-type="float">
            <text:p>6707775.66534928</text:p>
          </table:table-cell>
          <table:table-cell table:formula="of:=NORMINV(RAND();MAX([.T78];1);MAX(0.25*[.T78];1))" office:value-type="float" office:value="489.334650721218" calcext:value-type="float">
            <text:p>489.334650721218</text:p>
          </table:table-cell>
          <table:table-cell table:formula="of:=[.X71]+[.K71]" office:value-type="float" office:value="1113.33465072122" calcext:value-type="float">
            <text:p>1113.33465072122</text:p>
          </table:table-cell>
          <table:table-cell table:formula="of:=[.X71]-[.X70]" office:value-type="float" office:value="177.634739195677" calcext:value-type="float">
            <text:p>177.634739195677</text:p>
          </table:table-cell>
          <table:table-cell table:formula="of:=[.S71]-[.S70]" office:value-type="float" office:value="-242" calcext:value-type="float">
            <text:p>-242</text:p>
          </table:table-cell>
          <table:table-cell table:formula="of:=[.K71]-[.K70]"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019.41666666667" calcext:value-type="float">
            <text:p>1019.41666666667</text:p>
          </table:table-cell>
          <table:table-cell office:value-type="float" office:value="26.2189285714286" calcext:value-type="float">
            <text:p>26.2189285714286</text:p>
          </table:table-cell>
          <table:table-cell office:value-type="float" office:value="20.3309722222222" calcext:value-type="float">
            <text:p>20.3309722222222</text:p>
          </table:table-cell>
          <table:table-cell office:value-type="float" office:value="95.3203571428573" calcext:value-type="float">
            <text:p>95.3203571428573</text:p>
          </table:table-cell>
          <table:table-cell office:value-type="float" office:value="170.822060606061" calcext:value-type="float">
            <text:p>170.822060606061</text:p>
          </table:table-cell>
          <table:table-cell office:value-type="float" office:value="0.697757575757575" calcext:value-type="float">
            <text:p>0.697757575757575</text:p>
          </table:table-cell>
          <table:table-cell office:value-type="float" office:value="4.32473684210526" calcext:value-type="float">
            <text:p>4.32473684210526</text:p>
          </table:table-cell>
          <table:table-cell office:value-type="float" office:value="35.618125" calcext:value-type="float">
            <text:p>35.618125</text:p>
          </table:table-cell>
          <table:table-cell office:value-type="float" office:value="0.080142857142857" calcext:value-type="float">
            <text:p>0.080142857142857</text:p>
          </table:table-cell>
          <table:table-cell office:value-type="float" office:value="1.99442857142857" calcext:value-type="float">
            <text:p>1.99442857142857</text:p>
          </table:table-cell>
          <table:table-cell office:value-type="float" office:value="1.91342857142857" calcext:value-type="float">
            <text:p>1.91342857142857</text:p>
          </table:table-cell>
          <table:table-cell office:value-type="float" office:value="0.15192" calcext:value-type="float">
            <text:p>0.15192</text:p>
          </table:table-cell>
          <table:table-cell office:value-type="float" office:value="14.11125" calcext:value-type="float">
            <text:p>14.11125</text:p>
          </table:table-cell>
          <table:table-cell office:value-type="float" office:value="49.7302083333334" calcext:value-type="float">
            <text:p>49.7302083333334</text:p>
          </table:table-cell>
          <table:table-cell office:value-type="float" office:value="23.7511904761905" calcext:value-type="float">
            <text:p>23.7511904761905</text:p>
          </table:table-cell>
          <table:table-cell office:value-type="float" office:value="16.2255414012739" calcext:value-type="float">
            <text:p>16.22554140127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21" calcext:value-type="float">
            <text:p>-21</text:p>
          </table:table-cell>
          <table:table-cell office:value-type="float" office:value="-75" calcext:value-type="float">
            <text:p>-75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string" calcext:value-type="string">
            <text:p>Confirmado</text:p>
          </table:table-cell>
          <table:table-cell office:value-type="float" office:value="451" calcext:value-type="float">
            <text:p>451</text:p>
          </table:table-cell>
          <table:table-cell office:value-type="float" office:value="627" calcext:value-type="float">
            <text:p>627</text:p>
          </table:table-cell>
          <table:table-cell office:value-type="float" office:value="11715" calcext:value-type="float">
            <text:p>11715</text:p>
          </table:table-cell>
          <table:table-cell office:value-type="float" office:value="9132" calcext:value-type="float">
            <text:p>9132</text:p>
          </table:table-cell>
          <table:table-cell office:value-type="float" office:value="1631" calcext:value-type="float">
            <text:p>163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office:value-type="float" office:value="635" calcext:value-type="float">
            <text:p>63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table:number-columns-repeated="3"/>
          <table:table-cell table:formula="of:=[.E72]-[.F72]-[.G72]" office:value-type="float" office:value="952" calcext:value-type="float">
            <text:p>952</text:p>
          </table:table-cell>
          <table:table-cell table:formula="of:=MAX([.S72]-[.K72];0)" office:value-type="float" office:value="317" calcext:value-type="float">
            <text:p>317</text:p>
          </table:table-cell>
          <table:table-cell table:formula="of:=[.K72]/[.S58]" office:value-type="float" office:value="0.399874055415617" calcext:value-type="float">
            <text:p>0.399874055415617</text:p>
          </table:table-cell>
          <table:table-cell table:formula="of:=[.G72]/[.E58]" office:value-type="float" office:value="0.2635320730328" calcext:value-type="float">
            <text:p>0.2635320730328</text:p>
          </table:table-cell>
          <table:table-cell table:formula="of:=6718903-[.Y72]-[.F72]-[.G72]" office:value-type="float" office:value="6707026.16764491" calcext:value-type="float">
            <text:p>6707026.16764491</text:p>
          </table:table-cell>
          <table:table-cell table:formula="of:=NORMINV(RAND();MAX([.T79];1);MAX(0.25*[.T79];1))" office:value-type="float" office:value="478.832355090704" calcext:value-type="float">
            <text:p>478.832355090704</text:p>
          </table:table-cell>
          <table:table-cell table:formula="of:=[.X72]+[.K72]" office:value-type="float" office:value="1113.8323550907" calcext:value-type="float">
            <text:p>1113.8323550907</text:p>
          </table:table-cell>
          <table:table-cell table:formula="of:=[.X72]-[.X71]" office:value-type="float" office:value="-10.5022956305144" calcext:value-type="float">
            <text:p>-10.5022956305144</text:p>
          </table:table-cell>
          <table:table-cell table:formula="of:=[.S72]-[.S71]" office:value-type="float" office:value="-298" calcext:value-type="float">
            <text:p>-298</text:p>
          </table:table-cell>
          <table:table-cell table:formula="of:=[.K72]-[.K71]" office:value-type="float" office:value="11" calcext:value-type="float">
            <text:p>11</text:p>
          </table:table-cell>
          <table:table-cell office:value-type="float" office:value="0.00297619047619" calcext:value-type="float">
            <text:p>0.00297619047619</text:p>
          </table:table-cell>
          <table:table-cell office:value-type="float" office:value="1017.44464285714" calcext:value-type="float">
            <text:p>1017.44464285714</text:p>
          </table:table-cell>
          <table:table-cell office:value-type="float" office:value="114.506488095238" calcext:value-type="float">
            <text:p>114.506488095238</text:p>
          </table:table-cell>
          <table:table-cell office:value-type="float" office:value="23.1845138888889" calcext:value-type="float">
            <text:p>23.1845138888889</text:p>
          </table:table-cell>
          <table:table-cell office:value-type="float" office:value="83.9019047619048" calcext:value-type="float">
            <text:p>83.9019047619048</text:p>
          </table:table-cell>
          <table:table-cell office:value-type="float" office:value="168.430958083832" calcext:value-type="float">
            <text:p>168.430958083832</text:p>
          </table:table-cell>
          <table:table-cell office:value-type="float" office:value="0.733592814371257" calcext:value-type="float">
            <text:p>0.733592814371257</text:p>
          </table:table-cell>
          <table:table-cell office:value-type="float" office:value="7.32894736842105" calcext:value-type="float">
            <text:p>7.32894736842105</text:p>
          </table:table-cell>
          <table:table-cell office:value-type="float" office:value="33.6854166666667" calcext:value-type="float">
            <text:p>33.6854166666667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2.15041666666667" calcext:value-type="float">
            <text:p>2.15041666666667</text:p>
          </table:table-cell>
          <table:table-cell office:value-type="float" office:value="2.03180555555556" calcext:value-type="float">
            <text:p>2.03180555555556</text:p>
          </table:table-cell>
          <table:table-cell office:value-type="float" office:value="0.1615" calcext:value-type="float">
            <text:p>0.1615</text:p>
          </table:table-cell>
          <table:table-cell office:value-type="float" office:value="17.5283333333333" calcext:value-type="float">
            <text:p>17.5283333333333</text:p>
          </table:table-cell>
          <table:table-cell office:value-type="float" office:value="51.2097916666667" calcext:value-type="float">
            <text:p>51.2097916666667</text:p>
          </table:table-cell>
          <table:table-cell office:value-type="float" office:value="32.2314880952381" calcext:value-type="float">
            <text:p>32.2314880952381</text:p>
          </table:table-cell>
          <table:table-cell office:value-type="float" office:value="29.3117123287671" calcext:value-type="float">
            <text:p>29.311712328767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office:value-type="float" office:value="-15" calcext:value-type="float">
            <text:p>-15</text:p>
          </table:table-cell>
          <table:table-cell office:value-type="float" office:value="-78" calcext:value-type="float">
            <text:p>-78</text:p>
          </table:table-cell>
          <table:table-cell office:value-type="float" office:value="-56" calcext:value-type="float">
            <text:p>-56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string" calcext:value-type="string">
            <text:p>Confirmado</text:p>
          </table:table-cell>
          <table:table-cell office:value-type="float" office:value="580" calcext:value-type="float">
            <text:p>580</text:p>
          </table:table-cell>
          <table:table-cell office:value-type="float" office:value="542" calcext:value-type="float">
            <text:p>542</text:p>
          </table:table-cell>
          <table:table-cell office:value-type="float" office:value="12295" calcext:value-type="float">
            <text:p>12295</text:p>
          </table:table-cell>
          <table:table-cell office:value-type="float" office:value="9674" calcext:value-type="float">
            <text:p>9674</text:p>
          </table:table-cell>
          <table:table-cell office:value-type="float" office:value="1751" calcext:value-type="float">
            <text:p>175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602" calcext:value-type="float">
            <text:p>602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number-columns-repeated="3"/>
          <table:table-cell table:formula="of:=[.E73]-[.F73]-[.G73]" office:value-type="float" office:value="870" calcext:value-type="float">
            <text:p>870</text:p>
          </table:table-cell>
          <table:table-cell table:formula="of:=MAX([.S73]-[.K73];0)" office:value-type="float" office:value="268" calcext:value-type="float">
            <text:p>268</text:p>
          </table:table-cell>
          <table:table-cell table:formula="of:=[.K73]/[.S59]" office:value-type="float" office:value="0.361561561561562" calcext:value-type="float">
            <text:p>0.361561561561562</text:p>
          </table:table-cell>
          <table:table-cell table:formula="of:=[.G73]/[.E59]" office:value-type="float" office:value="0.271557071960298" calcext:value-type="float">
            <text:p>0.271557071960298</text:p>
          </table:table-cell>
          <table:table-cell table:formula="of:=6718903-[.Y73]-[.F73]-[.G73]" office:value-type="float" office:value="6706522.22838703" calcext:value-type="float">
            <text:p>6706522.22838703</text:p>
          </table:table-cell>
          <table:table-cell table:formula="of:=NORMINV(RAND();MAX([.T80];1);MAX(0.25*[.T80];1))" office:value-type="float" office:value="353.771612967044" calcext:value-type="float">
            <text:p>353.771612967044</text:p>
          </table:table-cell>
          <table:table-cell table:formula="of:=[.X73]+[.K73]" office:value-type="float" office:value="955.771612967044" calcext:value-type="float">
            <text:p>955.771612967044</text:p>
          </table:table-cell>
          <table:table-cell table:formula="of:=[.X73]-[.X72]" office:value-type="float" office:value="-125.06074212366" calcext:value-type="float">
            <text:p>-125.06074212366</text:p>
          </table:table-cell>
          <table:table-cell table:formula="of:=[.S73]-[.S72]" office:value-type="float" office:value="-82" calcext:value-type="float">
            <text:p>-82</text:p>
          </table:table-cell>
          <table:table-cell table:formula="of:=[.K73]-[.K72]" office:value-type="float" office:value="-33" calcext:value-type="float">
            <text:p>-33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8.43952380952" calcext:value-type="float">
            <text:p>1018.43952380952</text:p>
          </table:table-cell>
          <table:table-cell office:value-type="float" office:value="130.63244047619" calcext:value-type="float">
            <text:p>130.63244047619</text:p>
          </table:table-cell>
          <table:table-cell office:value-type="float" office:value="24.0123611111111" calcext:value-type="float">
            <text:p>24.0123611111111</text:p>
          </table:table-cell>
          <table:table-cell office:value-type="float" office:value="83.4356547619048" calcext:value-type="float">
            <text:p>83.4356547619048</text:p>
          </table:table-cell>
          <table:table-cell office:value-type="float" office:value="171.232048192771" calcext:value-type="float">
            <text:p>171.232048192771</text:p>
          </table:table-cell>
          <table:table-cell office:value-type="float" office:value="0.767048192771084" calcext:value-type="float">
            <text:p>0.767048192771084</text:p>
          </table:table-cell>
          <table:table-cell office:value-type="float" office:value="5.571" calcext:value-type="float">
            <text:p>5.571</text:p>
          </table:table-cell>
          <table:table-cell office:value-type="float" office:value="23.1225" calcext:value-type="float">
            <text:p>23.1225</text:p>
          </table:table-cell>
          <table:table-cell office:value-type="float" office:value="0.100416666666667" calcext:value-type="float">
            <text:p>0.100416666666667</text:p>
          </table:table-cell>
          <table:table-cell office:value-type="float" office:value="2.08680555555556" calcext:value-type="float">
            <text:p>2.08680555555556</text:p>
          </table:table-cell>
          <table:table-cell office:value-type="float" office:value="1.98736111111111" calcext:value-type="float">
            <text:p>1.98736111111111</text:p>
          </table:table-cell>
          <table:table-cell office:value-type="float" office:value="0.197881355932203" calcext:value-type="float">
            <text:p>0.197881355932203</text:p>
          </table:table-cell>
          <table:table-cell office:value-type="float" office:value="6.53791666666667" calcext:value-type="float">
            <text:p>6.53791666666667</text:p>
          </table:table-cell>
          <table:table-cell office:value-type="float" office:value="29.6595833333333" calcext:value-type="float">
            <text:p>29.6595833333333</text:p>
          </table:table-cell>
          <table:table-cell office:value-type="float" office:value="48.0661309523809" calcext:value-type="float">
            <text:p>48.0661309523809</text:p>
          </table:table-cell>
          <table:table-cell office:value-type="float" office:value="32.733950617284" calcext:value-type="float">
            <text:p>32.73395061728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22" calcext:value-type="float">
            <text:p>-22</text:p>
          </table:table-cell>
          <table:table-cell office:value-type="float" office:value="-79" calcext:value-type="float">
            <text:p>-79</text:p>
          </table:table-cell>
          <table:table-cell office:value-type="float" office:value="-60" calcext:value-type="float">
            <text:p>-60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string" calcext:value-type="string">
            <text:p>Confirmado</text:p>
          </table:table-cell>
          <table:table-cell office:value-type="float" office:value="626" calcext:value-type="float">
            <text:p>626</text:p>
          </table:table-cell>
          <table:table-cell office:value-type="float" office:value="648" calcext:value-type="float">
            <text:p>648</text:p>
          </table:table-cell>
          <table:table-cell office:value-type="float" office:value="12921" calcext:value-type="float">
            <text:p>12921</text:p>
          </table:table-cell>
          <table:table-cell office:value-type="float" office:value="10322" calcext:value-type="float">
            <text:p>10322</text:p>
          </table:table-cell>
          <table:table-cell office:value-type="float" office:value="1841" calcext:value-type="float">
            <text:p>184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table:number-columns-repeated="4"/>
          <table:table-cell office:value-type="float" office:value="2771" calcext:value-type="float">
            <text:p>2771</text:p>
          </table:table-cell>
          <table:table-cell table:number-columns-repeated="6"/>
          <table:table-cell table:formula="of:=[.G74]/[.E60]" office:value-type="float" office:value="0.272740740740741" calcext:value-type="float">
            <text:p>0.272740740740741</text:p>
          </table:table-cell>
          <table:table-cell table:formula="of:=6718903-[.Y74]-[.F74]-[.G74]" office:value-type="float" office:value="6706503.09504953" calcext:value-type="float">
            <text:p>6706503.09504953</text:p>
          </table:table-cell>
          <table:table-cell table:formula="of:=NORMINV(RAND();MAX([.T81];1);MAX(0.25*[.T81];1))" office:value-type="float" office:value="236.904950467436" calcext:value-type="float">
            <text:p>236.904950467436</text:p>
          </table:table-cell>
          <table:table-cell table:formula="of:=[.X74]+[.K74]" office:value-type="float" office:value="236.904950467436" calcext:value-type="float">
            <text:p>236.904950467436</text:p>
          </table:table-cell>
          <table:table-cell table:formula="of:=[.X74]-[.X73]" office:value-type="float" office:value="-116.866662499608" calcext:value-type="float">
            <text:p>-116.866662499608</text:p>
          </table:table-cell>
          <table:table-cell table:number-columns-repeated="2"/>
          <table:table-cell office:value-type="float" office:value="0.031547619047619" calcext:value-type="float">
            <text:p>0.031547619047619</text:p>
          </table:table-cell>
          <table:table-cell office:value-type="float" office:value="1020.78398809524" calcext:value-type="float">
            <text:p>1020.78398809524</text:p>
          </table:table-cell>
          <table:table-cell office:value-type="float" office:value="114.074404761905" calcext:value-type="float">
            <text:p>114.074404761905</text:p>
          </table:table-cell>
          <table:table-cell office:value-type="float" office:value="24.4054166666667" calcext:value-type="float">
            <text:p>24.4054166666667</text:p>
          </table:table-cell>
          <table:table-cell office:value-type="float" office:value="83.428630952381" calcext:value-type="float">
            <text:p>83.428630952381</text:p>
          </table:table-cell>
          <table:table-cell office:value-type="float" office:value="173.918060606061" calcext:value-type="float">
            <text:p>173.918060606061</text:p>
          </table:table-cell>
          <table:table-cell office:value-type="float" office:value="0.799272727272727" calcext:value-type="float">
            <text:p>0.799272727272727</text:p>
          </table:table-cell>
          <table:table-cell office:value-type="float" office:value="7.90491525423729" calcext:value-type="float">
            <text:p>7.90491525423729</text:p>
          </table:table-cell>
          <table:table-cell office:value-type="float" office:value="31.8285416666667" calcext:value-type="float">
            <text:p>31.8285416666667</text:p>
          </table:table-cell>
          <table:table-cell office:value-type="float" office:value="0.088055555555556" calcext:value-type="float">
            <text:p>0.088055555555556</text:p>
          </table:table-cell>
          <table:table-cell office:value-type="float" office:value="2.05833333333333" calcext:value-type="float">
            <text:p>2.05833333333333</text:p>
          </table:table-cell>
          <table:table-cell office:value-type="float" office:value="1.97027777777778" calcext:value-type="float">
            <text:p>1.97027777777778</text:p>
          </table:table-cell>
          <table:table-cell office:value-type="float" office:value="0.16965811965812" calcext:value-type="float">
            <text:p>0.16965811965812</text:p>
          </table:table-cell>
          <table:table-cell office:value-type="float" office:value="8.9925" calcext:value-type="float">
            <text:p>8.9925</text:p>
          </table:table-cell>
          <table:table-cell office:value-type="float" office:value="40.82125" calcext:value-type="float">
            <text:p>40.82125</text:p>
          </table:table-cell>
          <table:table-cell office:value-type="float" office:value="42.6151533742331" calcext:value-type="float">
            <text:p>42.6151533742331</text:p>
          </table:table-cell>
          <table:table-cell office:value-type="float" office:value="36.4681875" calcext:value-type="float">
            <text:p>36.46818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8" calcext:value-type="float">
            <text:p>-18</text:p>
          </table:table-cell>
          <table:table-cell office:value-type="float" office:value="-70" calcext:value-type="float">
            <text:p>-70</text:p>
          </table:table-cell>
          <table:table-cell office:value-type="float" office:value="-59" calcext:value-type="float">
            <text:p>-59</text:p>
          </table:table-cell>
          <table:table-cell office:value-type="float" office:value="-45" calcext:value-type="float">
            <text:p>-45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string" calcext:value-type="string">
            <text:p>Confirmado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3443" calcext:value-type="float">
            <text:p>13443</text:p>
          </table:table-cell>
          <table:table-cell office:value-type="float" office:value="10740" calcext:value-type="float">
            <text:p>10740</text:p>
          </table:table-cell>
          <table:table-cell office:value-type="float" office:value="1960" calcext:value-type="float">
            <text:p>1960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671" calcext:value-type="float">
            <text:p>671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3576" calcext:value-type="float">
            <text:p>3576</text:p>
          </table:table-cell>
          <table:table-cell table:number-columns-repeated="3"/>
          <table:table-cell table:formula="of:=[.E75]-[.F75]-[.G75]" office:value-type="float" office:value="743" calcext:value-type="float">
            <text:p>743</text:p>
          </table:table-cell>
          <table:table-cell table:formula="of:=MAX([.S75]-[.K75];0)" office:value-type="float" office:value="72" calcext:value-type="float">
            <text:p>72</text:p>
          </table:table-cell>
          <table:table-cell table:formula="of:=[.K75]/[.S61]" office:value-type="float" office:value="0.355968169761273" calcext:value-type="float">
            <text:p>0.355968169761273</text:p>
          </table:table-cell>
          <table:table-cell table:formula="of:=[.G75]/[.E61]" office:value-type="float" office:value="0.269119868186187" calcext:value-type="float">
            <text:p>0.269119868186187</text:p>
          </table:table-cell>
          <table:table-cell table:formula="of:=6718903-[.Y75]-[.F75]-[.G75]" office:value-type="float" office:value="6705275.91835845" calcext:value-type="float">
            <text:p>6705275.91835845</text:p>
          </table:table-cell>
          <table:table-cell table:formula="of:=NORMINV(RAND();MAX([.T82];1);MAX(0.25*[.T82];1))" office:value-type="float" office:value="256.081641551029" calcext:value-type="float">
            <text:p>256.081641551029</text:p>
          </table:table-cell>
          <table:table-cell table:formula="of:=[.X75]+[.K75]" office:value-type="float" office:value="927.081641551029" calcext:value-type="float">
            <text:p>927.081641551029</text:p>
          </table:table-cell>
          <table:table-cell table:formula="of:=[.X75]-[.X74]" office:value-type="float" office:value="19.1766910835927" calcext:value-type="float">
            <text:p>19.1766910835927</text:p>
          </table:table-cell>
          <table:table-cell table:number-columns-repeated="2"/>
          <table:table-cell office:value-type="float" office:value="0.001197604790419" calcext:value-type="float">
            <text:p>0.001197604790419</text:p>
          </table:table-cell>
          <table:table-cell office:value-type="float" office:value="1023.54580838323" calcext:value-type="float">
            <text:p>1023.54580838323</text:p>
          </table:table-cell>
          <table:table-cell office:value-type="float" office:value="125.314550898204" calcext:value-type="float">
            <text:p>125.314550898204</text:p>
          </table:table-cell>
          <table:table-cell office:value-type="float" office:value="24.1553846153846" calcext:value-type="float">
            <text:p>24.1553846153846</text:p>
          </table:table-cell>
          <table:table-cell office:value-type="float" office:value="81.5279640718564" calcext:value-type="float">
            <text:p>81.5279640718564</text:p>
          </table:table-cell>
          <table:table-cell office:value-type="float" office:value="147.507852760736" calcext:value-type="float">
            <text:p>147.507852760736</text:p>
          </table:table-cell>
          <table:table-cell office:value-type="float" office:value="1.03337423312883" calcext:value-type="float">
            <text:p>1.03337423312883</text:p>
          </table:table-cell>
          <table:table-cell office:value-type="float" office:value="4.52990384615385" calcext:value-type="float">
            <text:p>4.52990384615385</text:p>
          </table:table-cell>
          <table:table-cell office:value-type="float" office:value="19.8855813953488" calcext:value-type="float">
            <text:p>19.8855813953488</text:p>
          </table:table-cell>
          <table:table-cell office:value-type="float" office:value="0.071176470588235" calcext:value-type="float">
            <text:p>0.071176470588235</text:p>
          </table:table-cell>
          <table:table-cell office:value-type="float" office:value="1.98264705882353" calcext:value-type="float">
            <text:p>1.98264705882353</text:p>
          </table:table-cell>
          <table:table-cell office:value-type="float" office:value="1.91088235294118" calcext:value-type="float">
            <text:p>1.91088235294118</text:p>
          </table:table-cell>
          <table:table-cell office:value-type="float" office:value="0.125546218487395" calcext:value-type="float">
            <text:p>0.125546218487395</text:p>
          </table:table-cell>
          <table:table-cell office:value-type="float" office:value="7.81674418604651" calcext:value-type="float">
            <text:p>7.81674418604651</text:p>
          </table:table-cell>
          <table:table-cell office:value-type="float" office:value="27.6937209302325" calcext:value-type="float">
            <text:p>27.6937209302325</text:p>
          </table:table-cell>
          <table:table-cell office:value-type="float" office:value="43.9805389221557" calcext:value-type="float">
            <text:p>43.9805389221557</text:p>
          </table:table-cell>
          <table:table-cell office:value-type="float" office:value="24.499125" calcext:value-type="float">
            <text:p>24.49912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22" calcext:value-type="float">
            <text:p>-22</text:p>
          </table:table-cell>
          <table:table-cell office:value-type="float" office:value="-70" calcext:value-type="float">
            <text:p>-70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string" calcext:value-type="string">
            <text:p>Confirmado</text:p>
          </table:table-cell>
          <table:table-cell office:value-type="float" office:value="1088" calcext:value-type="float">
            <text:p>1088</text:p>
          </table:table-cell>
          <table:table-cell office:value-type="float" office:value="792" calcext:value-type="float">
            <text:p>792</text:p>
          </table:table-cell>
          <table:table-cell office:value-type="float" office:value="14531" calcext:value-type="float">
            <text:p>14531</text:p>
          </table:table-cell>
          <table:table-cell office:value-type="float" office:value="11532" calcext:value-type="float">
            <text:p>11532</text:p>
          </table:table-cell>
          <table:table-cell office:value-type="float" office:value="2135" calcext:value-type="float">
            <text:p>2135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531" calcext:value-type="float">
            <text:p>531</text:p>
          </table:table-cell>
          <table:table-cell office:value-type="float" office:value="697" calcext:value-type="float">
            <text:p>69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996" calcext:value-type="float">
            <text:p>2996</text:p>
          </table:table-cell>
          <table:table-cell table:number-columns-repeated="3"/>
          <table:table-cell table:formula="of:=[.E76]-[.F76]-[.G76]" office:value-type="float" office:value="864" calcext:value-type="float">
            <text:p>864</text:p>
          </table:table-cell>
          <table:table-cell table:formula="of:=MAX([.S76]-[.K76];0)" office:value-type="float" office:value="167" calcext:value-type="float">
            <text:p>167</text:p>
          </table:table-cell>
          <table:table-cell table:formula="of:=[.K76]/[.S62]" office:value-type="float" office:value="0.351664984863774" calcext:value-type="float">
            <text:p>0.351664984863774</text:p>
          </table:table-cell>
          <table:table-cell table:formula="of:=[.G76]/[.E62]" office:value-type="float" office:value="0.272599591419816" calcext:value-type="float">
            <text:p>0.272599591419816</text:p>
          </table:table-cell>
          <table:table-cell table:number-columns-repeated="3"/>
          <table:table-cell table:formula="of:=[.X76]-[.X75]" office:value-type="float" office:value="-256.081641551029" calcext:value-type="float">
            <text:p>-256.081641551029</text:p>
          </table:table-cell>
          <table:table-cell table:formula="of:=[.S76]-[.S75]" office:value-type="float" office:value="121" calcext:value-type="float">
            <text:p>121</text:p>
          </table:table-cell>
          <table:table-cell table:formula="of:=[.K76]-[.K75]" office:value-type="float" office:value="26" calcext:value-type="float">
            <text:p>26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23.07029761905" calcext:value-type="float">
            <text:p>1023.07029761905</text:p>
          </table:table-cell>
          <table:table-cell office:value-type="float" office:value="127.804404761905" calcext:value-type="float">
            <text:p>127.804404761905</text:p>
          </table:table-cell>
          <table:table-cell office:value-type="float" office:value="23.7895138888889" calcext:value-type="float">
            <text:p>23.7895138888889</text:p>
          </table:table-cell>
          <table:table-cell office:value-type="float" office:value="77.8414375" calcext:value-type="float">
            <text:p>77.8414375</text:p>
          </table:table-cell>
          <table:table-cell office:value-type="float" office:value="146.901736526946" calcext:value-type="float">
            <text:p>146.901736526946</text:p>
          </table:table-cell>
          <table:table-cell office:value-type="float" office:value="1.13802395209581" calcext:value-type="float">
            <text:p>1.13802395209581</text:p>
          </table:table-cell>
          <table:table-cell office:value-type="float" office:value="4.97771186440678" calcext:value-type="float">
            <text:p>4.97771186440678</text:p>
          </table:table-cell>
          <table:table-cell office:value-type="float" office:value="21.7091666666667" calcext:value-type="float">
            <text:p>21.7091666666667</text:p>
          </table:table-cell>
          <table:table-cell office:value-type="float" office:value="0.074027777777778" calcext:value-type="float">
            <text:p>0.074027777777778</text:p>
          </table:table-cell>
          <table:table-cell office:value-type="float" office:value="2.02569444444444" calcext:value-type="float">
            <text:p>2.02569444444444</text:p>
          </table:table-cell>
          <table:table-cell office:value-type="float" office:value="1.95236111111111" calcext:value-type="float">
            <text:p>1.95236111111111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13.5254166666667" calcext:value-type="float">
            <text:p>13.5254166666667</text:p>
          </table:table-cell>
          <table:table-cell office:value-type="float" office:value="35.23375" calcext:value-type="float">
            <text:p>35.23375</text:p>
          </table:table-cell>
          <table:table-cell office:value-type="float" office:value="42.9241875" calcext:value-type="float">
            <text:p>42.9241875</text:p>
          </table:table-cell>
          <table:table-cell office:value-type="float" office:value="30.1099375" calcext:value-type="float">
            <text:p>30.10993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6" calcext:value-type="float">
            <text:p>-16</text:p>
          </table:table-cell>
          <table:table-cell office:value-type="float" office:value="-69" calcext:value-type="float">
            <text:p>-69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string" calcext:value-type="string">
            <text:p>Confirmado</text:p>
          </table:table-cell>
          <table:table-cell office:value-type="float" office:value="2535" calcext:value-type="float">
            <text:p>2535</text:p>
          </table:table-cell>
          <table:table-cell office:value-type="float" office:value="2311" calcext:value-type="float">
            <text:p>2311</text:p>
          </table:table-cell>
          <table:table-cell office:value-type="float" office:value="17066" calcext:value-type="float">
            <text:p>17066</text:p>
          </table:table-cell>
          <table:table-cell office:value-type="float" office:value="13843" calcext:value-type="float">
            <text:p>13843</text:p>
          </table:table-cell>
          <table:table-cell office:value-type="float" office:value="2249" calcext:value-type="float">
            <text:p>224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863" calcext:value-type="float">
            <text:p>863</text:p>
          </table:table-cell>
          <table:table-cell office:value-type="float" office:value="706" calcext:value-type="float">
            <text:p>706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086" calcext:value-type="float">
            <text:p>3086</text:p>
          </table:table-cell>
          <table:table-cell table:number-columns-repeated="3"/>
          <table:table-cell table:formula="of:=[.E77]-[.F77]-[.G77]" office:value-type="float" office:value="974" calcext:value-type="float">
            <text:p>974</text:p>
          </table:table-cell>
          <table:table-cell table:formula="of:=MAX([.S77]-[.K77];0)" office:value-type="float" office:value="268" calcext:value-type="float">
            <text:p>268</text:p>
          </table:table-cell>
          <table:table-cell table:formula="of:=[.K77]/[.S63]" office:value-type="float" office:value="0.338771593090211" calcext:value-type="float">
            <text:p>0.338771593090211</text:p>
          </table:table-cell>
          <table:table-cell table:formula="of:=[.G77]/[.E63]" office:value-type="float" office:value="0.262212894951615" calcext:value-type="float">
            <text:p>0.262212894951615</text:p>
          </table:table-cell>
          <table:table-cell table:formula="of:=6718903-[.Y77]-[.F77]-[.G77]" office:value-type="float" office:value="6700725.97188333" calcext:value-type="float">
            <text:p>6700725.97188333</text:p>
          </table:table-cell>
          <table:table-cell table:formula="of:=NORMINV(RAND();MAX([.T84];1);MAX(0.25*[.T84];1))" office:value-type="float" office:value="1379.02811666663" calcext:value-type="float">
            <text:p>1379.02811666663</text:p>
          </table:table-cell>
          <table:table-cell table:formula="of:=[.X77]+[.K77]" office:value-type="float" office:value="2085.02811666663" calcext:value-type="float">
            <text:p>2085.02811666663</text:p>
          </table:table-cell>
          <table:table-cell table:formula="of:=[.X77]-[.X76]" office:value-type="float" office:value="1379.02811666663" calcext:value-type="float">
            <text:p>1379.02811666663</text:p>
          </table:table-cell>
          <table:table-cell table:formula="of:=[.S77]-[.S76]" office:value-type="float" office:value="110" calcext:value-type="float">
            <text:p>110</text:p>
          </table:table-cell>
          <table:table-cell table:formula="of:=[.K77]-[.K76]" office:value-type="float" office:value="9" calcext:value-type="float">
            <text:p>9</text:p>
          </table:table-cell>
          <table:table-cell office:value-type="float" office:value="0.027428571428572" calcext:value-type="float">
            <text:p>0.027428571428572</text:p>
          </table:table-cell>
          <table:table-cell office:value-type="float" office:value="1019.76928571429" calcext:value-type="float">
            <text:p>1019.76928571429</text:p>
          </table:table-cell>
          <table:table-cell office:value-type="float" office:value="128.134821428571" calcext:value-type="float">
            <text:p>128.134821428571</text:p>
          </table:table-cell>
          <table:table-cell office:value-type="float" office:value="24.5481595092024" calcext:value-type="float">
            <text:p>24.5481595092024</text:p>
          </table:table-cell>
          <table:table-cell office:value-type="float" office:value="72.1536309523809" calcext:value-type="float">
            <text:p>72.1536309523809</text:p>
          </table:table-cell>
          <table:table-cell office:value-type="float" office:value="148.992848484848" calcext:value-type="float">
            <text:p>148.992848484848</text:p>
          </table:table-cell>
          <table:table-cell office:value-type="float" office:value="0.852363636363636" calcext:value-type="float">
            <text:p>0.852363636363636</text:p>
          </table:table-cell>
          <table:table-cell office:value-type="float" office:value="6.5824778761062" calcext:value-type="float">
            <text:p>6.5824778761062</text:p>
          </table:table-cell>
          <table:table-cell office:value-type="float" office:value="28.55375" calcext:value-type="float">
            <text:p>28.55375</text:p>
          </table:table-cell>
          <table:table-cell office:value-type="float" office:value="0.094583333333333" calcext:value-type="float">
            <text:p>0.094583333333333</text:p>
          </table:table-cell>
          <table:table-cell office:value-type="float" office:value="2.14385714285714" calcext:value-type="float">
            <text:p>2.14385714285714</text:p>
          </table:table-cell>
          <table:table-cell office:value-type="float" office:value="2.04472222222222" calcext:value-type="float">
            <text:p>2.04472222222222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17.9791666666667" calcext:value-type="float">
            <text:p>17.9791666666667</text:p>
          </table:table-cell>
          <table:table-cell office:value-type="float" office:value="46.5335416666667" calcext:value-type="float">
            <text:p>46.5335416666667</text:p>
          </table:table-cell>
          <table:table-cell office:value-type="float" office:value="31.823935483871" calcext:value-type="float">
            <text:p>31.823935483871</text:p>
          </table:table-cell>
          <table:table-cell office:value-type="float" office:value="36.0564670658683" calcext:value-type="float">
            <text:p>36.056467065868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18" calcext:value-type="float">
            <text:p>-18</text:p>
          </table:table-cell>
          <table:table-cell office:value-type="float" office:value="-68" calcext:value-type="float">
            <text:p>-68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22" calcext:value-type="float">
            <text:p>2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string" calcext:value-type="string">
            <text:p>Confirmado</text:p>
          </table:table-cell>
          <table:table-cell office:value-type="float" office:value="1677" calcext:value-type="float">
            <text:p>1677</text:p>
          </table:table-cell>
          <table:table-cell office:value-type="float" office:value="1347" calcext:value-type="float">
            <text:p>1347</text:p>
          </table:table-cell>
          <table:table-cell office:value-type="float" office:value="18743" calcext:value-type="float">
            <text:p>18743</text:p>
          </table:table-cell>
          <table:table-cell office:value-type="float" office:value="15190" calcext:value-type="float">
            <text:p>15190</text:p>
          </table:table-cell>
          <table:table-cell office:value-type="float" office:value="2376" calcext:value-type="float">
            <text:p>237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068" calcext:value-type="float">
            <text:p>1068</text:p>
          </table:table-cell>
          <table:table-cell office:value-type="float" office:value="734" calcext:value-type="float">
            <text:p>734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895" calcext:value-type="float">
            <text:p>2895</text:p>
          </table:table-cell>
          <table:table-cell table:number-columns-repeated="3"/>
          <table:table-cell table:formula="of:=[.E78]-[.F78]-[.G78]" office:value-type="float" office:value="1177" calcext:value-type="float">
            <text:p>1177</text:p>
          </table:table-cell>
          <table:table-cell table:formula="of:=MAX([.S78]-[.K78];0)" office:value-type="float" office:value="443" calcext:value-type="float">
            <text:p>443</text:p>
          </table:table-cell>
          <table:table-cell table:formula="of:=[.K78]/[.S64]" office:value-type="float" office:value="0.373727087576375" calcext:value-type="float">
            <text:p>0.373727087576375</text:p>
          </table:table-cell>
          <table:table-cell table:formula="of:=[.G78]/[.E64]" office:value-type="float" office:value="0.262512429565794" calcext:value-type="float">
            <text:p>0.262512429565794</text:p>
          </table:table-cell>
          <table:table-cell table:number-columns-repeated="3"/>
          <table:table-cell table:formula="of:=[.X78]-[.X77]" office:value-type="float" office:value="-1379.02811666663" calcext:value-type="float">
            <text:p>-1379.02811666663</text:p>
          </table:table-cell>
          <table:table-cell table:formula="of:=[.S78]-[.S77]" office:value-type="float" office:value="203" calcext:value-type="float">
            <text:p>203</text:p>
          </table:table-cell>
          <table:table-cell table:formula="of:=[.K78]-[.K77]" office:value-type="float" office:value="28" calcext:value-type="float">
            <text:p>28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1015.81548022599" calcext:value-type="float">
            <text:p>1015.81548022599</text:p>
          </table:table-cell>
          <table:table-cell office:value-type="float" office:value="112.609345238095" calcext:value-type="float">
            <text:p>112.609345238095</text:p>
          </table:table-cell>
          <table:table-cell office:value-type="float" office:value="25.9925520833333" calcext:value-type="float">
            <text:p>25.9925520833333</text:p>
          </table:table-cell>
          <table:table-cell office:value-type="float" office:value="66.0160119047619" calcext:value-type="float">
            <text:p>66.0160119047619</text:p>
          </table:table-cell>
          <table:table-cell office:value-type="float" office:value="156.459337349398" calcext:value-type="float">
            <text:p>156.459337349398</text:p>
          </table:table-cell>
          <table:table-cell office:value-type="float" office:value="0.785361445783133" calcext:value-type="float">
            <text:p>0.785361445783133</text:p>
          </table:table-cell>
          <table:table-cell office:value-type="float" office:value="8.76703389830509" calcext:value-type="float">
            <text:p>8.76703389830509</text:p>
          </table:table-cell>
          <table:table-cell office:value-type="float" office:value="34.8479166666667" calcext:value-type="float">
            <text:p>34.8479166666667</text:p>
          </table:table-cell>
          <table:table-cell office:value-type="float" office:value="0.15231884057971" calcext:value-type="float">
            <text:p>0.15231884057971</text:p>
          </table:table-cell>
          <table:table-cell office:value-type="float" office:value="2.29724637681159" calcext:value-type="float">
            <text:p>2.29724637681159</text:p>
          </table:table-cell>
          <table:table-cell office:value-type="float" office:value="2.14536231884058" calcext:value-type="float">
            <text:p>2.14536231884058</text:p>
          </table:table-cell>
          <table:table-cell office:value-type="float" office:value="0.31990099009901" calcext:value-type="float">
            <text:p>0.31990099009901</text:p>
          </table:table-cell>
          <table:table-cell office:value-type="float" office:value="26.7714583333333" calcext:value-type="float">
            <text:p>26.7714583333333</text:p>
          </table:table-cell>
          <table:table-cell office:value-type="float" office:value="61.6172916666666" calcext:value-type="float">
            <text:p>61.6172916666666</text:p>
          </table:table-cell>
          <table:table-cell office:value-type="float" office:value="17.4676229508197" calcext:value-type="float">
            <text:p>17.4676229508197</text:p>
          </table:table-cell>
          <table:table-cell office:value-type="float" office:value="37.1113903743315" calcext:value-type="float">
            <text:p>37.111390374331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13" calcext:value-type="float">
            <text:p>-13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string" calcext:value-type="string">
            <text:p>Confirmado</text:p>
          </table:table-cell>
          <table:table-cell office:value-type="float" office:value="1418" calcext:value-type="float">
            <text:p>1418</text:p>
          </table:table-cell>
          <table:table-cell office:value-type="float" office:value="1183" calcext:value-type="float">
            <text:p>1183</text:p>
          </table:table-cell>
          <table:table-cell office:value-type="float" office:value="20161" calcext:value-type="float">
            <text:p>20161</text:p>
          </table:table-cell>
          <table:table-cell office:value-type="float" office:value="16373" calcext:value-type="float">
            <text:p>16373</text:p>
          </table:table-cell>
          <table:table-cell office:value-type="float" office:value="2520" calcext:value-type="float">
            <text:p>2520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07" calcext:value-type="float">
            <text:p>1207</text:p>
          </table:table-cell>
          <table:table-cell office:value-type="float" office:value="773" calcext:value-type="float">
            <text:p>77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table:number-columns-repeated="3"/>
          <table:table-cell table:formula="of:=[.E79]-[.F79]-[.G79]" office:value-type="float" office:value="1268" calcext:value-type="float">
            <text:p>1268</text:p>
          </table:table-cell>
          <table:table-cell table:formula="of:=MAX([.S79]-[.K79];0)" office:value-type="float" office:value="495" calcext:value-type="float">
            <text:p>495</text:p>
          </table:table-cell>
          <table:table-cell table:formula="of:=[.K79]/[.S65]" office:value-type="float" office:value="0.326711749788673" calcext:value-type="float">
            <text:p>0.326711749788673</text:p>
          </table:table-cell>
          <table:table-cell table:formula="of:=[.G79]/[.E65]" office:value-type="float" office:value="0.260545905707196" calcext:value-type="float">
            <text:p>0.260545905707196</text:p>
          </table:table-cell>
          <table:table-cell table:formula="of:=6718903-[.Y79]-[.F79]-[.G79]" office:value-type="float" office:value="6698171.85791206" calcext:value-type="float">
            <text:p>6698171.85791206</text:p>
          </table:table-cell>
          <table:table-cell table:formula="of:=NORMINV(RAND();MAX([.T86];1);MAX(0.25*[.T86];1))" office:value-type="float" office:value="1065.14208793872" calcext:value-type="float">
            <text:p>1065.14208793872</text:p>
          </table:table-cell>
          <table:table-cell table:formula="of:=[.X79]+[.K79]" office:value-type="float" office:value="1838.14208793872" calcext:value-type="float">
            <text:p>1838.14208793872</text:p>
          </table:table-cell>
          <table:table-cell table:formula="of:=[.X79]-[.X78]" office:value-type="float" office:value="1065.14208793872" calcext:value-type="float">
            <text:p>1065.14208793872</text:p>
          </table:table-cell>
          <table:table-cell table:formula="of:=[.S79]-[.S78]" office:value-type="float" office:value="91" calcext:value-type="float">
            <text:p>91</text:p>
          </table:table-cell>
          <table:table-cell table:formula="of:=[.K79]-[.K78]" office:value-type="float" office:value="39" calcext:value-type="float">
            <text:p>3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52135416667" calcext:value-type="float">
            <text:p>1012.52135416667</text:p>
          </table:table-cell>
          <table:table-cell office:value-type="float" office:value="78.4669642857143" calcext:value-type="float">
            <text:p>78.4669642857143</text:p>
          </table:table-cell>
          <table:table-cell office:value-type="float" office:value="28.1165445026178" calcext:value-type="float">
            <text:p>28.1165445026178</text:p>
          </table:table-cell>
          <table:table-cell office:value-type="float" office:value="57.8034131736527" calcext:value-type="float">
            <text:p>57.8034131736527</text:p>
          </table:table-cell>
          <table:table-cell office:value-type="float" office:value="193.18" calcext:value-type="float">
            <text:p>193.18</text:p>
          </table:table-cell>
          <table:table-cell office:value-type="float" office:value="0.995329341317365" calcext:value-type="float">
            <text:p>0.995329341317365</text:p>
          </table:table-cell>
          <table:table-cell office:value-type="float" office:value="3.55131578947368" calcext:value-type="float">
            <text:p>3.55131578947368</text:p>
          </table:table-cell>
          <table:table-cell office:value-type="float" office:value="28.74375" calcext:value-type="float">
            <text:p>28.74375</text:p>
          </table:table-cell>
          <table:table-cell office:value-type="float" office:value="0.15112676056338" calcext:value-type="float">
            <text:p>0.15112676056338</text:p>
          </table:table-cell>
          <table:table-cell office:value-type="float" office:value="2.26985915492958" calcext:value-type="float">
            <text:p>2.26985915492958</text:p>
          </table:table-cell>
          <table:table-cell office:value-type="float" office:value="2.11957746478873" calcext:value-type="float">
            <text:p>2.11957746478873</text:p>
          </table:table-cell>
          <table:table-cell office:value-type="float" office:value="0.318617021276596" calcext:value-type="float">
            <text:p>0.318617021276596</text:p>
          </table:table-cell>
          <table:table-cell office:value-type="float" office:value="36.3572916666667" calcext:value-type="float">
            <text:p>36.3572916666667</text:p>
          </table:table-cell>
          <table:table-cell office:value-type="float" office:value="65.1002083333333" calcext:value-type="float">
            <text:p>65.1002083333333</text:p>
          </table:table-cell>
          <table:table-cell office:value-type="float" office:value="21.2400847457627" calcext:value-type="float">
            <text:p>21.2400847457627</text:p>
          </table:table-cell>
          <table:table-cell office:value-type="float" office:value="38.0588481675393" calcext:value-type="float">
            <text:p>38.05884816753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14" calcext:value-type="float">
            <text:p>-14</text:p>
          </table:table-cell>
          <table:table-cell office:value-type="float" office:value="-74" calcext:value-type="float">
            <text:p>-74</text:p>
          </table:table-cell>
          <table:table-cell office:value-type="float" office:value="-53" calcext:value-type="float">
            <text:p>-53</text:p>
          </table:table-cell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string" calcext:value-type="string">
            <text:p>Confirmado</text:p>
          </table:table-cell>
          <table:table-cell office:value-type="float" office:value="882" calcext:value-type="float">
            <text:p>882</text:p>
          </table:table-cell>
          <table:table-cell office:value-type="float" office:value="823" calcext:value-type="float">
            <text:p>823</text:p>
          </table:table-cell>
          <table:table-cell office:value-type="float" office:value="21043" calcext:value-type="float">
            <text:p>21043</text:p>
          </table:table-cell>
          <table:table-cell office:value-type="float" office:value="17196" calcext:value-type="float">
            <text:p>17196</text:p>
          </table:table-cell>
          <table:table-cell office:value-type="float" office:value="2702" calcext:value-type="float">
            <text:p>2702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1250" calcext:value-type="float">
            <text:p>1250</text:p>
          </table:table-cell>
          <table:table-cell office:value-type="float" office:value="792" calcext:value-type="float">
            <text:p>79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3"/>
          <table:table-cell table:formula="of:=[.E80]-[.F80]-[.G80]" office:value-type="float" office:value="1145" calcext:value-type="float">
            <text:p>1145</text:p>
          </table:table-cell>
          <table:table-cell table:formula="of:=MAX([.S80]-[.K80];0)" office:value-type="float" office:value="353" calcext:value-type="float">
            <text:p>353</text:p>
          </table:table-cell>
          <table:table-cell table:formula="of:=[.K80]/[.S66]" office:value-type="float" office:value="0.36147877681424" calcext:value-type="float">
            <text:p>0.36147877681424</text:p>
          </table:table-cell>
          <table:table-cell table:formula="of:=[.G80]/[.E66]" office:value-type="float" office:value="0.257849031396126" calcext:value-type="float">
            <text:p>0.257849031396126</text:p>
          </table:table-cell>
          <table:table-cell table:formula="of:=6718903-[.Y80]-[.F80]-[.G80]" office:value-type="float" office:value="6697634.16475543" calcext:value-type="float">
            <text:p>6697634.16475543</text:p>
          </table:table-cell>
          <table:table-cell table:formula="of:=NORMINV(RAND();MAX([.T87];1);MAX(0.25*[.T87];1))" office:value-type="float" office:value="578.835244571034" calcext:value-type="float">
            <text:p>578.835244571034</text:p>
          </table:table-cell>
          <table:table-cell table:formula="of:=[.X80]+[.K80]" office:value-type="float" office:value="1370.83524457103" calcext:value-type="float">
            <text:p>1370.83524457103</text:p>
          </table:table-cell>
          <table:table-cell table:formula="of:=[.X80]-[.X79]" office:value-type="float" office:value="-486.306843367687" calcext:value-type="float">
            <text:p>-486.306843367687</text:p>
          </table:table-cell>
          <table:table-cell table:formula="of:=[.S80]-[.S79]" office:value-type="float" office:value="-123" calcext:value-type="float">
            <text:p>-123</text:p>
          </table:table-cell>
          <table:table-cell table:formula="of:=[.K80]-[.K79]" office:value-type="float" office:value="19" calcext:value-type="float">
            <text:p>19</text:p>
          </table:table-cell>
          <table:table-cell office:value-type="float" office:value="0.47027027027027" calcext:value-type="float">
            <text:p>0.47027027027027</text:p>
          </table:table-cell>
          <table:table-cell office:value-type="float" office:value="1015.13951351351" calcext:value-type="float">
            <text:p>1015.13951351351</text:p>
          </table:table-cell>
          <table:table-cell office:value-type="float" office:value="13.1919875776398" calcext:value-type="float">
            <text:p>13.1919875776398</text:p>
          </table:table-cell>
          <table:table-cell office:value-type="float" office:value="22.6430810810811" calcext:value-type="float">
            <text:p>22.6430810810811</text:p>
          </table:table-cell>
          <table:table-cell office:value-type="float" office:value="86.8211801242236" calcext:value-type="float">
            <text:p>86.8211801242236</text:p>
          </table:table-cell>
          <table:table-cell office:value-type="float" office:value="204.764213836478" calcext:value-type="float">
            <text:p>204.764213836478</text:p>
          </table:table-cell>
          <table:table-cell office:value-type="float" office:value="0.959308176100629" calcext:value-type="float">
            <text:p>0.959308176100629</text:p>
          </table:table-cell>
          <table:table-cell office:value-type="float" office:value="1.33585106382979" calcext:value-type="float">
            <text:p>1.33585106382979</text:p>
          </table:table-cell>
          <table:table-cell office:value-type="float" office:value="19.3470833333333" calcext:value-type="float">
            <text:p>19.3470833333333</text:p>
          </table:table-cell>
          <table:table-cell office:value-type="float" office:value="0.057230769230769" calcext:value-type="float">
            <text:p>0.057230769230769</text:p>
          </table:table-cell>
          <table:table-cell office:value-type="float" office:value="1.98861538461539" calcext:value-type="float">
            <text:p>1.98861538461539</text:p>
          </table:table-cell>
          <table:table-cell office:value-type="float" office:value="1.93138461538462" calcext:value-type="float">
            <text:p>1.93138461538462</text:p>
          </table:table-cell>
          <table:table-cell office:value-type="float" office:value="0.179101123595506" calcext:value-type="float">
            <text:p>0.179101123595506</text:p>
          </table:table-cell>
          <table:table-cell office:value-type="float" office:value="4.92979166666667" calcext:value-type="float">
            <text:p>4.92979166666667</text:p>
          </table:table-cell>
          <table:table-cell office:value-type="float" office:value="24.2772916666667" calcext:value-type="float">
            <text:p>24.2772916666667</text:p>
          </table:table-cell>
          <table:table-cell office:value-type="float" office:value="27.2921666666667" calcext:value-type="float">
            <text:p>27.2921666666667</text:p>
          </table:table-cell>
          <table:table-cell office:value-type="float" office:value="23.702972972973" calcext:value-type="float">
            <text:p>23.70297297297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-88" calcext:value-type="float">
            <text:p>-88</text:p>
          </table:table-cell>
          <table:table-cell office:value-type="float" office:value="-63" calcext:value-type="float">
            <text:p>-63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string" calcext:value-type="string">
            <text:p>Confirmado</text:p>
          </table:table-cell>
          <table:table-cell office:value-type="float" office:value="732" calcext:value-type="float">
            <text:p>732</text:p>
          </table:table-cell>
          <table:table-cell office:value-type="float" office:value="715" calcext:value-type="float">
            <text:p>715</text:p>
          </table:table-cell>
          <table:table-cell office:value-type="float" office:value="21775" calcext:value-type="float">
            <text:p>21775</text:p>
          </table:table-cell>
          <table:table-cell office:value-type="float" office:value="17911" calcext:value-type="float">
            <text:p>17911</text:p>
          </table:table-cell>
          <table:table-cell office:value-type="float" office:value="2755" calcext:value-type="float">
            <text:p>2755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1265" calcext:value-type="float">
            <text:p>1265</text:p>
          </table:table-cell>
          <table:table-cell office:value-type="float" office:value="792" calcext:value-type="float">
            <text:p>79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925" calcext:value-type="float">
            <text:p>2925</text:p>
          </table:table-cell>
          <table:table-cell table:number-columns-repeated="3"/>
          <table:table-cell table:formula="of:=[.E81]-[.F81]-[.G81]" office:value-type="float" office:value="1109" calcext:value-type="float">
            <text:p>1109</text:p>
          </table:table-cell>
          <table:table-cell table:formula="of:=MAX([.S81]-[.K81];0)" office:value-type="float" office:value="317" calcext:value-type="float">
            <text:p>317</text:p>
          </table:table-cell>
          <table:table-cell table:formula="of:=[.K81]/[.S67]" office:value-type="float" office:value="0.381319210399615" calcext:value-type="float">
            <text:p>0.381319210399615</text:p>
          </table:table-cell>
          <table:table-cell table:formula="of:=[.G81]/[.E67]" office:value-type="float" office:value="0.261882129277566" calcext:value-type="float">
            <text:p>0.261882129277566</text:p>
          </table:table-cell>
          <table:table-cell table:formula="of:=6718903-[.Y81]-[.F81]-[.G81]" office:value-type="float" office:value="6696725.02403136" calcext:value-type="float">
            <text:p>6696725.02403136</text:p>
          </table:table-cell>
          <table:table-cell table:formula="of:=NORMINV(RAND();MAX([.T88];1);MAX(0.25*[.T88];1))" office:value-type="float" office:value="719.975968643546" calcext:value-type="float">
            <text:p>719.975968643546</text:p>
          </table:table-cell>
          <table:table-cell table:formula="of:=[.X81]+[.K81]" office:value-type="float" office:value="1511.97596864355" calcext:value-type="float">
            <text:p>1511.97596864355</text:p>
          </table:table-cell>
          <table:table-cell table:formula="of:=[.X81]-[.X80]" office:value-type="float" office:value="141.140724072512" calcext:value-type="float">
            <text:p>141.140724072512</text:p>
          </table:table-cell>
          <table:table-cell table:formula="of:=[.S81]-[.S80]" office:value-type="float" office:value="-36" calcext:value-type="float">
            <text:p>-36</text:p>
          </table:table-cell>
          <table:table-cell table:formula="of:=[.K81]-[.K80]" office:value-type="float" office:value="0" calcext:value-type="float">
            <text:p>0</text:p>
          </table:table-cell>
          <table:table-cell office:value-type="float" office:value="0.038888888888889" calcext:value-type="float">
            <text:p>0.038888888888889</text:p>
          </table:table-cell>
          <table:table-cell office:value-type="float" office:value="1012.15754189944" calcext:value-type="float">
            <text:p>1012.15754189944</text:p>
          </table:table-cell>
          <table:table-cell office:value-type="float" office:value="126.628141025641" calcext:value-type="float">
            <text:p>126.628141025641</text:p>
          </table:table-cell>
          <table:table-cell office:value-type="float" office:value="22.4544444444444" calcext:value-type="float">
            <text:p>22.4544444444444</text:p>
          </table:table-cell>
          <table:table-cell office:value-type="float" office:value="81.0350641025642" calcext:value-type="float">
            <text:p>81.0350641025642</text:p>
          </table:table-cell>
          <table:table-cell office:value-type="float" office:value="167.3872" calcext:value-type="float">
            <text:p>167.3872</text:p>
          </table:table-cell>
          <table:table-cell office:value-type="float" office:value="0.839" calcext:value-type="float">
            <text:p>0.839</text:p>
          </table:table-cell>
          <table:table-cell office:value-type="float" office:value="6.47435185185185" calcext:value-type="float">
            <text:p>6.47435185185185</text:p>
          </table:table-cell>
          <table:table-cell office:value-type="float" office:value="32.4121951219512" calcext:value-type="float">
            <text:p>32.4121951219512</text:p>
          </table:table-cell>
          <table:table-cell office:value-type="float" office:value="0.109655172413793" calcext:value-type="float">
            <text:p>0.109655172413793</text:p>
          </table:table-cell>
          <table:table-cell office:value-type="float" office:value="2.15210526315789" calcext:value-type="float">
            <text:p>2.15210526315789</text:p>
          </table:table-cell>
          <table:table-cell office:value-type="float" office:value="2.04275862068966" calcext:value-type="float">
            <text:p>2.04275862068966</text:p>
          </table:table-cell>
          <table:table-cell office:value-type="float" office:value="0.183614457831325" calcext:value-type="float">
            <text:p>0.183614457831325</text:p>
          </table:table-cell>
          <table:table-cell office:value-type="float" office:value="15.420243902439" calcext:value-type="float">
            <text:p>15.420243902439</text:p>
          </table:table-cell>
          <table:table-cell office:value-type="float" office:value="47.8360975609756" calcext:value-type="float">
            <text:p>47.8360975609756</text:p>
          </table:table-cell>
          <table:table-cell office:value-type="float" office:value="33.138275862069" calcext:value-type="float">
            <text:p>33.138275862069</text:p>
          </table:table-cell>
          <table:table-cell office:value-type="float" office:value="26.208418079096" calcext:value-type="float">
            <text:p>26.208418079096</text:p>
          </table:table-cell>
          <table:table-cell office:value-type="float" office:value="26.4" calcext:value-type="float">
            <text:p>26.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" calcext:value-type="float">
            <text:p>-62</text:p>
          </table:table-cell>
          <table:table-cell office:value-type="float" office:value="-16" calcext:value-type="float">
            <text:p>-16</text:p>
          </table:table-cell>
          <table:table-cell office:value-type="float" office:value="-69" calcext:value-type="float">
            <text:p>-69</text:p>
          </table:table-cell>
          <table:table-cell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string" calcext:value-type="string">
            <text:p>Confirmado</text:p>
          </table:table-cell>
          <table:table-cell office:value-type="float" office:value="691" calcext:value-type="float">
            <text:p>691</text:p>
          </table:table-cell>
          <table:table-cell office:value-type="float" office:value="677" calcext:value-type="float">
            <text:p>677</text:p>
          </table:table-cell>
          <table:table-cell office:value-type="float" office:value="22466" calcext:value-type="float">
            <text:p>22466</text:p>
          </table:table-cell>
          <table:table-cell office:value-type="float" office:value="18588" calcext:value-type="float">
            <text:p>18588</text:p>
          </table:table-cell>
          <table:table-cell office:value-type="float" office:value="2831" calcext:value-type="float">
            <text:p>2831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1289" calcext:value-type="float">
            <text:p>1289</text:p>
          </table:table-cell>
          <table:table-cell office:value-type="float" office:value="783" calcext:value-type="float">
            <text:p>783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2395" calcext:value-type="float">
            <text:p>2395</text:p>
          </table:table-cell>
          <table:table-cell table:number-columns-repeated="3"/>
          <table:table-cell table:formula="of:=[.E82]-[.F82]-[.G82]" office:value-type="float" office:value="1047" calcext:value-type="float">
            <text:p>1047</text:p>
          </table:table-cell>
          <table:table-cell table:formula="of:=MAX([.S82]-[.K82];0)" office:value-type="float" office:value="264" calcext:value-type="float">
            <text:p>264</text:p>
          </table:table-cell>
          <table:table-cell table:formula="of:=[.K82]/[.S68]" office:value-type="float" office:value="0.401950718685832" calcext:value-type="float">
            <text:p>0.401950718685832</text:p>
          </table:table-cell>
          <table:table-cell table:formula="of:=[.G82]/[.E68]" office:value-type="float" office:value="0.266597608061023" calcext:value-type="float">
            <text:p>0.266597608061023</text:p>
          </table:table-cell>
          <table:table-cell table:formula="of:=6718903-[.Y82]-[.F82]-[.G82]" office:value-type="float" office:value="6696053.9245154" calcext:value-type="float">
            <text:p>6696053.9245154</text:p>
          </table:table-cell>
          <table:table-cell table:formula="of:=NORMINV(RAND();MAX([.T89];1);MAX(0.25*[.T89];1))" office:value-type="float" office:value="647.075484599938" calcext:value-type="float">
            <text:p>647.075484599938</text:p>
          </table:table-cell>
          <table:table-cell table:formula="of:=[.X82]+[.K82]" office:value-type="float" office:value="1430.07548459994" calcext:value-type="float">
            <text:p>1430.07548459994</text:p>
          </table:table-cell>
          <table:table-cell table:formula="of:=[.X82]-[.X81]" office:value-type="float" office:value="-72.900484043608" calcext:value-type="float">
            <text:p>-72.900484043608</text:p>
          </table:table-cell>
          <table:table-cell table:formula="of:=[.S82]-[.S81]" office:value-type="float" office:value="-62" calcext:value-type="float">
            <text:p>-62</text:p>
          </table:table-cell>
          <table:table-cell table:formula="of:=[.K82]-[.K81]" office:value-type="float" office:value="-9" calcext:value-type="float">
            <text:p>-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73369791667" calcext:value-type="float">
            <text:p>1012.73369791667</text:p>
          </table:table-cell>
          <table:table-cell office:value-type="float" office:value="146.766703296703" calcext:value-type="float">
            <text:p>146.766703296703</text:p>
          </table:table-cell>
          <table:table-cell office:value-type="float" office:value="21.4452604166667" calcext:value-type="float">
            <text:p>21.4452604166667</text:p>
          </table:table-cell>
          <table:table-cell office:value-type="float" office:value="59.4008928571429" calcext:value-type="float">
            <text:p>59.4008928571429</text:p>
          </table:table-cell>
          <table:table-cell office:value-type="float" office:value="222.583532934132" calcext:value-type="float">
            <text:p>222.583532934132</text:p>
          </table:table-cell>
          <table:table-cell office:value-type="float" office:value="1.22335329341317" calcext:value-type="float">
            <text:p>1.22335329341317</text:p>
          </table:table-cell>
          <table:table-cell office:value-type="float" office:value="4.10557522123894" calcext:value-type="float">
            <text:p>4.10557522123894</text:p>
          </table:table-cell>
          <table:table-cell office:value-type="float" office:value="31.778085106383" calcext:value-type="float">
            <text:p>31.778085106383</text:p>
          </table:table-cell>
          <table:table-cell office:value-type="float" office:value="0.084782608695652" calcext:value-type="float">
            <text:p>0.084782608695652</text:p>
          </table:table-cell>
          <table:table-cell office:value-type="float" office:value="2.1968115942029" calcext:value-type="float">
            <text:p>2.1968115942029</text:p>
          </table:table-cell>
          <table:table-cell office:value-type="float" office:value="2.11202898550725" calcext:value-type="float">
            <text:p>2.112028985507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22.7078723404255" calcext:value-type="float">
            <text:p>22.7078723404255</text:p>
          </table:table-cell>
          <table:table-cell office:value-type="float" office:value="54.4857446808511" calcext:value-type="float">
            <text:p>54.4857446808511</text:p>
          </table:table-cell>
          <table:table-cell office:value-type="float" office:value="40.5533613445378" calcext:value-type="float">
            <text:p>40.5533613445378</text:p>
          </table:table-cell>
          <table:table-cell office:value-type="float" office:value="28.5727083333333" calcext:value-type="float">
            <text:p>28.5727083333333</text:p>
          </table:table-cell>
          <table:table-cell office:value-type="float" office:value="14.9583333333333" calcext:value-type="float">
            <text:p>14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9" calcext:value-type="float">
            <text:p>-19</text:p>
          </table:table-cell>
          <table:table-cell office:value-type="float" office:value="-68" calcext:value-type="float">
            <text:p>-68</text:p>
          </table:table-cell>
          <table:table-cell office:value-type="float" office:value="-58" calcext:value-type="float">
            <text:p>-58</text:p>
          </table:table-cell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string" calcext:value-type="string">
            <text:p>Confirmado</text:p>
          </table:table-cell>
          <table:table-cell office:value-type="float" office:value="824" calcext:value-type="float">
            <text:p>824</text:p>
          </table:table-cell>
          <table:table-cell office:value-type="float" office:value="604" calcext:value-type="float">
            <text:p>604</text:p>
          </table:table-cell>
          <table:table-cell office:value-type="float" office:value="23290" calcext:value-type="float">
            <text:p>23290</text:p>
          </table:table-cell>
          <table:table-cell office:value-type="float" office:value="19192" calcext:value-type="float">
            <text:p>19192</text:p>
          </table:table-cell>
          <table:table-cell office:value-type="float" office:value="2978" calcext:value-type="float">
            <text:p>2978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251" calcext:value-type="float">
            <text:p>1251</text:p>
          </table:table-cell>
          <table:table-cell table:number-columns-repeated="4"/>
          <table:table-cell office:value-type="float" office:value="3340" calcext:value-type="float">
            <text:p>3340</text:p>
          </table:table-cell>
          <table:table-cell table:number-columns-repeated="6"/>
          <table:table-cell table:formula="of:=[.G83]/[.E69]" office:value-type="float" office:value="0.275332840236686" calcext:value-type="float">
            <text:p>0.275332840236686</text:p>
          </table:table-cell>
          <table:table-cell table:formula="of:=6718903-[.Y83]-[.F83]-[.G83]" office:value-type="float" office:value="6695524.27017908" calcext:value-type="float">
            <text:p>6695524.27017908</text:p>
          </table:table-cell>
          <table:table-cell table:formula="of:=NORMINV(RAND();MAX([.T90];1);MAX(0.25*[.T90];1))" office:value-type="float" office:value="1208.72982092397" calcext:value-type="float">
            <text:p>1208.72982092397</text:p>
          </table:table-cell>
          <table:table-cell table:formula="of:=[.X83]+[.K83]" office:value-type="float" office:value="1208.72982092397" calcext:value-type="float">
            <text:p>1208.72982092397</text:p>
          </table:table-cell>
          <table:table-cell table:formula="of:=[.X83]-[.X82]" office:value-type="float" office:value="561.654336324027" calcext:value-type="float">
            <text:p>561.6543363240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6.57401041667" calcext:value-type="float">
            <text:p>1016.57401041667</text:p>
          </table:table-cell>
          <table:table-cell office:value-type="float" office:value="134.52953125" calcext:value-type="float">
            <text:p>134.52953125</text:p>
          </table:table-cell>
          <table:table-cell office:value-type="float" office:value="21.1130729166667" calcext:value-type="float">
            <text:p>21.1130729166667</text:p>
          </table:table-cell>
          <table:table-cell office:value-type="float" office:value="65.6974404761904" calcext:value-type="float">
            <text:p>65.6974404761904</text:p>
          </table:table-cell>
          <table:table-cell office:value-type="float" office:value="211.452754491018" calcext:value-type="float">
            <text:p>211.452754491018</text:p>
          </table:table-cell>
          <table:table-cell office:value-type="float" office:value="1.34323353293413" calcext:value-type="float">
            <text:p>1.34323353293413</text:p>
          </table:table-cell>
          <table:table-cell office:value-type="float" office:value="3.22772727272727" calcext:value-type="float">
            <text:p>3.22772727272727</text:p>
          </table:table-cell>
          <table:table-cell office:value-type="float" office:value="26.660625" calcext:value-type="float">
            <text:p>26.660625</text:p>
          </table:table-cell>
          <table:table-cell office:value-type="float" office:value="0.063333333333333" calcext:value-type="float">
            <text:p>0.063333333333333</text:p>
          </table:table-cell>
          <table:table-cell office:value-type="float" office:value="2.13875" calcext:value-type="float">
            <text:p>2.13875</text:p>
          </table:table-cell>
          <table:table-cell office:value-type="float" office:value="2.07513888888889" calcext:value-type="float">
            <text:p>2.07513888888889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16.1339583333333" calcext:value-type="float">
            <text:p>16.1339583333333</text:p>
          </table:table-cell>
          <table:table-cell office:value-type="float" office:value="42.7977083333333" calcext:value-type="float">
            <text:p>42.7977083333333</text:p>
          </table:table-cell>
          <table:table-cell office:value-type="float" office:value="41.7310218978102" calcext:value-type="float">
            <text:p>41.7310218978102</text:p>
          </table:table-cell>
          <table:table-cell office:value-type="float" office:value="35.9580729166667" calcext:value-type="float">
            <text:p>35.9580729166667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4" calcext:value-type="float">
            <text:p>-14</text:p>
          </table:table-cell>
          <table:table-cell office:value-type="float" office:value="-69" calcext:value-type="float">
            <text:p>-69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string" calcext:value-type="string">
            <text:p>Confirmado</text:p>
          </table:table-cell>
          <table:table-cell office:value-type="float" office:value="1460" calcext:value-type="float">
            <text:p>1460</text:p>
          </table:table-cell>
          <table:table-cell office:value-type="float" office:value="374" calcext:value-type="float">
            <text:p>374</text:p>
          </table:table-cell>
          <table:table-cell office:value-type="float" office:value="24750" calcext:value-type="float">
            <text:p>24750</text:p>
          </table:table-cell>
          <table:table-cell office:value-type="float" office:value="19566" calcext:value-type="float">
            <text:p>19566</text:p>
          </table:table-cell>
          <table:table-cell office:value-type="float" office:value="3135" calcext:value-type="float">
            <text:p>313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098" calcext:value-type="float">
            <text:p>1098</text:p>
          </table:table-cell>
          <table:table-cell office:value-type="float" office:value="825" calcext:value-type="float">
            <text:p>82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804" calcext:value-type="float">
            <text:p>2804</text:p>
          </table:table-cell>
          <table:table-cell table:number-columns-repeated="3"/>
          <table:table-cell table:formula="of:=[.E84]-[.F84]-[.G84]" office:value-type="float" office:value="2049" calcext:value-type="float">
            <text:p>2049</text:p>
          </table:table-cell>
          <table:table-cell table:formula="of:=MAX([.S84]-[.K84];0)" office:value-type="float" office:value="1224" calcext:value-type="float">
            <text:p>1224</text:p>
          </table:table-cell>
          <table:table-cell table:formula="of:=[.K84]/[.S70]" office:value-type="float" office:value="0.552949061662198" calcext:value-type="float">
            <text:p>0.552949061662198</text:p>
          </table:table-cell>
          <table:table-cell table:formula="of:=[.G84]/[.E70]" office:value-type="float" office:value="0.284327952113187" calcext:value-type="float">
            <text:p>0.284327952113187</text:p>
          </table:table-cell>
          <table:table-cell table:formula="of:=6718903-[.Y84]-[.F84]-[.G84]" office:value-type="float" office:value="6694310.51004702" calcext:value-type="float">
            <text:p>6694310.51004702</text:p>
          </table:table-cell>
          <table:table-cell table:formula="of:=NORMINV(RAND();MAX([.T91];1);MAX(0.25*[.T91];1))" office:value-type="float" office:value="1066.48995297963" calcext:value-type="float">
            <text:p>1066.48995297963</text:p>
          </table:table-cell>
          <table:table-cell table:formula="of:=[.X84]+[.K84]" office:value-type="float" office:value="1891.48995297963" calcext:value-type="float">
            <text:p>1891.48995297963</text:p>
          </table:table-cell>
          <table:table-cell table:formula="of:=[.X84]-[.X83]" office:value-type="float" office:value="-142.23986794434" calcext:value-type="float">
            <text:p>-142.239867944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0.47453125" calcext:value-type="float">
            <text:p>1020.47453125</text:p>
          </table:table-cell>
          <table:table-cell office:value-type="float" office:value="80.6293229166667" calcext:value-type="float">
            <text:p>80.6293229166667</text:p>
          </table:table-cell>
          <table:table-cell office:value-type="float" office:value="21.2526041666667" calcext:value-type="float">
            <text:p>21.2526041666667</text:p>
          </table:table-cell>
          <table:table-cell office:value-type="float" office:value="69.6297023809524" calcext:value-type="float">
            <text:p>69.6297023809524</text:p>
          </table:table-cell>
          <table:table-cell office:value-type="float" office:value="197.145269461078" calcext:value-type="float">
            <text:p>197.145269461078</text:p>
          </table:table-cell>
          <table:table-cell office:value-type="float" office:value="0.835269461077845" calcext:value-type="float">
            <text:p>0.835269461077845</text:p>
          </table:table-cell>
          <table:table-cell office:value-type="float" office:value="4.08059829059829" calcext:value-type="float">
            <text:p>4.08059829059829</text:p>
          </table:table-cell>
          <table:table-cell office:value-type="float" office:value="32.2357446808511" calcext:value-type="float">
            <text:p>32.2357446808511</text:p>
          </table:table-cell>
          <table:table-cell office:value-type="float" office:value="0.091388888888889" calcext:value-type="float">
            <text:p>0.091388888888889</text:p>
          </table:table-cell>
          <table:table-cell office:value-type="float" office:value="2.18152777777778" calcext:value-type="float">
            <text:p>2.18152777777778</text:p>
          </table:table-cell>
          <table:table-cell office:value-type="float" office:value="2.08930555555556" calcext:value-type="float">
            <text:p>2.08930555555556</text:p>
          </table:table-cell>
          <table:table-cell office:value-type="float" office:value="0.2278125" calcext:value-type="float">
            <text:p>0.2278125</text:p>
          </table:table-cell>
          <table:table-cell office:value-type="float" office:value="19.4087234042553" calcext:value-type="float">
            <text:p>19.4087234042553</text:p>
          </table:table-cell>
          <table:table-cell office:value-type="float" office:value="51.643829787234" calcext:value-type="float">
            <text:p>51.643829787234</text:p>
          </table:table-cell>
          <table:table-cell office:value-type="float" office:value="36.9432142857143" calcext:value-type="float">
            <text:p>36.9432142857143</text:p>
          </table:table-cell>
          <table:table-cell office:value-type="float" office:value="34.5869791666667" calcext:value-type="float">
            <text:p>34.5869791666667</text:p>
          </table:table-cell>
          <table:table-cell office:value-type="float" office:value="15.875" calcext:value-type="float">
            <text:p>15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15" calcext:value-type="float">
            <text:p>-15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string" calcext:value-type="string">
            <text:p>Confirmado</text:p>
          </table:table-cell>
          <table:table-cell office:value-type="float" office:value="1224" calcext:value-type="float">
            <text:p>1224</text:p>
          </table:table-cell>
          <table:table-cell office:value-type="float" office:value="686" calcext:value-type="float">
            <text:p>686</text:p>
          </table:table-cell>
          <table:table-cell office:value-type="float" office:value="25974" calcext:value-type="float">
            <text:p>25974</text:p>
          </table:table-cell>
          <table:table-cell office:value-type="float" office:value="20252" calcext:value-type="float">
            <text:p>20252</text:p>
          </table:table-cell>
          <table:table-cell office:value-type="float" office:value="3293" calcext:value-type="float">
            <text:p>3293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033" calcext:value-type="float">
            <text:p>1033</text:p>
          </table:table-cell>
          <table:table-cell table:number-columns-repeated="4"/>
          <table:table-cell office:value-type="float" office:value="2277" calcext:value-type="float">
            <text:p>2277</text:p>
          </table:table-cell>
          <table:table-cell table:number-columns-repeated="6"/>
          <table:table-cell table:formula="of:=[.G85]/[.E71]" office:value-type="float" office:value="0.292347301136364" calcext:value-type="float">
            <text:p>0.292347301136364</text:p>
          </table:table-cell>
          <table:table-cell table:formula="of:=6718903-[.Y85]-[.F85]-[.G85]" office:value-type="float" office:value="6694138.43402525" calcext:value-type="float">
            <text:p>6694138.43402525</text:p>
          </table:table-cell>
          <table:table-cell table:formula="of:=NORMINV(RAND();MAX([.T92];1);MAX(0.25*[.T92];1))" office:value-type="float" office:value="1219.56597475527" calcext:value-type="float">
            <text:p>1219.56597475527</text:p>
          </table:table-cell>
          <table:table-cell table:formula="of:=[.X85]+[.K85]" office:value-type="float" office:value="1219.56597475527" calcext:value-type="float">
            <text:p>1219.56597475527</text:p>
          </table:table-cell>
          <table:table-cell table:formula="of:=[.X85]-[.X84]" office:value-type="float" office:value="153.076021775648" calcext:value-type="float">
            <text:p>153.076021775648</text:p>
          </table:table-cell>
          <table:table-cell table:number-columns-repeated="2"/>
          <table:table-cell office:value-type="float" office:value="0.000520833333333" calcext:value-type="float">
            <text:p>0.000520833333333</text:p>
          </table:table-cell>
          <table:table-cell office:value-type="float" office:value="1020.49348958333" calcext:value-type="float">
            <text:p>1020.49348958333</text:p>
          </table:table-cell>
          <table:table-cell office:value-type="float" office:value="141.316145833333" calcext:value-type="float">
            <text:p>141.316145833333</text:p>
          </table:table-cell>
          <table:table-cell office:value-type="float" office:value="21.4807291666667" calcext:value-type="float">
            <text:p>21.4807291666667</text:p>
          </table:table-cell>
          <table:table-cell office:value-type="float" office:value="76.7004761904763" calcext:value-type="float">
            <text:p>76.7004761904763</text:p>
          </table:table-cell>
          <table:table-cell office:value-type="float" office:value="155.581878787879" calcext:value-type="float">
            <text:p>155.581878787879</text:p>
          </table:table-cell>
          <table:table-cell office:value-type="float" office:value="1.00218181818182" calcext:value-type="float">
            <text:p>1.00218181818182</text:p>
          </table:table-cell>
          <table:table-cell office:value-type="float" office:value="5.52481818181818" calcext:value-type="float">
            <text:p>5.52481818181818</text:p>
          </table:table-cell>
          <table:table-cell office:value-type="float" office:value="33.5516666666667" calcext:value-type="float">
            <text:p>33.5516666666667</text:p>
          </table:table-cell>
          <table:table-cell office:value-type="float" office:value="0.140416666666667" calcext:value-type="float">
            <text:p>0.140416666666667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2.23194444444444" calcext:value-type="float">
            <text:p>2.23194444444444</text:p>
          </table:table-cell>
          <table:table-cell office:value-type="float" office:value="0.247083333333333" calcext:value-type="float">
            <text:p>0.247083333333333</text:p>
          </table:table-cell>
          <table:table-cell office:value-type="float" office:value="31.686875" calcext:value-type="float">
            <text:p>31.686875</text:p>
          </table:table-cell>
          <table:table-cell office:value-type="float" office:value="65.24" calcext:value-type="float">
            <text:p>65.24</text:p>
          </table:table-cell>
          <table:table-cell office:value-type="float" office:value="35.0025" calcext:value-type="float">
            <text:p>35.0025</text:p>
          </table:table-cell>
          <table:table-cell office:value-type="float" office:value="43.5863020833333" calcext:value-type="float">
            <text:p>43.5863020833333</text:p>
          </table:table-cell>
          <table:table-cell office:value-type="float" office:value="28.5416666666667" calcext:value-type="float">
            <text:p>28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string" calcext:value-type="string">
            <text:p>Confirmado</text:p>
          </table:table-cell>
          <table:table-cell office:value-type="float" office:value="1337" calcext:value-type="float">
            <text:p>1337</text:p>
          </table:table-cell>
          <table:table-cell office:value-type="float" office:value="2039" calcext:value-type="float">
            <text:p>2039</text:p>
          </table:table-cell>
          <table:table-cell office:value-type="float" office:value="27311" calcext:value-type="float">
            <text:p>27311</text:p>
          </table:table-cell>
          <table:table-cell office:value-type="float" office:value="22291" calcext:value-type="float">
            <text:p>22291</text:p>
          </table:table-cell>
          <table:table-cell office:value-type="float" office:value="3430" calcext:value-type="float">
            <text:p>3430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745" calcext:value-type="float">
            <text:p>745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table:number-columns-repeated="3"/>
          <table:table-cell table:formula="of:=[.E86]-[.F86]-[.G86]" office:value-type="float" office:value="1590" calcext:value-type="float">
            <text:p>1590</text:p>
          </table:table-cell>
          <table:table-cell table:formula="of:=MAX([.S86]-[.K86];0)" office:value-type="float" office:value="845" calcext:value-type="float">
            <text:p>845</text:p>
          </table:table-cell>
          <table:table-cell table:formula="of:=[.K86]/[.S72]" office:value-type="float" office:value="0.782563025210084" calcext:value-type="float">
            <text:p>0.782563025210084</text:p>
          </table:table-cell>
          <table:table-cell table:formula="of:=[.G86]/[.E72]" office:value-type="float" office:value="0.292787025181391" calcext:value-type="float">
            <text:p>0.292787025181391</text:p>
          </table:table-cell>
          <table:table-cell table:formula="of:=6718903-[.Y86]-[.F86]-[.G86]" office:value-type="float" office:value="6691846.56759286" calcext:value-type="float">
            <text:p>6691846.56759286</text:p>
          </table:table-cell>
          <table:table-cell table:formula="of:=NORMINV(RAND();MAX([.T93];1);MAX(0.25*[.T93];1))" office:value-type="float" office:value="590.432407136021" calcext:value-type="float">
            <text:p>590.432407136021</text:p>
          </table:table-cell>
          <table:table-cell table:formula="of:=[.X86]+[.K86]" office:value-type="float" office:value="1335.43240713602" calcext:value-type="float">
            <text:p>1335.43240713602</text:p>
          </table:table-cell>
          <table:table-cell table:formula="of:=[.X86]-[.X85]" office:value-type="float" office:value="-629.133567619252" calcext:value-type="float">
            <text:p>-629.133567619252</text:p>
          </table:table-cell>
          <table:table-cell table:number-columns-repeated="2"/>
          <table:table-cell office:value-type="float" office:value="0.003645833333333" calcext:value-type="float">
            <text:p>0.003645833333333</text:p>
          </table:table-cell>
          <table:table-cell office:value-type="float" office:value="1017.46046875" calcext:value-type="float">
            <text:p>1017.46046875</text:p>
          </table:table-cell>
          <table:table-cell office:value-type="float" office:value="140.168645833333" calcext:value-type="float">
            <text:p>140.168645833333</text:p>
          </table:table-cell>
          <table:table-cell office:value-type="float" office:value="22.495" calcext:value-type="float">
            <text:p>22.495</text:p>
          </table:table-cell>
          <table:table-cell office:value-type="float" office:value="77.0459523809524" calcext:value-type="float">
            <text:p>77.0459523809524</text:p>
          </table:table-cell>
          <table:table-cell office:value-type="float" office:value="167.123614457831" calcext:value-type="float">
            <text:p>167.123614457831</text:p>
          </table:table-cell>
          <table:table-cell office:value-type="float" office:value="0.775060240963855" calcext:value-type="float">
            <text:p>0.775060240963855</text:p>
          </table:table-cell>
          <table:table-cell office:value-type="float" office:value="6.6331623931624" calcext:value-type="float">
            <text:p>6.6331623931624</text:p>
          </table:table-cell>
          <table:table-cell office:value-type="float" office:value="39.4733333333333" calcext:value-type="float">
            <text:p>39.4733333333333</text:p>
          </table:table-cell>
          <table:table-cell office:value-type="float" office:value="0.168055555555555" calcext:value-type="float">
            <text:p>0.168055555555555</text:p>
          </table:table-cell>
          <table:table-cell office:value-type="float" office:value="2.47013888888889" calcext:value-type="float">
            <text:p>2.47013888888889</text:p>
          </table:table-cell>
          <table:table-cell office:value-type="float" office:value="2.30263888888889" calcext:value-type="float">
            <text:p>2.30263888888889</text:p>
          </table:table-cell>
          <table:table-cell office:value-type="float" office:value="0.354583333333334" calcext:value-type="float">
            <text:p>0.354583333333334</text:p>
          </table:table-cell>
          <table:table-cell office:value-type="float" office:value="35.185625" calcext:value-type="float">
            <text:p>35.185625</text:p>
          </table:table-cell>
          <table:table-cell office:value-type="float" office:value="74.6595833333334" calcext:value-type="float">
            <text:p>74.6595833333334</text:p>
          </table:table-cell>
          <table:table-cell office:value-type="float" office:value="38.7314285714285" calcext:value-type="float">
            <text:p>38.7314285714285</text:p>
          </table:table-cell>
          <table:table-cell office:value-type="float" office:value="42.5799479166667" calcext:value-type="float">
            <text:p>42.5799479166667</text:p>
          </table:table-cell>
          <table:table-cell office:value-type="float" office:value="29.5833333333333" calcext:value-type="float">
            <text:p>29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48" calcext:value-type="float">
            <text:p>-48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5-31</text:p>
          </table:table-cell>
          <table:table-cell office:value-type="string" calcext:value-type="string">
            <text:p>Confirmado</text:p>
          </table:table-cell>
          <table:table-cell office:value-type="float" office:value="1170" calcext:value-type="float">
            <text:p>1170</text:p>
          </table:table-cell>
          <table:table-cell office:value-type="float" office:value="1202" calcext:value-type="float">
            <text:p>1202</text:p>
          </table:table-cell>
          <table:table-cell office:value-type="float" office:value="28481" calcext:value-type="float">
            <text:p>28481</text:p>
          </table:table-cell>
          <table:table-cell office:value-type="float" office:value="23493" calcext:value-type="float">
            <text:p>23493</text:p>
          </table:table-cell>
          <table:table-cell office:value-type="float" office:value="3525" calcext:value-type="float">
            <text:p>352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063" calcext:value-type="float">
            <text:p>1063</text:p>
          </table:table-cell>
          <table:table-cell office:value-type="float" office:value="743" calcext:value-type="float">
            <text:p>74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table:number-columns-repeated="3"/>
          <table:table-cell table:formula="of:=[.E87]-[.F87]-[.G87]" office:value-type="float" office:value="1463" calcext:value-type="float">
            <text:p>1463</text:p>
          </table:table-cell>
          <table:table-cell table:formula="of:=MAX([.S87]-[.K87];0)" office:value-type="float" office:value="720" calcext:value-type="float">
            <text:p>720</text:p>
          </table:table-cell>
          <table:table-cell table:formula="of:=[.K87]/[.S73]" office:value-type="float" office:value="0.854022988505747" calcext:value-type="float">
            <text:p>0.854022988505747</text:p>
          </table:table-cell>
          <table:table-cell table:formula="of:=[.G87]/[.E73]" office:value-type="float" office:value="0.286701911346076" calcext:value-type="float">
            <text:p>0.286701911346076</text:p>
          </table:table-cell>
          <table:table-cell table:formula="of:=6718903-[.Y87]-[.F87]-[.G87]" office:value-type="float" office:value="6690611.62305364" calcext:value-type="float">
            <text:p>6690611.62305364</text:p>
          </table:table-cell>
          <table:table-cell table:formula="of:=NORMINV(RAND();MAX([.T94];1);MAX(0.25*[.T94];1))" office:value-type="float" office:value="530.376946361184" calcext:value-type="float">
            <text:p>530.376946361184</text:p>
          </table:table-cell>
          <table:table-cell table:formula="of:=[.X87]+[.K87]" office:value-type="float" office:value="1273.37694636118" calcext:value-type="float">
            <text:p>1273.37694636118</text:p>
          </table:table-cell>
          <table:table-cell table:formula="of:=[.X87]-[.X86]" office:value-type="float" office:value="-60.0554607748371" calcext:value-type="float">
            <text:p>-60.0554607748371</text:p>
          </table:table-cell>
          <table:table-cell table:formula="of:=[.S87]-[.S86]" office:value-type="float" office:value="-127" calcext:value-type="float">
            <text:p>-127</text:p>
          </table:table-cell>
          <table:table-cell table:formula="of:=[.K87]-[.K86]" office:value-type="float" office:value="-2" calcext:value-type="float">
            <text:p>-2</text:p>
          </table:table-cell>
          <table:table-cell office:value-type="float" office:value="0.005208333333333" calcext:value-type="float">
            <text:p>0.005208333333333</text:p>
          </table:table-cell>
          <table:table-cell office:value-type="float" office:value="1016.19708333333" calcext:value-type="float">
            <text:p>1016.19708333333</text:p>
          </table:table-cell>
          <table:table-cell office:value-type="float" office:value="137.817864583333" calcext:value-type="float">
            <text:p>137.817864583333</text:p>
          </table:table-cell>
          <table:table-cell office:value-type="float" office:value="23.6573958333333" calcext:value-type="float">
            <text:p>23.6573958333333</text:p>
          </table:table-cell>
          <table:table-cell office:value-type="float" office:value="63.3211046511629" calcext:value-type="float">
            <text:p>63.3211046511629</text:p>
          </table:table-cell>
          <table:table-cell office:value-type="float" office:value="188.543468208092" calcext:value-type="float">
            <text:p>188.543468208092</text:p>
          </table:table-cell>
          <table:table-cell office:value-type="float" office:value="0.957341040462427" calcext:value-type="float">
            <text:p>0.957341040462427</text:p>
          </table:table-cell>
          <table:table-cell office:value-type="float" office:value="4.8585593220339" calcext:value-type="float">
            <text:p>4.8585593220339</text:p>
          </table:table-cell>
          <table:table-cell office:value-type="float" office:value="37.005" calcext:value-type="float">
            <text:p>37.005</text:p>
          </table:table-cell>
          <table:table-cell office:value-type="float" office:value="0.191944444444444" calcext:value-type="float">
            <text:p>0.191944444444444</text:p>
          </table:table-cell>
          <table:table-cell office:value-type="float" office:value="2.52722222222222" calcext:value-type="float">
            <text:p>2.52722222222222</text:p>
          </table:table-cell>
          <table:table-cell office:value-type="float" office:value="2.33458333333333" calcext:value-type="float">
            <text:p>2.33458333333333</text:p>
          </table:table-cell>
          <table:table-cell office:value-type="float" office:value="0.350277777777778" calcext:value-type="float">
            <text:p>0.350277777777778</text:p>
          </table:table-cell>
          <table:table-cell office:value-type="float" office:value="41.4677083333333" calcext:value-type="float">
            <text:p>41.4677083333333</text:p>
          </table:table-cell>
          <table:table-cell office:value-type="float" office:value="78.4727083333333" calcext:value-type="float">
            <text:p>78.4727083333333</text:p>
          </table:table-cell>
          <table:table-cell office:value-type="float" office:value="58.2007142857143" calcext:value-type="float">
            <text:p>58.2007142857143</text:p>
          </table:table-cell>
          <table:table-cell office:value-type="float" office:value="52.1069270833333" calcext:value-type="float">
            <text:p>52.1069270833333</text:p>
          </table:table-cell>
          <table:table-cell office:value-type="float" office:value="45.25" calcext:value-type="float">
            <text:p>45.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" calcext:value-type="float">
            <text:p>-69</text:p>
          </table:table-cell>
          <table:table-cell office:value-type="float" office:value="-15" calcext:value-type="float">
            <text:p>-15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string" calcext:value-type="string">
            <text:p>Confirmado</text:p>
          </table:table-cell>
          <table:table-cell office:value-type="float" office:value="1533" calcext:value-type="float">
            <text:p>1533</text:p>
          </table:table-cell>
          <table:table-cell office:value-type="float" office:value="1298" calcext:value-type="float">
            <text:p>1298</text:p>
          </table:table-cell>
          <table:table-cell office:value-type="float" office:value="30014" calcext:value-type="float">
            <text:p>30014</text:p>
          </table:table-cell>
          <table:table-cell office:value-type="float" office:value="24791" calcext:value-type="float">
            <text:p>24791</text:p>
          </table:table-cell>
          <table:table-cell office:value-type="float" office:value="3671" calcext:value-type="float">
            <text:p>3671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177" calcext:value-type="float">
            <text:p>1177</text:p>
          </table:table-cell>
          <table:table-cell office:value-type="float" office:value="712" calcext:value-type="float">
            <text:p>712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462" calcext:value-type="float">
            <text:p>2462</text:p>
          </table:table-cell>
          <table:table-cell table:number-columns-repeated="3"/>
          <table:table-cell table:formula="of:=[.E88]-[.F88]-[.G88]" office:value-type="float" office:value="1552" calcext:value-type="float">
            <text:p>1552</text:p>
          </table:table-cell>
          <table:table-cell table:formula="of:=MAX([.S88]-[.K88];0)" office:value-type="float" office:value="840" calcext:value-type="float">
            <text:p>840</text:p>
          </table:table-cell>
          <table:table-cell/>
          <table:table-cell table:formula="of:=[.G88]/[.E74]" office:value-type="float" office:value="0.284111136908908" calcext:value-type="float">
            <text:p>0.284111136908908</text:p>
          </table:table-cell>
          <table:table-cell table:formula="of:=6718903-[.Y88]-[.F88]-[.G88]" office:value-type="float" office:value="6689112.55805197" calcext:value-type="float">
            <text:p>6689112.55805197</text:p>
          </table:table-cell>
          <table:table-cell table:formula="of:=NORMINV(RAND();MAX([.T95];1);MAX(0.25*[.T95];1))" office:value-type="float" office:value="616.441948033942" calcext:value-type="float">
            <text:p>616.441948033942</text:p>
          </table:table-cell>
          <table:table-cell table:formula="of:=[.X88]+[.K88]" office:value-type="float" office:value="1328.44194803394" calcext:value-type="float">
            <text:p>1328.44194803394</text:p>
          </table:table-cell>
          <table:table-cell table:formula="of:=[.X88]-[.X87]" office:value-type="float" office:value="86.0650016727579" calcext:value-type="float">
            <text:p>86.0650016727579</text:p>
          </table:table-cell>
          <table:table-cell table:formula="of:=[.S88]-[.S87]" office:value-type="float" office:value="89" calcext:value-type="float">
            <text:p>89</text:p>
          </table:table-cell>
          <table:table-cell table:formula="of:=[.K88]-[.K87]"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015.03442708333" calcext:value-type="float">
            <text:p>1015.03442708333</text:p>
          </table:table-cell>
          <table:table-cell office:value-type="float" office:value="136.958177083333" calcext:value-type="float">
            <text:p>136.958177083333</text:p>
          </table:table-cell>
          <table:table-cell office:value-type="float" office:value="23.8471727748691" calcext:value-type="float">
            <text:p>23.8471727748691</text:p>
          </table:table-cell>
          <table:table-cell office:value-type="float" office:value="63.4302645502645" calcext:value-type="float">
            <text:p>63.4302645502645</text:p>
          </table:table-cell>
          <table:table-cell office:value-type="float" office:value="180.549457831325" calcext:value-type="float">
            <text:p>180.549457831325</text:p>
          </table:table-cell>
          <table:table-cell office:value-type="float" office:value="0.806084337349397" calcext:value-type="float">
            <text:p>0.806084337349397</text:p>
          </table:table-cell>
          <table:table-cell office:value-type="float" office:value="8.6009649122807" calcext:value-type="float">
            <text:p>8.6009649122807</text:p>
          </table:table-cell>
          <table:table-cell office:value-type="float" office:value="51.125" calcext:value-type="float">
            <text:p>51.125</text:p>
          </table:table-cell>
          <table:table-cell office:value-type="float" office:value="0.189444444444444" calcext:value-type="float">
            <text:p>0.189444444444444</text:p>
          </table:table-cell>
          <table:table-cell office:value-type="float" office:value="2.48069444444444" calcext:value-type="float">
            <text:p>2.48069444444444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0.443768115942029" calcext:value-type="float">
            <text:p>0.443768115942029</text:p>
          </table:table-cell>
          <table:table-cell office:value-type="float" office:value="39.8791666666667" calcext:value-type="float">
            <text:p>39.8791666666667</text:p>
          </table:table-cell>
          <table:table-cell office:value-type="float" office:value="91.0033333333333" calcext:value-type="float">
            <text:p>91.0033333333333</text:p>
          </table:table-cell>
          <table:table-cell office:value-type="float" office:value="48.778024691358" calcext:value-type="float">
            <text:p>48.778024691358</text:p>
          </table:table-cell>
          <table:table-cell office:value-type="float" office:value="63.9312169312169" calcext:value-type="float">
            <text:p>63.9312169312169</text:p>
          </table:table-cell>
          <table:table-cell office:value-type="float" office:value="38.5833333333333" calcext:value-type="float">
            <text:p>38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Initial Closures</text:p>
          </table:table-cell>
          <table:table-cell office:value-type="float" office:value="0.128844555278471" calcext:value-type="float">
            <text:p>0.12884455527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-10" calcext:value-type="float">
            <text:p>-10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string" calcext:value-type="string">
            <text:p>Confirmado</text:p>
          </table:table-cell>
          <table:table-cell office:value-type="float" office:value="1190" calcext:value-type="float">
            <text:p>1190</text:p>
          </table:table-cell>
          <table:table-cell office:value-type="float" office:value="969" calcext:value-type="float">
            <text:p>969</text:p>
          </table:table-cell>
          <table:table-cell office:value-type="float" office:value="31204" calcext:value-type="float">
            <text:p>31204</text:p>
          </table:table-cell>
          <table:table-cell office:value-type="float" office:value="25760" calcext:value-type="float">
            <text:p>25760</text:p>
          </table:table-cell>
          <table:table-cell office:value-type="float" office:value="3828" calcext:value-type="float">
            <text:p>382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table:number-columns-repeated="3"/>
          <table:table-cell table:formula="of:=[.E89]-[.F89]-[.G89]" office:value-type="float" office:value="1616" calcext:value-type="float">
            <text:p>1616</text:p>
          </table:table-cell>
          <table:table-cell table:formula="of:=MAX([.S89]-[.K89];0)" office:value-type="float" office:value="965" calcext:value-type="float">
            <text:p>965</text:p>
          </table:table-cell>
          <table:table-cell table:formula="of:=[.K89]/[.S75]" office:value-type="float" office:value="0.876177658142665" calcext:value-type="float">
            <text:p>0.876177658142665</text:p>
          </table:table-cell>
          <table:table-cell table:formula="of:=[.G89]/[.E75]" office:value-type="float" office:value="0.284757866547646" calcext:value-type="float">
            <text:p>0.284757866547646</text:p>
          </table:table-cell>
          <table:table-cell table:formula="of:=6718903-[.Y89]-[.F89]-[.G89]" office:value-type="float" office:value="6687973.75658443" calcext:value-type="float">
            <text:p>6687973.75658443</text:p>
          </table:table-cell>
          <table:table-cell table:formula="of:=NORMINV(RAND();MAX([.T96];1);MAX(0.25*[.T96];1))" office:value-type="float" office:value="690.243415565096" calcext:value-type="float">
            <text:p>690.243415565096</text:p>
          </table:table-cell>
          <table:table-cell table:formula="of:=[.X89]+[.K89]" office:value-type="float" office:value="1341.2434155651" calcext:value-type="float">
            <text:p>1341.2434155651</text:p>
          </table:table-cell>
          <table:table-cell table:formula="of:=[.X89]-[.X88]" office:value-type="float" office:value="73.801467531154" calcext:value-type="float">
            <text:p>73.801467531154</text:p>
          </table:table-cell>
          <table:table-cell table:formula="of:=[.S89]-[.S88]" office:value-type="float" office:value="64" calcext:value-type="float">
            <text:p>64</text:p>
          </table:table-cell>
          <table:table-cell table:formula="of:=[.K89]-[.K88]"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1016.25089473684" calcext:value-type="float">
            <text:p>1016.25089473684</text:p>
          </table:table-cell>
          <table:table-cell office:value-type="float" office:value="127.090368421053" calcext:value-type="float">
            <text:p>127.090368421053</text:p>
          </table:table-cell>
          <table:table-cell office:value-type="float" office:value="22.7934736842105" calcext:value-type="float">
            <text:p>22.7934736842105</text:p>
          </table:table-cell>
          <table:table-cell office:value-type="float" office:value="79.2524193548387" calcext:value-type="float">
            <text:p>79.2524193548387</text:p>
          </table:table-cell>
          <table:table-cell office:value-type="float" office:value="194.886144578313" calcext:value-type="float">
            <text:p>194.886144578313</text:p>
          </table:table-cell>
          <table:table-cell office:value-type="float" office:value="0.969277108433735" calcext:value-type="float">
            <text:p>0.969277108433735</text:p>
          </table:table-cell>
          <table:table-cell office:value-type="float" office:value="3.05442477876106" calcext:value-type="float">
            <text:p>3.05442477876106</text:p>
          </table:table-cell>
          <table:table-cell office:value-type="float" office:value="44.958085106383" calcext:value-type="float">
            <text:p>44.958085106383</text:p>
          </table:table-cell>
          <table:table-cell office:value-type="float" office:value="0.143428571428571" calcext:value-type="float">
            <text:p>0.143428571428571</text:p>
          </table:table-cell>
          <table:table-cell office:value-type="float" office:value="2.45685714285714" calcext:value-type="float">
            <text:p>2.45685714285714</text:p>
          </table:table-cell>
          <table:table-cell office:value-type="float" office:value="2.31414285714286" calcext:value-type="float">
            <text:p>2.31414285714286</text:p>
          </table:table-cell>
          <table:table-cell office:value-type="float" office:value="0.292564102564103" calcext:value-type="float">
            <text:p>0.292564102564103</text:p>
          </table:table-cell>
          <table:table-cell office:value-type="float" office:value="29.2540425531915" calcext:value-type="float">
            <text:p>29.2540425531915</text:p>
          </table:table-cell>
          <table:table-cell office:value-type="float" office:value="74.2123404255319" calcext:value-type="float">
            <text:p>74.2123404255319</text:p>
          </table:table-cell>
          <table:table-cell office:value-type="float" office:value="45.170987654321" calcext:value-type="float">
            <text:p>45.170987654321</text:p>
          </table:table-cell>
          <table:table-cell office:value-type="float" office:value="58.765625" calcext:value-type="float">
            <text:p>58.765625</text:p>
          </table:table-cell>
          <table:table-cell office:value-type="float" office:value="40.5416666666667" calcext:value-type="float">
            <text:p>40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12" calcext:value-type="float">
            <text:p>-12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-42" calcext:value-type="float">
            <text:p>-42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string" calcext:value-type="string">
            <text:p>Confirmado</text:p>
          </table:table-cell>
          <table:table-cell office:value-type="float" office:value="1747" calcext:value-type="float">
            <text:p>1747</text:p>
          </table:table-cell>
          <table:table-cell office:value-type="float" office:value="1280" calcext:value-type="float">
            <text:p>1280</text:p>
          </table:table-cell>
          <table:table-cell office:value-type="float" office:value="32951" calcext:value-type="float">
            <text:p>32951</text:p>
          </table:table-cell>
          <table:table-cell office:value-type="float" office:value="27040" calcext:value-type="float">
            <text:p>27040</text:p>
          </table:table-cell>
          <table:table-cell office:value-type="float" office:value="4055" calcext:value-type="float">
            <text:p>4055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float" office:value="1380" calcext:value-type="float">
            <text:p>1380</text:p>
          </table:table-cell>
          <table:table-cell office:value-type="float" office:value="681" calcext:value-type="float">
            <text:p>68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number-columns-repeated="3"/>
          <table:table-cell table:formula="of:=[.E90]-[.F90]-[.G90]" office:value-type="float" office:value="1856" calcext:value-type="float">
            <text:p>1856</text:p>
          </table:table-cell>
          <table:table-cell table:formula="of:=MAX([.S90]-[.K90];0)" office:value-type="float" office:value="1175" calcext:value-type="float">
            <text:p>1175</text:p>
          </table:table-cell>
          <table:table-cell table:formula="of:=[.K90]/[.S76]" office:value-type="float" office:value="0.788194444444444" calcext:value-type="float">
            <text:p>0.788194444444444</text:p>
          </table:table-cell>
          <table:table-cell table:formula="of:=[.G90]/[.E76]" office:value-type="float" office:value="0.279058564448421" calcext:value-type="float">
            <text:p>0.279058564448421</text:p>
          </table:table-cell>
          <table:table-cell table:formula="of:=6718903-[.Y90]-[.F90]-[.G90]" office:value-type="float" office:value="6686568.21584912" calcext:value-type="float">
            <text:p>6686568.21584912</text:p>
          </table:table-cell>
          <table:table-cell table:formula="of:=NORMINV(RAND();MAX([.T97];1);MAX(0.25*[.T97];1))" office:value-type="float" office:value="558.78415087753" calcext:value-type="float">
            <text:p>558.78415087753</text:p>
          </table:table-cell>
          <table:table-cell table:formula="of:=[.X90]+[.K90]" office:value-type="float" office:value="1239.78415087753" calcext:value-type="float">
            <text:p>1239.78415087753</text:p>
          </table:table-cell>
          <table:table-cell table:formula="of:=[.X90]-[.X89]" office:value-type="float" office:value="-131.459264687566" calcext:value-type="float">
            <text:p>-131.459264687566</text:p>
          </table:table-cell>
          <table:table-cell table:formula="of:=[.S90]-[.S89]" office:value-type="float" office:value="240" calcext:value-type="float">
            <text:p>240</text:p>
          </table:table-cell>
          <table:table-cell table:formula="of:=[.K90]-[.K8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9.17864583333" calcext:value-type="float">
            <text:p>1019.17864583333</text:p>
          </table:table-cell>
          <table:table-cell office:value-type="float" office:value="103.237447916667" calcext:value-type="float">
            <text:p>103.237447916667</text:p>
          </table:table-cell>
          <table:table-cell office:value-type="float" office:value="23.6611979166667" calcext:value-type="float">
            <text:p>23.6611979166667</text:p>
          </table:table-cell>
          <table:table-cell office:value-type="float" office:value="84.1097282608695" calcext:value-type="float">
            <text:p>84.1097282608695</text:p>
          </table:table-cell>
          <table:table-cell office:value-type="float" office:value="179.572108433735" calcext:value-type="float">
            <text:p>179.572108433735</text:p>
          </table:table-cell>
          <table:table-cell office:value-type="float" office:value="0.856385542168675" calcext:value-type="float">
            <text:p>0.856385542168675</text:p>
          </table:table-cell>
          <table:table-cell office:value-type="float" office:value="5.69660714285715" calcext:value-type="float">
            <text:p>5.69660714285715</text:p>
          </table:table-cell>
          <table:table-cell office:value-type="float" office:value="41.6752083333333" calcext:value-type="float">
            <text:p>41.67520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5291666666667" calcext:value-type="float">
            <text:p>2.25291666666667</text:p>
          </table:table-cell>
          <table:table-cell office:value-type="float" office:value="2.14555555555555" calcext:value-type="float">
            <text:p>2.14555555555555</text:p>
          </table:table-cell>
          <table:table-cell office:value-type="float" office:value="0.27" calcext:value-type="float">
            <text:p>0.27</text:p>
          </table:table-cell>
          <table:table-cell office:value-type="float" office:value="11.2045833333333" calcext:value-type="float">
            <text:p>11.2045833333333</text:p>
          </table:table-cell>
          <table:table-cell office:value-type="float" office:value="52.8729166666667" calcext:value-type="float">
            <text:p>52.8729166666667</text:p>
          </table:table-cell>
          <table:table-cell office:value-type="float" office:value="45.9432142857143" calcext:value-type="float">
            <text:p>45.9432142857143</text:p>
          </table:table-cell>
          <table:table-cell office:value-type="float" office:value="55.0833333333333" calcext:value-type="float">
            <text:p>55.0833333333333</text:p>
          </table:table-cell>
          <table:table-cell office:value-type="float" office:value="35.9166666666667" calcext:value-type="float">
            <text:p>3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office:value-type="float" office:value="-9" calcext:value-type="float">
            <text:p>-9</text:p>
          </table:table-cell>
          <table:table-cell office:value-type="float" office:value="-65" calcext:value-type="float">
            <text:p>-65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string" calcext:value-type="string">
            <text:p>Confirmado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33695" calcext:value-type="float">
            <text:p>33695</text:p>
          </table:table-cell>
          <table:table-cell office:value-type="float" office:value="27781" calcext:value-type="float">
            <text:p>27781</text:p>
          </table:table-cell>
          <table:table-cell office:value-type="float" office:value="4231" calcext:value-type="float">
            <text:p>423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278" calcext:value-type="float">
            <text:p>1278</text:p>
          </table:table-cell>
          <table:table-cell office:value-type="float" office:value="682" calcext:value-type="float">
            <text:p>682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789" calcext:value-type="float">
            <text:p>1789</text:p>
          </table:table-cell>
          <table:table-cell table:number-columns-repeated="3"/>
          <table:table-cell table:formula="of:=[.E91]-[.F91]-[.G91]" office:value-type="float" office:value="1683" calcext:value-type="float">
            <text:p>1683</text:p>
          </table:table-cell>
          <table:table-cell table:formula="of:=MAX([.S91]-[.K91];0)" office:value-type="float" office:value="1001" calcext:value-type="float">
            <text:p>1001</text:p>
          </table:table-cell>
          <table:table-cell table:formula="of:=[.K91]/[.S77]" office:value-type="float" office:value="0.700205338809035" calcext:value-type="float">
            <text:p>0.700205338809035</text:p>
          </table:table-cell>
          <table:table-cell table:formula="of:=[.G91]/[.E77]" office:value-type="float" office:value="0.247919840618774" calcext:value-type="float">
            <text:p>0.247919840618774</text:p>
          </table:table-cell>
          <table:table-cell table:formula="of:=6718903-[.Y91]-[.F91]-[.G91]" office:value-type="float" office:value="6685374.91238201" calcext:value-type="float">
            <text:p>6685374.91238201</text:p>
          </table:table-cell>
          <table:table-cell table:formula="of:=NORMINV(RAND();MAX([.T98];1);MAX(0.25*[.T98];1))" office:value-type="float" office:value="834.087617991639" calcext:value-type="float">
            <text:p>834.087617991639</text:p>
          </table:table-cell>
          <table:table-cell table:formula="of:=[.X91]+[.K91]" office:value-type="float" office:value="1516.08761799164" calcext:value-type="float">
            <text:p>1516.08761799164</text:p>
          </table:table-cell>
          <table:table-cell table:formula="of:=[.X91]-[.X90]" office:value-type="float" office:value="275.303467114108" calcext:value-type="float">
            <text:p>275.303467114108</text:p>
          </table:table-cell>
          <table:table-cell table:formula="of:=[.S91]-[.S90]" office:value-type="float" office:value="-173" calcext:value-type="float">
            <text:p>-173</text:p>
          </table:table-cell>
          <table:table-cell table:formula="of:=[.K91]-[.K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.50510416667" calcext:value-type="float">
            <text:p>1021.50510416667</text:p>
          </table:table-cell>
          <table:table-cell office:value-type="float" office:value="76.5471875" calcext:value-type="float">
            <text:p>76.5471875</text:p>
          </table:table-cell>
          <table:table-cell office:value-type="float" office:value="24.0849479166667" calcext:value-type="float">
            <text:p>24.0849479166667</text:p>
          </table:table-cell>
          <table:table-cell office:value-type="float" office:value="85.5593956043957" calcext:value-type="float">
            <text:p>85.5593956043957</text:p>
          </table:table-cell>
          <table:table-cell office:value-type="float" office:value="141.756347305389" calcext:value-type="float">
            <text:p>141.756347305389</text:p>
          </table:table-cell>
          <table:table-cell office:value-type="float" office:value="0.824251497005988" calcext:value-type="float">
            <text:p>0.824251497005988</text:p>
          </table:table-cell>
          <table:table-cell office:value-type="float" office:value="5.72559322033898" calcext:value-type="float">
            <text:p>5.72559322033898</text:p>
          </table:table-cell>
          <table:table-cell office:value-type="float" office:value="31.889375" calcext:value-type="float">
            <text:p>31.88937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14666666666667" calcext:value-type="float">
            <text:p>2.14666666666667</text:p>
          </table:table-cell>
          <table:table-cell office:value-type="float" office:value="2.06472222222222" calcext:value-type="float">
            <text:p>2.06472222222222</text:p>
          </table:table-cell>
          <table:table-cell office:value-type="float" office:value="0.232734375" calcext:value-type="float">
            <text:p>0.232734375</text:p>
          </table:table-cell>
          <table:table-cell office:value-type="float" office:value="6.75291666666667" calcext:value-type="float">
            <text:p>6.75291666666667</text:p>
          </table:table-cell>
          <table:table-cell office:value-type="float" office:value="38.6414583333333" calcext:value-type="float">
            <text:p>38.6414583333333</text:p>
          </table:table-cell>
          <table:table-cell office:value-type="float" office:value="50.8118404907975" calcext:value-type="float">
            <text:p>50.8118404907975</text:p>
          </table:table-cell>
          <table:table-cell office:value-type="float" office:value="39.8541666666667" calcext:value-type="float">
            <text:p>39.8541666666667</text:p>
          </table:table-cell>
          <table:table-cell office:value-type="float" office:value="16.1666666666667" calcext:value-type="float">
            <text:p>16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0" calcext:value-type="float">
            <text:p>-60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office:value-type="float" office:value="-41" calcext:value-type="float">
            <text:p>-41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string" calcext:value-type="string">
            <text:p>Confirmado</text:p>
          </table:table-cell>
          <table:table-cell office:value-type="float" office:value="1348" calcext:value-type="float">
            <text:p>1348</text:p>
          </table:table-cell>
          <table:table-cell office:value-type="float" office:value="1244" calcext:value-type="float">
            <text:p>1244</text:p>
          </table:table-cell>
          <table:table-cell office:value-type="float" office:value="35043" calcext:value-type="float">
            <text:p>35043</text:p>
          </table:table-cell>
          <table:table-cell office:value-type="float" office:value="29025" calcext:value-type="float">
            <text:p>29025</text:p>
          </table:table-cell>
          <table:table-cell office:value-type="float" office:value="4309" calcext:value-type="float">
            <text:p>4309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96" calcext:value-type="float">
            <text:p>1296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table:number-columns-repeated="3"/>
          <table:table-cell table:formula="of:=[.E92]-[.F92]-[.G92]" office:value-type="float" office:value="1709" calcext:value-type="float">
            <text:p>1709</text:p>
          </table:table-cell>
          <table:table-cell table:formula="of:=MAX([.S92]-[.K92];0)" office:value-type="float" office:value="1025" calcext:value-type="float">
            <text:p>1025</text:p>
          </table:table-cell>
          <table:table-cell table:formula="of:=[.K92]/[.S78]" office:value-type="float" office:value="0.581138487680544" calcext:value-type="float">
            <text:p>0.581138487680544</text:p>
          </table:table-cell>
          <table:table-cell table:formula="of:=[.G92]/[.E78]" office:value-type="float" office:value="0.229899162353945" calcext:value-type="float">
            <text:p>0.229899162353945</text:p>
          </table:table-cell>
          <table:table-cell table:formula="of:=6718903-[.Y92]-[.F92]-[.G92]" office:value-type="float" office:value="6684029.31941684" calcext:value-type="float">
            <text:p>6684029.31941684</text:p>
          </table:table-cell>
          <table:table-cell table:formula="of:=NORMINV(RAND();MAX([.T99];1);MAX(0.25*[.T99];1))" office:value-type="float" office:value="855.680583156597" calcext:value-type="float">
            <text:p>855.680583156597</text:p>
          </table:table-cell>
          <table:table-cell table:formula="of:=[.X92]+[.K92]" office:value-type="float" office:value="1539.6805831566" calcext:value-type="float">
            <text:p>1539.6805831566</text:p>
          </table:table-cell>
          <table:table-cell table:formula="of:=[.X92]-[.X91]" office:value-type="float" office:value="21.5929651649582" calcext:value-type="float">
            <text:p>21.5929651649582</text:p>
          </table:table-cell>
          <table:table-cell table:formula="of:=[.S92]-[.S91]" office:value-type="float" office:value="26" calcext:value-type="float">
            <text:p>26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1.30041666667" calcext:value-type="float">
            <text:p>1021.30041666667</text:p>
          </table:table-cell>
          <table:table-cell office:value-type="float" office:value="77.64484375" calcext:value-type="float">
            <text:p>77.64484375</text:p>
          </table:table-cell>
          <table:table-cell office:value-type="float" office:value="24.2164583333333" calcext:value-type="float">
            <text:p>24.2164583333333</text:p>
          </table:table-cell>
          <table:table-cell office:value-type="float" office:value="84.6494505494505" calcext:value-type="float">
            <text:p>84.6494505494505</text:p>
          </table:table-cell>
          <table:table-cell office:value-type="float" office:value="129.400718562874" calcext:value-type="float">
            <text:p>129.400718562874</text:p>
          </table:table-cell>
          <table:table-cell office:value-type="float" office:value="1.16670658682635" calcext:value-type="float">
            <text:p>1.16670658682635</text:p>
          </table:table-cell>
          <table:table-cell office:value-type="float" office:value="3.74681818181818" calcext:value-type="float">
            <text:p>3.74681818181818</text:p>
          </table:table-cell>
          <table:table-cell office:value-type="float" office:value="23.6145833333333" calcext:value-type="float">
            <text:p>23.6145833333333</text:p>
          </table:table-cell>
          <table:table-cell office:value-type="float" office:value="0.059027777777778" calcext:value-type="float">
            <text:p>0.059027777777778</text:p>
          </table:table-cell>
          <table:table-cell office:value-type="float" office:value="2.11138888888889" calcext:value-type="float">
            <text:p>2.11138888888889</text:p>
          </table:table-cell>
          <table:table-cell office:value-type="float" office:value="2.05180555555556" calcext:value-type="float">
            <text:p>2.05180555555556</text:p>
          </table:table-cell>
          <table:table-cell office:value-type="float" office:value="0.202589928057554" calcext:value-type="float">
            <text:p>0.202589928057554</text:p>
          </table:table-cell>
          <table:table-cell office:value-type="float" office:value="5.78729166666667" calcext:value-type="float">
            <text:p>5.78729166666667</text:p>
          </table:table-cell>
          <table:table-cell office:value-type="float" office:value="29.401875" calcext:value-type="float">
            <text:p>29.401875</text:p>
          </table:table-cell>
          <table:table-cell office:value-type="float" office:value="36.9093820224719" calcext:value-type="float">
            <text:p>36.9093820224719</text:p>
          </table:table-cell>
          <table:table-cell office:value-type="float" office:value="25.390625" calcext:value-type="float">
            <text:p>25.390625</text:p>
          </table:table-cell>
          <table:table-cell office:value-type="float" office:value="8.79166666666667" calcext:value-type="float">
            <text:p>8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3" calcext:value-type="float">
            <text:p>3</text:p>
          </table:table-cell>
          <table:table-cell office:value-type="float" office:value="-57" calcext:value-type="float">
            <text:p>-57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string" calcext:value-type="string">
            <text:p>Confirmado</text:p>
          </table:table-cell>
          <table:table-cell office:value-type="float" office:value="660" calcext:value-type="float">
            <text:p>660</text:p>
          </table:table-cell>
          <table:table-cell office:value-type="float" office:value="813" calcext:value-type="float">
            <text:p>813</text:p>
          </table:table-cell>
          <table:table-cell office:value-type="float" office:value="35703" calcext:value-type="float">
            <text:p>35703</text:p>
          </table:table-cell>
          <table:table-cell office:value-type="float" office:value="29838" calcext:value-type="float">
            <text:p>29838</text:p>
          </table:table-cell>
          <table:table-cell office:value-type="float" office:value="4401" calcext:value-type="float">
            <text:p>4401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1199" calcext:value-type="float">
            <text:p>1199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table:number-columns-repeated="3"/>
          <table:table-cell table:formula="of:=[.E93]-[.F93]-[.G93]" office:value-type="float" office:value="1464" calcext:value-type="float">
            <text:p>1464</text:p>
          </table:table-cell>
          <table:table-cell table:formula="of:=MAX([.S93]-[.K93];0)" office:value-type="float" office:value="780" calcext:value-type="float">
            <text:p>780</text:p>
          </table:table-cell>
          <table:table-cell table:formula="of:=[.K93]/[.S79]" office:value-type="float" office:value="0.539432176656151" calcext:value-type="float">
            <text:p>0.539432176656151</text:p>
          </table:table-cell>
          <table:table-cell table:formula="of:=[.G93]/[.E79]" office:value-type="float" office:value="0.218292743415505" calcext:value-type="float">
            <text:p>0.218292743415505</text:p>
          </table:table-cell>
          <table:table-cell table:formula="of:=6718903-[.Y93]-[.F93]-[.G93]" office:value-type="float" office:value="6682959.93465726" calcext:value-type="float">
            <text:p>6682959.93465726</text:p>
          </table:table-cell>
          <table:table-cell table:formula="of:=NORMINV(RAND();MAX([.T100];1);MAX(0.25*[.T100];1))" office:value-type="float" office:value="1020.06534274213" calcext:value-type="float">
            <text:p>1020.06534274213</text:p>
          </table:table-cell>
          <table:table-cell table:formula="of:=[.X93]+[.K93]" office:value-type="float" office:value="1704.06534274213" calcext:value-type="float">
            <text:p>1704.06534274213</text:p>
          </table:table-cell>
          <table:table-cell table:formula="of:=[.X93]-[.X92]" office:value-type="float" office:value="164.38475958553" calcext:value-type="float">
            <text:p>164.38475958553</text:p>
          </table:table-cell>
          <table:table-cell table:formula="of:=[.S93]-[.S92]" office:value-type="float" office:value="-245" calcext:value-type="float">
            <text:p>-245</text:p>
          </table:table-cell>
          <table:table-cell table:formula="of:=[.K93]-[.K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7.73833333333" calcext:value-type="float">
            <text:p>1017.73833333333</text:p>
          </table:table-cell>
          <table:table-cell office:value-type="float" office:value="93.9531770833333" calcext:value-type="float">
            <text:p>93.9531770833333</text:p>
          </table:table-cell>
          <table:table-cell office:value-type="float" office:value="24.8996354166667" calcext:value-type="float">
            <text:p>24.8996354166667</text:p>
          </table:table-cell>
          <table:table-cell office:value-type="float" office:value="78.7835483870967" calcext:value-type="float">
            <text:p>78.7835483870967</text:p>
          </table:table-cell>
          <table:table-cell office:value-type="float" office:value="133.128928571429" calcext:value-type="float">
            <text:p>133.128928571429</text:p>
          </table:table-cell>
          <table:table-cell office:value-type="float" office:value="0.881428571428571" calcext:value-type="float">
            <text:p>0.881428571428571</text:p>
          </table:table-cell>
          <table:table-cell office:value-type="float" office:value="8.94485148514851" calcext:value-type="float">
            <text:p>8.94485148514851</text:p>
          </table:table-cell>
          <table:table-cell office:value-type="float" office:value="32.6929166666667" calcext:value-type="float">
            <text:p>32.6929166666667</text:p>
          </table:table-cell>
          <table:table-cell office:value-type="float" office:value="0.084861111111111" calcext:value-type="float">
            <text:p>0.084861111111111</text:p>
          </table:table-cell>
          <table:table-cell office:value-type="float" office:value="2.18458333333333" calcext:value-type="float">
            <text:p>2.18458333333333</text:p>
          </table:table-cell>
          <table:table-cell office:value-type="float" office:value="2.09958333333333" calcext:value-type="float">
            <text:p>2.09958333333333</text:p>
          </table:table-cell>
          <table:table-cell office:value-type="float" office:value="0.296458333333333" calcext:value-type="float">
            <text:p>0.296458333333333</text:p>
          </table:table-cell>
          <table:table-cell office:value-type="float" office:value="7.71375" calcext:value-type="float">
            <text:p>7.71375</text:p>
          </table:table-cell>
          <table:table-cell office:value-type="float" office:value="40.406875" calcext:value-type="float">
            <text:p>40.406875</text:p>
          </table:table-cell>
          <table:table-cell office:value-type="float" office:value="29.5593229166667" calcext:value-type="float">
            <text:p>29.5593229166667</text:p>
          </table:table-cell>
          <table:table-cell office:value-type="float" office:value="30.875" calcext:value-type="float">
            <text:p>30.875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string" calcext:value-type="string">
            <text:p>Confirmado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36115" calcext:value-type="float">
            <text:p>36115</text:p>
          </table:table-cell>
          <table:table-cell office:value-type="float" office:value="30245" calcext:value-type="float">
            <text:p>30245</text:p>
          </table:table-cell>
          <table:table-cell office:value-type="float" office:value="4462" calcext:value-type="float">
            <text:p>4462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1091" calcext:value-type="float">
            <text:p>1091</text:p>
          </table:table-cell>
          <table:table-cell office:value-type="float" office:value="654" calcext:value-type="float">
            <text:p>65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table:number-columns-repeated="3"/>
          <table:table-cell table:formula="of:=[.E94]-[.F94]-[.G94]" office:value-type="float" office:value="1408" calcext:value-type="float">
            <text:p>1408</text:p>
          </table:table-cell>
          <table:table-cell table:formula="of:=MAX([.S94]-[.K94];0)" office:value-type="float" office:value="754" calcext:value-type="float">
            <text:p>754</text:p>
          </table:table-cell>
          <table:table-cell table:formula="of:=[.K94]/[.S80]" office:value-type="float" office:value="0.57117903930131" calcext:value-type="float">
            <text:p>0.57117903930131</text:p>
          </table:table-cell>
          <table:table-cell table:formula="of:=[.G94]/[.E80]" office:value-type="float" office:value="0.212042009219218" calcext:value-type="float">
            <text:p>0.212042009219218</text:p>
          </table:table-cell>
          <table:table-cell table:formula="of:=6718903-[.Y94]-[.F94]-[.G94]" office:value-type="float" office:value="6682849.31786938" calcext:value-type="float">
            <text:p>6682849.31786938</text:p>
          </table:table-cell>
          <table:table-cell table:formula="of:=NORMINV(RAND();MAX([.T101];1);MAX(0.25*[.T101];1))" office:value-type="float" office:value="692.682130617266" calcext:value-type="float">
            <text:p>692.682130617266</text:p>
          </table:table-cell>
          <table:table-cell table:formula="of:=[.X94]+[.K94]" office:value-type="float" office:value="1346.68213061727" calcext:value-type="float">
            <text:p>1346.68213061727</text:p>
          </table:table-cell>
          <table:table-cell table:formula="of:=[.X94]-[.X93]" office:value-type="float" office:value="-327.383212124861" calcext:value-type="float">
            <text:p>-327.383212124861</text:p>
          </table:table-cell>
          <table:table-cell table:formula="of:=[.S94]-[.S93]" office:value-type="float" office:value="-56" calcext:value-type="float">
            <text:p>-56</text:p>
          </table:table-cell>
          <table:table-cell table:formula="of:=[.K94]-[.K9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017.84171875" calcext:value-type="float">
            <text:p>1017.84171875</text:p>
          </table:table-cell>
          <table:table-cell office:value-type="float" office:value="62.9322916666667" calcext:value-type="float">
            <text:p>62.9322916666667</text:p>
          </table:table-cell>
          <table:table-cell office:value-type="float" office:value="24.6184375" calcext:value-type="float">
            <text:p>24.6184375</text:p>
          </table:table-cell>
          <table:table-cell office:value-type="float" office:value="84.6340217391304" calcext:value-type="float">
            <text:p>84.6340217391304</text:p>
          </table:table-cell>
          <table:table-cell office:value-type="float" office:value="178.821987951807" calcext:value-type="float">
            <text:p>178.821987951807</text:p>
          </table:table-cell>
          <table:table-cell office:value-type="float" office:value="1.02060240963855" calcext:value-type="float">
            <text:p>1.02060240963855</text:p>
          </table:table-cell>
          <table:table-cell office:value-type="float" office:value="5.87966101694915" calcext:value-type="float">
            <text:p>5.87966101694915</text:p>
          </table:table-cell>
          <table:table-cell office:value-type="float" office:value="26.4691666666667" calcext:value-type="float">
            <text:p>26.4691666666667</text:p>
          </table:table-cell>
          <table:table-cell office:value-type="float" office:value="0.085138888888889" calcext:value-type="float">
            <text:p>0.085138888888889</text:p>
          </table:table-cell>
          <table:table-cell office:value-type="float" office:value="2.15944444444444" calcext:value-type="float">
            <text:p>2.15944444444444</text:p>
          </table:table-cell>
          <table:table-cell office:value-type="float" office:value="2.07486111111111" calcext:value-type="float">
            <text:p>2.07486111111111</text:p>
          </table:table-cell>
          <table:table-cell office:value-type="float" office:value="0.254861111111111" calcext:value-type="float">
            <text:p>0.254861111111111</text:p>
          </table:table-cell>
          <table:table-cell office:value-type="float" office:value="6.07666666666667" calcext:value-type="float">
            <text:p>6.07666666666667</text:p>
          </table:table-cell>
          <table:table-cell office:value-type="float" office:value="32.5475" calcext:value-type="float">
            <text:p>32.5475</text:p>
          </table:table-cell>
          <table:table-cell office:value-type="float" office:value="31.8655729166667" calcext:value-type="float">
            <text:p>31.8655729166667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7" calcext:value-type="float">
            <text:p>-67</text:p>
          </table:table-cell>
          <table:table-cell office:value-type="float" office:value="-13" calcext:value-type="float">
            <text:p>-13</text:p>
          </table:table-cell>
          <table:table-cell office:value-type="float" office:value="-73" calcext:value-type="float">
            <text:p>-73</text:p>
          </table:table-cell>
          <table:table-cell office:value-type="float" office:value="-51" calcext:value-type="float">
            <text:p>-51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string" calcext:value-type="string">
            <text:p>Confirmado</text:p>
          </table:table-cell>
          <table:table-cell office:value-type="float" office:value="778" calcext:value-type="float">
            <text:p>778</text:p>
          </table:table-cell>
          <table:table-cell office:value-type="float" office:value="629" calcext:value-type="float">
            <text:p>629</text:p>
          </table:table-cell>
          <table:table-cell office:value-type="float" office:value="36893" calcext:value-type="float">
            <text:p>36893</text:p>
          </table:table-cell>
          <table:table-cell office:value-type="float" office:value="30874" calcext:value-type="float">
            <text:p>30874</text:p>
          </table:table-cell>
          <table:table-cell office:value-type="float" office:value="4516" calcext:value-type="float">
            <text:p>4516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983" calcext:value-type="float">
            <text:p>983</text:p>
          </table:table-cell>
          <table:table-cell office:value-type="float" office:value="637" calcext:value-type="float">
            <text:p>637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table:number-columns-repeated="3"/>
          <table:table-cell table:formula="of:=[.E95]-[.F95]-[.G95]" office:value-type="float" office:value="1503" calcext:value-type="float">
            <text:p>1503</text:p>
          </table:table-cell>
          <table:table-cell table:formula="of:=MAX([.S95]-[.K95];0)" office:value-type="float" office:value="866" calcext:value-type="float">
            <text:p>866</text:p>
          </table:table-cell>
          <table:table-cell table:formula="of:=[.K95]/[.S81]" office:value-type="float" office:value="0.57439134355275" calcext:value-type="float">
            <text:p>0.57439134355275</text:p>
          </table:table-cell>
          <table:table-cell table:formula="of:=[.G95]/[.E81]" office:value-type="float" office:value="0.207393800229621" calcext:value-type="float">
            <text:p>0.207393800229621</text:p>
          </table:table-cell>
          <table:table-cell table:formula="of:=6718903-[.Y95]-[.F95]-[.G95]" office:value-type="float" office:value="6681844.74467638" calcext:value-type="float">
            <text:p>6681844.74467638</text:p>
          </table:table-cell>
          <table:table-cell table:formula="of:=NORMINV(RAND();MAX([.T102];1);MAX(0.25*[.T102];1))" office:value-type="float" office:value="1031.25532362347" calcext:value-type="float">
            <text:p>1031.25532362347</text:p>
          </table:table-cell>
          <table:table-cell table:formula="of:=[.X95]+[.K95]" office:value-type="float" office:value="1668.25532362347" calcext:value-type="float">
            <text:p>1668.25532362347</text:p>
          </table:table-cell>
          <table:table-cell table:formula="of:=[.X95]-[.X94]" office:value-type="float" office:value="338.573193006205" calcext:value-type="float">
            <text:p>338.573193006205</text:p>
          </table:table-cell>
          <table:table-cell table:formula="of:=[.S95]-[.S94]" office:value-type="float" office:value="95" calcext:value-type="float">
            <text:p>95</text:p>
          </table:table-cell>
          <table:table-cell table:formula="of:=[.K95]-[.K94]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017.88291666667" calcext:value-type="float">
            <text:p>1017.88291666667</text:p>
          </table:table-cell>
          <table:table-cell office:value-type="float" office:value="115.986197916667" calcext:value-type="float">
            <text:p>115.986197916667</text:p>
          </table:table-cell>
          <table:table-cell office:value-type="float" office:value="24.6583854166667" calcext:value-type="float">
            <text:p>24.6583854166667</text:p>
          </table:table-cell>
          <table:table-cell office:value-type="float" office:value="85.9304469273744" calcext:value-type="float">
            <text:p>85.9304469273744</text:p>
          </table:table-cell>
          <table:table-cell office:value-type="float" office:value="183.659151515152" calcext:value-type="float">
            <text:p>183.659151515152</text:p>
          </table:table-cell>
          <table:table-cell office:value-type="float" office:value="0.848" calcext:value-type="float">
            <text:p>0.848</text:p>
          </table:table-cell>
          <table:table-cell office:value-type="float" office:value="6.21388888888889" calcext:value-type="float">
            <text:p>6.21388888888889</text:p>
          </table:table-cell>
          <table:table-cell office:value-type="float" office:value="37.5135416666667" calcext:value-type="float">
            <text:p>37.5135416666667</text:p>
          </table:table-cell>
          <table:table-cell office:value-type="float" office:value="0.089861111111111" calcext:value-type="float">
            <text:p>0.089861111111111</text:p>
          </table:table-cell>
          <table:table-cell office:value-type="float" office:value="2.21458333333333" calcext:value-type="float">
            <text:p>2.21458333333333</text:p>
          </table:table-cell>
          <table:table-cell office:value-type="float" office:value="2.12513888888889" calcext:value-type="float">
            <text:p>2.12513888888889</text:p>
          </table:table-cell>
          <table:table-cell office:value-type="float" office:value="0.273706293706294" calcext:value-type="float">
            <text:p>0.273706293706294</text:p>
          </table:table-cell>
          <table:table-cell office:value-type="float" office:value="10.43375" calcext:value-type="float">
            <text:p>10.43375</text:p>
          </table:table-cell>
          <table:table-cell office:value-type="float" office:value="47.946875" calcext:value-type="float">
            <text:p>47.946875</text:p>
          </table:table-cell>
          <table:table-cell office:value-type="float" office:value="36.7023529411764" calcext:value-type="float">
            <text:p>36.7023529411764</text:p>
          </table:table-cell>
          <table:table-cell office:value-type="float" office:value="37.8563829787234" calcext:value-type="float">
            <text:p>37.8563829787234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3" calcext:value-type="float">
            <text:p>-53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string" calcext:value-type="string">
            <text:p>Confirmado</text:p>
          </table:table-cell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37903" calcext:value-type="float">
            <text:p>37903</text:p>
          </table:table-cell>
          <table:table-cell office:value-type="float" office:value="31886" calcext:value-type="float">
            <text:p>31886</text:p>
          </table:table-cell>
          <table:table-cell office:value-type="float" office:value="4599" calcext:value-type="float">
            <text:p>459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957" calcext:value-type="float">
            <text:p>957</text:p>
          </table:table-cell>
          <table:table-cell office:value-type="float" office:value="631" calcext:value-type="float">
            <text:p>63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table:number-columns-repeated="3"/>
          <table:table-cell table:formula="of:=[.E96]-[.F96]-[.G96]" office:value-type="float" office:value="1418" calcext:value-type="float">
            <text:p>1418</text:p>
          </table:table-cell>
          <table:table-cell table:formula="of:=MAX([.S96]-[.K96];0)" office:value-type="float" office:value="787" calcext:value-type="float">
            <text:p>787</text:p>
          </table:table-cell>
          <table:table-cell table:formula="of:=[.K96]/[.S82]" office:value-type="float" office:value="0.602674307545368" calcext:value-type="float">
            <text:p>0.602674307545368</text:p>
          </table:table-cell>
          <table:table-cell table:formula="of:=[.G96]/[.E82]" office:value-type="float" office:value="0.20470933855604" calcext:value-type="float">
            <text:p>0.20470933855604</text:p>
          </table:table-cell>
          <table:table-cell table:formula="of:=6718903-[.Y96]-[.F96]-[.G96]" office:value-type="float" office:value="6681083.53456968" calcext:value-type="float">
            <text:p>6681083.53456968</text:p>
          </table:table-cell>
          <table:table-cell table:formula="of:=NORMINV(RAND();MAX([.T103];1);MAX(0.25*[.T103];1))" office:value-type="float" office:value="703.465430321778" calcext:value-type="float">
            <text:p>703.465430321778</text:p>
          </table:table-cell>
          <table:table-cell table:formula="of:=[.X96]+[.K96]" office:value-type="float" office:value="1334.46543032178" calcext:value-type="float">
            <text:p>1334.46543032178</text:p>
          </table:table-cell>
          <table:table-cell table:formula="of:=[.X96]-[.X95]" office:value-type="float" office:value="-327.789893301693" calcext:value-type="float">
            <text:p>-327.789893301693</text:p>
          </table:table-cell>
          <table:table-cell table:formula="of:=[.S96]-[.S95]" office:value-type="float" office:value="-85" calcext:value-type="float">
            <text:p>-85</text:p>
          </table:table-cell>
          <table:table-cell table:formula="of:=[.K96]-[.K95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4.90661458333" calcext:value-type="float">
            <text:p>1014.90661458333</text:p>
          </table:table-cell>
          <table:table-cell office:value-type="float" office:value="124.414947916667" calcext:value-type="float">
            <text:p>124.414947916667</text:p>
          </table:table-cell>
          <table:table-cell office:value-type="float" office:value="26.0789583333333" calcext:value-type="float">
            <text:p>26.0789583333333</text:p>
          </table:table-cell>
          <table:table-cell office:value-type="float" office:value="81.6117021276596" calcext:value-type="float">
            <text:p>81.6117021276596</text:p>
          </table:table-cell>
          <table:table-cell office:value-type="float" office:value="142.168630952381" calcext:value-type="float">
            <text:p>142.168630952381</text:p>
          </table:table-cell>
          <table:table-cell office:value-type="float" office:value="0.840654761904762" calcext:value-type="float">
            <text:p>0.840654761904762</text:p>
          </table:table-cell>
          <table:table-cell office:value-type="float" office:value="14.5290566037736" calcext:value-type="float">
            <text:p>14.5290566037736</text:p>
          </table:table-cell>
          <table:table-cell office:value-type="float" office:value="55.70875" calcext:value-type="float">
            <text:p>55.70875</text:p>
          </table:table-cell>
          <table:table-cell office:value-type="float" office:value="0.136527777777778" calcext:value-type="float">
            <text:p>0.136527777777778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2.21819444444444" calcext:value-type="float">
            <text:p>2.21819444444444</text:p>
          </table:table-cell>
          <table:table-cell office:value-type="float" office:value="0.367083333333334" calcext:value-type="float">
            <text:p>0.367083333333334</text:p>
          </table:table-cell>
          <table:table-cell office:value-type="float" office:value="13.38625" calcext:value-type="float">
            <text:p>13.38625</text:p>
          </table:table-cell>
          <table:table-cell office:value-type="float" office:value="69.0947916666667" calcext:value-type="float">
            <text:p>69.0947916666667</text:p>
          </table:table-cell>
          <table:table-cell office:value-type="float" office:value="44.9902617801047" calcext:value-type="float">
            <text:p>44.9902617801047</text:p>
          </table:table-cell>
          <table:table-cell office:value-type="float" office:value="55.8817204301075" calcext:value-type="float">
            <text:p>55.8817204301075</text:p>
          </table:table-cell>
          <table:table-cell office:value-type="float" office:value="34.875" calcext:value-type="float">
            <text:p>34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-10" calcext:value-type="float">
            <text:p>-1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string" calcext:value-type="string">
            <text:p>Confirmado</text:p>
          </table:table-cell>
          <table:table-cell office:value-type="float" office:value="1057" calcext:value-type="float">
            <text:p>1057</text:p>
          </table:table-cell>
          <table:table-cell office:value-type="float" office:value="937" calcext:value-type="float">
            <text:p>937</text:p>
          </table:table-cell>
          <table:table-cell office:value-type="float" office:value="38960" calcext:value-type="float">
            <text:p>38960</text:p>
          </table:table-cell>
          <table:table-cell office:value-type="float" office:value="32823" calcext:value-type="float">
            <text:p>32823</text:p>
          </table:table-cell>
          <table:table-cell office:value-type="float" office:value="4716" calcext:value-type="float">
            <text:p>4716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858" calcext:value-type="float">
            <text:p>858</text:p>
          </table:table-cell>
          <table:table-cell office:value-type="float" office:value="659" calcext:value-type="float">
            <text:p>65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number-columns-repeated="3"/>
          <table:table-cell table:formula="of:=[.E97]-[.F97]-[.G97]" office:value-type="float" office:value="1421" calcext:value-type="float">
            <text:p>1421</text:p>
          </table:table-cell>
          <table:table-cell table:formula="of:=MAX([.S97]-[.K97];0)" office:value-type="float" office:value="762" calcext:value-type="float">
            <text:p>762</text:p>
          </table:table-cell>
          <table:table-cell/>
          <table:table-cell table:formula="of:=[.G97]/[.E83]" office:value-type="float" office:value="0.202490339201374" calcext:value-type="float">
            <text:p>0.202490339201374</text:p>
          </table:table-cell>
          <table:table-cell table:formula="of:=6718903-[.Y97]-[.F97]-[.G97]" office:value-type="float" office:value="6679835.11784603" calcext:value-type="float">
            <text:p>6679835.11784603</text:p>
          </table:table-cell>
          <table:table-cell table:formula="of:=NORMINV(RAND();MAX([.T104];1);MAX(0.25*[.T104];1))" office:value-type="float" office:value="869.882153970547" calcext:value-type="float">
            <text:p>869.882153970547</text:p>
          </table:table-cell>
          <table:table-cell table:formula="of:=[.X97]+[.K97]" office:value-type="float" office:value="1528.88215397055" calcext:value-type="float">
            <text:p>1528.88215397055</text:p>
          </table:table-cell>
          <table:table-cell table:formula="of:=[.X97]-[.X96]" office:value-type="float" office:value="166.416723648769" calcext:value-type="float">
            <text:p>166.416723648769</text:p>
          </table:table-cell>
          <table:table-cell table:formula="of:=[.S97]-[.S96]" office:value-type="float" office:value="3" calcext:value-type="float">
            <text:p>3</text:p>
          </table:table-cell>
          <table:table-cell table:formula="of:=[.K97]-[.K9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4.01739583333" calcext:value-type="float">
            <text:p>1014.01739583333</text:p>
          </table:table-cell>
          <table:table-cell office:value-type="float" office:value="56.5400520833333" calcext:value-type="float">
            <text:p>56.5400520833333</text:p>
          </table:table-cell>
          <table:table-cell office:value-type="float" office:value="25.9893229166667" calcext:value-type="float">
            <text:p>25.9893229166667</text:p>
          </table:table-cell>
          <table:table-cell office:value-type="float" office:value="84.0290607734807" calcext:value-type="float">
            <text:p>84.0290607734807</text:p>
          </table:table-cell>
          <table:table-cell office:value-type="float" office:value="186.836144578313" calcext:value-type="float">
            <text:p>186.836144578313</text:p>
          </table:table-cell>
          <table:table-cell office:value-type="float" office:value="0.828132530120482" calcext:value-type="float">
            <text:p>0.828132530120482</text:p>
          </table:table-cell>
          <table:table-cell office:value-type="float" office:value="6.82875" calcext:value-type="float">
            <text:p>6.82875</text:p>
          </table:table-cell>
          <table:table-cell office:value-type="float" office:value="47.2175" calcext:value-type="float">
            <text:p>47.2175</text:p>
          </table:table-cell>
          <table:table-cell office:value-type="float" office:value="0.112361111111111" calcext:value-type="float">
            <text:p>0.112361111111111</text:p>
          </table:table-cell>
          <table:table-cell office:value-type="float" office:value="2.3725" calcext:value-type="float">
            <text:p>2.3725</text:p>
          </table:table-cell>
          <table:table-cell office:value-type="float" office:value="2.26027777777778" calcext:value-type="float">
            <text:p>2.26027777777778</text:p>
          </table:table-cell>
          <table:table-cell office:value-type="float" office:value="0.302708333333333" calcext:value-type="float">
            <text:p>0.302708333333333</text:p>
          </table:table-cell>
          <table:table-cell office:value-type="float" office:value="17.49" calcext:value-type="float">
            <text:p>17.49</text:p>
          </table:table-cell>
          <table:table-cell office:value-type="float" office:value="64.7075" calcext:value-type="float">
            <text:p>64.7075</text:p>
          </table:table-cell>
          <table:table-cell office:value-type="float" office:value="24.0956382978724" calcext:value-type="float">
            <text:p>24.0956382978724</text:p>
          </table:table-cell>
          <table:table-cell office:value-type="float" office:value="54.1966292134832" calcext:value-type="float">
            <text:p>54.1966292134832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string" calcext:value-type="string">
            <text:p>Confirmado</text:p>
          </table:table-cell>
          <table:table-cell office:value-type="float" office:value="1079" calcext:value-type="float">
            <text:p>1079</text:p>
          </table:table-cell>
          <table:table-cell office:value-type="float" office:value="886" calcext:value-type="float">
            <text:p>886</text:p>
          </table:table-cell>
          <table:table-cell office:value-type="float" office:value="40039" calcext:value-type="float">
            <text:p>40039</text:p>
          </table:table-cell>
          <table:table-cell office:value-type="float" office:value="33709" calcext:value-type="float">
            <text:p>33709</text:p>
          </table:table-cell>
          <table:table-cell office:value-type="float" office:value="4850" calcext:value-type="float">
            <text:p>4850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906" calcext:value-type="float">
            <text:p>906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table:number-columns-repeated="3"/>
          <table:table-cell table:formula="of:=[.E98]-[.F98]-[.G98]" office:value-type="float" office:value="1480" calcext:value-type="float">
            <text:p>1480</text:p>
          </table:table-cell>
          <table:table-cell table:formula="of:=MAX([.S98]-[.K98];0)" office:value-type="float" office:value="806" calcext:value-type="float">
            <text:p>806</text:p>
          </table:table-cell>
          <table:table-cell table:formula="of:=[.K98]/[.S84]" office:value-type="float" office:value="0.328940946803319" calcext:value-type="float">
            <text:p>0.328940946803319</text:p>
          </table:table-cell>
          <table:table-cell table:formula="of:=[.G98]/[.E84]" office:value-type="float" office:value="0.195959595959596" calcext:value-type="float">
            <text:p>0.195959595959596</text:p>
          </table:table-cell>
          <table:table-cell table:formula="of:=6718903-[.Y98]-[.F98]-[.G98]" office:value-type="float" office:value="6679193.28458672" calcext:value-type="float">
            <text:p>6679193.28458672</text:p>
          </table:table-cell>
          <table:table-cell table:formula="of:=NORMINV(RAND();MAX([.T105];1);MAX(0.25*[.T105];1))" office:value-type="float" office:value="476.715413278047" calcext:value-type="float">
            <text:p>476.715413278047</text:p>
          </table:table-cell>
          <table:table-cell table:formula="of:=[.X98]+[.K98]" office:value-type="float" office:value="1150.71541327805" calcext:value-type="float">
            <text:p>1150.71541327805</text:p>
          </table:table-cell>
          <table:table-cell table:formula="of:=[.X98]-[.X97]" office:value-type="float" office:value="-393.166740692499" calcext:value-type="float">
            <text:p>-393.166740692499</text:p>
          </table:table-cell>
          <table:table-cell table:formula="of:=[.S98]-[.S97]" office:value-type="float" office:value="59" calcext:value-type="float">
            <text:p>59</text:p>
          </table:table-cell>
          <table:table-cell table:formula="of:=[.K98]-[.K9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.91161458333" calcext:value-type="float">
            <text:p>1013.91161458333</text:p>
          </table:table-cell>
          <table:table-cell office:value-type="float" office:value="114.98890625" calcext:value-type="float">
            <text:p>114.98890625</text:p>
          </table:table-cell>
          <table:table-cell office:value-type="float" office:value="26.9548958333333" calcext:value-type="float">
            <text:p>26.9548958333333</text:p>
          </table:table-cell>
          <table:table-cell office:value-type="float" office:value="79.2138461538461" calcext:value-type="float">
            <text:p>79.2138461538461</text:p>
          </table:table-cell>
          <table:table-cell office:value-type="float" office:value="168.619337349398" calcext:value-type="float">
            <text:p>168.619337349398</text:p>
          </table:table-cell>
          <table:table-cell office:value-type="float" office:value="0.774518072289156" calcext:value-type="float">
            <text:p>0.774518072289156</text:p>
          </table:table-cell>
          <table:table-cell office:value-type="float" office:value="9.10495412844037" calcext:value-type="float">
            <text:p>9.10495412844037</text:p>
          </table:table-cell>
          <table:table-cell office:value-type="float" office:value="52.65875" calcext:value-type="float">
            <text:p>52.65875</text:p>
          </table:table-cell>
          <table:table-cell office:value-type="float" office:value="0.173472222222222" calcext:value-type="float">
            <text:p>0.173472222222222</text:p>
          </table:table-cell>
          <table:table-cell office:value-type="float" office:value="2.52847222222222" calcext:value-type="float">
            <text:p>2.52847222222222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0.476736111111111" calcext:value-type="float">
            <text:p>0.476736111111111</text:p>
          </table:table-cell>
          <table:table-cell office:value-type="float" office:value="25.9245833333333" calcext:value-type="float">
            <text:p>25.9245833333333</text:p>
          </table:table-cell>
          <table:table-cell office:value-type="float" office:value="78.58375" calcext:value-type="float">
            <text:p>78.58375</text:p>
          </table:table-cell>
          <table:table-cell office:value-type="float" office:value="38.6795833333333" calcext:value-type="float">
            <text:p>38.6795833333333</text:p>
          </table:table-cell>
          <table:table-cell office:value-type="float" office:value="64.1197916666667" calcext:value-type="float">
            <text:p>64.1197916666667</text:p>
          </table:table-cell>
          <table:table-cell office:value-type="float" office:value="43.375" calcext:value-type="float">
            <text:p>43.3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4" calcext:value-type="float">
            <text:p>-64</text:p>
          </table:table-cell>
          <table:table-cell office:value-type="float" office:value="-22" calcext:value-type="float">
            <text:p>-22</text:p>
          </table:table-cell>
          <table:table-cell office:value-type="float" office:value="-55" calcext:value-type="float">
            <text:p>-55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24" calcext:value-type="float">
            <text:p>2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string" calcext:value-type="string">
            <text:p>Confirmado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office:value-type="float" office:value="40504" calcext:value-type="float">
            <text:p>40504</text:p>
          </table:table-cell>
          <table:table-cell office:value-type="float" office:value="34187" calcext:value-type="float">
            <text:p>34187</text:p>
          </table:table-cell>
          <table:table-cell office:value-type="float" office:value="4877" calcext:value-type="float">
            <text:p>487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80" calcext:value-type="float">
            <text:p>780</text:p>
          </table:table-cell>
          <table:table-cell office:value-type="float" office:value="635" calcext:value-type="float">
            <text:p>635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table:number-columns-repeated="3"/>
          <table:table-cell table:formula="of:=[.E99]-[.F99]-[.G99]" office:value-type="float" office:value="1440" calcext:value-type="float">
            <text:p>1440</text:p>
          </table:table-cell>
          <table:table-cell table:formula="of:=MAX([.S99]-[.K99];0)" office:value-type="float" office:value="805" calcext:value-type="float">
            <text:p>805</text:p>
          </table:table-cell>
          <table:table-cell/>
          <table:table-cell table:formula="of:=[.G99]/[.E85]" office:value-type="float" office:value="0.187764687764688" calcext:value-type="float">
            <text:p>0.187764687764688</text:p>
          </table:table-cell>
          <table:table-cell table:formula="of:=6718903-[.Y99]-[.F99]-[.G99]" office:value-type="float" office:value="6677941.24435636" calcext:value-type="float">
            <text:p>6677941.24435636</text:p>
          </table:table-cell>
          <table:table-cell table:formula="of:=NORMINV(RAND();MAX([.T106];1);MAX(0.25*[.T106];1))" office:value-type="float" office:value="1262.75564363682" calcext:value-type="float">
            <text:p>1262.75564363682</text:p>
          </table:table-cell>
          <table:table-cell table:formula="of:=[.X99]+[.K99]" office:value-type="float" office:value="1897.75564363682" calcext:value-type="float">
            <text:p>1897.75564363682</text:p>
          </table:table-cell>
          <table:table-cell table:formula="of:=[.X99]-[.X98]" office:value-type="float" office:value="786.040230358775" calcext:value-type="float">
            <text:p>786.040230358775</text:p>
          </table:table-cell>
          <table:table-cell table:formula="of:=[.S99]-[.S98]" office:value-type="float" office:value="-40" calcext:value-type="float">
            <text:p>-40</text:p>
          </table:table-cell>
          <table:table-cell table:formula="of:=[.K99]-[.K98]"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014.1478125" calcext:value-type="float">
            <text:p>1014.1478125</text:p>
          </table:table-cell>
          <table:table-cell office:value-type="float" office:value="116.117916666667" calcext:value-type="float">
            <text:p>116.117916666667</text:p>
          </table:table-cell>
          <table:table-cell office:value-type="float" office:value="27.3179166666667" calcext:value-type="float">
            <text:p>27.3179166666667</text:p>
          </table:table-cell>
          <table:table-cell office:value-type="float" office:value="75.94043715847" calcext:value-type="float">
            <text:p>75.94043715847</text:p>
          </table:table-cell>
          <table:table-cell office:value-type="float" office:value="154.040303030303" calcext:value-type="float">
            <text:p>154.040303030303</text:p>
          </table:table-cell>
          <table:table-cell office:value-type="float" office:value="0.649454545454545" calcext:value-type="float">
            <text:p>0.649454545454545</text:p>
          </table:table-cell>
          <table:table-cell office:value-type="float" office:value="9.26728813559322" calcext:value-type="float">
            <text:p>9.26728813559322</text:p>
          </table:table-cell>
          <table:table-cell office:value-type="float" office:value="68.485" calcext:value-type="float">
            <text:p>68.485</text:p>
          </table:table-cell>
          <table:table-cell office:value-type="float" office:value="0.226111111111111" calcext:value-type="float">
            <text:p>0.226111111111111</text:p>
          </table:table-cell>
          <table:table-cell office:value-type="float" office:value="2.68763888888889" calcext:value-type="float">
            <text:p>2.68763888888889</text:p>
          </table:table-cell>
          <table:table-cell office:value-type="float" office:value="2.46194444444444" calcext:value-type="float">
            <text:p>2.46194444444444</text:p>
          </table:table-cell>
          <table:table-cell office:value-type="float" office:value="0.503680555555556" calcext:value-type="float">
            <text:p>0.503680555555556</text:p>
          </table:table-cell>
          <table:table-cell office:value-type="float" office:value="42.5160416666667" calcext:value-type="float">
            <text:p>42.5160416666667</text:p>
          </table:table-cell>
          <table:table-cell office:value-type="float" office:value="111" calcext:value-type="float">
            <text:p>111</text:p>
          </table:table-cell>
          <table:table-cell office:value-type="float" office:value="45.5391666666667" calcext:value-type="float">
            <text:p>45.5391666666667</text:p>
          </table:table-cell>
          <table:table-cell office:value-type="float" office:value="72.2239583333333" calcext:value-type="float">
            <text:p>72.2239583333333</text:p>
          </table:table-cell>
          <table:table-cell office:value-type="float" office:value="55.5416666666667" calcext:value-type="float">
            <text:p>55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-39" calcext:value-type="float">
            <text:p>-39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string" calcext:value-type="string">
            <text:p>Confirmado</text:p>
          </table:table-cell>
          <table:table-cell office:value-type="float" office:value="907" calcext:value-type="float">
            <text:p>907</text:p>
          </table:table-cell>
          <table:table-cell office:value-type="float" office:value="316" calcext:value-type="float">
            <text:p>316</text:p>
          </table:table-cell>
          <table:table-cell office:value-type="float" office:value="41411" calcext:value-type="float">
            <text:p>41411</text:p>
          </table:table-cell>
          <table:table-cell office:value-type="float" office:value="34503" calcext:value-type="float">
            <text:p>34503</text:p>
          </table:table-cell>
          <table:table-cell office:value-type="float" office:value="4993" calcext:value-type="float">
            <text:p>499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815" calcext:value-type="float">
            <text:p>815</text:p>
          </table:table-cell>
          <table:table-cell office:value-type="float" office:value="606" calcext:value-type="float">
            <text:p>60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3"/>
          <table:table-cell table:formula="of:=[.E100]-[.F100]-[.G100]" office:value-type="float" office:value="1915" calcext:value-type="float">
            <text:p>1915</text:p>
          </table:table-cell>
          <table:table-cell table:formula="of:=MAX([.S100]-[.K100];0)" office:value-type="float" office:value="1309" calcext:value-type="float">
            <text:p>1309</text:p>
          </table:table-cell>
          <table:table-cell table:formula="of:=[.K100]/[.S86]" office:value-type="float" office:value="0.381132075471698" calcext:value-type="float">
            <text:p>0.381132075471698</text:p>
          </table:table-cell>
          <table:table-cell table:formula="of:=[.G100]/[.E86]" office:value-type="float" office:value="0.182820109113544" calcext:value-type="float">
            <text:p>0.182820109113544</text:p>
          </table:table-cell>
          <table:table-cell table:formula="of:=6718903-[.Y100]-[.F100]-[.G100]" office:value-type="float" office:value="6677907.36518234" calcext:value-type="float">
            <text:p>6677907.36518234</text:p>
          </table:table-cell>
          <table:table-cell table:formula="of:=NORMINV(RAND();MAX([.T107];1);MAX(0.25*[.T107];1))" office:value-type="float" office:value="893.634817663205" calcext:value-type="float">
            <text:p>893.634817663205</text:p>
          </table:table-cell>
          <table:table-cell table:formula="of:=[.X100]+[.K100]" office:value-type="float" office:value="1499.63481766321" calcext:value-type="float">
            <text:p>1499.63481766321</text:p>
          </table:table-cell>
          <table:table-cell table:formula="of:=[.X100]-[.X99]" office:value-type="float" office:value="-369.120825973618" calcext:value-type="float">
            <text:p>-369.120825973618</text:p>
          </table:table-cell>
          <table:table-cell table:formula="of:=[.S100]-[.S99]" office:value-type="float" office:value="475" calcext:value-type="float">
            <text:p>475</text:p>
          </table:table-cell>
          <table:table-cell table:formula="of:=[.K100]-[.K99]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1015.89958333333" calcext:value-type="float">
            <text:p>1015.89958333333</text:p>
          </table:table-cell>
          <table:table-cell office:value-type="float" office:value="128.250677083333" calcext:value-type="float">
            <text:p>128.250677083333</text:p>
          </table:table-cell>
          <table:table-cell office:value-type="float" office:value="27.7939583333333" calcext:value-type="float">
            <text:p>27.7939583333333</text:p>
          </table:table-cell>
          <table:table-cell office:value-type="float" office:value="71.1075806451613" calcext:value-type="float">
            <text:p>71.1075806451613</text:p>
          </table:table-cell>
          <table:table-cell office:value-type="float" office:value="170.22244047619" calcext:value-type="float">
            <text:p>170.22244047619</text:p>
          </table:table-cell>
          <table:table-cell office:value-type="float" office:value="0.817261904761905" calcext:value-type="float">
            <text:p>0.817261904761905</text:p>
          </table:table-cell>
          <table:table-cell office:value-type="float" office:value="9.66745762711864" calcext:value-type="float">
            <text:p>9.66745762711864</text:p>
          </table:table-cell>
          <table:table-cell office:value-type="float" office:value="54.7360416666667" calcext:value-type="float">
            <text:p>54.7360416666667</text:p>
          </table:table-cell>
          <table:table-cell office:value-type="float" office:value="0.170972222222222" calcext:value-type="float">
            <text:p>0.170972222222222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404513888888889" calcext:value-type="float">
            <text:p>0.404513888888889</text:p>
          </table:table-cell>
          <table:table-cell office:value-type="float" office:value="22.886875" calcext:value-type="float">
            <text:p>22.886875</text:p>
          </table:table-cell>
          <table:table-cell office:value-type="float" office:value="77.6220833333333" calcext:value-type="float">
            <text:p>77.6220833333333</text:p>
          </table:table-cell>
          <table:table-cell office:value-type="float" office:value="49.4783769633508" calcext:value-type="float">
            <text:p>49.4783769633508</text:p>
          </table:table-cell>
          <table:table-cell office:value-type="float" office:value="68.90625" calcext:value-type="float">
            <text:p>68.90625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4" calcext:value-type="float">
            <text:p>-54</text:p>
          </table:table-cell>
          <table:table-cell office:value-type="float" office:value="-10" calcext:value-type="float">
            <text:p>-10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string" calcext:value-type="string">
            <text:p>Confirmado</text:p>
          </table:table-cell>
          <table:table-cell office:value-type="float" office:value="357" calcext:value-type="float">
            <text:p>357</text:p>
          </table:table-cell>
          <table:table-cell office:value-type="float" office:value="885" calcext:value-type="float">
            <text:p>885</text:p>
          </table:table-cell>
          <table:table-cell office:value-type="float" office:value="41768" calcext:value-type="float">
            <text:p>41768</text:p>
          </table:table-cell>
          <table:table-cell office:value-type="float" office:value="35388" calcext:value-type="float">
            <text:p>35388</text:p>
          </table:table-cell>
          <table:table-cell office:value-type="float" office:value="5043" calcext:value-type="float">
            <text:p>504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office:value-type="float" office:value="603" calcext:value-type="float">
            <text:p>60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table:number-columns-repeated="3"/>
          <table:table-cell table:formula="of:=[.E101]-[.F101]-[.G101]" office:value-type="float" office:value="1337" calcext:value-type="float">
            <text:p>1337</text:p>
          </table:table-cell>
          <table:table-cell table:formula="of:=MAX([.S101]-[.K101];0)" office:value-type="float" office:value="734" calcext:value-type="float">
            <text:p>734</text:p>
          </table:table-cell>
          <table:table-cell table:formula="of:=[.K101]/[.S87]" office:value-type="float" office:value="0.412166780587833" calcext:value-type="float">
            <text:p>0.412166780587833</text:p>
          </table:table-cell>
          <table:table-cell table:formula="of:=[.G101]/[.E87]" office:value-type="float" office:value="0.177065412029072" calcext:value-type="float">
            <text:p>0.177065412029072</text:p>
          </table:table-cell>
          <table:table-cell table:formula="of:=6718903-[.Y101]-[.F101]-[.G101]" office:value-type="float" office:value="6677033.47721445" calcext:value-type="float">
            <text:p>6677033.47721445</text:p>
          </table:table-cell>
          <table:table-cell table:formula="of:=NORMINV(RAND();MAX([.T108];1);MAX(0.25*[.T108];1))" office:value-type="float" office:value="835.522785551277" calcext:value-type="float">
            <text:p>835.522785551277</text:p>
          </table:table-cell>
          <table:table-cell table:formula="of:=[.X101]+[.K101]" office:value-type="float" office:value="1438.52278555128" calcext:value-type="float">
            <text:p>1438.52278555128</text:p>
          </table:table-cell>
          <table:table-cell table:formula="of:=[.X101]-[.X100]" office:value-type="float" office:value="-58.1120321119282" calcext:value-type="float">
            <text:p>-58.1120321119282</text:p>
          </table:table-cell>
          <table:table-cell table:formula="of:=[.S101]-[.S100]" office:value-type="float" office:value="-578" calcext:value-type="float">
            <text:p>-578</text:p>
          </table:table-cell>
          <table:table-cell table:formula="of:=[.K101]-[.K100]" office:value-type="float" office:value="-3" calcext:value-type="float">
            <text:p>-3</text:p>
          </table:table-cell>
          <table:table-cell office:value-type="float" office:value="0.088541666666667" calcext:value-type="float">
            <text:p>0.088541666666667</text:p>
          </table:table-cell>
          <table:table-cell office:value-type="float" office:value="1022.90385416667" calcext:value-type="float">
            <text:p>1022.90385416667</text:p>
          </table:table-cell>
          <table:table-cell office:value-type="float" office:value="31.63625" calcext:value-type="float">
            <text:p>31.63625</text:p>
          </table:table-cell>
          <table:table-cell office:value-type="float" office:value="23.6773958333333" calcext:value-type="float">
            <text:p>23.6773958333333</text:p>
          </table:table-cell>
          <table:table-cell office:value-type="float" office:value="86.6674054054054" calcext:value-type="float">
            <text:p>86.6674054054054</text:p>
          </table:table-cell>
          <table:table-cell office:value-type="float" office:value="202.320179640718" calcext:value-type="float">
            <text:p>202.320179640718</text:p>
          </table:table-cell>
          <table:table-cell office:value-type="float" office:value="1.28802395209581" calcext:value-type="float">
            <text:p>1.28802395209581</text:p>
          </table:table-cell>
          <table:table-cell office:value-type="float" office:value="2.73142857142857" calcext:value-type="float">
            <text:p>2.73142857142857</text:p>
          </table:table-cell>
          <table:table-cell office:value-type="float" office:value="26.1740425531915" calcext:value-type="float">
            <text:p>26.174042553191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09569444444444" calcext:value-type="float">
            <text:p>2.09569444444444</text:p>
          </table:table-cell>
          <table:table-cell office:value-type="float" office:value="2.01388888888889" calcext:value-type="float">
            <text:p>2.01388888888889</text:p>
          </table:table-cell>
          <table:table-cell office:value-type="float" office:value="0.173880597014925" calcext:value-type="float">
            <text:p>0.173880597014925</text:p>
          </table:table-cell>
          <table:table-cell office:value-type="float" office:value="9.71531914893617" calcext:value-type="float">
            <text:p>9.71531914893617</text:p>
          </table:table-cell>
          <table:table-cell office:value-type="float" office:value="35.8868085106383" calcext:value-type="float">
            <text:p>35.8868085106383</text:p>
          </table:table-cell>
          <table:table-cell office:value-type="float" office:value="50.6102617801047" calcext:value-type="float">
            <text:p>50.6102617801047</text:p>
          </table:table-cell>
          <table:table-cell office:value-type="float" office:value="49.5572916666667" calcext:value-type="float">
            <text:p>49.5572916666667</text:p>
          </table:table-cell>
          <table:table-cell office:value-type="float" office:value="22.5" calcext:value-type="float">
            <text:p>22.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5" calcext:value-type="float">
            <text:p>-65</text:p>
          </table:table-cell>
          <table:table-cell office:value-type="float" office:value="-20" calcext:value-type="float">
            <text:p>-20</text:p>
          </table:table-cell>
          <table:table-cell office:value-type="float" office:value="-80" calcext:value-type="float">
            <text:p>-80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string" calcext:value-type="string">
            <text:p>Confirmado</text:p>
          </table:table-cell>
          <table:table-cell office:value-type="float" office:value="617" calcext:value-type="float">
            <text:p>617</text:p>
          </table:table-cell>
          <table:table-cell office:value-type="float" office:value="365" calcext:value-type="float">
            <text:p>365</text:p>
          </table:table-cell>
          <table:table-cell office:value-type="float" office:value="42385" calcext:value-type="float">
            <text:p>42385</text:p>
          </table:table-cell>
          <table:table-cell office:value-type="float" office:value="35753" calcext:value-type="float">
            <text:p>35753</text:p>
          </table:table-cell>
          <table:table-cell office:value-type="float" office:value="5090" calcext:value-type="float">
            <text:p>5090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85" calcext:value-type="float">
            <text:p>785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945" calcext:value-type="float">
            <text:p>194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E102]-[.F102]-[.G102]" office:value-type="float" office:value="1542" calcext:value-type="float">
            <text:p>1542</text:p>
          </table:table-cell>
          <table:table-cell table:formula="of:=MAX([.S102]-[.K102];0)" office:value-type="float" office:value="962" calcext:value-type="float">
            <text:p>962</text:p>
          </table:table-cell>
          <table:table-cell table:formula="of:=[.K102]/[.S88]" office:value-type="float" office:value="0.373711340206186" calcext:value-type="float">
            <text:p>0.373711340206186</text:p>
          </table:table-cell>
          <table:table-cell table:formula="of:=[.G102]/[.E88]" office:value-type="float" office:value="0.169587525821283" calcext:value-type="float">
            <text:p>0.169587525821283</text:p>
          </table:table-cell>
          <table:table-cell table:formula="of:=6718903-[.Y102]-[.F102]-[.G102]" office:value-type="float" office:value="6676253.97924555" calcext:value-type="float">
            <text:p>6676253.97924555</text:p>
          </table:table-cell>
          <table:table-cell table:formula="of:=NORMINV(RAND();MAX([.T109];1);MAX(0.25*[.T109];1))" office:value-type="float" office:value="1226.02075444852" calcext:value-type="float">
            <text:p>1226.02075444852</text:p>
          </table:table-cell>
          <table:table-cell table:formula="of:=[.X102]+[.K102]" office:value-type="float" office:value="1806.02075444852" calcext:value-type="float">
            <text:p>1806.02075444852</text:p>
          </table:table-cell>
          <table:table-cell table:formula="of:=[.X102]-[.X101]" office:value-type="float" office:value="390.497968897241" calcext:value-type="float">
            <text:p>390.497968897241</text:p>
          </table:table-cell>
          <table:table-cell table:formula="of:=[.S102]-[.S101]" office:value-type="float" office:value="205" calcext:value-type="float">
            <text:p>205</text:p>
          </table:table-cell>
          <table:table-cell table:formula="of:=[.K102]-[.K101]" office:value-type="float" office:value="-23" calcext:value-type="float">
            <text:p>-23</text:p>
          </table:table-cell>
          <table:table-cell office:value-type="float" office:value="0.125" calcext:value-type="float">
            <text:p>0.125</text:p>
          </table:table-cell>
          <table:table-cell office:value-type="float" office:value="1026.64828125" calcext:value-type="float">
            <text:p>1026.64828125</text:p>
          </table:table-cell>
          <table:table-cell office:value-type="float" office:value="39.1166666666667" calcext:value-type="float">
            <text:p>39.1166666666667</text:p>
          </table:table-cell>
          <table:table-cell office:value-type="float" office:value="21.7906770833333" calcext:value-type="float">
            <text:p>21.7906770833333</text:p>
          </table:table-cell>
          <table:table-cell office:value-type="float" office:value="92.5724861878453" calcext:value-type="float">
            <text:p>92.5724861878453</text:p>
          </table:table-cell>
          <table:table-cell office:value-type="float" office:value="137.496047904192" calcext:value-type="float">
            <text:p>137.496047904192</text:p>
          </table:table-cell>
          <table:table-cell office:value-type="float" office:value="0.841736526946108" calcext:value-type="float">
            <text:p>0.841736526946108</text:p>
          </table:table-cell>
          <table:table-cell office:value-type="float" office:value="5.10242990654206" calcext:value-type="float">
            <text:p>5.10242990654206</text:p>
          </table:table-cell>
          <table:table-cell office:value-type="float" office:value="32.395625" calcext:value-type="float">
            <text:p>32.395625</text:p>
          </table:table-cell>
          <table:table-cell office:value-type="float" office:value="0.065915492957747" calcext:value-type="float">
            <text:p>0.065915492957747</text:p>
          </table:table-cell>
          <table:table-cell office:value-type="float" office:value="1.98478873239437" calcext:value-type="float">
            <text:p>1.98478873239437</text:p>
          </table:table-cell>
          <table:table-cell office:value-type="float" office:value="1.91915492957747" calcext:value-type="float">
            <text:p>1.91915492957747</text:p>
          </table:table-cell>
          <table:table-cell office:value-type="float" office:value="0.157906976744186" calcext:value-type="float">
            <text:p>0.157906976744186</text:p>
          </table:table-cell>
          <table:table-cell office:value-type="float" office:value="10.215625" calcext:value-type="float">
            <text:p>10.215625</text:p>
          </table:table-cell>
          <table:table-cell office:value-type="float" office:value="42.61125" calcext:value-type="float">
            <text:p>42.61125</text:p>
          </table:table-cell>
          <table:table-cell office:value-type="float" office:value="33.4959574468085" calcext:value-type="float">
            <text:p>33.4959574468085</text:p>
          </table:table-cell>
          <table:table-cell office:value-type="float" office:value="30.4585635359116" calcext:value-type="float">
            <text:p>30.4585635359116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-11" calcext:value-type="float">
            <text:p>-11</text:p>
          </table:table-cell>
          <table:table-cell office:value-type="float" office:value="-70" calcext:value-type="float">
            <text:p>-70</text:p>
          </table:table-cell>
          <table:table-cell office:value-type="float" office:value="-50" calcext:value-type="float">
            <text:p>-50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string" calcext:value-type="string">
            <text:p>Confirmado</text:p>
          </table:table-cell>
          <table:table-cell office:value-type="float" office:value="1489" calcext:value-type="float">
            <text:p>1489</text:p>
          </table:table-cell>
          <table:table-cell office:value-type="float" office:value="1601" calcext:value-type="float">
            <text:p>1601</text:p>
          </table:table-cell>
          <table:table-cell office:value-type="float" office:value="43874" calcext:value-type="float">
            <text:p>43874</text:p>
          </table:table-cell>
          <table:table-cell office:value-type="float" office:value="37354" calcext:value-type="float">
            <text:p>37354</text:p>
          </table:table-cell>
          <table:table-cell office:value-type="float" office:value="5239" calcext:value-type="float">
            <text:p>523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office:value-type="float" office:value="599" calcext:value-type="float">
            <text:p>599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03]-[.F103]-[.G103]" office:value-type="float" office:value="1281" calcext:value-type="float">
            <text:p>1281</text:p>
          </table:table-cell>
          <table:table-cell table:formula="of:=MAX([.S103]-[.K103];0)" office:value-type="float" office:value="682" calcext:value-type="float">
            <text:p>682</text:p>
          </table:table-cell>
          <table:table-cell table:formula="of:=[.K103]/[.S89]" office:value-type="float" office:value="0.370668316831683" calcext:value-type="float">
            <text:p>0.370668316831683</text:p>
          </table:table-cell>
          <table:table-cell table:formula="of:=[.G103]/[.E89]" office:value-type="float" office:value="0.167895141648507" calcext:value-type="float">
            <text:p>0.167895141648507</text:p>
          </table:table-cell>
          <table:table-cell table:formula="of:=6718903-[.Y103]-[.F103]-[.G103]" office:value-type="float" office:value="6674483.53047675" calcext:value-type="float">
            <text:p>6674483.53047675</text:p>
          </table:table-cell>
          <table:table-cell table:formula="of:=NORMINV(RAND();MAX([.T110];1);MAX(0.25*[.T110];1))" office:value-type="float" office:value="1227.46952324842" calcext:value-type="float">
            <text:p>1227.46952324842</text:p>
          </table:table-cell>
          <table:table-cell table:formula="of:=[.X103]+[.K103]" office:value-type="float" office:value="1826.46952324842" calcext:value-type="float">
            <text:p>1826.46952324842</text:p>
          </table:table-cell>
          <table:table-cell table:formula="of:=[.X103]-[.X102]" office:value-type="float" office:value="1.44876879990215" calcext:value-type="float">
            <text:p>1.44876879990215</text:p>
          </table:table-cell>
          <table:table-cell table:formula="of:=[.S103]-[.S102]" office:value-type="float" office:value="-261" calcext:value-type="float">
            <text:p>-261</text:p>
          </table:table-cell>
          <table:table-cell table:formula="of:=[.K103]-[.K10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26.73663157895" calcext:value-type="float">
            <text:p>1026.73663157895</text:p>
          </table:table-cell>
          <table:table-cell office:value-type="float" office:value="90.3621465968586" calcext:value-type="float">
            <text:p>90.3621465968586</text:p>
          </table:table-cell>
          <table:table-cell office:value-type="float" office:value="22.8219473684211" calcext:value-type="float">
            <text:p>22.8219473684211</text:p>
          </table:table-cell>
          <table:table-cell office:value-type="float" office:value="79.842625698324" calcext:value-type="float">
            <text:p>79.842625698324</text:p>
          </table:table-cell>
          <table:table-cell office:value-type="float" office:value="143.571646341464" calcext:value-type="float">
            <text:p>143.571646341464</text:p>
          </table:table-cell>
          <table:table-cell office:value-type="float" office:value="1.30945121951219" calcext:value-type="float">
            <text:p>1.30945121951219</text:p>
          </table:table-cell>
          <table:table-cell office:value-type="float" office:value="5.58606382978724" calcext:value-type="float">
            <text:p>5.58606382978724</text:p>
          </table:table-cell>
          <table:table-cell office:value-type="float" office:value="20.4927659574468" calcext:value-type="float">
            <text:p>20.4927659574468</text:p>
          </table:table-cell>
          <table:table-cell office:value-type="float" office:value="0.051428571428572" calcext:value-type="float">
            <text:p>0.051428571428572</text:p>
          </table:table-cell>
          <table:table-cell office:value-type="float" office:value="1.92457142857143" calcext:value-type="float">
            <text:p>1.92457142857143</text:p>
          </table:table-cell>
          <table:table-cell office:value-type="float" office:value="1.87257142857143" calcext:value-type="float">
            <text:p>1.87257142857143</text:p>
          </table:table-cell>
          <table:table-cell office:value-type="float" office:value="0.13013986013986" calcext:value-type="float">
            <text:p>0.13013986013986</text:p>
          </table:table-cell>
          <table:table-cell office:value-type="float" office:value="5.66851063829787" calcext:value-type="float">
            <text:p>5.66851063829787</text:p>
          </table:table-cell>
          <table:table-cell office:value-type="float" office:value="26.16" calcext:value-type="float">
            <text:p>26.16</text:p>
          </table:table-cell>
          <table:table-cell office:value-type="float" office:value="43.4431182795699" calcext:value-type="float">
            <text:p>43.4431182795699</text:p>
          </table:table-cell>
          <table:table-cell office:value-type="float" office:value="26.9341317365269" calcext:value-type="float">
            <text:p>26.9341317365269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-12" calcext:value-type="float">
            <text:p>-12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string" calcext:value-type="string">
            <text:p>Confirmado</text:p>
          </table:table-cell>
          <table:table-cell office:value-type="float" office:value="2104" calcext:value-type="float">
            <text:p>2104</text:p>
          </table:table-cell>
          <table:table-cell office:value-type="float" office:value="856" calcext:value-type="float">
            <text:p>856</text:p>
          </table:table-cell>
          <table:table-cell office:value-type="float" office:value="45978" calcext:value-type="float">
            <text:p>45978</text:p>
          </table:table-cell>
          <table:table-cell office:value-type="float" office:value="38210" calcext:value-type="float">
            <text:p>38210</text:p>
          </table:table-cell>
          <table:table-cell office:value-type="float" office:value="5343" calcext:value-type="float">
            <text:p>534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03" calcext:value-type="float">
            <text:p>1003</text:p>
          </table:table-cell>
          <table:table-cell office:value-type="float" office:value="592" calcext:value-type="float">
            <text:p>592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04]-[.F104]-[.G104]" office:value-type="float" office:value="2425" calcext:value-type="float">
            <text:p>2425</text:p>
          </table:table-cell>
          <table:table-cell table:formula="of:=MAX([.S104]-[.K104];0)" office:value-type="float" office:value="1833" calcext:value-type="float">
            <text:p>1833</text:p>
          </table:table-cell>
          <table:table-cell table:formula="of:=[.K104]/[.S90]" office:value-type="float" office:value="0.318965517241379" calcext:value-type="float">
            <text:p>0.318965517241379</text:p>
          </table:table-cell>
          <table:table-cell table:formula="of:=[.G104]/[.E90]" office:value-type="float" office:value="0.162149858881369" calcext:value-type="float">
            <text:p>0.162149858881369</text:p>
          </table:table-cell>
          <table:table-cell table:formula="of:=6718903-[.Y104]-[.F104]-[.G104]" office:value-type="float" office:value="6673697.06876553" calcext:value-type="float">
            <text:p>6673697.06876553</text:p>
          </table:table-cell>
          <table:table-cell table:formula="of:=NORMINV(RAND();MAX([.T111];1);MAX(0.25*[.T111];1))" office:value-type="float" office:value="1060.93123446939" calcext:value-type="float">
            <text:p>1060.93123446939</text:p>
          </table:table-cell>
          <table:table-cell table:formula="of:=[.X104]+[.K104]" office:value-type="float" office:value="1652.93123446939" calcext:value-type="float">
            <text:p>1652.93123446939</text:p>
          </table:table-cell>
          <table:table-cell table:formula="of:=[.X104]-[.X103]" office:value-type="float" office:value="-166.538288779034" calcext:value-type="float">
            <text:p>-166.538288779034</text:p>
          </table:table-cell>
          <table:table-cell table:formula="of:=[.S104]-[.S103]" office:value-type="float" office:value="1144" calcext:value-type="float">
            <text:p>1144</text:p>
          </table:table-cell>
          <table:table-cell table:formula="of:=[.K104]-[.K103]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024.78520833333" calcext:value-type="float">
            <text:p>1024.78520833333</text:p>
          </table:table-cell>
          <table:table-cell office:value-type="float" office:value="121.624583333333" calcext:value-type="float">
            <text:p>121.624583333333</text:p>
          </table:table-cell>
          <table:table-cell office:value-type="float" office:value="23.2965625" calcext:value-type="float">
            <text:p>23.2965625</text:p>
          </table:table-cell>
          <table:table-cell office:value-type="float" office:value="72.4701081081081" calcext:value-type="float">
            <text:p>72.4701081081081</text:p>
          </table:table-cell>
          <table:table-cell office:value-type="float" office:value="124.512987804878" calcext:value-type="float">
            <text:p>124.512987804878</text:p>
          </table:table-cell>
          <table:table-cell office:value-type="float" office:value="1.42384146341464" calcext:value-type="float">
            <text:p>1.42384146341464</text:p>
          </table:table-cell>
          <table:table-cell office:value-type="float" office:value="5.23627659574468" calcext:value-type="float">
            <text:p>5.23627659574468</text:p>
          </table:table-cell>
          <table:table-cell office:value-type="float" office:value="22.5779545454545" calcext:value-type="float">
            <text:p>22.5779545454545</text:p>
          </table:table-cell>
          <table:table-cell office:value-type="float" office:value="0.040281690140845" calcext:value-type="float">
            <text:p>0.040281690140845</text:p>
          </table:table-cell>
          <table:table-cell office:value-type="float" office:value="1.93450704225352" calcext:value-type="float">
            <text:p>1.93450704225352</text:p>
          </table:table-cell>
          <table:table-cell office:value-type="float" office:value="1.89338028169014" calcext:value-type="float">
            <text:p>1.89338028169014</text:p>
          </table:table-cell>
          <table:table-cell office:value-type="float" office:value="0.145281690140845" calcext:value-type="float">
            <text:p>0.145281690140845</text:p>
          </table:table-cell>
          <table:table-cell office:value-type="float" office:value="6.19386363636364" calcext:value-type="float">
            <text:p>6.19386363636364</text:p>
          </table:table-cell>
          <table:table-cell office:value-type="float" office:value="28.7720454545455" calcext:value-type="float">
            <text:p>28.7720454545455</text:p>
          </table:table-cell>
          <table:table-cell office:value-type="float" office:value="41.6740314136126" calcext:value-type="float">
            <text:p>41.6740314136126</text:p>
          </table:table-cell>
          <table:table-cell office:value-type="float" office:value="26.5416666666667" calcext:value-type="float">
            <text:p>26.5416666666667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-8" calcext:value-type="float">
            <text:p>-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1340" calcext:value-type="float">
            <text:p>1340</text:p>
          </table:table-cell>
          <table:table-cell office:value-type="float" office:value="46255" calcext:value-type="float">
            <text:p>46255</text:p>
          </table:table-cell>
          <table:table-cell office:value-type="float" office:value="39550" calcext:value-type="float">
            <text:p>39550</text:p>
          </table:table-cell>
          <table:table-cell office:value-type="float" office:value="5508" calcext:value-type="float">
            <text:p>5508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888" calcext:value-type="float">
            <text:p>888</text:p>
          </table:table-cell>
          <table:table-cell office:value-type="float" office:value="584" calcext:value-type="float">
            <text:p>58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879" calcext:value-type="float">
            <text:p>187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05]-[.F105]-[.G105]" office:value-type="float" office:value="1197" calcext:value-type="float">
            <text:p>1197</text:p>
          </table:table-cell>
          <table:table-cell table:formula="of:=MAX([.S105]-[.K105];0)" office:value-type="float" office:value="613" calcext:value-type="float">
            <text:p>613</text:p>
          </table:table-cell>
          <table:table-cell table:formula="of:=[.K105]/[.S91]" office:value-type="float" office:value="0.346999405822935" calcext:value-type="float">
            <text:p>0.346999405822935</text:p>
          </table:table-cell>
          <table:table-cell table:formula="of:=[.G105]/[.E91]" office:value-type="float" office:value="0.163466389672058" calcext:value-type="float">
            <text:p>0.163466389672058</text:p>
          </table:table-cell>
          <table:table-cell table:formula="of:=6718903-[.Y105]-[.F105]-[.G105]" office:value-type="float" office:value="6672293.87546119" calcext:value-type="float">
            <text:p>6672293.87546119</text:p>
          </table:table-cell>
          <table:table-cell table:formula="of:=NORMINV(RAND();MAX([.T112];1);MAX(0.25*[.T112];1))" office:value-type="float" office:value="967.12453881458" calcext:value-type="float">
            <text:p>967.12453881458</text:p>
          </table:table-cell>
          <table:table-cell table:formula="of:=[.X105]+[.K105]" office:value-type="float" office:value="1551.12453881458" calcext:value-type="float">
            <text:p>1551.12453881458</text:p>
          </table:table-cell>
          <table:table-cell table:formula="of:=[.X105]-[.X104]" office:value-type="float" office:value="-93.8066956548056" calcext:value-type="float">
            <text:p>-93.8066956548056</text:p>
          </table:table-cell>
          <table:table-cell table:formula="of:=[.S105]-[.S104]" office:value-type="float" office:value="-1228" calcext:value-type="float">
            <text:p>-1228</text:p>
          </table:table-cell>
          <table:table-cell table:formula="of:=[.K105]-[.K104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20.90119791667" calcext:value-type="float">
            <text:p>1020.90119791667</text:p>
          </table:table-cell>
          <table:table-cell office:value-type="float" office:value="135.7559375" calcext:value-type="float">
            <text:p>135.7559375</text:p>
          </table:table-cell>
          <table:table-cell office:value-type="float" office:value="22.8402604166667" calcext:value-type="float">
            <text:p>22.8402604166667</text:p>
          </table:table-cell>
          <table:table-cell office:value-type="float" office:value="70.6495161290323" calcext:value-type="float">
            <text:p>70.6495161290323</text:p>
          </table:table-cell>
          <table:table-cell office:value-type="float" office:value="146.533515151515" calcext:value-type="float">
            <text:p>146.533515151515</text:p>
          </table:table-cell>
          <table:table-cell office:value-type="float" office:value="0.847636363636363" calcext:value-type="float">
            <text:p>0.847636363636363</text:p>
          </table:table-cell>
          <table:table-cell office:value-type="float" office:value="9.08568421052632" calcext:value-type="float">
            <text:p>9.08568421052632</text:p>
          </table:table-cell>
          <table:table-cell office:value-type="float" office:value="40.4989583333333" calcext:value-type="float">
            <text:p>40.49895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0183098591549" calcext:value-type="float">
            <text:p>2.20183098591549</text:p>
          </table:table-cell>
          <table:table-cell office:value-type="float" office:value="2.09111111111111" calcext:value-type="float">
            <text:p>2.09111111111111</text:p>
          </table:table-cell>
          <table:table-cell office:value-type="float" office:value="0.210352112676056" calcext:value-type="float">
            <text:p>0.210352112676056</text:p>
          </table:table-cell>
          <table:table-cell office:value-type="float" office:value="26.6191666666667" calcext:value-type="float">
            <text:p>26.6191666666667</text:p>
          </table:table-cell>
          <table:table-cell office:value-type="float" office:value="67.1197916666667" calcext:value-type="float">
            <text:p>67.1197916666667</text:p>
          </table:table-cell>
          <table:table-cell office:value-type="float" office:value="28.4962365591398" calcext:value-type="float">
            <text:p>28.4962365591398</text:p>
          </table:table-cell>
          <table:table-cell office:value-type="float" office:value="32.6011904761905" calcext:value-type="float">
            <text:p>32.6011904761905</text:p>
          </table:table-cell>
          <table:table-cell office:value-type="float" office:value="10.7083333333333" calcext:value-type="float">
            <text:p>10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37" calcext:value-type="float">
            <text:p>-37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string" calcext:value-type="string">
            <text:p>Confirmado</text:p>
          </table:table-cell>
          <table:table-cell office:value-type="float" office:value="2498" calcext:value-type="float">
            <text:p>2498</text:p>
          </table:table-cell>
          <table:table-cell office:value-type="float" office:value="1816" calcext:value-type="float">
            <text:p>1816</text:p>
          </table:table-cell>
          <table:table-cell office:value-type="float" office:value="48753" calcext:value-type="float">
            <text:p>48753</text:p>
          </table:table-cell>
          <table:table-cell office:value-type="float" office:value="41366" calcext:value-type="float">
            <text:p>41366</text:p>
          </table:table-cell>
          <table:table-cell office:value-type="float" office:value="5632" calcext:value-type="float">
            <text:p>5632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78" calcext:value-type="float">
            <text:p>1178</text:p>
          </table:table-cell>
          <table:table-cell office:value-type="float" office:value="563" calcext:value-type="float">
            <text:p>56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E106]-[.F106]-[.G106]" office:value-type="float" office:value="1755" calcext:value-type="float">
            <text:p>1755</text:p>
          </table:table-cell>
          <table:table-cell table:formula="of:=MAX([.S106]-[.K106];0)" office:value-type="float" office:value="1192" calcext:value-type="float">
            <text:p>1192</text:p>
          </table:table-cell>
          <table:table-cell table:formula="of:=[.K106]/[.S92]" office:value-type="float" office:value="0.329432416617905" calcext:value-type="float">
            <text:p>0.329432416617905</text:p>
          </table:table-cell>
          <table:table-cell table:formula="of:=[.G106]/[.E92]" office:value-type="float" office:value="0.160716833604429" calcext:value-type="float">
            <text:p>0.160716833604429</text:p>
          </table:table-cell>
          <table:table-cell table:formula="of:=6718903-[.Y106]-[.F106]-[.G106]" office:value-type="float" office:value="6670516.18165877" calcext:value-type="float">
            <text:p>6670516.18165877</text:p>
          </table:table-cell>
          <table:table-cell table:formula="of:=NORMINV(RAND();MAX([.T113];1);MAX(0.25*[.T113];1))" office:value-type="float" office:value="825.818341227064" calcext:value-type="float">
            <text:p>825.818341227064</text:p>
          </table:table-cell>
          <table:table-cell table:formula="of:=[.X106]+[.K106]" office:value-type="float" office:value="1388.81834122706" calcext:value-type="float">
            <text:p>1388.81834122706</text:p>
          </table:table-cell>
          <table:table-cell table:formula="of:=[.X106]-[.X105]" office:value-type="float" office:value="-141.306197587516" calcext:value-type="float">
            <text:p>-141.306197587516</text:p>
          </table:table-cell>
          <table:table-cell table:formula="of:=[.S106]-[.S105]" office:value-type="float" office:value="558" calcext:value-type="float">
            <text:p>558</text:p>
          </table:table-cell>
          <table:table-cell table:formula="of:=[.K106]-[.K105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019.07769633508" calcext:value-type="float">
            <text:p>1019.07769633508</text:p>
          </table:table-cell>
          <table:table-cell office:value-type="float" office:value="110.359738219895" calcext:value-type="float">
            <text:p>110.359738219895</text:p>
          </table:table-cell>
          <table:table-cell office:value-type="float" office:value="24.0866492146597" calcext:value-type="float">
            <text:p>24.0866492146597</text:p>
          </table:table-cell>
          <table:table-cell office:value-type="float" office:value="67.3584656084656" calcext:value-type="float">
            <text:p>67.3584656084656</text:p>
          </table:table-cell>
          <table:table-cell office:value-type="float" office:value="165.809393939394" calcext:value-type="float">
            <text:p>165.809393939394</text:p>
          </table:table-cell>
          <table:table-cell office:value-type="float" office:value="0.948424242424242" calcext:value-type="float">
            <text:p>0.948424242424242</text:p>
          </table:table-cell>
          <table:table-cell office:value-type="float" office:value="18.5894382022472" calcext:value-type="float">
            <text:p>18.5894382022472</text:p>
          </table:table-cell>
          <table:table-cell office:value-type="float" office:value="53.0316666666667" calcext:value-type="float">
            <text:p>53.0316666666667</text:p>
          </table:table-cell>
          <table:table-cell office:value-type="float" office:value="0.225074626865672" calcext:value-type="float">
            <text:p>0.225074626865672</text:p>
          </table:table-cell>
          <table:table-cell office:value-type="float" office:value="2.45671641791045" calcext:value-type="float">
            <text:p>2.45671641791045</text:p>
          </table:table-cell>
          <table:table-cell office:value-type="float" office:value="2.2310447761194" calcext:value-type="float">
            <text:p>2.231044776119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51.9757142857143" calcext:value-type="float">
            <text:p>51.9757142857143</text:p>
          </table:table-cell>
          <table:table-cell office:value-type="float" office:value="105.004523809524" calcext:value-type="float">
            <text:p>105.004523809524</text:p>
          </table:table-cell>
          <table:table-cell office:value-type="float" office:value="27.2741884816754" calcext:value-type="float">
            <text:p>27.2741884816754</text:p>
          </table:table-cell>
          <table:table-cell office:value-type="float" office:value="57.2095808383234" calcext:value-type="float">
            <text:p>57.2095808383234</text:p>
          </table:table-cell>
          <table:table-cell office:value-type="float" office:value="34" calcext:value-type="float">
            <text:p>3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3" calcext:value-type="float">
            <text:p>-3</text:p>
          </table:table-cell>
          <table:table-cell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string" calcext:value-type="string">
            <text:p>Confirmado</text:p>
          </table:table-cell>
          <table:table-cell office:value-type="float" office:value="1376" calcext:value-type="float">
            <text:p>1376</text:p>
          </table:table-cell>
          <table:table-cell office:value-type="float" office:value="1135" calcext:value-type="float">
            <text:p>1135</text:p>
          </table:table-cell>
          <table:table-cell office:value-type="float" office:value="50129" calcext:value-type="float">
            <text:p>50129</text:p>
          </table:table-cell>
          <table:table-cell office:value-type="float" office:value="42501" calcext:value-type="float">
            <text:p>42501</text:p>
          </table:table-cell>
          <table:table-cell office:value-type="float" office:value="5791" calcext:value-type="float">
            <text:p>5791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office:value-type="float" office:value="591" calcext:value-type="float">
            <text:p>591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E107]-[.F107]-[.G107]" office:value-type="float" office:value="1837" calcext:value-type="float">
            <text:p>1837</text:p>
          </table:table-cell>
          <table:table-cell table:formula="of:=MAX([.S107]-[.K107];0)" office:value-type="float" office:value="1246" calcext:value-type="float">
            <text:p>1246</text:p>
          </table:table-cell>
          <table:table-cell table:formula="of:=[.K107]/[.S93]" office:value-type="float" office:value="0.403688524590164" calcext:value-type="float">
            <text:p>0.403688524590164</text:p>
          </table:table-cell>
          <table:table-cell table:formula="of:=[.G107]/[.E93]" office:value-type="float" office:value="0.162199254964569" calcext:value-type="float">
            <text:p>0.162199254964569</text:p>
          </table:table-cell>
          <table:table-cell table:formula="of:=6718903-[.Y107]-[.F107]-[.G107]" office:value-type="float" office:value="6669036.76201289" calcext:value-type="float">
            <text:p>6669036.76201289</text:p>
          </table:table-cell>
          <table:table-cell table:formula="of:=NORMINV(RAND();MAX([.T114];1);MAX(0.25*[.T114];1))" office:value-type="float" office:value="983.237987115226" calcext:value-type="float">
            <text:p>983.237987115226</text:p>
          </table:table-cell>
          <table:table-cell table:formula="of:=[.X107]+[.K107]" office:value-type="float" office:value="1574.23798711523" calcext:value-type="float">
            <text:p>1574.23798711523</text:p>
          </table:table-cell>
          <table:table-cell table:formula="of:=[.X107]-[.X106]" office:value-type="float" office:value="157.419645888162" calcext:value-type="float">
            <text:p>157.419645888162</text:p>
          </table:table-cell>
          <table:table-cell table:formula="of:=[.S107]-[.S106]" office:value-type="float" office:value="82" calcext:value-type="float">
            <text:p>82</text:p>
          </table:table-cell>
          <table:table-cell table:formula="of:=[.K107]-[.K10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9.061875" calcext:value-type="float">
            <text:p>1019.061875</text:p>
          </table:table-cell>
          <table:table-cell office:value-type="float" office:value="129.0215625" calcext:value-type="float">
            <text:p>129.0215625</text:p>
          </table:table-cell>
          <table:table-cell office:value-type="float" office:value="25.6322916666667" calcext:value-type="float">
            <text:p>25.6322916666667</text:p>
          </table:table-cell>
          <table:table-cell office:value-type="float" office:value="74.8397297297297" calcext:value-type="float">
            <text:p>74.8397297297297</text:p>
          </table:table-cell>
          <table:table-cell office:value-type="float" office:value="177.450421686747" calcext:value-type="float">
            <text:p>177.450421686747</text:p>
          </table:table-cell>
          <table:table-cell office:value-type="float" office:value="0.726686746987952" calcext:value-type="float">
            <text:p>0.726686746987952</text:p>
          </table:table-cell>
          <table:table-cell office:value-type="float" office:value="12.0885263157895" calcext:value-type="float">
            <text:p>12.0885263157895</text:p>
          </table:table-cell>
          <table:table-cell office:value-type="float" office:value="62.869375" calcext:value-type="float">
            <text:p>62.869375</text:p>
          </table:table-cell>
          <table:table-cell office:value-type="float" office:value="0.271388888888889" calcext:value-type="float">
            <text:p>0.271388888888889</text:p>
          </table:table-cell>
          <table:table-cell office:value-type="float" office:value="2.69763888888889" calcext:value-type="float">
            <text:p>2.69763888888889</text:p>
          </table:table-cell>
          <table:table-cell office:value-type="float" office:value="2.42583333333333" calcext:value-type="float">
            <text:p>2.42583333333333</text:p>
          </table:table-cell>
          <table:table-cell office:value-type="float" office:value="0.449861111111111" calcext:value-type="float">
            <text:p>0.449861111111111</text:p>
          </table:table-cell>
          <table:table-cell office:value-type="float" office:value="60.1489583333333" calcext:value-type="float">
            <text:p>60.1489583333333</text:p>
          </table:table-cell>
          <table:table-cell office:value-type="float" office:value="123.021041666667" calcext:value-type="float">
            <text:p>123.021041666667</text:p>
          </table:table-cell>
          <table:table-cell office:value-type="float" office:value="29.5545555555555" calcext:value-type="float">
            <text:p>29.5545555555555</text:p>
          </table:table-cell>
          <table:table-cell office:value-type="float" office:value="63.9642857142857" calcext:value-type="float">
            <text:p>63.9642857142857</text:p>
          </table:table-cell>
          <table:table-cell office:value-type="float" office:value="56.3333333333333" calcext:value-type="float">
            <text:p>56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string" calcext:value-type="string">
            <text:p>Confirmado</text:p>
          </table:table-cell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  <table:table-cell office:value-type="float" office:value="50430" calcext:value-type="float">
            <text:p>50430</text:p>
          </table:table-cell>
          <table:table-cell office:value-type="float" office:value="43102" calcext:value-type="float">
            <text:p>43102</text:p>
          </table:table-cell>
          <table:table-cell office:value-type="float" office:value="5832" calcext:value-type="float">
            <text:p>5832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237" calcext:value-type="float">
            <text:p>1237</text:p>
          </table:table-cell>
          <table:table-cell office:value-type="float" office:value="571" calcext:value-type="float">
            <text:p>57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08]-[.F108]-[.G108]" office:value-type="float" office:value="1496" calcext:value-type="float">
            <text:p>1496</text:p>
          </table:table-cell>
          <table:table-cell table:formula="of:=MAX([.S108]-[.K108];0)" office:value-type="float" office:value="925" calcext:value-type="float">
            <text:p>925</text:p>
          </table:table-cell>
          <table:table-cell table:formula="of:=[.K108]/[.S94]" office:value-type="float" office:value="0.405539772727273" calcext:value-type="float">
            <text:p>0.405539772727273</text:p>
          </table:table-cell>
          <table:table-cell table:formula="of:=[.G108]/[.E94]" office:value-type="float" office:value="0.161484147861" calcext:value-type="float">
            <text:p>0.161484147861</text:p>
          </table:table-cell>
          <table:table-cell table:formula="of:=6718903-[.Y108]-[.F108]-[.G108]" office:value-type="float" office:value="6668420.92888875" calcext:value-type="float">
            <text:p>6668420.92888875</text:p>
          </table:table-cell>
          <table:table-cell table:formula="of:=NORMINV(RAND();MAX([.T115];1);MAX(0.25*[.T115];1))" office:value-type="float" office:value="977.071111252498" calcext:value-type="float">
            <text:p>977.071111252498</text:p>
          </table:table-cell>
          <table:table-cell table:formula="of:=[.X108]+[.K108]" office:value-type="float" office:value="1548.0711112525" calcext:value-type="float">
            <text:p>1548.0711112525</text:p>
          </table:table-cell>
          <table:table-cell table:formula="of:=[.X108]-[.X107]" office:value-type="float" office:value="-6.16687586272747" calcext:value-type="float">
            <text:p>-6.16687586272747</text:p>
          </table:table-cell>
          <table:table-cell table:formula="of:=[.S108]-[.S107]" office:value-type="float" office:value="-341" calcext:value-type="float">
            <text:p>-341</text:p>
          </table:table-cell>
          <table:table-cell table:formula="of:=[.K108]-[.K107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17.84347826087" calcext:value-type="float">
            <text:p>1017.84347826087</text:p>
          </table:table-cell>
          <table:table-cell office:value-type="float" office:value="137.692010869565" calcext:value-type="float">
            <text:p>137.692010869565</text:p>
          </table:table-cell>
          <table:table-cell office:value-type="float" office:value="27.3832065217391" calcext:value-type="float">
            <text:p>27.3832065217391</text:p>
          </table:table-cell>
          <table:table-cell office:value-type="float" office:value="67.5125683060109" calcext:value-type="float">
            <text:p>67.5125683060109</text:p>
          </table:table-cell>
          <table:table-cell office:value-type="float" office:value="166.10765060241" calcext:value-type="float">
            <text:p>166.10765060241</text:p>
          </table:table-cell>
          <table:table-cell office:value-type="float" office:value="0.788072289156626" calcext:value-type="float">
            <text:p>0.788072289156626</text:p>
          </table:table-cell>
          <table:table-cell office:value-type="float" office:value="11.1598947368421" calcext:value-type="float">
            <text:p>11.1598947368421</text:p>
          </table:table-cell>
          <table:table-cell office:value-type="float" office:value="43.4541666666667" calcext:value-type="float">
            <text:p>43.4541666666667</text:p>
          </table:table-cell>
          <table:table-cell office:value-type="float" office:value="0.200833333333333" calcext:value-type="float">
            <text:p>0.200833333333333</text:p>
          </table:table-cell>
          <table:table-cell office:value-type="float" office:value="2.475" calcext:value-type="float">
            <text:p>2.475</text:p>
          </table:table-cell>
          <table:table-cell office:value-type="float" office:value="2.27402777777778" calcext:value-type="float">
            <text:p>2.27402777777778</text:p>
          </table:table-cell>
          <table:table-cell office:value-type="float" office:value="0.400694444444445" calcext:value-type="float">
            <text:p>0.400694444444445</text:p>
          </table:table-cell>
          <table:table-cell office:value-type="float" office:value="25.513125" calcext:value-type="float">
            <text:p>25.513125</text:p>
          </table:table-cell>
          <table:table-cell office:value-type="float" office:value="68.9704166666667" calcext:value-type="float">
            <text:p>68.9704166666667</text:p>
          </table:table-cell>
          <table:table-cell office:value-type="float" office:value="24.9623214285714" calcext:value-type="float">
            <text:p>24.9623214285714</text:p>
          </table:table-cell>
          <table:table-cell office:value-type="float" office:value="53.40625" calcext:value-type="float">
            <text:p>53.40625</text:p>
          </table:table-cell>
          <table:table-cell office:value-type="float" office:value="45.4583333333333" calcext:value-type="float">
            <text:p>45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8" calcext:value-type="float">
            <text:p>-58</text:p>
          </table:table-cell>
          <table:table-cell office:value-type="float" office:value="-13" calcext:value-type="float">
            <text:p>-13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string" calcext:value-type="string">
            <text:p>Confirmado</text:p>
          </table:table-cell>
          <table:table-cell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50922" calcext:value-type="float">
            <text:p>50922</text:p>
          </table:table-cell>
          <table:table-cell office:value-type="float" office:value="43582" calcext:value-type="float">
            <text:p>43582</text:p>
          </table:table-cell>
          <table:table-cell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220" calcext:value-type="float">
            <text:p>122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09]-[.F109]-[.G109]" office:value-type="float" office:value="1465" calcext:value-type="float">
            <text:p>1465</text:p>
          </table:table-cell>
          <table:table-cell table:formula="of:=MAX([.S109]-[.K109];0)" office:value-type="float" office:value="913" calcext:value-type="float">
            <text:p>913</text:p>
          </table:table-cell>
          <table:table-cell table:formula="of:=[.K109]/[.S95]" office:value-type="float" office:value="0.367265469061876" calcext:value-type="float">
            <text:p>0.367265469061876</text:p>
          </table:table-cell>
          <table:table-cell table:formula="of:=[.G109]/[.E95]" office:value-type="float" office:value="0.159244301086927" calcext:value-type="float">
            <text:p>0.159244301086927</text:p>
          </table:table-cell>
          <table:table-cell table:formula="of:=6718903-[.Y109]-[.F109]-[.G109]" office:value-type="float" office:value="6668410.64086214" calcext:value-type="float">
            <text:p>6668410.64086214</text:p>
          </table:table-cell>
          <table:table-cell table:formula="of:=NORMINV(RAND();MAX([.T116];1);MAX(0.25*[.T116];1))" office:value-type="float" office:value="483.359137864103" calcext:value-type="float">
            <text:p>483.359137864103</text:p>
          </table:table-cell>
          <table:table-cell table:formula="of:=[.X109]+[.K109]" office:value-type="float" office:value="1035.3591378641" calcext:value-type="float">
            <text:p>1035.3591378641</text:p>
          </table:table-cell>
          <table:table-cell table:formula="of:=[.X109]-[.X108]" office:value-type="float" office:value="-493.711973388396" calcext:value-type="float">
            <text:p>-493.711973388396</text:p>
          </table:table-cell>
          <table:table-cell table:formula="of:=[.S109]-[.S108]" office:value-type="float" office:value="-31" calcext:value-type="float">
            <text:p>-31</text:p>
          </table:table-cell>
          <table:table-cell table:formula="of:=[.K109]-[.K108]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1017.83530726257" calcext:value-type="float">
            <text:p>1017.83530726257</text:p>
          </table:table-cell>
          <table:table-cell office:value-type="float" office:value="126.433184357542" calcext:value-type="float">
            <text:p>126.433184357542</text:p>
          </table:table-cell>
          <table:table-cell office:value-type="float" office:value="27.0283977900552" calcext:value-type="float">
            <text:p>27.0283977900552</text:p>
          </table:table-cell>
          <table:table-cell office:value-type="float" office:value="57.8684444444444" calcext:value-type="float">
            <text:p>57.8684444444444</text:p>
          </table:table-cell>
          <table:table-cell office:value-type="float" office:value="168.829085365854" calcext:value-type="float">
            <text:p>168.829085365854</text:p>
          </table:table-cell>
          <table:table-cell office:value-type="float" office:value="0.847378048780488" calcext:value-type="float">
            <text:p>0.847378048780488</text:p>
          </table:table-cell>
          <table:table-cell office:value-type="float" office:value="10.4029473684211" calcext:value-type="float">
            <text:p>10.4029473684211</text:p>
          </table:table-cell>
          <table:table-cell office:value-type="float" office:value="50.8681818181818" calcext:value-type="float">
            <text:p>50.8681818181818</text:p>
          </table:table-cell>
          <table:table-cell office:value-type="float" office:value="0.150428571428571" calcext:value-type="float">
            <text:p>0.150428571428571</text:p>
          </table:table-cell>
          <table:table-cell office:value-type="float" office:value="2.36414285714286" calcext:value-type="float">
            <text:p>2.36414285714286</text:p>
          </table:table-cell>
          <table:table-cell office:value-type="float" office:value="2.21385714285714" calcext:value-type="float">
            <text:p>2.21385714285714</text:p>
          </table:table-cell>
          <table:table-cell office:value-type="float" office:value="0.288194444444444" calcext:value-type="float">
            <text:p>0.288194444444444</text:p>
          </table:table-cell>
          <table:table-cell office:value-type="float" office:value="39.5797727272727" calcext:value-type="float">
            <text:p>39.5797727272727</text:p>
          </table:table-cell>
          <table:table-cell office:value-type="float" office:value="90.4395454545454" calcext:value-type="float">
            <text:p>90.4395454545454</text:p>
          </table:table-cell>
          <table:table-cell office:value-type="float" office:value="31.8588700564972" calcext:value-type="float">
            <text:p>31.8588700564972</text:p>
          </table:table-cell>
          <table:table-cell office:value-type="float" office:value="51.7225806451613" calcext:value-type="float">
            <text:p>51.7225806451613</text:p>
          </table:table-cell>
          <table:table-cell office:value-type="float" office:value="31.7083333333333" calcext:value-type="float">
            <text:p>3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9" calcext:value-type="float">
            <text:p>-49</text:p>
          </table:table-cell>
          <table:table-cell office:value-type="float" office:value="-11" calcext:value-type="float">
            <text:p>-11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35" calcext:value-type="float">
            <text:p>-35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string" calcext:value-type="string">
            <text:p>Confirmado</text:p>
          </table:table-cell>
          <table:table-cell office:value-type="float" office:value="1403" calcext:value-type="float">
            <text:p>1403</text:p>
          </table:table-cell>
          <table:table-cell office:value-type="float" office:value="1038" calcext:value-type="float">
            <text:p>1038</text:p>
          </table:table-cell>
          <table:table-cell office:value-type="float" office:value="52325" calcext:value-type="float">
            <text:p>52325</text:p>
          </table:table-cell>
          <table:table-cell office:value-type="float" office:value="44620" calcext:value-type="float">
            <text:p>44620</text:p>
          </table:table-cell>
          <table:table-cell office:value-type="float" office:value="6000" calcext:value-type="float">
            <text:p>600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207" calcext:value-type="float">
            <text:p>1207</text:p>
          </table:table-cell>
          <table:table-cell office:value-type="float" office:value="553" calcext:value-type="float">
            <text:p>55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584" calcext:value-type="float">
            <text:p>158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0]-[.F110]-[.G110]" office:value-type="float" office:value="1705" calcext:value-type="float">
            <text:p>1705</text:p>
          </table:table-cell>
          <table:table-cell table:formula="of:=MAX([.S110]-[.K110];0)" office:value-type="float" office:value="1152" calcext:value-type="float">
            <text:p>1152</text:p>
          </table:table-cell>
          <table:table-cell table:formula="of:=[.K110]/[.S96]" office:value-type="float" office:value="0.389985895627645" calcext:value-type="float">
            <text:p>0.389985895627645</text:p>
          </table:table-cell>
          <table:table-cell table:formula="of:=[.G110]/[.E96]" office:value-type="float" office:value="0.158298815397198" calcext:value-type="float">
            <text:p>0.158298815397198</text:p>
          </table:table-cell>
          <table:table-cell table:formula="of:=6718903-[.Y110]-[.F110]-[.G110]" office:value-type="float" office:value="6667295.10627867" calcext:value-type="float">
            <text:p>6667295.10627867</text:p>
          </table:table-cell>
          <table:table-cell table:formula="of:=NORMINV(RAND();MAX([.T117];1);MAX(0.25*[.T117];1))" office:value-type="float" office:value="434.893721332633" calcext:value-type="float">
            <text:p>434.893721332633</text:p>
          </table:table-cell>
          <table:table-cell table:formula="of:=[.X110]+[.K110]" office:value-type="float" office:value="987.893721332633" calcext:value-type="float">
            <text:p>987.893721332633</text:p>
          </table:table-cell>
          <table:table-cell table:formula="of:=[.X110]-[.X109]" office:value-type="float" office:value="-48.46541653147" calcext:value-type="float">
            <text:p>-48.46541653147</text:p>
          </table:table-cell>
          <table:table-cell table:formula="of:=[.S110]-[.S109]" office:value-type="float" office:value="240" calcext:value-type="float">
            <text:p>240</text:p>
          </table:table-cell>
          <table:table-cell table:formula="of:=[.K110]-[.K10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.78" calcext:value-type="float">
            <text:p>1016.78</text:p>
          </table:table-cell>
          <table:table-cell office:value-type="float" office:value="114.113645833333" calcext:value-type="float">
            <text:p>114.113645833333</text:p>
          </table:table-cell>
          <table:table-cell office:value-type="float" office:value="25.0056770833334" calcext:value-type="float">
            <text:p>25.0056770833334</text:p>
          </table:table-cell>
          <table:table-cell office:value-type="float" office:value="62.9051851851852" calcext:value-type="float">
            <text:p>62.9051851851852</text:p>
          </table:table-cell>
          <table:table-cell office:value-type="float" office:value="147.215238095238" calcext:value-type="float">
            <text:p>147.215238095238</text:p>
          </table:table-cell>
          <table:table-cell office:value-type="float" office:value="0.800059523809524" calcext:value-type="float">
            <text:p>0.800059523809524</text:p>
          </table:table-cell>
          <table:table-cell office:value-type="float" office:value="8.83688888888889" calcext:value-type="float">
            <text:p>8.83688888888889</text:p>
          </table:table-cell>
          <table:table-cell office:value-type="float" office:value="60.4379166666667" calcext:value-type="float">
            <text:p>60.4379166666667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2.63608695652174" calcext:value-type="float">
            <text:p>2.63608695652174</text:p>
          </table:table-cell>
          <table:table-cell office:value-type="float" office:value="2.45086956521739" calcext:value-type="float">
            <text:p>2.45086956521739</text:p>
          </table:table-cell>
          <table:table-cell office:value-type="float" office:value="0.344861111111111" calcext:value-type="float">
            <text:p>0.344861111111111</text:p>
          </table:table-cell>
          <table:table-cell office:value-type="float" office:value="29.7514583333333" calcext:value-type="float">
            <text:p>29.7514583333333</text:p>
          </table:table-cell>
          <table:table-cell office:value-type="float" office:value="90.191875" calcext:value-type="float">
            <text:p>90.191875</text:p>
          </table:table-cell>
          <table:table-cell office:value-type="float" office:value="23.2773298429319" calcext:value-type="float">
            <text:p>23.2773298429319</text:p>
          </table:table-cell>
          <table:table-cell office:value-type="float" office:value="61.9821428571429" calcext:value-type="float">
            <text:p>61.9821428571429</text:p>
          </table:table-cell>
          <table:table-cell office:value-type="float" office:value="27.2631578947368" calcext:value-type="float">
            <text:p>27.2631578947368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14" calcext:value-type="float">
            <text:p>-14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string" calcext:value-type="string">
            <text:p>Confirmado</text:p>
          </table:table-cell>
          <table:table-cell office:value-type="float" office:value="982" calcext:value-type="float">
            <text:p>982</text:p>
          </table:table-cell>
          <table:table-cell office:value-type="float" office:value="912" calcext:value-type="float">
            <text:p>912</text:p>
          </table:table-cell>
          <table:table-cell office:value-type="float" office:value="53307" calcext:value-type="float">
            <text:p>53307</text:p>
          </table:table-cell>
          <table:table-cell office:value-type="float" office:value="45532" calcext:value-type="float">
            <text:p>45532</text:p>
          </table:table-cell>
          <table:table-cell office:value-type="float" office:value="6087" calcext:value-type="float">
            <text:p>608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11]-[.F111]-[.G111]" office:value-type="float" office:value="1688" calcext:value-type="float">
            <text:p>1688</text:p>
          </table:table-cell>
          <table:table-cell table:formula="of:=MAX([.S111]-[.K111];0)" office:value-type="float" office:value="1135" calcext:value-type="float">
            <text:p>1135</text:p>
          </table:table-cell>
          <table:table-cell table:formula="of:=[.K111]/[.S97]" office:value-type="float" office:value="0.389162561576355" calcext:value-type="float">
            <text:p>0.389162561576355</text:p>
          </table:table-cell>
          <table:table-cell table:formula="of:=[.G111]/[.E97]" office:value-type="float" office:value="0.156237166324435" calcext:value-type="float">
            <text:p>0.156237166324435</text:p>
          </table:table-cell>
          <table:table-cell table:formula="of:=6718903-[.Y111]-[.F111]-[.G111]" office:value-type="float" office:value="6666319.41970692" calcext:value-type="float">
            <text:p>6666319.41970692</text:p>
          </table:table-cell>
          <table:table-cell table:formula="of:=NORMINV(RAND();MAX([.T118];1);MAX(0.25*[.T118];1))" office:value-type="float" office:value="411.580293082545" calcext:value-type="float">
            <text:p>411.580293082545</text:p>
          </table:table-cell>
          <table:table-cell table:formula="of:=[.X111]+[.K111]" office:value-type="float" office:value="964.580293082545" calcext:value-type="float">
            <text:p>964.580293082545</text:p>
          </table:table-cell>
          <table:table-cell table:formula="of:=[.X111]-[.X110]" office:value-type="float" office:value="-23.3134282500875" calcext:value-type="float">
            <text:p>-23.3134282500875</text:p>
          </table:table-cell>
          <table:table-cell table:formula="of:=[.S111]-[.S110]" office:value-type="float" office:value="-17" calcext:value-type="float">
            <text:p>-17</text:p>
          </table:table-cell>
          <table:table-cell table:formula="of:=[.K111]-[.K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63916666667" calcext:value-type="float">
            <text:p>1015.63916666667</text:p>
          </table:table-cell>
          <table:table-cell office:value-type="float" office:value="129.836770833333" calcext:value-type="float">
            <text:p>129.836770833333</text:p>
          </table:table-cell>
          <table:table-cell office:value-type="float" office:value="23.9393617021277" calcext:value-type="float">
            <text:p>23.9393617021277</text:p>
          </table:table-cell>
          <table:table-cell office:value-type="float" office:value="54.7724468085106" calcext:value-type="float">
            <text:p>54.7724468085106</text:p>
          </table:table-cell>
          <table:table-cell office:value-type="float" office:value="160.430792682927" calcext:value-type="float">
            <text:p>160.430792682927</text:p>
          </table:table-cell>
          <table:table-cell office:value-type="float" office:value="0.872378048780488" calcext:value-type="float">
            <text:p>0.872378048780488</text:p>
          </table:table-cell>
          <table:table-cell office:value-type="float" office:value="9.92031578947369" calcext:value-type="float">
            <text:p>9.92031578947369</text:p>
          </table:table-cell>
          <table:table-cell office:value-type="float" office:value="56.373829787234" calcext:value-type="float">
            <text:p>56.373829787234</text:p>
          </table:table-cell>
          <table:table-cell office:value-type="float" office:value="0.131527777777778" calcext:value-type="float">
            <text:p>0.131527777777778</text:p>
          </table:table-cell>
          <table:table-cell office:value-type="float" office:value="2.53402777777778" calcext:value-type="float">
            <text:p>2.53402777777778</text:p>
          </table:table-cell>
          <table:table-cell office:value-type="float" office:value="2.40125" calcext:value-type="float">
            <text:p>2.40125</text:p>
          </table:table-cell>
          <table:table-cell office:value-type="float" office:value="0.279444444444445" calcext:value-type="float">
            <text:p>0.279444444444445</text:p>
          </table:table-cell>
          <table:table-cell office:value-type="float" office:value="23.3665957446808" calcext:value-type="float">
            <text:p>23.3665957446808</text:p>
          </table:table-cell>
          <table:table-cell office:value-type="float" office:value="79.7382978723404" calcext:value-type="float">
            <text:p>79.7382978723404</text:p>
          </table:table-cell>
          <table:table-cell office:value-type="float" office:value="31.6102150537634" calcext:value-type="float">
            <text:p>31.6102150537634</text:p>
          </table:table-cell>
          <table:table-cell office:value-type="float" office:value="51.4916201117318" calcext:value-type="float">
            <text:p>51.4916201117318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0" calcext:value-type="float">
            <text:p>-50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string" calcext:value-type="string">
            <text:p>Confirmado</text:p>
          </table:table-cell>
          <table:table-cell office:value-type="float" office:value="862" calcext:value-type="float">
            <text:p>862</text:p>
          </table:table-cell>
          <table:table-cell office:value-type="float" office:value="1144" calcext:value-type="float">
            <text:p>1144</text:p>
          </table:table-cell>
          <table:table-cell office:value-type="float" office:value="54169" calcext:value-type="float">
            <text:p>54169</text:p>
          </table:table-cell>
          <table:table-cell office:value-type="float" office:value="46676" calcext:value-type="float">
            <text:p>46676</text:p>
          </table:table-cell>
          <table:table-cell office:value-type="float" office:value="6161" calcext:value-type="float">
            <text:p>616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131" calcext:value-type="float">
            <text:p>1131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E112]-[.F112]-[.G112]" office:value-type="float" office:value="1332" calcext:value-type="float">
            <text:p>1332</text:p>
          </table:table-cell>
          <table:table-cell table:formula="of:=MAX([.S112]-[.K112];0)" office:value-type="float" office:value="783" calcext:value-type="float">
            <text:p>783</text:p>
          </table:table-cell>
          <table:table-cell table:formula="of:=[.K112]/[.S98]" office:value-type="float" office:value="0.370945945945946" calcext:value-type="float">
            <text:p>0.370945945945946</text:p>
          </table:table-cell>
          <table:table-cell table:formula="of:=[.G112]/[.E98]" office:value-type="float" office:value="0.153874971902395" calcext:value-type="float">
            <text:p>0.153874971902395</text:p>
          </table:table-cell>
          <table:table-cell table:formula="of:=6718903-[.Y112]-[.F112]-[.G112]" office:value-type="float" office:value="6665228.4977407" calcext:value-type="float">
            <text:p>6665228.4977407</text:p>
          </table:table-cell>
          <table:table-cell table:formula="of:=NORMINV(RAND();MAX([.T119];1);MAX(0.25*[.T119];1))" office:value-type="float" office:value="288.502259298008" calcext:value-type="float">
            <text:p>288.502259298008</text:p>
          </table:table-cell>
          <table:table-cell table:formula="of:=[.X112]+[.K112]" office:value-type="float" office:value="837.502259298008" calcext:value-type="float">
            <text:p>837.502259298008</text:p>
          </table:table-cell>
          <table:table-cell table:formula="of:=[.X112]-[.X111]" office:value-type="float" office:value="-123.078033784537" calcext:value-type="float">
            <text:p>-123.078033784537</text:p>
          </table:table-cell>
          <table:table-cell table:formula="of:=[.S112]-[.S111]" office:value-type="float" office:value="-356" calcext:value-type="float">
            <text:p>-356</text:p>
          </table:table-cell>
          <table:table-cell table:formula="of:=[.K112]-[.K111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14.70744791667" calcext:value-type="float">
            <text:p>1014.70744791667</text:p>
          </table:table-cell>
          <table:table-cell office:value-type="float" office:value="112.057552083333" calcext:value-type="float">
            <text:p>112.057552083333</text:p>
          </table:table-cell>
          <table:table-cell office:value-type="float" office:value="25.2497916666667" calcext:value-type="float">
            <text:p>25.2497916666667</text:p>
          </table:table-cell>
          <table:table-cell office:value-type="float" office:value="57.4344270833333" calcext:value-type="float">
            <text:p>57.4344270833333</text:p>
          </table:table-cell>
          <table:table-cell office:value-type="float" office:value="172.094727272727" calcext:value-type="float">
            <text:p>172.094727272727</text:p>
          </table:table-cell>
          <table:table-cell office:value-type="float" office:value="0.883696969696969" calcext:value-type="float">
            <text:p>0.883696969696969</text:p>
          </table:table-cell>
          <table:table-cell office:value-type="float" office:value="10.0453684210526" calcext:value-type="float">
            <text:p>10.0453684210526</text:p>
          </table:table-cell>
          <table:table-cell office:value-type="float" office:value="53.0687234042553" calcext:value-type="float">
            <text:p>53.0687234042553</text:p>
          </table:table-cell>
          <table:table-cell office:value-type="float" office:value="0.152777777777778" calcext:value-type="float">
            <text:p>0.152777777777778</text:p>
          </table:table-cell>
          <table:table-cell office:value-type="float" office:value="2.57652777777778" calcext:value-type="float">
            <text:p>2.57652777777778</text:p>
          </table:table-cell>
          <table:table-cell office:value-type="float" office:value="2.42277777777778" calcext:value-type="float">
            <text:p>2.42277777777778</text:p>
          </table:table-cell>
          <table:table-cell office:value-type="float" office:value="0.354166666666667" calcext:value-type="float">
            <text:p>0.354166666666667</text:p>
          </table:table-cell>
          <table:table-cell office:value-type="float" office:value="30.3236170212766" calcext:value-type="float">
            <text:p>30.3236170212766</text:p>
          </table:table-cell>
          <table:table-cell office:value-type="float" office:value="83.3936170212766" calcext:value-type="float">
            <text:p>83.3936170212766</text:p>
          </table:table-cell>
          <table:table-cell office:value-type="float" office:value="25.0207142857143" calcext:value-type="float">
            <text:p>25.0207142857143</text:p>
          </table:table-cell>
          <table:table-cell office:value-type="float" office:value="57.9635416666667" calcext:value-type="float">
            <text:p>57.963541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10" calcext:value-type="float">
            <text:p>-10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string" calcext:value-type="string">
            <text:p>Confirmado</text:p>
          </table:table-cell>
          <table:table-cell office:value-type="float" office:value="983" calcext:value-type="float">
            <text:p>983</text:p>
          </table:table-cell>
          <table:table-cell office:value-type="float" office:value="759" calcext:value-type="float">
            <text:p>759</text:p>
          </table:table-cell>
          <table:table-cell office:value-type="float" office:value="55152" calcext:value-type="float">
            <text:p>55152</text:p>
          </table:table-cell>
          <table:table-cell office:value-type="float" office:value="47435" calcext:value-type="float">
            <text:p>47435</text:p>
          </table:table-cell>
          <table:table-cell office:value-type="float" office:value="6264" calcext:value-type="float">
            <text:p>6264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543" calcext:value-type="float">
            <text:p>54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13]-[.F113]-[.G113]" office:value-type="float" office:value="1453" calcext:value-type="float">
            <text:p>1453</text:p>
          </table:table-cell>
          <table:table-cell table:formula="of:=MAX([.S113]-[.K113];0)" office:value-type="float" office:value="910" calcext:value-type="float">
            <text:p>910</text:p>
          </table:table-cell>
          <table:table-cell table:formula="of:=[.K113]/[.S99]" office:value-type="float" office:value="0.377083333333333" calcext:value-type="float">
            <text:p>0.377083333333333</text:p>
          </table:table-cell>
          <table:table-cell table:formula="of:=[.G113]/[.E99]" office:value-type="float" office:value="0.154651392455066" calcext:value-type="float">
            <text:p>0.154651392455066</text:p>
          </table:table-cell>
          <table:table-cell table:formula="of:=6718903-[.Y113]-[.F113]-[.G113]" office:value-type="float" office:value="6663887.94966577" calcext:value-type="float">
            <text:p>6663887.94966577</text:p>
          </table:table-cell>
          <table:table-cell table:formula="of:=NORMINV(RAND();MAX([.T120];1);MAX(0.25*[.T120];1))" office:value-type="float" office:value="773.050334233638" calcext:value-type="float">
            <text:p>773.050334233638</text:p>
          </table:table-cell>
          <table:table-cell table:formula="of:=[.X113]+[.K113]" office:value-type="float" office:value="1316.05033423364" calcext:value-type="float">
            <text:p>1316.05033423364</text:p>
          </table:table-cell>
          <table:table-cell table:formula="of:=[.X113]-[.X112]" office:value-type="float" office:value="484.54807493563" calcext:value-type="float">
            <text:p>484.54807493563</text:p>
          </table:table-cell>
          <table:table-cell table:formula="of:=[.S113]-[.S112]" office:value-type="float" office:value="121" calcext:value-type="float">
            <text:p>121</text:p>
          </table:table-cell>
          <table:table-cell table:formula="of:=[.K113]-[.K112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6.41743455497" calcext:value-type="float">
            <text:p>1016.41743455497</text:p>
          </table:table-cell>
          <table:table-cell office:value-type="float" office:value="112.326230366492" calcext:value-type="float">
            <text:p>112.326230366492</text:p>
          </table:table-cell>
          <table:table-cell office:value-type="float" office:value="25.3332460732984" calcext:value-type="float">
            <text:p>25.3332460732984</text:p>
          </table:table-cell>
          <table:table-cell office:value-type="float" office:value="71.7216483516484" calcext:value-type="float">
            <text:p>71.7216483516484</text:p>
          </table:table-cell>
          <table:table-cell office:value-type="float" office:value="185.199879518072" calcext:value-type="float">
            <text:p>185.199879518072</text:p>
          </table:table-cell>
          <table:table-cell office:value-type="float" office:value="1.34740963855422" calcext:value-type="float">
            <text:p>1.34740963855422</text:p>
          </table:table-cell>
          <table:table-cell office:value-type="float" office:value="3.15425531914894" calcext:value-type="float">
            <text:p>3.15425531914894</text:p>
          </table:table-cell>
          <table:table-cell office:value-type="float" office:value="29.1904347826087" calcext:value-type="float">
            <text:p>29.1904347826087</text:p>
          </table:table-cell>
          <table:table-cell office:value-type="float" office:value="0.087323943661972" calcext:value-type="float">
            <text:p>0.087323943661972</text:p>
          </table:table-cell>
          <table:table-cell office:value-type="float" office:value="2.34492957746479" calcext:value-type="float">
            <text:p>2.34492957746479</text:p>
          </table:table-cell>
          <table:table-cell office:value-type="float" office:value="2.25845070422535" calcext:value-type="float">
            <text:p>2.25845070422535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.8247826086956" calcext:value-type="float">
            <text:p>18.8247826086956</text:p>
          </table:table-cell>
          <table:table-cell office:value-type="float" office:value="48.0110869565217" calcext:value-type="float">
            <text:p>48.0110869565217</text:p>
          </table:table-cell>
          <table:table-cell office:value-type="float" office:value="42.0952" calcext:value-type="float">
            <text:p>42.0952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-48" calcext:value-type="float">
            <text:p>-48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string" calcext:value-type="string">
            <text:p>Confirmado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55286" calcext:value-type="float">
            <text:p>55286</text:p>
          </table:table-cell>
          <table:table-cell office:value-type="float" office:value="47601" calcext:value-type="float">
            <text:p>47601</text:p>
          </table:table-cell>
          <table:table-cell office:value-type="float" office:value="6366" calcext:value-type="float">
            <text:p>636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37" calcext:value-type="float">
            <text:p>737</text:p>
          </table:table-cell>
          <table:table-cell office:value-type="float" office:value="526" calcext:value-type="float">
            <text:p>52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14]-[.F114]-[.G114]" office:value-type="float" office:value="1319" calcext:value-type="float">
            <text:p>1319</text:p>
          </table:table-cell>
          <table:table-cell table:formula="of:=MAX([.S114]-[.K114];0)" office:value-type="float" office:value="793" calcext:value-type="float">
            <text:p>793</text:p>
          </table:table-cell>
          <table:table-cell table:formula="of:=[.K114]/[.S100]" office:value-type="float" office:value="0.27467362924282" calcext:value-type="float">
            <text:p>0.27467362924282</text:p>
          </table:table-cell>
          <table:table-cell table:formula="of:=[.G114]/[.E100]" office:value-type="float" office:value="0.153727270531984" calcext:value-type="float">
            <text:p>0.153727270531984</text:p>
          </table:table-cell>
          <table:table-cell table:formula="of:=6718903-[.Y114]-[.F114]-[.G114]" office:value-type="float" office:value="6663394.49391406" calcext:value-type="float">
            <text:p>6663394.49391406</text:p>
          </table:table-cell>
          <table:table-cell table:formula="of:=NORMINV(RAND();MAX([.T121];1);MAX(0.25*[.T121];1))" office:value-type="float" office:value="1015.50608593673" calcext:value-type="float">
            <text:p>1015.50608593673</text:p>
          </table:table-cell>
          <table:table-cell table:formula="of:=[.X114]+[.K114]" office:value-type="float" office:value="1541.50608593673" calcext:value-type="float">
            <text:p>1541.50608593673</text:p>
          </table:table-cell>
          <table:table-cell table:formula="of:=[.X114]-[.X113]" office:value-type="float" office:value="242.455751703093" calcext:value-type="float">
            <text:p>242.455751703093</text:p>
          </table:table-cell>
          <table:table-cell table:formula="of:=[.S114]-[.S113]" office:value-type="float" office:value="-134" calcext:value-type="float">
            <text:p>-134</text:p>
          </table:table-cell>
          <table:table-cell table:formula="of:=[.K114]-[.K113]" office:value-type="float" office:value="-17" calcext:value-type="float">
            <text:p>-17</text:p>
          </table:table-cell>
          <table:table-cell office:value-type="float" office:value="0.027777777777778" calcext:value-type="float">
            <text:p>0.027777777777778</text:p>
          </table:table-cell>
          <table:table-cell office:value-type="float" office:value="1014.71816666667" calcext:value-type="float">
            <text:p>1014.71816666667</text:p>
          </table:table-cell>
          <table:table-cell office:value-type="float" office:value="101.622388888889" calcext:value-type="float">
            <text:p>101.622388888889</text:p>
          </table:table-cell>
          <table:table-cell office:value-type="float" office:value="23.6077222222222" calcext:value-type="float">
            <text:p>23.6077222222222</text:p>
          </table:table-cell>
          <table:table-cell office:value-type="float" office:value="81.2066853932584" calcext:value-type="float">
            <text:p>81.2066853932584</text:p>
          </table:table-cell>
          <table:table-cell office:value-type="float" office:value="173.030426829268" calcext:value-type="float">
            <text:p>173.030426829268</text:p>
          </table:table-cell>
          <table:table-cell office:value-type="float" office:value="1.27469512195122" calcext:value-type="float">
            <text:p>1.27469512195122</text:p>
          </table:table-cell>
          <table:table-cell office:value-type="float" office:value="6.6510989010989" calcext:value-type="float">
            <text:p>6.6510989010989</text:p>
          </table:table-cell>
          <table:table-cell office:value-type="float" office:value="24.1367441860465" calcext:value-type="float">
            <text:p>24.1367441860465</text:p>
          </table:table-cell>
          <table:table-cell office:value-type="float" office:value="0.057042253521127" calcext:value-type="float">
            <text:p>0.057042253521127</text:p>
          </table:table-cell>
          <table:table-cell office:value-type="float" office:value="2.22295774647887" calcext:value-type="float">
            <text:p>2.22295774647887</text:p>
          </table:table-cell>
          <table:table-cell office:value-type="float" office:value="2.16591549295775" calcext:value-type="float">
            <text:p>2.16591549295775</text:p>
          </table:table-cell>
          <table:table-cell office:value-type="float" office:value="0.20609756097561" calcext:value-type="float">
            <text:p>0.20609756097561</text:p>
          </table:table-cell>
          <table:table-cell office:value-type="float" office:value="6.75325581395349" calcext:value-type="float">
            <text:p>6.75325581395349</text:p>
          </table:table-cell>
          <table:table-cell office:value-type="float" office:value="30.8893023255814" calcext:value-type="float">
            <text:p>30.8893023255814</text:p>
          </table:table-cell>
          <table:table-cell office:value-type="float" office:value="42.4250289017341" calcext:value-type="float">
            <text:p>42.4250289017341</text:p>
          </table:table-cell>
          <table:table-cell office:value-type="float" office:value="34.5511363636364" calcext:value-type="float">
            <text:p>34.5511363636364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4" calcext:value-type="float">
            <text:p>-54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string" calcext:value-type="string">
            <text:p>Confirmado</text:p>
          </table:table-cell>
          <table:table-cell office:value-type="float" office:value="774" calcext:value-type="float">
            <text:p>774</text:p>
          </table:table-cell>
          <table:table-cell office:value-type="float" office:value="647" calcext:value-type="float">
            <text:p>647</text:p>
          </table:table-cell>
          <table:table-cell office:value-type="float" office:value="56060" calcext:value-type="float">
            <text:p>56060</text:p>
          </table:table-cell>
          <table:table-cell office:value-type="float" office:value="48248" calcext:value-type="float">
            <text:p>48248</text:p>
          </table:table-cell>
          <table:table-cell office:value-type="float" office:value="6393" calcext:value-type="float">
            <text:p>639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15]-[.F115]-[.G115]" office:value-type="float" office:value="1419" calcext:value-type="float">
            <text:p>1419</text:p>
          </table:table-cell>
          <table:table-cell table:formula="of:=MAX([.S115]-[.K115];0)" office:value-type="float" office:value="906" calcext:value-type="float">
            <text:p>906</text:p>
          </table:table-cell>
          <table:table-cell table:formula="of:=[.K115]/[.S101]" office:value-type="float" office:value="0.383694839192221" calcext:value-type="float">
            <text:p>0.383694839192221</text:p>
          </table:table-cell>
          <table:table-cell table:formula="of:=[.G115]/[.E101]" office:value-type="float" office:value="0.153059758666922" calcext:value-type="float">
            <text:p>0.153059758666922</text:p>
          </table:table-cell>
          <table:table-cell table:formula="of:=6718903-[.Y115]-[.F115]-[.G115]" office:value-type="float" office:value="6662709.57302194" calcext:value-type="float">
            <text:p>6662709.57302194</text:p>
          </table:table-cell>
          <table:table-cell table:formula="of:=NORMINV(RAND();MAX([.T122];1);MAX(0.25*[.T122];1))" office:value-type="float" office:value="1039.42697805936" calcext:value-type="float">
            <text:p>1039.42697805936</text:p>
          </table:table-cell>
          <table:table-cell table:formula="of:=[.X115]+[.K115]" office:value-type="float" office:value="1552.42697805936" calcext:value-type="float">
            <text:p>1552.42697805936</text:p>
          </table:table-cell>
          <table:table-cell table:formula="of:=[.X115]-[.X114]" office:value-type="float" office:value="23.9208921226301" calcext:value-type="float">
            <text:p>23.9208921226301</text:p>
          </table:table-cell>
          <table:table-cell table:formula="of:=[.S115]-[.S114]" office:value-type="float" office:value="100" calcext:value-type="float">
            <text:p>100</text:p>
          </table:table-cell>
          <table:table-cell table:formula="of:=[.K115]-[.K114]" office:value-type="float" office:value="-13" calcext:value-type="float">
            <text:p>-13</text:p>
          </table:table-cell>
          <table:table-cell office:value-type="float" office:value="0.033519553072626" calcext:value-type="float">
            <text:p>0.033519553072626</text:p>
          </table:table-cell>
          <table:table-cell office:value-type="float" office:value="1020.53793296089" calcext:value-type="float">
            <text:p>1020.53793296089</text:p>
          </table:table-cell>
          <table:table-cell office:value-type="float" office:value="76.6294413407821" calcext:value-type="float">
            <text:p>76.6294413407821</text:p>
          </table:table-cell>
          <table:table-cell office:value-type="float" office:value="21.5984916201117" calcext:value-type="float">
            <text:p>21.5984916201117</text:p>
          </table:table-cell>
          <table:table-cell office:value-type="float" office:value="82.2817045454545" calcext:value-type="float">
            <text:p>82.2817045454545</text:p>
          </table:table-cell>
          <table:table-cell office:value-type="float" office:value="200.354431137725" calcext:value-type="float">
            <text:p>200.354431137725</text:p>
          </table:table-cell>
          <table:table-cell office:value-type="float" office:value="1.02892215568862" calcext:value-type="float">
            <text:p>1.02892215568862</text:p>
          </table:table-cell>
          <table:table-cell office:value-type="float" office:value="6.29845070422535" calcext:value-type="float">
            <text:p>6.29845070422535</text:p>
          </table:table-cell>
          <table:table-cell office:value-type="float" office:value="19.0991489361702" calcext:value-type="float">
            <text:p>19.0991489361702</text:p>
          </table:table-cell>
          <table:table-cell office:value-type="float" office:value="0.055138888888889" calcext:value-type="float">
            <text:p>0.055138888888889</text:p>
          </table:table-cell>
          <table:table-cell office:value-type="float" office:value="2.25916666666667" calcext:value-type="float">
            <text:p>2.25916666666667</text:p>
          </table:table-cell>
          <table:table-cell office:value-type="float" office:value="2.20305555555556" calcext:value-type="float">
            <text:p>2.20305555555556</text:p>
          </table:table-cell>
          <table:table-cell office:value-type="float" office:value="0.176071428571429" calcext:value-type="float">
            <text:p>0.176071428571429</text:p>
          </table:table-cell>
          <table:table-cell office:value-type="float" office:value="5.29148936170213" calcext:value-type="float">
            <text:p>5.29148936170213</text:p>
          </table:table-cell>
          <table:table-cell office:value-type="float" office:value="24.3893617021277" calcext:value-type="float">
            <text:p>24.3893617021277</text:p>
          </table:table-cell>
          <table:table-cell office:value-type="float" office:value="40.9720238095238" calcext:value-type="float">
            <text:p>40.9720238095238</text:p>
          </table:table-cell>
          <table:table-cell office:value-type="float" office:value="20.2022471910112" calcext:value-type="float">
            <text:p>20.2022471910112</text:p>
          </table:table-cell>
          <table:table-cell office:value-type="float" office:value="11.7391304347826" calcext:value-type="float">
            <text:p>11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61" calcext:value-type="float">
            <text:p>-61</text:p>
          </table:table-cell>
          <table:table-cell office:value-type="float" office:value="-13" calcext:value-type="float">
            <text:p>-13</text:p>
          </table:table-cell>
          <table:table-cell office:value-type="float" office:value="-70" calcext:value-type="float">
            <text:p>-70</text:p>
          </table:table-cell>
          <table:table-cell office:value-type="float" office:value="-49" calcext:value-type="float">
            <text:p>-49</text:p>
          </table:table-cell>
          <table:table-cell office:value-type="float" office:value="-13" calcext:value-type="float">
            <text:p>-13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string" calcext:value-type="string">
            <text:p>Confirmado</text:p>
          </table:table-cell>
          <table:table-cell office:value-type="float" office:value="291" calcext:value-type="float">
            <text:p>291</text:p>
          </table:table-cell>
          <table:table-cell office:value-type="float" office:value="552" calcext:value-type="float">
            <text:p>552</text:p>
          </table:table-cell>
          <table:table-cell office:value-type="float" office:value="56351" calcext:value-type="float">
            <text:p>56351</text:p>
          </table:table-cell>
          <table:table-cell office:value-type="float" office:value="48800" calcext:value-type="float">
            <text:p>48800</text:p>
          </table:table-cell>
          <table:table-cell office:value-type="float" office:value="6417" calcext:value-type="float">
            <text:p>641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776" calcext:value-type="float">
            <text:p>776</text:p>
          </table:table-cell>
          <table:table-cell office:value-type="float" office:value="523" calcext:value-type="float">
            <text:p>52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16]-[.F116]-[.G116]" office:value-type="float" office:value="1134" calcext:value-type="float">
            <text:p>1134</text:p>
          </table:table-cell>
          <table:table-cell table:formula="of:=MAX([.S116]-[.K116];0)" office:value-type="float" office:value="611" calcext:value-type="float">
            <text:p>611</text:p>
          </table:table-cell>
          <table:table-cell table:formula="of:=[.K116]/[.S102]" office:value-type="float" office:value="0.33916990920882" calcext:value-type="float">
            <text:p>0.33916990920882</text:p>
          </table:table-cell>
          <table:table-cell table:formula="of:=[.G116]/[.E102]" office:value-type="float" office:value="0.151397900200543" calcext:value-type="float">
            <text:p>0.151397900200543</text:p>
          </table:table-cell>
          <table:table-cell table:formula="of:=6718903-[.Y116]-[.F116]-[.G116]" office:value-type="float" office:value="6662494.90752232" calcext:value-type="float">
            <text:p>6662494.90752232</text:p>
          </table:table-cell>
          <table:table-cell table:formula="of:=NORMINV(RAND();MAX([.T123];1);MAX(0.25*[.T123];1))" office:value-type="float" office:value="668.092477677681" calcext:value-type="float">
            <text:p>668.092477677681</text:p>
          </table:table-cell>
          <table:table-cell table:formula="of:=[.X116]+[.K116]" office:value-type="float" office:value="1191.09247767768" calcext:value-type="float">
            <text:p>1191.09247767768</text:p>
          </table:table-cell>
          <table:table-cell table:formula="of:=[.X116]-[.X115]" office:value-type="float" office:value="-371.334500381681" calcext:value-type="float">
            <text:p>-371.334500381681</text:p>
          </table:table-cell>
          <table:table-cell table:formula="of:=[.S116]-[.S115]" office:value-type="float" office:value="-285" calcext:value-type="float">
            <text:p>-285</text:p>
          </table:table-cell>
          <table:table-cell table:formula="of:=[.K116]-[.K115]" office:value-type="float" office:value="10" calcext:value-type="float">
            <text:p>10</text:p>
          </table:table-cell>
          <table:table-cell office:value-type="float" office:value="0.197916666666667" calcext:value-type="float">
            <text:p>0.197916666666667</text:p>
          </table:table-cell>
          <table:table-cell office:value-type="float" office:value="1022.121875" calcext:value-type="float">
            <text:p>1022.121875</text:p>
          </table:table-cell>
          <table:table-cell office:value-type="float" office:value="88.6442708333334" calcext:value-type="float">
            <text:p>88.6442708333334</text:p>
          </table:table-cell>
          <table:table-cell office:value-type="float" office:value="21.42140625" calcext:value-type="float">
            <text:p>21.42140625</text:p>
          </table:table-cell>
          <table:table-cell office:value-type="float" office:value="82.3289444444444" calcext:value-type="float">
            <text:p>82.3289444444444</text:p>
          </table:table-cell>
          <table:table-cell office:value-type="float" office:value="148.900714285714" calcext:value-type="float">
            <text:p>148.900714285714</text:p>
          </table:table-cell>
          <table:table-cell office:value-type="float" office:value="1.22113095238095" calcext:value-type="float">
            <text:p>1.22113095238095</text:p>
          </table:table-cell>
          <table:table-cell office:value-type="float" office:value="4.11623529411765" calcext:value-type="float">
            <text:p>4.11623529411765</text:p>
          </table:table-cell>
          <table:table-cell office:value-type="float" office:value="20.1088636363636" calcext:value-type="float">
            <text:p>20.1088636363636</text:p>
          </table:table-cell>
          <table:table-cell office:value-type="float" office:value="0.045277777777778" calcext:value-type="float">
            <text:p>0.045277777777778</text:p>
          </table:table-cell>
          <table:table-cell office:value-type="float" office:value="2.15013888888889" calcext:value-type="float">
            <text:p>2.15013888888889</text:p>
          </table:table-cell>
          <table:table-cell office:value-type="float" office:value="2.10430555555556" calcext:value-type="float">
            <text:p>2.10430555555556</text:p>
          </table:table-cell>
          <table:table-cell office:value-type="float" office:value="0.142261904761905" calcext:value-type="float">
            <text:p>0.142261904761905</text:p>
          </table:table-cell>
          <table:table-cell office:value-type="float" office:value="5.76636363636364" calcext:value-type="float">
            <text:p>5.76636363636364</text:p>
          </table:table-cell>
          <table:table-cell office:value-type="float" office:value="25.8665909090909" calcext:value-type="float">
            <text:p>25.8665909090909</text:p>
          </table:table-cell>
          <table:table-cell office:value-type="float" office:value="38.9442857142857" calcext:value-type="float">
            <text:p>38.9442857142857</text:p>
          </table:table-cell>
          <table:table-cell office:value-type="float" office:value="17" calcext:value-type="float">
            <text:p>17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9" calcext:value-type="float">
            <text:p>-9</text:p>
          </table:table-cell>
          <table:table-cell office:value-type="float" office:value="-63" calcext:value-type="float">
            <text:p>-63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56936" calcext:value-type="float">
            <text:p>56936</text:p>
          </table:table-cell>
          <table:table-cell office:value-type="float" office:value="49311" calcext:value-type="float">
            <text:p>49311</text:p>
          </table:table-cell>
          <table:table-cell office:value-type="float" office:value="6550" calcext:value-type="float">
            <text:p>655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524" calcext:value-type="float">
            <text:p>524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17]-[.F117]-[.G117]" office:value-type="float" office:value="1075" calcext:value-type="float">
            <text:p>1075</text:p>
          </table:table-cell>
          <table:table-cell table:formula="of:=MAX([.S117]-[.K117];0)" office:value-type="float" office:value="551" calcext:value-type="float">
            <text:p>551</text:p>
          </table:table-cell>
          <table:table-cell table:formula="of:=[.K117]/[.S103]" office:value-type="float" office:value="0.409055425448868" calcext:value-type="float">
            <text:p>0.409055425448868</text:p>
          </table:table-cell>
          <table:table-cell table:formula="of:=[.G117]/[.E103]" office:value-type="float" office:value="0.149291151935087" calcext:value-type="float">
            <text:p>0.149291151935087</text:p>
          </table:table-cell>
          <table:table-cell table:formula="of:=6718903-[.Y117]-[.F117]-[.G117]" office:value-type="float" office:value="6661989.89753054" calcext:value-type="float">
            <text:p>6661989.89753054</text:p>
          </table:table-cell>
          <table:table-cell table:formula="of:=NORMINV(RAND();MAX([.T124];1);MAX(0.25*[.T124];1))" office:value-type="float" office:value="528.102469460444" calcext:value-type="float">
            <text:p>528.102469460444</text:p>
          </table:table-cell>
          <table:table-cell table:formula="of:=[.X117]+[.K117]" office:value-type="float" office:value="1052.10246946044" calcext:value-type="float">
            <text:p>1052.10246946044</text:p>
          </table:table-cell>
          <table:table-cell table:formula="of:=[.X117]-[.X116]" office:value-type="float" office:value="-139.990008217237" calcext:value-type="float">
            <text:p>-139.990008217237</text:p>
          </table:table-cell>
          <table:table-cell table:formula="of:=[.S117]-[.S116]" office:value-type="float" office:value="-59" calcext:value-type="float">
            <text:p>-59</text:p>
          </table:table-cell>
          <table:table-cell table:formula="of:=[.K117]-[.K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43901041667" calcext:value-type="float">
            <text:p>1014.43901041667</text:p>
          </table:table-cell>
          <table:table-cell office:value-type="float" office:value="112.006302083333" calcext:value-type="float">
            <text:p>112.006302083333</text:p>
          </table:table-cell>
          <table:table-cell office:value-type="float" office:value="23.8008854166667" calcext:value-type="float">
            <text:p>23.8008854166667</text:p>
          </table:table-cell>
          <table:table-cell office:value-type="float" office:value="69.3318181818182" calcext:value-type="float">
            <text:p>69.3318181818182</text:p>
          </table:table-cell>
          <table:table-cell office:value-type="float" office:value="135.821309523809" calcext:value-type="float">
            <text:p>135.821309523809</text:p>
          </table:table-cell>
          <table:table-cell office:value-type="float" office:value="1.0672619047619" calcext:value-type="float">
            <text:p>1.0672619047619</text:p>
          </table:table-cell>
          <table:table-cell office:value-type="float" office:value="9.32042105263158" calcext:value-type="float">
            <text:p>9.32042105263158</text:p>
          </table:table-cell>
          <table:table-cell office:value-type="float" office:value="31.7053333333333" calcext:value-type="float">
            <text:p>31.7053333333333</text:p>
          </table:table-cell>
          <table:table-cell office:value-type="float" office:value="0.087605633802817" calcext:value-type="float">
            <text:p>0.087605633802817</text:p>
          </table:table-cell>
          <table:table-cell office:value-type="float" office:value="2.31746478873239" calcext:value-type="float">
            <text:p>2.31746478873239</text:p>
          </table:table-cell>
          <table:table-cell office:value-type="float" office:value="2.22887323943662" calcext:value-type="float">
            <text:p>2.22887323943662</text:p>
          </table:table-cell>
          <table:table-cell office:value-type="float" office:value="0.23059880239521" calcext:value-type="float">
            <text:p>0.23059880239521</text:p>
          </table:table-cell>
          <table:table-cell office:value-type="float" office:value="11.228" calcext:value-type="float">
            <text:p>11.228</text:p>
          </table:table-cell>
          <table:table-cell office:value-type="float" office:value="42.9277777777778" calcext:value-type="float">
            <text:p>42.9277777777778</text:p>
          </table:table-cell>
          <table:table-cell office:value-type="float" office:value="24.4091071428571" calcext:value-type="float">
            <text:p>24.4091071428571</text:p>
          </table:table-cell>
          <table:table-cell office:value-type="float" office:value="25.15625" calcext:value-type="float">
            <text:p>25.15625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45" calcext:value-type="float">
            <text:p>-45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string" calcext:value-type="string">
            <text:p>Confirmado</text:p>
          </table:table-cell>
          <table:table-cell office:value-type="float" office:value="943" calcext:value-type="float">
            <text:p>943</text:p>
          </table:table-cell>
          <table:table-cell office:value-type="float" office:value="779" calcext:value-type="float">
            <text:p>779</text:p>
          </table:table-cell>
          <table:table-cell office:value-type="float" office:value="57879" calcext:value-type="float">
            <text:p>57879</text:p>
          </table:table-cell>
          <table:table-cell office:value-type="float" office:value="50090" calcext:value-type="float">
            <text:p>50090</text:p>
          </table:table-cell>
          <table:table-cell office:value-type="float" office:value="6618" calcext:value-type="float">
            <text:p>661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53" calcext:value-type="float">
            <text:p>653</text:p>
          </table:table-cell>
          <table:table-cell office:value-type="float" office:value="516" calcext:value-type="float">
            <text:p>516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462" calcext:value-type="float">
            <text:p>146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18]-[.F118]-[.G118]" office:value-type="float" office:value="1171" calcext:value-type="float">
            <text:p>1171</text:p>
          </table:table-cell>
          <table:table-cell table:formula="of:=MAX([.S118]-[.K118];0)" office:value-type="float" office:value="655" calcext:value-type="float">
            <text:p>655</text:p>
          </table:table-cell>
          <table:table-cell table:formula="of:=[.K118]/[.S104]" office:value-type="float" office:value="0.212783505154639" calcext:value-type="float">
            <text:p>0.212783505154639</text:p>
          </table:table-cell>
          <table:table-cell table:formula="of:=[.G118]/[.E104]" office:value-type="float" office:value="0.143938405324286" calcext:value-type="float">
            <text:p>0.143938405324286</text:p>
          </table:table-cell>
          <table:table-cell table:formula="of:=6718903-[.Y118]-[.F118]-[.G118]" office:value-type="float" office:value="6660847.58591181" calcext:value-type="float">
            <text:p>6660847.58591181</text:p>
          </table:table-cell>
          <table:table-cell table:formula="of:=NORMINV(RAND();MAX([.T125];1);MAX(0.25*[.T125];1))" office:value-type="float" office:value="831.414088189172" calcext:value-type="float">
            <text:p>831.414088189172</text:p>
          </table:table-cell>
          <table:table-cell table:formula="of:=[.X118]+[.K118]" office:value-type="float" office:value="1347.41408818917" calcext:value-type="float">
            <text:p>1347.41408818917</text:p>
          </table:table-cell>
          <table:table-cell table:formula="of:=[.X118]-[.X117]" office:value-type="float" office:value="303.311618728729" calcext:value-type="float">
            <text:p>303.311618728729</text:p>
          </table:table-cell>
          <table:table-cell table:formula="of:=[.S118]-[.S117]" office:value-type="float" office:value="96" calcext:value-type="float">
            <text:p>96</text:p>
          </table:table-cell>
          <table:table-cell table:formula="of:=[.K118]-[.K117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-45" calcext:value-type="float">
            <text:p>-45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string" calcext:value-type="string">
            <text:p>Confirmado</text:p>
          </table:table-cell>
          <table:table-cell office:value-type="float" office:value="736" calcext:value-type="float">
            <text:p>736</text:p>
          </table:table-cell>
          <table:table-cell office:value-type="float" office:value="955" calcext:value-type="float">
            <text:p>955</text:p>
          </table:table-cell>
          <table:table-cell office:value-type="float" office:value="58615" calcext:value-type="float">
            <text:p>58615</text:p>
          </table:table-cell>
          <table:table-cell office:value-type="float" office:value="51045" calcext:value-type="float">
            <text:p>51045</text:p>
          </table:table-cell>
          <table:table-cell office:value-type="float" office:value="6689" calcext:value-type="float">
            <text:p>66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office:value-type="float" office:value="525" calcext:value-type="float">
            <text:p>52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466" calcext:value-type="float">
            <text:p>146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E119]-[.F119]-[.G119]" office:value-type="float" office:value="881" calcext:value-type="float">
            <text:p>881</text:p>
          </table:table-cell>
          <table:table-cell table:formula="of:=MAX([.S119]-[.K119];0)" office:value-type="float" office:value="356" calcext:value-type="float">
            <text:p>356</text:p>
          </table:table-cell>
          <table:table-cell table:formula="of:=[.K119]/[.S105]" office:value-type="float" office:value="0.43859649122807" calcext:value-type="float">
            <text:p>0.43859649122807</text:p>
          </table:table-cell>
          <table:table-cell table:formula="of:=[.G119]/[.E105]" office:value-type="float" office:value="0.14461139336288" calcext:value-type="float">
            <text:p>0.14461139336288</text:p>
          </table:table-cell>
          <table:table-cell table:formula="of:=6718903-[.Y119]-[.F119]-[.G119]" office:value-type="float" office:value="6659731.1574249" calcext:value-type="float">
            <text:p>6659731.1574249</text:p>
          </table:table-cell>
          <table:table-cell table:formula="of:=NORMINV(RAND();MAX([.T126];1);MAX(0.25*[.T126];1))" office:value-type="float" office:value="912.842575097726" calcext:value-type="float">
            <text:p>912.842575097726</text:p>
          </table:table-cell>
          <table:table-cell table:formula="of:=[.X119]+[.K119]" office:value-type="float" office:value="1437.84257509773" calcext:value-type="float">
            <text:p>1437.84257509773</text:p>
          </table:table-cell>
          <table:table-cell table:formula="of:=[.X119]-[.X118]" office:value-type="float" office:value="81.4284869085532" calcext:value-type="float">
            <text:p>81.4284869085532</text:p>
          </table:table-cell>
          <table:table-cell table:formula="of:=[.S119]-[.S118]" office:value-type="float" office:value="-290" calcext:value-type="float">
            <text:p>-290</text:p>
          </table:table-cell>
          <table:table-cell table:formula="of:=[.K119]-[.K118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4" calcext:value-type="float">
            <text:p>-44</text:p>
          </table:table-cell>
          <table:table-cell office:value-type="float" office:value="2" calcext:value-type="float">
            <text:p>2</text:p>
          </table:table-cell>
          <table:table-cell office:value-type="float" office:value="-55" calcext:value-type="float">
            <text:p>-55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string" calcext:value-type="string">
            <text:p>Confirmado</text:p>
          </table:table-cell>
          <table:table-cell office:value-type="float" office:value="833" calcext:value-type="float">
            <text:p>833</text:p>
          </table:table-cell>
          <table:table-cell office:value-type="float" office:value="891" calcext:value-type="float">
            <text:p>891</text:p>
          </table:table-cell>
          <table:table-cell office:value-type="float" office:value="59448" calcext:value-type="float">
            <text:p>59448</text:p>
          </table:table-cell>
          <table:table-cell office:value-type="float" office:value="51449" calcext:value-type="float">
            <text:p>51449</text:p>
          </table:table-cell>
          <table:table-cell office:value-type="float" office:value="6791" calcext:value-type="float">
            <text:p>6791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614" calcext:value-type="float">
            <text:p>614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20]-[.F120]-[.G120]" office:value-type="float" office:value="1208" calcext:value-type="float">
            <text:p>1208</text:p>
          </table:table-cell>
          <table:table-cell table:formula="of:=MAX([.S120]-[.K120];0)" office:value-type="float" office:value="693" calcext:value-type="float">
            <text:p>693</text:p>
          </table:table-cell>
          <table:table-cell table:formula="of:=[.K120]/[.S106]" office:value-type="float" office:value="0.293447293447293" calcext:value-type="float">
            <text:p>0.293447293447293</text:p>
          </table:table-cell>
          <table:table-cell table:formula="of:=[.G120]/[.E106]" office:value-type="float" office:value="0.139293992164585" calcext:value-type="float">
            <text:p>0.139293992164585</text:p>
          </table:table-cell>
          <table:table-cell table:formula="of:=6718903-[.Y120]-[.F120]-[.G120]" office:value-type="float" office:value="6659320.98351471" calcext:value-type="float">
            <text:p>6659320.98351471</text:p>
          </table:table-cell>
          <table:table-cell table:formula="of:=NORMINV(RAND();MAX([.T127];1);MAX(0.25*[.T127];1))" office:value-type="float" office:value="827.01648529407" calcext:value-type="float">
            <text:p>827.01648529407</text:p>
          </table:table-cell>
          <table:table-cell table:formula="of:=[.X120]+[.K120]" office:value-type="float" office:value="1342.01648529407" calcext:value-type="float">
            <text:p>1342.01648529407</text:p>
          </table:table-cell>
          <table:table-cell table:formula="of:=[.X120]-[.X119]" office:value-type="float" office:value="-85.8260898036559" calcext:value-type="float">
            <text:p>-85.8260898036559</text:p>
          </table:table-cell>
          <table:table-cell table:formula="of:=[.S120]-[.S119]" office:value-type="float" office:value="327" calcext:value-type="float">
            <text:p>327</text:p>
          </table:table-cell>
          <table:table-cell table:formula="of:=[.K120]-[.K119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9" calcext:value-type="float">
            <text:p>-39</text:p>
          </table:table-cell>
          <table:table-cell office:value-type="float" office:value="7" calcext:value-type="float">
            <text:p>7</text:p>
          </table:table-cell>
          <table:table-cell office:value-type="float" office:value="-52" calcext:value-type="float">
            <text:p>-52</text:p>
          </table:table-cell>
          <table:table-cell office:value-type="float" office:value="-41" calcext:value-type="float">
            <text:p>-41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489" calcext:value-type="float">
            <text:p>489</text:p>
          </table:table-cell>
          <table:table-cell office:value-type="float" office:value="60033" calcext:value-type="float">
            <text:p>60033</text:p>
          </table:table-cell>
          <table:table-cell office:value-type="float" office:value="51938" calcext:value-type="float">
            <text:p>51938</text:p>
          </table:table-cell>
          <table:table-cell office:value-type="float" office:value="6869" calcext:value-type="float">
            <text:p>6869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78" calcext:value-type="float">
            <text:p>678</text:p>
          </table:table-cell>
          <table:table-cell office:value-type="float" office:value="515" calcext:value-type="float">
            <text:p>515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21]-[.F121]-[.G121]" office:value-type="float" office:value="1226" calcext:value-type="float">
            <text:p>1226</text:p>
          </table:table-cell>
          <table:table-cell table:formula="of:=MAX([.S121]-[.K121];0)" office:value-type="float" office:value="711" calcext:value-type="float">
            <text:p>711</text:p>
          </table:table-cell>
          <table:table-cell table:formula="of:=[.K121]/[.S107]" office:value-type="float" office:value="0.280348394120849" calcext:value-type="float">
            <text:p>0.280348394120849</text:p>
          </table:table-cell>
          <table:table-cell table:formula="of:=[.G121]/[.E107]" office:value-type="float" office:value="0.137026471703006" calcext:value-type="float">
            <text:p>0.137026471703006</text:p>
          </table:table-cell>
          <table:table-cell table:formula="of:=6718903-[.Y121]-[.F121]-[.G121]" office:value-type="float" office:value="6658587.35712572" calcext:value-type="float">
            <text:p>6658587.35712572</text:p>
          </table:table-cell>
          <table:table-cell table:formula="of:=NORMINV(RAND();MAX([.T128];1);MAX(0.25*[.T128];1))" office:value-type="float" office:value="993.642874277635" calcext:value-type="float">
            <text:p>993.642874277635</text:p>
          </table:table-cell>
          <table:table-cell table:formula="of:=[.X121]+[.K121]" office:value-type="float" office:value="1508.64287427764" calcext:value-type="float">
            <text:p>1508.64287427764</text:p>
          </table:table-cell>
          <table:table-cell table:formula="of:=[.X121]-[.X120]" office:value-type="float" office:value="166.626388983565" calcext:value-type="float">
            <text:p>166.626388983565</text:p>
          </table:table-cell>
          <table:table-cell table:formula="of:=[.S121]-[.S120]" office:value-type="float" office:value="18" calcext:value-type="float">
            <text:p>18</text:p>
          </table:table-cell>
          <table:table-cell table:formula="of:=[.K121]-[.K120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2" calcext:value-type="float">
            <text:p>-42</text:p>
          </table:table-cell>
          <table:table-cell office:value-type="float" office:value="8" calcext:value-type="float">
            <text:p>8</text:p>
          </table:table-cell>
          <table:table-cell office:value-type="float" office:value="-63" calcext:value-type="float">
            <text:p>-63</text:p>
          </table:table-cell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string" calcext:value-type="string">
            <text:p>Confirmado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60233" calcext:value-type="float">
            <text:p>60233</text:p>
          </table:table-cell>
          <table:table-cell office:value-type="float" office:value="52043" calcext:value-type="float">
            <text:p>52043</text:p>
          </table:table-cell>
          <table:table-cell office:value-type="float" office:value="6898" calcext:value-type="float">
            <text:p>6898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  <table:table-cell office:value-type="float" office:value="596" calcext:value-type="float">
            <text:p>596</text:p>
          </table:table-cell>
          <table:table-cell office:value-type="float" office:value="485" calcext:value-type="float">
            <text:p>485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22]-[.F122]-[.G122]" office:value-type="float" office:value="1292" calcext:value-type="float">
            <text:p>1292</text:p>
          </table:table-cell>
          <table:table-cell table:formula="of:=MAX([.S122]-[.K122];0)" office:value-type="float" office:value="807" calcext:value-type="float">
            <text:p>807</text:p>
          </table:table-cell>
          <table:table-cell table:formula="of:=[.K122]/[.S108]" office:value-type="float" office:value="0.324197860962567" calcext:value-type="float">
            <text:p>0.324197860962567</text:p>
          </table:table-cell>
          <table:table-cell table:formula="of:=[.G122]/[.E108]" office:value-type="float" office:value="0.136783660519532" calcext:value-type="float">
            <text:p>0.136783660519532</text:p>
          </table:table-cell>
          <table:table-cell table:formula="of:=6718903-[.Y122]-[.F122]-[.G122]" office:value-type="float" office:value="6658897.59488846" calcext:value-type="float">
            <text:p>6658897.59488846</text:p>
          </table:table-cell>
          <table:table-cell table:formula="of:=NORMINV(RAND();MAX([.T129];1);MAX(0.25*[.T129];1))" office:value-type="float" office:value="579.405111542392" calcext:value-type="float">
            <text:p>579.405111542392</text:p>
          </table:table-cell>
          <table:table-cell table:formula="of:=[.X122]+[.K122]" office:value-type="float" office:value="1064.40511154239" calcext:value-type="float">
            <text:p>1064.40511154239</text:p>
          </table:table-cell>
          <table:table-cell table:formula="of:=[.X122]-[.X121]" office:value-type="float" office:value="-414.237762735243" calcext:value-type="float">
            <text:p>-414.237762735243</text:p>
          </table:table-cell>
          <table:table-cell table:formula="of:=[.S122]-[.S121]" office:value-type="float" office:value="66" calcext:value-type="float">
            <text:p>66</text:p>
          </table:table-cell>
          <table:table-cell table:formula="of:=[.K122]-[.K121]" office:value-type="float" office:value="-30" calcext:value-type="float">
            <text:p>-3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48" calcext:value-type="float">
            <text:p>-48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41" calcext:value-type="float">
            <text:p>-4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string" calcext:value-type="string">
            <text:p>Confirmado</text:p>
          </table:table-cell>
          <table:table-cell office:value-type="float" office:value="363" calcext:value-type="float">
            <text:p>363</text:p>
          </table:table-cell>
          <table:table-cell office:value-type="float" office:value="455" calcext:value-type="float">
            <text:p>455</text:p>
          </table:table-cell>
          <table:table-cell office:value-type="float" office:value="60596" calcext:value-type="float">
            <text:p>60596</text:p>
          </table:table-cell>
          <table:table-cell office:value-type="float" office:value="52498" calcext:value-type="float">
            <text:p>52498</text:p>
          </table:table-cell>
          <table:table-cell office:value-type="float" office:value="6924" calcext:value-type="float">
            <text:p>692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606" calcext:value-type="float">
            <text:p>606</text:p>
          </table:table-cell>
          <table:table-cell office:value-type="float" office:value="515" calcext:value-type="float">
            <text:p>51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23]-[.F123]-[.G123]" office:value-type="float" office:value="1174" calcext:value-type="float">
            <text:p>1174</text:p>
          </table:table-cell>
          <table:table-cell table:formula="of:=MAX([.S123]-[.K123];0)" office:value-type="float" office:value="659" calcext:value-type="float">
            <text:p>659</text:p>
          </table:table-cell>
          <table:table-cell table:formula="of:=[.K123]/[.S109]" office:value-type="float" office:value="0.351535836177474" calcext:value-type="float">
            <text:p>0.351535836177474</text:p>
          </table:table-cell>
          <table:table-cell table:formula="of:=[.G123]/[.E109]" office:value-type="float" office:value="0.135972664074467" calcext:value-type="float">
            <text:p>0.135972664074467</text:p>
          </table:table-cell>
          <table:table-cell table:formula="of:=6718903-[.Y123]-[.F123]-[.G123]" office:value-type="float" office:value="6658277.59273849" calcext:value-type="float">
            <text:p>6658277.59273849</text:p>
          </table:table-cell>
          <table:table-cell table:formula="of:=NORMINV(RAND();MAX([.T130];1);MAX(0.25*[.T130];1))" office:value-type="float" office:value="688.407261506677" calcext:value-type="float">
            <text:p>688.407261506677</text:p>
          </table:table-cell>
          <table:table-cell table:formula="of:=[.X123]+[.K123]" office:value-type="float" office:value="1203.40726150668" calcext:value-type="float">
            <text:p>1203.40726150668</text:p>
          </table:table-cell>
          <table:table-cell table:formula="of:=[.X123]-[.X122]" office:value-type="float" office:value="109.002149964285" calcext:value-type="float">
            <text:p>109.002149964285</text:p>
          </table:table-cell>
          <table:table-cell table:formula="of:=[.S123]-[.S122]" office:value-type="float" office:value="-118" calcext:value-type="float">
            <text:p>-118</text:p>
          </table:table-cell>
          <table:table-cell table:formula="of:=[.K123]-[.K122]" office:value-type="float" office:value="30" calcext:value-type="float">
            <text:p>30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string" calcext:value-type="string">
            <text:p>Confirmado</text:p>
          </table:table-cell>
          <table:table-cell office:value-type="float" office:value="1062" calcext:value-type="float">
            <text:p>1062</text:p>
          </table:table-cell>
          <table:table-cell office:value-type="float" office:value="850" calcext:value-type="float">
            <text:p>850</text:p>
          </table:table-cell>
          <table:table-cell office:value-type="float" office:value="61658" calcext:value-type="float">
            <text:p>61658</text:p>
          </table:table-cell>
          <table:table-cell office:value-type="float" office:value="53348" calcext:value-type="float">
            <text:p>53348</text:p>
          </table:table-cell>
          <table:table-cell office:value-type="float" office:value="7055" calcext:value-type="float">
            <text:p>7055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675" calcext:value-type="float">
            <text:p>675</text:p>
          </table:table-cell>
          <table:table-cell office:value-type="float" office:value="500" calcext:value-type="float">
            <text:p>50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24]-[.F124]-[.G124]" office:value-type="float" office:value="1255" calcext:value-type="float">
            <text:p>1255</text:p>
          </table:table-cell>
          <table:table-cell table:formula="of:=MAX([.S124]-[.K124];0)" office:value-type="float" office:value="755" calcext:value-type="float">
            <text:p>755</text:p>
          </table:table-cell>
          <table:table-cell table:formula="of:=[.K124]/[.S110]" office:value-type="float" office:value="0.293255131964809" calcext:value-type="float">
            <text:p>0.293255131964809</text:p>
          </table:table-cell>
          <table:table-cell table:formula="of:=[.G124]/[.E110]" office:value-type="float" office:value="0.1348303870043" calcext:value-type="float">
            <text:p>0.1348303870043</text:p>
          </table:table-cell>
          <table:table-cell table:formula="of:=6718903-[.Y124]-[.F124]-[.G124]" office:value-type="float" office:value="6657380.78685174" calcext:value-type="float">
            <text:p>6657380.78685174</text:p>
          </table:table-cell>
          <table:table-cell table:formula="of:=NORMINV(RAND();MAX([.T131];1);MAX(0.25*[.T131];1))" office:value-type="float" office:value="619.213148265258" calcext:value-type="float">
            <text:p>619.213148265258</text:p>
          </table:table-cell>
          <table:table-cell table:formula="of:=[.X124]+[.K124]" office:value-type="float" office:value="1119.21314826526" calcext:value-type="float">
            <text:p>1119.21314826526</text:p>
          </table:table-cell>
          <table:table-cell table:formula="of:=[.X124]-[.X123]" office:value-type="float" office:value="-69.1941132414188" calcext:value-type="float">
            <text:p>-69.1941132414188</text:p>
          </table:table-cell>
          <table:table-cell table:formula="of:=[.S124]-[.S123]" office:value-type="float" office:value="81" calcext:value-type="float">
            <text:p>81</text:p>
          </table:table-cell>
          <table:table-cell table:formula="of:=[.K124]-[.K123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2" calcext:value-type="float">
            <text:p>2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string" calcext:value-type="string">
            <text:p>Confirmado</text:p>
          </table:table-cell>
          <table:table-cell office:value-type="float" office:value="805" calcext:value-type="float">
            <text:p>805</text:p>
          </table:table-cell>
          <table:table-cell office:value-type="float" office:value="555" calcext:value-type="float">
            <text:p>555</text:p>
          </table:table-cell>
          <table:table-cell office:value-type="float" office:value="62463" calcext:value-type="float">
            <text:p>62463</text:p>
          </table:table-cell>
          <table:table-cell office:value-type="float" office:value="53903" calcext:value-type="float">
            <text:p>53903</text:p>
          </table:table-cell>
          <table:table-cell office:value-type="float" office:value="7101" calcext:value-type="float">
            <text:p>710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655" calcext:value-type="float">
            <text:p>655</text:p>
          </table:table-cell>
          <table:table-cell office:value-type="float" office:value="508" calcext:value-type="float">
            <text:p>508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25]-[.F125]-[.G125]" office:value-type="float" office:value="1459" calcext:value-type="float">
            <text:p>1459</text:p>
          </table:table-cell>
          <table:table-cell table:formula="of:=MAX([.S125]-[.K125];0)" office:value-type="float" office:value="951" calcext:value-type="float">
            <text:p>951</text:p>
          </table:table-cell>
          <table:table-cell table:formula="of:=[.K125]/[.S111]" office:value-type="float" office:value="0.300947867298578" calcext:value-type="float">
            <text:p>0.300947867298578</text:p>
          </table:table-cell>
          <table:table-cell table:formula="of:=[.G125]/[.E111]" office:value-type="float" office:value="0.133209522201587" calcext:value-type="float">
            <text:p>0.133209522201587</text:p>
          </table:table-cell>
          <table:table-cell table:formula="of:=6718903-[.Y125]-[.F125]-[.G125]" office:value-type="float" office:value="6656362.93071263" calcext:value-type="float">
            <text:p>6656362.93071263</text:p>
          </table:table-cell>
          <table:table-cell table:formula="of:=NORMINV(RAND();MAX([.T132];1);MAX(0.25*[.T132];1))" office:value-type="float" office:value="1028.06928736547" calcext:value-type="float">
            <text:p>1028.06928736547</text:p>
          </table:table-cell>
          <table:table-cell table:formula="of:=[.X125]+[.K125]" office:value-type="float" office:value="1536.06928736547" calcext:value-type="float">
            <text:p>1536.06928736547</text:p>
          </table:table-cell>
          <table:table-cell table:formula="of:=[.X125]-[.X124]" office:value-type="float" office:value="408.85613910021" calcext:value-type="float">
            <text:p>408.85613910021</text:p>
          </table:table-cell>
          <table:table-cell table:formula="of:=[.S125]-[.S124]" office:value-type="float" office:value="204" calcext:value-type="float">
            <text:p>204</text:p>
          </table:table-cell>
          <table:table-cell table:formula="of:=[.K125]-[.K124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3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3" calcext:value-type="float">
            <text:p>3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string" calcext:value-type="string">
            <text:p>Confirmado</text:p>
          </table:table-cell>
          <table:table-cell office:value-type="float" office:value="933" calcext:value-type="float">
            <text:p>933</text:p>
          </table:table-cell>
          <table:table-cell office:value-type="float" office:value="865" calcext:value-type="float">
            <text:p>865</text:p>
          </table:table-cell>
          <table:table-cell office:value-type="float" office:value="63396" calcext:value-type="float">
            <text:p>63396</text:p>
          </table:table-cell>
          <table:table-cell office:value-type="float" office:value="54768" calcext:value-type="float">
            <text:p>54768</text:p>
          </table:table-cell>
          <table:table-cell office:value-type="float" office:value="7178" calcext:value-type="float">
            <text:p>717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411" calcext:value-type="float">
            <text:p>14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26]-[.F126]-[.G126]" office:value-type="float" office:value="1450" calcext:value-type="float">
            <text:p>1450</text:p>
          </table:table-cell>
          <table:table-cell table:formula="of:=MAX([.S126]-[.K126];0)" office:value-type="float" office:value="946" calcext:value-type="float">
            <text:p>946</text:p>
          </table:table-cell>
          <table:table-cell table:formula="of:=[.K126]/[.S112]" office:value-type="float" office:value="0.378378378378378" calcext:value-type="float">
            <text:p>0.378378378378378</text:p>
          </table:table-cell>
          <table:table-cell table:formula="of:=[.G126]/[.E112]" office:value-type="float" office:value="0.132511214901512" calcext:value-type="float">
            <text:p>0.132511214901512</text:p>
          </table:table-cell>
          <table:table-cell table:formula="of:=6718903-[.Y126]-[.F126]-[.G126]" office:value-type="float" office:value="6655822.73581481" calcext:value-type="float">
            <text:p>6655822.73581481</text:p>
          </table:table-cell>
          <table:table-cell table:formula="of:=NORMINV(RAND();MAX([.T133];1);MAX(0.25*[.T133];1))" office:value-type="float" office:value="630.264185193739" calcext:value-type="float">
            <text:p>630.264185193739</text:p>
          </table:table-cell>
          <table:table-cell table:formula="of:=[.X126]+[.K126]" office:value-type="float" office:value="1134.26418519374" calcext:value-type="float">
            <text:p>1134.26418519374</text:p>
          </table:table-cell>
          <table:table-cell table:formula="of:=[.X126]-[.X125]" office:value-type="float" office:value="-397.80510217173" calcext:value-type="float">
            <text:p>-397.80510217173</text:p>
          </table:table-cell>
          <table:table-cell table:formula="of:=[.S126]-[.S125]" office:value-type="float" office:value="-9" calcext:value-type="float">
            <text:p>-9</text:p>
          </table:table-cell>
          <table:table-cell table:formula="of:=[.K126]-[.K125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string" calcext:value-type="string">
            <text:p>Confirmado</text:p>
          </table:table-cell>
          <table:table-cell office:value-type="float" office:value="631" calcext:value-type="float">
            <text:p>631</text:p>
          </table:table-cell>
          <table:table-cell office:value-type="float" office:value="639" calcext:value-type="float">
            <text:p>639</text:p>
          </table:table-cell>
          <table:table-cell office:value-type="float" office:value="64027" calcext:value-type="float">
            <text:p>64027</text:p>
          </table:table-cell>
          <table:table-cell office:value-type="float" office:value="55407" calcext:value-type="float">
            <text:p>55407</text:p>
          </table:table-cell>
          <table:table-cell office:value-type="float" office:value="7254" calcext:value-type="float">
            <text:p>7254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54" calcext:value-type="float">
            <text:p>654</text:p>
          </table:table-cell>
          <table:table-cell office:value-type="float" office:value="504" calcext:value-type="float">
            <text:p>50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295" calcext:value-type="float">
            <text:p>129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E127]-[.F127]-[.G127]" office:value-type="float" office:value="1366" calcext:value-type="float">
            <text:p>1366</text:p>
          </table:table-cell>
          <table:table-cell table:formula="of:=MAX([.S127]-[.K127];0)" office:value-type="float" office:value="862" calcext:value-type="float">
            <text:p>862</text:p>
          </table:table-cell>
          <table:table-cell table:formula="of:=[.K127]/[.S113]" office:value-type="float" office:value="0.346868547832072" calcext:value-type="float">
            <text:p>0.346868547832072</text:p>
          </table:table-cell>
          <table:table-cell table:formula="of:=[.G127]/[.E113]" office:value-type="float" office:value="0.131527415143603" calcext:value-type="float">
            <text:p>0.131527415143603</text:p>
          </table:table-cell>
          <table:table-cell table:formula="of:=6718903-[.Y127]-[.F127]-[.G127]" office:value-type="float" office:value="6655264.06110192" calcext:value-type="float">
            <text:p>6655264.06110192</text:p>
          </table:table-cell>
          <table:table-cell table:formula="of:=NORMINV(RAND();MAX([.T134];1);MAX(0.25*[.T134];1))" office:value-type="float" office:value="473.938898084603" calcext:value-type="float">
            <text:p>473.938898084603</text:p>
          </table:table-cell>
          <table:table-cell table:formula="of:=[.X127]+[.K127]" office:value-type="float" office:value="977.938898084603" calcext:value-type="float">
            <text:p>977.938898084603</text:p>
          </table:table-cell>
          <table:table-cell table:formula="of:=[.X127]-[.X126]" office:value-type="float" office:value="-156.325287109136" calcext:value-type="float">
            <text:p>-156.325287109136</text:p>
          </table:table-cell>
          <table:table-cell table:formula="of:=[.S127]-[.S126]" office:value-type="float" office:value="-84" calcext:value-type="float">
            <text:p>-84</text:p>
          </table:table-cell>
          <table:table-cell table:formula="of:=[.K127]-[.K126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office:value-type="float" office:value="-45" calcext:value-type="float">
            <text:p>-45</text:p>
          </table:table-cell>
          <table:table-cell office:value-type="float" office:value="-38" calcext:value-type="float">
            <text:p>-38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string" calcext:value-type="string">
            <text:p>Confirmado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64102" calcext:value-type="float">
            <text:p>64102</text:p>
          </table:table-cell>
          <table:table-cell office:value-type="float" office:value="55519" calcext:value-type="float">
            <text:p>55519</text:p>
          </table:table-cell>
          <table:table-cell office:value-type="float" office:value="7302" calcext:value-type="float">
            <text:p>7302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81" calcext:value-type="float">
            <text:p>581</text:p>
          </table:table-cell>
          <table:table-cell office:value-type="float" office:value="481" calcext:value-type="float">
            <text:p>481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28]-[.F128]-[.G128]" office:value-type="float" office:value="1281" calcext:value-type="float">
            <text:p>1281</text:p>
          </table:table-cell>
          <table:table-cell table:formula="of:=MAX([.S128]-[.K128];0)" office:value-type="float" office:value="800" calcext:value-type="float">
            <text:p>800</text:p>
          </table:table-cell>
          <table:table-cell table:formula="of:=[.K128]/[.S114]" office:value-type="float" office:value="0.364670204700531" calcext:value-type="float">
            <text:p>0.364670204700531</text:p>
          </table:table-cell>
          <table:table-cell table:formula="of:=[.G128]/[.E114]" office:value-type="float" office:value="0.132076836812213" calcext:value-type="float">
            <text:p>0.132076836812213</text:p>
          </table:table-cell>
          <table:table-cell table:formula="of:=6718903-[.Y128]-[.F128]-[.G128]" office:value-type="float" office:value="6654766.81940153" calcext:value-type="float">
            <text:p>6654766.81940153</text:p>
          </table:table-cell>
          <table:table-cell table:formula="of:=NORMINV(RAND();MAX([.T135];1);MAX(0.25*[.T135];1))" office:value-type="float" office:value="834.180598475236" calcext:value-type="float">
            <text:p>834.180598475236</text:p>
          </table:table-cell>
          <table:table-cell table:formula="of:=[.X128]+[.K128]" office:value-type="float" office:value="1315.18059847524" calcext:value-type="float">
            <text:p>1315.18059847524</text:p>
          </table:table-cell>
          <table:table-cell table:formula="of:=[.X128]-[.X127]" office:value-type="float" office:value="360.241700390633" calcext:value-type="float">
            <text:p>360.241700390633</text:p>
          </table:table-cell>
          <table:table-cell table:formula="of:=[.S128]-[.S127]" office:value-type="float" office:value="-85" calcext:value-type="float">
            <text:p>-85</text:p>
          </table:table-cell>
          <table:table-cell table:formula="of:=[.K128]-[.K127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-49" calcext:value-type="float">
            <text:p>-49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64110" calcext:value-type="float">
            <text:p>64110</text:p>
          </table:table-cell>
          <table:table-cell office:value-type="float" office:value="55671" calcext:value-type="float">
            <text:p>55671</text:p>
          </table:table-cell>
          <table:table-cell office:value-type="float" office:value="7310" calcext:value-type="float">
            <text:p>7310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54" calcext:value-type="float">
            <text:p>554</text:p>
          </table:table-cell>
          <table:table-cell office:value-type="float" office:value="494" calcext:value-type="float">
            <text:p>49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29]-[.F129]-[.G129]" office:value-type="float" office:value="1129" calcext:value-type="float">
            <text:p>1129</text:p>
          </table:table-cell>
          <table:table-cell table:formula="of:=MAX([.S129]-[.K129];0)" office:value-type="float" office:value="635" calcext:value-type="float">
            <text:p>635</text:p>
          </table:table-cell>
          <table:table-cell table:formula="of:=[.K129]/[.S115]" office:value-type="float" office:value="0.348132487667371" calcext:value-type="float">
            <text:p>0.348132487667371</text:p>
          </table:table-cell>
          <table:table-cell table:formula="of:=[.G129]/[.E115]" office:value-type="float" office:value="0.130396004281127" calcext:value-type="float">
            <text:p>0.130396004281127</text:p>
          </table:table-cell>
          <table:table-cell table:formula="of:=6718903-[.Y129]-[.F129]-[.G129]" office:value-type="float" office:value="6654722.4443248" calcext:value-type="float">
            <text:p>6654722.4443248</text:p>
          </table:table-cell>
          <table:table-cell table:formula="of:=NORMINV(RAND();MAX([.T136];1);MAX(0.25*[.T136];1))" office:value-type="float" office:value="705.555675201596" calcext:value-type="float">
            <text:p>705.555675201596</text:p>
          </table:table-cell>
          <table:table-cell table:formula="of:=[.X129]+[.K129]" office:value-type="float" office:value="1199.5556752016" calcext:value-type="float">
            <text:p>1199.5556752016</text:p>
          </table:table-cell>
          <table:table-cell table:formula="of:=[.X129]-[.X128]" office:value-type="float" office:value="-128.62492327364" calcext:value-type="float">
            <text:p>-128.62492327364</text:p>
          </table:table-cell>
          <table:table-cell table:formula="of:=[.S129]-[.S128]" office:value-type="float" office:value="-152" calcext:value-type="float">
            <text:p>-152</text:p>
          </table:table-cell>
          <table:table-cell table:formula="of:=[.K129]-[.K128]"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string" calcext:value-type="string">
            <text:p>Confirmado</text:p>
          </table:table-cell>
          <table:table-cell office:value-type="float" office:value="525" calcext:value-type="float">
            <text:p>525</text:p>
          </table:table-cell>
          <table:table-cell office:value-type="float" office:value="468" calcext:value-type="float">
            <text:p>468</text:p>
          </table:table-cell>
          <table:table-cell office:value-type="float" office:value="64635" calcext:value-type="float">
            <text:p>64635</text:p>
          </table:table-cell>
          <table:table-cell office:value-type="float" office:value="56139" calcext:value-type="float">
            <text:p>56139</text:p>
          </table:table-cell>
          <table:table-cell office:value-type="float" office:value="7355" calcext:value-type="float">
            <text:p>735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77" calcext:value-type="float">
            <text:p>577</text:p>
          </table:table-cell>
          <table:table-cell office:value-type="float" office:value="484" calcext:value-type="float">
            <text:p>484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30]-[.F130]-[.G130]" office:value-type="float" office:value="1141" calcext:value-type="float">
            <text:p>1141</text:p>
          </table:table-cell>
          <table:table-cell table:formula="of:=MAX([.S130]-[.K130];0)" office:value-type="float" office:value="657" calcext:value-type="float">
            <text:p>657</text:p>
          </table:table-cell>
          <table:table-cell table:formula="of:=[.K130]/[.S116]" office:value-type="float" office:value="0.426807760141093" calcext:value-type="float">
            <text:p>0.426807760141093</text:p>
          </table:table-cell>
          <table:table-cell table:formula="of:=[.G130]/[.E116]" office:value-type="float" office:value="0.130521197494277" calcext:value-type="float">
            <text:p>0.130521197494277</text:p>
          </table:table-cell>
          <table:table-cell table:formula="of:=6718903-[.Y130]-[.F130]-[.G130]" office:value-type="float" office:value="6654528.66041622" calcext:value-type="float">
            <text:p>6654528.66041622</text:p>
          </table:table-cell>
          <table:table-cell table:formula="of:=NORMINV(RAND();MAX([.T137];1);MAX(0.25*[.T137];1))" office:value-type="float" office:value="396.339583782658" calcext:value-type="float">
            <text:p>396.339583782658</text:p>
          </table:table-cell>
          <table:table-cell table:formula="of:=[.X130]+[.K130]" office:value-type="float" office:value="880.339583782658" calcext:value-type="float">
            <text:p>880.339583782658</text:p>
          </table:table-cell>
          <table:table-cell table:formula="of:=[.X130]-[.X129]" office:value-type="float" office:value="-309.216091418938" calcext:value-type="float">
            <text:p>-309.216091418938</text:p>
          </table:table-cell>
          <table:table-cell table:formula="of:=[.S130]-[.S129]" office:value-type="float" office:value="12" calcext:value-type="float">
            <text:p>12</text:p>
          </table:table-cell>
          <table:table-cell table:formula="of:=[.K130]-[.K129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38" calcext:value-type="float">
            <text:p>-38</text:p>
          </table:table-cell>
          <table:table-cell office:value-type="float" office:value="-4" calcext:value-type="float">
            <text:p>-4</text:p>
          </table:table-cell>
          <table:table-cell office:value-type="float" office:value="-46" calcext:value-type="float">
            <text:p>-46</text:p>
          </table:table-cell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string" calcext:value-type="string">
            <text:p>Confirmado</text:p>
          </table:table-cell>
          <table:table-cell office:value-type="float" office:value="486" calcext:value-type="float">
            <text:p>486</text:p>
          </table:table-cell>
          <table:table-cell office:value-type="float" office:value="386" calcext:value-type="float">
            <text:p>386</text:p>
          </table:table-cell>
          <table:table-cell office:value-type="float" office:value="65121" calcext:value-type="float">
            <text:p>65121</text:p>
          </table:table-cell>
          <table:table-cell office:value-type="float" office:value="56525" calcext:value-type="float">
            <text:p>56525</text:p>
          </table:table-cell>
          <table:table-cell office:value-type="float" office:value="7432" calcext:value-type="float">
            <text:p>743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495" calcext:value-type="float">
            <text:p>495</text:p>
          </table:table-cell>
          <table:table-cell office:value-type="float" office:value="475" calcext:value-type="float">
            <text:p>47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131]-[.F131]-[.G131]" office:value-type="float" office:value="1164" calcext:value-type="float">
            <text:p>1164</text:p>
          </table:table-cell>
          <table:table-cell table:formula="of:=MAX([.S131]-[.K131];0)" office:value-type="float" office:value="689" calcext:value-type="float">
            <text:p>689</text:p>
          </table:table-cell>
          <table:table-cell table:formula="of:=[.K131]/[.S117]" office:value-type="float" office:value="0.441860465116279" calcext:value-type="float">
            <text:p>0.441860465116279</text:p>
          </table:table-cell>
          <table:table-cell table:formula="of:=[.G131]/[.E117]" office:value-type="float" office:value="0.130532527750457" calcext:value-type="float">
            <text:p>0.130532527750457</text:p>
          </table:table-cell>
          <table:table-cell table:formula="of:=6718903-[.Y131]-[.F131]-[.G131]" office:value-type="float" office:value="6654121.94261924" calcext:value-type="float">
            <text:p>6654121.94261924</text:p>
          </table:table-cell>
          <table:table-cell table:formula="of:=NORMINV(RAND();MAX([.T138];1);MAX(0.25*[.T138];1))" office:value-type="float" office:value="349.057380757158" calcext:value-type="float">
            <text:p>349.057380757158</text:p>
          </table:table-cell>
          <table:table-cell table:formula="of:=[.X131]+[.K131]" office:value-type="float" office:value="824.057380757158" calcext:value-type="float">
            <text:p>824.057380757158</text:p>
          </table:table-cell>
          <table:table-cell table:formula="of:=[.X131]-[.X130]" office:value-type="float" office:value="-47.2822030255002" calcext:value-type="float">
            <text:p>-47.2822030255002</text:p>
          </table:table-cell>
          <table:table-cell table:formula="of:=[.S131]-[.S130]" office:value-type="float" office:value="23" calcext:value-type="float">
            <text:p>23</text:p>
          </table:table-cell>
          <table:table-cell table:formula="of:=[.K131]-[.K130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46" calcext:value-type="float">
            <text:p>-46</text:p>
          </table:table-cell>
          <table:table-cell office:value-type="float" office:value="-14" calcext:value-type="float">
            <text:p>-14</text:p>
          </table:table-cell>
          <table:table-cell office:value-type="float" office:value="-65" calcext:value-type="float">
            <text:p>-65</text:p>
          </table:table-cell>
          <table:table-cell office:value-type="float" office:value="-46" calcext:value-type="float">
            <text:p>-46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string" calcext:value-type="string">
            <text:p>Confirmado</text:p>
          </table:table-cell>
          <table:table-cell office:value-type="float" office:value="368" calcext:value-type="float">
            <text:p>368</text:p>
          </table:table-cell>
          <table:table-cell office:value-type="float" office:value="146" calcext:value-type="float">
            <text:p>146</text:p>
          </table:table-cell>
          <table:table-cell office:value-type="float" office:value="65489" calcext:value-type="float">
            <text:p>65489</text:p>
          </table:table-cell>
          <table:table-cell office:value-type="float" office:value="56671" calcext:value-type="float">
            <text:p>56671</text:p>
          </table:table-cell>
          <table:table-cell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32]-[.F132]-[.G132]" office:value-type="float" office:value="1318" calcext:value-type="float">
            <text:p>1318</text:p>
          </table:table-cell>
          <table:table-cell table:formula="of:=MAX([.S132]-[.K132];0)" office:value-type="float" office:value="862" calcext:value-type="float">
            <text:p>862</text:p>
          </table:table-cell>
          <table:table-cell table:formula="of:=[.K132]/[.S118]" office:value-type="float" office:value="0.389410760034159" calcext:value-type="float">
            <text:p>0.389410760034159</text:p>
          </table:table-cell>
          <table:table-cell table:formula="of:=[.G132]/[.E118]" office:value-type="float" office:value="0.129580676929456" calcext:value-type="float">
            <text:p>0.129580676929456</text:p>
          </table:table-cell>
          <table:table-cell table:formula="of:=6718903-[.Y132]-[.F132]-[.G132]" office:value-type="float" office:value="6653782.28936309" calcext:value-type="float">
            <text:p>6653782.28936309</text:p>
          </table:table-cell>
          <table:table-cell table:formula="of:=NORMINV(RAND();MAX([.T139];1);MAX(0.25*[.T139];1))" office:value-type="float" office:value="493.710636914352" calcext:value-type="float">
            <text:p>493.710636914352</text:p>
          </table:table-cell>
          <table:table-cell table:formula="of:=[.X132]+[.K132]" office:value-type="float" office:value="949.710636914352" calcext:value-type="float">
            <text:p>949.710636914352</text:p>
          </table:table-cell>
          <table:table-cell table:formula="of:=[.X132]-[.X131]" office:value-type="float" office:value="144.653256157194" calcext:value-type="float">
            <text:p>144.653256157194</text:p>
          </table:table-cell>
          <table:table-cell table:formula="of:=[.S132]-[.S131]" office:value-type="float" office:value="154" calcext:value-type="float">
            <text:p>154</text:p>
          </table:table-cell>
          <table:table-cell table:formula="of:=[.K132]-[.K131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3b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string" calcext:value-type="string">
            <text:p>Confirmado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65571" calcext:value-type="float">
            <text:p>65571</text:p>
          </table:table-cell>
          <table:table-cell office:value-type="float" office:value="57006" calcext:value-type="float">
            <text:p>57006</text:p>
          </table:table-cell>
          <table:table-cell office:value-type="float" office:value="7550" calcext:value-type="float">
            <text:p>755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11" calcext:value-type="float">
            <text:p>311</text:p>
          </table:table-cell>
          <table:table-cell office:value-type="float" office:value="477" calcext:value-type="float">
            <text:p>47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008" calcext:value-type="float">
            <text:p>10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33]-[.F133]-[.G133]" office:value-type="float" office:value="1015" calcext:value-type="float">
            <text:p>1015</text:p>
          </table:table-cell>
          <table:table-cell table:formula="of:=MAX([.S133]-[.K133];0)" office:value-type="float" office:value="538" calcext:value-type="float">
            <text:p>538</text:p>
          </table:table-cell>
          <table:table-cell table:formula="of:=[.K133]/[.S119]" office:value-type="float" office:value="0.541430192962543" calcext:value-type="float">
            <text:p>0.541430192962543</text:p>
          </table:table-cell>
          <table:table-cell table:formula="of:=[.G133]/[.E119]" office:value-type="float" office:value="0.128806619466007" calcext:value-type="float">
            <text:p>0.128806619466007</text:p>
          </table:table-cell>
          <table:table-cell table:formula="of:=6718903-[.Y133]-[.F133]-[.G133]" office:value-type="float" office:value="6653243.54524258" calcext:value-type="float">
            <text:p>6653243.54524258</text:p>
          </table:table-cell>
          <table:table-cell table:formula="of:=NORMINV(RAND();MAX([.T140];1);MAX(0.25*[.T140];1))" office:value-type="float" office:value="626.454757419206" calcext:value-type="float">
            <text:p>626.454757419206</text:p>
          </table:table-cell>
          <table:table-cell table:formula="of:=[.X133]+[.K133]" office:value-type="float" office:value="1103.45475741921" calcext:value-type="float">
            <text:p>1103.45475741921</text:p>
          </table:table-cell>
          <table:table-cell table:formula="of:=[.X133]-[.X132]" office:value-type="float" office:value="132.744120504854" calcext:value-type="float">
            <text:p>132.744120504854</text:p>
          </table:table-cell>
          <table:table-cell table:formula="of:=[.S133]-[.S132]" office:value-type="float" office:value="-303" calcext:value-type="float">
            <text:p>-303</text:p>
          </table:table-cell>
          <table:table-cell table:formula="of:=[.K133]-[.K132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string" calcext:value-type="string">
            <text:p>Confirmado</text:p>
          </table:table-cell>
          <table:table-cell office:value-type="float" office:value="125" calcext:value-type="float">
            <text:p>125</text:p>
          </table:table-cell>
          <table:table-cell office:value-type="float" office:value="211" calcext:value-type="float">
            <text:p>211</text:p>
          </table:table-cell>
          <table:table-cell office:value-type="float" office:value="65696" calcext:value-type="float">
            <text:p>65696</text:p>
          </table:table-cell>
          <table:table-cell office:value-type="float" office:value="57217" calcext:value-type="float">
            <text:p>57217</text:p>
          </table:table-cell>
          <table:table-cell office:value-type="float" office:value="7621" calcext:value-type="float">
            <text:p>762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office:value-type="float" office:value="460" calcext:value-type="float">
            <text:p>46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34]-[.F134]-[.G134]" office:value-type="float" office:value="858" calcext:value-type="float">
            <text:p>858</text:p>
          </table:table-cell>
          <table:table-cell table:formula="of:=MAX([.S134]-[.K134];0)" office:value-type="float" office:value="398" calcext:value-type="float">
            <text:p>398</text:p>
          </table:table-cell>
          <table:table-cell table:formula="of:=[.K134]/[.S120]" office:value-type="float" office:value="0.380794701986755" calcext:value-type="float">
            <text:p>0.380794701986755</text:p>
          </table:table-cell>
          <table:table-cell table:formula="of:=[.G134]/[.E120]" office:value-type="float" office:value="0.128196070515408" calcext:value-type="float">
            <text:p>0.128196070515408</text:p>
          </table:table-cell>
          <table:table-cell table:formula="of:=6718903-[.Y134]-[.F134]-[.G134]" office:value-type="float" office:value="6652785.19901706" calcext:value-type="float">
            <text:p>6652785.19901706</text:p>
          </table:table-cell>
          <table:table-cell table:formula="of:=NORMINV(RAND();MAX([.T141];1);MAX(0.25*[.T141];1))" office:value-type="float" office:value="819.800982944121" calcext:value-type="float">
            <text:p>819.800982944121</text:p>
          </table:table-cell>
          <table:table-cell table:formula="of:=[.X134]+[.K134]" office:value-type="float" office:value="1279.80098294412" calcext:value-type="float">
            <text:p>1279.80098294412</text:p>
          </table:table-cell>
          <table:table-cell table:formula="of:=[.X134]-[.X133]" office:value-type="float" office:value="193.346225524915" calcext:value-type="float">
            <text:p>193.346225524915</text:p>
          </table:table-cell>
          <table:table-cell table:formula="of:=[.S134]-[.S133]" office:value-type="float" office:value="-157" calcext:value-type="float">
            <text:p>-157</text:p>
          </table:table-cell>
          <table:table-cell table:formula="of:=[.K134]-[.K133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string" calcext:value-type="string">
            <text:p>Confirmado</text:p>
          </table:table-cell>
          <table:table-cell office:value-type="float" office:value="1133" calcext:value-type="float">
            <text:p>1133</text:p>
          </table:table-cell>
          <table:table-cell office:value-type="float" office:value="822" calcext:value-type="float">
            <text:p>822</text:p>
          </table:table-cell>
          <table:table-cell office:value-type="float" office:value="66829" calcext:value-type="float">
            <text:p>66829</text:p>
          </table:table-cell>
          <table:table-cell office:value-type="float" office:value="58039" calcext:value-type="float">
            <text:p>58039</text:p>
          </table:table-cell>
          <table:table-cell office:value-type="float" office:value="7690" calcext:value-type="float">
            <text:p>7690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  <table:table-cell office:value-type="float" office:value="465" calcext:value-type="float">
            <text:p>465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35]-[.F135]-[.G135]" office:value-type="float" office:value="1100" calcext:value-type="float">
            <text:p>1100</text:p>
          </table:table-cell>
          <table:table-cell table:formula="of:=MAX([.S135]-[.K135];0)" office:value-type="float" office:value="635" calcext:value-type="float">
            <text:p>635</text:p>
          </table:table-cell>
          <table:table-cell table:formula="of:=[.K135]/[.S121]" office:value-type="float" office:value="0.379282218597064" calcext:value-type="float">
            <text:p>0.379282218597064</text:p>
          </table:table-cell>
          <table:table-cell table:formula="of:=[.G135]/[.E121]" office:value-type="float" office:value="0.128096213749105" calcext:value-type="float">
            <text:p>0.128096213749105</text:p>
          </table:table-cell>
          <table:table-cell table:formula="of:=6718903-[.Y135]-[.F135]-[.G135]" office:value-type="float" office:value="6651819.4387849" calcext:value-type="float">
            <text:p>6651819.4387849</text:p>
          </table:table-cell>
          <table:table-cell table:formula="of:=NORMINV(RAND();MAX([.T142];1);MAX(0.25*[.T142];1))" office:value-type="float" office:value="889.561215097616" calcext:value-type="float">
            <text:p>889.561215097616</text:p>
          </table:table-cell>
          <table:table-cell table:formula="of:=[.X135]+[.K135]" office:value-type="float" office:value="1354.56121509762" calcext:value-type="float">
            <text:p>1354.56121509762</text:p>
          </table:table-cell>
          <table:table-cell table:formula="of:=[.X135]-[.X134]" office:value-type="float" office:value="69.7602321534946" calcext:value-type="float">
            <text:p>69.7602321534946</text:p>
          </table:table-cell>
          <table:table-cell table:formula="of:=[.S135]-[.S134]" office:value-type="float" office:value="242" calcext:value-type="float">
            <text:p>242</text:p>
          </table:table-cell>
          <table:table-cell table:formula="of:=[.K135]-[.K134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6" calcext:value-type="float">
            <text:p>-36</text:p>
          </table:table-cell>
          <table:table-cell office:value-type="float" office:value="3" calcext:value-type="float">
            <text:p>3</text:p>
          </table:table-cell>
          <table:table-cell office:value-type="float" office:value="-49" calcext:value-type="float">
            <text:p>-49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string" calcext:value-type="string">
            <text:p>Confirmado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6909" calcext:value-type="float">
            <text:p>66909</text:p>
          </table:table-cell>
          <table:table-cell office:value-type="float" office:value="58122" calcext:value-type="float">
            <text:p>58122</text:p>
          </table:table-cell>
          <table:table-cell office:value-type="float" office:value="7703" calcext:value-type="float">
            <text:p>770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36]-[.F136]-[.G136]" office:value-type="float" office:value="1084" calcext:value-type="float">
            <text:p>1084</text:p>
          </table:table-cell>
          <table:table-cell table:formula="of:=MAX([.S136]-[.K136];0)" office:value-type="float" office:value="629" calcext:value-type="float">
            <text:p>629</text:p>
          </table:table-cell>
          <table:table-cell table:formula="of:=[.K136]/[.S122]" office:value-type="float" office:value="0.352167182662539" calcext:value-type="float">
            <text:p>0.352167182662539</text:p>
          </table:table-cell>
          <table:table-cell table:formula="of:=[.G136]/[.E122]" office:value-type="float" office:value="0.127886706622616" calcext:value-type="float">
            <text:p>0.127886706622616</text:p>
          </table:table-cell>
          <table:table-cell table:formula="of:=6718903-[.Y136]-[.F136]-[.G136]" office:value-type="float" office:value="6652011.04716579" calcext:value-type="float">
            <text:p>6652011.04716579</text:p>
          </table:table-cell>
          <table:table-cell table:formula="of:=NORMINV(RAND();MAX([.T143];1);MAX(0.25*[.T143];1))" office:value-type="float" office:value="611.9528342072" calcext:value-type="float">
            <text:p>611.9528342072</text:p>
          </table:table-cell>
          <table:table-cell table:formula="of:=[.X136]+[.K136]" office:value-type="float" office:value="1066.9528342072" calcext:value-type="float">
            <text:p>1066.9528342072</text:p>
          </table:table-cell>
          <table:table-cell table:formula="of:=[.X136]-[.X135]" office:value-type="float" office:value="-277.608380890416" calcext:value-type="float">
            <text:p>-277.608380890416</text:p>
          </table:table-cell>
          <table:table-cell table:formula="of:=[.S136]-[.S135]" office:value-type="float" office:value="-16" calcext:value-type="float">
            <text:p>-16</text:p>
          </table:table-cell>
          <table:table-cell table:formula="of:=[.K136]-[.K135]" office:value-type="float" office:value="-10" calcext:value-type="float">
            <text:p>-10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-41" calcext:value-type="float">
            <text:p>-41</text:p>
          </table:table-cell>
          <table:table-cell office:value-type="float" office:value="-39" calcext:value-type="float">
            <text:p>-39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string" calcext:value-type="string">
            <text:p>Confirmado</text:p>
          </table:table-cell>
          <table:table-cell office:value-type="float" office:value="127" calcext:value-type="float">
            <text:p>127</text:p>
          </table:table-cell>
          <table:table-cell office:value-type="float" office:value="224" calcext:value-type="float">
            <text:p>224</text:p>
          </table:table-cell>
          <table:table-cell office:value-type="float" office:value="67036" calcext:value-type="float">
            <text:p>67036</text:p>
          </table:table-cell>
          <table:table-cell office:value-type="float" office:value="58346" calcext:value-type="float">
            <text:p>58346</text:p>
          </table:table-cell>
          <table:table-cell office:value-type="float" office:value="7733" calcext:value-type="float">
            <text:p>773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43" calcext:value-type="float">
            <text:p>343</text:p>
          </table:table-cell>
          <table:table-cell office:value-type="float" office:value="469" calcext:value-type="float">
            <text:p>46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37]-[.F137]-[.G137]" office:value-type="float" office:value="957" calcext:value-type="float">
            <text:p>957</text:p>
          </table:table-cell>
          <table:table-cell table:formula="of:=MAX([.S137]-[.K137];0)" office:value-type="float" office:value="488" calcext:value-type="float">
            <text:p>488</text:p>
          </table:table-cell>
          <table:table-cell table:formula="of:=[.K137]/[.S123]" office:value-type="float" office:value="0.399488926746167" calcext:value-type="float">
            <text:p>0.399488926746167</text:p>
          </table:table-cell>
          <table:table-cell table:formula="of:=[.G137]/[.E123]" office:value-type="float" office:value="0.127615684203578" calcext:value-type="float">
            <text:p>0.127615684203578</text:p>
          </table:table-cell>
          <table:table-cell table:formula="of:=6718903-[.Y137]-[.F137]-[.G137]" office:value-type="float" office:value="6651668.06612275" calcext:value-type="float">
            <text:p>6651668.06612275</text:p>
          </table:table-cell>
          <table:table-cell table:formula="of:=NORMINV(RAND();MAX([.T144];1);MAX(0.25*[.T144];1))" office:value-type="float" office:value="686.933877253975" calcext:value-type="float">
            <text:p>686.933877253975</text:p>
          </table:table-cell>
          <table:table-cell table:formula="of:=[.X137]+[.K137]" office:value-type="float" office:value="1155.93387725397" calcext:value-type="float">
            <text:p>1155.93387725397</text:p>
          </table:table-cell>
          <table:table-cell table:formula="of:=[.X137]-[.X136]" office:value-type="float" office:value="74.9810430467749" calcext:value-type="float">
            <text:p>74.9810430467749</text:p>
          </table:table-cell>
          <table:table-cell table:formula="of:=[.S137]-[.S136]" office:value-type="float" office:value="-127" calcext:value-type="float">
            <text:p>-127</text:p>
          </table:table-cell>
          <table:table-cell table:formula="of:=[.K137]-[.K136]" office:value-type="float" office:value="14" calcext:value-type="float">
            <text:p>14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float" office:value="-44" calcext:value-type="float">
            <text:p>-44</text:p>
          </table:table-cell>
          <table:table-cell office:value-type="float" office:value="-39" calcext:value-type="float">
            <text:p>-39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string" calcext:value-type="string">
            <text:p>Confirmado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67121" calcext:value-type="float">
            <text:p>67121</text:p>
          </table:table-cell>
          <table:table-cell office:value-type="float" office:value="58504" calcext:value-type="float">
            <text:p>58504</text:p>
          </table:table-cell>
          <table:table-cell office:value-type="float" office:value="7796" calcext:value-type="float">
            <text:p>7796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286" calcext:value-type="float">
            <text:p>286</text:p>
          </table:table-cell>
          <table:table-cell office:value-type="float" office:value="472" calcext:value-type="float">
            <text:p>472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38]-[.F138]-[.G138]" office:value-type="float" office:value="821" calcext:value-type="float">
            <text:p>821</text:p>
          </table:table-cell>
          <table:table-cell table:formula="of:=MAX([.S138]-[.K138];0)" office:value-type="float" office:value="349" calcext:value-type="float">
            <text:p>349</text:p>
          </table:table-cell>
          <table:table-cell table:formula="of:=[.K138]/[.S124]" office:value-type="float" office:value="0.37609561752988" calcext:value-type="float">
            <text:p>0.37609561752988</text:p>
          </table:table-cell>
          <table:table-cell table:formula="of:=[.G138]/[.E124]" office:value-type="float" office:value="0.126439391482046" calcext:value-type="float">
            <text:p>0.126439391482046</text:p>
          </table:table-cell>
          <table:table-cell table:formula="of:=6718903-[.Y138]-[.F138]-[.G138]" office:value-type="float" office:value="6650757.72539" calcext:value-type="float">
            <text:p>6650757.72539</text:p>
          </table:table-cell>
          <table:table-cell table:formula="of:=NORMINV(RAND();MAX([.T145];1);MAX(0.25*[.T145];1))" office:value-type="float" office:value="1373.2746099964" calcext:value-type="float">
            <text:p>1373.2746099964</text:p>
          </table:table-cell>
          <table:table-cell table:formula="of:=[.X138]+[.K138]" office:value-type="float" office:value="1845.2746099964" calcext:value-type="float">
            <text:p>1845.2746099964</text:p>
          </table:table-cell>
          <table:table-cell table:formula="of:=[.X138]-[.X137]" office:value-type="float" office:value="686.340732742429" calcext:value-type="float">
            <text:p>686.340732742429</text:p>
          </table:table-cell>
          <table:table-cell table:formula="of:=[.S138]-[.S137]" office:value-type="float" office:value="-136" calcext:value-type="float">
            <text:p>-136</text:p>
          </table:table-cell>
          <table:table-cell table:formula="of:=[.K138]-[.K137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-7" calcext:value-type="float">
            <text:p>-7</text:p>
          </table:table-cell>
          <table:table-cell office:value-type="float" office:value="-43" calcext:value-type="float">
            <text:p>-43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string" calcext:value-type="string">
            <text:p>Confirmado</text:p>
          </table:table-cell>
          <table:table-cell office:value-type="float" office:value="1213" calcext:value-type="float">
            <text:p>1213</text:p>
          </table:table-cell>
          <table:table-cell office:value-type="float" office:value="843" calcext:value-type="float">
            <text:p>843</text:p>
          </table:table-cell>
          <table:table-cell office:value-type="float" office:value="68334" calcext:value-type="float">
            <text:p>68334</text:p>
          </table:table-cell>
          <table:table-cell office:value-type="float" office:value="59347" calcext:value-type="float">
            <text:p>59347</text:p>
          </table:table-cell>
          <table:table-cell office:value-type="float" office:value="7887" calcext:value-type="float">
            <text:p>7887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406" calcext:value-type="float">
            <text:p>406</text:p>
          </table:table-cell>
          <table:table-cell office:value-type="float" office:value="478" calcext:value-type="float">
            <text:p>478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39]-[.F139]-[.G139]" office:value-type="float" office:value="1100" calcext:value-type="float">
            <text:p>1100</text:p>
          </table:table-cell>
          <table:table-cell table:formula="of:=MAX([.S139]-[.K139];0)" office:value-type="float" office:value="622" calcext:value-type="float">
            <text:p>622</text:p>
          </table:table-cell>
          <table:table-cell table:formula="of:=[.K139]/[.S125]" office:value-type="float" office:value="0.327621658670322" calcext:value-type="float">
            <text:p>0.327621658670322</text:p>
          </table:table-cell>
          <table:table-cell table:formula="of:=[.G139]/[.E125]" office:value-type="float" office:value="0.12626674991595" calcext:value-type="float">
            <text:p>0.12626674991595</text:p>
          </table:table-cell>
          <table:table-cell table:formula="of:=6718903-[.Y139]-[.F139]-[.G139]" office:value-type="float" office:value="6650251.38436134" calcext:value-type="float">
            <text:p>6650251.38436134</text:p>
          </table:table-cell>
          <table:table-cell table:formula="of:=NORMINV(RAND();MAX([.T146];1);MAX(0.25*[.T146];1))" office:value-type="float" office:value="939.61563865756" calcext:value-type="float">
            <text:p>939.61563865756</text:p>
          </table:table-cell>
          <table:table-cell table:formula="of:=[.X139]+[.K139]" office:value-type="float" office:value="1417.61563865756" calcext:value-type="float">
            <text:p>1417.61563865756</text:p>
          </table:table-cell>
          <table:table-cell table:formula="of:=[.X139]-[.X138]" office:value-type="float" office:value="-433.658971338844" calcext:value-type="float">
            <text:p>-433.658971338844</text:p>
          </table:table-cell>
          <table:table-cell table:formula="of:=[.S139]-[.S138]" office:value-type="float" office:value="279" calcext:value-type="float">
            <text:p>279</text:p>
          </table:table-cell>
          <table:table-cell table:formula="of:=[.K139]-[.K138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7" calcext:value-type="float">
            <text:p>-37</text:p>
          </table:table-cell>
          <table:table-cell office:value-type="float" office:value="-2" calcext:value-type="float">
            <text:p>-2</text:p>
          </table:table-cell>
          <table:table-cell office:value-type="float" office:value="-43" calcext:value-type="float">
            <text:p>-43</text:p>
          </table:table-cell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string" calcext:value-type="string">
            <text:p>Confirmado</text:p>
          </table:table-cell>
          <table:table-cell office:value-type="float" office:value="176" calcext:value-type="float">
            <text:p>176</text:p>
          </table:table-cell>
          <table:table-cell office:value-type="float" office:value="123" calcext:value-type="float">
            <text:p>123</text:p>
          </table:table-cell>
          <table:table-cell office:value-type="float" office:value="68510" calcext:value-type="float">
            <text:p>68510</text:p>
          </table:table-cell>
          <table:table-cell office:value-type="float" office:value="59470" calcext:value-type="float">
            <text:p>59470</text:p>
          </table:table-cell>
          <table:table-cell office:value-type="float" office:value="7913" calcext:value-type="float">
            <text:p>79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0" calcext:value-type="float">
            <text:p>420</text:p>
          </table:table-cell>
          <table:table-cell office:value-type="float" office:value="463" calcext:value-type="float">
            <text:p>463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40]-[.F140]-[.G140]" office:value-type="float" office:value="1127" calcext:value-type="float">
            <text:p>1127</text:p>
          </table:table-cell>
          <table:table-cell table:formula="of:=MAX([.S140]-[.K140];0)" office:value-type="float" office:value="664" calcext:value-type="float">
            <text:p>664</text:p>
          </table:table-cell>
          <table:table-cell table:formula="of:=[.K140]/[.S126]" office:value-type="float" office:value="0.319310344827586" calcext:value-type="float">
            <text:p>0.319310344827586</text:p>
          </table:table-cell>
          <table:table-cell table:formula="of:=[.G140]/[.E126]" office:value-type="float" office:value="0.124818600542621" calcext:value-type="float">
            <text:p>0.124818600542621</text:p>
          </table:table-cell>
          <table:table-cell table:formula="of:=6718903-[.Y140]-[.F140]-[.G140]" office:value-type="float" office:value="6649935.44501654" calcext:value-type="float">
            <text:p>6649935.44501654</text:p>
          </table:table-cell>
          <table:table-cell table:formula="of:=NORMINV(RAND();MAX([.T147];1);MAX(0.25*[.T147];1))" office:value-type="float" office:value="1121.55498346193" calcext:value-type="float">
            <text:p>1121.55498346193</text:p>
          </table:table-cell>
          <table:table-cell table:formula="of:=[.X140]+[.K140]" office:value-type="float" office:value="1584.55498346193" calcext:value-type="float">
            <text:p>1584.55498346193</text:p>
          </table:table-cell>
          <table:table-cell table:formula="of:=[.X140]-[.X139]" office:value-type="float" office:value="181.939344804371" calcext:value-type="float">
            <text:p>181.939344804371</text:p>
          </table:table-cell>
          <table:table-cell table:formula="of:=[.S140]-[.S139]" office:value-type="float" office:value="27" calcext:value-type="float">
            <text:p>27</text:p>
          </table:table-cell>
          <table:table-cell table:formula="of:=[.K140]-[.K139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-3" calcext:value-type="float">
            <text:p>-3</text:p>
          </table:table-cell>
          <table:table-cell office:value-type="float" office:value="-39" calcext:value-type="float">
            <text:p>-39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15" calcext:value-type="float">
            <text:p>1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string" calcext:value-type="string">
            <text:p>Confirmado</text:p>
          </table:table-cell>
          <table:table-cell office:value-type="float" office:value="946" calcext:value-type="float">
            <text:p>946</text:p>
          </table:table-cell>
          <table:table-cell office:value-type="float" office:value="654" calcext:value-type="float">
            <text:p>654</text:p>
          </table:table-cell>
          <table:table-cell office:value-type="float" office:value="69456" calcext:value-type="float">
            <text:p>69456</text:p>
          </table:table-cell>
          <table:table-cell office:value-type="float" office:value="60124" calcext:value-type="float">
            <text:p>60124</text:p>
          </table:table-cell>
          <table:table-cell office:value-type="float" office:value="7941" calcext:value-type="float">
            <text:p>794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37" calcext:value-type="float">
            <text:p>537</text:p>
          </table:table-cell>
          <table:table-cell office:value-type="float" office:value="462" calcext:value-type="float">
            <text:p>46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352" calcext:value-type="float">
            <text:p>13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1]-[.F141]-[.G141]" office:value-type="float" office:value="1391" calcext:value-type="float">
            <text:p>1391</text:p>
          </table:table-cell>
          <table:table-cell table:formula="of:=MAX([.S141]-[.K141];0)" office:value-type="float" office:value="929" calcext:value-type="float">
            <text:p>929</text:p>
          </table:table-cell>
          <table:table-cell table:formula="of:=[.K141]/[.S127]" office:value-type="float" office:value="0.338213762811127" calcext:value-type="float">
            <text:p>0.338213762811127</text:p>
          </table:table-cell>
          <table:table-cell table:formula="of:=[.G141]/[.E127]" office:value-type="float" office:value="0.124025801614944" calcext:value-type="float">
            <text:p>0.124025801614944</text:p>
          </table:table-cell>
          <table:table-cell table:formula="of:=6718903-[.Y141]-[.F141]-[.G141]" office:value-type="float" office:value="6648992.30738123" calcext:value-type="float">
            <text:p>6648992.30738123</text:p>
          </table:table-cell>
          <table:table-cell table:formula="of:=NORMINV(RAND();MAX([.T148];1);MAX(0.25*[.T148];1))" office:value-type="float" office:value="1383.69261877037" calcext:value-type="float">
            <text:p>1383.69261877037</text:p>
          </table:table-cell>
          <table:table-cell table:formula="of:=[.X141]+[.K141]" office:value-type="float" office:value="1845.69261877037" calcext:value-type="float">
            <text:p>1845.69261877037</text:p>
          </table:table-cell>
          <table:table-cell table:formula="of:=[.X141]-[.X140]" office:value-type="float" office:value="262.137635308435" calcext:value-type="float">
            <text:p>262.137635308435</text:p>
          </table:table-cell>
          <table:table-cell table:formula="of:=[.S141]-[.S140]" office:value-type="float" office:value="264" calcext:value-type="float">
            <text:p>264</text:p>
          </table:table-cell>
          <table:table-cell table:formula="of:=[.K141]-[.K140]" office:value-type="float" office:value="-1" calcext:value-type="float">
            <text:p>-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string" calcext:value-type="string">
            <text:p>Confirmado</text:p>
          </table:table-cell>
          <table:table-cell office:value-type="float" office:value="90" calcext:value-type="float">
            <text:p>90</text:p>
          </table:table-cell>
          <table:table-cell office:value-type="float" office:value="239" calcext:value-type="float">
            <text:p>239</text:p>
          </table:table-cell>
          <table:table-cell office:value-type="float" office:value="69546" calcext:value-type="float">
            <text:p>69546</text:p>
          </table:table-cell>
          <table:table-cell office:value-type="float" office:value="60363" calcext:value-type="float">
            <text:p>60363</text:p>
          </table:table-cell>
          <table:table-cell office:value-type="float" office:value="8004" calcext:value-type="float">
            <text:p>8004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88" calcext:value-type="float">
            <text:p>388</text:p>
          </table:table-cell>
          <table:table-cell office:value-type="float" office:value="457" calcext:value-type="float">
            <text:p>45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42]-[.F142]-[.G142]" office:value-type="float" office:value="1179" calcext:value-type="float">
            <text:p>1179</text:p>
          </table:table-cell>
          <table:table-cell table:formula="of:=MAX([.S142]-[.K142];0)" office:value-type="float" office:value="722" calcext:value-type="float">
            <text:p>722</text:p>
          </table:table-cell>
          <table:table-cell table:formula="of:=[.K142]/[.S128]" office:value-type="float" office:value="0.356752537080406" calcext:value-type="float">
            <text:p>0.356752537080406</text:p>
          </table:table-cell>
          <table:table-cell table:formula="of:=[.G142]/[.E128]" office:value-type="float" office:value="0.124863498798789" calcext:value-type="float">
            <text:p>0.124863498798789</text:p>
          </table:table-cell>
          <table:table-cell table:formula="of:=6718903-[.Y142]-[.F142]-[.G142]" office:value-type="float" office:value="6648791.25929441" calcext:value-type="float">
            <text:p>6648791.25929441</text:p>
          </table:table-cell>
          <table:table-cell table:formula="of:=NORMINV(RAND();MAX([.T149];1);MAX(0.25*[.T149];1))" office:value-type="float" office:value="1287.74070558738" calcext:value-type="float">
            <text:p>1287.74070558738</text:p>
          </table:table-cell>
          <table:table-cell table:formula="of:=[.X142]+[.K142]" office:value-type="float" office:value="1744.74070558738" calcext:value-type="float">
            <text:p>1744.74070558738</text:p>
          </table:table-cell>
          <table:table-cell table:formula="of:=[.X142]-[.X141]" office:value-type="float" office:value="-95.9519131829854" calcext:value-type="float">
            <text:p>-95.9519131829854</text:p>
          </table:table-cell>
          <table:table-cell table:formula="of:=[.S142]-[.S141]" office:value-type="float" office:value="-212" calcext:value-type="float">
            <text:p>-212</text:p>
          </table:table-cell>
          <table:table-cell table:formula="of:=[.K142]-[.K141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string" calcext:value-type="string">
            <text:p>Confirmado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69570" calcext:value-type="float">
            <text:p>69570</text:p>
          </table:table-cell>
          <table:table-cell office:value-type="float" office:value="60420" calcext:value-type="float">
            <text:p>60420</text:p>
          </table:table-cell>
          <table:table-cell office:value-type="float" office:value="8023" calcext:value-type="float">
            <text:p>802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43]-[.F143]-[.G143]" office:value-type="float" office:value="1127" calcext:value-type="float">
            <text:p>1127</text:p>
          </table:table-cell>
          <table:table-cell table:formula="of:=MAX([.S143]-[.K143];0)" office:value-type="float" office:value="659" calcext:value-type="float">
            <text:p>659</text:p>
          </table:table-cell>
          <table:table-cell table:formula="of:=[.K143]/[.S129]" office:value-type="float" office:value="0.41452612931798" calcext:value-type="float">
            <text:p>0.41452612931798</text:p>
          </table:table-cell>
          <table:table-cell table:formula="of:=[.G143]/[.E129]" office:value-type="float" office:value="0.125144283263141" calcext:value-type="float">
            <text:p>0.125144283263141</text:p>
          </table:table-cell>
          <table:table-cell table:formula="of:=6718903-[.Y143]-[.F143]-[.G143]" office:value-type="float" office:value="6649022.2493537" calcext:value-type="float">
            <text:p>6649022.2493537</text:p>
          </table:table-cell>
          <table:table-cell table:formula="of:=NORMINV(RAND();MAX([.T150];1);MAX(0.25*[.T150];1))" office:value-type="float" office:value="969.750646297703" calcext:value-type="float">
            <text:p>969.750646297703</text:p>
          </table:table-cell>
          <table:table-cell table:formula="of:=[.X143]+[.K143]" office:value-type="float" office:value="1437.7506462977" calcext:value-type="float">
            <text:p>1437.7506462977</text:p>
          </table:table-cell>
          <table:table-cell table:formula="of:=[.X143]-[.X142]" office:value-type="float" office:value="-317.990059289678" calcext:value-type="float">
            <text:p>-317.990059289678</text:p>
          </table:table-cell>
          <table:table-cell table:formula="of:=[.S143]-[.S142]" office:value-type="float" office:value="-52" calcext:value-type="float">
            <text:p>-52</text:p>
          </table:table-cell>
          <table:table-cell table:formula="of:=[.K143]-[.K142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3" calcext:value-type="float">
            <text:p>-43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36" calcext:value-type="float">
            <text:p>-36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string" calcext:value-type="string">
            <text:p>Confirmado</text:p>
          </table:table-cell>
          <table:table-cell office:value-type="float" office:value="800" calcext:value-type="float">
            <text:p>800</text:p>
          </table:table-cell>
          <table:table-cell office:value-type="float" office:value="473" calcext:value-type="float">
            <text:p>473</text:p>
          </table:table-cell>
          <table:table-cell office:value-type="float" office:value="70370" calcext:value-type="float">
            <text:p>70370</text:p>
          </table:table-cell>
          <table:table-cell office:value-type="float" office:value="60893" calcext:value-type="float">
            <text:p>60893</text:p>
          </table:table-cell>
          <table:table-cell office:value-type="float" office:value="8053" calcext:value-type="float">
            <text:p>805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6" calcext:value-type="float">
            <text:p>476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4]-[.F144]-[.G144]" office:value-type="float" office:value="1424" calcext:value-type="float">
            <text:p>1424</text:p>
          </table:table-cell>
          <table:table-cell table:formula="of:=MAX([.S144]-[.K144];0)" office:value-type="float" office:value="974" calcext:value-type="float">
            <text:p>974</text:p>
          </table:table-cell>
          <table:table-cell table:formula="of:=[.K144]/[.S130]" office:value-type="float" office:value="0.394390885188431" calcext:value-type="float">
            <text:p>0.394390885188431</text:p>
          </table:table-cell>
          <table:table-cell table:formula="of:=[.G144]/[.E130]" office:value-type="float" office:value="0.124591939351744" calcext:value-type="float">
            <text:p>0.124591939351744</text:p>
          </table:table-cell>
          <table:table-cell table:formula="of:=6718903-[.Y144]-[.F144]-[.G144]" office:value-type="float" office:value="6648617.94054693" calcext:value-type="float">
            <text:p>6648617.94054693</text:p>
          </table:table-cell>
          <table:table-cell table:formula="of:=NORMINV(RAND();MAX([.T151];1);MAX(0.25*[.T151];1))" office:value-type="float" office:value="889.059453066411" calcext:value-type="float">
            <text:p>889.059453066411</text:p>
          </table:table-cell>
          <table:table-cell table:formula="of:=[.X144]+[.K144]" office:value-type="float" office:value="1339.05945306641" calcext:value-type="float">
            <text:p>1339.05945306641</text:p>
          </table:table-cell>
          <table:table-cell table:formula="of:=[.X144]-[.X143]" office:value-type="float" office:value="-80.6911932312921" calcext:value-type="float">
            <text:p>-80.6911932312921</text:p>
          </table:table-cell>
          <table:table-cell table:formula="of:=[.S144]-[.S143]" office:value-type="float" office:value="297" calcext:value-type="float">
            <text:p>297</text:p>
          </table:table-cell>
          <table:table-cell table:formula="of:=[.K144]-[.K143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string" calcext:value-type="string">
            <text:p>Confirmado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0459" calcext:value-type="float">
            <text:p>70459</text:p>
          </table:table-cell>
          <table:table-cell office:value-type="float" office:value="60744" calcext:value-type="float">
            <text:p>60744</text:p>
          </table:table-cell>
          <table:table-cell office:value-type="float" office:value="8124" calcext:value-type="float">
            <text:p>8124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477" calcext:value-type="float">
            <text:p>477</text:p>
          </table:table-cell>
          <table:table-cell office:value-type="float" office:value="459" calcext:value-type="float">
            <text:p>459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5]-[.F145]-[.G145]" office:value-type="float" office:value="1591" calcext:value-type="float">
            <text:p>1591</text:p>
          </table:table-cell>
          <table:table-cell table:formula="of:=MAX([.S145]-[.K145];0)" office:value-type="float" office:value="1132" calcext:value-type="float">
            <text:p>1132</text:p>
          </table:table-cell>
          <table:table-cell table:formula="of:=[.K145]/[.S131]" office:value-type="float" office:value="0.394329896907216" calcext:value-type="float">
            <text:p>0.394329896907216</text:p>
          </table:table-cell>
          <table:table-cell table:formula="of:=[.G145]/[.E131]" office:value-type="float" office:value="0.124752384023587" calcext:value-type="float">
            <text:p>0.124752384023587</text:p>
          </table:table-cell>
          <table:table-cell table:formula="of:=6718903-[.Y145]-[.F145]-[.G145]" office:value-type="float" office:value="6648480.57135289" calcext:value-type="float">
            <text:p>6648480.57135289</text:p>
          </table:table-cell>
          <table:table-cell table:formula="of:=NORMINV(RAND();MAX([.T152];1);MAX(0.25*[.T152];1))" office:value-type="float" office:value="1095.42864711061" calcext:value-type="float">
            <text:p>1095.42864711061</text:p>
          </table:table-cell>
          <table:table-cell table:formula="of:=[.X145]+[.K145]" office:value-type="float" office:value="1554.42864711061" calcext:value-type="float">
            <text:p>1554.42864711061</text:p>
          </table:table-cell>
          <table:table-cell table:formula="of:=[.X145]-[.X144]" office:value-type="float" office:value="206.369194044197" calcext:value-type="float">
            <text:p>206.369194044197</text:p>
          </table:table-cell>
          <table:table-cell table:formula="of:=[.S145]-[.S144]" office:value-type="float" office:value="167" calcext:value-type="float">
            <text:p>167</text:p>
          </table:table-cell>
          <table:table-cell table:formula="of:=[.K145]-[.K144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39" calcext:value-type="float">
            <text:p>-39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string" calcext:value-type="string">
            <text:p>Confirmado</text:p>
          </table:table-cell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  <table:table-cell office:value-type="float" office:value="70692" calcext:value-type="float">
            <text:p>70692</text:p>
          </table:table-cell>
          <table:table-cell office:value-type="float" office:value="60990" calcext:value-type="float">
            <text:p>60990</text:p>
          </table:table-cell>
          <table:table-cell office:value-type="float" office:value="8220" calcext:value-type="float">
            <text:p>822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337" calcext:value-type="float">
            <text:p>337</text:p>
          </table:table-cell>
          <table:table-cell office:value-type="float" office:value="434" calcext:value-type="float">
            <text:p>43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463" calcext:value-type="float">
            <text:p>14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46]-[.F146]-[.G146]" office:value-type="float" office:value="1482" calcext:value-type="float">
            <text:p>1482</text:p>
          </table:table-cell>
          <table:table-cell table:formula="of:=MAX([.S146]-[.K146];0)" office:value-type="float" office:value="1048" calcext:value-type="float">
            <text:p>1048</text:p>
          </table:table-cell>
          <table:table-cell table:formula="of:=[.K146]/[.S132]" office:value-type="float" office:value="0.329286798179059" calcext:value-type="float">
            <text:p>0.329286798179059</text:p>
          </table:table-cell>
          <table:table-cell table:formula="of:=[.G146]/[.E132]" office:value-type="float" office:value="0.125517262441021" calcext:value-type="float">
            <text:p>0.125517262441021</text:p>
          </table:table-cell>
          <table:table-cell table:formula="of:=6718903-[.Y146]-[.F146]-[.G146]" office:value-type="float" office:value="6647992.12651397" calcext:value-type="float">
            <text:p>6647992.12651397</text:p>
          </table:table-cell>
          <table:table-cell table:formula="of:=NORMINV(RAND();MAX([.T153];1);MAX(0.25*[.T153];1))" office:value-type="float" office:value="1266.87348602654" calcext:value-type="float">
            <text:p>1266.87348602654</text:p>
          </table:table-cell>
          <table:table-cell table:formula="of:=[.X146]+[.K146]" office:value-type="float" office:value="1700.87348602654" calcext:value-type="float">
            <text:p>1700.87348602654</text:p>
          </table:table-cell>
          <table:table-cell table:formula="of:=[.X146]-[.X145]" office:value-type="float" office:value="171.444838915931" calcext:value-type="float">
            <text:p>171.444838915931</text:p>
          </table:table-cell>
          <table:table-cell table:formula="of:=[.S146]-[.S145]" office:value-type="float" office:value="-109" calcext:value-type="float">
            <text:p>-109</text:p>
          </table:table-cell>
          <table:table-cell table:formula="of:=[.K146]-[.K145]" office:value-type="float" office:value="-25" calcext:value-type="float">
            <text:p>-2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41" calcext:value-type="float">
            <text:p>-41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30</text:p>
          </table:table-cell>
          <table:table-cell office:value-type="string" calcext:value-type="string">
            <text:p>Confirmado</text:p>
          </table:table-cell>
          <table:table-cell office:value-type="float" office:value="297" calcext:value-type="float">
            <text:p>297</text:p>
          </table:table-cell>
          <table:table-cell office:value-type="float" office:value="21" calcext:value-type="float">
            <text:p>21</text:p>
          </table:table-cell>
          <table:table-cell office:value-type="float" office:value="70989" calcext:value-type="float">
            <text:p>70989</text:p>
          </table:table-cell>
          <table:table-cell office:value-type="float" office:value="61011" calcext:value-type="float">
            <text:p>61011</text:p>
          </table:table-cell>
          <table:table-cell office:value-type="float" office:value="8270" calcext:value-type="float">
            <text:p>827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 office:value-type="float" office:value="455" calcext:value-type="float">
            <text:p>45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272" calcext:value-type="float">
            <text:p>127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47]-[.F147]-[.G147]" office:value-type="float" office:value="1708" calcext:value-type="float">
            <text:p>1708</text:p>
          </table:table-cell>
          <table:table-cell table:formula="of:=MAX([.S147]-[.K147];0)" office:value-type="float" office:value="1253" calcext:value-type="float">
            <text:p>1253</text:p>
          </table:table-cell>
          <table:table-cell table:formula="of:=[.K147]/[.S133]" office:value-type="float" office:value="0.448275862068966" calcext:value-type="float">
            <text:p>0.448275862068966</text:p>
          </table:table-cell>
          <table:table-cell table:formula="of:=[.G147]/[.E133]" office:value-type="float" office:value="0.126122828689512" calcext:value-type="float">
            <text:p>0.126122828689512</text:p>
          </table:table-cell>
          <table:table-cell table:formula="of:=6718903-[.Y147]-[.F147]-[.G147]" office:value-type="float" office:value="6647804.09234356" calcext:value-type="float">
            <text:p>6647804.09234356</text:p>
          </table:table-cell>
          <table:table-cell table:formula="of:=NORMINV(RAND();MAX([.T154];1);MAX(0.25*[.T154];1))" office:value-type="float" office:value="1362.90765643938" calcext:value-type="float">
            <text:p>1362.90765643938</text:p>
          </table:table-cell>
          <table:table-cell table:formula="of:=[.X147]+[.K147]" office:value-type="float" office:value="1817.90765643938" calcext:value-type="float">
            <text:p>1817.90765643938</text:p>
          </table:table-cell>
          <table:table-cell table:formula="of:=[.X147]-[.X146]" office:value-type="float" office:value="96.0341704128405" calcext:value-type="float">
            <text:p>96.0341704128405</text:p>
          </table:table-cell>
          <table:table-cell table:formula="of:=[.S147]-[.S146]" office:value-type="float" office:value="226" calcext:value-type="float">
            <text:p>226</text:p>
          </table:table-cell>
          <table:table-cell table:formula="of:=[.K147]-[.K146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float" office:value="-12" calcext:value-type="float">
            <text:p>-12</text:p>
          </table:table-cell>
          <table:table-cell office:value-type="float" office:value="-66" calcext:value-type="float">
            <text:p>-66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7-31</text:p>
          </table:table-cell>
          <table:table-cell office:value-type="string" calcext:value-type="string">
            <text:p>Confirmado</text:p>
          </table:table-cell>
          <table:table-cell office:value-type="float" office:value="333" calcext:value-type="float">
            <text:p>333</text:p>
          </table:table-cell>
          <table:table-cell office:value-type="float" office:value="453" calcext:value-type="float">
            <text:p>453</text:p>
          </table:table-cell>
          <table:table-cell office:value-type="float" office:value="71322" calcext:value-type="float">
            <text:p>71322</text:p>
          </table:table-cell>
          <table:table-cell office:value-type="float" office:value="61464" calcext:value-type="float">
            <text:p>61464</text:p>
          </table:table-cell>
          <table:table-cell office:value-type="float" office:value="8310" calcext:value-type="float">
            <text:p>831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float" office:value="450" calcext:value-type="float">
            <text:p>450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48]-[.F148]-[.G148]" office:value-type="float" office:value="1548" calcext:value-type="float">
            <text:p>1548</text:p>
          </table:table-cell>
          <table:table-cell table:formula="of:=MAX([.S148]-[.K148];0)" office:value-type="float" office:value="1098" calcext:value-type="float">
            <text:p>1098</text:p>
          </table:table-cell>
          <table:table-cell table:formula="of:=[.K148]/[.S134]" office:value-type="float" office:value="0.524475524475524" calcext:value-type="float">
            <text:p>0.524475524475524</text:p>
          </table:table-cell>
          <table:table-cell table:formula="of:=[.G148]/[.E134]" office:value-type="float" office:value="0.126491719434973" calcext:value-type="float">
            <text:p>0.126491719434973</text:p>
          </table:table-cell>
          <table:table-cell table:formula="of:=6718903-[.Y148]-[.F148]-[.G148]" office:value-type="float" office:value="6647996.940321" calcext:value-type="float">
            <text:p>6647996.940321</text:p>
          </table:table-cell>
          <table:table-cell table:formula="of:=NORMINV(RAND();MAX([.T155];1);MAX(0.25*[.T155];1))" office:value-type="float" office:value="682.059678997193" calcext:value-type="float">
            <text:p>682.059678997193</text:p>
          </table:table-cell>
          <table:table-cell table:formula="of:=[.X148]+[.K148]" office:value-type="float" office:value="1132.05967899719" calcext:value-type="float">
            <text:p>1132.05967899719</text:p>
          </table:table-cell>
          <table:table-cell table:formula="of:=[.X148]-[.X147]" office:value-type="float" office:value="-680.847977442187" calcext:value-type="float">
            <text:p>-680.847977442187</text:p>
          </table:table-cell>
          <table:table-cell table:formula="of:=[.S148]-[.S147]" office:value-type="float" office:value="-160" calcext:value-type="float">
            <text:p>-160</text:p>
          </table:table-cell>
          <table:table-cell table:formula="of:=[.K148]-[.K147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 office:value-type="float" office:value="-36" calcext:value-type="float">
            <text:p>-36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1</text:p>
          </table:table-cell>
          <table:table-cell office:value-type="string" calcext:value-type="string">
            <text:p>Confirmado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71792" calcext:value-type="float">
            <text:p>71792</text:p>
          </table:table-cell>
          <table:table-cell office:value-type="float" office:value="61937" calcext:value-type="float">
            <text:p>61937</text:p>
          </table:table-cell>
          <table:table-cell office:value-type="float" office:value="8344" calcext:value-type="float">
            <text:p>834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21" calcext:value-type="float">
            <text:p>321</text:p>
          </table:table-cell>
          <table:table-cell office:value-type="float" office:value="433" calcext:value-type="float">
            <text:p>433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49]-[.F149]-[.G149]" office:value-type="float" office:value="1511" calcext:value-type="float">
            <text:p>1511</text:p>
          </table:table-cell>
          <table:table-cell table:formula="of:=MAX([.S149]-[.K149];0)" office:value-type="float" office:value="1078" calcext:value-type="float">
            <text:p>1078</text:p>
          </table:table-cell>
          <table:table-cell table:formula="of:=[.K149]/[.S135]" office:value-type="float" office:value="0.393636363636364" calcext:value-type="float">
            <text:p>0.393636363636364</text:p>
          </table:table-cell>
          <table:table-cell table:formula="of:=[.G149]/[.E135]" office:value-type="float" office:value="0.124855975699173" calcext:value-type="float">
            <text:p>0.124855975699173</text:p>
          </table:table-cell>
          <table:table-cell table:formula="of:=6718903-[.Y149]-[.F149]-[.G149]" office:value-type="float" office:value="6646843.55168129" calcext:value-type="float">
            <text:p>6646843.55168129</text:p>
          </table:table-cell>
          <table:table-cell table:formula="of:=NORMINV(RAND();MAX([.T156];1);MAX(0.25*[.T156];1))" office:value-type="float" office:value="1345.44831871048" calcext:value-type="float">
            <text:p>1345.44831871048</text:p>
          </table:table-cell>
          <table:table-cell table:formula="of:=[.X149]+[.K149]" office:value-type="float" office:value="1778.44831871048" calcext:value-type="float">
            <text:p>1778.44831871048</text:p>
          </table:table-cell>
          <table:table-cell table:formula="of:=[.X149]-[.X148]" office:value-type="float" office:value="663.388639713283" calcext:value-type="float">
            <text:p>663.388639713283</text:p>
          </table:table-cell>
          <table:table-cell table:formula="of:=[.S149]-[.S148]" office:value-type="float" office:value="-37" calcext:value-type="float">
            <text:p>-37</text:p>
          </table:table-cell>
          <table:table-cell table:formula="of:=[.K149]-[.K148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48" calcext:value-type="float">
            <text:p>-48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2</text:p>
          </table:table-cell>
          <table:table-cell office:value-type="string" calcext:value-type="string">
            <text:p>Confirmado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1802" calcext:value-type="float">
            <text:p>71802</text:p>
          </table:table-cell>
          <table:table-cell office:value-type="float" office:value="61967" calcext:value-type="float">
            <text:p>61967</text:p>
          </table:table-cell>
          <table:table-cell office:value-type="float" office:value="8358" calcext:value-type="float">
            <text:p>835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19" calcext:value-type="float">
            <text:p>319</text:p>
          </table:table-cell>
          <table:table-cell office:value-type="float" office:value="436" calcext:value-type="float">
            <text:p>43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0]-[.F150]-[.G150]" office:value-type="float" office:value="1477" calcext:value-type="float">
            <text:p>1477</text:p>
          </table:table-cell>
          <table:table-cell table:formula="of:=MAX([.S150]-[.K150];0)" office:value-type="float" office:value="1041" calcext:value-type="float">
            <text:p>1041</text:p>
          </table:table-cell>
          <table:table-cell table:formula="of:=[.K150]/[.S136]" office:value-type="float" office:value="0.402214022140221" calcext:value-type="float">
            <text:p>0.402214022140221</text:p>
          </table:table-cell>
          <table:table-cell table:formula="of:=[.G150]/[.E136]" office:value-type="float" office:value="0.124915930592297" calcext:value-type="float">
            <text:p>0.124915930592297</text:p>
          </table:table-cell>
          <table:table-cell table:formula="of:=6718903-[.Y150]-[.F150]-[.G150]" office:value-type="float" office:value="6646701.27759332" calcext:value-type="float">
            <text:p>6646701.27759332</text:p>
          </table:table-cell>
          <table:table-cell table:formula="of:=NORMINV(RAND();MAX([.T157];1);MAX(0.25*[.T157];1))" office:value-type="float" office:value="1440.72240668333" calcext:value-type="float">
            <text:p>1440.72240668333</text:p>
          </table:table-cell>
          <table:table-cell table:formula="of:=[.X150]+[.K150]" office:value-type="float" office:value="1876.72240668333" calcext:value-type="float">
            <text:p>1876.72240668333</text:p>
          </table:table-cell>
          <table:table-cell table:formula="of:=[.X150]-[.X149]" office:value-type="float" office:value="95.2740879728585" calcext:value-type="float">
            <text:p>95.2740879728585</text:p>
          </table:table-cell>
          <table:table-cell table:formula="of:=[.S150]-[.S149]" office:value-type="float" office:value="-34" calcext:value-type="float">
            <text:p>-34</text:p>
          </table:table-cell>
          <table:table-cell table:formula="of:=[.K150]-[.K149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8" calcext:value-type="float">
            <text:p>-38</text:p>
          </table:table-cell>
          <table:table-cell office:value-type="float" office:value="2" calcext:value-type="float">
            <text:p>2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3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425" calcext:value-type="float">
            <text:p>425</text:p>
          </table:table-cell>
          <table:table-cell office:value-type="float" office:value="72079" calcext:value-type="float">
            <text:p>72079</text:p>
          </table:table-cell>
          <table:table-cell office:value-type="float" office:value="62392" calcext:value-type="float">
            <text:p>62392</text:p>
          </table:table-cell>
          <table:table-cell office:value-type="float" office:value="8371" calcext:value-type="float">
            <text:p>837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44" calcext:value-type="float">
            <text:p>244</text:p>
          </table:table-cell>
          <table:table-cell office:value-type="float" office:value="414" calcext:value-type="float">
            <text:p>414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51]-[.F151]-[.G151]" office:value-type="float" office:value="1316" calcext:value-type="float">
            <text:p>1316</text:p>
          </table:table-cell>
          <table:table-cell table:formula="of:=MAX([.S151]-[.K151];0)" office:value-type="float" office:value="902" calcext:value-type="float">
            <text:p>902</text:p>
          </table:table-cell>
          <table:table-cell table:formula="of:=[.K151]/[.S137]" office:value-type="float" office:value="0.432601880877743" calcext:value-type="float">
            <text:p>0.432601880877743</text:p>
          </table:table-cell>
          <table:table-cell table:formula="of:=[.G151]/[.E137]" office:value-type="float" office:value="0.124873202458381" calcext:value-type="float">
            <text:p>0.124873202458381</text:p>
          </table:table-cell>
          <table:table-cell table:formula="of:=6718903-[.Y151]-[.F151]-[.G151]" office:value-type="float" office:value="6646454.13744711" calcext:value-type="float">
            <text:p>6646454.13744711</text:p>
          </table:table-cell>
          <table:table-cell table:formula="of:=NORMINV(RAND();MAX([.T158];1);MAX(0.25*[.T158];1))" office:value-type="float" office:value="1271.86255288877" calcext:value-type="float">
            <text:p>1271.86255288877</text:p>
          </table:table-cell>
          <table:table-cell table:formula="of:=[.X151]+[.K151]" office:value-type="float" office:value="1685.86255288877" calcext:value-type="float">
            <text:p>1685.86255288877</text:p>
          </table:table-cell>
          <table:table-cell table:formula="of:=[.X151]-[.X150]" office:value-type="float" office:value="-168.859853794565" calcext:value-type="float">
            <text:p>-168.859853794565</text:p>
          </table:table-cell>
          <table:table-cell table:formula="of:=[.S151]-[.S150]" office:value-type="float" office:value="-161" calcext:value-type="float">
            <text:p>-161</text:p>
          </table:table-cell>
          <table:table-cell table:formula="of:=[.K151]-[.K150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4</text:p>
          </table:table-cell>
          <table:table-cell office:value-type="string" calcext:value-type="string">
            <text:p>Confirmado</text:p>
          </table:table-cell>
          <table:table-cell office:value-type="float" office:value="643" calcext:value-type="float">
            <text:p>643</text:p>
          </table:table-cell>
          <table:table-cell office:value-type="float" office:value="308" calcext:value-type="float">
            <text:p>308</text:p>
          </table:table-cell>
          <table:table-cell office:value-type="float" office:value="72722" calcext:value-type="float">
            <text:p>72722</text:p>
          </table:table-cell>
          <table:table-cell office:value-type="float" office:value="62700" calcext:value-type="float">
            <text:p>62700</text:p>
          </table:table-cell>
          <table:table-cell office:value-type="float" office:value="8419" calcext:value-type="float">
            <text:p>841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23" calcext:value-type="float">
            <text:p>323</text:p>
          </table:table-cell>
          <table:table-cell office:value-type="float" office:value="434" calcext:value-type="float">
            <text:p>43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52]-[.F152]-[.G152]" office:value-type="float" office:value="1603" calcext:value-type="float">
            <text:p>1603</text:p>
          </table:table-cell>
          <table:table-cell table:formula="of:=MAX([.S152]-[.K152];0)" office:value-type="float" office:value="1169" calcext:value-type="float">
            <text:p>1169</text:p>
          </table:table-cell>
          <table:table-cell table:formula="of:=[.K152]/[.S138]" office:value-type="float" office:value="0.528623629719854" calcext:value-type="float">
            <text:p>0.528623629719854</text:p>
          </table:table-cell>
          <table:table-cell table:formula="of:=[.G152]/[.E138]" office:value-type="float" office:value="0.125430193233116" calcext:value-type="float">
            <text:p>0.125430193233116</text:p>
          </table:table-cell>
          <table:table-cell table:formula="of:=6718903-[.Y152]-[.F152]-[.G152]" office:value-type="float" office:value="6645362.7801142" calcext:value-type="float">
            <text:p>6645362.7801142</text:p>
          </table:table-cell>
          <table:table-cell table:formula="of:=NORMINV(RAND();MAX([.T159];1);MAX(0.25*[.T159];1))" office:value-type="float" office:value="1987.21988580071" calcext:value-type="float">
            <text:p>1987.21988580071</text:p>
          </table:table-cell>
          <table:table-cell table:formula="of:=[.X152]+[.K152]" office:value-type="float" office:value="2421.21988580071" calcext:value-type="float">
            <text:p>2421.21988580071</text:p>
          </table:table-cell>
          <table:table-cell table:formula="of:=[.X152]-[.X151]" office:value-type="float" office:value="715.357332911937" calcext:value-type="float">
            <text:p>715.357332911937</text:p>
          </table:table-cell>
          <table:table-cell table:formula="of:=[.S152]-[.S151]" office:value-type="float" office:value="287" calcext:value-type="float">
            <text:p>287</text:p>
          </table:table-cell>
          <table:table-cell table:formula="of:=[.K152]-[.K151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-35" calcext:value-type="float">
            <text:p>-35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5</text:p>
          </table:table-cell>
          <table:table-cell office:value-type="string" calcext:value-type="string">
            <text:p>Confirmado</text:p>
          </table:table-cell>
          <table:table-cell office:value-type="float" office:value="674" calcext:value-type="float">
            <text:p>674</text:p>
          </table:table-cell>
          <table:table-cell office:value-type="float" office:value="349" calcext:value-type="float">
            <text:p>349</text:p>
          </table:table-cell>
          <table:table-cell office:value-type="float" office:value="73396" calcext:value-type="float">
            <text:p>73396</text:p>
          </table:table-cell>
          <table:table-cell office:value-type="float" office:value="63238" calcext:value-type="float">
            <text:p>63238</text:p>
          </table:table-cell>
          <table:table-cell office:value-type="float" office:value="8499" calcext:value-type="float">
            <text:p>8499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86" calcext:value-type="float">
            <text:p>386</text:p>
          </table:table-cell>
          <table:table-cell office:value-type="float" office:value="438" calcext:value-type="float">
            <text:p>438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437" calcext:value-type="float">
            <text:p>143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53]-[.F153]-[.G153]" office:value-type="float" office:value="1659" calcext:value-type="float">
            <text:p>1659</text:p>
          </table:table-cell>
          <table:table-cell table:formula="of:=MAX([.S153]-[.K153];0)" office:value-type="float" office:value="1221" calcext:value-type="float">
            <text:p>1221</text:p>
          </table:table-cell>
          <table:table-cell table:formula="of:=[.K153]/[.S139]" office:value-type="float" office:value="0.398181818181818" calcext:value-type="float">
            <text:p>0.398181818181818</text:p>
          </table:table-cell>
          <table:table-cell table:formula="of:=[.G153]/[.E139]" office:value-type="float" office:value="0.124374396347353" calcext:value-type="float">
            <text:p>0.124374396347353</text:p>
          </table:table-cell>
          <table:table-cell table:formula="of:=6718903-[.Y153]-[.F153]-[.G153]" office:value-type="float" office:value="6644952.31940057" calcext:value-type="float">
            <text:p>6644952.31940057</text:p>
          </table:table-cell>
          <table:table-cell table:formula="of:=NORMINV(RAND();MAX([.T160];1);MAX(0.25*[.T160];1))" office:value-type="float" office:value="1775.6805994297" calcext:value-type="float">
            <text:p>1775.6805994297</text:p>
          </table:table-cell>
          <table:table-cell table:formula="of:=[.X153]+[.K153]" office:value-type="float" office:value="2213.6805994297" calcext:value-type="float">
            <text:p>2213.6805994297</text:p>
          </table:table-cell>
          <table:table-cell table:formula="of:=[.X153]-[.X152]" office:value-type="float" office:value="-211.539286371007" calcext:value-type="float">
            <text:p>-211.539286371007</text:p>
          </table:table-cell>
          <table:table-cell table:formula="of:=[.S153]-[.S152]" office:value-type="float" office:value="56" calcext:value-type="float">
            <text:p>56</text:p>
          </table:table-cell>
          <table:table-cell table:formula="of:=[.K153]-[.K152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-37" calcext:value-type="float">
            <text:p>-37</text:p>
          </table:table-cell>
          <table:table-cell office:value-type="float" office:value="-35" calcext:value-type="float">
            <text:p>-35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6</text:p>
          </table:table-cell>
          <table:table-cell office:value-type="string" calcext:value-type="string">
            <text:p>Confirmado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73517" calcext:value-type="float">
            <text:p>73517</text:p>
          </table:table-cell>
          <table:table-cell office:value-type="float" office:value="63321" calcext:value-type="float">
            <text:p>63321</text:p>
          </table:table-cell>
          <table:table-cell office:value-type="float" office:value="8540" calcext:value-type="float">
            <text:p>85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1" calcext:value-type="float">
            <text:p>361</text:p>
          </table:table-cell>
          <table:table-cell office:value-type="float" office:value="435" calcext:value-type="float">
            <text:p>43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4]-[.F154]-[.G154]" office:value-type="float" office:value="1656" calcext:value-type="float">
            <text:p>1656</text:p>
          </table:table-cell>
          <table:table-cell table:formula="of:=MAX([.S154]-[.K154];0)" office:value-type="float" office:value="1221" calcext:value-type="float">
            <text:p>1221</text:p>
          </table:table-cell>
          <table:table-cell table:formula="of:=[.K154]/[.S140]" office:value-type="float" office:value="0.385980479148181" calcext:value-type="float">
            <text:p>0.385980479148181</text:p>
          </table:table-cell>
          <table:table-cell table:formula="of:=[.G154]/[.E140]" office:value-type="float" office:value="0.124653335279521" calcext:value-type="float">
            <text:p>0.124653335279521</text:p>
          </table:table-cell>
          <table:table-cell table:formula="of:=6718903-[.Y154]-[.F154]-[.G154]" office:value-type="float" office:value="6645095.81578801" calcext:value-type="float">
            <text:p>6645095.81578801</text:p>
          </table:table-cell>
          <table:table-cell table:formula="of:=NORMINV(RAND();MAX([.T161];1);MAX(0.25*[.T161];1))" office:value-type="float" office:value="1511.18421199306" calcext:value-type="float">
            <text:p>1511.18421199306</text:p>
          </table:table-cell>
          <table:table-cell table:formula="of:=[.X154]+[.K154]" office:value-type="float" office:value="1946.18421199306" calcext:value-type="float">
            <text:p>1946.18421199306</text:p>
          </table:table-cell>
          <table:table-cell table:formula="of:=[.X154]-[.X153]" office:value-type="float" office:value="-264.496387436638" calcext:value-type="float">
            <text:p>-264.496387436638</text:p>
          </table:table-cell>
          <table:table-cell table:formula="of:=[.S154]-[.S153]" office:value-type="float" office:value="-3" calcext:value-type="float">
            <text:p>-3</text:p>
          </table:table-cell>
          <table:table-cell table:formula="of:=[.K154]-[.K153]" office:value-type="float" office:value="-3" calcext:value-type="float">
            <text:p>-3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7</text:p>
          </table:table-cell>
          <table:table-cell office:value-type="string" calcext:value-type="string">
            <text:p>Confirmado</text:p>
          </table:table-cell>
          <table:table-cell office:value-type="float" office:value="338" calcext:value-type="float">
            <text:p>338</text:p>
          </table:table-cell>
          <table:table-cell office:value-type="float" office:value="391" calcext:value-type="float">
            <text:p>391</text:p>
          </table:table-cell>
          <table:table-cell office:value-type="float" office:value="73855" calcext:value-type="float">
            <text:p>73855</text:p>
          </table:table-cell>
          <table:table-cell office:value-type="float" office:value="63712" calcext:value-type="float">
            <text:p>63712</text:p>
          </table:table-cell>
          <table:table-cell office:value-type="float" office:value="8596" calcext:value-type="float">
            <text:p>859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62" calcext:value-type="float">
            <text:p>362</text:p>
          </table:table-cell>
          <table:table-cell office:value-type="float" office:value="439" calcext:value-type="float">
            <text:p>43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1324" calcext:value-type="float">
            <text:p>132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55]-[.F155]-[.G155]" office:value-type="float" office:value="1547" calcext:value-type="float">
            <text:p>1547</text:p>
          </table:table-cell>
          <table:table-cell table:formula="of:=MAX([.S155]-[.K155];0)" office:value-type="float" office:value="1108" calcext:value-type="float">
            <text:p>1108</text:p>
          </table:table-cell>
          <table:table-cell table:formula="of:=[.K155]/[.S141]" office:value-type="float" office:value="0.315600287562904" calcext:value-type="float">
            <text:p>0.315600287562904</text:p>
          </table:table-cell>
          <table:table-cell table:formula="of:=[.G155]/[.E141]" office:value-type="float" office:value="0.123761806035476" calcext:value-type="float">
            <text:p>0.123761806035476</text:p>
          </table:table-cell>
          <table:table-cell table:formula="of:=6718903-[.Y155]-[.F155]-[.G155]" office:value-type="float" office:value="6643830.36296344" calcext:value-type="float">
            <text:p>6643830.36296344</text:p>
          </table:table-cell>
          <table:table-cell table:formula="of:=NORMINV(RAND();MAX([.T162];1);MAX(0.25*[.T162];1))" office:value-type="float" office:value="2325.63703655959" calcext:value-type="float">
            <text:p>2325.63703655959</text:p>
          </table:table-cell>
          <table:table-cell table:formula="of:=[.X155]+[.K155]" office:value-type="float" office:value="2764.63703655959" calcext:value-type="float">
            <text:p>2764.63703655959</text:p>
          </table:table-cell>
          <table:table-cell table:formula="of:=[.X155]-[.X154]" office:value-type="float" office:value="814.452824566526" calcext:value-type="float">
            <text:p>814.452824566526</text:p>
          </table:table-cell>
          <table:table-cell table:formula="of:=[.S155]-[.S154]" office:value-type="float" office:value="-109" calcext:value-type="float">
            <text:p>-109</text:p>
          </table:table-cell>
          <table:table-cell table:formula="of:=[.K155]-[.K154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8</text:p>
          </table:table-cell>
          <table:table-cell office:value-type="string" calcext:value-type="string">
            <text:p>Confirmado</text:p>
          </table:table-cell>
          <table:table-cell office:value-type="float" office:value="548" calcext:value-type="float">
            <text:p>548</text:p>
          </table:table-cell>
          <table:table-cell office:value-type="float" office:value="353" calcext:value-type="float">
            <text:p>353</text:p>
          </table:table-cell>
          <table:table-cell office:value-type="float" office:value="74403" calcext:value-type="float">
            <text:p>74403</text:p>
          </table:table-cell>
          <table:table-cell office:value-type="float" office:value="64065" calcext:value-type="float">
            <text:p>64065</text:p>
          </table:table-cell>
          <table:table-cell office:value-type="float" office:value="8606" calcext:value-type="float">
            <text:p>86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56]-[.F156]-[.G156]" office:value-type="float" office:value="1732" calcext:value-type="float">
            <text:p>1732</text:p>
          </table:table-cell>
          <table:table-cell table:formula="of:=MAX([.S156]-[.K156];0)" office:value-type="float" office:value="1309" calcext:value-type="float">
            <text:p>1309</text:p>
          </table:table-cell>
          <table:table-cell table:formula="of:=[.K156]/[.S142]" office:value-type="float" office:value="0.358778625954198" calcext:value-type="float">
            <text:p>0.358778625954198</text:p>
          </table:table-cell>
          <table:table-cell table:formula="of:=[.G156]/[.E142]" office:value-type="float" office:value="0.123745434676329" calcext:value-type="float">
            <text:p>0.123745434676329</text:p>
          </table:table-cell>
          <table:table-cell table:formula="of:=6718903-[.Y156]-[.F156]-[.G156]" office:value-type="float" office:value="6643747.14276672" calcext:value-type="float">
            <text:p>6643747.14276672</text:p>
          </table:table-cell>
          <table:table-cell table:formula="of:=NORMINV(RAND();MAX([.T163];1);MAX(0.25*[.T163];1))" office:value-type="float" office:value="2061.85723328307" calcext:value-type="float">
            <text:p>2061.85723328307</text:p>
          </table:table-cell>
          <table:table-cell table:formula="of:=[.X156]+[.K156]" office:value-type="float" office:value="2484.85723328307" calcext:value-type="float">
            <text:p>2484.85723328307</text:p>
          </table:table-cell>
          <table:table-cell table:formula="of:=[.X156]-[.X155]" office:value-type="float" office:value="-263.77980327652" calcext:value-type="float">
            <text:p>-263.77980327652</text:p>
          </table:table-cell>
          <table:table-cell table:formula="of:=[.S156]-[.S155]" office:value-type="float" office:value="185" calcext:value-type="float">
            <text:p>185</text:p>
          </table:table-cell>
          <table:table-cell table:formula="of:=[.K156]-[.K155]" office:value-type="float" office:value="-16" calcext:value-type="float">
            <text:p>-16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-29" calcext:value-type="float">
            <text:p>-29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09</text:p>
          </table:table-cell>
          <table:table-cell office:value-type="string" calcext:value-type="string">
            <text:p>Confirmado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4421" calcext:value-type="float">
            <text:p>74421</text:p>
          </table:table-cell>
          <table:table-cell office:value-type="float" office:value="64198" calcext:value-type="float">
            <text:p>64198</text:p>
          </table:table-cell>
          <table:table-cell office:value-type="float" office:value="8612" calcext:value-type="float">
            <text:p>86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74" calcext:value-type="float">
            <text:p>374</text:p>
          </table:table-cell>
          <table:table-cell office:value-type="float" office:value="424" calcext:value-type="float">
            <text:p>42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57]-[.F157]-[.G157]" office:value-type="float" office:value="1611" calcext:value-type="float">
            <text:p>1611</text:p>
          </table:table-cell>
          <table:table-cell table:formula="of:=MAX([.S157]-[.K157];0)" office:value-type="float" office:value="1187" calcext:value-type="float">
            <text:p>1187</text:p>
          </table:table-cell>
          <table:table-cell table:formula="of:=[.K157]/[.S143]" office:value-type="float" office:value="0.376220053238687" calcext:value-type="float">
            <text:p>0.376220053238687</text:p>
          </table:table-cell>
          <table:table-cell table:formula="of:=[.G157]/[.E143]" office:value-type="float" office:value="0.123788989506971" calcext:value-type="float">
            <text:p>0.123788989506971</text:p>
          </table:table-cell>
          <table:table-cell table:formula="of:=6718903-[.Y157]-[.F157]-[.G157]" office:value-type="float" office:value="6644308.52035855" calcext:value-type="float">
            <text:p>6644308.52035855</text:p>
          </table:table-cell>
          <table:table-cell table:formula="of:=NORMINV(RAND();MAX([.T164];1);MAX(0.25*[.T164];1))" office:value-type="float" office:value="1360.47964145014" calcext:value-type="float">
            <text:p>1360.47964145014</text:p>
          </table:table-cell>
          <table:table-cell table:formula="of:=[.X157]+[.K157]" office:value-type="float" office:value="1784.47964145014" calcext:value-type="float">
            <text:p>1784.47964145014</text:p>
          </table:table-cell>
          <table:table-cell table:formula="of:=[.X157]-[.X156]" office:value-type="float" office:value="-701.377591832929" calcext:value-type="float">
            <text:p>-701.377591832929</text:p>
          </table:table-cell>
          <table:table-cell table:formula="of:=[.S157]-[.S156]" office:value-type="float" office:value="-121" calcext:value-type="float">
            <text:p>-121</text:p>
          </table:table-cell>
          <table:table-cell table:formula="of:=[.K157]-[.K156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-43" calcext:value-type="float">
            <text:p>-43</text:p>
          </table:table-cell>
          <table:table-cell office:value-type="float" office:value="-27" calcext:value-type="float">
            <text:p>-2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0</text:p>
          </table:table-cell>
          <table:table-cell office:value-type="string" calcext:value-type="string">
            <text:p>Confirmado</text:p>
          </table:table-cell>
          <table:table-cell office:value-type="float" office:value="253" calcext:value-type="float">
            <text:p>253</text:p>
          </table:table-cell>
          <table:table-cell office:value-type="float" office:value="338" calcext:value-type="float">
            <text:p>338</text:p>
          </table:table-cell>
          <table:table-cell office:value-type="float" office:value="74674" calcext:value-type="float">
            <text:p>74674</text:p>
          </table:table-cell>
          <table:table-cell office:value-type="float" office:value="64536" calcext:value-type="float">
            <text:p>64536</text:p>
          </table:table-cell>
          <table:table-cell office:value-type="float" office:value="8622" calcext:value-type="float">
            <text:p>862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71" calcext:value-type="float">
            <text:p>371</text:p>
          </table:table-cell>
          <table:table-cell office:value-type="float" office:value="425" calcext:value-type="float">
            <text:p>42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158]-[.F158]-[.G158]" office:value-type="float" office:value="1516" calcext:value-type="float">
            <text:p>1516</text:p>
          </table:table-cell>
          <table:table-cell table:formula="of:=MAX([.S158]-[.K158];0)" office:value-type="float" office:value="1091" calcext:value-type="float">
            <text:p>1091</text:p>
          </table:table-cell>
          <table:table-cell table:formula="of:=[.K158]/[.S144]" office:value-type="float" office:value="0.298455056179775" calcext:value-type="float">
            <text:p>0.298455056179775</text:p>
          </table:table-cell>
          <table:table-cell table:formula="of:=[.G158]/[.E144]" office:value-type="float" office:value="0.122523802756857" calcext:value-type="float">
            <text:p>0.122523802756857</text:p>
          </table:table-cell>
          <table:table-cell table:formula="of:=6718903-[.Y158]-[.F158]-[.G158]" office:value-type="float" office:value="6644268.38025197" calcext:value-type="float">
            <text:p>6644268.38025197</text:p>
          </table:table-cell>
          <table:table-cell table:formula="of:=NORMINV(RAND();MAX([.T165];1);MAX(0.25*[.T165];1))" office:value-type="float" office:value="1051.61974803287" calcext:value-type="float">
            <text:p>1051.61974803287</text:p>
          </table:table-cell>
          <table:table-cell table:formula="of:=[.X158]+[.K158]" office:value-type="float" office:value="1476.61974803287" calcext:value-type="float">
            <text:p>1476.61974803287</text:p>
          </table:table-cell>
          <table:table-cell table:formula="of:=[.X158]-[.X157]" office:value-type="float" office:value="-308.859893417269" calcext:value-type="float">
            <text:p>-308.859893417269</text:p>
          </table:table-cell>
          <table:table-cell table:formula="of:=[.S158]-[.S157]" office:value-type="float" office:value="-95" calcext:value-type="float">
            <text:p>-95</text:p>
          </table:table-cell>
          <table:table-cell table:formula="of:=[.K158]-[.K157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-33" calcext:value-type="float">
            <text:p>-33</text:p>
          </table:table-cell>
          <table:table-cell office:value-type="float" office:value="-26" calcext:value-type="float">
            <text:p>-2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1</text:p>
          </table:table-cell>
          <table:table-cell office:value-type="string" calcext:value-type="string">
            <text:p>Confirmado</text:p>
          </table:table-cell>
          <table:table-cell office:value-type="float" office:value="1428" calcext:value-type="float">
            <text:p>1428</text:p>
          </table:table-cell>
          <table:table-cell office:value-type="float" office:value="978" calcext:value-type="float">
            <text:p>978</text:p>
          </table:table-cell>
          <table:table-cell office:value-type="float" office:value="76102" calcext:value-type="float">
            <text:p>76102</text:p>
          </table:table-cell>
          <table:table-cell office:value-type="float" office:value="65514" calcext:value-type="float">
            <text:p>65514</text:p>
          </table:table-cell>
          <table:table-cell office:value-type="float" office:value="8665" calcext:value-type="float">
            <text:p>866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office:value-type="float" office:value="433" calcext:value-type="float">
            <text:p>43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523" calcext:value-type="float">
            <text:p>15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59]-[.F159]-[.G159]" office:value-type="float" office:value="1923" calcext:value-type="float">
            <text:p>1923</text:p>
          </table:table-cell>
          <table:table-cell table:formula="of:=MAX([.S159]-[.K159];0)" office:value-type="float" office:value="1490" calcext:value-type="float">
            <text:p>1490</text:p>
          </table:table-cell>
          <table:table-cell table:formula="of:=[.K159]/[.S145]" office:value-type="float" office:value="0.27215587680704" calcext:value-type="float">
            <text:p>0.27215587680704</text:p>
          </table:table-cell>
          <table:table-cell table:formula="of:=[.G159]/[.E145]" office:value-type="float" office:value="0.122979321307427" calcext:value-type="float">
            <text:p>0.122979321307427</text:p>
          </table:table-cell>
          <table:table-cell table:formula="of:=6718903-[.Y159]-[.F159]-[.G159]" office:value-type="float" office:value="6643624.24604775" calcext:value-type="float">
            <text:p>6643624.24604775</text:p>
          </table:table-cell>
          <table:table-cell table:formula="of:=NORMINV(RAND();MAX([.T166];1);MAX(0.25*[.T166];1))" office:value-type="float" office:value="666.753952254446" calcext:value-type="float">
            <text:p>666.753952254446</text:p>
          </table:table-cell>
          <table:table-cell table:formula="of:=[.X159]+[.K159]" office:value-type="float" office:value="1099.75395225445" calcext:value-type="float">
            <text:p>1099.75395225445</text:p>
          </table:table-cell>
          <table:table-cell table:formula="of:=[.X159]-[.X158]" office:value-type="float" office:value="-384.865795778424" calcext:value-type="float">
            <text:p>-384.865795778424</text:p>
          </table:table-cell>
          <table:table-cell table:formula="of:=[.S159]-[.S158]" office:value-type="float" office:value="407" calcext:value-type="float">
            <text:p>407</text:p>
          </table:table-cell>
          <table:table-cell table:formula="of:=[.K159]-[.K158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2</text:p>
          </table:table-cell>
          <table:table-cell office:value-type="string" calcext:value-type="string">
            <text:p>Confirmado</text:p>
          </table:table-cell>
          <table:table-cell office:value-type="float" office:value="1525" calcext:value-type="float">
            <text:p>1525</text:p>
          </table:table-cell>
          <table:table-cell office:value-type="float" office:value="913" calcext:value-type="float">
            <text:p>913</text:p>
          </table:table-cell>
          <table:table-cell office:value-type="float" office:value="77627" calcext:value-type="float">
            <text:p>77627</text:p>
          </table:table-cell>
          <table:table-cell office:value-type="float" office:value="66661" calcext:value-type="float">
            <text:p>66661</text:p>
          </table:table-cell>
          <table:table-cell office:value-type="float" office:value="8710" calcext:value-type="float">
            <text:p>871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4" calcext:value-type="float">
            <text:p>604</text:p>
          </table:table-cell>
          <table:table-cell office:value-type="float" office:value="431" calcext:value-type="float">
            <text:p>43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E160]-[.F160]-[.G160]" office:value-type="float" office:value="2256" calcext:value-type="float">
            <text:p>2256</text:p>
          </table:table-cell>
          <table:table-cell table:formula="of:=MAX([.S160]-[.K160];0)" office:value-type="float" office:value="1825" calcext:value-type="float">
            <text:p>1825</text:p>
          </table:table-cell>
          <table:table-cell table:formula="of:=[.K160]/[.S146]" office:value-type="float" office:value="0.290823211875843" calcext:value-type="float">
            <text:p>0.290823211875843</text:p>
          </table:table-cell>
          <table:table-cell table:formula="of:=[.G160]/[.E146]" office:value-type="float" office:value="0.123210547162338" calcext:value-type="float">
            <text:p>0.123210547162338</text:p>
          </table:table-cell>
          <table:table-cell table:formula="of:=6718903-[.Y160]-[.F160]-[.G160]" office:value-type="float" office:value="6641944.92612635" calcext:value-type="float">
            <text:p>6641944.92612635</text:p>
          </table:table-cell>
          <table:table-cell table:formula="of:=NORMINV(RAND();MAX([.T167];1);MAX(0.25*[.T167];1))" office:value-type="float" office:value="1156.07387364846" calcext:value-type="float">
            <text:p>1156.07387364846</text:p>
          </table:table-cell>
          <table:table-cell table:formula="of:=[.X160]+[.K160]" office:value-type="float" office:value="1587.07387364846" calcext:value-type="float">
            <text:p>1587.07387364846</text:p>
          </table:table-cell>
          <table:table-cell table:formula="of:=[.X160]-[.X159]" office:value-type="float" office:value="489.319921394012" calcext:value-type="float">
            <text:p>489.319921394012</text:p>
          </table:table-cell>
          <table:table-cell table:formula="of:=[.S160]-[.S159]" office:value-type="float" office:value="333" calcext:value-type="float">
            <text:p>333</text:p>
          </table:table-cell>
          <table:table-cell table:formula="of:=[.K160]-[.K159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-33" calcext:value-type="float">
            <text:p>-33</text:p>
          </table:table-cell>
          <table:table-cell office:value-type="float" office:value="-36" calcext:value-type="float">
            <text:p>-36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3</text:p>
          </table:table-cell>
          <table:table-cell office:value-type="string" calcext:value-type="string">
            <text:p>Confirmado</text:p>
          </table:table-cell>
          <table:table-cell office:value-type="float" office:value="873" calcext:value-type="float">
            <text:p>873</text:p>
          </table:table-cell>
          <table:table-cell office:value-type="float" office:value="296" calcext:value-type="float">
            <text:p>296</text:p>
          </table:table-cell>
          <table:table-cell office:value-type="float" office:value="78500" calcext:value-type="float">
            <text:p>78500</text:p>
          </table:table-cell>
          <table:table-cell office:value-type="float" office:value="66957" calcext:value-type="float">
            <text:p>66957</text:p>
          </table:table-cell>
          <table:table-cell office:value-type="float" office:value="8766" calcext:value-type="float">
            <text:p>8766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712" calcext:value-type="float">
            <text:p>712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61]-[.F161]-[.G161]" office:value-type="float" office:value="2777" calcext:value-type="float">
            <text:p>2777</text:p>
          </table:table-cell>
          <table:table-cell table:formula="of:=MAX([.S161]-[.K161];0)" office:value-type="float" office:value="2316" calcext:value-type="float">
            <text:p>2316</text:p>
          </table:table-cell>
          <table:table-cell table:formula="of:=[.K161]/[.S147]" office:value-type="float" office:value="0.269906323185012" calcext:value-type="float">
            <text:p>0.269906323185012</text:p>
          </table:table-cell>
          <table:table-cell table:formula="of:=[.G161]/[.E147]" office:value-type="float" office:value="0.12348392004395" calcext:value-type="float">
            <text:p>0.12348392004395</text:p>
          </table:table-cell>
          <table:table-cell table:formula="of:=6718903-[.Y161]-[.F161]-[.G161]" office:value-type="float" office:value="6642347.72843856" calcext:value-type="float">
            <text:p>6642347.72843856</text:p>
          </table:table-cell>
          <table:table-cell table:formula="of:=NORMINV(RAND();MAX([.T168];1);MAX(0.25*[.T168];1))" office:value-type="float" office:value="371.271561438075" calcext:value-type="float">
            <text:p>371.271561438075</text:p>
          </table:table-cell>
          <table:table-cell table:formula="of:=[.X161]+[.K161]" office:value-type="float" office:value="832.271561438075" calcext:value-type="float">
            <text:p>832.271561438075</text:p>
          </table:table-cell>
          <table:table-cell table:formula="of:=[.X161]-[.X160]" office:value-type="float" office:value="-784.802312210384" calcext:value-type="float">
            <text:p>-784.802312210384</text:p>
          </table:table-cell>
          <table:table-cell table:formula="of:=[.S161]-[.S160]" office:value-type="float" office:value="521" calcext:value-type="float">
            <text:p>521</text:p>
          </table:table-cell>
          <table:table-cell table:formula="of:=[.K161]-[.K160]" office:value-type="float" office:value="30" calcext:value-type="float">
            <text:p>3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4</text:p>
          </table:table-cell>
          <table:table-cell office:value-type="string" calcext:value-type="string">
            <text:p>Confirmado</text:p>
          </table:table-cell>
          <table:table-cell office:value-type="float" office:value="1365" calcext:value-type="float">
            <text:p>1365</text:p>
          </table:table-cell>
          <table:table-cell office:value-type="float" office:value="1532" calcext:value-type="float">
            <text:p>1532</text:p>
          </table:table-cell>
          <table:table-cell office:value-type="float" office:value="79865" calcext:value-type="float">
            <text:p>79865</text:p>
          </table:table-cell>
          <table:table-cell office:value-type="float" office:value="68489" calcext:value-type="float">
            <text:p>68489</text:p>
          </table:table-cell>
          <table:table-cell office:value-type="float" office:value="8799" calcext:value-type="float">
            <text:p>879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59" calcext:value-type="float">
            <text:p>859</text:p>
          </table:table-cell>
          <table:table-cell office:value-type="float" office:value="462" calcext:value-type="float">
            <text:p>46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62]-[.F162]-[.G162]" office:value-type="float" office:value="2577" calcext:value-type="float">
            <text:p>2577</text:p>
          </table:table-cell>
          <table:table-cell table:formula="of:=MAX([.S162]-[.K162];0)" office:value-type="float" office:value="2115" calcext:value-type="float">
            <text:p>2115</text:p>
          </table:table-cell>
          <table:table-cell table:formula="of:=[.K162]/[.S148]" office:value-type="float" office:value="0.298449612403101" calcext:value-type="float">
            <text:p>0.298449612403101</text:p>
          </table:table-cell>
          <table:table-cell table:formula="of:=[.G162]/[.E148]" office:value-type="float" office:value="0.123370068141667" calcext:value-type="float">
            <text:p>0.123370068141667</text:p>
          </table:table-cell>
          <table:table-cell table:formula="of:=6718903-[.Y162]-[.F162]-[.G162]" office:value-type="float" office:value="6640362.82430123" calcext:value-type="float">
            <text:p>6640362.82430123</text:p>
          </table:table-cell>
          <table:table-cell table:formula="of:=NORMINV(RAND();MAX([.T169];1);MAX(0.25*[.T169];1))" office:value-type="float" office:value="790.175698774581" calcext:value-type="float">
            <text:p>790.175698774581</text:p>
          </table:table-cell>
          <table:table-cell table:formula="of:=[.X162]+[.K162]" office:value-type="float" office:value="1252.17569877458" calcext:value-type="float">
            <text:p>1252.17569877458</text:p>
          </table:table-cell>
          <table:table-cell table:formula="of:=[.X162]-[.X161]" office:value-type="float" office:value="418.904137336506" calcext:value-type="float">
            <text:p>418.904137336506</text:p>
          </table:table-cell>
          <table:table-cell table:formula="of:=[.S162]-[.S161]" office:value-type="float" office:value="-200" calcext:value-type="float">
            <text:p>-200</text:p>
          </table:table-cell>
          <table:table-cell table:formula="of:=[.K162]-[.K161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5</text:p>
          </table:table-cell>
          <table:table-cell office:value-type="string" calcext:value-type="string">
            <text:p>Confirmado</text:p>
          </table:table-cell>
          <table:table-cell office:value-type="float" office:value="700" calcext:value-type="float">
            <text:p>700</text:p>
          </table:table-cell>
          <table:table-cell office:value-type="float" office:value="872" calcext:value-type="float">
            <text:p>872</text:p>
          </table:table-cell>
          <table:table-cell office:value-type="float" office:value="80565" calcext:value-type="float">
            <text:p>80565</text:p>
          </table:table-cell>
          <table:table-cell office:value-type="float" office:value="69361" calcext:value-type="float">
            <text:p>69361</text:p>
          </table:table-cell>
          <table:table-cell office:value-type="float" office:value="8813" calcext:value-type="float">
            <text:p>88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80" calcext:value-type="float">
            <text:p>880</text:p>
          </table:table-cell>
          <table:table-cell office:value-type="float" office:value="470" calcext:value-type="float">
            <text:p>470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63]-[.F163]-[.G163]" office:value-type="float" office:value="2391" calcext:value-type="float">
            <text:p>2391</text:p>
          </table:table-cell>
          <table:table-cell table:formula="of:=MAX([.S163]-[.K163];0)" office:value-type="float" office:value="1921" calcext:value-type="float">
            <text:p>1921</text:p>
          </table:table-cell>
          <table:table-cell table:formula="of:=[.K163]/[.S149]" office:value-type="float" office:value="0.311052283256122" calcext:value-type="float">
            <text:p>0.311052283256122</text:p>
          </table:table-cell>
          <table:table-cell table:formula="of:=[.G163]/[.E149]" office:value-type="float" office:value="0.122757410296412" calcext:value-type="float">
            <text:p>0.122757410296412</text:p>
          </table:table-cell>
          <table:table-cell table:formula="of:=6718903-[.Y163]-[.F163]-[.G163]" office:value-type="float" office:value="6638873.79486719" calcext:value-type="float">
            <text:p>6638873.79486719</text:p>
          </table:table-cell>
          <table:table-cell table:formula="of:=NORMINV(RAND();MAX([.T170];1);MAX(0.25*[.T170];1))" office:value-type="float" office:value="1385.20513281195" calcext:value-type="float">
            <text:p>1385.20513281195</text:p>
          </table:table-cell>
          <table:table-cell table:formula="of:=[.X163]+[.K163]" office:value-type="float" office:value="1855.20513281195" calcext:value-type="float">
            <text:p>1855.20513281195</text:p>
          </table:table-cell>
          <table:table-cell table:formula="of:=[.X163]-[.X162]" office:value-type="float" office:value="595.029434037367" calcext:value-type="float">
            <text:p>595.029434037367</text:p>
          </table:table-cell>
          <table:table-cell table:formula="of:=[.S163]-[.S162]" office:value-type="float" office:value="-186" calcext:value-type="float">
            <text:p>-186</text:p>
          </table:table-cell>
          <table:table-cell table:formula="of:=[.K163]-[.K162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6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80762" calcext:value-type="float">
            <text:p>80762</text:p>
          </table:table-cell>
          <table:table-cell office:value-type="float" office:value="70409" calcext:value-type="float">
            <text:p>70409</text:p>
          </table:table-cell>
          <table:table-cell office:value-type="float" office:value="8826" calcext:value-type="float">
            <text:p>8826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06" calcext:value-type="float">
            <text:p>906</text:p>
          </table:table-cell>
          <table:table-cell office:value-type="float" office:value="470" calcext:value-type="float">
            <text:p>470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64]-[.F164]-[.G164]" office:value-type="float" office:value="1527" calcext:value-type="float">
            <text:p>1527</text:p>
          </table:table-cell>
          <table:table-cell table:formula="of:=MAX([.S164]-[.K164];0)" office:value-type="float" office:value="1057" calcext:value-type="float">
            <text:p>1057</text:p>
          </table:table-cell>
          <table:table-cell table:formula="of:=[.K164]/[.S150]" office:value-type="float" office:value="0.31821259309411" calcext:value-type="float">
            <text:p>0.31821259309411</text:p>
          </table:table-cell>
          <table:table-cell table:formula="of:=[.G164]/[.E150]" office:value-type="float" office:value="0.122921367092839" calcext:value-type="float">
            <text:p>0.122921367092839</text:p>
          </table:table-cell>
          <table:table-cell table:formula="of:=6718903-[.Y164]-[.F164]-[.G164]" office:value-type="float" office:value="6637290.00497942" calcext:value-type="float">
            <text:p>6637290.00497942</text:p>
          </table:table-cell>
          <table:table-cell table:formula="of:=NORMINV(RAND();MAX([.T171];1);MAX(0.25*[.T171];1))" office:value-type="float" office:value="1907.99502058002" calcext:value-type="float">
            <text:p>1907.99502058002</text:p>
          </table:table-cell>
          <table:table-cell table:formula="of:=[.X164]+[.K164]" office:value-type="float" office:value="2377.99502058002" calcext:value-type="float">
            <text:p>2377.99502058002</text:p>
          </table:table-cell>
          <table:table-cell table:formula="of:=[.X164]-[.X163]" office:value-type="float" office:value="522.789887768075" calcext:value-type="float">
            <text:p>522.789887768075</text:p>
          </table:table-cell>
          <table:table-cell table:formula="of:=[.S164]-[.S163]" office:value-type="float" office:value="-864" calcext:value-type="float">
            <text:p>-864</text:p>
          </table:table-cell>
          <table:table-cell table:formula="of:=[.K164]-[.K163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1" calcext:value-type="float">
            <text:p>-41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7</text:p>
          </table:table-cell>
          <table:table-cell office:value-type="string" calcext:value-type="string">
            <text:p>Confirmado</text:p>
          </table:table-cell>
          <table:table-cell office:value-type="float" office:value="137" calcext:value-type="float">
            <text:p>137</text:p>
          </table:table-cell>
          <table:table-cell office:value-type="float" office:value="317" calcext:value-type="float">
            <text:p>317</text:p>
          </table:table-cell>
          <table:table-cell office:value-type="float" office:value="80899" calcext:value-type="float">
            <text:p>80899</text:p>
          </table:table-cell>
          <table:table-cell office:value-type="float" office:value="70726" calcext:value-type="float">
            <text:p>70726</text:p>
          </table:table-cell>
          <table:table-cell office:value-type="float" office:value="8830" calcext:value-type="float">
            <text:p>88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89" calcext:value-type="float">
            <text:p>889</text:p>
          </table:table-cell>
          <table:table-cell office:value-type="float" office:value="479" calcext:value-type="float">
            <text:p>47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165]-[.F165]-[.G165]" office:value-type="float" office:value="1343" calcext:value-type="float">
            <text:p>1343</text:p>
          </table:table-cell>
          <table:table-cell table:formula="of:=MAX([.S165]-[.K165];0)" office:value-type="float" office:value="864" calcext:value-type="float">
            <text:p>864</text:p>
          </table:table-cell>
          <table:table-cell table:formula="of:=[.K165]/[.S151]" office:value-type="float" office:value="0.363981762917933" calcext:value-type="float">
            <text:p>0.363981762917933</text:p>
          </table:table-cell>
          <table:table-cell table:formula="of:=[.G165]/[.E151]" office:value-type="float" office:value="0.122504474257412" calcext:value-type="float">
            <text:p>0.122504474257412</text:p>
          </table:table-cell>
          <table:table-cell table:formula="of:=6718903-[.Y165]-[.F165]-[.G165]" office:value-type="float" office:value="6638150.71841655" calcext:value-type="float">
            <text:p>6638150.71841655</text:p>
          </table:table-cell>
          <table:table-cell table:formula="of:=NORMINV(RAND();MAX([.T172];1);MAX(0.25*[.T172];1))" office:value-type="float" office:value="717.281583445754" calcext:value-type="float">
            <text:p>717.281583445754</text:p>
          </table:table-cell>
          <table:table-cell table:formula="of:=[.X165]+[.K165]" office:value-type="float" office:value="1196.28158344575" calcext:value-type="float">
            <text:p>1196.28158344575</text:p>
          </table:table-cell>
          <table:table-cell table:formula="of:=[.X165]-[.X164]" office:value-type="float" office:value="-1190.71343713427" calcext:value-type="float">
            <text:p>-1190.71343713427</text:p>
          </table:table-cell>
          <table:table-cell table:formula="of:=[.S165]-[.S164]" office:value-type="float" office:value="-184" calcext:value-type="float">
            <text:p>-184</text:p>
          </table:table-cell>
          <table:table-cell table:formula="of:=[.K165]-[.K164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43" calcext:value-type="float">
            <text:p>-43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8</text:p>
          </table:table-cell>
          <table:table-cell office:value-type="string" calcext:value-type="string">
            <text:p>Confirmado</text:p>
          </table:table-cell>
          <table:table-cell office:value-type="float" office:value="1289" calcext:value-type="float">
            <text:p>1289</text:p>
          </table:table-cell>
          <table:table-cell office:value-type="float" office:value="959" calcext:value-type="float">
            <text:p>959</text:p>
          </table:table-cell>
          <table:table-cell office:value-type="float" office:value="82188" calcext:value-type="float">
            <text:p>82188</text:p>
          </table:table-cell>
          <table:table-cell office:value-type="float" office:value="71685" calcext:value-type="float">
            <text:p>71685</text:p>
          </table:table-cell>
          <table:table-cell office:value-type="float" office:value="8931" calcext:value-type="float">
            <text:p>8931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869" calcext:value-type="float">
            <text:p>869</text:p>
          </table:table-cell>
          <table:table-cell office:value-type="float" office:value="473" calcext:value-type="float">
            <text:p>473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745" calcext:value-type="float">
            <text:p>17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66]-[.F166]-[.G166]" office:value-type="float" office:value="1572" calcext:value-type="float">
            <text:p>1572</text:p>
          </table:table-cell>
          <table:table-cell table:formula="of:=MAX([.S166]-[.K166];0)" office:value-type="float" office:value="1099" calcext:value-type="float">
            <text:p>1099</text:p>
          </table:table-cell>
          <table:table-cell table:formula="of:=[.K166]/[.S152]" office:value-type="float" office:value="0.295071740486588" calcext:value-type="float">
            <text:p>0.295071740486588</text:p>
          </table:table-cell>
          <table:table-cell table:formula="of:=[.G166]/[.E152]" office:value-type="float" office:value="0.122810153736146" calcext:value-type="float">
            <text:p>0.122810153736146</text:p>
          </table:table-cell>
          <table:table-cell table:formula="of:=6718903-[.Y166]-[.F166]-[.G166]" office:value-type="float" office:value="6636986.89545966" calcext:value-type="float">
            <text:p>6636986.89545966</text:p>
          </table:table-cell>
          <table:table-cell table:formula="of:=NORMINV(RAND();MAX([.T173];1);MAX(0.25*[.T173];1))" office:value-type="float" office:value="827.104540340642" calcext:value-type="float">
            <text:p>827.104540340642</text:p>
          </table:table-cell>
          <table:table-cell table:formula="of:=[.X166]+[.K166]" office:value-type="float" office:value="1300.10454034064" calcext:value-type="float">
            <text:p>1300.10454034064</text:p>
          </table:table-cell>
          <table:table-cell table:formula="of:=[.X166]-[.X165]" office:value-type="float" office:value="109.822956894888" calcext:value-type="float">
            <text:p>109.822956894888</text:p>
          </table:table-cell>
          <table:table-cell table:formula="of:=[.S166]-[.S165]" office:value-type="float" office:value="229" calcext:value-type="float">
            <text:p>229</text:p>
          </table:table-cell>
          <table:table-cell table:formula="of:=[.K166]-[.K165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19</text:p>
          </table:table-cell>
          <table:table-cell office:value-type="string" calcext:value-type="string">
            <text:p>Confirmado</text:p>
          </table:table-cell>
          <table:table-cell office:value-type="float" office:value="1547" calcext:value-type="float">
            <text:p>1547</text:p>
          </table:table-cell>
          <table:table-cell office:value-type="float" office:value="1412" calcext:value-type="float">
            <text:p>1412</text:p>
          </table:table-cell>
          <table:table-cell office:value-type="float" office:value="83735" calcext:value-type="float">
            <text:p>83735</text:p>
          </table:table-cell>
          <table:table-cell office:value-type="float" office:value="73325" calcext:value-type="float">
            <text:p>73325</text:p>
          </table:table-cell>
          <table:table-cell office:value-type="float" office:value="9048" calcext:value-type="float">
            <text:p>9048</text:p>
          </table:table-cell>
          <table:table-cell office:value-type="float" office:value="117" calcext:value-type="float">
            <text:p>117</text:p>
          </table:table-cell>
          <table:table-cell office:value-type="float" office:value="48" calcext:value-type="float">
            <text:p>48</text:p>
          </table:table-cell>
          <table:table-cell office:value-type="float" office:value="873" calcext:value-type="float">
            <text:p>873</text:p>
          </table:table-cell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67]-[.F167]-[.G167]" office:value-type="float" office:value="1362" calcext:value-type="float">
            <text:p>1362</text:p>
          </table:table-cell>
          <table:table-cell table:formula="of:=MAX([.S167]-[.K167];0)" office:value-type="float" office:value="891" calcext:value-type="float">
            <text:p>891</text:p>
          </table:table-cell>
          <table:table-cell table:formula="of:=[.K167]/[.S153]" office:value-type="float" office:value="0.283905967450271" calcext:value-type="float">
            <text:p>0.283905967450271</text:p>
          </table:table-cell>
          <table:table-cell table:formula="of:=[.G167]/[.E153]" office:value-type="float" office:value="0.123276472832307" calcext:value-type="float">
            <text:p>0.123276472832307</text:p>
          </table:table-cell>
          <table:table-cell table:formula="of:=6718903-[.Y167]-[.F167]-[.G167]" office:value-type="float" office:value="6634959.88701487" calcext:value-type="float">
            <text:p>6634959.88701487</text:p>
          </table:table-cell>
          <table:table-cell table:formula="of:=NORMINV(RAND();MAX([.T174];1);MAX(0.25*[.T174];1))" office:value-type="float" office:value="1099.11298513401" calcext:value-type="float">
            <text:p>1099.11298513401</text:p>
          </table:table-cell>
          <table:table-cell table:formula="of:=[.X167]+[.K167]" office:value-type="float" office:value="1570.11298513401" calcext:value-type="float">
            <text:p>1570.11298513401</text:p>
          </table:table-cell>
          <table:table-cell table:formula="of:=[.X167]-[.X166]" office:value-type="float" office:value="272.008444793366" calcext:value-type="float">
            <text:p>272.008444793366</text:p>
          </table:table-cell>
          <table:table-cell table:formula="of:=[.S167]-[.S166]" office:value-type="float" office:value="-210" calcext:value-type="float">
            <text:p>-210</text:p>
          </table:table-cell>
          <table:table-cell table:formula="of:=[.K167]-[.K166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38" calcext:value-type="float">
            <text:p>-38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0</text:p>
          </table:table-cell>
          <table:table-cell office:value-type="string" calcext:value-type="string">
            <text:p>Confirmado</text:p>
          </table:table-cell>
          <table:table-cell office:value-type="float" office:value="753" calcext:value-type="float">
            <text:p>753</text:p>
          </table:table-cell>
          <table:table-cell office:value-type="float" office:value="581" calcext:value-type="float">
            <text:p>581</text:p>
          </table:table-cell>
          <table:table-cell office:value-type="float" office:value="84488" calcext:value-type="float">
            <text:p>84488</text:p>
          </table:table-cell>
          <table:table-cell office:value-type="float" office:value="73906" calcext:value-type="float">
            <text:p>73906</text:p>
          </table:table-cell>
          <table:table-cell office:value-type="float" office:value="9127" calcext:value-type="float">
            <text:p>9127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office:value-type="float" office:value="475" calcext:value-type="float">
            <text:p>47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68]-[.F168]-[.G168]" office:value-type="float" office:value="1455" calcext:value-type="float">
            <text:p>1455</text:p>
          </table:table-cell>
          <table:table-cell table:formula="of:=MAX([.S168]-[.K168];0)" office:value-type="float" office:value="980" calcext:value-type="float">
            <text:p>980</text:p>
          </table:table-cell>
          <table:table-cell table:formula="of:=[.K168]/[.S154]" office:value-type="float" office:value="0.28683574879227" calcext:value-type="float">
            <text:p>0.28683574879227</text:p>
          </table:table-cell>
          <table:table-cell table:formula="of:=[.G168]/[.E154]" office:value-type="float" office:value="0.124148156208768" calcext:value-type="float">
            <text:p>0.124148156208768</text:p>
          </table:table-cell>
          <table:table-cell table:formula="of:=6718903-[.Y168]-[.F168]-[.G168]" office:value-type="float" office:value="6633805.83877175" calcext:value-type="float">
            <text:p>6633805.83877175</text:p>
          </table:table-cell>
          <table:table-cell table:formula="of:=NORMINV(RAND();MAX([.T175];1);MAX(0.25*[.T175];1))" office:value-type="float" office:value="1589.1612282463" calcext:value-type="float">
            <text:p>1589.1612282463</text:p>
          </table:table-cell>
          <table:table-cell table:formula="of:=[.X168]+[.K168]" office:value-type="float" office:value="2064.1612282463" calcext:value-type="float">
            <text:p>2064.1612282463</text:p>
          </table:table-cell>
          <table:table-cell table:formula="of:=[.X168]-[.X167]" office:value-type="float" office:value="490.048243112288" calcext:value-type="float">
            <text:p>490.048243112288</text:p>
          </table:table-cell>
          <table:table-cell table:formula="of:=[.S168]-[.S167]" office:value-type="float" office:value="93" calcext:value-type="float">
            <text:p>93</text:p>
          </table:table-cell>
          <table:table-cell table:formula="of:=[.K168]-[.K167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8" calcext:value-type="float">
            <text:p>-38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8" calcext:value-type="float">
            <text:p>-38</text:p>
          </table:table-cell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1</text:p>
          </table:table-cell>
          <table:table-cell office:value-type="string" calcext:value-type="string">
            <text:p>Confirmado</text:p>
          </table:table-cell>
          <table:table-cell office:value-type="float" office:value="1000" calcext:value-type="float">
            <text:p>1000</text:p>
          </table:table-cell>
          <table:table-cell office:value-type="float" office:value="865" calcext:value-type="float">
            <text:p>865</text:p>
          </table:table-cell>
          <table:table-cell office:value-type="float" office:value="85488" calcext:value-type="float">
            <text:p>85488</text:p>
          </table:table-cell>
          <table:table-cell office:value-type="float" office:value="74771" calcext:value-type="float">
            <text:p>74771</text:p>
          </table:table-cell>
          <table:table-cell office:value-type="float" office:value="9175" calcext:value-type="float">
            <text:p>9175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03" calcext:value-type="float">
            <text:p>803</text:p>
          </table:table-cell>
          <table:table-cell office:value-type="float" office:value="468" calcext:value-type="float">
            <text:p>46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535" calcext:value-type="float">
            <text:p>15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69]-[.F169]-[.G169]" office:value-type="float" office:value="1542" calcext:value-type="float">
            <text:p>1542</text:p>
          </table:table-cell>
          <table:table-cell table:formula="of:=MAX([.S169]-[.K169];0)" office:value-type="float" office:value="1074" calcext:value-type="float">
            <text:p>1074</text:p>
          </table:table-cell>
          <table:table-cell table:formula="of:=[.K169]/[.S155]" office:value-type="float" office:value="0.302521008403361" calcext:value-type="float">
            <text:p>0.302521008403361</text:p>
          </table:table-cell>
          <table:table-cell table:formula="of:=[.G169]/[.E155]" office:value-type="float" office:value="0.124229909958703" calcext:value-type="float">
            <text:p>0.124229909958703</text:p>
          </table:table-cell>
          <table:table-cell table:formula="of:=6718903-[.Y169]-[.F169]-[.G169]" office:value-type="float" office:value="6633220.44594616" calcext:value-type="float">
            <text:p>6633220.44594616</text:p>
          </table:table-cell>
          <table:table-cell table:formula="of:=NORMINV(RAND();MAX([.T176];1);MAX(0.25*[.T176];1))" office:value-type="float" office:value="1268.55405384375" calcext:value-type="float">
            <text:p>1268.55405384375</text:p>
          </table:table-cell>
          <table:table-cell table:formula="of:=[.X169]+[.K169]" office:value-type="float" office:value="1736.55405384375" calcext:value-type="float">
            <text:p>1736.55405384375</text:p>
          </table:table-cell>
          <table:table-cell table:formula="of:=[.X169]-[.X168]" office:value-type="float" office:value="-320.607174402546" calcext:value-type="float">
            <text:p>-320.607174402546</text:p>
          </table:table-cell>
          <table:table-cell table:formula="of:=[.S169]-[.S168]" office:value-type="float" office:value="87" calcext:value-type="float">
            <text:p>87</text:p>
          </table:table-cell>
          <table:table-cell table:formula="of:=[.K169]-[.K168]" office:value-type="float" office:value="-7" calcext:value-type="float">
            <text:p>-7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9" calcext:value-type="float">
            <text:p>-39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2</text:p>
          </table:table-cell>
          <table:table-cell office:value-type="string" calcext:value-type="string">
            <text:p>Confirmado</text:p>
          </table:table-cell>
          <table:table-cell office:value-type="float" office:value="931" calcext:value-type="float">
            <text:p>931</text:p>
          </table:table-cell>
          <table:table-cell office:value-type="float" office:value="560" calcext:value-type="float">
            <text:p>560</text:p>
          </table:table-cell>
          <table:table-cell office:value-type="float" office:value="86419" calcext:value-type="float">
            <text:p>86419</text:p>
          </table:table-cell>
          <table:table-cell office:value-type="float" office:value="75331" calcext:value-type="float">
            <text:p>75331</text:p>
          </table:table-cell>
          <table:table-cell office:value-type="float" office:value="9206" calcext:value-type="float">
            <text:p>920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36" calcext:value-type="float">
            <text:p>836</text:p>
          </table:table-cell>
          <table:table-cell office:value-type="float" office:value="468" calcext:value-type="float">
            <text:p>46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0]-[.F170]-[.G170]" office:value-type="float" office:value="1882" calcext:value-type="float">
            <text:p>1882</text:p>
          </table:table-cell>
          <table:table-cell table:formula="of:=MAX([.S170]-[.K170];0)" office:value-type="float" office:value="1414" calcext:value-type="float">
            <text:p>1414</text:p>
          </table:table-cell>
          <table:table-cell table:formula="of:=[.K170]/[.S156]" office:value-type="float" office:value="0.270207852193995" calcext:value-type="float">
            <text:p>0.270207852193995</text:p>
          </table:table-cell>
          <table:table-cell table:formula="of:=[.G170]/[.E156]" office:value-type="float" office:value="0.123731569963577" calcext:value-type="float">
            <text:p>0.123731569963577</text:p>
          </table:table-cell>
          <table:table-cell table:formula="of:=6718903-[.Y170]-[.F170]-[.G170]" office:value-type="float" office:value="6632670.46250216" calcext:value-type="float">
            <text:p>6632670.46250216</text:p>
          </table:table-cell>
          <table:table-cell table:formula="of:=NORMINV(RAND();MAX([.T177];1);MAX(0.25*[.T177];1))" office:value-type="float" office:value="1227.53749783779" calcext:value-type="float">
            <text:p>1227.53749783779</text:p>
          </table:table-cell>
          <table:table-cell table:formula="of:=[.X170]+[.K170]" office:value-type="float" office:value="1695.53749783779" calcext:value-type="float">
            <text:p>1695.53749783779</text:p>
          </table:table-cell>
          <table:table-cell table:formula="of:=[.X170]-[.X169]" office:value-type="float" office:value="-41.0165560059609" calcext:value-type="float">
            <text:p>-41.0165560059609</text:p>
          </table:table-cell>
          <table:table-cell table:formula="of:=[.S170]-[.S169]" office:value-type="float" office:value="340" calcext:value-type="float">
            <text:p>340</text:p>
          </table:table-cell>
          <table:table-cell table:formula="of:=[.K170]-[.K169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3</text:p>
          </table:table-cell>
          <table:table-cell office:value-type="string" calcext:value-type="string">
            <text:p>Confirmado</text:p>
          </table:table-cell>
          <table:table-cell office:value-type="float" office:value="348" calcext:value-type="float">
            <text:p>348</text:p>
          </table:table-cell>
          <table:table-cell office:value-type="float" office:value="259" calcext:value-type="float">
            <text:p>259</text:p>
          </table:table-cell>
          <table:table-cell office:value-type="float" office:value="86767" calcext:value-type="float">
            <text:p>86767</text:p>
          </table:table-cell>
          <table:table-cell office:value-type="float" office:value="75882" calcext:value-type="float">
            <text:p>75882</text:p>
          </table:table-cell>
          <table:table-cell office:value-type="float" office:value="9231" calcext:value-type="float">
            <text:p>923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58" calcext:value-type="float">
            <text:p>858</text:p>
          </table:table-cell>
          <table:table-cell office:value-type="float" office:value="477" calcext:value-type="float">
            <text:p>477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1]-[.F171]-[.G171]" office:value-type="float" office:value="1654" calcext:value-type="float">
            <text:p>1654</text:p>
          </table:table-cell>
          <table:table-cell table:formula="of:=MAX([.S171]-[.K171];0)" office:value-type="float" office:value="1177" calcext:value-type="float">
            <text:p>1177</text:p>
          </table:table-cell>
          <table:table-cell table:formula="of:=[.K171]/[.S157]" office:value-type="float" office:value="0.29608938547486" calcext:value-type="float">
            <text:p>0.29608938547486</text:p>
          </table:table-cell>
          <table:table-cell table:formula="of:=[.G171]/[.E157]" office:value-type="float" office:value="0.124037570040714" calcext:value-type="float">
            <text:p>0.124037570040714</text:p>
          </table:table-cell>
          <table:table-cell table:formula="of:=6718903-[.Y171]-[.F171]-[.G171]" office:value-type="float" office:value="6632455.49244591" calcext:value-type="float">
            <text:p>6632455.49244591</text:p>
          </table:table-cell>
          <table:table-cell table:formula="of:=NORMINV(RAND();MAX([.T178];1);MAX(0.25*[.T178];1))" office:value-type="float" office:value="857.507554094508" calcext:value-type="float">
            <text:p>857.507554094508</text:p>
          </table:table-cell>
          <table:table-cell table:formula="of:=[.X171]+[.K171]" office:value-type="float" office:value="1334.50755409451" calcext:value-type="float">
            <text:p>1334.50755409451</text:p>
          </table:table-cell>
          <table:table-cell table:formula="of:=[.X171]-[.X170]" office:value-type="float" office:value="-370.029943743282" calcext:value-type="float">
            <text:p>-370.029943743282</text:p>
          </table:table-cell>
          <table:table-cell table:formula="of:=[.S171]-[.S170]" office:value-type="float" office:value="-228" calcext:value-type="float">
            <text:p>-228</text:p>
          </table:table-cell>
          <table:table-cell table:formula="of:=[.K171]-[.K170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39" calcext:value-type="float">
            <text:p>-39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4</text:p>
          </table:table-cell>
          <table:table-cell office:value-type="string" calcext:value-type="string">
            <text:p>Confirmado</text:p>
          </table:table-cell>
          <table:table-cell office:value-type="float" office:value="397" calcext:value-type="float">
            <text:p>397</text:p>
          </table:table-cell>
          <table:table-cell office:value-type="float" office:value="468" calcext:value-type="float">
            <text:p>468</text:p>
          </table:table-cell>
          <table:table-cell office:value-type="float" office:value="87164" calcext:value-type="float">
            <text:p>87164</text:p>
          </table:table-cell>
          <table:table-cell office:value-type="float" office:value="76608" calcext:value-type="float">
            <text:p>76608</text:p>
          </table:table-cell>
          <table:table-cell office:value-type="float" office:value="9316" calcext:value-type="float">
            <text:p>9316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895" calcext:value-type="float">
            <text:p>895</text:p>
          </table:table-cell>
          <table:table-cell office:value-type="float" office:value="473" calcext:value-type="float">
            <text:p>47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2]-[.F172]-[.G172]" office:value-type="float" office:value="1240" calcext:value-type="float">
            <text:p>1240</text:p>
          </table:table-cell>
          <table:table-cell table:formula="of:=MAX([.S172]-[.K172];0)" office:value-type="float" office:value="767" calcext:value-type="float">
            <text:p>767</text:p>
          </table:table-cell>
          <table:table-cell table:formula="of:=[.K172]/[.S158]" office:value-type="float" office:value="0.312005277044855" calcext:value-type="float">
            <text:p>0.312005277044855</text:p>
          </table:table-cell>
          <table:table-cell table:formula="of:=[.G172]/[.E158]" office:value-type="float" office:value="0.124755604360286" calcext:value-type="float">
            <text:p>0.124755604360286</text:p>
          </table:table-cell>
          <table:table-cell table:formula="of:=6718903-[.Y172]-[.F172]-[.G172]" office:value-type="float" office:value="6631453.66458291" calcext:value-type="float">
            <text:p>6631453.66458291</text:p>
          </table:table-cell>
          <table:table-cell table:formula="of:=NORMINV(RAND();MAX([.T179];1);MAX(0.25*[.T179];1))" office:value-type="float" office:value="1052.33541708725" calcext:value-type="float">
            <text:p>1052.33541708725</text:p>
          </table:table-cell>
          <table:table-cell table:formula="of:=[.X172]+[.K172]" office:value-type="float" office:value="1525.33541708725" calcext:value-type="float">
            <text:p>1525.33541708725</text:p>
          </table:table-cell>
          <table:table-cell table:formula="of:=[.X172]-[.X171]" office:value-type="float" office:value="194.827862992742" calcext:value-type="float">
            <text:p>194.827862992742</text:p>
          </table:table-cell>
          <table:table-cell table:formula="of:=[.S172]-[.S171]" office:value-type="float" office:value="-414" calcext:value-type="float">
            <text:p>-414</text:p>
          </table:table-cell>
          <table:table-cell table:formula="of:=[.K172]-[.K171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-35" calcext:value-type="float">
            <text:p>-35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5</text:p>
          </table:table-cell>
          <table:table-cell office:value-type="string" calcext:value-type="string">
            <text:p>Confirmado</text:p>
          </table:table-cell>
          <table:table-cell office:value-type="float" office:value="584" calcext:value-type="float">
            <text:p>584</text:p>
          </table:table-cell>
          <table:table-cell office:value-type="float" office:value="392" calcext:value-type="float">
            <text:p>392</text:p>
          </table:table-cell>
          <table:table-cell office:value-type="float" office:value="87748" calcext:value-type="float">
            <text:p>87748</text:p>
          </table:table-cell>
          <table:table-cell office:value-type="float" office:value="77000" calcext:value-type="float">
            <text:p>77000</text:p>
          </table:table-cell>
          <table:table-cell office:value-type="float" office:value="9404" calcext:value-type="float">
            <text:p>9404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94" calcext:value-type="float">
            <text:p>794</text:p>
          </table:table-cell>
          <table:table-cell office:value-type="float" office:value="491" calcext:value-type="float">
            <text:p>491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3]-[.F173]-[.G173]" office:value-type="float" office:value="1344" calcext:value-type="float">
            <text:p>1344</text:p>
          </table:table-cell>
          <table:table-cell table:formula="of:=MAX([.S173]-[.K173];0)" office:value-type="float" office:value="853" calcext:value-type="float">
            <text:p>853</text:p>
          </table:table-cell>
          <table:table-cell table:formula="of:=[.K173]/[.S159]" office:value-type="float" office:value="0.255330213208528" calcext:value-type="float">
            <text:p>0.255330213208528</text:p>
          </table:table-cell>
          <table:table-cell table:formula="of:=[.G173]/[.E159]" office:value-type="float" office:value="0.123570996820057" calcext:value-type="float">
            <text:p>0.123570996820057</text:p>
          </table:table-cell>
          <table:table-cell table:formula="of:=6718903-[.Y173]-[.F173]-[.G173]" office:value-type="float" office:value="6630096.48072417" calcext:value-type="float">
            <text:p>6630096.48072417</text:p>
          </table:table-cell>
          <table:table-cell table:formula="of:=NORMINV(RAND();MAX([.T180];1);MAX(0.25*[.T180];1))" office:value-type="float" office:value="1911.51927582971" calcext:value-type="float">
            <text:p>1911.51927582971</text:p>
          </table:table-cell>
          <table:table-cell table:formula="of:=[.X173]+[.K173]" office:value-type="float" office:value="2402.51927582971" calcext:value-type="float">
            <text:p>2402.51927582971</text:p>
          </table:table-cell>
          <table:table-cell table:formula="of:=[.X173]-[.X172]" office:value-type="float" office:value="859.183858742456" calcext:value-type="float">
            <text:p>859.183858742456</text:p>
          </table:table-cell>
          <table:table-cell table:formula="of:=[.S173]-[.S172]" office:value-type="float" office:value="104" calcext:value-type="float">
            <text:p>104</text:p>
          </table:table-cell>
          <table:table-cell table:formula="of:=[.K173]-[.K172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36" calcext:value-type="float">
            <text:p>-3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6</text:p>
          </table:table-cell>
          <table:table-cell office:value-type="string" calcext:value-type="string">
            <text:p>Confirmado</text:p>
          </table:table-cell>
          <table:table-cell office:value-type="float" office:value="951" calcext:value-type="float">
            <text:p>951</text:p>
          </table:table-cell>
          <table:table-cell office:value-type="float" office:value="680" calcext:value-type="float">
            <text:p>680</text:p>
          </table:table-cell>
          <table:table-cell office:value-type="float" office:value="88699" calcext:value-type="float">
            <text:p>88699</text:p>
          </table:table-cell>
          <table:table-cell office:value-type="float" office:value="77680" calcext:value-type="float">
            <text:p>77680</text:p>
          </table:table-cell>
          <table:table-cell office:value-type="float" office:value="9468" calcext:value-type="float">
            <text:p>94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09" calcext:value-type="float">
            <text:p>709</text:p>
          </table:table-cell>
          <table:table-cell office:value-type="float" office:value="479" calcext:value-type="float">
            <text:p>479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528" calcext:value-type="float">
            <text:p>15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74]-[.F174]-[.G174]" office:value-type="float" office:value="1551" calcext:value-type="float">
            <text:p>1551</text:p>
          </table:table-cell>
          <table:table-cell table:formula="of:=MAX([.S174]-[.K174];0)" office:value-type="float" office:value="1072" calcext:value-type="float">
            <text:p>1072</text:p>
          </table:table-cell>
          <table:table-cell table:formula="of:=[.K174]/[.S160]" office:value-type="float" office:value="0.212322695035461" calcext:value-type="float">
            <text:p>0.212322695035461</text:p>
          </table:table-cell>
          <table:table-cell table:formula="of:=[.G174]/[.E160]" office:value-type="float" office:value="0.121967872003298" calcext:value-type="float">
            <text:p>0.121967872003298</text:p>
          </table:table-cell>
          <table:table-cell table:formula="of:=6718903-[.Y174]-[.F174]-[.G174]" office:value-type="float" office:value="6630008.11770033" calcext:value-type="float">
            <text:p>6630008.11770033</text:p>
          </table:table-cell>
          <table:table-cell table:formula="of:=NORMINV(RAND();MAX([.T181];1);MAX(0.25*[.T181];1))" office:value-type="float" office:value="1267.88229966607" calcext:value-type="float">
            <text:p>1267.88229966607</text:p>
          </table:table-cell>
          <table:table-cell table:formula="of:=[.X174]+[.K174]" office:value-type="float" office:value="1746.88229966607" calcext:value-type="float">
            <text:p>1746.88229966607</text:p>
          </table:table-cell>
          <table:table-cell table:formula="of:=[.X174]-[.X173]" office:value-type="float" office:value="-643.636976163633" calcext:value-type="float">
            <text:p>-643.636976163633</text:p>
          </table:table-cell>
          <table:table-cell table:formula="of:=[.S174]-[.S173]" office:value-type="float" office:value="207" calcext:value-type="float">
            <text:p>207</text:p>
          </table:table-cell>
          <table:table-cell table:formula="of:=[.K174]-[.K173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44" calcext:value-type="float">
            <text:p>-44</text:p>
          </table:table-cell>
          <table:table-cell office:value-type="float" office:value="-36" calcext:value-type="float">
            <text:p>-36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7</text:p>
          </table:table-cell>
          <table:table-cell office:value-type="string" calcext:value-type="string">
            <text:p>Confirmado</text:p>
          </table:table-cell>
          <table:table-cell office:value-type="float" office:value="735" calcext:value-type="float">
            <text:p>735</text:p>
          </table:table-cell>
          <table:table-cell office:value-type="float" office:value="319" calcext:value-type="float">
            <text:p>319</text:p>
          </table:table-cell>
          <table:table-cell office:value-type="float" office:value="89434" calcext:value-type="float">
            <text:p>89434</text:p>
          </table:table-cell>
          <table:table-cell office:value-type="float" office:value="78164" calcext:value-type="float">
            <text:p>78164</text:p>
          </table:table-cell>
          <table:table-cell office:value-type="float" office:value="9566" calcext:value-type="float">
            <text:p>956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707" calcext:value-type="float">
            <text:p>707</text:p>
          </table:table-cell>
          <table:table-cell office:value-type="float" office:value="519" calcext:value-type="float">
            <text:p>51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625" calcext:value-type="float">
            <text:p>16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75]-[.F175]-[.G175]" office:value-type="float" office:value="1704" calcext:value-type="float">
            <text:p>1704</text:p>
          </table:table-cell>
          <table:table-cell table:formula="of:=MAX([.S175]-[.K175];0)" office:value-type="float" office:value="1185" calcext:value-type="float">
            <text:p>1185</text:p>
          </table:table-cell>
          <table:table-cell table:formula="of:=[.K175]/[.S161]" office:value-type="float" office:value="0.186892329852359" calcext:value-type="float">
            <text:p>0.186892329852359</text:p>
          </table:table-cell>
          <table:table-cell table:formula="of:=[.G175]/[.E161]" office:value-type="float" office:value="0.121859872611465" calcext:value-type="float">
            <text:p>0.121859872611465</text:p>
          </table:table-cell>
          <table:table-cell table:formula="of:=6718903-[.Y175]-[.F175]-[.G175]" office:value-type="float" office:value="6629202.3681155" calcext:value-type="float">
            <text:p>6629202.3681155</text:p>
          </table:table-cell>
          <table:table-cell table:formula="of:=NORMINV(RAND();MAX([.T182];1);MAX(0.25*[.T182];1))" office:value-type="float" office:value="1451.63188450317" calcext:value-type="float">
            <text:p>1451.63188450317</text:p>
          </table:table-cell>
          <table:table-cell table:formula="of:=[.X175]+[.K175]" office:value-type="float" office:value="1970.63188450317" calcext:value-type="float">
            <text:p>1970.63188450317</text:p>
          </table:table-cell>
          <table:table-cell table:formula="of:=[.X175]-[.X174]" office:value-type="float" office:value="183.749584837101" calcext:value-type="float">
            <text:p>183.749584837101</text:p>
          </table:table-cell>
          <table:table-cell table:formula="of:=[.S175]-[.S174]" office:value-type="float" office:value="153" calcext:value-type="float">
            <text:p>153</text:p>
          </table:table-cell>
          <table:table-cell table:formula="of:=[.K175]-[.K174]" office:value-type="float" office:value="40" calcext:value-type="float">
            <text:p>40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8</text:p>
          </table:table-cell>
          <table:table-cell office:value-type="string" calcext:value-type="string">
            <text:p>Confirmado</text:p>
          </table:table-cell>
          <table:table-cell office:value-type="float" office:value="696" calcext:value-type="float">
            <text:p>696</text:p>
          </table:table-cell>
          <table:table-cell office:value-type="float" office:value="593" calcext:value-type="float">
            <text:p>593</text:p>
          </table:table-cell>
          <table:table-cell office:value-type="float" office:value="90130" calcext:value-type="float">
            <text:p>90130</text:p>
          </table:table-cell>
          <table:table-cell office:value-type="float" office:value="78757" calcext:value-type="float">
            <text:p>78757</text:p>
          </table:table-cell>
          <table:table-cell office:value-type="float" office:value="9598" calcext:value-type="float">
            <text:p>9598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663" calcext:value-type="float">
            <text:p>663</text:p>
          </table:table-cell>
          <table:table-cell office:value-type="float" office:value="528" calcext:value-type="float">
            <text:p>528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6]-[.F176]-[.G176]" office:value-type="float" office:value="1775" calcext:value-type="float">
            <text:p>1775</text:p>
          </table:table-cell>
          <table:table-cell table:formula="of:=MAX([.S176]-[.K176];0)" office:value-type="float" office:value="1247" calcext:value-type="float">
            <text:p>1247</text:p>
          </table:table-cell>
          <table:table-cell table:formula="of:=[.K176]/[.S162]" office:value-type="float" office:value="0.204889406286379" calcext:value-type="float">
            <text:p>0.204889406286379</text:p>
          </table:table-cell>
          <table:table-cell table:formula="of:=[.G176]/[.E162]" office:value-type="float" office:value="0.120177800037563" calcext:value-type="float">
            <text:p>0.120177800037563</text:p>
          </table:table-cell>
          <table:table-cell table:formula="of:=6718903-[.Y176]-[.F176]-[.G176]" office:value-type="float" office:value="6628579.63130831" calcext:value-type="float">
            <text:p>6628579.63130831</text:p>
          </table:table-cell>
          <table:table-cell table:formula="of:=NORMINV(RAND();MAX([.T183];1);MAX(0.25*[.T183];1))" office:value-type="float" office:value="1440.36869168633" calcext:value-type="float">
            <text:p>1440.36869168633</text:p>
          </table:table-cell>
          <table:table-cell table:formula="of:=[.X176]+[.K176]" office:value-type="float" office:value="1968.36869168633" calcext:value-type="float">
            <text:p>1968.36869168633</text:p>
          </table:table-cell>
          <table:table-cell table:formula="of:=[.X176]-[.X175]" office:value-type="float" office:value="-11.2631928168476" calcext:value-type="float">
            <text:p>-11.2631928168476</text:p>
          </table:table-cell>
          <table:table-cell table:formula="of:=[.S176]-[.S175]" office:value-type="float" office:value="71" calcext:value-type="float">
            <text:p>71</text:p>
          </table:table-cell>
          <table:table-cell table:formula="of:=[.K176]-[.K175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5" calcext:value-type="float">
            <text:p>-25</text:p>
          </table:table-cell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  <table:table-cell office:value-type="float" office:value="-29" calcext:value-type="float">
            <text:p>-29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29</text:p>
          </table:table-cell>
          <table:table-cell office:value-type="string" calcext:value-type="string">
            <text:p>Confirmado</text:p>
          </table:table-cell>
          <table:table-cell office:value-type="float" office:value="133" calcext:value-type="float">
            <text:p>133</text:p>
          </table:table-cell>
          <table:table-cell office:value-type="float" office:value="98" calcext:value-type="float">
            <text:p>98</text:p>
          </table:table-cell>
          <table:table-cell office:value-type="float" office:value="90263" calcext:value-type="float">
            <text:p>90263</text:p>
          </table:table-cell>
          <table:table-cell office:value-type="float" office:value="78855" calcext:value-type="float">
            <text:p>78855</text:p>
          </table:table-cell>
          <table:table-cell office:value-type="float" office:value="9628" calcext:value-type="float">
            <text:p>962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49" calcext:value-type="float">
            <text:p>549</text:p>
          </table:table-cell>
          <table:table-cell office:value-type="float" office:value="513" calcext:value-type="float">
            <text:p>513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77]-[.F177]-[.G177]" office:value-type="float" office:value="1780" calcext:value-type="float">
            <text:p>1780</text:p>
          </table:table-cell>
          <table:table-cell table:formula="of:=MAX([.S177]-[.K177];0)" office:value-type="float" office:value="1267" calcext:value-type="float">
            <text:p>1267</text:p>
          </table:table-cell>
          <table:table-cell table:formula="of:=[.K177]/[.S163]" office:value-type="float" office:value="0.214554579673777" calcext:value-type="float">
            <text:p>0.214554579673777</text:p>
          </table:table-cell>
          <table:table-cell table:formula="of:=[.G177]/[.E163]" office:value-type="float" office:value="0.119505988953019" calcext:value-type="float">
            <text:p>0.119505988953019</text:p>
          </table:table-cell>
          <table:table-cell table:formula="of:=6718903-[.Y177]-[.F177]-[.G177]" office:value-type="float" office:value="6628097.95817091" calcext:value-type="float">
            <text:p>6628097.95817091</text:p>
          </table:table-cell>
          <table:table-cell table:formula="of:=NORMINV(RAND();MAX([.T184];1);MAX(0.25*[.T184];1))" office:value-type="float" office:value="1809.04182908728" calcext:value-type="float">
            <text:p>1809.04182908728</text:p>
          </table:table-cell>
          <table:table-cell table:formula="of:=[.X177]+[.K177]" office:value-type="float" office:value="2322.04182908728" calcext:value-type="float">
            <text:p>2322.04182908728</text:p>
          </table:table-cell>
          <table:table-cell table:formula="of:=[.X177]-[.X176]" office:value-type="float" office:value="368.673137400949" calcext:value-type="float">
            <text:p>368.673137400949</text:p>
          </table:table-cell>
          <table:table-cell table:formula="of:=[.S177]-[.S176]" office:value-type="float" office:value="5" calcext:value-type="float">
            <text:p>5</text:p>
          </table:table-cell>
          <table:table-cell table:formula="of:=[.K177]-[.K176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30</text:p>
          </table:table-cell>
          <table:table-cell office:value-type="string" calcext:value-type="string">
            <text:p>Confirmado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office:value-type="float" office:value="90345" calcext:value-type="float">
            <text:p>90345</text:p>
          </table:table-cell>
          <table:table-cell office:value-type="float" office:value="79067" calcext:value-type="float">
            <text:p>79067</text:p>
          </table:table-cell>
          <table:table-cell office:value-type="float" office:value="9634" calcext:value-type="float">
            <text:p>963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11" calcext:value-type="float">
            <text:p>511</text:p>
          </table:table-cell>
          <table:table-cell office:value-type="float" office:value="524" calcext:value-type="float">
            <text:p>52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78]-[.F178]-[.G178]" office:value-type="float" office:value="1644" calcext:value-type="float">
            <text:p>1644</text:p>
          </table:table-cell>
          <table:table-cell table:formula="of:=MAX([.S178]-[.K178];0)" office:value-type="float" office:value="1120" calcext:value-type="float">
            <text:p>1120</text:p>
          </table:table-cell>
          <table:table-cell table:formula="of:=[.K178]/[.S164]" office:value-type="float" office:value="0.343156516044532" calcext:value-type="float">
            <text:p>0.343156516044532</text:p>
          </table:table-cell>
          <table:table-cell table:formula="of:=[.G178]/[.E164]" office:value-type="float" office:value="0.119288774423615" calcext:value-type="float">
            <text:p>0.119288774423615</text:p>
          </table:table-cell>
          <table:table-cell table:formula="of:=6718903-[.Y178]-[.F178]-[.G178]" office:value-type="float" office:value="6627386.24957072" calcext:value-type="float">
            <text:p>6627386.24957072</text:p>
          </table:table-cell>
          <table:table-cell table:formula="of:=NORMINV(RAND();MAX([.T185];1);MAX(0.25*[.T185];1))" office:value-type="float" office:value="2291.75042927554" calcext:value-type="float">
            <text:p>2291.75042927554</text:p>
          </table:table-cell>
          <table:table-cell table:formula="of:=[.X178]+[.K178]" office:value-type="float" office:value="2815.75042927554" calcext:value-type="float">
            <text:p>2815.75042927554</text:p>
          </table:table-cell>
          <table:table-cell table:formula="of:=[.X178]-[.X177]" office:value-type="float" office:value="482.708600188265" calcext:value-type="float">
            <text:p>482.708600188265</text:p>
          </table:table-cell>
          <table:table-cell table:formula="of:=[.S178]-[.S177]" office:value-type="float" office:value="-136" calcext:value-type="float">
            <text:p>-136</text:p>
          </table:table-cell>
          <table:table-cell table:formula="of:=[.K178]-[.K177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8-31</text:p>
          </table:table-cell>
          <table:table-cell office:value-type="string" calcext:value-type="string">
            <text:p>Confirmado</text:p>
          </table:table-cell>
          <table:table-cell office:value-type="float" office:value="121" calcext:value-type="float">
            <text:p>121</text:p>
          </table:table-cell>
          <table:table-cell office:value-type="float" office:value="379" calcext:value-type="float">
            <text:p>379</text:p>
          </table:table-cell>
          <table:table-cell office:value-type="float" office:value="90466" calcext:value-type="float">
            <text:p>90466</text:p>
          </table:table-cell>
          <table:table-cell office:value-type="float" office:value="79446" calcext:value-type="float">
            <text:p>79446</text:p>
          </table:table-cell>
          <table:table-cell office:value-type="float" office:value="9663" calcext:value-type="float">
            <text:p>9663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536" calcext:value-type="float">
            <text:p>536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79]-[.F179]-[.G179]" office:value-type="float" office:value="1357" calcext:value-type="float">
            <text:p>1357</text:p>
          </table:table-cell>
          <table:table-cell table:formula="of:=MAX([.S179]-[.K179];0)" office:value-type="float" office:value="821" calcext:value-type="float">
            <text:p>821</text:p>
          </table:table-cell>
          <table:table-cell table:formula="of:=[.K179]/[.S165]" office:value-type="float" office:value="0.399106478034252" calcext:value-type="float">
            <text:p>0.399106478034252</text:p>
          </table:table-cell>
          <table:table-cell table:formula="of:=[.G179]/[.E165]" office:value-type="float" office:value="0.119445234180892" calcext:value-type="float">
            <text:p>0.119445234180892</text:p>
          </table:table-cell>
          <table:table-cell table:formula="of:=6718903-[.Y179]-[.F179]-[.G179]" office:value-type="float" office:value="6628468.3242835" calcext:value-type="float">
            <text:p>6628468.3242835</text:p>
          </table:table-cell>
          <table:table-cell table:formula="of:=NORMINV(RAND();MAX([.T186];1);MAX(0.25*[.T186];1))" office:value-type="float" office:value="789.675716498939" calcext:value-type="float">
            <text:p>789.675716498939</text:p>
          </table:table-cell>
          <table:table-cell table:formula="of:=[.X179]+[.K179]" office:value-type="float" office:value="1325.67571649894" calcext:value-type="float">
            <text:p>1325.67571649894</text:p>
          </table:table-cell>
          <table:table-cell table:formula="of:=[.X179]-[.X178]" office:value-type="float" office:value="-1502.0747127766" calcext:value-type="float">
            <text:p>-1502.0747127766</text:p>
          </table:table-cell>
          <table:table-cell table:formula="of:=[.S179]-[.S178]" office:value-type="float" office:value="-287" calcext:value-type="float">
            <text:p>-287</text:p>
          </table:table-cell>
          <table:table-cell table:formula="of:=[.K179]-[.K178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Fase 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1</text:p>
          </table:table-cell>
          <table:table-cell office:value-type="string" calcext:value-type="string">
            <text:p>Confirmado</text:p>
          </table:table-cell>
          <table:table-cell office:value-type="float" office:value="1222" calcext:value-type="float">
            <text:p>1222</text:p>
          </table:table-cell>
          <table:table-cell office:value-type="float" office:value="729" calcext:value-type="float">
            <text:p>729</text:p>
          </table:table-cell>
          <table:table-cell office:value-type="float" office:value="91688" calcext:value-type="float">
            <text:p>91688</text:p>
          </table:table-cell>
          <table:table-cell office:value-type="float" office:value="80175" calcext:value-type="float">
            <text:p>80175</text:p>
          </table:table-cell>
          <table:table-cell office:value-type="float" office:value="9737" calcext:value-type="float">
            <text:p>9737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563" calcext:value-type="float">
            <text:p>563</text:p>
          </table:table-cell>
          <table:table-cell office:value-type="float" office:value="532" calcext:value-type="float">
            <text:p>532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80]-[.F180]-[.G180]" office:value-type="float" office:value="1776" calcext:value-type="float">
            <text:p>1776</text:p>
          </table:table-cell>
          <table:table-cell table:formula="of:=MAX([.S180]-[.K180];0)" office:value-type="float" office:value="1244" calcext:value-type="float">
            <text:p>1244</text:p>
          </table:table-cell>
          <table:table-cell table:formula="of:=[.K180]/[.S166]" office:value-type="float" office:value="0.338422391857506" calcext:value-type="float">
            <text:p>0.338422391857506</text:p>
          </table:table-cell>
          <table:table-cell table:formula="of:=[.G180]/[.E166]" office:value-type="float" office:value="0.118472283058354" calcext:value-type="float">
            <text:p>0.118472283058354</text:p>
          </table:table-cell>
          <table:table-cell table:formula="of:=6718903-[.Y180]-[.F180]-[.G180]" office:value-type="float" office:value="6627056.92413344" calcext:value-type="float">
            <text:p>6627056.92413344</text:p>
          </table:table-cell>
          <table:table-cell table:formula="of:=NORMINV(RAND();MAX([.T187];1);MAX(0.25*[.T187];1))" office:value-type="float" office:value="1402.07586656028" calcext:value-type="float">
            <text:p>1402.07586656028</text:p>
          </table:table-cell>
          <table:table-cell table:formula="of:=[.X180]+[.K180]" office:value-type="float" office:value="1934.07586656028" calcext:value-type="float">
            <text:p>1934.07586656028</text:p>
          </table:table-cell>
          <table:table-cell table:formula="of:=[.X180]-[.X179]" office:value-type="float" office:value="612.400150061339" calcext:value-type="float">
            <text:p>612.400150061339</text:p>
          </table:table-cell>
          <table:table-cell table:formula="of:=[.S180]-[.S179]" office:value-type="float" office:value="419" calcext:value-type="float">
            <text:p>419</text:p>
          </table:table-cell>
          <table:table-cell table:formula="of:=[.K180]-[.K179]" office:value-type="float" office:value="-4" calcext:value-type="float">
            <text:p>-4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2</text:p>
          </table:table-cell>
          <table:table-cell office:value-type="string" calcext:value-type="string">
            <text:p>Confirmado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91888" calcext:value-type="float">
            <text:p>91888</text:p>
          </table:table-cell>
          <table:table-cell office:value-type="float" office:value="80442" calcext:value-type="float">
            <text:p>80442</text:p>
          </table:table-cell>
          <table:table-cell office:value-type="float" office:value="9778" calcext:value-type="float">
            <text:p>977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529" calcext:value-type="float">
            <text:p>529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81]-[.F181]-[.G181]" office:value-type="float" office:value="1668" calcext:value-type="float">
            <text:p>1668</text:p>
          </table:table-cell>
          <table:table-cell table:formula="of:=MAX([.S181]-[.K181];0)" office:value-type="float" office:value="1139" calcext:value-type="float">
            <text:p>1139</text:p>
          </table:table-cell>
          <table:table-cell table:formula="of:=[.K181]/[.S167]" office:value-type="float" office:value="0.388399412628488" calcext:value-type="float">
            <text:p>0.388399412628488</text:p>
          </table:table-cell>
          <table:table-cell table:formula="of:=[.G181]/[.E167]" office:value-type="float" office:value="0.116773153400609" calcext:value-type="float">
            <text:p>0.116773153400609</text:p>
          </table:table-cell>
          <table:table-cell table:formula="of:=6718903-[.Y181]-[.F181]-[.G181]" office:value-type="float" office:value="6626906.88231945" calcext:value-type="float">
            <text:p>6626906.88231945</text:p>
          </table:table-cell>
          <table:table-cell table:formula="of:=NORMINV(RAND();MAX([.T188];1);MAX(0.25*[.T188];1))" office:value-type="float" office:value="1247.11768054685" calcext:value-type="float">
            <text:p>1247.11768054685</text:p>
          </table:table-cell>
          <table:table-cell table:formula="of:=[.X181]+[.K181]" office:value-type="float" office:value="1776.11768054685" calcext:value-type="float">
            <text:p>1776.11768054685</text:p>
          </table:table-cell>
          <table:table-cell table:formula="of:=[.X181]-[.X180]" office:value-type="float" office:value="-154.958186013433" calcext:value-type="float">
            <text:p>-154.958186013433</text:p>
          </table:table-cell>
          <table:table-cell table:formula="of:=[.S181]-[.S180]" office:value-type="float" office:value="-108" calcext:value-type="float">
            <text:p>-108</text:p>
          </table:table-cell>
          <table:table-cell table:formula="of:=[.K181]-[.K180]" office:value-type="float" office:value="-3" calcext:value-type="float">
            <text:p>-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39" calcext:value-type="float">
            <text:p>-39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3</text:p>
          </table:table-cell>
          <table:table-cell office:value-type="string" calcext:value-type="string">
            <text:p>Confirmado</text:p>
          </table:table-cell>
          <table:table-cell office:value-type="float" office:value="478" calcext:value-type="float">
            <text:p>478</text:p>
          </table:table-cell>
          <table:table-cell office:value-type="float" office:value="299" calcext:value-type="float">
            <text:p>299</text:p>
          </table:table-cell>
          <table:table-cell office:value-type="float" office:value="92366" calcext:value-type="float">
            <text:p>92366</text:p>
          </table:table-cell>
          <table:table-cell office:value-type="float" office:value="80741" calcext:value-type="float">
            <text:p>80741</text:p>
          </table:table-cell>
          <table:table-cell office:value-type="float" office:value="9813" calcext:value-type="float">
            <text:p>981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19" calcext:value-type="float">
            <text:p>419</text:p>
          </table:table-cell>
          <table:table-cell office:value-type="float" office:value="547" calcext:value-type="float">
            <text:p>547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82]-[.F182]-[.G182]" office:value-type="float" office:value="1812" calcext:value-type="float">
            <text:p>1812</text:p>
          </table:table-cell>
          <table:table-cell table:formula="of:=MAX([.S182]-[.K182];0)" office:value-type="float" office:value="1265" calcext:value-type="float">
            <text:p>1265</text:p>
          </table:table-cell>
          <table:table-cell table:formula="of:=[.K182]/[.S168]" office:value-type="float" office:value="0.375945017182131" calcext:value-type="float">
            <text:p>0.375945017182131</text:p>
          </table:table-cell>
          <table:table-cell table:formula="of:=[.G182]/[.E168]" office:value-type="float" office:value="0.116146671716693" calcext:value-type="float">
            <text:p>0.116146671716693</text:p>
          </table:table-cell>
          <table:table-cell table:formula="of:=6718903-[.Y182]-[.F182]-[.G182]" office:value-type="float" office:value="6626354.08796016" calcext:value-type="float">
            <text:p>6626354.08796016</text:p>
          </table:table-cell>
          <table:table-cell table:formula="of:=NORMINV(RAND();MAX([.T189];1);MAX(0.25*[.T189];1))" office:value-type="float" office:value="1447.91203984551" calcext:value-type="float">
            <text:p>1447.91203984551</text:p>
          </table:table-cell>
          <table:table-cell table:formula="of:=[.X182]+[.K182]" office:value-type="float" office:value="1994.91203984551" calcext:value-type="float">
            <text:p>1994.91203984551</text:p>
          </table:table-cell>
          <table:table-cell table:formula="of:=[.X182]-[.X181]" office:value-type="float" office:value="200.794359298662" calcext:value-type="float">
            <text:p>200.794359298662</text:p>
          </table:table-cell>
          <table:table-cell table:formula="of:=[.S182]-[.S181]" office:value-type="float" office:value="144" calcext:value-type="float">
            <text:p>144</text:p>
          </table:table-cell>
          <table:table-cell table:formula="of:=[.K182]-[.K181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-31" calcext:value-type="float">
            <text:p>-31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4</text:p>
          </table:table-cell>
          <table:table-cell office:value-type="string" calcext:value-type="string">
            <text:p>Confirmado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office:value-type="float" office:value="93012" calcext:value-type="float">
            <text:p>93012</text:p>
          </table:table-cell>
          <table:table-cell office:value-type="float" office:value="81395" calcext:value-type="float">
            <text:p>81395</text:p>
          </table:table-cell>
          <table:table-cell office:value-type="float" office:value="9853" calcext:value-type="float">
            <text:p>985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2" calcext:value-type="float">
            <text:p>412</text:p>
          </table:table-cell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83]-[.F183]-[.G183]" office:value-type="float" office:value="1764" calcext:value-type="float">
            <text:p>1764</text:p>
          </table:table-cell>
          <table:table-cell table:formula="of:=MAX([.S183]-[.K183];0)" office:value-type="float" office:value="1286" calcext:value-type="float">
            <text:p>1286</text:p>
          </table:table-cell>
          <table:table-cell table:formula="of:=[.K183]/[.S169]" office:value-type="float" office:value="0.309987029831388" calcext:value-type="float">
            <text:p>0.309987029831388</text:p>
          </table:table-cell>
          <table:table-cell table:formula="of:=[.G183]/[.E169]" office:value-type="float" office:value="0.115255942354482" calcext:value-type="float">
            <text:p>0.115255942354482</text:p>
          </table:table-cell>
          <table:table-cell table:formula="of:=6718903-[.Y183]-[.F183]-[.G183]" office:value-type="float" office:value="6625802.78867309" calcext:value-type="float">
            <text:p>6625802.78867309</text:p>
          </table:table-cell>
          <table:table-cell table:formula="of:=NORMINV(RAND();MAX([.T190];1);MAX(0.25*[.T190];1))" office:value-type="float" office:value="1374.21132691345" calcext:value-type="float">
            <text:p>1374.21132691345</text:p>
          </table:table-cell>
          <table:table-cell table:formula="of:=[.X183]+[.K183]" office:value-type="float" office:value="1852.21132691345" calcext:value-type="float">
            <text:p>1852.21132691345</text:p>
          </table:table-cell>
          <table:table-cell table:formula="of:=[.X183]-[.X182]" office:value-type="float" office:value="-73.7007129320623" calcext:value-type="float">
            <text:p>-73.7007129320623</text:p>
          </table:table-cell>
          <table:table-cell table:formula="of:=[.S183]-[.S182]" office:value-type="float" office:value="-48" calcext:value-type="float">
            <text:p>-48</text:p>
          </table:table-cell>
          <table:table-cell table:formula="of:=[.K183]-[.K182]" office:value-type="float" office:value="-69" calcext:value-type="float">
            <text:p>-6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23" calcext:value-type="float">
            <text:p>-23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5</text:p>
          </table:table-cell>
          <table:table-cell office:value-type="string" calcext:value-type="string">
            <text:p>Confirmado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93238" calcext:value-type="float">
            <text:p>93238</text:p>
          </table:table-cell>
          <table:table-cell office:value-type="float" office:value="81374" calcext:value-type="float">
            <text:p>81374</text:p>
          </table:table-cell>
          <table:table-cell office:value-type="float" office:value="9880" calcext:value-type="float">
            <text:p>988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  <table:table-cell office:value-type="float" office:value="473" calcext:value-type="float">
            <text:p>47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84]-[.F184]-[.G184]" office:value-type="float" office:value="1984" calcext:value-type="float">
            <text:p>1984</text:p>
          </table:table-cell>
          <table:table-cell table:formula="of:=MAX([.S184]-[.K184];0)" office:value-type="float" office:value="1511" calcext:value-type="float">
            <text:p>1511</text:p>
          </table:table-cell>
          <table:table-cell table:formula="of:=[.K184]/[.S170]" office:value-type="float" office:value="0.251328374070138" calcext:value-type="float">
            <text:p>0.251328374070138</text:p>
          </table:table-cell>
          <table:table-cell table:formula="of:=[.G184]/[.E170]" office:value-type="float" office:value="0.114326710561335" calcext:value-type="float">
            <text:p>0.114326710561335</text:p>
          </table:table-cell>
          <table:table-cell table:formula="of:=6718903-[.Y184]-[.F184]-[.G184]" office:value-type="float" office:value="6625721.57932978" calcext:value-type="float">
            <text:p>6625721.57932978</text:p>
          </table:table-cell>
          <table:table-cell table:formula="of:=NORMINV(RAND();MAX([.T191];1);MAX(0.25*[.T191];1))" office:value-type="float" office:value="1454.4206702212" calcext:value-type="float">
            <text:p>1454.4206702212</text:p>
          </table:table-cell>
          <table:table-cell table:formula="of:=[.X184]+[.K184]" office:value-type="float" office:value="1927.4206702212" calcext:value-type="float">
            <text:p>1927.4206702212</text:p>
          </table:table-cell>
          <table:table-cell table:formula="of:=[.X184]-[.X183]" office:value-type="float" office:value="80.2093433077591" calcext:value-type="float">
            <text:p>80.2093433077591</text:p>
          </table:table-cell>
          <table:table-cell table:formula="of:=[.S184]-[.S183]" office:value-type="float" office:value="220" calcext:value-type="float">
            <text:p>220</text:p>
          </table:table-cell>
          <table:table-cell table:formula="of:=[.K184]-[.K183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-25" calcext:value-type="float">
            <text:p>-25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6</text:p>
          </table:table-cell>
          <table:table-cell office:value-type="string" calcext:value-type="string">
            <text:p>Confirmado</text:p>
          </table:table-cell>
          <table:table-cell office:value-type="float" office:value="242" calcext:value-type="float">
            <text:p>242</text:p>
          </table:table-cell>
          <table:table-cell office:value-type="float" office:value="96" calcext:value-type="float">
            <text:p>96</text:p>
          </table:table-cell>
          <table:table-cell office:value-type="float" office:value="93480" calcext:value-type="float">
            <text:p>93480</text:p>
          </table:table-cell>
          <table:table-cell office:value-type="float" office:value="81470" calcext:value-type="float">
            <text:p>81470</text:p>
          </table:table-cell>
          <table:table-cell office:value-type="float" office:value="9902" calcext:value-type="float">
            <text:p>990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48" calcext:value-type="float">
            <text:p>448</text:p>
          </table:table-cell>
          <table:table-cell office:value-type="float" office:value="475" calcext:value-type="float">
            <text:p>47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85]-[.F185]-[.G185]" office:value-type="float" office:value="2108" calcext:value-type="float">
            <text:p>2108</text:p>
          </table:table-cell>
          <table:table-cell table:formula="of:=MAX([.S185]-[.K185];0)" office:value-type="float" office:value="1633" calcext:value-type="float">
            <text:p>1633</text:p>
          </table:table-cell>
          <table:table-cell table:formula="of:=[.K185]/[.S171]" office:value-type="float" office:value="0.287182587666264" calcext:value-type="float">
            <text:p>0.287182587666264</text:p>
          </table:table-cell>
          <table:table-cell table:formula="of:=[.G185]/[.E171]" office:value-type="float" office:value="0.114121728306845" calcext:value-type="float">
            <text:p>0.114121728306845</text:p>
          </table:table-cell>
          <table:table-cell table:formula="of:=6718903-[.Y185]-[.F185]-[.G185]" office:value-type="float" office:value="6625425.99136471" calcext:value-type="float">
            <text:p>6625425.99136471</text:p>
          </table:table-cell>
          <table:table-cell table:formula="of:=NORMINV(RAND();MAX([.T192];1);MAX(0.25*[.T192];1))" office:value-type="float" office:value="1630.00863528745" calcext:value-type="float">
            <text:p>1630.00863528745</text:p>
          </table:table-cell>
          <table:table-cell table:formula="of:=[.X185]+[.K185]" office:value-type="float" office:value="2105.00863528745" calcext:value-type="float">
            <text:p>2105.00863528745</text:p>
          </table:table-cell>
          <table:table-cell table:formula="of:=[.X185]-[.X184]" office:value-type="float" office:value="175.587965066243" calcext:value-type="float">
            <text:p>175.587965066243</text:p>
          </table:table-cell>
          <table:table-cell table:formula="of:=[.S185]-[.S184]" office:value-type="float" office:value="124" calcext:value-type="float">
            <text:p>124</text:p>
          </table:table-cell>
          <table:table-cell table:formula="of:=[.K185]-[.K184]"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7</text:p>
          </table:table-cell>
          <table:table-cell office:value-type="string" calcext:value-type="string">
            <text:p>Confirmado</text:p>
          </table:table-cell>
          <table:table-cell office:value-type="float" office:value="172" calcext:value-type="float">
            <text:p>172</text:p>
          </table:table-cell>
          <table:table-cell office:value-type="float" office:value="475" calcext:value-type="float">
            <text:p>475</text:p>
          </table:table-cell>
          <table:table-cell office:value-type="float" office:value="93652" calcext:value-type="float">
            <text:p>93652</text:p>
          </table:table-cell>
          <table:table-cell office:value-type="float" office:value="81945" calcext:value-type="float">
            <text:p>81945</text:p>
          </table:table-cell>
          <table:table-cell office:value-type="float" office:value="9924" calcext:value-type="float">
            <text:p>992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55" calcext:value-type="float">
            <text:p>455</text:p>
          </table:table-cell>
          <table:table-cell office:value-type="float" office:value="481" calcext:value-type="float">
            <text:p>481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186]-[.F186]-[.G186]" office:value-type="float" office:value="1783" calcext:value-type="float">
            <text:p>1783</text:p>
          </table:table-cell>
          <table:table-cell table:formula="of:=MAX([.S186]-[.K186];0)" office:value-type="float" office:value="1302" calcext:value-type="float">
            <text:p>1302</text:p>
          </table:table-cell>
          <table:table-cell table:formula="of:=[.K186]/[.S172]" office:value-type="float" office:value="0.387903225806452" calcext:value-type="float">
            <text:p>0.387903225806452</text:p>
          </table:table-cell>
          <table:table-cell table:formula="of:=[.G186]/[.E172]" office:value-type="float" office:value="0.113854343536322" calcext:value-type="float">
            <text:p>0.113854343536322</text:p>
          </table:table-cell>
          <table:table-cell table:formula="of:=6718903-[.Y186]-[.F186]-[.G186]" office:value-type="float" office:value="6625207.73091677" calcext:value-type="float">
            <text:p>6625207.73091677</text:p>
          </table:table-cell>
          <table:table-cell table:formula="of:=NORMINV(RAND();MAX([.T193];1);MAX(0.25*[.T193];1))" office:value-type="float" office:value="1345.26908323302" calcext:value-type="float">
            <text:p>1345.26908323302</text:p>
          </table:table-cell>
          <table:table-cell table:formula="of:=[.X186]+[.K186]" office:value-type="float" office:value="1826.26908323302" calcext:value-type="float">
            <text:p>1826.26908323302</text:p>
          </table:table-cell>
          <table:table-cell table:formula="of:=[.X186]-[.X185]" office:value-type="float" office:value="-284.739552054432" calcext:value-type="float">
            <text:p>-284.739552054432</text:p>
          </table:table-cell>
          <table:table-cell table:formula="of:=[.S186]-[.S185]" office:value-type="float" office:value="-325" calcext:value-type="float">
            <text:p>-325</text:p>
          </table:table-cell>
          <table:table-cell table:formula="of:=[.K186]-[.K185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-57" calcext:value-type="float">
            <text:p>-57</text:p>
          </table:table-cell>
          <table:table-cell office:value-type="float" office:value="-64" calcext:value-type="float">
            <text:p>-64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8</text:p>
          </table:table-cell>
          <table:table-cell office:value-type="string" calcext:value-type="string">
            <text:p>Confirmado</text:p>
          </table:table-cell>
          <table:table-cell office:value-type="float" office:value="247" calcext:value-type="float">
            <text:p>247</text:p>
          </table:table-cell>
          <table:table-cell office:value-type="float" office:value="181" calcext:value-type="float">
            <text:p>181</text:p>
          </table:table-cell>
          <table:table-cell office:value-type="float" office:value="93899" calcext:value-type="float">
            <text:p>93899</text:p>
          </table:table-cell>
          <table:table-cell office:value-type="float" office:value="82126" calcext:value-type="float">
            <text:p>82126</text:p>
          </table:table-cell>
          <table:table-cell office:value-type="float" office:value="9957" calcext:value-type="float">
            <text:p>995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493" calcext:value-type="float">
            <text:p>49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87]-[.F187]-[.G187]" office:value-type="float" office:value="1816" calcext:value-type="float">
            <text:p>1816</text:p>
          </table:table-cell>
          <table:table-cell table:formula="of:=MAX([.S187]-[.K187];0)" office:value-type="float" office:value="1323" calcext:value-type="float">
            <text:p>1323</text:p>
          </table:table-cell>
          <table:table-cell table:formula="of:=[.K187]/[.S173]" office:value-type="float" office:value="0.366815476190476" calcext:value-type="float">
            <text:p>0.366815476190476</text:p>
          </table:table-cell>
          <table:table-cell table:formula="of:=[.G187]/[.E173]" office:value-type="float" office:value="0.113472671741806" calcext:value-type="float">
            <text:p>0.113472671741806</text:p>
          </table:table-cell>
          <table:table-cell table:formula="of:=6718903-[.Y187]-[.F187]-[.G187]" office:value-type="float" office:value="6624997.53464382" calcext:value-type="float">
            <text:p>6624997.53464382</text:p>
          </table:table-cell>
          <table:table-cell table:formula="of:=NORMINV(RAND();MAX([.T194];1);MAX(0.25*[.T194];1))" office:value-type="float" office:value="1329.46535618219" calcext:value-type="float">
            <text:p>1329.46535618219</text:p>
          </table:table-cell>
          <table:table-cell table:formula="of:=[.X187]+[.K187]" office:value-type="float" office:value="1822.46535618219" calcext:value-type="float">
            <text:p>1822.46535618219</text:p>
          </table:table-cell>
          <table:table-cell table:formula="of:=[.X187]-[.X186]" office:value-type="float" office:value="-15.8037270508221" calcext:value-type="float">
            <text:p>-15.8037270508221</text:p>
          </table:table-cell>
          <table:table-cell table:formula="of:=[.S187]-[.S186]" office:value-type="float" office:value="33" calcext:value-type="float">
            <text:p>33</text:p>
          </table:table-cell>
          <table:table-cell table:formula="of:=[.K187]-[.K186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-28" calcext:value-type="float">
            <text:p>-28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09</text:p>
          </table:table-cell>
          <table:table-cell office:value-type="string" calcext:value-type="string">
            <text:p>Confirmado</text:p>
          </table:table-cell>
          <table:table-cell office:value-type="float" office:value="313" calcext:value-type="float">
            <text:p>313</text:p>
          </table:table-cell>
          <table:table-cell office:value-type="float" office:value="347" calcext:value-type="float">
            <text:p>347</text:p>
          </table:table-cell>
          <table:table-cell office:value-type="float" office:value="94212" calcext:value-type="float">
            <text:p>94212</text:p>
          </table:table-cell>
          <table:table-cell office:value-type="float" office:value="82473" calcext:value-type="float">
            <text:p>82473</text:p>
          </table:table-cell>
          <table:table-cell office:value-type="float" office:value="10027" calcext:value-type="float">
            <text:p>10027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32" calcext:value-type="float">
            <text:p>332</text:p>
          </table:table-cell>
          <table:table-cell office:value-type="float" office:value="488" calcext:value-type="float">
            <text:p>488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162" calcext:value-type="float">
            <text:p>216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88]-[.F188]-[.G188]" office:value-type="float" office:value="1712" calcext:value-type="float">
            <text:p>1712</text:p>
          </table:table-cell>
          <table:table-cell table:formula="of:=MAX([.S188]-[.K188];0)" office:value-type="float" office:value="1224" calcext:value-type="float">
            <text:p>1224</text:p>
          </table:table-cell>
          <table:table-cell table:formula="of:=[.K188]/[.S174]" office:value-type="float" office:value="0.314635718891038" calcext:value-type="float">
            <text:p>0.314635718891038</text:p>
          </table:table-cell>
          <table:table-cell table:formula="of:=[.G188]/[.E174]" office:value-type="float" office:value="0.113045242900145" calcext:value-type="float">
            <text:p>0.113045242900145</text:p>
          </table:table-cell>
          <table:table-cell table:formula="of:=6718903-[.Y188]-[.F188]-[.G188]" office:value-type="float" office:value="6624468.95841393" calcext:value-type="float">
            <text:p>6624468.95841393</text:p>
          </table:table-cell>
          <table:table-cell table:formula="of:=NORMINV(RAND();MAX([.T195];1);MAX(0.25*[.T195];1))" office:value-type="float" office:value="1446.04158607377" calcext:value-type="float">
            <text:p>1446.04158607377</text:p>
          </table:table-cell>
          <table:table-cell table:formula="of:=[.X188]+[.K188]" office:value-type="float" office:value="1934.04158607377" calcext:value-type="float">
            <text:p>1934.04158607377</text:p>
          </table:table-cell>
          <table:table-cell table:formula="of:=[.X188]-[.X187]" office:value-type="float" office:value="116.576229891576" calcext:value-type="float">
            <text:p>116.576229891576</text:p>
          </table:table-cell>
          <table:table-cell table:formula="of:=[.S188]-[.S187]" office:value-type="float" office:value="-104" calcext:value-type="float">
            <text:p>-104</text:p>
          </table:table-cell>
          <table:table-cell table:formula="of:=[.K188]-[.K187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0</text:p>
          </table:table-cell>
          <table:table-cell office:value-type="string" calcext:value-type="string">
            <text:p>Confirmado</text:p>
          </table:table-cell>
          <table:table-cell office:value-type="float" office:value="684" calcext:value-type="float">
            <text:p>684</text:p>
          </table:table-cell>
          <table:table-cell office:value-type="float" office:value="510" calcext:value-type="float">
            <text:p>510</text:p>
          </table:table-cell>
          <table:table-cell office:value-type="float" office:value="94896" calcext:value-type="float">
            <text:p>94896</text:p>
          </table:table-cell>
          <table:table-cell office:value-type="float" office:value="82983" calcext:value-type="float">
            <text:p>82983</text:p>
          </table:table-cell>
          <table:table-cell office:value-type="float" office:value="10074" calcext:value-type="float">
            <text:p>1007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61" calcext:value-type="float">
            <text:p>361</text:p>
          </table:table-cell>
          <table:table-cell office:value-type="float" office:value="521" calcext:value-type="float">
            <text:p>521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189]-[.F189]-[.G189]" office:value-type="float" office:value="1839" calcext:value-type="float">
            <text:p>1839</text:p>
          </table:table-cell>
          <table:table-cell table:formula="of:=MAX([.S189]-[.K189];0)" office:value-type="float" office:value="1318" calcext:value-type="float">
            <text:p>1318</text:p>
          </table:table-cell>
          <table:table-cell table:formula="of:=[.K189]/[.S175]" office:value-type="float" office:value="0.30575117370892" calcext:value-type="float">
            <text:p>0.30575117370892</text:p>
          </table:table-cell>
          <table:table-cell table:formula="of:=[.G189]/[.E175]" office:value-type="float" office:value="0.112641724623745" calcext:value-type="float">
            <text:p>0.112641724623745</text:p>
          </table:table-cell>
          <table:table-cell table:formula="of:=6718903-[.Y189]-[.F189]-[.G189]" office:value-type="float" office:value="6623998.1068191" calcext:value-type="float">
            <text:p>6623998.1068191</text:p>
          </table:table-cell>
          <table:table-cell table:formula="of:=NORMINV(RAND();MAX([.T196];1);MAX(0.25*[.T196];1))" office:value-type="float" office:value="1326.89318090302" calcext:value-type="float">
            <text:p>1326.89318090302</text:p>
          </table:table-cell>
          <table:table-cell table:formula="of:=[.X189]+[.K189]" office:value-type="float" office:value="1847.89318090302" calcext:value-type="float">
            <text:p>1847.89318090302</text:p>
          </table:table-cell>
          <table:table-cell table:formula="of:=[.X189]-[.X188]" office:value-type="float" office:value="-119.148405170746" calcext:value-type="float">
            <text:p>-119.148405170746</text:p>
          </table:table-cell>
          <table:table-cell table:formula="of:=[.S189]-[.S188]" office:value-type="float" office:value="127" calcext:value-type="float">
            <text:p>127</text:p>
          </table:table-cell>
          <table:table-cell table:formula="of:=[.K189]-[.K188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1</text:p>
          </table:table-cell>
          <table:table-cell office:value-type="string" calcext:value-type="string">
            <text:p>Confirmado</text:p>
          </table:table-cell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95008" calcext:value-type="float">
            <text:p>95008</text:p>
          </table:table-cell>
          <table:table-cell office:value-type="float" office:value="83053" calcext:value-type="float">
            <text:p>83053</text:p>
          </table:table-cell>
          <table:table-cell office:value-type="float" office:value="10053" calcext:value-type="float">
            <text:p>10053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  <table:table-cell office:value-type="float" office:value="285" calcext:value-type="float">
            <text:p>285</text:p>
          </table:table-cell>
          <table:table-cell office:value-type="float" office:value="504" calcext:value-type="float">
            <text:p>504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851" calcext:value-type="float">
            <text:p>18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190]-[.F190]-[.G190]" office:value-type="float" office:value="1902" calcext:value-type="float">
            <text:p>1902</text:p>
          </table:table-cell>
          <table:table-cell table:formula="of:=MAX([.S190]-[.K190];0)" office:value-type="float" office:value="1398" calcext:value-type="float">
            <text:p>1398</text:p>
          </table:table-cell>
          <table:table-cell table:formula="of:=[.K190]/[.S176]" office:value-type="float" office:value="0.283943661971831" calcext:value-type="float">
            <text:p>0.283943661971831</text:p>
          </table:table-cell>
          <table:table-cell table:formula="of:=[.G190]/[.E176]" office:value-type="float" office:value="0.111538888272495" calcext:value-type="float">
            <text:p>0.111538888272495</text:p>
          </table:table-cell>
          <table:table-cell table:formula="of:=6718903-[.Y190]-[.F190]-[.G190]" office:value-type="float" office:value="6624101.91408923" calcext:value-type="float">
            <text:p>6624101.91408923</text:p>
          </table:table-cell>
          <table:table-cell table:formula="of:=NORMINV(RAND();MAX([.T197];1);MAX(0.25*[.T197];1))" office:value-type="float" office:value="1191.08591077241" calcext:value-type="float">
            <text:p>1191.08591077241</text:p>
          </table:table-cell>
          <table:table-cell table:formula="of:=[.X190]+[.K190]" office:value-type="float" office:value="1695.08591077241" calcext:value-type="float">
            <text:p>1695.08591077241</text:p>
          </table:table-cell>
          <table:table-cell table:formula="of:=[.X190]-[.X189]" office:value-type="float" office:value="-135.807270130608" calcext:value-type="float">
            <text:p>-135.807270130608</text:p>
          </table:table-cell>
          <table:table-cell table:formula="of:=[.S190]-[.S189]" office:value-type="float" office:value="63" calcext:value-type="float">
            <text:p>63</text:p>
          </table:table-cell>
          <table:table-cell table:formula="of:=[.K190]-[.K189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-11" calcext:value-type="float">
            <text:p>-11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2</text:p>
          </table:table-cell>
          <table:table-cell office:value-type="string" calcext:value-type="string">
            <text:p>Confirmado</text:p>
          </table:table-cell>
          <table:table-cell office:value-type="float" office:value="182" calcext:value-type="float">
            <text:p>182</text:p>
          </table:table-cell>
          <table:table-cell office:value-type="float" office:value="-151" calcext:value-type="float">
            <text:p>-151</text:p>
          </table:table-cell>
          <table:table-cell office:value-type="float" office:value="95190" calcext:value-type="float">
            <text:p>95190</text:p>
          </table:table-cell>
          <table:table-cell office:value-type="float" office:value="82902" calcext:value-type="float">
            <text:p>82902</text:p>
          </table:table-cell>
          <table:table-cell office:value-type="float" office:value="10113" calcext:value-type="float">
            <text:p>1011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9" calcext:value-type="float">
            <text:p>279</text:p>
          </table:table-cell>
          <table:table-cell office:value-type="float" office:value="511" calcext:value-type="float">
            <text:p>511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191]-[.F191]-[.G191]" office:value-type="float" office:value="2175" calcext:value-type="float">
            <text:p>2175</text:p>
          </table:table-cell>
          <table:table-cell table:formula="of:=MAX([.S191]-[.K191];0)" office:value-type="float" office:value="1664" calcext:value-type="float">
            <text:p>1664</text:p>
          </table:table-cell>
          <table:table-cell table:formula="of:=[.K191]/[.S177]" office:value-type="float" office:value="0.287078651685393" calcext:value-type="float">
            <text:p>0.287078651685393</text:p>
          </table:table-cell>
          <table:table-cell table:formula="of:=[.G191]/[.E177]" office:value-type="float" office:value="0.112039263042443" calcext:value-type="float">
            <text:p>0.112039263042443</text:p>
          </table:table-cell>
          <table:table-cell table:formula="of:=6718903-[.Y191]-[.F191]-[.G191]" office:value-type="float" office:value="6623603.14691433" calcext:value-type="float">
            <text:p>6623603.14691433</text:p>
          </table:table-cell>
          <table:table-cell table:formula="of:=NORMINV(RAND();MAX([.T198];1);MAX(0.25*[.T198];1))" office:value-type="float" office:value="1773.85308567278" calcext:value-type="float">
            <text:p>1773.85308567278</text:p>
          </table:table-cell>
          <table:table-cell table:formula="of:=[.X191]+[.K191]" office:value-type="float" office:value="2284.85308567278" calcext:value-type="float">
            <text:p>2284.85308567278</text:p>
          </table:table-cell>
          <table:table-cell table:formula="of:=[.X191]-[.X190]" office:value-type="float" office:value="582.767174900366" calcext:value-type="float">
            <text:p>582.767174900366</text:p>
          </table:table-cell>
          <table:table-cell table:formula="of:=[.S191]-[.S190]" office:value-type="float" office:value="273" calcext:value-type="float">
            <text:p>273</text:p>
          </table:table-cell>
          <table:table-cell table:formula="of:=[.K191]-[.K19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3</text:p>
          </table:table-cell>
          <table:table-cell office:value-type="string" calcext:value-type="string">
            <text:p>Confirmado</text:p>
          </table:table-cell>
          <table:table-cell office:value-type="float" office:value="147" calcext:value-type="float">
            <text:p>147</text:p>
          </table:table-cell>
          <table:table-cell office:value-type="float" office:value="205" calcext:value-type="float">
            <text:p>205</text:p>
          </table:table-cell>
          <table:table-cell office:value-type="float" office:value="95337" calcext:value-type="float">
            <text:p>95337</text:p>
          </table:table-cell>
          <table:table-cell office:value-type="float" office:value="83107" calcext:value-type="float">
            <text:p>83107</text:p>
          </table:table-cell>
          <table:table-cell office:value-type="float" office:value="10116" calcext:value-type="float">
            <text:p>1011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492" calcext:value-type="float">
            <text:p>492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92]-[.F192]-[.G192]" office:value-type="float" office:value="2114" calcext:value-type="float">
            <text:p>2114</text:p>
          </table:table-cell>
          <table:table-cell table:formula="of:=MAX([.S192]-[.K192];0)" office:value-type="float" office:value="1622" calcext:value-type="float">
            <text:p>1622</text:p>
          </table:table-cell>
          <table:table-cell table:formula="of:=[.K192]/[.S178]" office:value-type="float" office:value="0.299270072992701" calcext:value-type="float">
            <text:p>0.299270072992701</text:p>
          </table:table-cell>
          <table:table-cell table:formula="of:=[.G192]/[.E178]" office:value-type="float" office:value="0.11197077868172" calcext:value-type="float">
            <text:p>0.11197077868172</text:p>
          </table:table-cell>
          <table:table-cell table:formula="of:=6718903-[.Y192]-[.F192]-[.G192]" office:value-type="float" office:value="6623415.02834775" calcext:value-type="float">
            <text:p>6623415.02834775</text:p>
          </table:table-cell>
          <table:table-cell table:formula="of:=NORMINV(RAND();MAX([.T199];1);MAX(0.25*[.T199];1))" office:value-type="float" office:value="1772.97165224787" calcext:value-type="float">
            <text:p>1772.97165224787</text:p>
          </table:table-cell>
          <table:table-cell table:formula="of:=[.X192]+[.K192]" office:value-type="float" office:value="2264.97165224787" calcext:value-type="float">
            <text:p>2264.97165224787</text:p>
          </table:table-cell>
          <table:table-cell table:formula="of:=[.X192]-[.X191]" office:value-type="float" office:value="-0.881433424910028" calcext:value-type="float">
            <text:p>-0.881433424910028</text:p>
          </table:table-cell>
          <table:table-cell table:formula="of:=[.S192]-[.S191]" office:value-type="float" office:value="-61" calcext:value-type="float">
            <text:p>-61</text:p>
          </table:table-cell>
          <table:table-cell table:formula="of:=[.K192]-[.K191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4</text:p>
          </table:table-cell>
          <table:table-cell office:value-type="string" calcext:value-type="string">
            <text:p>Confirmado</text:p>
          </table:table-cell>
          <table:table-cell office:value-type="float" office:value="107" calcext:value-type="float">
            <text:p>107</text:p>
          </table:table-cell>
          <table:table-cell office:value-type="float" office:value="570" calcext:value-type="float">
            <text:p>570</text:p>
          </table:table-cell>
          <table:table-cell office:value-type="float" office:value="95444" calcext:value-type="float">
            <text:p>95444</text:p>
          </table:table-cell>
          <table:table-cell office:value-type="float" office:value="83677" calcext:value-type="float">
            <text:p>83677</text:p>
          </table:table-cell>
          <table:table-cell office:value-type="float" office:value="10119" calcext:value-type="float">
            <text:p>1011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497" calcext:value-type="float">
            <text:p>497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93]-[.F193]-[.G193]" office:value-type="float" office:value="1648" calcext:value-type="float">
            <text:p>1648</text:p>
          </table:table-cell>
          <table:table-cell table:formula="of:=MAX([.S193]-[.K193];0)" office:value-type="float" office:value="1151" calcext:value-type="float">
            <text:p>1151</text:p>
          </table:table-cell>
          <table:table-cell table:formula="of:=[.K193]/[.S179]" office:value-type="float" office:value="0.366249078850405" calcext:value-type="float">
            <text:p>0.366249078850405</text:p>
          </table:table-cell>
          <table:table-cell table:formula="of:=[.G193]/[.E179]" office:value-type="float" office:value="0.111854177259965" calcext:value-type="float">
            <text:p>0.111854177259965</text:p>
          </table:table-cell>
          <table:table-cell table:formula="of:=6718903-[.Y193]-[.F193]-[.G193]" office:value-type="float" office:value="6623229.12021767" calcext:value-type="float">
            <text:p>6623229.12021767</text:p>
          </table:table-cell>
          <table:table-cell table:formula="of:=NORMINV(RAND();MAX([.T200];1);MAX(0.25*[.T200];1))" office:value-type="float" office:value="1380.87978233145" calcext:value-type="float">
            <text:p>1380.87978233145</text:p>
          </table:table-cell>
          <table:table-cell table:formula="of:=[.X193]+[.K193]" office:value-type="float" office:value="1877.87978233145" calcext:value-type="float">
            <text:p>1877.87978233145</text:p>
          </table:table-cell>
          <table:table-cell table:formula="of:=[.X193]-[.X192]" office:value-type="float" office:value="-392.091869916424" calcext:value-type="float">
            <text:p>-392.091869916424</text:p>
          </table:table-cell>
          <table:table-cell table:formula="of:=[.S193]-[.S192]" office:value-type="float" office:value="-466" calcext:value-type="float">
            <text:p>-466</text:p>
          </table:table-cell>
          <table:table-cell table:formula="of:=[.K193]-[.K192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-29" calcext:value-type="float">
            <text:p>-29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5</text:p>
          </table:table-cell>
          <table:table-cell office:value-type="string" calcext:value-type="string">
            <text:p>Confirmado</text:p>
          </table:table-cell>
          <table:table-cell office:value-type="float" office:value="607" calcext:value-type="float">
            <text:p>607</text:p>
          </table:table-cell>
          <table:table-cell office:value-type="float" office:value="413" calcext:value-type="float">
            <text:p>413</text:p>
          </table:table-cell>
          <table:table-cell office:value-type="float" office:value="96051" calcext:value-type="float">
            <text:p>96051</text:p>
          </table:table-cell>
          <table:table-cell office:value-type="float" office:value="84090" calcext:value-type="float">
            <text:p>84090</text:p>
          </table:table-cell>
          <table:table-cell office:value-type="float" office:value="10233" calcext:value-type="float">
            <text:p>10233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485" calcext:value-type="float">
            <text:p>485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94]-[.F194]-[.G194]" office:value-type="float" office:value="1728" calcext:value-type="float">
            <text:p>1728</text:p>
          </table:table-cell>
          <table:table-cell table:formula="of:=MAX([.S194]-[.K194];0)" office:value-type="float" office:value="1243" calcext:value-type="float">
            <text:p>1243</text:p>
          </table:table-cell>
          <table:table-cell table:formula="of:=[.K194]/[.S180]" office:value-type="float" office:value="0.273085585585586" calcext:value-type="float">
            <text:p>0.273085585585586</text:p>
          </table:table-cell>
          <table:table-cell table:formula="of:=[.G194]/[.E180]" office:value-type="float" office:value="0.111606753337405" calcext:value-type="float">
            <text:p>0.111606753337405</text:p>
          </table:table-cell>
          <table:table-cell table:formula="of:=6718903-[.Y194]-[.F194]-[.G194]" office:value-type="float" office:value="6622714.46568645" calcext:value-type="float">
            <text:p>6622714.46568645</text:p>
          </table:table-cell>
          <table:table-cell table:formula="of:=NORMINV(RAND();MAX([.T201];1);MAX(0.25*[.T201];1))" office:value-type="float" office:value="1380.53431355196" calcext:value-type="float">
            <text:p>1380.53431355196</text:p>
          </table:table-cell>
          <table:table-cell table:formula="of:=[.X194]+[.K194]" office:value-type="float" office:value="1865.53431355196" calcext:value-type="float">
            <text:p>1865.53431355196</text:p>
          </table:table-cell>
          <table:table-cell table:formula="of:=[.X194]-[.X193]" office:value-type="float" office:value="-0.345468779485827" calcext:value-type="float">
            <text:p>-0.345468779485827</text:p>
          </table:table-cell>
          <table:table-cell table:formula="of:=[.S194]-[.S193]" office:value-type="float" office:value="80" calcext:value-type="float">
            <text:p>80</text:p>
          </table:table-cell>
          <table:table-cell table:formula="of:=[.K194]-[.K193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6</text:p>
          </table:table-cell>
          <table:table-cell office:value-type="string" calcext:value-type="string">
            <text:p>Confirmado</text:p>
          </table:table-cell>
          <table:table-cell office:value-type="float" office:value="767" calcext:value-type="float">
            <text:p>767</text:p>
          </table:table-cell>
          <table:table-cell office:value-type="float" office:value="610" calcext:value-type="float">
            <text:p>610</text:p>
          </table:table-cell>
          <table:table-cell office:value-type="float" office:value="96818" calcext:value-type="float">
            <text:p>96818</text:p>
          </table:table-cell>
          <table:table-cell office:value-type="float" office:value="84700" calcext:value-type="float">
            <text:p>84700</text:p>
          </table:table-cell>
          <table:table-cell office:value-type="float" office:value="10330" calcext:value-type="float">
            <text:p>10330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372" calcext:value-type="float">
            <text:p>372</text:p>
          </table:table-cell>
          <table:table-cell office:value-type="float" office:value="520" calcext:value-type="float">
            <text:p>520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133" calcext:value-type="float">
            <text:p>21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95]-[.F195]-[.G195]" office:value-type="float" office:value="1788" calcext:value-type="float">
            <text:p>1788</text:p>
          </table:table-cell>
          <table:table-cell table:formula="of:=MAX([.S195]-[.K195];0)" office:value-type="float" office:value="1268" calcext:value-type="float">
            <text:p>1268</text:p>
          </table:table-cell>
          <table:table-cell table:formula="of:=[.K195]/[.S181]" office:value-type="float" office:value="0.311750599520384" calcext:value-type="float">
            <text:p>0.311750599520384</text:p>
          </table:table-cell>
          <table:table-cell table:formula="of:=[.G195]/[.E181]" office:value-type="float" office:value="0.112419467177433" calcext:value-type="float">
            <text:p>0.112419467177433</text:p>
          </table:table-cell>
          <table:table-cell table:formula="of:=6718903-[.Y195]-[.F195]-[.G195]" office:value-type="float" office:value="6617983.58744806" calcext:value-type="float">
            <text:p>6617983.58744806</text:p>
          </table:table-cell>
          <table:table-cell table:formula="of:=NORMINV(RAND();MAX([.T202];1);MAX(0.25*[.T202];1))" office:value-type="float" office:value="5369.41255193968" calcext:value-type="float">
            <text:p>5369.41255193968</text:p>
          </table:table-cell>
          <table:table-cell table:formula="of:=[.X195]+[.K195]" office:value-type="float" office:value="5889.41255193968" calcext:value-type="float">
            <text:p>5889.41255193968</text:p>
          </table:table-cell>
          <table:table-cell table:formula="of:=[.X195]-[.X194]" office:value-type="float" office:value="3988.87823838772" calcext:value-type="float">
            <text:p>3988.87823838772</text:p>
          </table:table-cell>
          <table:table-cell table:formula="of:=[.S195]-[.S194]" office:value-type="float" office:value="60" calcext:value-type="float">
            <text:p>60</text:p>
          </table:table-cell>
          <table:table-cell table:formula="of:=[.K195]-[.K194]" office:value-type="float" office:value="35" calcext:value-type="float">
            <text:p>3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7</text:p>
          </table:table-cell>
          <table:table-cell office:value-type="string" calcext:value-type="string">
            <text:p>Confirmado</text:p>
          </table:table-cell>
          <table:table-cell office:value-type="float" office:value="581" calcext:value-type="float">
            <text:p>581</text:p>
          </table:table-cell>
          <table:table-cell office:value-type="float" office:value="497" calcext:value-type="float">
            <text:p>497</text:p>
          </table:table-cell>
          <table:table-cell office:value-type="float" office:value="97399" calcext:value-type="float">
            <text:p>97399</text:p>
          </table:table-cell>
          <table:table-cell office:value-type="float" office:value="85197" calcext:value-type="float">
            <text:p>85197</text:p>
          </table:table-cell>
          <table:table-cell office:value-type="float" office:value="10391" calcext:value-type="float">
            <text:p>10391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358" calcext:value-type="float">
            <text:p>358</text:p>
          </table:table-cell>
          <table:table-cell office:value-type="float" office:value="460" calcext:value-type="float">
            <text:p>460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196]-[.F196]-[.G196]" office:value-type="float" office:value="1811" calcext:value-type="float">
            <text:p>1811</text:p>
          </table:table-cell>
          <table:table-cell table:formula="of:=MAX([.S196]-[.K196];0)" office:value-type="float" office:value="1351" calcext:value-type="float">
            <text:p>1351</text:p>
          </table:table-cell>
          <table:table-cell table:formula="of:=[.K196]/[.S182]" office:value-type="float" office:value="0.253863134657837" calcext:value-type="float">
            <text:p>0.253863134657837</text:p>
          </table:table-cell>
          <table:table-cell table:formula="of:=[.G196]/[.E182]" office:value-type="float" office:value="0.112498105363445" calcext:value-type="float">
            <text:p>0.112498105363445</text:p>
          </table:table-cell>
          <table:table-cell table:formula="of:=6718903-[.Y196]-[.F196]-[.G196]" office:value-type="float" office:value="6621883.64416222" calcext:value-type="float">
            <text:p>6621883.64416222</text:p>
          </table:table-cell>
          <table:table-cell table:formula="of:=NORMINV(RAND();MAX([.T203];1);MAX(0.25*[.T203];1))" office:value-type="float" office:value="971.35583778043" calcext:value-type="float">
            <text:p>971.35583778043</text:p>
          </table:table-cell>
          <table:table-cell table:formula="of:=[.X196]+[.K196]" office:value-type="float" office:value="1431.35583778043" calcext:value-type="float">
            <text:p>1431.35583778043</text:p>
          </table:table-cell>
          <table:table-cell table:formula="of:=[.X196]-[.X195]" office:value-type="float" office:value="-4398.05671415925" calcext:value-type="float">
            <text:p>-4398.05671415925</text:p>
          </table:table-cell>
          <table:table-cell table:formula="of:=[.S196]-[.S195]" office:value-type="float" office:value="23" calcext:value-type="float">
            <text:p>23</text:p>
          </table:table-cell>
          <table:table-cell table:formula="of:=[.K196]-[.K195]" office:value-type="float" office:value="-60" calcext:value-type="float">
            <text:p>-60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-23" calcext:value-type="float">
            <text:p>-23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8</text:p>
          </table:table-cell>
          <table:table-cell office:value-type="string" calcext:value-type="string">
            <text:p>Confirmado</text:p>
          </table:table-cell>
          <table:table-cell office:value-type="float" office:value="213" calcext:value-type="float">
            <text:p>213</text:p>
          </table:table-cell>
          <table:table-cell office:value-type="float" office:value="39" calcext:value-type="float">
            <text:p>39</text:p>
          </table:table-cell>
          <table:table-cell office:value-type="float" office:value="97612" calcext:value-type="float">
            <text:p>97612</text:p>
          </table:table-cell>
          <table:table-cell office:value-type="float" office:value="85236" calcext:value-type="float">
            <text:p>85236</text:p>
          </table:table-cell>
          <table:table-cell office:value-type="float" office:value="10449" calcext:value-type="float">
            <text:p>104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372" calcext:value-type="float">
            <text:p>372</text:p>
          </table:table-cell>
          <table:table-cell office:value-type="float" office:value="496" calcext:value-type="float">
            <text:p>496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197]-[.F197]-[.G197]" office:value-type="float" office:value="1927" calcext:value-type="float">
            <text:p>1927</text:p>
          </table:table-cell>
          <table:table-cell table:formula="of:=MAX([.S197]-[.K197];0)" office:value-type="float" office:value="1431" calcext:value-type="float">
            <text:p>1431</text:p>
          </table:table-cell>
          <table:table-cell table:formula="of:=[.K197]/[.S183]" office:value-type="float" office:value="0.281179138321995" calcext:value-type="float">
            <text:p>0.281179138321995</text:p>
          </table:table-cell>
          <table:table-cell table:formula="of:=[.G197]/[.E183]" office:value-type="float" office:value="0.112340343181525" calcext:value-type="float">
            <text:p>0.112340343181525</text:p>
          </table:table-cell>
          <table:table-cell table:formula="of:=6718903-[.Y197]-[.F197]-[.G197]" office:value-type="float" office:value="6619418.01969974" calcext:value-type="float">
            <text:p>6619418.01969974</text:p>
          </table:table-cell>
          <table:table-cell table:formula="of:=NORMINV(RAND();MAX([.T204];1);MAX(0.25*[.T204];1))" office:value-type="float" office:value="3303.98030025718" calcext:value-type="float">
            <text:p>3303.98030025718</text:p>
          </table:table-cell>
          <table:table-cell table:formula="of:=[.X197]+[.K197]" office:value-type="float" office:value="3799.98030025718" calcext:value-type="float">
            <text:p>3799.98030025718</text:p>
          </table:table-cell>
          <table:table-cell table:formula="of:=[.X197]-[.X196]" office:value-type="float" office:value="2332.62446247675" calcext:value-type="float">
            <text:p>2332.62446247675</text:p>
          </table:table-cell>
          <table:table-cell table:formula="of:=[.S197]-[.S196]" office:value-type="float" office:value="116" calcext:value-type="float">
            <text:p>116</text:p>
          </table:table-cell>
          <table:table-cell table:formula="of:=[.K197]-[.K196]" office:value-type="float" office:value="36" calcext:value-type="float">
            <text:p>3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19</text:p>
          </table:table-cell>
          <table:table-cell office:value-type="string" calcext:value-type="string">
            <text:p>Confirmado</text:p>
          </table:table-cell>
          <table:table-cell office:value-type="float" office:value="212" calcext:value-type="float">
            <text:p>212</text:p>
          </table:table-cell>
          <table:table-cell office:value-type="float" office:value="-15" calcext:value-type="float">
            <text:p>-15</text:p>
          </table:table-cell>
          <table:table-cell office:value-type="float" office:value="97824" calcext:value-type="float">
            <text:p>97824</text:p>
          </table:table-cell>
          <table:table-cell office:value-type="float" office:value="85221" calcext:value-type="float">
            <text:p>85221</text:p>
          </table:table-cell>
          <table:table-cell office:value-type="float" office:value="10470" calcext:value-type="float">
            <text:p>1047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76" calcext:value-type="float">
            <text:p>376</text:p>
          </table:table-cell>
          <table:table-cell office:value-type="float" office:value="474" calcext:value-type="float">
            <text:p>474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198]-[.F198]-[.G198]" office:value-type="float" office:value="2133" calcext:value-type="float">
            <text:p>2133</text:p>
          </table:table-cell>
          <table:table-cell table:formula="of:=MAX([.S198]-[.K198];0)" office:value-type="float" office:value="1659" calcext:value-type="float">
            <text:p>1659</text:p>
          </table:table-cell>
          <table:table-cell table:formula="of:=[.K198]/[.S184]" office:value-type="float" office:value="0.238911290322581" calcext:value-type="float">
            <text:p>0.238911290322581</text:p>
          </table:table-cell>
          <table:table-cell table:formula="of:=[.G198]/[.E184]" office:value-type="float" office:value="0.112293270983934" calcext:value-type="float">
            <text:p>0.112293270983934</text:p>
          </table:table-cell>
          <table:table-cell table:formula="of:=6718903-[.Y198]-[.F198]-[.G198]" office:value-type="float" office:value="6621545.40742876" calcext:value-type="float">
            <text:p>6621545.40742876</text:p>
          </table:table-cell>
          <table:table-cell table:formula="of:=NORMINV(RAND();MAX([.T205];1);MAX(0.25*[.T205];1))" office:value-type="float" office:value="1192.59257124369" calcext:value-type="float">
            <text:p>1192.59257124369</text:p>
          </table:table-cell>
          <table:table-cell table:formula="of:=[.X198]+[.K198]" office:value-type="float" office:value="1666.59257124369" calcext:value-type="float">
            <text:p>1666.59257124369</text:p>
          </table:table-cell>
          <table:table-cell table:formula="of:=[.X198]-[.X197]" office:value-type="float" office:value="-2111.38772901349" calcext:value-type="float">
            <text:p>-2111.38772901349</text:p>
          </table:table-cell>
          <table:table-cell table:formula="of:=[.S198]-[.S197]" office:value-type="float" office:value="206" calcext:value-type="float">
            <text:p>206</text:p>
          </table:table-cell>
          <table:table-cell table:formula="of:=[.K198]-[.K197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-23" calcext:value-type="float">
            <text:p>-2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0</text:p>
          </table:table-cell>
          <table:table-cell office:value-type="string" calcext:value-type="string">
            <text:p>Confirmado</text:p>
          </table:table-cell>
          <table:table-cell office:value-type="float" office:value="338" calcext:value-type="float">
            <text:p>338</text:p>
          </table:table-cell>
          <table:table-cell office:value-type="float" office:value="374" calcext:value-type="float">
            <text:p>374</text:p>
          </table:table-cell>
          <table:table-cell office:value-type="float" office:value="98162" calcext:value-type="float">
            <text:p>98162</text:p>
          </table:table-cell>
          <table:table-cell office:value-type="float" office:value="85595" calcext:value-type="float">
            <text:p>85595</text:p>
          </table:table-cell>
          <table:table-cell office:value-type="float" office:value="10495" calcext:value-type="float">
            <text:p>10495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404" calcext:value-type="float">
            <text:p>404</text:p>
          </table:table-cell>
          <table:table-cell office:value-type="float" office:value="481" calcext:value-type="float">
            <text:p>48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199]-[.F199]-[.G199]" office:value-type="float" office:value="2072" calcext:value-type="float">
            <text:p>2072</text:p>
          </table:table-cell>
          <table:table-cell table:formula="of:=MAX([.S199]-[.K199];0)" office:value-type="float" office:value="1591" calcext:value-type="float">
            <text:p>1591</text:p>
          </table:table-cell>
          <table:table-cell table:formula="of:=[.K199]/[.S185]" office:value-type="float" office:value="0.228178368121442" calcext:value-type="float">
            <text:p>0.228178368121442</text:p>
          </table:table-cell>
          <table:table-cell table:formula="of:=[.G199]/[.E185]" office:value-type="float" office:value="0.11227000427899" calcext:value-type="float">
            <text:p>0.11227000427899</text:p>
          </table:table-cell>
          <table:table-cell table:formula="of:=6718903-[.Y199]-[.F199]-[.G199]" office:value-type="float" office:value="6620603.75643844" calcext:value-type="float">
            <text:p>6620603.75643844</text:p>
          </table:table-cell>
          <table:table-cell table:formula="of:=NORMINV(RAND();MAX([.T206];1);MAX(0.25*[.T206];1))" office:value-type="float" office:value="1728.24356155859" calcext:value-type="float">
            <text:p>1728.24356155859</text:p>
          </table:table-cell>
          <table:table-cell table:formula="of:=[.X199]+[.K199]" office:value-type="float" office:value="2209.24356155859" calcext:value-type="float">
            <text:p>2209.24356155859</text:p>
          </table:table-cell>
          <table:table-cell table:formula="of:=[.X199]-[.X198]" office:value-type="float" office:value="535.6509903149" calcext:value-type="float">
            <text:p>535.6509903149</text:p>
          </table:table-cell>
          <table:table-cell table:formula="of:=[.S199]-[.S198]" office:value-type="float" office:value="-61" calcext:value-type="float">
            <text:p>-61</text:p>
          </table:table-cell>
          <table:table-cell table:formula="of:=[.K199]-[.K198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45" calcext:value-type="float">
            <text:p>-45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1</text:p>
          </table:table-cell>
          <table:table-cell office:value-type="string" calcext:value-type="string">
            <text:p>Confirmado</text:p>
          </table:table-cell>
          <table:table-cell office:value-type="float" office:value="383" calcext:value-type="float">
            <text:p>383</text:p>
          </table:table-cell>
          <table:table-cell office:value-type="float" office:value="213" calcext:value-type="float">
            <text:p>213</text:p>
          </table:table-cell>
          <table:table-cell office:value-type="float" office:value="98545" calcext:value-type="float">
            <text:p>98545</text:p>
          </table:table-cell>
          <table:table-cell office:value-type="float" office:value="85808" calcext:value-type="float">
            <text:p>85808</text:p>
          </table:table-cell>
          <table:table-cell office:value-type="float" office:value="10576" calcext:value-type="float">
            <text:p>1057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43" calcext:value-type="float">
            <text:p>443</text:p>
          </table:table-cell>
          <table:table-cell office:value-type="float" office:value="476" calcext:value-type="float">
            <text:p>476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00]-[.F200]-[.G200]" office:value-type="float" office:value="2161" calcext:value-type="float">
            <text:p>2161</text:p>
          </table:table-cell>
          <table:table-cell table:formula="of:=MAX([.S200]-[.K200];0)" office:value-type="float" office:value="1685" calcext:value-type="float">
            <text:p>1685</text:p>
          </table:table-cell>
          <table:table-cell table:formula="of:=[.K200]/[.S186]" office:value-type="float" office:value="0.266965787997757" calcext:value-type="float">
            <text:p>0.266965787997757</text:p>
          </table:table-cell>
          <table:table-cell table:formula="of:=[.G200]/[.E186]" office:value-type="float" office:value="0.112928714816555" calcext:value-type="float">
            <text:p>0.112928714816555</text:p>
          </table:table-cell>
          <table:table-cell table:formula="of:=6718903-[.Y200]-[.F200]-[.G200]" office:value-type="float" office:value="6620357.97464152" calcext:value-type="float">
            <text:p>6620357.97464152</text:p>
          </table:table-cell>
          <table:table-cell table:formula="of:=NORMINV(RAND();MAX([.T207];1);MAX(0.25*[.T207];1))" office:value-type="float" office:value="1685.025358481" calcext:value-type="float">
            <text:p>1685.025358481</text:p>
          </table:table-cell>
          <table:table-cell table:formula="of:=[.X200]+[.K200]" office:value-type="float" office:value="2161.025358481" calcext:value-type="float">
            <text:p>2161.025358481</text:p>
          </table:table-cell>
          <table:table-cell table:formula="of:=[.X200]-[.X199]" office:value-type="float" office:value="-43.2182030775878" calcext:value-type="float">
            <text:p>-43.2182030775878</text:p>
          </table:table-cell>
          <table:table-cell table:formula="of:=[.S200]-[.S199]" office:value-type="float" office:value="89" calcext:value-type="float">
            <text:p>89</text:p>
          </table:table-cell>
          <table:table-cell table:formula="of:=[.K200]-[.K199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2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98545" calcext:value-type="float">
            <text:p>98545</text:p>
          </table:table-cell>
          <table:table-cell office:value-type="float" office:value="86091" calcext:value-type="float">
            <text:p>86091</text:p>
          </table:table-cell>
          <table:table-cell office:value-type="float" office:value="10576" calcext:value-type="float">
            <text:p>1057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356" calcext:value-type="float">
            <text:p>356</text:p>
          </table:table-cell>
          <table:table-cell office:value-type="float" office:value="487" calcext:value-type="float">
            <text:p>487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783" calcext:value-type="float">
            <text:p>178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01]-[.F201]-[.G201]" office:value-type="float" office:value="1878" calcext:value-type="float">
            <text:p>1878</text:p>
          </table:table-cell>
          <table:table-cell table:formula="of:=MAX([.S201]-[.K201];0)" office:value-type="float" office:value="1391" calcext:value-type="float">
            <text:p>1391</text:p>
          </table:table-cell>
          <table:table-cell table:formula="of:=[.K201]/[.S187]" office:value-type="float" office:value="0.268171806167401" calcext:value-type="float">
            <text:p>0.268171806167401</text:p>
          </table:table-cell>
          <table:table-cell table:formula="of:=[.G201]/[.E187]" office:value-type="float" office:value="0.112631657419142" calcext:value-type="float">
            <text:p>0.112631657419142</text:p>
          </table:table-cell>
          <table:table-cell table:formula="of:=6718903-[.Y201]-[.F201]-[.G201]" office:value-type="float" office:value="6620725.56017993" calcext:value-type="float">
            <text:p>6620725.56017993</text:p>
          </table:table-cell>
          <table:table-cell table:formula="of:=NORMINV(RAND();MAX([.T208];1);MAX(0.25*[.T208];1))" office:value-type="float" office:value="1023.43982006717" calcext:value-type="float">
            <text:p>1023.43982006717</text:p>
          </table:table-cell>
          <table:table-cell table:formula="of:=[.X201]+[.K201]" office:value-type="float" office:value="1510.43982006717" calcext:value-type="float">
            <text:p>1510.43982006717</text:p>
          </table:table-cell>
          <table:table-cell table:formula="of:=[.X201]-[.X200]" office:value-type="float" office:value="-661.585538413835" calcext:value-type="float">
            <text:p>-661.585538413835</text:p>
          </table:table-cell>
          <table:table-cell table:formula="of:=[.S201]-[.S200]" office:value-type="float" office:value="-283" calcext:value-type="float">
            <text:p>-283</text:p>
          </table:table-cell>
          <table:table-cell table:formula="of:=[.K201]-[.K200]"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69" calcext:value-type="float">
            <text:p>-69</text:p>
          </table:table-cell>
          <table:table-cell office:value-type="float" office:value="-47" calcext:value-type="float">
            <text:p>-47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3</text:p>
          </table:table-cell>
          <table:table-cell office:value-type="string" calcext:value-type="string">
            <text:p>Confirmado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float" office:value="99573" calcext:value-type="float">
            <text:p>99573</text:p>
          </table:table-cell>
          <table:table-cell office:value-type="float" office:value="83077" calcext:value-type="float">
            <text:p>83077</text:p>
          </table:table-cell>
          <table:table-cell office:value-type="float" office:value="10660" calcext:value-type="float">
            <text:p>1066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434" calcext:value-type="float">
            <text:p>434</text:p>
          </table:table-cell>
          <table:table-cell office:value-type="float" office:value="476" calcext:value-type="float">
            <text:p>476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02]-[.F202]-[.G202]" office:value-type="float" office:value="5836" calcext:value-type="float">
            <text:p>5836</text:p>
          </table:table-cell>
          <table:table-cell table:formula="of:=MAX([.S202]-[.K202];0)" office:value-type="float" office:value="5360" calcext:value-type="float">
            <text:p>5360</text:p>
          </table:table-cell>
          <table:table-cell table:formula="of:=[.K202]/[.S188]" office:value-type="float" office:value="0.27803738317757" calcext:value-type="float">
            <text:p>0.27803738317757</text:p>
          </table:table-cell>
          <table:table-cell table:formula="of:=[.G202]/[.E188]" office:value-type="float" office:value="0.113149068059271" calcext:value-type="float">
            <text:p>0.113149068059271</text:p>
          </table:table-cell>
          <table:table-cell table:formula="of:=6718903-[.Y202]-[.F202]-[.G202]" office:value-type="float" office:value="6623552.53582306" calcext:value-type="float">
            <text:p>6623552.53582306</text:p>
          </table:table-cell>
          <table:table-cell table:formula="of:=NORMINV(RAND();MAX([.T209];1);MAX(0.25*[.T209];1))" office:value-type="float" office:value="1137.46417693668" calcext:value-type="float">
            <text:p>1137.46417693668</text:p>
          </table:table-cell>
          <table:table-cell table:formula="of:=[.X202]+[.K202]" office:value-type="float" office:value="1613.46417693668" calcext:value-type="float">
            <text:p>1613.46417693668</text:p>
          </table:table-cell>
          <table:table-cell table:formula="of:=[.X202]-[.X201]" office:value-type="float" office:value="114.024356869513" calcext:value-type="float">
            <text:p>114.024356869513</text:p>
          </table:table-cell>
          <table:table-cell table:formula="of:=[.S202]-[.S201]" office:value-type="float" office:value="3958" calcext:value-type="float">
            <text:p>3958</text:p>
          </table:table-cell>
          <table:table-cell table:formula="of:=[.K202]-[.K201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office:value-type="float" office:value="-51" calcext:value-type="float">
            <text:p>-51</text:p>
          </table:table-cell>
          <table:table-cell office:value-type="float" office:value="-36" calcext:value-type="float">
            <text:p>-36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4</text:p>
          </table:table-cell>
          <table:table-cell office:value-type="string" calcext:value-type="string">
            <text:p>Confirmado</text:p>
          </table:table-cell>
          <table:table-cell office:value-type="float" office:value="309" calcext:value-type="float">
            <text:p>309</text:p>
          </table:table-cell>
          <table:table-cell office:value-type="float" office:value="3585" calcext:value-type="float">
            <text:p>3585</text:p>
          </table:table-cell>
          <table:table-cell office:value-type="float" office:value="99882" calcext:value-type="float">
            <text:p>99882</text:p>
          </table:table-cell>
          <table:table-cell office:value-type="float" office:value="87309" calcext:value-type="float">
            <text:p>87309</text:p>
          </table:table-cell>
          <table:table-cell office:value-type="float" office:value="10730" calcext:value-type="float">
            <text:p>1073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396" calcext:value-type="float">
            <text:p>396</text:p>
          </table:table-cell>
          <table:table-cell office:value-type="float" office:value="499" calcext:value-type="float">
            <text:p>49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728" calcext:value-type="float">
            <text:p>17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03]-[.F203]-[.G203]" office:value-type="float" office:value="1843" calcext:value-type="float">
            <text:p>1843</text:p>
          </table:table-cell>
          <table:table-cell table:formula="of:=MAX([.S203]-[.K203];0)" office:value-type="float" office:value="1344" calcext:value-type="float">
            <text:p>1344</text:p>
          </table:table-cell>
          <table:table-cell table:formula="of:=[.K203]/[.S189]" office:value-type="float" office:value="0.271343121261555" calcext:value-type="float">
            <text:p>0.271343121261555</text:p>
          </table:table-cell>
          <table:table-cell table:formula="of:=[.G203]/[.E189]" office:value-type="float" office:value="0.113071151576463" calcext:value-type="float">
            <text:p>0.113071151576463</text:p>
          </table:table-cell>
          <table:table-cell table:formula="of:=6718903-[.Y203]-[.F203]-[.G203]" office:value-type="float" office:value="6619629.08135297" calcext:value-type="float">
            <text:p>6619629.08135297</text:p>
          </table:table-cell>
          <table:table-cell table:formula="of:=NORMINV(RAND();MAX([.T210];1);MAX(0.25*[.T210];1))" office:value-type="float" office:value="735.918647027242" calcext:value-type="float">
            <text:p>735.918647027242</text:p>
          </table:table-cell>
          <table:table-cell table:formula="of:=[.X203]+[.K203]" office:value-type="float" office:value="1234.91864702724" calcext:value-type="float">
            <text:p>1234.91864702724</text:p>
          </table:table-cell>
          <table:table-cell table:formula="of:=[.X203]-[.X202]" office:value-type="float" office:value="-401.54552990944" calcext:value-type="float">
            <text:p>-401.54552990944</text:p>
          </table:table-cell>
          <table:table-cell table:formula="of:=[.S203]-[.S202]" office:value-type="float" office:value="-3993" calcext:value-type="float">
            <text:p>-3993</text:p>
          </table:table-cell>
          <table:table-cell table:formula="of:=[.K203]-[.K202]" office:value-type="float" office:value="23" calcext:value-type="float">
            <text:p>23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5</text:p>
          </table:table-cell>
          <table:table-cell office:value-type="string" calcext:value-type="string">
            <text:p>Confirmado</text:p>
          </table:table-cell>
          <table:table-cell office:value-type="float" office:value="163" calcext:value-type="float">
            <text:p>163</text:p>
          </table:table-cell>
          <table:table-cell office:value-type="float" office:value="-2767" calcext:value-type="float">
            <text:p>-2767</text:p>
          </table:table-cell>
          <table:table-cell office:value-type="float" office:value="100045" calcext:value-type="float">
            <text:p>100045</text:p>
          </table:table-cell>
          <table:table-cell office:value-type="float" office:value="84542" calcext:value-type="float">
            <text:p>84542</text:p>
          </table:table-cell>
          <table:table-cell office:value-type="float" office:value="10793" calcext:value-type="float">
            <text:p>10793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388" calcext:value-type="float">
            <text:p>388</text:p>
          </table:table-cell>
          <table:table-cell office:value-type="float" office:value="482" calcext:value-type="float">
            <text:p>482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04]-[.F204]-[.G204]" office:value-type="float" office:value="4710" calcext:value-type="float">
            <text:p>4710</text:p>
          </table:table-cell>
          <table:table-cell table:formula="of:=MAX([.S204]-[.K204];0)" office:value-type="float" office:value="4228" calcext:value-type="float">
            <text:p>4228</text:p>
          </table:table-cell>
          <table:table-cell table:formula="of:=[.K204]/[.S190]" office:value-type="float" office:value="0.2534174553102" calcext:value-type="float">
            <text:p>0.2534174553102</text:p>
          </table:table-cell>
          <table:table-cell table:formula="of:=[.G204]/[.E190]" office:value-type="float" office:value="0.113600959919165" calcext:value-type="float">
            <text:p>0.113600959919165</text:p>
          </table:table-cell>
          <table:table-cell table:formula="of:=6718903-[.Y204]-[.F204]-[.G204]" office:value-type="float" office:value="6621985.25899354" calcext:value-type="float">
            <text:p>6621985.25899354</text:p>
          </table:table-cell>
          <table:table-cell table:formula="of:=NORMINV(RAND();MAX([.T211];1);MAX(0.25*[.T211];1))" office:value-type="float" office:value="1100.74100645665" calcext:value-type="float">
            <text:p>1100.74100645665</text:p>
          </table:table-cell>
          <table:table-cell table:formula="of:=[.X204]+[.K204]" office:value-type="float" office:value="1582.74100645665" calcext:value-type="float">
            <text:p>1582.74100645665</text:p>
          </table:table-cell>
          <table:table-cell table:formula="of:=[.X204]-[.X203]" office:value-type="float" office:value="364.822359429408" calcext:value-type="float">
            <text:p>364.822359429408</text:p>
          </table:table-cell>
          <table:table-cell table:formula="of:=[.S204]-[.S203]" office:value-type="float" office:value="2867" calcext:value-type="float">
            <text:p>2867</text:p>
          </table:table-cell>
          <table:table-cell table:formula="of:=[.K204]-[.K203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office:value-type="float" office:value="-17" calcext:value-type="float">
            <text:p>-17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6</text:p>
          </table:table-cell>
          <table:table-cell office:value-type="string" calcext:value-type="string">
            <text:p>Confirmado</text:p>
          </table:table-cell>
          <table:table-cell office:value-type="float" office:value="87" calcext:value-type="float">
            <text:p>87</text:p>
          </table:table-cell>
          <table:table-cell office:value-type="float" office:value="2956" calcext:value-type="float">
            <text:p>2956</text:p>
          </table:table-cell>
          <table:table-cell office:value-type="float" office:value="100132" calcext:value-type="float">
            <text:p>100132</text:p>
          </table:table-cell>
          <table:table-cell office:value-type="float" office:value="87943" calcext:value-type="float">
            <text:p>87943</text:p>
          </table:table-cell>
          <table:table-cell office:value-type="float" office:value="10834" calcext:value-type="float">
            <text:p>1083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71" calcext:value-type="float">
            <text:p>371</text:p>
          </table:table-cell>
          <table:table-cell office:value-type="float" office:value="464" calcext:value-type="float">
            <text:p>464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05]-[.F205]-[.G205]" office:value-type="float" office:value="1355" calcext:value-type="float">
            <text:p>1355</text:p>
          </table:table-cell>
          <table:table-cell table:formula="of:=MAX([.S205]-[.K205];0)" office:value-type="float" office:value="891" calcext:value-type="float">
            <text:p>891</text:p>
          </table:table-cell>
          <table:table-cell table:formula="of:=[.K205]/[.S191]" office:value-type="float" office:value="0.213333333333333" calcext:value-type="float">
            <text:p>0.213333333333333</text:p>
          </table:table-cell>
          <table:table-cell table:formula="of:=[.G205]/[.E191]" office:value-type="float" office:value="0.113814476310537" calcext:value-type="float">
            <text:p>0.113814476310537</text:p>
          </table:table-cell>
          <table:table-cell table:formula="of:=6718903-[.Y205]-[.F205]-[.G205]" office:value-type="float" office:value="6618499.79111606" calcext:value-type="float">
            <text:p>6618499.79111606</text:p>
          </table:table-cell>
          <table:table-cell table:formula="of:=NORMINV(RAND();MAX([.T212];1);MAX(0.25*[.T212];1))" office:value-type="float" office:value="1162.20888394522" calcext:value-type="float">
            <text:p>1162.20888394522</text:p>
          </table:table-cell>
          <table:table-cell table:formula="of:=[.X205]+[.K205]" office:value-type="float" office:value="1626.20888394522" calcext:value-type="float">
            <text:p>1626.20888394522</text:p>
          </table:table-cell>
          <table:table-cell table:formula="of:=[.X205]-[.X204]" office:value-type="float" office:value="61.4678774885672" calcext:value-type="float">
            <text:p>61.4678774885672</text:p>
          </table:table-cell>
          <table:table-cell table:formula="of:=[.S205]-[.S204]" office:value-type="float" office:value="-3355" calcext:value-type="float">
            <text:p>-3355</text:p>
          </table:table-cell>
          <table:table-cell table:formula="of:=[.K205]-[.K204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  <table:table-cell office:value-type="float" office:value="-22" calcext:value-type="float">
            <text:p>-2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7</text:p>
          </table:table-cell>
          <table:table-cell office:value-type="string" calcext:value-type="string">
            <text:p>Confirmado</text:p>
          </table:table-cell>
          <table:table-cell office:value-type="float" office:value="2114" calcext:value-type="float">
            <text:p>2114</text:p>
          </table:table-cell>
          <table:table-cell office:value-type="float" office:value="1230" calcext:value-type="float">
            <text:p>1230</text:p>
          </table:table-cell>
          <table:table-cell office:value-type="float" office:value="102246" calcext:value-type="float">
            <text:p>102246</text:p>
          </table:table-cell>
          <table:table-cell office:value-type="float" office:value="89173" calcext:value-type="float">
            <text:p>89173</text:p>
          </table:table-cell>
          <table:table-cell office:value-type="float" office:value="10849" calcext:value-type="float">
            <text:p>10849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24" calcext:value-type="float">
            <text:p>624</text:p>
          </table:table-cell>
          <table:table-cell office:value-type="float" office:value="459" calcext:value-type="float">
            <text:p>459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06]-[.F206]-[.G206]" office:value-type="float" office:value="2224" calcext:value-type="float">
            <text:p>2224</text:p>
          </table:table-cell>
          <table:table-cell table:formula="of:=MAX([.S206]-[.K206];0)" office:value-type="float" office:value="1765" calcext:value-type="float">
            <text:p>1765</text:p>
          </table:table-cell>
          <table:table-cell table:formula="of:=[.K206]/[.S192]" office:value-type="float" office:value="0.217123935666982" calcext:value-type="float">
            <text:p>0.217123935666982</text:p>
          </table:table-cell>
          <table:table-cell table:formula="of:=[.G206]/[.E192]" office:value-type="float" office:value="0.113796322519064" calcext:value-type="float">
            <text:p>0.113796322519064</text:p>
          </table:table-cell>
          <table:table-cell table:formula="of:=6718903-[.Y206]-[.F206]-[.G206]" office:value-type="float" office:value="6617210.61343159" calcext:value-type="float">
            <text:p>6617210.61343159</text:p>
          </table:table-cell>
          <table:table-cell table:formula="of:=NORMINV(RAND();MAX([.T213];1);MAX(0.25*[.T213];1))" office:value-type="float" office:value="1211.38656841216" calcext:value-type="float">
            <text:p>1211.38656841216</text:p>
          </table:table-cell>
          <table:table-cell table:formula="of:=[.X206]+[.K206]" office:value-type="float" office:value="1670.38656841216" calcext:value-type="float">
            <text:p>1670.38656841216</text:p>
          </table:table-cell>
          <table:table-cell table:formula="of:=[.X206]-[.X205]" office:value-type="float" office:value="49.1776844669453" calcext:value-type="float">
            <text:p>49.1776844669453</text:p>
          </table:table-cell>
          <table:table-cell table:formula="of:=[.S206]-[.S205]" office:value-type="float" office:value="869" calcext:value-type="float">
            <text:p>869</text:p>
          </table:table-cell>
          <table:table-cell table:formula="of:=[.K206]-[.K205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8</text:p>
          </table:table-cell>
          <table:table-cell office:value-type="string" calcext:value-type="string">
            <text:p>Confirmado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office:value-type="float" office:value="102326" calcext:value-type="float">
            <text:p>102326</text:p>
          </table:table-cell>
          <table:table-cell office:value-type="float" office:value="89422" calcext:value-type="float">
            <text:p>89422</text:p>
          </table:table-cell>
          <table:table-cell office:value-type="float" office:value="10856" calcext:value-type="float">
            <text:p>1085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81" calcext:value-type="float">
            <text:p>581</text:p>
          </table:table-cell>
          <table:table-cell office:value-type="float" office:value="475" calcext:value-type="float">
            <text:p>47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07]-[.F207]-[.G207]" office:value-type="float" office:value="2048" calcext:value-type="float">
            <text:p>2048</text:p>
          </table:table-cell>
          <table:table-cell table:formula="of:=MAX([.S207]-[.K207];0)" office:value-type="float" office:value="1573" calcext:value-type="float">
            <text:p>1573</text:p>
          </table:table-cell>
          <table:table-cell table:formula="of:=[.K207]/[.S193]" office:value-type="float" office:value="0.288228155339806" calcext:value-type="float">
            <text:p>0.288228155339806</text:p>
          </table:table-cell>
          <table:table-cell table:formula="of:=[.G207]/[.E193]" office:value-type="float" office:value="0.11374208960228" calcext:value-type="float">
            <text:p>0.11374208960228</text:p>
          </table:table-cell>
          <table:table-cell table:formula="of:=6718903-[.Y207]-[.F207]-[.G207]" office:value-type="float" office:value="6616884.81476787" calcext:value-type="float">
            <text:p>6616884.81476787</text:p>
          </table:table-cell>
          <table:table-cell table:formula="of:=NORMINV(RAND();MAX([.T214];1);MAX(0.25*[.T214];1))" office:value-type="float" office:value="1265.18523212978" calcext:value-type="float">
            <text:p>1265.18523212978</text:p>
          </table:table-cell>
          <table:table-cell table:formula="of:=[.X207]+[.K207]" office:value-type="float" office:value="1740.18523212978" calcext:value-type="float">
            <text:p>1740.18523212978</text:p>
          </table:table-cell>
          <table:table-cell table:formula="of:=[.X207]-[.X206]" office:value-type="float" office:value="53.7986637176139" calcext:value-type="float">
            <text:p>53.7986637176139</text:p>
          </table:table-cell>
          <table:table-cell table:formula="of:=[.S207]-[.S206]" office:value-type="float" office:value="-176" calcext:value-type="float">
            <text:p>-176</text:p>
          </table:table-cell>
          <table:table-cell table:formula="of:=[.K207]-[.K206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6" calcext:value-type="float">
            <text:p>-36</text:p>
          </table:table-cell>
          <table:table-cell office:value-type="float" office:value="4" calcext:value-type="float">
            <text:p>4</text:p>
          </table:table-cell>
          <table:table-cell office:value-type="float" office:value="-28" calcext:value-type="float">
            <text:p>-28</text:p>
          </table:table-cell>
          <table:table-cell office:value-type="float" office:value="-32" calcext:value-type="float">
            <text:p>-32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29</text:p>
          </table:table-cell>
          <table:table-cell office:value-type="string" calcext:value-type="string">
            <text:p>Confirmado</text:p>
          </table:table-cell>
          <table:table-cell office:value-type="float" office:value="183" calcext:value-type="float">
            <text:p>183</text:p>
          </table:table-cell>
          <table:table-cell office:value-type="float" office:value="357" calcext:value-type="float">
            <text:p>357</text:p>
          </table:table-cell>
          <table:table-cell office:value-type="float" office:value="102509" calcext:value-type="float">
            <text:p>102509</text:p>
          </table:table-cell>
          <table:table-cell office:value-type="float" office:value="89779" calcext:value-type="float">
            <text:p>89779</text:p>
          </table:table-cell>
          <table:table-cell office:value-type="float" office:value="10926" calcext:value-type="float">
            <text:p>1092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66" calcext:value-type="float">
            <text:p>566</text:p>
          </table:table-cell>
          <table:table-cell office:value-type="float" office:value="484" calcext:value-type="float">
            <text:p>484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08]-[.F208]-[.G208]" office:value-type="float" office:value="1804" calcext:value-type="float">
            <text:p>1804</text:p>
          </table:table-cell>
          <table:table-cell table:formula="of:=MAX([.S208]-[.K208];0)" office:value-type="float" office:value="1320" calcext:value-type="float">
            <text:p>1320</text:p>
          </table:table-cell>
          <table:table-cell table:formula="of:=[.K208]/[.S194]" office:value-type="float" office:value="0.280092592592593" calcext:value-type="float">
            <text:p>0.280092592592593</text:p>
          </table:table-cell>
          <table:table-cell table:formula="of:=[.G208]/[.E194]" office:value-type="float" office:value="0.11375206921323" calcext:value-type="float">
            <text:p>0.11375206921323</text:p>
          </table:table-cell>
          <table:table-cell table:formula="of:=6718903-[.Y208]-[.F208]-[.G208]" office:value-type="float" office:value="6616905.07096977" calcext:value-type="float">
            <text:p>6616905.07096977</text:p>
          </table:table-cell>
          <table:table-cell table:formula="of:=NORMINV(RAND();MAX([.T215];1);MAX(0.25*[.T215];1))" office:value-type="float" office:value="808.929030229224" calcext:value-type="float">
            <text:p>808.929030229224</text:p>
          </table:table-cell>
          <table:table-cell table:formula="of:=[.X208]+[.K208]" office:value-type="float" office:value="1292.92903022922" calcext:value-type="float">
            <text:p>1292.92903022922</text:p>
          </table:table-cell>
          <table:table-cell table:formula="of:=[.X208]-[.X207]" office:value-type="float" office:value="-456.256201900552" calcext:value-type="float">
            <text:p>-456.256201900552</text:p>
          </table:table-cell>
          <table:table-cell table:formula="of:=[.S208]-[.S207]" office:value-type="float" office:value="-244" calcext:value-type="float">
            <text:p>-244</text:p>
          </table:table-cell>
          <table:table-cell table:formula="of:=[.K208]-[.K207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3" calcext:value-type="float">
            <text:p>3</text:p>
          </table:table-cell>
          <table:table-cell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09-30</text:p>
          </table:table-cell>
          <table:table-cell office:value-type="string" calcext:value-type="string">
            <text:p>Confirmado</text:p>
          </table:table-cell>
          <table:table-cell office:value-type="float" office:value="207" calcext:value-type="float">
            <text:p>207</text:p>
          </table:table-cell>
          <table:table-cell office:value-type="float" office:value="450" calcext:value-type="float">
            <text:p>450</text:p>
          </table:table-cell>
          <table:table-cell office:value-type="float" office:value="102716" calcext:value-type="float">
            <text:p>102716</text:p>
          </table:table-cell>
          <table:table-cell office:value-type="float" office:value="90229" calcext:value-type="float">
            <text:p>90229</text:p>
          </table:table-cell>
          <table:table-cell office:value-type="float" office:value="10969" calcext:value-type="float">
            <text:p>1096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 office:value-type="float" office:value="473" calcext:value-type="float">
            <text:p>473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867" calcext:value-type="float">
            <text:p>1867</text:p>
          </table:table-cell>
          <table:table-cell table:number-columns-repeated="3"/>
          <table:table-cell table:formula="of:=[.E209]-[.F209]-[.G209]" office:value-type="float" office:value="1518" calcext:value-type="float">
            <text:p>1518</text:p>
          </table:table-cell>
          <table:table-cell table:formula="of:=MAX([.S209]-[.K209];0)" office:value-type="float" office:value="1045" calcext:value-type="float">
            <text:p>1045</text:p>
          </table:table-cell>
          <table:table-cell table:formula="of:=[.K209]/[.S195]" office:value-type="float" office:value="0.264541387024608" calcext:value-type="float">
            <text:p>0.264541387024608</text:p>
          </table:table-cell>
          <table:table-cell table:formula="of:=[.G209]/[.E195]" office:value-type="float" office:value="0.113295048441406" calcext:value-type="float">
            <text:p>0.113295048441406</text:p>
          </table:table-cell>
          <table:table-cell table:formula="of:=6718903-[.Y209]-[.F209]-[.G209]" office:value-type="float" office:value="6615627.42041921" calcext:value-type="float">
            <text:p>6615627.42041921</text:p>
          </table:table-cell>
          <table:table-cell table:formula="of:=NORMINV(RAND();MAX([.T216];1);MAX(0.25*[.T216];1))" office:value-type="float" office:value="1604.57958079253" calcext:value-type="float">
            <text:p>1604.57958079253</text:p>
          </table:table-cell>
          <table:table-cell table:formula="of:=[.X209]+[.K209]" office:value-type="float" office:value="2077.57958079253" calcext:value-type="float">
            <text:p>2077.57958079253</text:p>
          </table:table-cell>
          <table:table-cell table:formula="of:=[.X209]-[.X208]" office:value-type="float" office:value="795.650550563301" calcext:value-type="float">
            <text:p>795.650550563301</text:p>
          </table:table-cell>
          <table:table-cell table:formula="of:=[.S209]-[.S208]" office:value-type="float" office:value="-286" calcext:value-type="float">
            <text:p>-286</text:p>
          </table:table-cell>
          <table:table-cell table:formula="of:=[.K209]-[.K208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1</text:p>
          </table:table-cell>
          <table:table-cell office:value-type="string" calcext:value-type="string">
            <text:p>Confirmado</text:p>
          </table:table-cell>
          <table:table-cell office:value-type="float" office:value="185" calcext:value-type="float">
            <text:p>185</text:p>
          </table:table-cell>
          <table:table-cell office:value-type="float" office:value="102" calcext:value-type="float">
            <text:p>102</text:p>
          </table:table-cell>
          <table:table-cell office:value-type="float" office:value="102901" calcext:value-type="float">
            <text:p>102901</text:p>
          </table:table-cell>
          <table:table-cell office:value-type="float" office:value="90552" calcext:value-type="float">
            <text:p>90552</text:p>
          </table:table-cell>
          <table:table-cell office:value-type="float" office:value="11024" calcext:value-type="float">
            <text:p>11024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31" calcext:value-type="float">
            <text:p>431</text:p>
          </table:table-cell>
          <table:table-cell office:value-type="float" office:value="492" calcext:value-type="float">
            <text:p>492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number-columns-repeated="3"/>
          <table:table-cell table:formula="of:=[.E210]-[.F210]-[.G210]" office:value-type="float" office:value="1325" calcext:value-type="float">
            <text:p>1325</text:p>
          </table:table-cell>
          <table:table-cell table:formula="of:=MAX([.S210]-[.K210];0)" office:value-type="float" office:value="833" calcext:value-type="float">
            <text:p>833</text:p>
          </table:table-cell>
          <table:table-cell table:formula="of:=[.K210]/[.S196]" office:value-type="float" office:value="0.27167310877968" calcext:value-type="float">
            <text:p>0.27167310877968</text:p>
          </table:table-cell>
          <table:table-cell table:formula="of:=[.G210]/[.E196]" office:value-type="float" office:value="0.113183913592542" calcext:value-type="float">
            <text:p>0.113183913592542</text:p>
          </table:table-cell>
          <table:table-cell table:formula="of:=6718903-[.Y210]-[.F210]-[.G210]" office:value-type="float" office:value="6615657.76576554" calcext:value-type="float">
            <text:p>6615657.76576554</text:p>
          </table:table-cell>
          <table:table-cell table:formula="of:=NORMINV(RAND();MAX([.T217];1);MAX(0.25*[.T217];1))" office:value-type="float" office:value="1177.23423445747" calcext:value-type="float">
            <text:p>1177.23423445747</text:p>
          </table:table-cell>
          <table:table-cell table:formula="of:=[.X210]+[.K210]" office:value-type="float" office:value="1669.23423445747" calcext:value-type="float">
            <text:p>1669.23423445747</text:p>
          </table:table-cell>
          <table:table-cell table:formula="of:=[.X210]-[.X209]" office:value-type="float" office:value="-427.345346335054" calcext:value-type="float">
            <text:p>-427.345346335054</text:p>
          </table:table-cell>
          <table:table-cell table:formula="of:=[.S210]-[.S209]" office:value-type="float" office:value="-193" calcext:value-type="float">
            <text:p>-193</text:p>
          </table:table-cell>
          <table:table-cell table:formula="of:=[.K210]-[.K209]" office:value-type="float" office:value="19" calcext:value-type="float">
            <text:p>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3" calcext:value-type="float">
            <text:p>-33</text:p>
          </table:table-cell>
          <table:table-cell office:value-type="float" office:value="12" calcext:value-type="float">
            <text:p>12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2</text:p>
          </table:table-cell>
          <table:table-cell office:value-type="string" calcext:value-type="string">
            <text:p>Confirmado</text:p>
          </table:table-cell>
          <table:table-cell office:value-type="float" office:value="3177" calcext:value-type="float">
            <text:p>3177</text:p>
          </table:table-cell>
          <table:table-cell office:value-type="float" office:value="2658" calcext:value-type="float">
            <text:p>2658</text:p>
          </table:table-cell>
          <table:table-cell office:value-type="float" office:value="106078" calcext:value-type="float">
            <text:p>106078</text:p>
          </table:table-cell>
          <table:table-cell office:value-type="float" office:value="93210" calcext:value-type="float">
            <text:p>93210</text:p>
          </table:table-cell>
          <table:table-cell office:value-type="float" office:value="11077" calcext:value-type="float">
            <text:p>1107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862" calcext:value-type="float">
            <text:p>862</text:p>
          </table:table-cell>
          <table:table-cell office:value-type="float" office:value="483" calcext:value-type="float">
            <text:p>483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925" calcext:value-type="float">
            <text:p>19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11]-[.F211]-[.G211]" office:value-type="float" office:value="1791" calcext:value-type="float">
            <text:p>1791</text:p>
          </table:table-cell>
          <table:table-cell table:formula="of:=MAX([.S211]-[.K211];0)" office:value-type="float" office:value="1308" calcext:value-type="float">
            <text:p>1308</text:p>
          </table:table-cell>
          <table:table-cell table:formula="of:=[.K211]/[.S197]" office:value-type="float" office:value="0.250648676699533" calcext:value-type="float">
            <text:p>0.250648676699533</text:p>
          </table:table-cell>
          <table:table-cell table:formula="of:=[.G211]/[.E197]" office:value-type="float" office:value="0.113479900012294" calcext:value-type="float">
            <text:p>0.113479900012294</text:p>
          </table:table-cell>
          <table:table-cell table:formula="of:=6718903-[.Y211]-[.F211]-[.G211]" office:value-type="float" office:value="6612533.04197453" calcext:value-type="float">
            <text:p>6612533.04197453</text:p>
          </table:table-cell>
          <table:table-cell table:formula="of:=NORMINV(RAND();MAX([.T218];1);MAX(0.25*[.T218];1))" office:value-type="float" office:value="1599.95802547196" calcext:value-type="float">
            <text:p>1599.95802547196</text:p>
          </table:table-cell>
          <table:table-cell table:formula="of:=[.X211]+[.K211]" office:value-type="float" office:value="2082.95802547196" calcext:value-type="float">
            <text:p>2082.95802547196</text:p>
          </table:table-cell>
          <table:table-cell table:formula="of:=[.X211]-[.X210]" office:value-type="float" office:value="422.723791014485" calcext:value-type="float">
            <text:p>422.723791014485</text:p>
          </table:table-cell>
          <table:table-cell table:formula="of:=[.S211]-[.S210]" office:value-type="float" office:value="466" calcext:value-type="float">
            <text:p>466</text:p>
          </table:table-cell>
          <table:table-cell table:formula="of:=[.K211]-[.K210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3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106138" calcext:value-type="float">
            <text:p>106138</text:p>
          </table:table-cell>
          <table:table-cell office:value-type="float" office:value="93393" calcext:value-type="float">
            <text:p>93393</text:p>
          </table:table-cell>
          <table:table-cell office:value-type="float" office:value="11101" calcext:value-type="float">
            <text:p>1110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858" calcext:value-type="float">
            <text:p>858</text:p>
          </table:table-cell>
          <table:table-cell office:value-type="float" office:value="488" calcext:value-type="float">
            <text:p>488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212]-[.F212]-[.G212]" office:value-type="float" office:value="1644" calcext:value-type="float">
            <text:p>1644</text:p>
          </table:table-cell>
          <table:table-cell table:formula="of:=MAX([.S212]-[.K212];0)" office:value-type="float" office:value="1156" calcext:value-type="float">
            <text:p>1156</text:p>
          </table:table-cell>
          <table:table-cell table:formula="of:=[.K212]/[.S198]" office:value-type="float" office:value="0.22878574777309" calcext:value-type="float">
            <text:p>0.22878574777309</text:p>
          </table:table-cell>
          <table:table-cell table:formula="of:=[.G212]/[.E198]" office:value-type="float" office:value="0.113479309780831" calcext:value-type="float">
            <text:p>0.113479309780831</text:p>
          </table:table-cell>
          <table:table-cell table:formula="of:=6718903-[.Y212]-[.F212]-[.G212]" office:value-type="float" office:value="6612852.3549239" calcext:value-type="float">
            <text:p>6612852.3549239</text:p>
          </table:table-cell>
          <table:table-cell table:formula="of:=NORMINV(RAND();MAX([.T219];1);MAX(0.25*[.T219];1))" office:value-type="float" office:value="1068.64507609929" calcext:value-type="float">
            <text:p>1068.64507609929</text:p>
          </table:table-cell>
          <table:table-cell table:formula="of:=[.X212]+[.K212]" office:value-type="float" office:value="1556.64507609929" calcext:value-type="float">
            <text:p>1556.64507609929</text:p>
          </table:table-cell>
          <table:table-cell table:formula="of:=[.X212]-[.X211]" office:value-type="float" office:value="-531.312949372666" calcext:value-type="float">
            <text:p>-531.312949372666</text:p>
          </table:table-cell>
          <table:table-cell table:formula="of:=[.S212]-[.S211]" office:value-type="float" office:value="-147" calcext:value-type="float">
            <text:p>-147</text:p>
          </table:table-cell>
          <table:table-cell table:formula="of:=[.K212]-[.K211]"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4</text:p>
          </table:table-cell>
          <table:table-cell office:value-type="string" calcext:value-type="string">
            <text:p>Confirmado</text:p>
          </table:table-cell>
          <table:table-cell office:value-type="float" office:value="32" calcext:value-type="float">
            <text:p>32</text:p>
          </table:table-cell>
          <table:table-cell office:value-type="float" office:value="174" calcext:value-type="float">
            <text:p>174</text:p>
          </table:table-cell>
          <table:table-cell office:value-type="float" office:value="106170" calcext:value-type="float">
            <text:p>106170</text:p>
          </table:table-cell>
          <table:table-cell office:value-type="float" office:value="93567" calcext:value-type="float">
            <text:p>93567</text:p>
          </table:table-cell>
          <table:table-cell office:value-type="float" office:value="11107" calcext:value-type="float">
            <text:p>1110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61" calcext:value-type="float">
            <text:p>561</text:p>
          </table:table-cell>
          <table:table-cell office:value-type="float" office:value="488" calcext:value-type="float">
            <text:p>48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3]-[.F213]-[.G213]" office:value-type="float" office:value="1496" calcext:value-type="float">
            <text:p>1496</text:p>
          </table:table-cell>
          <table:table-cell table:formula="of:=MAX([.S213]-[.K213];0)" office:value-type="float" office:value="1008" calcext:value-type="float">
            <text:p>1008</text:p>
          </table:table-cell>
          <table:table-cell table:formula="of:=[.K213]/[.S199]" office:value-type="float" office:value="0.235521235521235" calcext:value-type="float">
            <text:p>0.235521235521235</text:p>
          </table:table-cell>
          <table:table-cell table:formula="of:=[.G213]/[.E199]" office:value-type="float" office:value="0.113149691326583" calcext:value-type="float">
            <text:p>0.113149691326583</text:p>
          </table:table-cell>
          <table:table-cell table:formula="of:=6718903-[.Y213]-[.F213]-[.G213]" office:value-type="float" office:value="6612712.16717603" calcext:value-type="float">
            <text:p>6612712.16717603</text:p>
          </table:table-cell>
          <table:table-cell table:formula="of:=NORMINV(RAND();MAX([.T220];1);MAX(0.25*[.T220];1))" office:value-type="float" office:value="1028.83282397178" calcext:value-type="float">
            <text:p>1028.83282397178</text:p>
          </table:table-cell>
          <table:table-cell table:formula="of:=[.X213]+[.K213]" office:value-type="float" office:value="1516.83282397178" calcext:value-type="float">
            <text:p>1516.83282397178</text:p>
          </table:table-cell>
          <table:table-cell table:formula="of:=[.X213]-[.X212]" office:value-type="float" office:value="-39.8122521275102" calcext:value-type="float">
            <text:p>-39.8122521275102</text:p>
          </table:table-cell>
          <table:table-cell table:formula="of:=[.S213]-[.S212]" office:value-type="float" office:value="-148" calcext:value-type="float">
            <text:p>-148</text:p>
          </table:table-cell>
          <table:table-cell table:formula="of:=[.K213]-[.K212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5</text:p>
          </table:table-cell>
          <table:table-cell office:value-type="string" calcext:value-type="string">
            <text:p>Confirmado</text:p>
          </table:table-cell>
          <table:table-cell office:value-type="float" office:value="1473" calcext:value-type="float">
            <text:p>1473</text:p>
          </table:table-cell>
          <table:table-cell office:value-type="float" office:value="1312" calcext:value-type="float">
            <text:p>1312</text:p>
          </table:table-cell>
          <table:table-cell office:value-type="float" office:value="107643" calcext:value-type="float">
            <text:p>107643</text:p>
          </table:table-cell>
          <table:table-cell office:value-type="float" office:value="94879" calcext:value-type="float">
            <text:p>94879</text:p>
          </table:table-cell>
          <table:table-cell office:value-type="float" office:value="11118" calcext:value-type="float">
            <text:p>1111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760" calcext:value-type="float">
            <text:p>760</text:p>
          </table:table-cell>
          <table:table-cell office:value-type="float" office:value="483" calcext:value-type="float">
            <text:p>483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2267" calcext:value-type="float">
            <text:p>22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4]-[.F214]-[.G214]" office:value-type="float" office:value="1646" calcext:value-type="float">
            <text:p>1646</text:p>
          </table:table-cell>
          <table:table-cell table:formula="of:=MAX([.S214]-[.K214];0)" office:value-type="float" office:value="1163" calcext:value-type="float">
            <text:p>1163</text:p>
          </table:table-cell>
          <table:table-cell table:formula="of:=[.K214]/[.S200]" office:value-type="float" office:value="0.223507635354003" calcext:value-type="float">
            <text:p>0.223507635354003</text:p>
          </table:table-cell>
          <table:table-cell table:formula="of:=[.G214]/[.E200]" office:value-type="float" office:value="0.112821553604952" calcext:value-type="float">
            <text:p>0.112821553604952</text:p>
          </table:table-cell>
          <table:table-cell table:formula="of:=6718903-[.Y214]-[.F214]-[.G214]" office:value-type="float" office:value="6611871.59685563" calcext:value-type="float">
            <text:p>6611871.59685563</text:p>
          </table:table-cell>
          <table:table-cell table:formula="of:=NORMINV(RAND();MAX([.T221];1);MAX(0.25*[.T221];1))" office:value-type="float" office:value="551.40314436958" calcext:value-type="float">
            <text:p>551.40314436958</text:p>
          </table:table-cell>
          <table:table-cell table:formula="of:=[.X214]+[.K214]" office:value-type="float" office:value="1034.40314436958" calcext:value-type="float">
            <text:p>1034.40314436958</text:p>
          </table:table-cell>
          <table:table-cell table:formula="of:=[.X214]-[.X213]" office:value-type="float" office:value="-477.4296796022" calcext:value-type="float">
            <text:p>-477.4296796022</text:p>
          </table:table-cell>
          <table:table-cell table:formula="of:=[.S214]-[.S213]" office:value-type="float" office:value="150" calcext:value-type="float">
            <text:p>150</text:p>
          </table:table-cell>
          <table:table-cell table:formula="of:=[.K214]-[.K213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6</text:p>
          </table:table-cell>
          <table:table-cell office:value-type="string" calcext:value-type="string">
            <text:p>Confirmado</text:p>
          </table:table-cell>
          <table:table-cell office:value-type="float" office:value="1061" calcext:value-type="float">
            <text:p>1061</text:p>
          </table:table-cell>
          <table:table-cell office:value-type="float" office:value="995" calcext:value-type="float">
            <text:p>995</text:p>
          </table:table-cell>
          <table:table-cell office:value-type="float" office:value="108704" calcext:value-type="float">
            <text:p>108704</text:p>
          </table:table-cell>
          <table:table-cell office:value-type="float" office:value="95874" calcext:value-type="float">
            <text:p>95874</text:p>
          </table:table-cell>
          <table:table-cell office:value-type="float" office:value="11197" calcext:value-type="float">
            <text:p>11197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85" calcext:value-type="float">
            <text:p>885</text:p>
          </table:table-cell>
          <table:table-cell office:value-type="float" office:value="464" calcext:value-type="float">
            <text:p>46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699" calcext:value-type="float">
            <text:p>169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15]-[.F215]-[.G215]" office:value-type="float" office:value="1633" calcext:value-type="float">
            <text:p>1633</text:p>
          </table:table-cell>
          <table:table-cell table:formula="of:=MAX([.S215]-[.K215];0)" office:value-type="float" office:value="1169" calcext:value-type="float">
            <text:p>1169</text:p>
          </table:table-cell>
          <table:table-cell table:formula="of:=[.K215]/[.S201]" office:value-type="float" office:value="0.247071352502662" calcext:value-type="float">
            <text:p>0.247071352502662</text:p>
          </table:table-cell>
          <table:table-cell table:formula="of:=[.G215]/[.E201]" office:value-type="float" office:value="0.11362321781927" calcext:value-type="float">
            <text:p>0.11362321781927</text:p>
          </table:table-cell>
          <table:table-cell table:formula="of:=6718903-[.Y215]-[.F215]-[.G215]" office:value-type="float" office:value="6611105.8147627" calcext:value-type="float">
            <text:p>6611105.8147627</text:p>
          </table:table-cell>
          <table:table-cell table:formula="of:=NORMINV(RAND();MAX([.T222];1);MAX(0.25*[.T222];1))" office:value-type="float" office:value="262.185237303251" calcext:value-type="float">
            <text:p>262.185237303251</text:p>
          </table:table-cell>
          <table:table-cell table:formula="of:=[.X215]+[.K215]" office:value-type="float" office:value="726.185237303251" calcext:value-type="float">
            <text:p>726.185237303251</text:p>
          </table:table-cell>
          <table:table-cell table:formula="of:=[.X215]-[.X214]" office:value-type="float" office:value="-289.217907066329" calcext:value-type="float">
            <text:p>-289.217907066329</text:p>
          </table:table-cell>
          <table:table-cell table:formula="of:=[.S215]-[.S214]" office:value-type="float" office:value="-13" calcext:value-type="float">
            <text:p>-13</text:p>
          </table:table-cell>
          <table:table-cell table:formula="of:=[.K215]-[.K214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7</text:p>
          </table:table-cell>
          <table:table-cell office:value-type="string" calcext:value-type="string">
            <text:p>Confirmado</text:p>
          </table:table-cell>
          <table:table-cell office:value-type="float" office:value="843" calcext:value-type="float">
            <text:p>843</text:p>
          </table:table-cell>
          <table:table-cell office:value-type="float" office:value="745" calcext:value-type="float">
            <text:p>745</text:p>
          </table:table-cell>
          <table:table-cell office:value-type="float" office:value="109547" calcext:value-type="float">
            <text:p>109547</text:p>
          </table:table-cell>
          <table:table-cell office:value-type="float" office:value="96619" calcext:value-type="float">
            <text:p>96619</text:p>
          </table:table-cell>
          <table:table-cell office:value-type="float" office:value="11240" calcext:value-type="float">
            <text:p>1124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76" calcext:value-type="float">
            <text:p>976</text:p>
          </table:table-cell>
          <table:table-cell office:value-type="float" office:value="452" calcext:value-type="float">
            <text:p>45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E216]-[.F216]-[.G216]" office:value-type="float" office:value="1688" calcext:value-type="float">
            <text:p>1688</text:p>
          </table:table-cell>
          <table:table-cell table:formula="of:=MAX([.S216]-[.K216];0)" office:value-type="float" office:value="1236" calcext:value-type="float">
            <text:p>1236</text:p>
          </table:table-cell>
          <table:table-cell table:formula="of:=[.K216]/[.S202]" office:value-type="float" office:value="0.0774503084304318" calcext:value-type="float">
            <text:p>0.077450308430432</text:p>
          </table:table-cell>
          <table:table-cell table:formula="of:=[.G216]/[.E202]" office:value-type="float" office:value="0.11288200616633" calcext:value-type="float">
            <text:p>0.11288200616633</text:p>
          </table:table-cell>
          <table:table-cell table:formula="of:=6718903-[.Y216]-[.F216]-[.G216]" office:value-type="float" office:value="6610318.09758955" calcext:value-type="float">
            <text:p>6610318.09758955</text:p>
          </table:table-cell>
          <table:table-cell table:formula="of:=NORMINV(RAND();MAX([.T223];1);MAX(0.25*[.T223];1))" office:value-type="float" office:value="273.902410445372" calcext:value-type="float">
            <text:p>273.902410445372</text:p>
          </table:table-cell>
          <table:table-cell table:formula="of:=[.X216]+[.K216]" office:value-type="float" office:value="725.902410445372" calcext:value-type="float">
            <text:p>725.902410445372</text:p>
          </table:table-cell>
          <table:table-cell table:formula="of:=[.X216]-[.X215]" office:value-type="float" office:value="11.7171731421208" calcext:value-type="float">
            <text:p>11.7171731421208</text:p>
          </table:table-cell>
          <table:table-cell table:formula="of:=[.S216]-[.S215]" office:value-type="float" office:value="55" calcext:value-type="float">
            <text:p>55</text:p>
          </table:table-cell>
          <table:table-cell table:formula="of:=[.K216]-[.K215]" office:value-type="float" office:value="-12" calcext:value-type="float">
            <text:p>-1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-24" calcext:value-type="float">
            <text:p>-24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8</text:p>
          </table:table-cell>
          <table:table-cell office:value-type="string" calcext:value-type="string">
            <text:p>Confirmado</text:p>
          </table:table-cell>
          <table:table-cell office:value-type="float" office:value="655" calcext:value-type="float">
            <text:p>655</text:p>
          </table:table-cell>
          <table:table-cell office:value-type="float" office:value="619" calcext:value-type="float">
            <text:p>619</text:p>
          </table:table-cell>
          <table:table-cell office:value-type="float" office:value="110202" calcext:value-type="float">
            <text:p>110202</text:p>
          </table:table-cell>
          <table:table-cell office:value-type="float" office:value="97238" calcext:value-type="float">
            <text:p>97238</text:p>
          </table:table-cell>
          <table:table-cell office:value-type="float" office:value="11313" calcext:value-type="float">
            <text:p>11313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1043" calcext:value-type="float">
            <text:p>1043</text:p>
          </table:table-cell>
          <table:table-cell office:value-type="float" office:value="483" calcext:value-type="float">
            <text:p>483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17]-[.F217]-[.G217]" office:value-type="float" office:value="1651" calcext:value-type="float">
            <text:p>1651</text:p>
          </table:table-cell>
          <table:table-cell table:formula="of:=MAX([.S217]-[.K217];0)" office:value-type="float" office:value="1168" calcext:value-type="float">
            <text:p>1168</text:p>
          </table:table-cell>
          <table:table-cell table:formula="of:=[.K217]/[.S203]" office:value-type="float" office:value="0.262072707542051" calcext:value-type="float">
            <text:p>0.262072707542051</text:p>
          </table:table-cell>
          <table:table-cell table:formula="of:=[.G217]/[.E203]" office:value-type="float" office:value="0.113263651108308" calcext:value-type="float">
            <text:p>0.113263651108308</text:p>
          </table:table-cell>
          <table:table-cell table:formula="of:=6718903-[.Y217]-[.F217]-[.G217]" office:value-type="float" office:value="6609867.86595159" calcext:value-type="float">
            <text:p>6609867.86595159</text:p>
          </table:table-cell>
          <table:table-cell table:formula="of:=NORMINV(RAND();MAX([.T224];1);MAX(0.25*[.T224];1))" office:value-type="float" office:value="1.13404841258127" calcext:value-type="float">
            <text:p>1.13404841258127</text:p>
          </table:table-cell>
          <table:table-cell table:formula="of:=[.X217]+[.K217]" office:value-type="float" office:value="484.134048412581" calcext:value-type="float">
            <text:p>484.134048412581</text:p>
          </table:table-cell>
          <table:table-cell table:formula="of:=[.X217]-[.X216]" office:value-type="float" office:value="-272.76836203279" calcext:value-type="float">
            <text:p>-272.76836203279</text:p>
          </table:table-cell>
          <table:table-cell table:formula="of:=[.S217]-[.S216]" office:value-type="float" office:value="-37" calcext:value-type="float">
            <text:p>-37</text:p>
          </table:table-cell>
          <table:table-cell table:formula="of:=[.K217]-[.K216]" office:value-type="float" office:value="31" calcext:value-type="float">
            <text:p>3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 office:value-type="float" office:value="-43" calcext:value-type="float">
            <text:p>-43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09</text:p>
          </table:table-cell>
          <table:table-cell office:value-type="string" calcext:value-type="string">
            <text:p>Confirmado</text:p>
          </table:table-cell>
          <table:table-cell office:value-type="float" office:value="804" calcext:value-type="float">
            <text:p>804</text:p>
          </table:table-cell>
          <table:table-cell office:value-type="float" office:value="529" calcext:value-type="float">
            <text:p>529</text:p>
          </table:table-cell>
          <table:table-cell office:value-type="float" office:value="111006" calcext:value-type="float">
            <text:p>111006</text:p>
          </table:table-cell>
          <table:table-cell office:value-type="float" office:value="97767" calcext:value-type="float">
            <text:p>97767</text:p>
          </table:table-cell>
          <table:table-cell office:value-type="float" office:value="11378" calcext:value-type="float">
            <text:p>1137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704" calcext:value-type="float">
            <text:p>704</text:p>
          </table:table-cell>
          <table:table-cell office:value-type="float" office:value="481" calcext:value-type="float">
            <text:p>481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1754" calcext:value-type="float">
            <text:p>175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18]-[.F218]-[.G218]" office:value-type="float" office:value="1861" calcext:value-type="float">
            <text:p>1861</text:p>
          </table:table-cell>
          <table:table-cell table:formula="of:=MAX([.S218]-[.K218];0)" office:value-type="float" office:value="1380" calcext:value-type="float">
            <text:p>1380</text:p>
          </table:table-cell>
          <table:table-cell table:formula="of:=[.K218]/[.S204]" office:value-type="float" office:value="0.102123142250531" calcext:value-type="float">
            <text:p>0.102123142250531</text:p>
          </table:table-cell>
          <table:table-cell table:formula="of:=[.G218]/[.E204]" office:value-type="float" office:value="0.113728822030086" calcext:value-type="float">
            <text:p>0.113728822030086</text:p>
          </table:table-cell>
          <table:table-cell table:formula="of:=6718903-[.Y218]-[.F218]-[.G218]" office:value-type="float" office:value="6608612.504652" calcext:value-type="float">
            <text:p>6608612.504652</text:p>
          </table:table-cell>
          <table:table-cell table:formula="of:=NORMINV(RAND();MAX([.T225];1);MAX(0.25*[.T225];1))" office:value-type="float" office:value="664.49534799908" calcext:value-type="float">
            <text:p>664.49534799908</text:p>
          </table:table-cell>
          <table:table-cell table:formula="of:=[.X218]+[.K218]" office:value-type="float" office:value="1145.49534799908" calcext:value-type="float">
            <text:p>1145.49534799908</text:p>
          </table:table-cell>
          <table:table-cell table:formula="of:=[.X218]-[.X217]" office:value-type="float" office:value="663.361299586498" calcext:value-type="float">
            <text:p>663.361299586498</text:p>
          </table:table-cell>
          <table:table-cell table:formula="of:=[.S218]-[.S217]" office:value-type="float" office:value="210" calcext:value-type="float">
            <text:p>210</text:p>
          </table:table-cell>
          <table:table-cell table:formula="of:=[.K218]-[.K217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5" calcext:value-type="float">
            <text:p>-25</text:p>
          </table:table-cell>
          <table:table-cell office:value-type="float" office:value="16" calcext:value-type="float">
            <text:p>16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0</text:p>
          </table:table-cell>
          <table:table-cell office:value-type="string" calcext:value-type="string">
            <text:p>Confirmado</text:p>
          </table:table-cell>
          <table:table-cell office:value-type="float" office:value="212" calcext:value-type="float">
            <text:p>212</text:p>
          </table:table-cell>
          <table:table-cell office:value-type="float" office:value="160" calcext:value-type="float">
            <text:p>160</text:p>
          </table:table-cell>
          <table:table-cell office:value-type="float" office:value="111218" calcext:value-type="float">
            <text:p>111218</text:p>
          </table:table-cell>
          <table:table-cell office:value-type="float" office:value="98238" calcext:value-type="float">
            <text:p>98238</text:p>
          </table:table-cell>
          <table:table-cell office:value-type="float" office:value="11401" calcext:value-type="float">
            <text:p>1140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726" calcext:value-type="float">
            <text:p>726</text:p>
          </table:table-cell>
          <table:table-cell office:value-type="float" office:value="490" calcext:value-type="float">
            <text:p>490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19]-[.F219]-[.G219]" office:value-type="float" office:value="1579" calcext:value-type="float">
            <text:p>1579</text:p>
          </table:table-cell>
          <table:table-cell table:formula="of:=MAX([.S219]-[.K219];0)" office:value-type="float" office:value="1089" calcext:value-type="float">
            <text:p>1089</text:p>
          </table:table-cell>
          <table:table-cell table:formula="of:=[.K219]/[.S205]" office:value-type="float" office:value="0.361623616236162" calcext:value-type="float">
            <text:p>0.361623616236162</text:p>
          </table:table-cell>
          <table:table-cell table:formula="of:=[.G219]/[.E205]" office:value-type="float" office:value="0.11385970518915" calcext:value-type="float">
            <text:p>0.11385970518915</text:p>
          </table:table-cell>
          <table:table-cell table:formula="of:=6718903-[.Y219]-[.F219]-[.G219]" office:value-type="float" office:value="6608127.39352486" calcext:value-type="float">
            <text:p>6608127.39352486</text:p>
          </table:table-cell>
          <table:table-cell table:formula="of:=NORMINV(RAND();MAX([.T226];1);MAX(0.25*[.T226];1))" office:value-type="float" office:value="646.606475136835" calcext:value-type="float">
            <text:p>646.606475136835</text:p>
          </table:table-cell>
          <table:table-cell table:formula="of:=[.X219]+[.K219]" office:value-type="float" office:value="1136.60647513684" calcext:value-type="float">
            <text:p>1136.60647513684</text:p>
          </table:table-cell>
          <table:table-cell table:formula="of:=[.X219]-[.X218]" office:value-type="float" office:value="-17.8888728622447" calcext:value-type="float">
            <text:p>-17.8888728622447</text:p>
          </table:table-cell>
          <table:table-cell table:formula="of:=[.S219]-[.S218]" office:value-type="float" office:value="-282" calcext:value-type="float">
            <text:p>-282</text:p>
          </table:table-cell>
          <table:table-cell table:formula="of:=[.K219]-[.K218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3" calcext:value-type="float">
            <text:p>-23</text:p>
          </table:table-cell>
          <table:table-cell office:value-type="float" office:value="18" calcext:value-type="float">
            <text:p>18</text:p>
          </table:table-cell>
          <table:table-cell office:value-type="float" office:value="-45" calcext:value-type="float">
            <text:p>-45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1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11255" calcext:value-type="float">
            <text:p>111255</text:p>
          </table:table-cell>
          <table:table-cell office:value-type="float" office:value="98427" calcext:value-type="float">
            <text:p>98427</text:p>
          </table:table-cell>
          <table:table-cell office:value-type="float" office:value="11406" calcext:value-type="float">
            <text:p>1140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726" calcext:value-type="float">
            <text:p>726</text:p>
          </table:table-cell>
          <table:table-cell office:value-type="float" office:value="479" calcext:value-type="float">
            <text:p>47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20]-[.F220]-[.G220]" office:value-type="float" office:value="1422" calcext:value-type="float">
            <text:p>1422</text:p>
          </table:table-cell>
          <table:table-cell table:formula="of:=MAX([.S220]-[.K220];0)" office:value-type="float" office:value="943" calcext:value-type="float">
            <text:p>943</text:p>
          </table:table-cell>
          <table:table-cell table:formula="of:=[.K220]/[.S206]" office:value-type="float" office:value="0.215377697841727" calcext:value-type="float">
            <text:p>0.215377697841727</text:p>
          </table:table-cell>
          <table:table-cell table:formula="of:=[.G220]/[.E206]" office:value-type="float" office:value="0.11155448623907" calcext:value-type="float">
            <text:p>0.11155448623907</text:p>
          </table:table-cell>
          <table:table-cell table:formula="of:=6718903-[.Y220]-[.F220]-[.G220]" office:value-type="float" office:value="6607652.52575275" calcext:value-type="float">
            <text:p>6607652.52575275</text:p>
          </table:table-cell>
          <table:table-cell table:formula="of:=NORMINV(RAND();MAX([.T227];1);MAX(0.25*[.T227];1))" office:value-type="float" office:value="938.474247249694" calcext:value-type="float">
            <text:p>938.474247249694</text:p>
          </table:table-cell>
          <table:table-cell table:formula="of:=[.X220]+[.K220]" office:value-type="float" office:value="1417.47424724969" calcext:value-type="float">
            <text:p>1417.47424724969</text:p>
          </table:table-cell>
          <table:table-cell table:formula="of:=[.X220]-[.X219]" office:value-type="float" office:value="291.867772112859" calcext:value-type="float">
            <text:p>291.867772112859</text:p>
          </table:table-cell>
          <table:table-cell table:formula="of:=[.S220]-[.S219]" office:value-type="float" office:value="-157" calcext:value-type="float">
            <text:p>-157</text:p>
          </table:table-cell>
          <table:table-cell table:formula="of:=[.K220]-[.K219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  <table:table-cell office:value-type="float" office:value="-29" calcext:value-type="float">
            <text:p>-29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2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1255" calcext:value-type="float">
            <text:p>111255</text:p>
          </table:table-cell>
          <table:table-cell office:value-type="float" office:value="98531" calcext:value-type="float">
            <text:p>98531</text:p>
          </table:table-cell>
          <table:table-cell office:value-type="float" office:value="11406" calcext:value-type="float">
            <text:p>1140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435" calcext:value-type="float">
            <text:p>43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21]-[.F221]-[.G221]" office:value-type="float" office:value="1318" calcext:value-type="float">
            <text:p>1318</text:p>
          </table:table-cell>
          <table:table-cell table:formula="of:=MAX([.S221]-[.K221];0)" office:value-type="float" office:value="883" calcext:value-type="float">
            <text:p>883</text:p>
          </table:table-cell>
          <table:table-cell table:formula="of:=[.K221]/[.S207]" office:value-type="float" office:value="0.21240234375" calcext:value-type="float">
            <text:p>0.21240234375</text:p>
          </table:table-cell>
          <table:table-cell table:formula="of:=[.G221]/[.E207]" office:value-type="float" office:value="0.111467271270254" calcext:value-type="float">
            <text:p>0.111467271270254</text:p>
          </table:table-cell>
          <table:table-cell table:formula="of:=6718903-[.Y221]-[.F221]-[.G221]" office:value-type="float" office:value="6607237.19620151" calcext:value-type="float">
            <text:p>6607237.19620151</text:p>
          </table:table-cell>
          <table:table-cell table:formula="of:=NORMINV(RAND();MAX([.T228];1);MAX(0.25*[.T228];1))" office:value-type="float" office:value="1293.80379848944" calcext:value-type="float">
            <text:p>1293.80379848944</text:p>
          </table:table-cell>
          <table:table-cell table:formula="of:=[.X221]+[.K221]" office:value-type="float" office:value="1728.80379848944" calcext:value-type="float">
            <text:p>1728.80379848944</text:p>
          </table:table-cell>
          <table:table-cell table:formula="of:=[.X221]-[.X220]" office:value-type="float" office:value="355.329551239744" calcext:value-type="float">
            <text:p>355.329551239744</text:p>
          </table:table-cell>
          <table:table-cell table:formula="of:=[.S221]-[.S220]" office:value-type="float" office:value="-104" calcext:value-type="float">
            <text:p>-104</text:p>
          </table:table-cell>
          <table:table-cell table:formula="of:=[.K221]-[.K220]" office:value-type="float" office:value="-44" calcext:value-type="float">
            <text:p>-44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17" calcext:value-type="float">
            <text:p>17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3</text:p>
          </table:table-cell>
          <table:table-cell office:value-type="string" calcext:value-type="string">
            <text:p>Confirmado</text:p>
          </table:table-cell>
          <table:table-cell office:value-type="float" office:value="27" calcext:value-type="float">
            <text:p>27</text:p>
          </table:table-cell>
          <table:table-cell office:value-type="float" office:value="563" calcext:value-type="float">
            <text:p>563</text:p>
          </table:table-cell>
          <table:table-cell office:value-type="float" office:value="111282" calcext:value-type="float">
            <text:p>111282</text:p>
          </table:table-cell>
          <table:table-cell office:value-type="float" office:value="99094" calcext:value-type="float">
            <text:p>99094</text:p>
          </table:table-cell>
          <table:table-cell office:value-type="float" office:value="11426" calcext:value-type="float">
            <text:p>1142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68" calcext:value-type="float">
            <text:p>368</text:p>
          </table:table-cell>
          <table:table-cell office:value-type="float" office:value="443" calcext:value-type="float">
            <text:p>443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2525" calcext:value-type="float">
            <text:p>25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22]-[.F222]-[.G222]" office:value-type="float" office:value="762" calcext:value-type="float">
            <text:p>762</text:p>
          </table:table-cell>
          <table:table-cell table:formula="of:=MAX([.S222]-[.K222];0)" office:value-type="float" office:value="319" calcext:value-type="float">
            <text:p>319</text:p>
          </table:table-cell>
          <table:table-cell table:formula="of:=[.K222]/[.S208]" office:value-type="float" office:value="0.245565410199557" calcext:value-type="float">
            <text:p>0.245565410199557</text:p>
          </table:table-cell>
          <table:table-cell table:formula="of:=[.G222]/[.E208]" office:value-type="float" office:value="0.111463383702894" calcext:value-type="float">
            <text:p>0.111463383702894</text:p>
          </table:table-cell>
          <table:table-cell table:formula="of:=6718903-[.Y222]-[.F222]-[.G222]" office:value-type="float" office:value="6607093.92496385" calcext:value-type="float">
            <text:p>6607093.92496385</text:p>
          </table:table-cell>
          <table:table-cell table:formula="of:=NORMINV(RAND();MAX([.T229];1);MAX(0.25*[.T229];1))" office:value-type="float" office:value="846.075036145837" calcext:value-type="float">
            <text:p>846.075036145837</text:p>
          </table:table-cell>
          <table:table-cell table:formula="of:=[.X222]+[.K222]" office:value-type="float" office:value="1289.07503614584" calcext:value-type="float">
            <text:p>1289.07503614584</text:p>
          </table:table-cell>
          <table:table-cell table:formula="of:=[.X222]-[.X221]" office:value-type="float" office:value="-447.7287623436" calcext:value-type="float">
            <text:p>-447.7287623436</text:p>
          </table:table-cell>
          <table:table-cell table:formula="of:=[.S222]-[.S221]" office:value-type="float" office:value="-556" calcext:value-type="float">
            <text:p>-556</text:p>
          </table:table-cell>
          <table:table-cell table:formula="of:=[.K222]-[.K221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4</text:p>
          </table:table-cell>
          <table:table-cell office:value-type="string" calcext:value-type="string">
            <text:p>Confirmado</text:p>
          </table:table-cell>
          <table:table-cell office:value-type="float" office:value="96" calcext:value-type="float">
            <text:p>96</text:p>
          </table:table-cell>
          <table:table-cell office:value-type="float" office:value="181" calcext:value-type="float">
            <text:p>181</text:p>
          </table:table-cell>
          <table:table-cell office:value-type="float" office:value="111378" calcext:value-type="float">
            <text:p>111378</text:p>
          </table:table-cell>
          <table:table-cell office:value-type="float" office:value="99115" calcext:value-type="float">
            <text:p>99115</text:p>
          </table:table-cell>
          <table:table-cell office:value-type="float" office:value="11487" calcext:value-type="float">
            <text:p>1148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262" calcext:value-type="float">
            <text:p>262</text:p>
          </table:table-cell>
          <table:table-cell office:value-type="float" office:value="452" calcext:value-type="float">
            <text:p>452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23]-[.F223]-[.G223]" office:value-type="float" office:value="776" calcext:value-type="float">
            <text:p>776</text:p>
          </table:table-cell>
          <table:table-cell table:formula="of:=MAX([.S223]-[.K223];0)" office:value-type="float" office:value="324" calcext:value-type="float">
            <text:p>324</text:p>
          </table:table-cell>
          <table:table-cell table:formula="of:=[.K223]/[.S209]" office:value-type="float" office:value="0.297760210803689" calcext:value-type="float">
            <text:p>0.297760210803689</text:p>
          </table:table-cell>
          <table:table-cell table:formula="of:=[.G223]/[.E209]" office:value-type="float" office:value="0.11183262588107" calcext:value-type="float">
            <text:p>0.11183262588107</text:p>
          </table:table-cell>
          <table:table-cell table:formula="of:=6718903-[.Y223]-[.F223]-[.G223]" office:value-type="float" office:value="6606603.88952921" calcext:value-type="float">
            <text:p>6606603.88952921</text:p>
          </table:table-cell>
          <table:table-cell table:formula="of:=NORMINV(RAND();MAX([.T230];1);MAX(0.25*[.T230];1))" office:value-type="float" office:value="1245.1104707886" calcext:value-type="float">
            <text:p>1245.1104707886</text:p>
          </table:table-cell>
          <table:table-cell table:formula="of:=[.X223]+[.K223]" office:value-type="float" office:value="1697.1104707886" calcext:value-type="float">
            <text:p>1697.1104707886</text:p>
          </table:table-cell>
          <table:table-cell table:formula="of:=[.X223]-[.X222]" office:value-type="float" office:value="399.03543464276" calcext:value-type="float">
            <text:p>399.03543464276</text:p>
          </table:table-cell>
          <table:table-cell table:formula="of:=[.S223]-[.S222]" office:value-type="float" office:value="14" calcext:value-type="float">
            <text:p>14</text:p>
          </table:table-cell>
          <table:table-cell table:formula="of:=[.K223]-[.K222]" office:value-type="float" office:value="9" calcext:value-type="float">
            <text:p>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38" calcext:value-type="float">
            <text:p>-38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5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390" calcext:value-type="float">
            <text:p>390</text:p>
          </table:table-cell>
          <table:table-cell office:value-type="float" office:value="111469" calcext:value-type="float">
            <text:p>111469</text:p>
          </table:table-cell>
          <table:table-cell office:value-type="float" office:value="99505" calcext:value-type="float">
            <text:p>99505</text:p>
          </table:table-cell>
          <table:table-cell office:value-type="float" office:value="11537" calcext:value-type="float">
            <text:p>11537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1" calcext:value-type="float">
            <text:p>181</text:p>
          </table:table-cell>
          <table:table-cell office:value-type="float" office:value="436" calcext:value-type="float">
            <text:p>43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E224]-[.F224]-[.G224]" office:value-type="float" office:value="427" calcext:value-type="float">
            <text:p>427</text:p>
          </table:table-cell>
          <table:table-cell table:formula="of:=MAX([.S224]-[.K224];0)" office:value-type="float" office:value="0" calcext:value-type="float">
            <text:p>0</text:p>
          </table:table-cell>
          <table:table-cell table:formula="of:=[.K224]/[.S210]" office:value-type="float" office:value="0.329056603773585" calcext:value-type="float">
            <text:p>0.329056603773585</text:p>
          </table:table-cell>
          <table:table-cell table:formula="of:=[.G224]/[.E210]" office:value-type="float" office:value="0.11211747213341" calcext:value-type="float">
            <text:p>0.11211747213341</text:p>
          </table:table-cell>
          <table:table-cell table:formula="of:=6718903-[.Y224]-[.F224]-[.G224]" office:value-type="float" office:value="6606688.75613672" calcext:value-type="float">
            <text:p>6606688.75613672</text:p>
          </table:table-cell>
          <table:table-cell table:formula="of:=NORMINV(RAND();MAX([.T231];1);MAX(0.25*[.T231];1))" office:value-type="float" office:value="736.24386328287" calcext:value-type="float">
            <text:p>736.24386328287</text:p>
          </table:table-cell>
          <table:table-cell table:formula="of:=[.X224]+[.K224]" office:value-type="float" office:value="1172.24386328287" calcext:value-type="float">
            <text:p>1172.24386328287</text:p>
          </table:table-cell>
          <table:table-cell table:formula="of:=[.X224]-[.X223]" office:value-type="float" office:value="-508.866607505728" calcext:value-type="float">
            <text:p>-508.866607505728</text:p>
          </table:table-cell>
          <table:table-cell table:formula="of:=[.S224]-[.S223]" office:value-type="float" office:value="-349" calcext:value-type="float">
            <text:p>-349</text:p>
          </table:table-cell>
          <table:table-cell table:formula="of:=[.K224]-[.K223]" office:value-type="float" office:value="-16" calcext:value-type="float">
            <text:p>-16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  <table:table-cell office:value-type="float" office:value="-25" calcext:value-type="float">
            <text:p>-25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6</text:p>
          </table:table-cell>
          <table:table-cell office:value-type="string" calcext:value-type="string">
            <text:p>Confirmado</text:p>
          </table:table-cell>
          <table:table-cell office:value-type="float" office:value="2043" calcext:value-type="float">
            <text:p>2043</text:p>
          </table:table-cell>
          <table:table-cell office:value-type="float" office:value="1413" calcext:value-type="float">
            <text:p>1413</text:p>
          </table:table-cell>
          <table:table-cell office:value-type="float" office:value="113512" calcext:value-type="float">
            <text:p>113512</text:p>
          </table:table-cell>
          <table:table-cell office:value-type="float" office:value="100918" calcext:value-type="float">
            <text:p>100918</text:p>
          </table:table-cell>
          <table:table-cell office:value-type="float" office:value="11582" calcext:value-type="float">
            <text:p>1158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58" calcext:value-type="float">
            <text:p>358</text:p>
          </table:table-cell>
          <table:table-cell office:value-type="float" office:value="436" calcext:value-type="float">
            <text:p>436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25]-[.F225]-[.G225]" office:value-type="float" office:value="1012" calcext:value-type="float">
            <text:p>1012</text:p>
          </table:table-cell>
          <table:table-cell table:formula="of:=MAX([.S225]-[.K225];0)" office:value-type="float" office:value="576" calcext:value-type="float">
            <text:p>576</text:p>
          </table:table-cell>
          <table:table-cell table:formula="of:=[.K225]/[.S211]" office:value-type="float" office:value="0.243439419318816" calcext:value-type="float">
            <text:p>0.243439419318816</text:p>
          </table:table-cell>
          <table:table-cell table:formula="of:=[.G225]/[.E211]" office:value-type="float" office:value="0.109183808141179" calcext:value-type="float">
            <text:p>0.109183808141179</text:p>
          </table:table-cell>
          <table:table-cell table:formula="of:=6718903-[.Y225]-[.F225]-[.G225]" office:value-type="float" office:value="6604699.6864532" calcext:value-type="float">
            <text:p>6604699.6864532</text:p>
          </table:table-cell>
          <table:table-cell table:formula="of:=NORMINV(RAND();MAX([.T232];1);MAX(0.25*[.T232];1))" office:value-type="float" office:value="1267.31354679808" calcext:value-type="float">
            <text:p>1267.31354679808</text:p>
          </table:table-cell>
          <table:table-cell table:formula="of:=[.X225]+[.K225]" office:value-type="float" office:value="1703.31354679808" calcext:value-type="float">
            <text:p>1703.31354679808</text:p>
          </table:table-cell>
          <table:table-cell table:formula="of:=[.X225]-[.X224]" office:value-type="float" office:value="531.069683515209" calcext:value-type="float">
            <text:p>531.069683515209</text:p>
          </table:table-cell>
          <table:table-cell table:formula="of:=[.S225]-[.S224]" office:value-type="float" office:value="585" calcext:value-type="float">
            <text:p>585</text:p>
          </table:table-cell>
          <table:table-cell table:formula="of:=[.K225]-[.K224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7</text:p>
          </table:table-cell>
          <table:table-cell office:value-type="string" calcext:value-type="string">
            <text:p>Confirmado</text:p>
          </table:table-cell>
          <table:table-cell office:value-type="float" office:value="96" calcext:value-type="float">
            <text:p>96</text:p>
          </table:table-cell>
          <table:table-cell office:value-type="float" office:value="153" calcext:value-type="float">
            <text:p>153</text:p>
          </table:table-cell>
          <table:table-cell office:value-type="float" office:value="113608" calcext:value-type="float">
            <text:p>113608</text:p>
          </table:table-cell>
          <table:table-cell office:value-type="float" office:value="100962" calcext:value-type="float">
            <text:p>100962</text:p>
          </table:table-cell>
          <table:table-cell office:value-type="float" office:value="11610" calcext:value-type="float">
            <text:p>1161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1" calcext:value-type="float">
            <text:p>341</text:p>
          </table:table-cell>
          <table:table-cell office:value-type="float" office:value="416" calcext:value-type="float">
            <text:p>416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26]-[.F226]-[.G226]" office:value-type="float" office:value="1036" calcext:value-type="float">
            <text:p>1036</text:p>
          </table:table-cell>
          <table:table-cell table:formula="of:=MAX([.S226]-[.K226];0)" office:value-type="float" office:value="620" calcext:value-type="float">
            <text:p>620</text:p>
          </table:table-cell>
          <table:table-cell table:formula="of:=[.K226]/[.S212]" office:value-type="float" office:value="0.253041362530414" calcext:value-type="float">
            <text:p>0.253041362530414</text:p>
          </table:table-cell>
          <table:table-cell table:formula="of:=[.G226]/[.E212]" office:value-type="float" office:value="0.109385893836326" calcext:value-type="float">
            <text:p>0.109385893836326</text:p>
          </table:table-cell>
          <table:table-cell table:formula="of:=6718903-[.Y226]-[.F226]-[.G226]" office:value-type="float" office:value="6604832.16949985" calcext:value-type="float">
            <text:p>6604832.16949985</text:p>
          </table:table-cell>
          <table:table-cell table:formula="of:=NORMINV(RAND();MAX([.T233];1);MAX(0.25*[.T233];1))" office:value-type="float" office:value="1082.83050015211" calcext:value-type="float">
            <text:p>1082.83050015211</text:p>
          </table:table-cell>
          <table:table-cell table:formula="of:=[.X226]+[.K226]" office:value-type="float" office:value="1498.83050015211" calcext:value-type="float">
            <text:p>1498.83050015211</text:p>
          </table:table-cell>
          <table:table-cell table:formula="of:=[.X226]-[.X225]" office:value-type="float" office:value="-184.483046645973" calcext:value-type="float">
            <text:p>-184.483046645973</text:p>
          </table:table-cell>
          <table:table-cell table:formula="of:=[.S226]-[.S225]" office:value-type="float" office:value="24" calcext:value-type="float">
            <text:p>24</text:p>
          </table:table-cell>
          <table:table-cell table:formula="of:=[.K226]-[.K225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8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-244" calcext:value-type="float">
            <text:p>-244</text:p>
          </table:table-cell>
          <table:table-cell office:value-type="float" office:value="113699" calcext:value-type="float">
            <text:p>113699</text:p>
          </table:table-cell>
          <table:table-cell office:value-type="float" office:value="100718" calcext:value-type="float">
            <text:p>100718</text:p>
          </table:table-cell>
          <table:table-cell office:value-type="float" office:value="11633" calcext:value-type="float">
            <text:p>116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9" calcext:value-type="float">
            <text:p>349</text:p>
          </table:table-cell>
          <table:table-cell office:value-type="float" office:value="417" calcext:value-type="float">
            <text:p>417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27]-[.F227]-[.G227]" office:value-type="float" office:value="1348" calcext:value-type="float">
            <text:p>1348</text:p>
          </table:table-cell>
          <table:table-cell table:formula="of:=MAX([.S227]-[.K227];0)" office:value-type="float" office:value="931" calcext:value-type="float">
            <text:p>931</text:p>
          </table:table-cell>
          <table:table-cell table:formula="of:=[.K227]/[.S213]" office:value-type="float" office:value="0.278743315508021" calcext:value-type="float">
            <text:p>0.278743315508021</text:p>
          </table:table-cell>
          <table:table-cell table:formula="of:=[.G227]/[.E213]" office:value-type="float" office:value="0.109569558255628" calcext:value-type="float">
            <text:p>0.109569558255628</text:p>
          </table:table-cell>
          <table:table-cell table:formula="of:=6718903-[.Y227]-[.F227]-[.G227]" office:value-type="float" office:value="6604489.68214858" calcext:value-type="float">
            <text:p>6604489.68214858</text:p>
          </table:table-cell>
          <table:table-cell table:formula="of:=NORMINV(RAND();MAX([.T234];1);MAX(0.25*[.T234];1))" office:value-type="float" office:value="1645.31785141619" calcext:value-type="float">
            <text:p>1645.31785141619</text:p>
          </table:table-cell>
          <table:table-cell table:formula="of:=[.X227]+[.K227]" office:value-type="float" office:value="2062.31785141619" calcext:value-type="float">
            <text:p>2062.31785141619</text:p>
          </table:table-cell>
          <table:table-cell table:formula="of:=[.X227]-[.X226]" office:value-type="float" office:value="562.487351264085" calcext:value-type="float">
            <text:p>562.487351264085</text:p>
          </table:table-cell>
          <table:table-cell table:formula="of:=[.S227]-[.S226]" office:value-type="float" office:value="312" calcext:value-type="float">
            <text:p>312</text:p>
          </table:table-cell>
          <table:table-cell table:formula="of:=[.K227]-[.K226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19</text:p>
          </table:table-cell>
          <table:table-cell office:value-type="string" calcext:value-type="string">
            <text:p>Confirmado</text:p>
          </table:table-cell>
          <table:table-cell office:value-type="float" office:value="398" calcext:value-type="float">
            <text:p>398</text:p>
          </table:table-cell>
          <table:table-cell office:value-type="float" office:value="395" calcext:value-type="float">
            <text:p>395</text:p>
          </table:table-cell>
          <table:table-cell office:value-type="float" office:value="114097" calcext:value-type="float">
            <text:p>114097</text:p>
          </table:table-cell>
          <table:table-cell office:value-type="float" office:value="100847" calcext:value-type="float">
            <text:p>100847</text:p>
          </table:table-cell>
          <table:table-cell office:value-type="float" office:value="11637" calcext:value-type="float">
            <text:p>1163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06" calcext:value-type="float">
            <text:p>406</text:p>
          </table:table-cell>
          <table:table-cell office:value-type="float" office:value="398" calcext:value-type="float">
            <text:p>398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28]-[.F228]-[.G228]" office:value-type="float" office:value="1613" calcext:value-type="float">
            <text:p>1613</text:p>
          </table:table-cell>
          <table:table-cell table:formula="of:=MAX([.S228]-[.K228];0)" office:value-type="float" office:value="1215" calcext:value-type="float">
            <text:p>1215</text:p>
          </table:table-cell>
          <table:table-cell table:formula="of:=[.K228]/[.S214]" office:value-type="float" office:value="0.24179829890644" calcext:value-type="float">
            <text:p>0.24179829890644</text:p>
          </table:table-cell>
          <table:table-cell table:formula="of:=[.G228]/[.E214]" office:value-type="float" office:value="0.108107354867479" calcext:value-type="float">
            <text:p>0.108107354867479</text:p>
          </table:table-cell>
          <table:table-cell table:formula="of:=6718903-[.Y228]-[.F228]-[.G228]" office:value-type="float" office:value="6604797.93167306" calcext:value-type="float">
            <text:p>6604797.93167306</text:p>
          </table:table-cell>
          <table:table-cell table:formula="of:=NORMINV(RAND();MAX([.T235];1);MAX(0.25*[.T235];1))" office:value-type="float" office:value="1223.0683269379" calcext:value-type="float">
            <text:p>1223.0683269379</text:p>
          </table:table-cell>
          <table:table-cell table:formula="of:=[.X228]+[.K228]" office:value-type="float" office:value="1621.0683269379" calcext:value-type="float">
            <text:p>1621.0683269379</text:p>
          </table:table-cell>
          <table:table-cell table:formula="of:=[.X228]-[.X227]" office:value-type="float" office:value="-422.249524478293" calcext:value-type="float">
            <text:p>-422.249524478293</text:p>
          </table:table-cell>
          <table:table-cell table:formula="of:=[.S228]-[.S227]" office:value-type="float" office:value="265" calcext:value-type="float">
            <text:p>265</text:p>
          </table:table-cell>
          <table:table-cell table:formula="of:=[.K228]-[.K227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51" calcext:value-type="float">
            <text:p>-51</text:p>
          </table:table-cell>
          <table:table-cell office:value-type="float" office:value="-42" calcext:value-type="float">
            <text:p>-42</text:p>
          </table:table-cell>
          <table:table-cell office:value-type="float" office:value="-18" calcext:value-type="float">
            <text:p>-18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0</text:p>
          </table:table-cell>
          <table:table-cell office:value-type="string" calcext:value-type="string">
            <text:p>Confirmado</text:p>
          </table:table-cell>
          <table:table-cell office:value-type="float" office:value="177" calcext:value-type="float">
            <text:p>177</text:p>
          </table:table-cell>
          <table:table-cell office:value-type="float" office:value="398" calcext:value-type="float">
            <text:p>398</text:p>
          </table:table-cell>
          <table:table-cell office:value-type="float" office:value="114274" calcext:value-type="float">
            <text:p>114274</text:p>
          </table:table-cell>
          <table:table-cell office:value-type="float" office:value="101245" calcext:value-type="float">
            <text:p>101245</text:p>
          </table:table-cell>
          <table:table-cell office:value-type="float" office:value="11672" calcext:value-type="float">
            <text:p>1167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27" calcext:value-type="float">
            <text:p>427</text:p>
          </table:table-cell>
          <table:table-cell office:value-type="float" office:value="393" calcext:value-type="float">
            <text:p>39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29]-[.F229]-[.G229]" office:value-type="float" office:value="1357" calcext:value-type="float">
            <text:p>1357</text:p>
          </table:table-cell>
          <table:table-cell table:formula="of:=MAX([.S229]-[.K229];0)" office:value-type="float" office:value="964" calcext:value-type="float">
            <text:p>964</text:p>
          </table:table-cell>
          <table:table-cell table:formula="of:=[.K229]/[.S215]" office:value-type="float" office:value="0.240661359461115" calcext:value-type="float">
            <text:p>0.240661359461115</text:p>
          </table:table-cell>
          <table:table-cell table:formula="of:=[.G229]/[.E215]" office:value-type="float" office:value="0.107374153664999" calcext:value-type="float">
            <text:p>0.107374153664999</text:p>
          </table:table-cell>
          <table:table-cell table:formula="of:=6718903-[.Y229]-[.F229]-[.G229]" office:value-type="float" office:value="6604771.20162445" calcext:value-type="float">
            <text:p>6604771.20162445</text:p>
          </table:table-cell>
          <table:table-cell table:formula="of:=NORMINV(RAND();MAX([.T236];1);MAX(0.25*[.T236];1))" office:value-type="float" office:value="821.798375550911" calcext:value-type="float">
            <text:p>821.798375550911</text:p>
          </table:table-cell>
          <table:table-cell table:formula="of:=[.X229]+[.K229]" office:value-type="float" office:value="1214.79837555091" calcext:value-type="float">
            <text:p>1214.79837555091</text:p>
          </table:table-cell>
          <table:table-cell table:formula="of:=[.X229]-[.X228]" office:value-type="float" office:value="-401.269951386987" calcext:value-type="float">
            <text:p>-401.269951386987</text:p>
          </table:table-cell>
          <table:table-cell table:formula="of:=[.S229]-[.S228]" office:value-type="float" office:value="-256" calcext:value-type="float">
            <text:p>-256</text:p>
          </table:table-cell>
          <table:table-cell table:formula="of:=[.K229]-[.K228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1</text:p>
          </table:table-cell>
          <table:table-cell office:value-type="string" calcext:value-type="string">
            <text:p>Confirmado</text:p>
          </table:table-cell>
          <table:table-cell office:value-type="float" office:value="487" calcext:value-type="float">
            <text:p>487</text:p>
          </table:table-cell>
          <table:table-cell office:value-type="float" office:value="341" calcext:value-type="float">
            <text:p>341</text:p>
          </table:table-cell>
          <table:table-cell office:value-type="float" office:value="114761" calcext:value-type="float">
            <text:p>114761</text:p>
          </table:table-cell>
          <table:table-cell office:value-type="float" office:value="101586" calcext:value-type="float">
            <text:p>101586</text:p>
          </table:table-cell>
          <table:table-cell office:value-type="float" office:value="11734" calcext:value-type="float">
            <text:p>11734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83" calcext:value-type="float">
            <text:p>483</text:p>
          </table:table-cell>
          <table:table-cell office:value-type="float" office:value="400" calcext:value-type="float">
            <text:p>40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899" calcext:value-type="float">
            <text:p>18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0]-[.F230]-[.G230]" office:value-type="float" office:value="1441" calcext:value-type="float">
            <text:p>1441</text:p>
          </table:table-cell>
          <table:table-cell table:formula="of:=MAX([.S230]-[.K230];0)" office:value-type="float" office:value="1041" calcext:value-type="float">
            <text:p>1041</text:p>
          </table:table-cell>
          <table:table-cell table:formula="of:=[.K230]/[.S216]" office:value-type="float" office:value="0.23696682464455" calcext:value-type="float">
            <text:p>0.23696682464455</text:p>
          </table:table-cell>
          <table:table-cell table:formula="of:=[.G230]/[.E216]" office:value-type="float" office:value="0.107113841547464" calcext:value-type="float">
            <text:p>0.107113841547464</text:p>
          </table:table-cell>
          <table:table-cell table:formula="of:=6718903-[.Y230]-[.F230]-[.G230]" office:value-type="float" office:value="6603969.28439177" calcext:value-type="float">
            <text:p>6603969.28439177</text:p>
          </table:table-cell>
          <table:table-cell table:formula="of:=NORMINV(RAND();MAX([.T237];1);MAX(0.25*[.T237];1))" office:value-type="float" office:value="1213.71560823043" calcext:value-type="float">
            <text:p>1213.71560823043</text:p>
          </table:table-cell>
          <table:table-cell table:formula="of:=[.X230]+[.K230]" office:value-type="float" office:value="1613.71560823043" calcext:value-type="float">
            <text:p>1613.71560823043</text:p>
          </table:table-cell>
          <table:table-cell table:formula="of:=[.X230]-[.X229]" office:value-type="float" office:value="391.917232679515" calcext:value-type="float">
            <text:p>391.917232679515</text:p>
          </table:table-cell>
          <table:table-cell table:formula="of:=[.S230]-[.S229]" office:value-type="float" office:value="84" calcext:value-type="float">
            <text:p>84</text:p>
          </table:table-cell>
          <table:table-cell table:formula="of:=[.K230]-[.K229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9" calcext:value-type="float">
            <text:p>-29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2</text:p>
          </table:table-cell>
          <table:table-cell office:value-type="string" calcext:value-type="string">
            <text:p>Confirmado</text:p>
          </table:table-cell>
          <table:table-cell office:value-type="float" office:value="452" calcext:value-type="float">
            <text:p>452</text:p>
          </table:table-cell>
          <table:table-cell office:value-type="float" office:value="398" calcext:value-type="float">
            <text:p>398</text:p>
          </table:table-cell>
          <table:table-cell office:value-type="float" office:value="115213" calcext:value-type="float">
            <text:p>115213</text:p>
          </table:table-cell>
          <table:table-cell office:value-type="float" office:value="101984" calcext:value-type="float">
            <text:p>101984</text:p>
          </table:table-cell>
          <table:table-cell office:value-type="float" office:value="11777" calcext:value-type="float">
            <text:p>1177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35" calcext:value-type="float">
            <text:p>535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31]-[.F231]-[.G231]" office:value-type="float" office:value="1452" calcext:value-type="float">
            <text:p>1452</text:p>
          </table:table-cell>
          <table:table-cell table:formula="of:=MAX([.S231]-[.K231];0)" office:value-type="float" office:value="1045" calcext:value-type="float">
            <text:p>1045</text:p>
          </table:table-cell>
          <table:table-cell table:formula="of:=[.K231]/[.S217]" office:value-type="float" office:value="0.246517262265294" calcext:value-type="float">
            <text:p>0.246517262265294</text:p>
          </table:table-cell>
          <table:table-cell table:formula="of:=[.G231]/[.E217]" office:value-type="float" office:value="0.106867388976607" calcext:value-type="float">
            <text:p>0.106867388976607</text:p>
          </table:table-cell>
          <table:table-cell table:formula="of:=6718903-[.Y231]-[.F231]-[.G231]" office:value-type="float" office:value="6603470.46505587" calcext:value-type="float">
            <text:p>6603470.46505587</text:p>
          </table:table-cell>
          <table:table-cell table:formula="of:=NORMINV(RAND();MAX([.T238];1);MAX(0.25*[.T238];1))" office:value-type="float" office:value="1264.53494412666" calcext:value-type="float">
            <text:p>1264.53494412666</text:p>
          </table:table-cell>
          <table:table-cell table:formula="of:=[.X231]+[.K231]" office:value-type="float" office:value="1671.53494412665" calcext:value-type="float">
            <text:p>1671.53494412665</text:p>
          </table:table-cell>
          <table:table-cell table:formula="of:=[.X231]-[.X230]" office:value-type="float" office:value="50.8193358962287" calcext:value-type="float">
            <text:p>50.8193358962287</text:p>
          </table:table-cell>
          <table:table-cell table:formula="of:=[.S231]-[.S230]" office:value-type="float" office:value="11" calcext:value-type="float">
            <text:p>11</text:p>
          </table:table-cell>
          <table:table-cell table:formula="of:=[.K231]-[.K23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3</text:p>
          </table:table-cell>
          <table:table-cell office:value-type="string" calcext:value-type="string">
            <text:p>Confirmado</text:p>
          </table:table-cell>
          <table:table-cell office:value-type="float" office:value="422" calcext:value-type="float">
            <text:p>422</text:p>
          </table:table-cell>
          <table:table-cell office:value-type="float" office:value="300" calcext:value-type="float">
            <text:p>300</text:p>
          </table:table-cell>
          <table:table-cell office:value-type="float" office:value="115635" calcext:value-type="float">
            <text:p>115635</text:p>
          </table:table-cell>
          <table:table-cell office:value-type="float" office:value="102284" calcext:value-type="float">
            <text:p>102284</text:p>
          </table:table-cell>
          <table:table-cell office:value-type="float" office:value="11834" calcext:value-type="float">
            <text:p>11834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03" calcext:value-type="float">
            <text:p>303</text:p>
          </table:table-cell>
          <table:table-cell office:value-type="float" office:value="407" calcext:value-type="float">
            <text:p>407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2]-[.F232]-[.G232]" office:value-type="float" office:value="1517" calcext:value-type="float">
            <text:p>1517</text:p>
          </table:table-cell>
          <table:table-cell table:formula="of:=MAX([.S232]-[.K232];0)" office:value-type="float" office:value="1110" calcext:value-type="float">
            <text:p>1110</text:p>
          </table:table-cell>
          <table:table-cell table:formula="of:=[.K232]/[.S218]" office:value-type="float" office:value="0.218699623858141" calcext:value-type="float">
            <text:p>0.218699623858141</text:p>
          </table:table-cell>
          <table:table-cell table:formula="of:=[.G232]/[.E218]" office:value-type="float" office:value="0.106606850080176" calcext:value-type="float">
            <text:p>0.106606850080176</text:p>
          </table:table-cell>
          <table:table-cell table:formula="of:=6718903-[.Y232]-[.F232]-[.G232]" office:value-type="float" office:value="6603218.3262379" calcext:value-type="float">
            <text:p>6603218.3262379</text:p>
          </table:table-cell>
          <table:table-cell table:formula="of:=NORMINV(RAND();MAX([.T239];1);MAX(0.25*[.T239];1))" office:value-type="float" office:value="1159.67376209795" calcext:value-type="float">
            <text:p>1159.67376209795</text:p>
          </table:table-cell>
          <table:table-cell table:formula="of:=[.X232]+[.K232]" office:value-type="float" office:value="1566.67376209795" calcext:value-type="float">
            <text:p>1566.67376209795</text:p>
          </table:table-cell>
          <table:table-cell table:formula="of:=[.X232]-[.X231]" office:value-type="float" office:value="-104.86118202871" calcext:value-type="float">
            <text:p>-104.86118202871</text:p>
          </table:table-cell>
          <table:table-cell table:formula="of:=[.S232]-[.S231]" office:value-type="float" office:value="65" calcext:value-type="float">
            <text:p>65</text:p>
          </table:table-cell>
          <table:table-cell table:formula="of:=[.K232]-[.K231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4</text:p>
          </table:table-cell>
          <table:table-cell office:value-type="string" calcext:value-type="string">
            <text:p>Confirmado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116199" calcext:value-type="float">
            <text:p>116199</text:p>
          </table:table-cell>
          <table:table-cell office:value-type="float" office:value="102637" calcext:value-type="float">
            <text:p>102637</text:p>
          </table:table-cell>
          <table:table-cell office:value-type="float" office:value="11870" calcext:value-type="float">
            <text:p>1187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02" calcext:value-type="float">
            <text:p>4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E233]-[.F233]-[.G233]" office:value-type="float" office:value="1692" calcext:value-type="float">
            <text:p>1692</text:p>
          </table:table-cell>
          <table:table-cell table:formula="of:=MAX([.S233]-[.K233];0)" office:value-type="float" office:value="1290" calcext:value-type="float">
            <text:p>1290</text:p>
          </table:table-cell>
          <table:table-cell table:formula="of:=[.K233]/[.S219]" office:value-type="float" office:value="0.254591513616213" calcext:value-type="float">
            <text:p>0.254591513616213</text:p>
          </table:table-cell>
          <table:table-cell table:formula="of:=[.G233]/[.E219]" office:value-type="float" office:value="0.106727328310166" calcext:value-type="float">
            <text:p>0.106727328310166</text:p>
          </table:table-cell>
          <table:table-cell table:formula="of:=6718903-[.Y233]-[.F233]-[.G233]" office:value-type="float" office:value="6602212.8732467" calcext:value-type="float">
            <text:p>6602212.8732467</text:p>
          </table:table-cell>
          <table:table-cell table:formula="of:=NORMINV(RAND();MAX([.T240];1);MAX(0.25*[.T240];1))" office:value-type="float" office:value="1781.12675330074" calcext:value-type="float">
            <text:p>1781.12675330074</text:p>
          </table:table-cell>
          <table:table-cell table:formula="of:=[.X233]+[.K233]" office:value-type="float" office:value="2183.12675330074" calcext:value-type="float">
            <text:p>2183.12675330074</text:p>
          </table:table-cell>
          <table:table-cell table:formula="of:=[.X233]-[.X232]" office:value-type="float" office:value="621.452991202797" calcext:value-type="float">
            <text:p>621.452991202797</text:p>
          </table:table-cell>
          <table:table-cell table:formula="of:=[.S233]-[.S232]" office:value-type="float" office:value="175" calcext:value-type="float">
            <text:p>175</text:p>
          </table:table-cell>
          <table:table-cell table:formula="of:=[.K233]-[.K232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5</text:p>
          </table:table-cell>
          <table:table-cell office:value-type="string" calcext:value-type="string">
            <text:p>Confirmado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16419" calcext:value-type="float">
            <text:p>116419</text:p>
          </table:table-cell>
          <table:table-cell office:value-type="float" office:value="102851" calcext:value-type="float">
            <text:p>102851</text:p>
          </table:table-cell>
          <table:table-cell office:value-type="float" office:value="11893" calcext:value-type="float">
            <text:p>1189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4]-[.F234]-[.G234]" office:value-type="float" office:value="1675" calcext:value-type="float">
            <text:p>1675</text:p>
          </table:table-cell>
          <table:table-cell table:formula="of:=MAX([.S234]-[.K234];0)" office:value-type="float" office:value="1272" calcext:value-type="float">
            <text:p>1272</text:p>
          </table:table-cell>
          <table:table-cell table:formula="of:=[.K234]/[.S220]" office:value-type="float" office:value="0.283403656821378" calcext:value-type="float">
            <text:p>0.283403656821378</text:p>
          </table:table-cell>
          <table:table-cell table:formula="of:=[.G234]/[.E220]" office:value-type="float" office:value="0.106898566356568" calcext:value-type="float">
            <text:p>0.106898566356568</text:p>
          </table:table-cell>
          <table:table-cell table:formula="of:=6718903-[.Y234]-[.F234]-[.G234]" office:value-type="float" office:value="6601897.06320915" calcext:value-type="float">
            <text:p>6601897.06320915</text:p>
          </table:table-cell>
          <table:table-cell table:formula="of:=NORMINV(RAND();MAX([.T241];1);MAX(0.25*[.T241];1))" office:value-type="float" office:value="1858.93679085344" calcext:value-type="float">
            <text:p>1858.93679085344</text:p>
          </table:table-cell>
          <table:table-cell table:formula="of:=[.X234]+[.K234]" office:value-type="float" office:value="2261.93679085344" calcext:value-type="float">
            <text:p>2261.93679085344</text:p>
          </table:table-cell>
          <table:table-cell table:formula="of:=[.X234]-[.X233]" office:value-type="float" office:value="77.8100375526963" calcext:value-type="float">
            <text:p>77.8100375526963</text:p>
          </table:table-cell>
          <table:table-cell table:formula="of:=[.S234]-[.S233]" office:value-type="float" office:value="-17" calcext:value-type="float">
            <text:p>-17</text:p>
          </table:table-cell>
          <table:table-cell table:formula="of:=[.K234]-[.K233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-35" calcext:value-type="float">
            <text:p>-35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6</text:p>
          </table:table-cell>
          <table:table-cell office:value-type="string" calcext:value-type="string">
            <text:p>Confirmado</text:p>
          </table:table-cell>
          <table:table-cell office:value-type="float" office:value="172" calcext:value-type="float">
            <text:p>172</text:p>
          </table:table-cell>
          <table:table-cell office:value-type="float" office:value="350" calcext:value-type="float">
            <text:p>350</text:p>
          </table:table-cell>
          <table:table-cell office:value-type="float" office:value="116591" calcext:value-type="float">
            <text:p>116591</text:p>
          </table:table-cell>
          <table:table-cell office:value-type="float" office:value="103055" calcext:value-type="float">
            <text:p>103055</text:p>
          </table:table-cell>
          <table:table-cell office:value-type="float" office:value="11899" calcext:value-type="float">
            <text:p>1189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2491" calcext:value-type="float">
            <text:p>24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35]-[.F235]-[.G235]" office:value-type="float" office:value="1637" calcext:value-type="float">
            <text:p>1637</text:p>
          </table:table-cell>
          <table:table-cell table:formula="of:=MAX([.S235]-[.K235];0)" office:value-type="float" office:value="1254" calcext:value-type="float">
            <text:p>1254</text:p>
          </table:table-cell>
          <table:table-cell table:formula="of:=[.K235]/[.S221]" office:value-type="float" office:value="0.290591805766313" calcext:value-type="float">
            <text:p>0.290591805766313</text:p>
          </table:table-cell>
          <table:table-cell table:formula="of:=[.G235]/[.E221]" office:value-type="float" office:value="0.10695249651701" calcext:value-type="float">
            <text:p>0.10695249651701</text:p>
          </table:table-cell>
          <table:table-cell table:formula="of:=6718903-[.Y235]-[.F235]-[.G235]" office:value-type="float" office:value="6603081.88712852" calcext:value-type="float">
            <text:p>6603081.88712852</text:p>
          </table:table-cell>
          <table:table-cell table:formula="of:=NORMINV(RAND();MAX([.T242];1);MAX(0.25*[.T242];1))" office:value-type="float" office:value="484.112871484939" calcext:value-type="float">
            <text:p>484.112871484939</text:p>
          </table:table-cell>
          <table:table-cell table:formula="of:=[.X235]+[.K235]" office:value-type="float" office:value="867.112871484939" calcext:value-type="float">
            <text:p>867.112871484939</text:p>
          </table:table-cell>
          <table:table-cell table:formula="of:=[.X235]-[.X234]" office:value-type="float" office:value="-1374.8239193685" calcext:value-type="float">
            <text:p>-1374.8239193685</text:p>
          </table:table-cell>
          <table:table-cell table:formula="of:=[.S235]-[.S234]" office:value-type="float" office:value="-38" calcext:value-type="float">
            <text:p>-38</text:p>
          </table:table-cell>
          <table:table-cell table:formula="of:=[.K235]-[.K234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0" calcext:value-type="float">
            <text:p>-30</text:p>
          </table:table-cell>
          <table:table-cell office:value-type="float" office:value="11" calcext:value-type="float">
            <text:p>11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7</text:p>
          </table:table-cell>
          <table:table-cell office:value-type="string" calcext:value-type="string">
            <text:p>Confirmado</text:p>
          </table:table-cell>
          <table:table-cell office:value-type="float" office:value="788" calcext:value-type="float">
            <text:p>788</text:p>
          </table:table-cell>
          <table:table-cell office:value-type="float" office:value="748" calcext:value-type="float">
            <text:p>748</text:p>
          </table:table-cell>
          <table:table-cell office:value-type="float" office:value="117379" calcext:value-type="float">
            <text:p>117379</text:p>
          </table:table-cell>
          <table:table-cell office:value-type="float" office:value="103803" calcext:value-type="float">
            <text:p>103803</text:p>
          </table:table-cell>
          <table:table-cell office:value-type="float" office:value="11952" calcext:value-type="float">
            <text:p>11952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444" calcext:value-type="float">
            <text:p>444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361" calcext:value-type="float">
            <text:p>236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36]-[.F236]-[.G236]" office:value-type="float" office:value="1624" calcext:value-type="float">
            <text:p>1624</text:p>
          </table:table-cell>
          <table:table-cell table:formula="of:=MAX([.S236]-[.K236];0)" office:value-type="float" office:value="1243" calcext:value-type="float">
            <text:p>1243</text:p>
          </table:table-cell>
          <table:table-cell table:formula="of:=[.K236]/[.S222]" office:value-type="float" office:value="0.5" calcext:value-type="float">
            <text:p>0.5</text:p>
          </table:table-cell>
          <table:table-cell table:formula="of:=[.G236]/[.E222]" office:value-type="float" office:value="0.107402814471343" calcext:value-type="float">
            <text:p>0.107402814471343</text:p>
          </table:table-cell>
          <table:table-cell table:formula="of:=6718903-[.Y236]-[.F236]-[.G236]" office:value-type="float" office:value="6601952.32279139" calcext:value-type="float">
            <text:p>6601952.32279139</text:p>
          </table:table-cell>
          <table:table-cell table:formula="of:=NORMINV(RAND();MAX([.T243];1);MAX(0.25*[.T243];1))" office:value-type="float" office:value="814.677208611316" calcext:value-type="float">
            <text:p>814.677208611316</text:p>
          </table:table-cell>
          <table:table-cell table:formula="of:=[.X236]+[.K236]" office:value-type="float" office:value="1195.67720861132" calcext:value-type="float">
            <text:p>1195.67720861132</text:p>
          </table:table-cell>
          <table:table-cell table:formula="of:=[.X236]-[.X235]" office:value-type="float" office:value="330.564337126377" calcext:value-type="float">
            <text:p>330.564337126377</text:p>
          </table:table-cell>
          <table:table-cell table:formula="of:=[.S236]-[.S235]" office:value-type="float" office:value="-13" calcext:value-type="float">
            <text:p>-13</text:p>
          </table:table-cell>
          <table:table-cell table:formula="of:=[.K236]-[.K235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8</text:p>
          </table:table-cell>
          <table:table-cell office:value-type="string" calcext:value-type="string">
            <text:p>Confirmado</text:p>
          </table:table-cell>
          <table:table-cell office:value-type="float" office:value="577" calcext:value-type="float">
            <text:p>577</text:p>
          </table:table-cell>
          <table:table-cell office:value-type="float" office:value="424" calcext:value-type="float">
            <text:p>424</text:p>
          </table:table-cell>
          <table:table-cell office:value-type="float" office:value="117956" calcext:value-type="float">
            <text:p>117956</text:p>
          </table:table-cell>
          <table:table-cell office:value-type="float" office:value="104227" calcext:value-type="float">
            <text:p>104227</text:p>
          </table:table-cell>
          <table:table-cell office:value-type="float" office:value="12009" calcext:value-type="float">
            <text:p>12009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56" calcext:value-type="float">
            <text:p>456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37]-[.F237]-[.G237]" office:value-type="float" office:value="1720" calcext:value-type="float">
            <text:p>1720</text:p>
          </table:table-cell>
          <table:table-cell table:formula="of:=MAX([.S237]-[.K237];0)" office:value-type="float" office:value="1317" calcext:value-type="float">
            <text:p>1317</text:p>
          </table:table-cell>
          <table:table-cell table:formula="of:=[.K237]/[.S223]" office:value-type="float" office:value="0.519329896907217" calcext:value-type="float">
            <text:p>0.519329896907217</text:p>
          </table:table-cell>
          <table:table-cell table:formula="of:=[.G237]/[.E223]" office:value-type="float" office:value="0.107822011528309" calcext:value-type="float">
            <text:p>0.107822011528309</text:p>
          </table:table-cell>
          <table:table-cell table:formula="of:=6718903-[.Y237]-[.F237]-[.G237]" office:value-type="float" office:value="6601386.25264796" calcext:value-type="float">
            <text:p>6601386.25264796</text:p>
          </table:table-cell>
          <table:table-cell table:formula="of:=NORMINV(RAND();MAX([.T244];1);MAX(0.25*[.T244];1))" office:value-type="float" office:value="877.747352039816" calcext:value-type="float">
            <text:p>877.747352039816</text:p>
          </table:table-cell>
          <table:table-cell table:formula="of:=[.X237]+[.K237]" office:value-type="float" office:value="1280.74735203982" calcext:value-type="float">
            <text:p>1280.74735203982</text:p>
          </table:table-cell>
          <table:table-cell table:formula="of:=[.X237]-[.X236]" office:value-type="float" office:value="63.0701434284991" calcext:value-type="float">
            <text:p>63.0701434284991</text:p>
          </table:table-cell>
          <table:table-cell table:formula="of:=[.S237]-[.S236]" office:value-type="float" office:value="96" calcext:value-type="float">
            <text:p>96</text:p>
          </table:table-cell>
          <table:table-cell table:formula="of:=[.K237]-[.K236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29</text:p>
          </table:table-cell>
          <table:table-cell office:value-type="string" calcext:value-type="string">
            <text:p>Confirmado</text:p>
          </table:table-cell>
          <table:table-cell office:value-type="float" office:value="477" calcext:value-type="float">
            <text:p>477</text:p>
          </table:table-cell>
          <table:table-cell office:value-type="float" office:value="419" calcext:value-type="float">
            <text:p>419</text:p>
          </table:table-cell>
          <table:table-cell office:value-type="float" office:value="118433" calcext:value-type="float">
            <text:p>118433</text:p>
          </table:table-cell>
          <table:table-cell office:value-type="float" office:value="104646" calcext:value-type="float">
            <text:p>104646</text:p>
          </table:table-cell>
          <table:table-cell office:value-type="float" office:value="12064" calcext:value-type="float">
            <text:p>1206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E238]-[.F238]-[.G238]" office:value-type="float" office:value="1723" calcext:value-type="float">
            <text:p>1723</text:p>
          </table:table-cell>
          <table:table-cell table:formula="of:=MAX([.S238]-[.K238];0)" office:value-type="float" office:value="1298" calcext:value-type="float">
            <text:p>1298</text:p>
          </table:table-cell>
          <table:table-cell table:formula="of:=[.K238]/[.S224]" office:value-type="float" office:value="0.995316159250585" calcext:value-type="float">
            <text:p>0.995316159250585</text:p>
          </table:table-cell>
          <table:table-cell table:formula="of:=[.G238]/[.E224]" office:value-type="float" office:value="0.108227399546062" calcext:value-type="float">
            <text:p>0.108227399546062</text:p>
          </table:table-cell>
          <table:table-cell table:formula="of:=6718903-[.Y238]-[.F238]-[.G238]" office:value-type="float" office:value="6600837.07955254" calcext:value-type="float">
            <text:p>6600837.07955254</text:p>
          </table:table-cell>
          <table:table-cell table:formula="of:=NORMINV(RAND();MAX([.T245];1);MAX(0.25*[.T245];1))" office:value-type="float" office:value="930.920447456164" calcext:value-type="float">
            <text:p>930.920447456164</text:p>
          </table:table-cell>
          <table:table-cell table:formula="of:=[.X238]+[.K238]" office:value-type="float" office:value="1355.92044745616" calcext:value-type="float">
            <text:p>1355.92044745616</text:p>
          </table:table-cell>
          <table:table-cell table:formula="of:=[.X238]-[.X237]" office:value-type="float" office:value="53.1730954163484" calcext:value-type="float">
            <text:p>53.1730954163484</text:p>
          </table:table-cell>
          <table:table-cell table:formula="of:=[.S238]-[.S237]" office:value-type="float" office:value="3" calcext:value-type="float">
            <text:p>3</text:p>
          </table:table-cell>
          <table:table-cell table:formula="of:=[.K238]-[.K237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30</text:p>
          </table:table-cell>
          <table:table-cell office:value-type="string" calcext:value-type="string">
            <text:p>Confirmado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118635" calcext:value-type="float">
            <text:p>118635</text:p>
          </table:table-cell>
          <table:table-cell office:value-type="float" office:value="104835" calcext:value-type="float">
            <text:p>104835</text:p>
          </table:table-cell>
          <table:table-cell office:value-type="float" office:value="12119" calcext:value-type="float">
            <text:p>1211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29" calcext:value-type="float">
            <text:p>429</text:p>
          </table:table-cell>
          <table:table-cell office:value-type="float" office:value="417" calcext:value-type="float">
            <text:p>417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39]-[.F239]-[.G239]" office:value-type="float" office:value="1681" calcext:value-type="float">
            <text:p>1681</text:p>
          </table:table-cell>
          <table:table-cell table:formula="of:=MAX([.S239]-[.K239];0)" office:value-type="float" office:value="1264" calcext:value-type="float">
            <text:p>1264</text:p>
          </table:table-cell>
          <table:table-cell table:formula="of:=[.K239]/[.S225]" office:value-type="float" office:value="0.412055335968379" calcext:value-type="float">
            <text:p>0.412055335968379</text:p>
          </table:table-cell>
          <table:table-cell table:formula="of:=[.G239]/[.E225]" office:value-type="float" office:value="0.106764042568187" calcext:value-type="float">
            <text:p>0.106764042568187</text:p>
          </table:table-cell>
          <table:table-cell table:formula="of:=6718903-[.Y239]-[.F239]-[.G239]" office:value-type="float" office:value="6600194.14782118" calcext:value-type="float">
            <text:p>6600194.14782118</text:p>
          </table:table-cell>
          <table:table-cell table:formula="of:=NORMINV(RAND();MAX([.T246];1);MAX(0.25*[.T246];1))" office:value-type="float" office:value="1337.85217882233" calcext:value-type="float">
            <text:p>1337.85217882233</text:p>
          </table:table-cell>
          <table:table-cell table:formula="of:=[.X239]+[.K239]" office:value-type="float" office:value="1754.85217882233" calcext:value-type="float">
            <text:p>1754.85217882233</text:p>
          </table:table-cell>
          <table:table-cell table:formula="of:=[.X239]-[.X238]" office:value-type="float" office:value="406.93173136617" calcext:value-type="float">
            <text:p>406.93173136617</text:p>
          </table:table-cell>
          <table:table-cell table:formula="of:=[.S239]-[.S238]" office:value-type="float" office:value="-42" calcext:value-type="float">
            <text:p>-42</text:p>
          </table:table-cell>
          <table:table-cell table:formula="of:=[.K239]-[.K238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0-31</text:p>
          </table:table-cell>
          <table:table-cell office:value-type="string" calcext:value-type="string">
            <text:p>Confirmado</text:p>
          </table:table-cell>
          <table:table-cell office:value-type="float" office:value="566" calcext:value-type="float">
            <text:p>566</text:p>
          </table:table-cell>
          <table:table-cell office:value-type="float" office:value="624" calcext:value-type="float">
            <text:p>624</text:p>
          </table:table-cell>
          <table:table-cell office:value-type="float" office:value="119201" calcext:value-type="float">
            <text:p>119201</text:p>
          </table:table-cell>
          <table:table-cell office:value-type="float" office:value="105167" calcext:value-type="float">
            <text:p>105167</text:p>
          </table:table-cell>
          <table:table-cell office:value-type="float" office:value="12125" calcext:value-type="float">
            <text:p>1212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29" calcext:value-type="float">
            <text:p>429</text:p>
          </table:table-cell>
          <table:table-cell office:value-type="float" office:value="423" calcext:value-type="float">
            <text:p>42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40]-[.F240]-[.G240]" office:value-type="float" office:value="1909" calcext:value-type="float">
            <text:p>1909</text:p>
          </table:table-cell>
          <table:table-cell table:formula="of:=MAX([.S240]-[.K240];0)" office:value-type="float" office:value="1486" calcext:value-type="float">
            <text:p>1486</text:p>
          </table:table-cell>
          <table:table-cell table:formula="of:=[.K240]/[.S226]" office:value-type="float" office:value="0.408301158301158" calcext:value-type="float">
            <text:p>0.408301158301158</text:p>
          </table:table-cell>
          <table:table-cell table:formula="of:=[.G240]/[.E226]" office:value-type="float" office:value="0.106726638969087" calcext:value-type="float">
            <text:p>0.106726638969087</text:p>
          </table:table-cell>
          <table:table-cell table:formula="of:=6718903-[.Y240]-[.F240]-[.G240]" office:value-type="float" office:value="6599971.54297933" calcext:value-type="float">
            <text:p>6599971.54297933</text:p>
          </table:table-cell>
          <table:table-cell table:formula="of:=NORMINV(RAND();MAX([.T247];1);MAX(0.25*[.T247];1))" office:value-type="float" office:value="1216.45702066572" calcext:value-type="float">
            <text:p>1216.45702066572</text:p>
          </table:table-cell>
          <table:table-cell table:formula="of:=[.X240]+[.K240]" office:value-type="float" office:value="1639.45702066572" calcext:value-type="float">
            <text:p>1639.45702066572</text:p>
          </table:table-cell>
          <table:table-cell table:formula="of:=[.X240]-[.X239]" office:value-type="float" office:value="-121.395158156614" calcext:value-type="float">
            <text:p>-121.395158156614</text:p>
          </table:table-cell>
          <table:table-cell table:formula="of:=[.S240]-[.S239]" office:value-type="float" office:value="228" calcext:value-type="float">
            <text:p>228</text:p>
          </table:table-cell>
          <table:table-cell table:formula="of:=[.K240]-[.K239]" office:value-type="float" office:value="6" calcext:value-type="float">
            <text:p>6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1" calcext:value-type="float">
            <text:p>-31</text:p>
          </table:table-cell>
          <table:table-cell office:value-type="float" office:value="15" calcext:value-type="float">
            <text:p>15</text:p>
          </table:table-cell>
          <table:table-cell office:value-type="float" office:value="-59" calcext:value-type="float">
            <text:p>-59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1</text:p>
          </table:table-cell>
          <table:table-cell office:value-type="string" calcext:value-type="string">
            <text:p>Confirmado</text:p>
          </table:table-cell>
          <table:table-cell office:value-type="float" office:value="300" calcext:value-type="float">
            <text:p>300</text:p>
          </table:table-cell>
          <table:table-cell office:value-type="float" office:value="553" calcext:value-type="float">
            <text:p>553</text:p>
          </table:table-cell>
          <table:table-cell office:value-type="float" office:value="119501" calcext:value-type="float">
            <text:p>119501</text:p>
          </table:table-cell>
          <table:table-cell office:value-type="float" office:value="105720" calcext:value-type="float">
            <text:p>105720</text:p>
          </table:table-cell>
          <table:table-cell office:value-type="float" office:value="12129" calcext:value-type="float">
            <text:p>1212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40" calcext:value-type="float">
            <text:p>440</text:p>
          </table:table-cell>
          <table:table-cell office:value-type="float" office:value="430" calcext:value-type="float">
            <text:p>430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41]-[.F241]-[.G241]" office:value-type="float" office:value="1652" calcext:value-type="float">
            <text:p>1652</text:p>
          </table:table-cell>
          <table:table-cell table:formula="of:=MAX([.S241]-[.K241];0)" office:value-type="float" office:value="1222" calcext:value-type="float">
            <text:p>1222</text:p>
          </table:table-cell>
          <table:table-cell table:formula="of:=[.K241]/[.S227]" office:value-type="float" office:value="0.318991097922849" calcext:value-type="float">
            <text:p>0.318991097922849</text:p>
          </table:table-cell>
          <table:table-cell table:formula="of:=[.G241]/[.E227]" office:value-type="float" office:value="0.106676399968337" calcext:value-type="float">
            <text:p>0.106676399968337</text:p>
          </table:table-cell>
          <table:table-cell table:formula="of:=6718903-[.Y241]-[.F241]-[.G241]" office:value-type="float" office:value="6599723.04341315" calcext:value-type="float">
            <text:p>6599723.04341315</text:p>
          </table:table-cell>
          <table:table-cell table:formula="of:=NORMINV(RAND();MAX([.T248];1);MAX(0.25*[.T248];1))" office:value-type="float" office:value="900.956586848967" calcext:value-type="float">
            <text:p>900.956586848967</text:p>
          </table:table-cell>
          <table:table-cell table:formula="of:=[.X241]+[.K241]" office:value-type="float" office:value="1330.95658684897" calcext:value-type="float">
            <text:p>1330.95658684897</text:p>
          </table:table-cell>
          <table:table-cell table:formula="of:=[.X241]-[.X240]" office:value-type="float" office:value="-315.500433816753" calcext:value-type="float">
            <text:p>-315.500433816753</text:p>
          </table:table-cell>
          <table:table-cell table:formula="of:=[.S241]-[.S240]" office:value-type="float" office:value="-257" calcext:value-type="float">
            <text:p>-257</text:p>
          </table:table-cell>
          <table:table-cell table:formula="of:=[.K241]-[.K240]" office:value-type="float" office:value="7" calcext:value-type="float">
            <text:p>7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36" calcext:value-type="float">
            <text:p>-36</text:p>
          </table:table-cell>
          <table:table-cell office:value-type="float" office:value="10" calcext:value-type="float">
            <text:p>10</text:p>
          </table:table-cell>
          <table:table-cell office:value-type="float" office:value="-57" calcext:value-type="float">
            <text:p>-57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2</text:p>
          </table:table-cell>
          <table:table-cell office:value-type="string" calcext:value-type="string">
            <text:p>Confirmado</text:p>
          </table:table-cell>
          <table:table-cell office:value-type="float" office:value="92" calcext:value-type="float">
            <text:p>92</text:p>
          </table:table-cell>
          <table:table-cell office:value-type="float" office:value="286" calcext:value-type="float">
            <text:p>286</text:p>
          </table:table-cell>
          <table:table-cell office:value-type="float" office:value="119593" calcext:value-type="float">
            <text:p>119593</text:p>
          </table:table-cell>
          <table:table-cell office:value-type="float" office:value="105742" calcext:value-type="float">
            <text:p>105742</text:p>
          </table:table-cell>
          <table:table-cell office:value-type="float" office:value="12140" calcext:value-type="float">
            <text:p>1214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29" calcext:value-type="float">
            <text:p>429</text:p>
          </table:table-cell>
          <table:table-cell office:value-type="float" office:value="412" calcext:value-type="float">
            <text:p>41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2]-[.F242]-[.G242]" office:value-type="float" office:value="1711" calcext:value-type="float">
            <text:p>1711</text:p>
          </table:table-cell>
          <table:table-cell table:formula="of:=MAX([.S242]-[.K242];0)" office:value-type="float" office:value="1299" calcext:value-type="float">
            <text:p>1299</text:p>
          </table:table-cell>
          <table:table-cell table:formula="of:=[.K242]/[.S228]" office:value-type="float" office:value="0.255424674519529" calcext:value-type="float">
            <text:p>0.255424674519529</text:p>
          </table:table-cell>
          <table:table-cell table:formula="of:=[.G242]/[.E228]" office:value-type="float" office:value="0.106400694146209" calcext:value-type="float">
            <text:p>0.106400694146209</text:p>
          </table:table-cell>
          <table:table-cell table:formula="of:=6718903-[.Y242]-[.F242]-[.G242]" office:value-type="float" office:value="6599356.55225466" calcext:value-type="float">
            <text:p>6599356.55225466</text:p>
          </table:table-cell>
          <table:table-cell table:formula="of:=NORMINV(RAND();MAX([.T249];1);MAX(0.25*[.T249];1))" office:value-type="float" office:value="1252.44774534262" calcext:value-type="float">
            <text:p>1252.44774534262</text:p>
          </table:table-cell>
          <table:table-cell table:formula="of:=[.X242]+[.K242]" office:value-type="float" office:value="1664.44774534262" calcext:value-type="float">
            <text:p>1664.44774534262</text:p>
          </table:table-cell>
          <table:table-cell table:formula="of:=[.X242]-[.X241]" office:value-type="float" office:value="351.491158493656" calcext:value-type="float">
            <text:p>351.491158493656</text:p>
          </table:table-cell>
          <table:table-cell table:formula="of:=[.S242]-[.S241]" office:value-type="float" office:value="59" calcext:value-type="float">
            <text:p>59</text:p>
          </table:table-cell>
          <table:table-cell table:formula="of:=[.K242]-[.K241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Fase 6b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-47" calcext:value-type="float">
            <text:p>-47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office:value-type="float" office:value="16" calcext:value-type="float">
            <text:p>1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3</text:p>
          </table:table-cell>
          <table:table-cell office:value-type="string" calcext:value-type="string">
            <text:p>Confirmado</text:p>
          </table:table-cell>
          <table:table-cell office:value-type="float" office:value="233" calcext:value-type="float">
            <text:p>233</text:p>
          </table:table-cell>
          <table:table-cell office:value-type="float" office:value="691" calcext:value-type="float">
            <text:p>691</text:p>
          </table:table-cell>
          <table:table-cell office:value-type="float" office:value="119826" calcext:value-type="float">
            <text:p>119826</text:p>
          </table:table-cell>
          <table:table-cell office:value-type="float" office:value="106433" calcext:value-type="float">
            <text:p>106433</text:p>
          </table:table-cell>
          <table:table-cell office:value-type="float" office:value="12148" calcext:value-type="float">
            <text:p>1214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office:value-type="float" office:value="446" calcext:value-type="float">
            <text:p>446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2130" calcext:value-type="float">
            <text:p>21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3]-[.F243]-[.G243]" office:value-type="float" office:value="1245" calcext:value-type="float">
            <text:p>1245</text:p>
          </table:table-cell>
          <table:table-cell table:formula="of:=MAX([.S243]-[.K243];0)" office:value-type="float" office:value="799" calcext:value-type="float">
            <text:p>799</text:p>
          </table:table-cell>
          <table:table-cell table:formula="of:=[.K243]/[.S229]" office:value-type="float" office:value="0.328666175386883" calcext:value-type="float">
            <text:p>0.328666175386883</text:p>
          </table:table-cell>
          <table:table-cell table:formula="of:=[.G243]/[.E229]" office:value-type="float" office:value="0.106305896354376" calcext:value-type="float">
            <text:p>0.106305896354376</text:p>
          </table:table-cell>
          <table:table-cell table:formula="of:=6718903-[.Y243]-[.F243]-[.G243]" office:value-type="float" office:value="6599017.82467033" calcext:value-type="float">
            <text:p>6599017.82467033</text:p>
          </table:table-cell>
          <table:table-cell table:formula="of:=NORMINV(RAND();MAX([.T250];1);MAX(0.25*[.T250];1))" office:value-type="float" office:value="858.17532967005" calcext:value-type="float">
            <text:p>858.17532967005</text:p>
          </table:table-cell>
          <table:table-cell table:formula="of:=[.X243]+[.K243]" office:value-type="float" office:value="1304.17532967005" calcext:value-type="float">
            <text:p>1304.17532967005</text:p>
          </table:table-cell>
          <table:table-cell table:formula="of:=[.X243]-[.X242]" office:value-type="float" office:value="-394.272415672572" calcext:value-type="float">
            <text:p>-394.272415672572</text:p>
          </table:table-cell>
          <table:table-cell table:formula="of:=[.S243]-[.S242]" office:value-type="float" office:value="-466" calcext:value-type="float">
            <text:p>-466</text:p>
          </table:table-cell>
          <table:table-cell table:formula="of:=[.K243]-[.K242]" office:value-type="float" office:value="34" calcext:value-type="float">
            <text:p>3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4</text:p>
          </table:table-cell>
          <table:table-cell office:value-type="string" calcext:value-type="string">
            <text:p>Confirmado</text:p>
          </table:table-cell>
          <table:table-cell office:value-type="float" office:value="606" calcext:value-type="float">
            <text:p>606</text:p>
          </table:table-cell>
          <table:table-cell office:value-type="float" office:value="486" calcext:value-type="float">
            <text:p>486</text:p>
          </table:table-cell>
          <table:table-cell office:value-type="float" office:value="120432" calcext:value-type="float">
            <text:p>120432</text:p>
          </table:table-cell>
          <table:table-cell office:value-type="float" office:value="106919" calcext:value-type="float">
            <text:p>106919</text:p>
          </table:table-cell>
          <table:table-cell office:value-type="float" office:value="12219" calcext:value-type="float">
            <text:p>1221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354" calcext:value-type="float">
            <text:p>354</text:p>
          </table:table-cell>
          <table:table-cell office:value-type="float" office:value="490" calcext:value-type="float">
            <text:p>49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E244]-[.F244]-[.G244]" office:value-type="float" office:value="1294" calcext:value-type="float">
            <text:p>1294</text:p>
          </table:table-cell>
          <table:table-cell table:formula="of:=MAX([.S244]-[.K244];0)" office:value-type="float" office:value="804" calcext:value-type="float">
            <text:p>804</text:p>
          </table:table-cell>
          <table:table-cell table:formula="of:=[.K244]/[.S230]" office:value-type="float" office:value="0.340041637751561" calcext:value-type="float">
            <text:p>0.340041637751561</text:p>
          </table:table-cell>
          <table:table-cell table:formula="of:=[.G244]/[.E230]" office:value-type="float" office:value="0.106473453525152" calcext:value-type="float">
            <text:p>0.106473453525152</text:p>
          </table:table-cell>
          <table:table-cell table:formula="of:=6718903-[.Y244]-[.F244]-[.G244]" office:value-type="float" office:value="6598521.14634611" calcext:value-type="float">
            <text:p>6598521.14634611</text:p>
          </table:table-cell>
          <table:table-cell table:formula="of:=NORMINV(RAND();MAX([.T251];1);MAX(0.25*[.T251];1))" office:value-type="float" office:value="753.8536538952" calcext:value-type="float">
            <text:p>753.8536538952</text:p>
          </table:table-cell>
          <table:table-cell table:formula="of:=[.X244]+[.K244]" office:value-type="float" office:value="1243.8536538952" calcext:value-type="float">
            <text:p>1243.8536538952</text:p>
          </table:table-cell>
          <table:table-cell table:formula="of:=[.X244]-[.X243]" office:value-type="float" office:value="-104.321675774851" calcext:value-type="float">
            <text:p>-104.321675774851</text:p>
          </table:table-cell>
          <table:table-cell table:formula="of:=[.S244]-[.S243]" office:value-type="float" office:value="49" calcext:value-type="float">
            <text:p>49</text:p>
          </table:table-cell>
          <table:table-cell table:formula="of:=[.K244]-[.K243]" office:value-type="float" office:value="44" calcext:value-type="float">
            <text:p>4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  <table:table-cell office:value-type="float" office:value="-40" calcext:value-type="float">
            <text:p>-40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5</text:p>
          </table:table-cell>
          <table:table-cell office:value-type="string" calcext:value-type="string">
            <text:p>Confirmado</text:p>
          </table:table-cell>
          <table:table-cell office:value-type="float" office:value="370" calcext:value-type="float">
            <text:p>370</text:p>
          </table:table-cell>
          <table:table-cell office:value-type="float" office:value="343" calcext:value-type="float">
            <text:p>343</text:p>
          </table:table-cell>
          <table:table-cell office:value-type="float" office:value="120802" calcext:value-type="float">
            <text:p>120802</text:p>
          </table:table-cell>
          <table:table-cell office:value-type="float" office:value="107262" calcext:value-type="float">
            <text:p>107262</text:p>
          </table:table-cell>
          <table:table-cell office:value-type="float" office:value="12268" calcext:value-type="float">
            <text:p>1226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338" calcext:value-type="float">
            <text:p>338</text:p>
          </table:table-cell>
          <table:table-cell office:value-type="float" office:value="491" calcext:value-type="float">
            <text:p>491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514" calcext:value-type="float">
            <text:p>25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5]-[.F245]-[.G245]" office:value-type="float" office:value="1272" calcext:value-type="float">
            <text:p>1272</text:p>
          </table:table-cell>
          <table:table-cell table:formula="of:=MAX([.S245]-[.K245];0)" office:value-type="float" office:value="781" calcext:value-type="float">
            <text:p>781</text:p>
          </table:table-cell>
          <table:table-cell table:formula="of:=[.K245]/[.S231]" office:value-type="float" office:value="0.338154269972452" calcext:value-type="float">
            <text:p>0.338154269972452</text:p>
          </table:table-cell>
          <table:table-cell table:formula="of:=[.G245]/[.E231]" office:value-type="float" office:value="0.106481039466032" calcext:value-type="float">
            <text:p>0.106481039466032</text:p>
          </table:table-cell>
          <table:table-cell table:formula="of:=6718903-[.Y245]-[.F245]-[.G245]" office:value-type="float" office:value="6597509.47537262" calcext:value-type="float">
            <text:p>6597509.47537262</text:p>
          </table:table-cell>
          <table:table-cell table:formula="of:=NORMINV(RAND();MAX([.T252];1);MAX(0.25*[.T252];1))" office:value-type="float" office:value="1372.52462737848" calcext:value-type="float">
            <text:p>1372.52462737848</text:p>
          </table:table-cell>
          <table:table-cell table:formula="of:=[.X245]+[.K245]" office:value-type="float" office:value="1863.52462737848" calcext:value-type="float">
            <text:p>1863.52462737848</text:p>
          </table:table-cell>
          <table:table-cell table:formula="of:=[.X245]-[.X244]" office:value-type="float" office:value="618.670973483283" calcext:value-type="float">
            <text:p>618.670973483283</text:p>
          </table:table-cell>
          <table:table-cell table:formula="of:=[.S245]-[.S244]" office:value-type="float" office:value="-22" calcext:value-type="float">
            <text:p>-22</text:p>
          </table:table-cell>
          <table:table-cell table:formula="of:=[.K245]-[.K244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11" calcext:value-type="float">
            <text:p>11</text:p>
          </table:table-cell>
          <table:table-cell office:value-type="float" office:value="-43" calcext:value-type="float">
            <text:p>-43</text:p>
          </table:table-cell>
          <table:table-cell office:value-type="float" office:value="-25" calcext:value-type="float">
            <text:p>-25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6</text:p>
          </table:table-cell>
          <table:table-cell office:value-type="string" calcext:value-type="string">
            <text:p>Confirmado</text:p>
          </table:table-cell>
          <table:table-cell office:value-type="float" office:value="896" calcext:value-type="float">
            <text:p>896</text:p>
          </table:table-cell>
          <table:table-cell office:value-type="float" office:value="589" calcext:value-type="float">
            <text:p>589</text:p>
          </table:table-cell>
          <table:table-cell office:value-type="float" office:value="121698" calcext:value-type="float">
            <text:p>121698</text:p>
          </table:table-cell>
          <table:table-cell office:value-type="float" office:value="107622" calcext:value-type="float">
            <text:p>107622</text:p>
          </table:table-cell>
          <table:table-cell office:value-type="float" office:value="12268" calcext:value-type="float">
            <text:p>1226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38" calcext:value-type="float">
            <text:p>438</text:p>
          </table:table-cell>
          <table:table-cell office:value-type="float" office:value="458" calcext:value-type="float">
            <text:p>45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46]-[.F246]-[.G246]" office:value-type="float" office:value="1808" calcext:value-type="float">
            <text:p>1808</text:p>
          </table:table-cell>
          <table:table-cell table:formula="of:=MAX([.S246]-[.K246];0)" office:value-type="float" office:value="1350" calcext:value-type="float">
            <text:p>1350</text:p>
          </table:table-cell>
          <table:table-cell table:formula="of:=[.K246]/[.S232]" office:value-type="float" office:value="0.301911667765326" calcext:value-type="float">
            <text:p>0.301911667765326</text:p>
          </table:table-cell>
          <table:table-cell table:formula="of:=[.G246]/[.E232]" office:value-type="float" office:value="0.106092446058719" calcext:value-type="float">
            <text:p>0.106092446058719</text:p>
          </table:table-cell>
          <table:table-cell table:formula="of:=6718903-[.Y246]-[.F246]-[.G246]" office:value-type="float" office:value="6597107.81799854" calcext:value-type="float">
            <text:p>6597107.81799854</text:p>
          </table:table-cell>
          <table:table-cell table:formula="of:=NORMINV(RAND();MAX([.T253];1);MAX(0.25*[.T253];1))" office:value-type="float" office:value="1447.182001457" calcext:value-type="float">
            <text:p>1447.182001457</text:p>
          </table:table-cell>
          <table:table-cell table:formula="of:=[.X246]+[.K246]" office:value-type="float" office:value="1905.182001457" calcext:value-type="float">
            <text:p>1905.182001457</text:p>
          </table:table-cell>
          <table:table-cell table:formula="of:=[.X246]-[.X245]" office:value-type="float" office:value="74.6573740785188" calcext:value-type="float">
            <text:p>74.6573740785188</text:p>
          </table:table-cell>
          <table:table-cell table:formula="of:=[.S246]-[.S245]" office:value-type="float" office:value="536" calcext:value-type="float">
            <text:p>536</text:p>
          </table:table-cell>
          <table:table-cell table:formula="of:=[.K246]-[.K245]" office:value-type="float" office:value="-33" calcext:value-type="float">
            <text:p>-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7</text:p>
          </table:table-cell>
          <table:table-cell office:value-type="string" calcext:value-type="string">
            <text:p>Confirmado</text:p>
          </table:table-cell>
          <table:table-cell office:value-type="float" office:value="459" calcext:value-type="float">
            <text:p>459</text:p>
          </table:table-cell>
          <table:table-cell office:value-type="float" office:value="578" calcext:value-type="float">
            <text:p>578</text:p>
          </table:table-cell>
          <table:table-cell office:value-type="float" office:value="122157" calcext:value-type="float">
            <text:p>122157</text:p>
          </table:table-cell>
          <table:table-cell office:value-type="float" office:value="108045" calcext:value-type="float">
            <text:p>108045</text:p>
          </table:table-cell>
          <table:table-cell office:value-type="float" office:value="12312" calcext:value-type="float">
            <text:p>1231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22" calcext:value-type="float">
            <text:p>422</text:p>
          </table:table-cell>
          <table:table-cell office:value-type="float" office:value="462" calcext:value-type="float">
            <text:p>462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7]-[.F247]-[.G247]" office:value-type="float" office:value="1800" calcext:value-type="float">
            <text:p>1800</text:p>
          </table:table-cell>
          <table:table-cell table:formula="of:=MAX([.S247]-[.K247];0)" office:value-type="float" office:value="1338" calcext:value-type="float">
            <text:p>1338</text:p>
          </table:table-cell>
          <table:table-cell table:formula="of:=[.K247]/[.S233]" office:value-type="float" office:value="0.273049645390071" calcext:value-type="float">
            <text:p>0.273049645390071</text:p>
          </table:table-cell>
          <table:table-cell table:formula="of:=[.G247]/[.E233]" office:value-type="float" office:value="0.105956161412749" calcext:value-type="float">
            <text:p>0.105956161412749</text:p>
          </table:table-cell>
          <table:table-cell table:formula="of:=6718903-[.Y247]-[.F247]-[.G247]" office:value-type="float" office:value="6596426.72757944" calcext:value-type="float">
            <text:p>6596426.72757944</text:p>
          </table:table-cell>
          <table:table-cell table:formula="of:=NORMINV(RAND();MAX([.T254];1);MAX(0.25*[.T254];1))" office:value-type="float" office:value="1657.27242056252" calcext:value-type="float">
            <text:p>1657.27242056252</text:p>
          </table:table-cell>
          <table:table-cell table:formula="of:=[.X247]+[.K247]" office:value-type="float" office:value="2119.27242056252" calcext:value-type="float">
            <text:p>2119.27242056252</text:p>
          </table:table-cell>
          <table:table-cell table:formula="of:=[.X247]-[.X246]" office:value-type="float" office:value="210.090419105518" calcext:value-type="float">
            <text:p>210.090419105518</text:p>
          </table:table-cell>
          <table:table-cell table:formula="of:=[.S247]-[.S246]" office:value-type="float" office:value="-8" calcext:value-type="float">
            <text:p>-8</text:p>
          </table:table-cell>
          <table:table-cell table:formula="of:=[.K247]-[.K246]" office:value-type="float" office:value="4" calcext:value-type="float">
            <text:p>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8</text:p>
          </table:table-cell>
          <table:table-cell office:value-type="string" calcext:value-type="string">
            <text:p>Confirmado</text:p>
          </table:table-cell>
          <table:table-cell office:value-type="float" office:value="138" calcext:value-type="float">
            <text:p>138</text:p>
          </table:table-cell>
          <table:table-cell office:value-type="float" office:value="349" calcext:value-type="float">
            <text:p>349</text:p>
          </table:table-cell>
          <table:table-cell office:value-type="float" office:value="122295" calcext:value-type="float">
            <text:p>122295</text:p>
          </table:table-cell>
          <table:table-cell office:value-type="float" office:value="108394" calcext:value-type="float">
            <text:p>108394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99" calcext:value-type="float">
            <text:p>399</text:p>
          </table:table-cell>
          <table:table-cell office:value-type="float" office:value="447" calcext:value-type="float">
            <text:p>447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E248]-[.F248]-[.G248]" office:value-type="float" office:value="1589" calcext:value-type="float">
            <text:p>1589</text:p>
          </table:table-cell>
          <table:table-cell table:formula="of:=MAX([.S248]-[.K248];0)" office:value-type="float" office:value="1142" calcext:value-type="float">
            <text:p>1142</text:p>
          </table:table-cell>
          <table:table-cell table:formula="of:=[.K248]/[.S234]" office:value-type="float" office:value="0.266865671641791" calcext:value-type="float">
            <text:p>0.266865671641791</text:p>
          </table:table-cell>
          <table:table-cell table:formula="of:=[.G248]/[.E234]" office:value-type="float" office:value="0.105755933309855" calcext:value-type="float">
            <text:p>0.105755933309855</text:p>
          </table:table-cell>
          <table:table-cell table:formula="of:=6718903-[.Y248]-[.F248]-[.G248]" office:value-type="float" office:value="6596367.50834366" calcext:value-type="float">
            <text:p>6596367.50834366</text:p>
          </table:table-cell>
          <table:table-cell table:formula="of:=NORMINV(RAND();MAX([.T255];1);MAX(0.25*[.T255];1))" office:value-type="float" office:value="1382.49165634393" calcext:value-type="float">
            <text:p>1382.49165634393</text:p>
          </table:table-cell>
          <table:table-cell table:formula="of:=[.X248]+[.K248]" office:value-type="float" office:value="1829.49165634393" calcext:value-type="float">
            <text:p>1829.49165634393</text:p>
          </table:table-cell>
          <table:table-cell table:formula="of:=[.X248]-[.X247]" office:value-type="float" office:value="-274.780764218586" calcext:value-type="float">
            <text:p>-274.780764218586</text:p>
          </table:table-cell>
          <table:table-cell table:formula="of:=[.S248]-[.S247]" office:value-type="float" office:value="-211" calcext:value-type="float">
            <text:p>-211</text:p>
          </table:table-cell>
          <table:table-cell table:formula="of:=[.K248]-[.K247]" office:value-type="float" office:value="-15" calcext:value-type="float">
            <text:p>-1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09</text:p>
          </table:table-cell>
          <table:table-cell office:value-type="string" calcext:value-type="string">
            <text:p>Confirmado</text:p>
          </table:table-cell>
          <table:table-cell office:value-type="float" office:value="232" calcext:value-type="float">
            <text:p>232</text:p>
          </table:table-cell>
          <table:table-cell office:value-type="float" office:value="351" calcext:value-type="float">
            <text:p>351</text:p>
          </table:table-cell>
          <table:table-cell office:value-type="float" office:value="122527" calcext:value-type="float">
            <text:p>122527</text:p>
          </table:table-cell>
          <table:table-cell office:value-type="float" office:value="108490" calcext:value-type="float">
            <text:p>108490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19" calcext:value-type="float">
            <text:p>419</text:p>
          </table:table-cell>
          <table:table-cell office:value-type="float" office:value="469" calcext:value-type="float">
            <text:p>469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2965" calcext:value-type="float">
            <text:p>29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49]-[.F249]-[.G249]" office:value-type="float" office:value="1725" calcext:value-type="float">
            <text:p>1725</text:p>
          </table:table-cell>
          <table:table-cell table:formula="of:=MAX([.S249]-[.K249];0)" office:value-type="float" office:value="1256" calcext:value-type="float">
            <text:p>1256</text:p>
          </table:table-cell>
          <table:table-cell table:formula="of:=[.K249]/[.S235]" office:value-type="float" office:value="0.286499694563225" calcext:value-type="float">
            <text:p>0.286499694563225</text:p>
          </table:table-cell>
          <table:table-cell table:formula="of:=[.G249]/[.E235]" office:value-type="float" office:value="0.105599917660883" calcext:value-type="float">
            <text:p>0.105599917660883</text:p>
          </table:table-cell>
          <table:table-cell table:formula="of:=6718903-[.Y249]-[.F249]-[.G249]" office:value-type="float" office:value="6596298.67184843" calcext:value-type="float">
            <text:p>6596298.67184843</text:p>
          </table:table-cell>
          <table:table-cell table:formula="of:=NORMINV(RAND();MAX([.T256];1);MAX(0.25*[.T256];1))" office:value-type="float" office:value="1333.32815157314" calcext:value-type="float">
            <text:p>1333.32815157314</text:p>
          </table:table-cell>
          <table:table-cell table:formula="of:=[.X249]+[.K249]" office:value-type="float" office:value="1802.32815157314" calcext:value-type="float">
            <text:p>1802.32815157314</text:p>
          </table:table-cell>
          <table:table-cell table:formula="of:=[.X249]-[.X248]" office:value-type="float" office:value="-49.1635047707923" calcext:value-type="float">
            <text:p>-49.1635047707923</text:p>
          </table:table-cell>
          <table:table-cell table:formula="of:=[.S249]-[.S248]" office:value-type="float" office:value="136" calcext:value-type="float">
            <text:p>136</text:p>
          </table:table-cell>
          <table:table-cell table:formula="of:=[.K249]-[.K248]" office:value-type="float" office:value="22" calcext:value-type="float">
            <text:p>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  <table:table-cell office:value-type="float" office:value="-36" calcext:value-type="float">
            <text:p>-36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0</text:p>
          </table:table-cell>
          <table:table-cell office:value-type="string" calcext:value-type="string">
            <text:p>Confirmado</text:p>
          </table:table-cell>
          <table:table-cell office:value-type="float" office:value="754" calcext:value-type="float">
            <text:p>754</text:p>
          </table:table-cell>
          <table:table-cell office:value-type="float" office:value="906" calcext:value-type="float">
            <text:p>906</text:p>
          </table:table-cell>
          <table:table-cell office:value-type="float" office:value="123281" calcext:value-type="float">
            <text:p>123281</text:p>
          </table:table-cell>
          <table:table-cell office:value-type="float" office:value="109396" calcext:value-type="float">
            <text:p>109396</text:p>
          </table:table-cell>
          <table:table-cell office:value-type="float" office:value="12312" calcext:value-type="float">
            <text:p>123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94" calcext:value-type="float">
            <text:p>494</text:p>
          </table:table-cell>
          <table:table-cell office:value-type="float" office:value="441" calcext:value-type="float">
            <text:p>441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2878" calcext:value-type="float">
            <text:p>287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E250]-[.F250]-[.G250]" office:value-type="float" office:value="1573" calcext:value-type="float">
            <text:p>1573</text:p>
          </table:table-cell>
          <table:table-cell table:formula="of:=MAX([.S250]-[.K250];0)" office:value-type="float" office:value="1132" calcext:value-type="float">
            <text:p>1132</text:p>
          </table:table-cell>
          <table:table-cell table:formula="of:=[.K250]/[.S236]" office:value-type="float" office:value="0.271551724137931" calcext:value-type="float">
            <text:p>0.271551724137931</text:p>
          </table:table-cell>
          <table:table-cell table:formula="of:=[.G250]/[.E236]" office:value-type="float" office:value="0.104890994130125" calcext:value-type="float">
            <text:p>0.104890994130125</text:p>
          </table:table-cell>
          <table:table-cell table:formula="of:=6718903-[.Y250]-[.F250]-[.G250]" office:value-type="float" office:value="6595490.39289891" calcext:value-type="float">
            <text:p>6595490.39289891</text:p>
          </table:table-cell>
          <table:table-cell table:formula="of:=NORMINV(RAND();MAX([.T257];1);MAX(0.25*[.T257];1))" office:value-type="float" office:value="1263.60710109259" calcext:value-type="float">
            <text:p>1263.60710109259</text:p>
          </table:table-cell>
          <table:table-cell table:formula="of:=[.X250]+[.K250]" office:value-type="float" office:value="1704.60710109259" calcext:value-type="float">
            <text:p>1704.60710109259</text:p>
          </table:table-cell>
          <table:table-cell table:formula="of:=[.X250]-[.X249]" office:value-type="float" office:value="-69.7210504805532" calcext:value-type="float">
            <text:p>-69.7210504805532</text:p>
          </table:table-cell>
          <table:table-cell table:formula="of:=[.S250]-[.S249]" office:value-type="float" office:value="-152" calcext:value-type="float">
            <text:p>-152</text:p>
          </table:table-cell>
          <table:table-cell table:formula="of:=[.K250]-[.K249]" office:value-type="float" office:value="-28" calcext:value-type="float">
            <text:p>-2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11" calcext:value-type="float">
            <text:p>11</text:p>
          </table:table-cell>
          <table:table-cell office:value-type="float" office:value="-39" calcext:value-type="float">
            <text:p>-39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1</text:p>
          </table:table-cell>
          <table:table-cell office:value-type="string" calcext:value-type="string">
            <text:p>Confirmado</text:p>
          </table:table-cell>
          <table:table-cell office:value-type="float" office:value="593" calcext:value-type="float">
            <text:p>593</text:p>
          </table:table-cell>
          <table:table-cell office:value-type="float" office:value="557" calcext:value-type="float">
            <text:p>557</text:p>
          </table:table-cell>
          <table:table-cell office:value-type="float" office:value="123874" calcext:value-type="float">
            <text:p>123874</text:p>
          </table:table-cell>
          <table:table-cell office:value-type="float" office:value="109953" calcext:value-type="float">
            <text:p>109953</text:p>
          </table:table-cell>
          <table:table-cell office:value-type="float" office:value="12322" calcext:value-type="float">
            <text:p>123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468" calcext:value-type="float">
            <text:p>468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752" calcext:value-type="float">
            <text:p>275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E251]-[.F251]-[.G251]" office:value-type="float" office:value="1599" calcext:value-type="float">
            <text:p>1599</text:p>
          </table:table-cell>
          <table:table-cell table:formula="of:=MAX([.S251]-[.K251];0)" office:value-type="float" office:value="1131" calcext:value-type="float">
            <text:p>1131</text:p>
          </table:table-cell>
          <table:table-cell table:formula="of:=[.K251]/[.S237]" office:value-type="float" office:value="0.272093023255814" calcext:value-type="float">
            <text:p>0.272093023255814</text:p>
          </table:table-cell>
          <table:table-cell table:formula="of:=[.G251]/[.E237]" office:value-type="float" office:value="0.104462680999695" calcext:value-type="float">
            <text:p>0.104462680999695</text:p>
          </table:table-cell>
          <table:table-cell table:formula="of:=6718903-[.Y251]-[.F251]-[.G251]" office:value-type="float" office:value="6594049.29375619" calcext:value-type="float">
            <text:p>6594049.29375619</text:p>
          </table:table-cell>
          <table:table-cell table:formula="of:=NORMINV(RAND();MAX([.T258];1);MAX(0.25*[.T258];1))" office:value-type="float" office:value="2110.70624381345" calcext:value-type="float">
            <text:p>2110.70624381345</text:p>
          </table:table-cell>
          <table:table-cell table:formula="of:=[.X251]+[.K251]" office:value-type="float" office:value="2578.70624381345" calcext:value-type="float">
            <text:p>2578.70624381345</text:p>
          </table:table-cell>
          <table:table-cell table:formula="of:=[.X251]-[.X250]" office:value-type="float" office:value="847.099142720857" calcext:value-type="float">
            <text:p>847.099142720857</text:p>
          </table:table-cell>
          <table:table-cell table:formula="of:=[.S251]-[.S250]" office:value-type="float" office:value="26" calcext:value-type="float">
            <text:p>26</text:p>
          </table:table-cell>
          <table:table-cell table:formula="of:=[.K251]-[.K250]" office:value-type="float" office:value="27" calcext:value-type="float">
            <text:p>2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2</text:p>
          </table:table-cell>
          <table:table-cell office:value-type="string" calcext:value-type="string">
            <text:p>Confirmado</text:p>
          </table:table-cell>
          <table:table-cell office:value-type="float" office:value="1038" calcext:value-type="float">
            <text:p>1038</text:p>
          </table:table-cell>
          <table:table-cell office:value-type="float" office:value="793" calcext:value-type="float">
            <text:p>793</text:p>
          </table:table-cell>
          <table:table-cell office:value-type="float" office:value="124912" calcext:value-type="float">
            <text:p>124912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419" calcext:value-type="float">
            <text:p>1241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52]-[.F252]-[.G252]" office:value-type="float" office:value="1747" calcext:value-type="float">
            <text:p>1747</text:p>
          </table:table-cell>
          <table:table-cell table:formula="of:=MAX([.S252]-[.K252];0)" office:value-type="float" office:value="1293" calcext:value-type="float">
            <text:p>1293</text:p>
          </table:table-cell>
          <table:table-cell table:formula="of:=[.K252]/[.S238]" office:value-type="float" office:value="0.263493905977945" calcext:value-type="float">
            <text:p>0.263493905977945</text:p>
          </table:table-cell>
          <table:table-cell table:formula="of:=[.G252]/[.E238]" office:value-type="float" office:value="0.104860976248174" calcext:value-type="float">
            <text:p>0.104860976248174</text:p>
          </table:table-cell>
          <table:table-cell table:formula="of:=6718903-[.Y252]-[.F252]-[.G252]" office:value-type="float" office:value="6593188.60730984" calcext:value-type="float">
            <text:p>6593188.60730984</text:p>
          </table:table-cell>
          <table:table-cell table:formula="of:=NORMINV(RAND();MAX([.T259];1);MAX(0.25*[.T259];1))" office:value-type="float" office:value="2095.3926901599" calcext:value-type="float">
            <text:p>2095.3926901599</text:p>
          </table:table-cell>
          <table:table-cell table:formula="of:=[.X252]+[.K252]" office:value-type="float" office:value="2549.3926901599" calcext:value-type="float">
            <text:p>2549.3926901599</text:p>
          </table:table-cell>
          <table:table-cell table:formula="of:=[.X252]-[.X251]" office:value-type="float" office:value="-15.313553653546" calcext:value-type="float">
            <text:p>-15.313553653546</text:p>
          </table:table-cell>
          <table:table-cell table:formula="of:=[.S252]-[.S251]" office:value-type="float" office:value="148" calcext:value-type="float">
            <text:p>148</text:p>
          </table:table-cell>
          <table:table-cell table:formula="of:=[.K252]-[.K251]" office:value-type="float" office:value="-14" calcext:value-type="float">
            <text:p>-1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-37" calcext:value-type="float">
            <text:p>-37</text:p>
          </table:table-cell>
          <table:table-cell office:value-type="float" office:value="-24" calcext:value-type="float">
            <text:p>-24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3</text:p>
          </table:table-cell>
          <table:table-cell office:value-type="string" calcext:value-type="string">
            <text:p>Confirmado</text:p>
          </table:table-cell>
          <table:table-cell office:value-type="float" office:value="551" calcext:value-type="float">
            <text:p>551</text:p>
          </table:table-cell>
          <table:table-cell office:value-type="float" office:value="478" calcext:value-type="float">
            <text:p>478</text:p>
          </table:table-cell>
          <table:table-cell office:value-type="float" office:value="125463" calcext:value-type="float">
            <text:p>125463</text:p>
          </table:table-cell>
          <table:table-cell office:value-type="float" office:value="111224" calcext:value-type="float">
            <text:p>111224</text:p>
          </table:table-cell>
          <table:table-cell office:value-type="float" office:value="12419" calcext:value-type="float">
            <text:p>1241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38" calcext:value-type="float">
            <text:p>538</text:p>
          </table:table-cell>
          <table:table-cell office:value-type="float" office:value="466" calcext:value-type="float">
            <text:p>466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2841" calcext:value-type="float">
            <text:p>28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53]-[.F253]-[.G253]" office:value-type="float" office:value="1820" calcext:value-type="float">
            <text:p>1820</text:p>
          </table:table-cell>
          <table:table-cell table:formula="of:=MAX([.S253]-[.K253];0)" office:value-type="float" office:value="1354" calcext:value-type="float">
            <text:p>1354</text:p>
          </table:table-cell>
          <table:table-cell table:formula="of:=[.K253]/[.S239]" office:value-type="float" office:value="0.277215942891136" calcext:value-type="float">
            <text:p>0.277215942891136</text:p>
          </table:table-cell>
          <table:table-cell table:formula="of:=[.G253]/[.E239]" office:value-type="float" office:value="0.104682429299954" calcext:value-type="float">
            <text:p>0.104682429299954</text:p>
          </table:table-cell>
          <table:table-cell table:formula="of:=6718903-[.Y253]-[.F253]-[.G253]" office:value-type="float" office:value="6591919.44267042" calcext:value-type="float">
            <text:p>6591919.44267042</text:p>
          </table:table-cell>
          <table:table-cell table:formula="of:=NORMINV(RAND();MAX([.T260];1);MAX(0.25*[.T260];1))" office:value-type="float" office:value="2874.55732958174" calcext:value-type="float">
            <text:p>2874.55732958174</text:p>
          </table:table-cell>
          <table:table-cell table:formula="of:=[.X253]+[.K253]" office:value-type="float" office:value="3340.55732958174" calcext:value-type="float">
            <text:p>3340.55732958174</text:p>
          </table:table-cell>
          <table:table-cell table:formula="of:=[.X253]-[.X252]" office:value-type="float" office:value="779.164639421845" calcext:value-type="float">
            <text:p>779.164639421845</text:p>
          </table:table-cell>
          <table:table-cell table:formula="of:=[.S253]-[.S252]" office:value-type="float" office:value="73" calcext:value-type="float">
            <text:p>73</text:p>
          </table:table-cell>
          <table:table-cell table:formula="of:=[.K253]-[.K252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4</text:p>
          </table:table-cell>
          <table:table-cell office:value-type="string" calcext:value-type="string">
            <text:p>Confirmado</text:p>
          </table:table-cell>
          <table:table-cell office:value-type="float" office:value="960" calcext:value-type="float">
            <text:p>960</text:p>
          </table:table-cell>
          <table:table-cell office:value-type="float" office:value="545" calcext:value-type="float">
            <text:p>545</text:p>
          </table:table-cell>
          <table:table-cell office:value-type="float" office:value="126423" calcext:value-type="float">
            <text:p>126423</text:p>
          </table:table-cell>
          <table:table-cell office:value-type="float" office:value="111539" calcext:value-type="float">
            <text:p>111539</text:p>
          </table:table-cell>
          <table:table-cell office:value-type="float" office:value="12506" calcext:value-type="float">
            <text:p>12506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609" calcext:value-type="float">
            <text:p>609</text:p>
          </table:table-cell>
          <table:table-cell office:value-type="float" office:value="487" calcext:value-type="float">
            <text:p>487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54]-[.F254]-[.G254]" office:value-type="float" office:value="2378" calcext:value-type="float">
            <text:p>2378</text:p>
          </table:table-cell>
          <table:table-cell table:formula="of:=MAX([.S254]-[.K254];0)" office:value-type="float" office:value="1891" calcext:value-type="float">
            <text:p>1891</text:p>
          </table:table-cell>
          <table:table-cell table:formula="of:=[.K254]/[.S240]" office:value-type="float" office:value="0.255107386066003" calcext:value-type="float">
            <text:p>0.255107386066003</text:p>
          </table:table-cell>
          <table:table-cell table:formula="of:=[.G254]/[.E240]" office:value-type="float" office:value="0.104915227221248" calcext:value-type="float">
            <text:p>0.104915227221248</text:p>
          </table:table-cell>
          <table:table-cell table:formula="of:=6718903-[.Y254]-[.F254]-[.G254]" office:value-type="float" office:value="6592212.45431687" calcext:value-type="float">
            <text:p>6592212.45431687</text:p>
          </table:table-cell>
          <table:table-cell table:formula="of:=NORMINV(RAND();MAX([.T261];1);MAX(0.25*[.T261];1))" office:value-type="float" office:value="2158.54568312712" calcext:value-type="float">
            <text:p>2158.54568312712</text:p>
          </table:table-cell>
          <table:table-cell table:formula="of:=[.X254]+[.K254]" office:value-type="float" office:value="2645.54568312712" calcext:value-type="float">
            <text:p>2645.54568312712</text:p>
          </table:table-cell>
          <table:table-cell table:formula="of:=[.X254]-[.X253]" office:value-type="float" office:value="-716.011646454627" calcext:value-type="float">
            <text:p>-716.011646454627</text:p>
          </table:table-cell>
          <table:table-cell table:formula="of:=[.S254]-[.S253]" office:value-type="float" office:value="558" calcext:value-type="float">
            <text:p>558</text:p>
          </table:table-cell>
          <table:table-cell table:formula="of:=[.K254]-[.K253]" office:value-type="float" office:value="21" calcext:value-type="float">
            <text:p>2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5</text:p>
          </table:table-cell>
          <table:table-cell office:value-type="string" calcext:value-type="string">
            <text:p>Confirmado</text:p>
          </table:table-cell>
          <table:table-cell office:value-type="float" office:value="268" calcext:value-type="float">
            <text:p>268</text:p>
          </table:table-cell>
          <table:table-cell office:value-type="float" office:value="826" calcext:value-type="float">
            <text:p>826</text:p>
          </table:table-cell>
          <table:table-cell office:value-type="float" office:value="126691" calcext:value-type="float">
            <text:p>126691</text:p>
          </table:table-cell>
          <table:table-cell office:value-type="float" office:value="112365" calcext:value-type="float">
            <text:p>112365</text:p>
          </table:table-cell>
          <table:table-cell office:value-type="float" office:value="12510" calcext:value-type="float">
            <text:p>125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28" calcext:value-type="float">
            <text:p>628</text:p>
          </table:table-cell>
          <table:table-cell office:value-type="float" office:value="495" calcext:value-type="float">
            <text:p>495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255]-[.F255]-[.G255]" office:value-type="float" office:value="1816" calcext:value-type="float">
            <text:p>1816</text:p>
          </table:table-cell>
          <table:table-cell table:formula="of:=MAX([.S255]-[.K255];0)" office:value-type="float" office:value="1321" calcext:value-type="float">
            <text:p>1321</text:p>
          </table:table-cell>
          <table:table-cell table:formula="of:=[.K255]/[.S241]" office:value-type="float" office:value="0.299636803874092" calcext:value-type="float">
            <text:p>0.299636803874092</text:p>
          </table:table-cell>
          <table:table-cell table:formula="of:=[.G255]/[.E241]" office:value-type="float" office:value="0.104685316440867" calcext:value-type="float">
            <text:p>0.104685316440867</text:p>
          </table:table-cell>
          <table:table-cell table:formula="of:=6718903-[.Y255]-[.F255]-[.G255]" office:value-type="float" office:value="6592208.10700297" calcext:value-type="float">
            <text:p>6592208.10700297</text:p>
          </table:table-cell>
          <table:table-cell table:formula="of:=NORMINV(RAND();MAX([.T262];1);MAX(0.25*[.T262];1))" office:value-type="float" office:value="1324.89299702964" calcext:value-type="float">
            <text:p>1324.89299702964</text:p>
          </table:table-cell>
          <table:table-cell table:formula="of:=[.X255]+[.K255]" office:value-type="float" office:value="1819.89299702964" calcext:value-type="float">
            <text:p>1819.89299702964</text:p>
          </table:table-cell>
          <table:table-cell table:formula="of:=[.X255]-[.X254]" office:value-type="float" office:value="-833.652686097475" calcext:value-type="float">
            <text:p>-833.652686097475</text:p>
          </table:table-cell>
          <table:table-cell table:formula="of:=[.S255]-[.S254]" office:value-type="float" office:value="-562" calcext:value-type="float">
            <text:p>-562</text:p>
          </table:table-cell>
          <table:table-cell table:formula="of:=[.K255]-[.K254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39" calcext:value-type="float">
            <text:p>39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6</text:p>
          </table:table-cell>
          <table:table-cell office:value-type="string" calcext:value-type="string">
            <text:p>Confirmado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26824" calcext:value-type="float">
            <text:p>126824</text:p>
          </table:table-cell>
          <table:table-cell office:value-type="float" office:value="112365" calcext:value-type="float">
            <text:p>112365</text:p>
          </table:table-cell>
          <table:table-cell office:value-type="float" office:value="12512" calcext:value-type="float">
            <text:p>125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95" calcext:value-type="float">
            <text:p>595</text:p>
          </table:table-cell>
          <table:table-cell office:value-type="float" office:value="489" calcext:value-type="float">
            <text:p>489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3835" calcext:value-type="float">
            <text:p>38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E256]-[.F256]-[.G256]" office:value-type="float" office:value="1947" calcext:value-type="float">
            <text:p>1947</text:p>
          </table:table-cell>
          <table:table-cell table:formula="of:=MAX([.S256]-[.K256];0)" office:value-type="float" office:value="1458" calcext:value-type="float">
            <text:p>1458</text:p>
          </table:table-cell>
          <table:table-cell table:formula="of:=[.K256]/[.S242]" office:value-type="float" office:value="0.285797779076563" calcext:value-type="float">
            <text:p>0.285797779076563</text:p>
          </table:table-cell>
          <table:table-cell table:formula="of:=[.G256]/[.E242]" office:value-type="float" office:value="0.10462150794779" calcext:value-type="float">
            <text:p>0.10462150794779</text:p>
          </table:table-cell>
          <table:table-cell table:formula="of:=6718903-[.Y256]-[.F256]-[.G256]" office:value-type="float" office:value="6592135.38897554" calcext:value-type="float">
            <text:p>6592135.38897554</text:p>
          </table:table-cell>
          <table:table-cell table:formula="of:=NORMINV(RAND();MAX([.T263];1);MAX(0.25*[.T263];1))" office:value-type="float" office:value="1401.61102445697" calcext:value-type="float">
            <text:p>1401.61102445697</text:p>
          </table:table-cell>
          <table:table-cell table:formula="of:=[.X256]+[.K256]" office:value-type="float" office:value="1890.61102445697" calcext:value-type="float">
            <text:p>1890.61102445697</text:p>
          </table:table-cell>
          <table:table-cell table:formula="of:=[.X256]-[.X255]" office:value-type="float" office:value="76.7180274273294" calcext:value-type="float">
            <text:p>76.7180274273294</text:p>
          </table:table-cell>
          <table:table-cell table:formula="of:=[.S256]-[.S255]" office:value-type="float" office:value="131" calcext:value-type="float">
            <text:p>131</text:p>
          </table:table-cell>
          <table:table-cell table:formula="of:=[.K256]-[.K255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7</text:p>
          </table:table-cell>
          <table:table-cell office:value-type="string" calcext:value-type="string">
            <text:p>Confirmado</text:p>
          </table:table-cell>
          <table:table-cell office:value-type="float" office:value="1097" calcext:value-type="float">
            <text:p>1097</text:p>
          </table:table-cell>
          <table:table-cell office:value-type="float" office:value="799" calcext:value-type="float">
            <text:p>799</text:p>
          </table:table-cell>
          <table:table-cell office:value-type="float" office:value="127921" calcext:value-type="float">
            <text:p>127921</text:p>
          </table:table-cell>
          <table:table-cell office:value-type="float" office:value="112820" calcext:value-type="float">
            <text:p>112820</text:p>
          </table:table-cell>
          <table:table-cell office:value-type="float" office:value="12653" calcext:value-type="float">
            <text:p>12653</text:p>
          </table:table-cell>
          <table:table-cell office:value-type="float" office:value="141" calcext:value-type="float">
            <text:p>141</text:p>
          </table:table-cell>
          <table:table-cell office:value-type="float" office:value="49" calcext:value-type="float">
            <text:p>49</text:p>
          </table:table-cell>
          <table:table-cell office:value-type="float" office:value="663" calcext:value-type="float">
            <text:p>663</text:p>
          </table:table-cell>
          <table:table-cell office:value-type="float" office:value="536" calcext:value-type="float">
            <text:p>536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E257]-[.F257]-[.G257]" office:value-type="float" office:value="2448" calcext:value-type="float">
            <text:p>2448</text:p>
          </table:table-cell>
          <table:table-cell table:formula="of:=MAX([.S257]-[.K257];0)" office:value-type="float" office:value="1912" calcext:value-type="float">
            <text:p>1912</text:p>
          </table:table-cell>
          <table:table-cell table:formula="of:=[.K257]/[.S243]" office:value-type="float" office:value="0.430522088353414" calcext:value-type="float">
            <text:p>0.430522088353414</text:p>
          </table:table-cell>
          <table:table-cell table:formula="of:=[.G257]/[.E243]" office:value-type="float" office:value="0.105594779096356" calcext:value-type="float">
            <text:p>0.105594779096356</text:p>
          </table:table-cell>
          <table:table-cell table:formula="of:=6718903-[.Y257]-[.F257]-[.G257]" office:value-type="float" office:value="6591536.63010629" calcext:value-type="float">
            <text:p>6591536.63010629</text:p>
          </table:table-cell>
          <table:table-cell table:formula="of:=NORMINV(RAND();MAX([.T264];1);MAX(0.25*[.T264];1))" office:value-type="float" office:value="1357.3698937101" calcext:value-type="float">
            <text:p>1357.3698937101</text:p>
          </table:table-cell>
          <table:table-cell table:formula="of:=[.X257]+[.K257]" office:value-type="float" office:value="1893.3698937101" calcext:value-type="float">
            <text:p>1893.3698937101</text:p>
          </table:table-cell>
          <table:table-cell table:formula="of:=[.X257]-[.X256]" office:value-type="float" office:value="-44.2411307468713" calcext:value-type="float">
            <text:p>-44.2411307468713</text:p>
          </table:table-cell>
          <table:table-cell table:formula="of:=[.S257]-[.S256]" office:value-type="float" office:value="501" calcext:value-type="float">
            <text:p>501</text:p>
          </table:table-cell>
          <table:table-cell table:formula="of:=[.K257]-[.K256]" office:value-type="float" office:value="47" calcext:value-type="float">
            <text:p>4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39" calcext:value-type="float">
            <text:p>-39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8</text:p>
          </table:table-cell>
          <table:table-cell office:value-type="string" calcext:value-type="string">
            <text:p>Confirmado</text:p>
          </table:table-cell>
          <table:table-cell office:value-type="float" office:value="913" calcext:value-type="float">
            <text:p>913</text:p>
          </table:table-cell>
          <table:table-cell office:value-type="float" office:value="985" calcext:value-type="float">
            <text:p>985</text:p>
          </table:table-cell>
          <table:table-cell office:value-type="float" office:value="128834" calcext:value-type="float">
            <text:p>128834</text:p>
          </table:table-cell>
          <table:table-cell office:value-type="float" office:value="113805" calcext:value-type="float">
            <text:p>113805</text:p>
          </table:table-cell>
          <table:table-cell office:value-type="float" office:value="12793" calcext:value-type="float">
            <text:p>12793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office:value-type="float" office:value="709" calcext:value-type="float">
            <text:p>709</text:p>
          </table:table-cell>
          <table:table-cell office:value-type="float" office:value="552" calcext:value-type="float">
            <text:p>552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3720" calcext:value-type="float">
            <text:p>37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E258]-[.F258]-[.G258]" office:value-type="float" office:value="2236" calcext:value-type="float">
            <text:p>2236</text:p>
          </table:table-cell>
          <table:table-cell table:formula="of:=MAX([.S258]-[.K258];0)" office:value-type="float" office:value="1684" calcext:value-type="float">
            <text:p>1684</text:p>
          </table:table-cell>
          <table:table-cell table:formula="of:=[.K258]/[.S244]" office:value-type="float" office:value="0.426584234930448" calcext:value-type="float">
            <text:p>0.426584234930448</text:p>
          </table:table-cell>
          <table:table-cell table:formula="of:=[.G258]/[.E244]" office:value-type="float" office:value="0.106225920021257" calcext:value-type="float">
            <text:p>0.106225920021257</text:p>
          </table:table-cell>
          <table:table-cell table:formula="of:=6718903-[.Y258]-[.F258]-[.G258]" office:value-type="float" office:value="6590174.79935166" calcext:value-type="float">
            <text:p>6590174.79935166</text:p>
          </table:table-cell>
          <table:table-cell table:formula="of:=NORMINV(RAND();MAX([.T265];1);MAX(0.25*[.T265];1))" office:value-type="float" office:value="1578.20064834314" calcext:value-type="float">
            <text:p>1578.20064834314</text:p>
          </table:table-cell>
          <table:table-cell table:formula="of:=[.X258]+[.K258]" office:value-type="float" office:value="2130.20064834313" calcext:value-type="float">
            <text:p>2130.20064834313</text:p>
          </table:table-cell>
          <table:table-cell table:formula="of:=[.X258]-[.X257]" office:value-type="float" office:value="220.830754633034" calcext:value-type="float">
            <text:p>220.830754633034</text:p>
          </table:table-cell>
          <table:table-cell table:formula="of:=[.S258]-[.S257]" office:value-type="float" office:value="-212" calcext:value-type="float">
            <text:p>-212</text:p>
          </table:table-cell>
          <table:table-cell table:formula="of:=[.K258]-[.K257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-53" calcext:value-type="float">
            <text:p>-53</text:p>
          </table:table-cell>
          <table:table-cell office:value-type="float" office:value="-28" calcext:value-type="float">
            <text:p>-28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19</text:p>
          </table:table-cell>
          <table:table-cell office:value-type="string" calcext:value-type="string">
            <text:p>Confirmado</text:p>
          </table:table-cell>
          <table:table-cell office:value-type="float" office:value="797" calcext:value-type="float">
            <text:p>797</text:p>
          </table:table-cell>
          <table:table-cell office:value-type="float" office:value="694" calcext:value-type="float">
            <text:p>694</text:p>
          </table:table-cell>
          <table:table-cell office:value-type="float" office:value="129631" calcext:value-type="float">
            <text:p>129631</text:p>
          </table:table-cell>
          <table:table-cell office:value-type="float" office:value="114499" calcext:value-type="float">
            <text:p>114499</text:p>
          </table:table-cell>
          <table:table-cell office:value-type="float" office:value="12844" calcext:value-type="float">
            <text:p>128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74" calcext:value-type="float">
            <text:p>674</text:p>
          </table:table-cell>
          <table:table-cell office:value-type="float" office:value="599" calcext:value-type="float">
            <text:p>599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3952" calcext:value-type="float">
            <text:p>395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259]-[.F259]-[.G259]" office:value-type="float" office:value="2288" calcext:value-type="float">
            <text:p>2288</text:p>
          </table:table-cell>
          <table:table-cell table:formula="of:=MAX([.S259]-[.K259];0)" office:value-type="float" office:value="1689" calcext:value-type="float">
            <text:p>1689</text:p>
          </table:table-cell>
          <table:table-cell table:formula="of:=[.K259]/[.S245]" office:value-type="float" office:value="0.470911949685535" calcext:value-type="float">
            <text:p>0.470911949685535</text:p>
          </table:table-cell>
          <table:table-cell table:formula="of:=[.G259]/[.E245]" office:value-type="float" office:value="0.106322743000944" calcext:value-type="float">
            <text:p>0.106322743000944</text:p>
          </table:table-cell>
          <table:table-cell table:formula="of:=6718903-[.Y259]-[.F259]-[.G259]" office:value-type="float" office:value="6589009.3855238" calcext:value-type="float">
            <text:p>6589009.3855238</text:p>
          </table:table-cell>
          <table:table-cell table:formula="of:=NORMINV(RAND();MAX([.T266];1);MAX(0.25*[.T266];1))" office:value-type="float" office:value="1951.6144762013" calcext:value-type="float">
            <text:p>1951.6144762013</text:p>
          </table:table-cell>
          <table:table-cell table:formula="of:=[.X259]+[.K259]" office:value-type="float" office:value="2550.6144762013" calcext:value-type="float">
            <text:p>2550.6144762013</text:p>
          </table:table-cell>
          <table:table-cell table:formula="of:=[.X259]-[.X258]" office:value-type="float" office:value="373.413827858163" calcext:value-type="float">
            <text:p>373.413827858163</text:p>
          </table:table-cell>
          <table:table-cell table:formula="of:=[.S259]-[.S258]" office:value-type="float" office:value="52" calcext:value-type="float">
            <text:p>52</text:p>
          </table:table-cell>
          <table:table-cell table:formula="of:=[.K259]-[.K258]" office:value-type="float" office:value="47" calcext:value-type="float">
            <text:p>4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  <table:table-cell office:value-type="float" office:value="-47" calcext:value-type="float">
            <text:p>-47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0</text:p>
          </table:table-cell>
          <table:table-cell office:value-type="string" calcext:value-type="string">
            <text:p>Confirmado</text:p>
          </table:table-cell>
          <table:table-cell office:value-type="float" office:value="1004" calcext:value-type="float">
            <text:p>1004</text:p>
          </table:table-cell>
          <table:table-cell office:value-type="float" office:value="732" calcext:value-type="float">
            <text:p>732</text:p>
          </table:table-cell>
          <table:table-cell office:value-type="float" office:value="130635" calcext:value-type="float">
            <text:p>130635</text:p>
          </table:table-cell>
          <table:table-cell office:value-type="float" office:value="114822" calcext:value-type="float">
            <text:p>114822</text:p>
          </table:table-cell>
          <table:table-cell office:value-type="float" office:value="12923" calcext:value-type="float">
            <text:p>12923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39" calcext:value-type="float">
            <text:p>739</text:p>
          </table:table-cell>
          <table:table-cell office:value-type="float" office:value="530" calcext:value-type="float">
            <text:p>53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table:number-columns-repeated="3"/>
          <table:table-cell table:formula="of:=[.E260]-[.F260]-[.G260]" office:value-type="float" office:value="2890" calcext:value-type="float">
            <text:p>2890</text:p>
          </table:table-cell>
          <table:table-cell table:formula="of:=MAX([.S260]-[.K260];0)" office:value-type="float" office:value="2360" calcext:value-type="float">
            <text:p>2360</text:p>
          </table:table-cell>
          <table:table-cell table:formula="of:=[.K260]/[.S246]" office:value-type="float" office:value="0.293141592920354" calcext:value-type="float">
            <text:p>0.293141592920354</text:p>
          </table:table-cell>
          <table:table-cell table:formula="of:=[.G260]/[.E246]" office:value-type="float" office:value="0.106189091028612" calcext:value-type="float">
            <text:p>0.106189091028612</text:p>
          </table:table-cell>
          <table:table-cell table:formula="of:=6718903-[.Y260]-[.F260]-[.G260]" office:value-type="float" office:value="6588921.81107405" calcext:value-type="float">
            <text:p>6588921.81107405</text:p>
          </table:table-cell>
          <table:table-cell table:formula="of:=NORMINV(RAND();MAX([.T267];1);MAX(0.25*[.T267];1))" office:value-type="float" office:value="1706.18892595153" calcext:value-type="float">
            <text:p>1706.18892595153</text:p>
          </table:table-cell>
          <table:table-cell table:formula="of:=[.X260]+[.K260]" office:value-type="float" office:value="2236.18892595153" calcext:value-type="float">
            <text:p>2236.18892595153</text:p>
          </table:table-cell>
          <table:table-cell table:formula="of:=[.X260]-[.X259]" office:value-type="float" office:value="-245.425550249768" calcext:value-type="float">
            <text:p>-245.425550249768</text:p>
          </table:table-cell>
          <table:table-cell table:formula="of:=[.S260]-[.S259]" office:value-type="float" office:value="602" calcext:value-type="float">
            <text:p>602</text:p>
          </table:table-cell>
          <table:table-cell table:formula="of:=[.K260]-[.K259]" office:value-type="float" office:value="-69" calcext:value-type="float">
            <text:p>-6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5" calcext:value-type="float">
            <text:p>-45</text:p>
          </table:table-cell>
          <table:table-cell office:value-type="float" office:value="-6" calcext:value-type="float">
            <text:p>-6</text:p>
          </table:table-cell>
          <table:table-cell office:value-type="float" office:value="-46" calcext:value-type="float">
            <text:p>-46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1</text:p>
          </table:table-cell>
          <table:table-cell office:value-type="string" calcext:value-type="string">
            <text:p>Confirmado</text:p>
          </table:table-cell>
          <table:table-cell office:value-type="float" office:value="313" calcext:value-type="float">
            <text:p>313</text:p>
          </table:table-cell>
          <table:table-cell office:value-type="float" office:value="842" calcext:value-type="float">
            <text:p>842</text:p>
          </table:table-cell>
          <table:table-cell office:value-type="float" office:value="130948" calcext:value-type="float">
            <text:p>130948</text:p>
          </table:table-cell>
          <table:table-cell office:value-type="float" office:value="115320" calcext:value-type="float">
            <text:p>115320</text:p>
          </table:table-cell>
          <table:table-cell office:value-type="float" office:value="12935" calcext:value-type="float">
            <text:p>12935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646" calcext:value-type="float">
            <text:p>646</text:p>
          </table:table-cell>
          <table:table-cell office:value-type="float" office:value="531" calcext:value-type="float">
            <text:p>531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 table:number-columns-repeated="3"/>
          <table:table-cell table:formula="of:=[.E261]-[.F261]-[.G261]" office:value-type="float" office:value="2693" calcext:value-type="float">
            <text:p>2693</text:p>
          </table:table-cell>
          <table:table-cell table:formula="of:=MAX([.S261]-[.K261];0)" office:value-type="float" office:value="2162" calcext:value-type="float">
            <text:p>2162</text:p>
          </table:table-cell>
          <table:table-cell table:formula="of:=[.K261]/[.S247]" office:value-type="float" office:value="0.295" calcext:value-type="float">
            <text:p>0.295</text:p>
          </table:table-cell>
          <table:table-cell table:formula="of:=[.G261]/[.E247]" office:value-type="float" office:value="0.105888324042012" calcext:value-type="float">
            <text:p>0.105888324042012</text:p>
          </table:table-cell>
          <table:table-cell table:formula="of:=6718903-[.Y261]-[.F261]-[.G261]" office:value-type="float" office:value="6586718.20585842" calcext:value-type="float">
            <text:p>6586718.20585842</text:p>
          </table:table-cell>
          <table:table-cell table:formula="of:=NORMINV(RAND();MAX([.T268];1);MAX(0.25*[.T268];1))" office:value-type="float" office:value="3398.79414158168" calcext:value-type="float">
            <text:p>3398.79414158168</text:p>
          </table:table-cell>
          <table:table-cell table:formula="of:=[.X261]+[.K261]" office:value-type="float" office:value="3929.79414158168" calcext:value-type="float">
            <text:p>3929.79414158168</text:p>
          </table:table-cell>
          <table:table-cell table:formula="of:=[.X261]-[.X260]" office:value-type="float" office:value="1692.60521563015" calcext:value-type="float">
            <text:p>1692.60521563015</text:p>
          </table:table-cell>
          <table:table-cell table:formula="of:=[.S261]-[.S260]" office:value-type="float" office:value="-197" calcext:value-type="float">
            <text:p>-197</text:p>
          </table:table-cell>
          <table:table-cell table:formula="of:=[.K261]-[.K260]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2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736" calcext:value-type="float">
            <text:p>736</text:p>
          </table:table-cell>
          <table:table-cell office:value-type="float" office:value="131241" calcext:value-type="float">
            <text:p>131241</text:p>
          </table:table-cell>
          <table:table-cell office:value-type="float" office:value="116056" calcext:value-type="float">
            <text:p>116056</text:p>
          </table:table-cell>
          <table:table-cell office:value-type="float" office:value="12935" calcext:value-type="float">
            <text:p>1293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50" calcext:value-type="float">
            <text:p>650</text:p>
          </table:table-cell>
          <table:table-cell office:value-type="float" office:value="533" calcext:value-type="float">
            <text:p>533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 table:number-columns-repeated="3"/>
          <table:table-cell table:formula="of:=[.E262]-[.F262]-[.G262]" office:value-type="float" office:value="2250" calcext:value-type="float">
            <text:p>2250</text:p>
          </table:table-cell>
          <table:table-cell table:formula="of:=MAX([.S262]-[.K262];0)" office:value-type="float" office:value="1717" calcext:value-type="float">
            <text:p>1717</text:p>
          </table:table-cell>
          <table:table-cell table:formula="of:=[.K262]/[.S248]" office:value-type="float" office:value="0.335431088735053" calcext:value-type="float">
            <text:p>0.335431088735053</text:p>
          </table:table-cell>
          <table:table-cell table:formula="of:=[.G262]/[.E248]" office:value-type="float" office:value="0.105768837646674" calcext:value-type="float">
            <text:p>0.105768837646674</text:p>
          </table:table-cell>
          <table:table-cell table:formula="of:=6718903-[.Y262]-[.F262]-[.G262]" office:value-type="float" office:value="6588549.34047742" calcext:value-type="float">
            <text:p>6588549.34047742</text:p>
          </table:table-cell>
          <table:table-cell table:formula="of:=NORMINV(RAND();MAX([.T269];1);MAX(0.25*[.T269];1))" office:value-type="float" office:value="829.659522584325" calcext:value-type="float">
            <text:p>829.659522584325</text:p>
          </table:table-cell>
          <table:table-cell table:formula="of:=[.X262]+[.K262]" office:value-type="float" office:value="1362.65952258433" calcext:value-type="float">
            <text:p>1362.65952258433</text:p>
          </table:table-cell>
          <table:table-cell table:formula="of:=[.X262]-[.X261]" office:value-type="float" office:value="-2569.13461899736" calcext:value-type="float">
            <text:p>-2569.13461899736</text:p>
          </table:table-cell>
          <table:table-cell table:formula="of:=[.S262]-[.S261]" office:value-type="float" office:value="-443" calcext:value-type="float">
            <text:p>-443</text:p>
          </table:table-cell>
          <table:table-cell table:formula="of:=[.K262]-[.K261]"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-42" calcext:value-type="float">
            <text:p>-42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3</text:p>
          </table:table-cell>
          <table:table-cell office:value-type="string" calcext:value-type="string">
            <text:p>Confirmado</text:p>
          </table:table-cell>
          <table:table-cell office:value-type="float" office:value="192" calcext:value-type="float">
            <text:p>192</text:p>
          </table:table-cell>
          <table:table-cell office:value-type="float" office:value="471" calcext:value-type="float">
            <text:p>471</text:p>
          </table:table-cell>
          <table:table-cell office:value-type="float" office:value="131433" calcext:value-type="float">
            <text:p>131433</text:p>
          </table:table-cell>
          <table:table-cell office:value-type="float" office:value="116100" calcext:value-type="float">
            <text:p>116100</text:p>
          </table:table-cell>
          <table:table-cell office:value-type="float" office:value="12979" calcext:value-type="float">
            <text:p>12979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58" calcext:value-type="float">
            <text:p>658</text:p>
          </table:table-cell>
          <table:table-cell office:value-type="float" office:value="564" calcext:value-type="float">
            <text:p>564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table:number-columns-repeated="3"/>
          <table:table-cell table:formula="of:=[.E263]-[.F263]-[.G263]" office:value-type="float" office:value="2354" calcext:value-type="float">
            <text:p>2354</text:p>
          </table:table-cell>
          <table:table-cell table:formula="of:=MAX([.S263]-[.K263];0)" office:value-type="float" office:value="1790" calcext:value-type="float">
            <text:p>1790</text:p>
          </table:table-cell>
          <table:table-cell table:formula="of:=[.K263]/[.S249]" office:value-type="float" office:value="0.32695652173913" calcext:value-type="float">
            <text:p>0.32695652173913</text:p>
          </table:table-cell>
          <table:table-cell table:formula="of:=[.G263]/[.E249]" office:value-type="float" office:value="0.1059276730843" calcext:value-type="float">
            <text:p>0.1059276730843</text:p>
          </table:table-cell>
          <table:table-cell table:formula="of:=6718903-[.Y263]-[.F263]-[.G263]" office:value-type="float" office:value="6586528.2579065" calcext:value-type="float">
            <text:p>6586528.2579065</text:p>
          </table:table-cell>
          <table:table-cell table:formula="of:=NORMINV(RAND();MAX([.T270];1);MAX(0.25*[.T270];1))" office:value-type="float" office:value="2731.74209349578" calcext:value-type="float">
            <text:p>2731.74209349578</text:p>
          </table:table-cell>
          <table:table-cell table:formula="of:=[.X263]+[.K263]" office:value-type="float" office:value="3295.74209349578" calcext:value-type="float">
            <text:p>3295.74209349578</text:p>
          </table:table-cell>
          <table:table-cell table:formula="of:=[.X263]-[.X262]" office:value-type="float" office:value="1902.08257091145" calcext:value-type="float">
            <text:p>1902.08257091145</text:p>
          </table:table-cell>
          <table:table-cell table:formula="of:=[.S263]-[.S262]" office:value-type="float" office:value="104" calcext:value-type="float">
            <text:p>104</text:p>
          </table:table-cell>
          <table:table-cell table:formula="of:=[.K263]-[.K262]" office:value-type="float" office:value="31" calcext:value-type="float">
            <text:p>3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8" calcext:value-type="float">
            <text:p>-28</text:p>
          </table:table-cell>
          <table:table-cell office:value-type="float" office:value="11" calcext:value-type="float">
            <text:p>11</text:p>
          </table:table-cell>
          <table:table-cell office:value-type="float" office:value="-37" calcext:value-type="float">
            <text:p>-37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4</text:p>
          </table:table-cell>
          <table:table-cell office:value-type="string" calcext:value-type="string">
            <text:p>Confirmado</text:p>
          </table:table-cell>
          <table:table-cell office:value-type="float" office:value="916" calcext:value-type="float">
            <text:p>916</text:p>
          </table:table-cell>
          <table:table-cell office:value-type="float" office:value="1130" calcext:value-type="float">
            <text:p>1130</text:p>
          </table:table-cell>
          <table:table-cell office:value-type="float" office:value="132349" calcext:value-type="float">
            <text:p>132349</text:p>
          </table:table-cell>
          <table:table-cell office:value-type="float" office:value="117230" calcext:value-type="float">
            <text:p>117230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633" calcext:value-type="float">
            <text:p>633</text:p>
          </table:table-cell>
          <table:table-cell office:value-type="float" office:value="541" calcext:value-type="float">
            <text:p>54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5948" calcext:value-type="float">
            <text:p>5948</text:p>
          </table:table-cell>
          <table:table-cell table:number-columns-repeated="3"/>
          <table:table-cell table:formula="of:=[.E264]-[.F264]-[.G264]" office:value-type="float" office:value="2055" calcext:value-type="float">
            <text:p>2055</text:p>
          </table:table-cell>
          <table:table-cell table:formula="of:=MAX([.S264]-[.K264];0)" office:value-type="float" office:value="1514" calcext:value-type="float">
            <text:p>1514</text:p>
          </table:table-cell>
          <table:table-cell table:formula="of:=[.K264]/[.S250]" office:value-type="float" office:value="0.343928798474253" calcext:value-type="float">
            <text:p>0.343928798474253</text:p>
          </table:table-cell>
          <table:table-cell table:formula="of:=[.G264]/[.E250]" office:value-type="float" office:value="0.105969289671563" calcext:value-type="float">
            <text:p>0.105969289671563</text:p>
          </table:table-cell>
          <table:table-cell table:formula="of:=6718903-[.Y264]-[.F264]-[.G264]" office:value-type="float" office:value="6586556.4730799" calcext:value-type="float">
            <text:p>6586556.4730799</text:p>
          </table:table-cell>
          <table:table-cell table:formula="of:=NORMINV(RAND();MAX([.T271];1);MAX(0.25*[.T271];1))" office:value-type="float" office:value="1511.5269200969" calcext:value-type="float">
            <text:p>1511.5269200969</text:p>
          </table:table-cell>
          <table:table-cell table:formula="of:=[.X264]+[.K264]" office:value-type="float" office:value="2052.5269200969" calcext:value-type="float">
            <text:p>2052.5269200969</text:p>
          </table:table-cell>
          <table:table-cell table:formula="of:=[.X264]-[.X263]" office:value-type="float" office:value="-1220.21517339888" calcext:value-type="float">
            <text:p>-1220.21517339888</text:p>
          </table:table-cell>
          <table:table-cell table:formula="of:=[.S264]-[.S263]" office:value-type="float" office:value="-299" calcext:value-type="float">
            <text:p>-299</text:p>
          </table:table-cell>
          <table:table-cell table:formula="of:=[.K264]-[.K263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5</text:p>
          </table:table-cell>
          <table:table-cell office:value-type="string" calcext:value-type="string">
            <text:p>Confirmado</text:p>
          </table:table-cell>
          <table:table-cell office:value-type="float" office:value="1487" calcext:value-type="float">
            <text:p>1487</text:p>
          </table:table-cell>
          <table:table-cell office:value-type="float" office:value="1069" calcext:value-type="float">
            <text:p>1069</text:p>
          </table:table-cell>
          <table:table-cell office:value-type="float" office:value="133836" calcext:value-type="float">
            <text:p>133836</text:p>
          </table:table-cell>
          <table:table-cell office:value-type="float" office:value="118299" calcext:value-type="float">
            <text:p>118299</text:p>
          </table:table-cell>
          <table:table-cell office:value-type="float" office:value="13115" calcext:value-type="float">
            <text:p>1311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15" calcext:value-type="float">
            <text:p>715</text:p>
          </table:table-cell>
          <table:table-cell office:value-type="float" office:value="530" calcext:value-type="float">
            <text:p>530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433" calcext:value-type="float">
            <text:p>4433</text:p>
          </table:table-cell>
          <table:table-cell table:number-columns-repeated="3"/>
          <table:table-cell table:formula="of:=[.E265]-[.F265]-[.G265]" office:value-type="float" office:value="2422" calcext:value-type="float">
            <text:p>2422</text:p>
          </table:table-cell>
          <table:table-cell table:formula="of:=MAX([.S265]-[.K265];0)" office:value-type="float" office:value="1892" calcext:value-type="float">
            <text:p>1892</text:p>
          </table:table-cell>
          <table:table-cell table:formula="of:=[.K265]/[.S251]" office:value-type="float" office:value="0.331457160725453" calcext:value-type="float">
            <text:p>0.331457160725453</text:p>
          </table:table-cell>
          <table:table-cell table:formula="of:=[.G265]/[.E251]" office:value-type="float" office:value="0.105873710383131" calcext:value-type="float">
            <text:p>0.105873710383131</text:p>
          </table:table-cell>
          <table:table-cell table:formula="of:=6718903-[.Y265]-[.F265]-[.G265]" office:value-type="float" office:value="6583309.09778986" calcext:value-type="float">
            <text:p>6583309.09778986</text:p>
          </table:table-cell>
          <table:table-cell table:formula="of:=NORMINV(RAND();MAX([.T272];1);MAX(0.25*[.T272];1))" office:value-type="float" office:value="3649.90221013983" calcext:value-type="float">
            <text:p>3649.90221013983</text:p>
          </table:table-cell>
          <table:table-cell table:formula="of:=[.X265]+[.K265]" office:value-type="float" office:value="4179.90221013983" calcext:value-type="float">
            <text:p>4179.90221013983</text:p>
          </table:table-cell>
          <table:table-cell table:formula="of:=[.X265]-[.X264]" office:value-type="float" office:value="2138.37529004293" calcext:value-type="float">
            <text:p>2138.37529004293</text:p>
          </table:table-cell>
          <table:table-cell table:formula="of:=[.S265]-[.S264]" office:value-type="float" office:value="367" calcext:value-type="float">
            <text:p>367</text:p>
          </table:table-cell>
          <table:table-cell table:formula="of:=[.K265]-[.K264]" office:value-type="float" office:value="-11" calcext:value-type="float">
            <text:p>-1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32" calcext:value-type="float">
            <text:p>-32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6</text:p>
          </table:table-cell>
          <table:table-cell office:value-type="string" calcext:value-type="string">
            <text:p>Confirmado</text:p>
          </table:table-cell>
          <table:table-cell office:value-type="float" office:value="838" calcext:value-type="float">
            <text:p>838</text:p>
          </table:table-cell>
          <table:table-cell office:value-type="float" office:value="701" calcext:value-type="float">
            <text:p>701</text:p>
          </table:table-cell>
          <table:table-cell office:value-type="float" office:value="134674" calcext:value-type="float">
            <text:p>134674</text:p>
          </table:table-cell>
          <table:table-cell office:value-type="float" office:value="119000" calcext:value-type="float">
            <text:p>119000</text:p>
          </table:table-cell>
          <table:table-cell office:value-type="float" office:value="13192" calcext:value-type="float">
            <text:p>13192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6521" calcext:value-type="float">
            <text:p>6521</text:p>
          </table:table-cell>
          <table:table-cell table:number-columns-repeated="3"/>
          <table:table-cell table:formula="of:=[.E266]-[.F266]-[.G266]" office:value-type="float" office:value="2482" calcext:value-type="float">
            <text:p>2482</text:p>
          </table:table-cell>
          <table:table-cell table:formula="of:=MAX([.S266]-[.K266];0)" office:value-type="float" office:value="1970" calcext:value-type="float">
            <text:p>1970</text:p>
          </table:table-cell>
          <table:table-cell table:formula="of:=[.K266]/[.S252]" office:value-type="float" office:value="0.293073840870063" calcext:value-type="float">
            <text:p>0.293073840870063</text:p>
          </table:table-cell>
          <table:table-cell table:formula="of:=[.G266]/[.E252]" office:value-type="float" office:value="0.105610349686179" calcext:value-type="float">
            <text:p>0.105610349686179</text:p>
          </table:table-cell>
          <table:table-cell table:formula="of:=6718903-[.Y266]-[.F266]-[.G266]" office:value-type="float" office:value="6583455.49591646" calcext:value-type="float">
            <text:p>6583455.49591646</text:p>
          </table:table-cell>
          <table:table-cell table:formula="of:=NORMINV(RAND();MAX([.T273];1);MAX(0.25*[.T273];1))" office:value-type="float" office:value="2743.50408353884" calcext:value-type="float">
            <text:p>2743.50408353884</text:p>
          </table:table-cell>
          <table:table-cell table:formula="of:=[.X266]+[.K266]" office:value-type="float" office:value="3255.50408353884" calcext:value-type="float">
            <text:p>3255.50408353884</text:p>
          </table:table-cell>
          <table:table-cell table:formula="of:=[.X266]-[.X265]" office:value-type="float" office:value="-906.398126600988" calcext:value-type="float">
            <text:p>-906.398126600988</text:p>
          </table:table-cell>
          <table:table-cell table:formula="of:=[.S266]-[.S265]" office:value-type="float" office:value="60" calcext:value-type="float">
            <text:p>60</text:p>
          </table:table-cell>
          <table:table-cell table:formula="of:=[.K266]-[.K265]" office:value-type="float" office:value="-18" calcext:value-type="float">
            <text:p>-1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7</text:p>
          </table:table-cell>
          <table:table-cell office:value-type="string" calcext:value-type="string">
            <text:p>Confirmado</text:p>
          </table:table-cell>
          <table:table-cell office:value-type="float" office:value="419" calcext:value-type="float">
            <text:p>419</text:p>
          </table:table-cell>
          <table:table-cell office:value-type="float" office:value="658" calcext:value-type="float">
            <text:p>658</text:p>
          </table:table-cell>
          <table:table-cell office:value-type="float" office:value="135093" calcext:value-type="float">
            <text:p>135093</text:p>
          </table:table-cell>
          <table:table-cell office:value-type="float" office:value="119658" calcext:value-type="float">
            <text:p>119658</text:p>
          </table:table-cell>
          <table:table-cell office:value-type="float" office:value="13226" calcext:value-type="float">
            <text:p>1322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637" calcext:value-type="float">
            <text:p>637</text:p>
          </table:table-cell>
          <table:table-cell office:value-type="float" office:value="545" calcext:value-type="float">
            <text:p>545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5790" calcext:value-type="float">
            <text:p>5790</text:p>
          </table:table-cell>
          <table:table-cell table:number-columns-repeated="3"/>
          <table:table-cell table:formula="of:=[.E267]-[.F267]-[.G267]" office:value-type="float" office:value="2209" calcext:value-type="float">
            <text:p>2209</text:p>
          </table:table-cell>
          <table:table-cell table:formula="of:=MAX([.S267]-[.K267];0)" office:value-type="float" office:value="1664" calcext:value-type="float">
            <text:p>1664</text:p>
          </table:table-cell>
          <table:table-cell table:formula="of:=[.K267]/[.S253]" office:value-type="float" office:value="0.299450549450549" calcext:value-type="float">
            <text:p>0.299450549450549</text:p>
          </table:table-cell>
          <table:table-cell table:formula="of:=[.G267]/[.E253]" office:value-type="float" office:value="0.105417533456079" calcext:value-type="float">
            <text:p>0.105417533456079</text:p>
          </table:table-cell>
          <table:table-cell table:formula="of:=6718903-[.Y267]-[.F267]-[.G267]" office:value-type="float" office:value="6582357.45473174" calcext:value-type="float">
            <text:p>6582357.45473174</text:p>
          </table:table-cell>
          <table:table-cell table:formula="of:=NORMINV(RAND();MAX([.T274];1);MAX(0.25*[.T274];1))" office:value-type="float" office:value="3116.54526825598" calcext:value-type="float">
            <text:p>3116.54526825598</text:p>
          </table:table-cell>
          <table:table-cell table:formula="of:=[.X267]+[.K267]" office:value-type="float" office:value="3661.54526825598" calcext:value-type="float">
            <text:p>3661.54526825598</text:p>
          </table:table-cell>
          <table:table-cell table:formula="of:=[.X267]-[.X266]" office:value-type="float" office:value="373.041184717142" calcext:value-type="float">
            <text:p>373.041184717142</text:p>
          </table:table-cell>
          <table:table-cell table:formula="of:=[.S267]-[.S266]" office:value-type="float" office:value="-273" calcext:value-type="float">
            <text:p>-273</text:p>
          </table:table-cell>
          <table:table-cell table:formula="of:=[.K267]-[.K266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8</text:p>
          </table:table-cell>
          <table:table-cell office:value-type="string" calcext:value-type="string">
            <text:p>Confirmado</text:p>
          </table:table-cell>
          <table:table-cell office:value-type="float" office:value="2100" calcext:value-type="float">
            <text:p>2100</text:p>
          </table:table-cell>
          <table:table-cell office:value-type="float" office:value="1304" calcext:value-type="float">
            <text:p>1304</text:p>
          </table:table-cell>
          <table:table-cell office:value-type="float" office:value="137193" calcext:value-type="float">
            <text:p>137193</text:p>
          </table:table-cell>
          <table:table-cell office:value-type="float" office:value="120549" calcext:value-type="float">
            <text:p>120549</text:p>
          </table:table-cell>
          <table:table-cell office:value-type="float" office:value="13261" calcext:value-type="float">
            <text:p>1326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892" calcext:value-type="float">
            <text:p>892</text:p>
          </table:table-cell>
          <table:table-cell office:value-type="float" office:value="526" calcext:value-type="float">
            <text:p>526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table:number-columns-repeated="3"/>
          <table:table-cell table:formula="of:=[.E268]-[.F268]-[.G268]" office:value-type="float" office:value="3383" calcext:value-type="float">
            <text:p>3383</text:p>
          </table:table-cell>
          <table:table-cell table:formula="of:=MAX([.S268]-[.K268];0)" office:value-type="float" office:value="2857" calcext:value-type="float">
            <text:p>2857</text:p>
          </table:table-cell>
          <table:table-cell table:formula="of:=[.K268]/[.S254]" office:value-type="float" office:value="0.221194280908326" calcext:value-type="float">
            <text:p>0.221194280908326</text:p>
          </table:table-cell>
          <table:table-cell table:formula="of:=[.G268]/[.E254]" office:value-type="float" office:value="0.104893887979244" calcext:value-type="float">
            <text:p>0.104893887979244</text:p>
          </table:table-cell>
          <table:table-cell table:formula="of:=6718903-[.Y268]-[.F268]-[.G268]" office:value-type="float" office:value="6581843.88192693" calcext:value-type="float">
            <text:p>6581843.88192693</text:p>
          </table:table-cell>
          <table:table-cell table:formula="of:=NORMINV(RAND();MAX([.T275];1);MAX(0.25*[.T275];1))" office:value-type="float" office:value="2723.11807306857" calcext:value-type="float">
            <text:p>2723.11807306857</text:p>
          </table:table-cell>
          <table:table-cell table:formula="of:=[.X268]+[.K268]" office:value-type="float" office:value="3249.11807306857" calcext:value-type="float">
            <text:p>3249.11807306857</text:p>
          </table:table-cell>
          <table:table-cell table:formula="of:=[.X268]-[.X267]" office:value-type="float" office:value="-393.427195187408" calcext:value-type="float">
            <text:p>-393.427195187408</text:p>
          </table:table-cell>
          <table:table-cell table:formula="of:=[.S268]-[.S267]" office:value-type="float" office:value="1174" calcext:value-type="float">
            <text:p>1174</text:p>
          </table:table-cell>
          <table:table-cell table:formula="of:=[.K268]-[.K267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29</text:p>
          </table:table-cell>
          <table:table-cell office:value-type="string" calcext:value-type="string">
            <text:p>Confirmado</text:p>
          </table:table-cell>
          <table:table-cell office:value-type="float" office:value="450" calcext:value-type="float">
            <text:p>450</text:p>
          </table:table-cell>
          <table:table-cell office:value-type="float" office:value="983" calcext:value-type="float">
            <text:p>983</text:p>
          </table:table-cell>
          <table:table-cell office:value-type="float" office:value="137643" calcext:value-type="float">
            <text:p>137643</text:p>
          </table:table-cell>
          <table:table-cell office:value-type="float" office:value="121532" calcext:value-type="float">
            <text:p>121532</text:p>
          </table:table-cell>
          <table:table-cell office:value-type="float" office:value="13267" calcext:value-type="float">
            <text:p>1326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915" calcext:value-type="float">
            <text:p>915</text:p>
          </table:table-cell>
          <table:table-cell office:value-type="float" office:value="574" calcext:value-type="float">
            <text:p>574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table:number-columns-repeated="3"/>
          <table:table-cell table:formula="of:=[.E269]-[.F269]-[.G269]" office:value-type="float" office:value="2844" calcext:value-type="float">
            <text:p>2844</text:p>
          </table:table-cell>
          <table:table-cell table:formula="of:=MAX([.S269]-[.K269];0)" office:value-type="float" office:value="2270" calcext:value-type="float">
            <text:p>2270</text:p>
          </table:table-cell>
          <table:table-cell table:formula="of:=[.K269]/[.S255]" office:value-type="float" office:value="0.316079295154185" calcext:value-type="float">
            <text:p>0.316079295154185</text:p>
          </table:table-cell>
          <table:table-cell table:formula="of:=[.G269]/[.E255]" office:value-type="float" office:value="0.104719356544664" calcext:value-type="float">
            <text:p>0.104719356544664</text:p>
          </table:table-cell>
          <table:table-cell table:formula="of:=6718903-[.Y269]-[.F269]-[.G269]" office:value-type="float" office:value="6581383.0468812" calcext:value-type="float">
            <text:p>6581383.0468812</text:p>
          </table:table-cell>
          <table:table-cell table:formula="of:=NORMINV(RAND();MAX([.T276];1);MAX(0.25*[.T276];1))" office:value-type="float" office:value="2146.95311879603" calcext:value-type="float">
            <text:p>2146.95311879603</text:p>
          </table:table-cell>
          <table:table-cell table:formula="of:=[.X269]+[.K269]" office:value-type="float" office:value="2720.95311879603" calcext:value-type="float">
            <text:p>2720.95311879603</text:p>
          </table:table-cell>
          <table:table-cell table:formula="of:=[.X269]-[.X268]" office:value-type="float" office:value="-576.164954272547" calcext:value-type="float">
            <text:p>-576.164954272547</text:p>
          </table:table-cell>
          <table:table-cell table:formula="of:=[.S269]-[.S268]" office:value-type="float" office:value="-539" calcext:value-type="float">
            <text:p>-539</text:p>
          </table:table-cell>
          <table:table-cell table:formula="of:=[.K269]-[.K268]" office:value-type="float" office:value="48" calcext:value-type="float">
            <text:p>4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49" calcext:value-type="float">
            <text:p>49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1-30</text:p>
          </table:table-cell>
          <table:table-cell office:value-type="string" calcext:value-type="string">
            <text:p>Confirmado</text:p>
          </table:table-cell>
          <table:table-cell office:value-type="float" office:value="217" calcext:value-type="float">
            <text:p>217</text:p>
          </table:table-cell>
          <table:table-cell office:value-type="float" office:value="612" calcext:value-type="float">
            <text:p>612</text:p>
          </table:table-cell>
          <table:table-cell office:value-type="float" office:value="137860" calcext:value-type="float">
            <text:p>137860</text:p>
          </table:table-cell>
          <table:table-cell office:value-type="float" office:value="121634" calcext:value-type="float">
            <text:p>121634</text:p>
          </table:table-cell>
          <table:table-cell office:value-type="float" office:value="13295" calcext:value-type="float">
            <text:p>1329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18" calcext:value-type="float">
            <text:p>918</text:p>
          </table:table-cell>
          <table:table-cell table:number-columns-repeated="4"/>
          <table:table-cell office:value-type="float" office:value="7597" calcext:value-type="float">
            <text:p>7597</text:p>
          </table:table-cell>
          <table:table-cell table:number-columns-repeated="3"/>
          <table:table-cell table:formula="of:=[.E270]-[.F270]-[.G270]" office:value-type="float" office:value="2931" calcext:value-type="float">
            <text:p>2931</text:p>
          </table:table-cell>
          <table:table-cell table:formula="of:=MAX([.S270]-[.K270];0)" office:value-type="float" office:value="2931" calcext:value-type="float">
            <text:p>2931</text:p>
          </table:table-cell>
          <table:table-cell table:formula="of:=[.K270]/[.S256]" office:value-type="float" office:value="0" calcext:value-type="float">
            <text:p>0</text:p>
          </table:table-cell>
          <table:table-cell table:formula="of:=[.G270]/[.E256]" office:value-type="float" office:value="0.104830316028512" calcext:value-type="float">
            <text:p>0.104830316028512</text:p>
          </table:table-cell>
          <table:table-cell table:formula="of:=6718903-[.Y270]-[.F270]-[.G270]" office:value-type="float" office:value="6582401.39692869" calcext:value-type="float">
            <text:p>6582401.39692869</text:p>
          </table:table-cell>
          <table:table-cell table:formula="of:=NORMINV(RAND();MAX([.T277];1);MAX(0.25*[.T277];1))" office:value-type="float" office:value="1572.60307130584" calcext:value-type="float">
            <text:p>1572.60307130584</text:p>
          </table:table-cell>
          <table:table-cell table:formula="of:=[.X270]+[.K270]" office:value-type="float" office:value="1572.60307130584" calcext:value-type="float">
            <text:p>1572.60307130584</text:p>
          </table:table-cell>
          <table:table-cell table:formula="of:=[.X270]-[.X269]" office:value-type="float" office:value="-574.350047490189" calcext:value-type="float">
            <text:p>-574.350047490189</text:p>
          </table:table-cell>
          <table:table-cell table:formula="of:=[.S270]-[.S269]" office:value-type="float" office:value="87" calcext:value-type="float">
            <text:p>87</text:p>
          </table:table-cell>
          <table:table-cell table:formula="of:=[.K270]-[.K269]" office:value-type="float" office:value="-574" calcext:value-type="float">
            <text:p>-574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1</text:p>
          </table:table-cell>
          <table:table-cell office:value-type="string" calcext:value-type="string">
            <text:p>Confirmado</text:p>
          </table:table-cell>
          <table:table-cell office:value-type="float" office:value="1637" calcext:value-type="float">
            <text:p>1637</text:p>
          </table:table-cell>
          <table:table-cell office:value-type="float" office:value="1760" calcext:value-type="float">
            <text:p>1760</text:p>
          </table:table-cell>
          <table:table-cell office:value-type="float" office:value="139497" calcext:value-type="float">
            <text:p>139497</text:p>
          </table:table-cell>
          <table:table-cell office:value-type="float" office:value="123394" calcext:value-type="float">
            <text:p>123394</text:p>
          </table:table-cell>
          <table:table-cell office:value-type="float" office:value="13358" calcext:value-type="float">
            <text:p>13358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021" calcext:value-type="float">
            <text:p>1021</text:p>
          </table:table-cell>
          <table:table-cell office:value-type="float" office:value="657" calcext:value-type="float">
            <text:p>657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3741" calcext:value-type="float">
            <text:p>3741</text:p>
          </table:table-cell>
          <table:table-cell table:number-columns-repeated="3"/>
          <table:table-cell table:formula="of:=[.E271]-[.F271]-[.G271]" office:value-type="float" office:value="2745" calcext:value-type="float">
            <text:p>2745</text:p>
          </table:table-cell>
          <table:table-cell table:formula="of:=MAX([.S271]-[.K271];0)" office:value-type="float" office:value="2088" calcext:value-type="float">
            <text:p>2088</text:p>
          </table:table-cell>
          <table:table-cell table:formula="of:=[.K271]/[.S257]" office:value-type="float" office:value="0.268382352941176" calcext:value-type="float">
            <text:p>0.268382352941176</text:p>
          </table:table-cell>
          <table:table-cell table:formula="of:=[.G271]/[.E257]" office:value-type="float" office:value="0.104423824078924" calcext:value-type="float">
            <text:p>0.104423824078924</text:p>
          </table:table-cell>
          <table:table-cell table:formula="of:=6718903-[.Y271]-[.F271]-[.G271]" office:value-type="float" office:value="6579627.26627169" calcext:value-type="float">
            <text:p>6579627.26627169</text:p>
          </table:table-cell>
          <table:table-cell table:formula="of:=NORMINV(RAND();MAX([.T278];1);MAX(0.25*[.T278];1))" office:value-type="float" office:value="1866.73372831261" calcext:value-type="float">
            <text:p>1866.73372831261</text:p>
          </table:table-cell>
          <table:table-cell table:formula="of:=[.X271]+[.K271]" office:value-type="float" office:value="2523.73372831261" calcext:value-type="float">
            <text:p>2523.73372831261</text:p>
          </table:table-cell>
          <table:table-cell table:formula="of:=[.X271]-[.X270]" office:value-type="float" office:value="294.130657006773" calcext:value-type="float">
            <text:p>294.130657006773</text:p>
          </table:table-cell>
          <table:table-cell table:formula="of:=[.S271]-[.S270]" office:value-type="float" office:value="-186" calcext:value-type="float">
            <text:p>-186</text:p>
          </table:table-cell>
          <table:table-cell table:formula="of:=[.K271]-[.K270]" office:value-type="float" office:value="657" calcext:value-type="float">
            <text:p>65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office:value-type="float" office:value="-32" calcext:value-type="float">
            <text:p>-32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2</text:p>
          </table:table-cell>
          <table:table-cell office:value-type="string" calcext:value-type="string">
            <text:p>Confirmado</text:p>
          </table:table-cell>
          <table:table-cell office:value-type="float" office:value="1367" calcext:value-type="float">
            <text:p>1367</text:p>
          </table:table-cell>
          <table:table-cell office:value-type="float" office:value="1045" calcext:value-type="float">
            <text:p>1045</text:p>
          </table:table-cell>
          <table:table-cell office:value-type="float" office:value="140864" calcext:value-type="float">
            <text:p>140864</text:p>
          </table:table-cell>
          <table:table-cell office:value-type="float" office:value="124439" calcext:value-type="float">
            <text:p>124439</text:p>
          </table:table-cell>
          <table:table-cell office:value-type="float" office:value="13405" calcext:value-type="float">
            <text:p>1340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004" calcext:value-type="float">
            <text:p>1004</text:p>
          </table:table-cell>
          <table:table-cell office:value-type="float" office:value="648" calcext:value-type="float">
            <text:p>648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72]-[.F272]-[.G272]" office:value-type="float" office:value="3020" calcext:value-type="float">
            <text:p>3020</text:p>
          </table:table-cell>
          <table:table-cell table:formula="of:=MAX([.S272]-[.K272];0)" office:value-type="float" office:value="2372" calcext:value-type="float">
            <text:p>2372</text:p>
          </table:table-cell>
          <table:table-cell table:formula="of:=[.K272]/[.S258]" office:value-type="float" office:value="0.289803220035778" calcext:value-type="float">
            <text:p>0.289803220035778</text:p>
          </table:table-cell>
          <table:table-cell table:formula="of:=[.G272]/[.E258]" office:value-type="float" office:value="0.104048620705714" calcext:value-type="float">
            <text:p>0.104048620705714</text:p>
          </table:table-cell>
          <table:table-cell table:formula="of:=6718903-[.Y272]-[.F272]-[.G272]" office:value-type="float" office:value="6577260.82753992" calcext:value-type="float">
            <text:p>6577260.82753992</text:p>
          </table:table-cell>
          <table:table-cell table:formula="of:=NORMINV(RAND();MAX([.T279];1);MAX(0.25*[.T279];1))" office:value-type="float" office:value="3150.17246007515" calcext:value-type="float">
            <text:p>3150.17246007515</text:p>
          </table:table-cell>
          <table:table-cell table:formula="of:=[.X272]+[.K272]" office:value-type="float" office:value="3798.17246007515" calcext:value-type="float">
            <text:p>3798.17246007515</text:p>
          </table:table-cell>
          <table:table-cell table:formula="of:=[.X272]-[.X271]" office:value-type="float" office:value="1283.43873176254" calcext:value-type="float">
            <text:p>1283.43873176254</text:p>
          </table:table-cell>
          <table:table-cell table:formula="of:=[.S272]-[.S271]" office:value-type="float" office:value="275" calcext:value-type="float">
            <text:p>275</text:p>
          </table:table-cell>
          <table:table-cell table:formula="of:=[.K272]-[.K271]" office:value-type="float" office:value="-9" calcext:value-type="float">
            <text:p>-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3</text:p>
          </table:table-cell>
          <table:table-cell office:value-type="string" calcext:value-type="string">
            <text:p>Confirmado</text:p>
          </table:table-cell>
          <table:table-cell office:value-type="float" office:value="1367" calcext:value-type="float">
            <text:p>1367</text:p>
          </table:table-cell>
          <table:table-cell office:value-type="float" office:value="1064" calcext:value-type="float">
            <text:p>1064</text:p>
          </table:table-cell>
          <table:table-cell office:value-type="float" office:value="142231" calcext:value-type="float">
            <text:p>142231</text:p>
          </table:table-cell>
          <table:table-cell office:value-type="float" office:value="125503" calcext:value-type="float">
            <text:p>125503</text:p>
          </table:table-cell>
          <table:table-cell office:value-type="float" office:value="13465" calcext:value-type="float">
            <text:p>1346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080" calcext:value-type="float">
            <text:p>1080</text:p>
          </table:table-cell>
          <table:table-cell office:value-type="float" office:value="684" calcext:value-type="float">
            <text:p>684</text:p>
          </table:table-cell>
          <table:table-cell office:value-type="float" office:value="286" calcext:value-type="float">
            <text:p>286</text:p>
          </table:table-cell>
          <table:table-cell table:number-columns-repeated="6"/>
          <table:table-cell table:formula="of:=[.E273]-[.F273]-[.G273]" office:value-type="float" office:value="3263" calcext:value-type="float">
            <text:p>3263</text:p>
          </table:table-cell>
          <table:table-cell table:formula="of:=MAX([.S273]-[.K273];0)" office:value-type="float" office:value="2579" calcext:value-type="float">
            <text:p>2579</text:p>
          </table:table-cell>
          <table:table-cell table:formula="of:=[.K273]/[.S259]" office:value-type="float" office:value="0.298951048951049" calcext:value-type="float">
            <text:p>0.298951048951049</text:p>
          </table:table-cell>
          <table:table-cell table:formula="of:=[.G273]/[.E259]" office:value-type="float" office:value="0.103871759069976" calcext:value-type="float">
            <text:p>0.103871759069976</text:p>
          </table:table-cell>
          <table:table-cell table:formula="of:=6718903-[.Y273]-[.F273]-[.G273]" office:value-type="float" office:value="6578142.89964627" calcext:value-type="float">
            <text:p>6578142.89964627</text:p>
          </table:table-cell>
          <table:table-cell table:formula="of:=NORMINV(RAND();MAX([.T280];1);MAX(0.25*[.T280];1))" office:value-type="float" office:value="1108.1003537281" calcext:value-type="float">
            <text:p>1108.1003537281</text:p>
          </table:table-cell>
          <table:table-cell table:formula="of:=[.X273]+[.K273]" office:value-type="float" office:value="1792.1003537281" calcext:value-type="float">
            <text:p>1792.1003537281</text:p>
          </table:table-cell>
          <table:table-cell table:formula="of:=[.X273]-[.X272]" office:value-type="float" office:value="-2042.07210634705" calcext:value-type="float">
            <text:p>-2042.07210634705</text:p>
          </table:table-cell>
          <table:table-cell table:formula="of:=[.S273]-[.S272]" office:value-type="float" office:value="243" calcext:value-type="float">
            <text:p>243</text:p>
          </table:table-cell>
          <table:table-cell table:formula="of:=[.K273]-[.K272]" office:value-type="float" office:value="36" calcext:value-type="float">
            <text:p>3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25" calcext:value-type="float">
            <text:p>-25</text:p>
          </table:table-cell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4</text:p>
          </table:table-cell>
          <table:table-cell office:value-type="string" calcext:value-type="string">
            <text:p>Confirmado</text:p>
          </table:table-cell>
          <table:table-cell office:value-type="float" office:value="961" calcext:value-type="float">
            <text:p>961</text:p>
          </table:table-cell>
          <table:table-cell office:value-type="float" office:value="330" calcext:value-type="float">
            <text:p>330</text:p>
          </table:table-cell>
          <table:table-cell office:value-type="float" office:value="143192" calcext:value-type="float">
            <text:p>143192</text:p>
          </table:table-cell>
          <table:table-cell office:value-type="float" office:value="125833" calcext:value-type="float">
            <text:p>125833</text:p>
          </table:table-cell>
          <table:table-cell office:value-type="float" office:value="13532" calcext:value-type="float">
            <text:p>13532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157" calcext:value-type="float">
            <text:p>1157</text:p>
          </table:table-cell>
          <table:table-cell office:value-type="float" office:value="721" calcext:value-type="float">
            <text:p>721</text:p>
          </table:table-cell>
          <table:table-cell office:value-type="float" office:value="278" calcext:value-type="float">
            <text:p>278</text:p>
          </table:table-cell>
          <table:table-cell table:number-columns-repeated="6"/>
          <table:table-cell table:formula="of:=[.E274]-[.F274]-[.G274]" office:value-type="float" office:value="3827" calcext:value-type="float">
            <text:p>3827</text:p>
          </table:table-cell>
          <table:table-cell table:formula="of:=MAX([.S274]-[.K274];0)" office:value-type="float" office:value="3106" calcext:value-type="float">
            <text:p>3106</text:p>
          </table:table-cell>
          <table:table-cell table:formula="of:=[.K274]/[.S260]" office:value-type="float" office:value="0.249480968858131" calcext:value-type="float">
            <text:p>0.249480968858131</text:p>
          </table:table-cell>
          <table:table-cell table:formula="of:=[.G274]/[.E260]" office:value-type="float" office:value="0.103586328319363" calcext:value-type="float">
            <text:p>0.103586328319363</text:p>
          </table:table-cell>
          <table:table-cell table:formula="of:=6718903-[.Y274]-[.F274]-[.G274]" office:value-type="float" office:value="6576656.54696147" calcext:value-type="float">
            <text:p>6576656.54696147</text:p>
          </table:table-cell>
          <table:table-cell table:formula="of:=NORMINV(RAND();MAX([.T281];1);MAX(0.25*[.T281];1))" office:value-type="float" office:value="2160.45303853029" calcext:value-type="float">
            <text:p>2160.45303853029</text:p>
          </table:table-cell>
          <table:table-cell table:formula="of:=[.X274]+[.K274]" office:value-type="float" office:value="2881.45303853029" calcext:value-type="float">
            <text:p>2881.45303853029</text:p>
          </table:table-cell>
          <table:table-cell table:formula="of:=[.X274]-[.X273]" office:value-type="float" office:value="1052.35268480218" calcext:value-type="float">
            <text:p>1052.35268480218</text:p>
          </table:table-cell>
          <table:table-cell table:formula="of:=[.S274]-[.S273]" office:value-type="float" office:value="564" calcext:value-type="float">
            <text:p>564</text:p>
          </table:table-cell>
          <table:table-cell table:formula="of:=[.K274]-[.K273]" office:value-type="float" office:value="37" calcext:value-type="float">
            <text:p>3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5</text:p>
          </table:table-cell>
          <table:table-cell office:value-type="string" calcext:value-type="string">
            <text:p>Confirmado</text:p>
          </table:table-cell>
          <table:table-cell office:value-type="float" office:value="1007" calcext:value-type="float">
            <text:p>1007</text:p>
          </table:table-cell>
          <table:table-cell office:value-type="float" office:value="449" calcext:value-type="float">
            <text:p>449</text:p>
          </table:table-cell>
          <table:table-cell office:value-type="float" office:value="144199" calcext:value-type="float">
            <text:p>144199</text:p>
          </table:table-cell>
          <table:table-cell office:value-type="float" office:value="127065" calcext:value-type="float">
            <text:p>127065</text:p>
          </table:table-cell>
          <table:table-cell office:value-type="float" office:value="13570" calcext:value-type="float">
            <text:p>1357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001" calcext:value-type="float">
            <text:p>1001</text:p>
          </table:table-cell>
          <table:table-cell office:value-type="float" office:value="679" calcext:value-type="float">
            <text:p>679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75]-[.F275]-[.G275]" office:value-type="float" office:value="3564" calcext:value-type="float">
            <text:p>3564</text:p>
          </table:table-cell>
          <table:table-cell table:formula="of:=MAX([.S275]-[.K275];0)" office:value-type="float" office:value="2885" calcext:value-type="float">
            <text:p>2885</text:p>
          </table:table-cell>
          <table:table-cell table:formula="of:=[.K275]/[.S261]" office:value-type="float" office:value="0.252135165243223" calcext:value-type="float">
            <text:p>0.252135165243223</text:p>
          </table:table-cell>
          <table:table-cell table:formula="of:=[.G275]/[.E261]" office:value-type="float" office:value="0.103628921403916" calcext:value-type="float">
            <text:p>0.103628921403916</text:p>
          </table:table-cell>
          <table:table-cell table:formula="of:=6718903-[.Y275]-[.F275]-[.G275]" office:value-type="float" office:value="6574576.19953191" calcext:value-type="float">
            <text:p>6574576.19953191</text:p>
          </table:table-cell>
          <table:table-cell table:formula="of:=NORMINV(RAND();MAX([.T282];1);MAX(0.25*[.T282];1))" office:value-type="float" office:value="3012.80046808723" calcext:value-type="float">
            <text:p>3012.80046808723</text:p>
          </table:table-cell>
          <table:table-cell table:formula="of:=[.X275]+[.K275]" office:value-type="float" office:value="3691.80046808723" calcext:value-type="float">
            <text:p>3691.80046808723</text:p>
          </table:table-cell>
          <table:table-cell table:formula="of:=[.X275]-[.X274]" office:value-type="float" office:value="852.347429556948" calcext:value-type="float">
            <text:p>852.347429556948</text:p>
          </table:table-cell>
          <table:table-cell table:formula="of:=[.S275]-[.S274]" office:value-type="float" office:value="-263" calcext:value-type="float">
            <text:p>-263</text:p>
          </table:table-cell>
          <table:table-cell table:formula="of:=[.K275]-[.K274]" office:value-type="float" office:value="-42" calcext:value-type="float">
            <text:p>-4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8" calcext:value-type="float">
            <text:p>18</text:p>
          </table:table-cell>
          <table:table-cell office:value-type="float" office:value="-42" calcext:value-type="float">
            <text:p>-4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6</text:p>
          </table:table-cell>
          <table:table-cell office:value-type="string" calcext:value-type="string">
            <text:p>Confirmado</text:p>
          </table:table-cell>
          <table:table-cell office:value-type="float" office:value="294" calcext:value-type="float">
            <text:p>294</text:p>
          </table:table-cell>
          <table:table-cell office:value-type="float" office:value="987" calcext:value-type="float">
            <text:p>987</text:p>
          </table:table-cell>
          <table:table-cell office:value-type="float" office:value="144493" calcext:value-type="float">
            <text:p>144493</text:p>
          </table:table-cell>
          <table:table-cell office:value-type="float" office:value="128052" calcext:value-type="float">
            <text:p>128052</text:p>
          </table:table-cell>
          <table:table-cell office:value-type="float" office:value="13581" calcext:value-type="float">
            <text:p>1358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979" calcext:value-type="float">
            <text:p>979</text:p>
          </table:table-cell>
          <table:table-cell office:value-type="float" office:value="699" calcext:value-type="float">
            <text:p>699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formula="of:=[.E276]-[.F276]-[.G276]" office:value-type="float" office:value="2860" calcext:value-type="float">
            <text:p>2860</text:p>
          </table:table-cell>
          <table:table-cell table:formula="of:=MAX([.S276]-[.K276];0)" office:value-type="float" office:value="2161" calcext:value-type="float">
            <text:p>2161</text:p>
          </table:table-cell>
          <table:table-cell table:formula="of:=[.K276]/[.S262]" office:value-type="float" office:value="0.310666666666667" calcext:value-type="float">
            <text:p>0.310666666666667</text:p>
          </table:table-cell>
          <table:table-cell table:formula="of:=[.G276]/[.E262]" office:value-type="float" office:value="0.103481381580451" calcext:value-type="float">
            <text:p>0.103481381580451</text:p>
          </table:table-cell>
          <table:table-cell table:formula="of:=6718903-[.Y276]-[.F276]-[.G276]" office:value-type="float" office:value="6574942.67282115" calcext:value-type="float">
            <text:p>6574942.67282115</text:p>
          </table:table-cell>
          <table:table-cell table:formula="of:=NORMINV(RAND();MAX([.T283];1);MAX(0.25*[.T283];1))" office:value-type="float" office:value="1628.32717884765" calcext:value-type="float">
            <text:p>1628.32717884765</text:p>
          </table:table-cell>
          <table:table-cell table:formula="of:=[.X276]+[.K276]" office:value-type="float" office:value="2327.32717884765" calcext:value-type="float">
            <text:p>2327.32717884765</text:p>
          </table:table-cell>
          <table:table-cell table:formula="of:=[.X276]-[.X275]" office:value-type="float" office:value="-1384.47328923959" calcext:value-type="float">
            <text:p>-1384.47328923959</text:p>
          </table:table-cell>
          <table:table-cell table:formula="of:=[.S276]-[.S275]" office:value-type="float" office:value="-704" calcext:value-type="float">
            <text:p>-704</text:p>
          </table:table-cell>
          <table:table-cell table:formula="of:=[.K276]-[.K275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60" calcext:value-type="float">
            <text:p>-60</text:p>
          </table:table-cell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7</text:p>
          </table:table-cell>
          <table:table-cell office:value-type="string" calcext:value-type="string">
            <text:p>Confirmado</text:p>
          </table:table-cell>
          <table:table-cell office:value-type="float" office:value="148" calcext:value-type="float">
            <text:p>148</text:p>
          </table:table-cell>
          <table:table-cell office:value-type="float" office:value="723" calcext:value-type="float">
            <text:p>723</text:p>
          </table:table-cell>
          <table:table-cell office:value-type="float" office:value="144641" calcext:value-type="float">
            <text:p>144641</text:p>
          </table:table-cell>
          <table:table-cell office:value-type="float" office:value="128775" calcext:value-type="float">
            <text:p>128775</text:p>
          </table:table-cell>
          <table:table-cell office:value-type="float" office:value="13594" calcext:value-type="float">
            <text:p>13594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table:formula="of:=[.E277]-[.F277]-[.G277]" office:value-type="float" office:value="2272" calcext:value-type="float">
            <text:p>2272</text:p>
          </table:table-cell>
          <table:table-cell table:formula="of:=MAX([.S277]-[.K277];0)" office:value-type="float" office:value="1565" calcext:value-type="float">
            <text:p>1565</text:p>
          </table:table-cell>
          <table:table-cell table:formula="of:=[.K277]/[.S263]" office:value-type="float" office:value="0.300339847068819" calcext:value-type="float">
            <text:p>0.300339847068819</text:p>
          </table:table-cell>
          <table:table-cell table:formula="of:=[.G277]/[.E263]" office:value-type="float" office:value="0.103429123583879" calcext:value-type="float">
            <text:p>0.103429123583879</text:p>
          </table:table-cell>
          <table:table-cell table:formula="of:=6718903-[.Y277]-[.F277]-[.G277]" office:value-type="float" office:value="6567357.9607824" calcext:value-type="float">
            <text:p>6567357.9607824</text:p>
          </table:table-cell>
          <table:table-cell table:formula="of:=NORMINV(RAND();MAX([.T284];1);MAX(0.25*[.T284];1))" office:value-type="float" office:value="8469.03921760421" calcext:value-type="float">
            <text:p>8469.03921760421</text:p>
          </table:table-cell>
          <table:table-cell table:formula="of:=[.X277]+[.K277]" office:value-type="float" office:value="9176.03921760421" calcext:value-type="float">
            <text:p>9176.03921760421</text:p>
          </table:table-cell>
          <table:table-cell table:formula="of:=[.X277]-[.X276]" office:value-type="float" office:value="6840.71203875656" calcext:value-type="float">
            <text:p>6840.71203875656</text:p>
          </table:table-cell>
          <table:table-cell table:formula="of:=[.S277]-[.S276]" office:value-type="float" office:value="-588" calcext:value-type="float">
            <text:p>-588</text:p>
          </table:table-cell>
          <table:table-cell table:formula="of:=[.K277]-[.K276]" office:value-type="float" office:value="8" calcext:value-type="float">
            <text:p>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8</text:p>
          </table:table-cell>
          <table:table-cell office:value-type="string" calcext:value-type="string">
            <text:p>Confirmado</text:p>
          </table:table-cell>
          <table:table-cell office:value-type="float" office:value="1122" calcext:value-type="float">
            <text:p>1122</text:p>
          </table:table-cell>
          <table:table-cell office:value-type="float" office:value="841" calcext:value-type="float">
            <text:p>841</text:p>
          </table:table-cell>
          <table:table-cell office:value-type="float" office:value="145763" calcext:value-type="float">
            <text:p>145763</text:p>
          </table:table-cell>
          <table:table-cell office:value-type="float" office:value="129616" calcext:value-type="float">
            <text:p>129616</text:p>
          </table:table-cell>
          <table:table-cell office:value-type="float" office:value="13676" calcext:value-type="float">
            <text:p>13676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95" calcext:value-type="float">
            <text:p>895</text:p>
          </table:table-cell>
          <table:table-cell office:value-type="float" office:value="687" calcext:value-type="float">
            <text:p>687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78]-[.F278]-[.G278]" office:value-type="float" office:value="2471" calcext:value-type="float">
            <text:p>2471</text:p>
          </table:table-cell>
          <table:table-cell table:formula="of:=MAX([.S278]-[.K278];0)" office:value-type="float" office:value="1784" calcext:value-type="float">
            <text:p>1784</text:p>
          </table:table-cell>
          <table:table-cell table:formula="of:=[.K278]/[.S264]" office:value-type="float" office:value="0.334306569343066" calcext:value-type="float">
            <text:p>0.334306569343066</text:p>
          </table:table-cell>
          <table:table-cell table:formula="of:=[.G278]/[.E264]" office:value-type="float" office:value="0.103332854800565" calcext:value-type="float">
            <text:p>0.103332854800565</text:p>
          </table:table-cell>
          <table:table-cell table:formula="of:=6718903-[.Y278]-[.F278]-[.G278]" office:value-type="float" office:value="6566200.19814114" calcext:value-type="float">
            <text:p>6566200.19814114</text:p>
          </table:table-cell>
          <table:table-cell table:formula="of:=NORMINV(RAND();MAX([.T285];1);MAX(0.25*[.T285];1))" office:value-type="float" office:value="8723.80185885901" calcext:value-type="float">
            <text:p>8723.80185885901</text:p>
          </table:table-cell>
          <table:table-cell table:formula="of:=[.X278]+[.K278]" office:value-type="float" office:value="9410.80185885902" calcext:value-type="float">
            <text:p>9410.80185885902</text:p>
          </table:table-cell>
          <table:table-cell table:formula="of:=[.X278]-[.X277]" office:value-type="float" office:value="254.762641254807" calcext:value-type="float">
            <text:p>254.762641254807</text:p>
          </table:table-cell>
          <table:table-cell table:formula="of:=[.S278]-[.S277]" office:value-type="float" office:value="199" calcext:value-type="float">
            <text:p>199</text:p>
          </table:table-cell>
          <table:table-cell table:formula="of:=[.K278]-[.K277]" office:value-type="float" office:value="-20" calcext:value-type="float">
            <text:p>-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office:value-type="float" office:value="-38" calcext:value-type="float">
            <text:p>-38</text:p>
          </table:table-cell>
          <table:table-cell office:value-type="float" office:value="-22" calcext:value-type="float">
            <text:p>-22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09</text:p>
          </table:table-cell>
          <table:table-cell office:value-type="string" calcext:value-type="string">
            <text:p>Confirmado</text:p>
          </table:table-cell>
          <table:table-cell office:value-type="float" office:value="1454" calcext:value-type="float">
            <text:p>1454</text:p>
          </table:table-cell>
          <table:table-cell office:value-type="float" office:value="647" calcext:value-type="float">
            <text:p>647</text:p>
          </table:table-cell>
          <table:table-cell office:value-type="float" office:value="147217" calcext:value-type="float">
            <text:p>147217</text:p>
          </table:table-cell>
          <table:table-cell office:value-type="float" office:value="130263" calcext:value-type="float">
            <text:p>130263</text:p>
          </table:table-cell>
          <table:table-cell office:value-type="float" office:value="13772" calcext:value-type="float">
            <text:p>13772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  <table:table-cell office:value-type="float" office:value="908" calcext:value-type="float">
            <text:p>908</text:p>
          </table:table-cell>
          <table:table-cell office:value-type="float" office:value="670" calcext:value-type="float">
            <text:p>670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table:formula="of:=[.E279]-[.F279]-[.G279]" office:value-type="float" office:value="3182" calcext:value-type="float">
            <text:p>3182</text:p>
          </table:table-cell>
          <table:table-cell table:formula="of:=MAX([.S279]-[.K279];0)" office:value-type="float" office:value="2512" calcext:value-type="float">
            <text:p>2512</text:p>
          </table:table-cell>
          <table:table-cell table:formula="of:=[.K279]/[.S265]" office:value-type="float" office:value="0.2766308835673" calcext:value-type="float">
            <text:p>0.2766308835673</text:p>
          </table:table-cell>
          <table:table-cell table:formula="of:=[.G279]/[.E265]" office:value-type="float" office:value="0.102902059236678" calcext:value-type="float">
            <text:p>0.102902059236678</text:p>
          </table:table-cell>
          <table:table-cell table:formula="of:=6718903-[.Y279]-[.F279]-[.G279]" office:value-type="float" office:value="6564688.55223618" calcext:value-type="float">
            <text:p>6564688.55223618</text:p>
          </table:table-cell>
          <table:table-cell table:formula="of:=NORMINV(RAND();MAX([.T286];1);MAX(0.25*[.T286];1))" office:value-type="float" office:value="9509.44776382397" calcext:value-type="float">
            <text:p>9509.44776382397</text:p>
          </table:table-cell>
          <table:table-cell table:formula="of:=[.X279]+[.K279]" office:value-type="float" office:value="10179.447763824" calcext:value-type="float">
            <text:p>10179.447763824</text:p>
          </table:table-cell>
          <table:table-cell table:formula="of:=[.X279]-[.X278]" office:value-type="float" office:value="785.64590496496" calcext:value-type="float">
            <text:p>785.64590496496</text:p>
          </table:table-cell>
          <table:table-cell table:formula="of:=[.S279]-[.S278]" office:value-type="float" office:value="711" calcext:value-type="float">
            <text:p>711</text:p>
          </table:table-cell>
          <table:table-cell table:formula="of:=[.K279]-[.K278]" office:value-type="float" office:value="-17" calcext:value-type="float">
            <text:p>-1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0</text:p>
          </table:table-cell>
          <table:table-cell office:value-type="string" calcext:value-type="string">
            <text:p>Confirmado</text:p>
          </table:table-cell>
          <table:table-cell office:value-type="float" office:value="1467" calcext:value-type="float">
            <text:p>1467</text:p>
          </table:table-cell>
          <table:table-cell office:value-type="float" office:value="1873" calcext:value-type="float">
            <text:p>1873</text:p>
          </table:table-cell>
          <table:table-cell office:value-type="float" office:value="148684" calcext:value-type="float">
            <text:p>148684</text:p>
          </table:table-cell>
          <table:table-cell office:value-type="float" office:value="132136" calcext:value-type="float">
            <text:p>132136</text:p>
          </table:table-cell>
          <table:table-cell office:value-type="float" office:value="13844" calcext:value-type="float">
            <text:p>13844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2" calcext:value-type="float">
            <text:p>922</text:p>
          </table:table-cell>
          <table:table-cell office:value-type="float" office:value="690" calcext:value-type="float">
            <text:p>690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80]-[.F280]-[.G280]" office:value-type="float" office:value="2704" calcext:value-type="float">
            <text:p>2704</text:p>
          </table:table-cell>
          <table:table-cell table:formula="of:=MAX([.S280]-[.K280];0)" office:value-type="float" office:value="2014" calcext:value-type="float">
            <text:p>2014</text:p>
          </table:table-cell>
          <table:table-cell table:formula="of:=[.K280]/[.S266]" office:value-type="float" office:value="0.278001611603546" calcext:value-type="float">
            <text:p>0.278001611603546</text:p>
          </table:table-cell>
          <table:table-cell table:formula="of:=[.G280]/[.E266]" office:value-type="float" office:value="0.102796382375217" calcext:value-type="float">
            <text:p>0.102796382375217</text:p>
          </table:table-cell>
          <table:table-cell table:formula="of:=6718903-[.Y280]-[.F280]-[.G280]" office:value-type="float" office:value="6562163.21063275" calcext:value-type="float">
            <text:p>6562163.21063275</text:p>
          </table:table-cell>
          <table:table-cell table:formula="of:=NORMINV(RAND();MAX([.T287];1);MAX(0.25*[.T287];1))" office:value-type="float" office:value="10069.7893672486" calcext:value-type="float">
            <text:p>10069.7893672486</text:p>
          </table:table-cell>
          <table:table-cell table:formula="of:=[.X280]+[.K280]" office:value-type="float" office:value="10759.7893672486" calcext:value-type="float">
            <text:p>10759.7893672486</text:p>
          </table:table-cell>
          <table:table-cell table:formula="of:=[.X280]-[.X279]" office:value-type="float" office:value="560.341603424664" calcext:value-type="float">
            <text:p>560.341603424664</text:p>
          </table:table-cell>
          <table:table-cell table:formula="of:=[.S280]-[.S279]" office:value-type="float" office:value="-478" calcext:value-type="float">
            <text:p>-478</text:p>
          </table:table-cell>
          <table:table-cell table:formula="of:=[.K280]-[.K279]" office:value-type="float" office:value="20" calcext:value-type="float">
            <text:p>2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39" calcext:value-type="float">
            <text:p>-39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1</text:p>
          </table:table-cell>
          <table:table-cell office:value-type="string" calcext:value-type="string">
            <text:p>Confirmado</text:p>
          </table:table-cell>
          <table:table-cell office:value-type="float" office:value="1388" calcext:value-type="float">
            <text:p>1388</text:p>
          </table:table-cell>
          <table:table-cell office:value-type="float" office:value="623" calcext:value-type="float">
            <text:p>623</text:p>
          </table:table-cell>
          <table:table-cell office:value-type="float" office:value="150072" calcext:value-type="float">
            <text:p>150072</text:p>
          </table:table-cell>
          <table:table-cell office:value-type="float" office:value="132759" calcext:value-type="float">
            <text:p>132759</text:p>
          </table:table-cell>
          <table:table-cell office:value-type="float" office:value="13882" calcext:value-type="float">
            <text:p>1388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983" calcext:value-type="float">
            <text:p>983</text:p>
          </table:table-cell>
          <table:table-cell office:value-type="float" office:value="683" calcext:value-type="float">
            <text:p>683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81]-[.F281]-[.G281]" office:value-type="float" office:value="3431" calcext:value-type="float">
            <text:p>3431</text:p>
          </table:table-cell>
          <table:table-cell table:formula="of:=MAX([.S281]-[.K281];0)" office:value-type="float" office:value="2748" calcext:value-type="float">
            <text:p>2748</text:p>
          </table:table-cell>
          <table:table-cell table:formula="of:=[.K281]/[.S267]" office:value-type="float" office:value="0.309189678587596" calcext:value-type="float">
            <text:p>0.309189678587596</text:p>
          </table:table-cell>
          <table:table-cell table:formula="of:=[.G281]/[.E267]" office:value-type="float" office:value="0.102758840206376" calcext:value-type="float">
            <text:p>0.102758840206376</text:p>
          </table:table-cell>
          <table:table-cell table:formula="of:=6718903-[.Y281]-[.F281]-[.G281]" office:value-type="float" office:value="6561119.40427681" calcext:value-type="float">
            <text:p>6561119.40427681</text:p>
          </table:table-cell>
          <table:table-cell table:formula="of:=NORMINV(RAND();MAX([.T288];1);MAX(0.25*[.T288];1))" office:value-type="float" office:value="10459.5957231905" calcext:value-type="float">
            <text:p>10459.5957231905</text:p>
          </table:table-cell>
          <table:table-cell table:formula="of:=[.X281]+[.K281]" office:value-type="float" office:value="11142.5957231905" calcext:value-type="float">
            <text:p>11142.5957231905</text:p>
          </table:table-cell>
          <table:table-cell table:formula="of:=[.X281]-[.X280]" office:value-type="float" office:value="389.806355941822" calcext:value-type="float">
            <text:p>389.806355941822</text:p>
          </table:table-cell>
          <table:table-cell table:formula="of:=[.S281]-[.S280]" office:value-type="float" office:value="727" calcext:value-type="float">
            <text:p>727</text:p>
          </table:table-cell>
          <table:table-cell table:formula="of:=[.K281]-[.K280]" office:value-type="float" office:value="-7" calcext:value-type="float">
            <text:p>-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2</text:p>
          </table:table-cell>
          <table:table-cell office:value-type="string" calcext:value-type="string">
            <text:p>Confirmado</text:p>
          </table:table-cell>
          <table:table-cell office:value-type="float" office:value="1138" calcext:value-type="float">
            <text:p>1138</text:p>
          </table:table-cell>
          <table:table-cell office:value-type="float" office:value="570" calcext:value-type="float">
            <text:p>570</text:p>
          </table:table-cell>
          <table:table-cell office:value-type="float" office:value="151210" calcext:value-type="float">
            <text:p>151210</text:p>
          </table:table-cell>
          <table:table-cell office:value-type="float" office:value="133911" calcext:value-type="float">
            <text:p>133911</text:p>
          </table:table-cell>
          <table:table-cell office:value-type="float" office:value="13918" calcext:value-type="float">
            <text:p>1391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002" calcext:value-type="float">
            <text:p>1002</text:p>
          </table:table-cell>
          <table:table-cell office:value-type="float" office:value="699" calcext:value-type="float">
            <text:p>699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formula="of:=[.E282]-[.F282]-[.G282]" office:value-type="float" office:value="3381" calcext:value-type="float">
            <text:p>3381</text:p>
          </table:table-cell>
          <table:table-cell table:formula="of:=MAX([.S282]-[.K282];0)" office:value-type="float" office:value="2682" calcext:value-type="float">
            <text:p>2682</text:p>
          </table:table-cell>
          <table:table-cell table:formula="of:=[.K282]/[.S268]" office:value-type="float" office:value="0.206621342004138" calcext:value-type="float">
            <text:p>0.206621342004138</text:p>
          </table:table-cell>
          <table:table-cell table:formula="of:=[.G282]/[.E268]" office:value-type="float" office:value="0.101448324622976" calcext:value-type="float">
            <text:p>0.101448324622976</text:p>
          </table:table-cell>
          <table:table-cell table:formula="of:=6718903-[.Y282]-[.F282]-[.G282]" office:value-type="float" office:value="6564235.90636137" calcext:value-type="float">
            <text:p>6564235.90636137</text:p>
          </table:table-cell>
          <table:table-cell table:formula="of:=NORMINV(RAND();MAX([.T289];1);MAX(0.25*[.T289];1))" office:value-type="float" office:value="6139.09363862681" calcext:value-type="float">
            <text:p>6139.09363862681</text:p>
          </table:table-cell>
          <table:table-cell table:formula="of:=[.X282]+[.K282]" office:value-type="float" office:value="6838.09363862681" calcext:value-type="float">
            <text:p>6838.09363862681</text:p>
          </table:table-cell>
          <table:table-cell table:formula="of:=[.X282]-[.X281]" office:value-type="float" office:value="-4320.50208456366" calcext:value-type="float">
            <text:p>-4320.50208456366</text:p>
          </table:table-cell>
          <table:table-cell table:formula="of:=[.S282]-[.S281]" office:value-type="float" office:value="-50" calcext:value-type="float">
            <text:p>-50</text:p>
          </table:table-cell>
          <table:table-cell table:formula="of:=[.K282]-[.K281]" office:value-type="float" office:value="16" calcext:value-type="float">
            <text:p>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3</text:p>
          </table:table-cell>
          <table:table-cell office:value-type="string" calcext:value-type="string">
            <text:p>Confirmado</text:p>
          </table:table-cell>
          <table:table-cell office:value-type="float" office:value="131" calcext:value-type="float">
            <text:p>131</text:p>
          </table:table-cell>
          <table:table-cell office:value-type="float" office:value="472" calcext:value-type="float">
            <text:p>472</text:p>
          </table:table-cell>
          <table:table-cell office:value-type="float" office:value="151341" calcext:value-type="float">
            <text:p>151341</text:p>
          </table:table-cell>
          <table:table-cell office:value-type="float" office:value="134383" calcext:value-type="float">
            <text:p>134383</text:p>
          </table:table-cell>
          <table:table-cell office:value-type="float" office:value="13922" calcext:value-type="float">
            <text:p>1392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78" calcext:value-type="float">
            <text:p>978</text:p>
          </table:table-cell>
          <table:table-cell office:value-type="float" office:value="670" calcext:value-type="float">
            <text:p>670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table:formula="of:=[.E283]-[.F283]-[.G283]" office:value-type="float" office:value="3036" calcext:value-type="float">
            <text:p>3036</text:p>
          </table:table-cell>
          <table:table-cell table:formula="of:=MAX([.S283]-[.K283];0)" office:value-type="float" office:value="2366" calcext:value-type="float">
            <text:p>2366</text:p>
          </table:table-cell>
          <table:table-cell table:formula="of:=[.K283]/[.S269]" office:value-type="float" office:value="0.235583684950774" calcext:value-type="float">
            <text:p>0.235583684950774</text:p>
          </table:table-cell>
          <table:table-cell table:formula="of:=[.G283]/[.E269]" office:value-type="float" office:value="0.101145717544663" calcext:value-type="float">
            <text:p>0.101145717544663</text:p>
          </table:table-cell>
          <table:table-cell table:formula="of:=6718903-[.Y283]-[.F283]-[.G283]" office:value-type="float" office:value="6562668.08460398" calcext:value-type="float">
            <text:p>6562668.08460398</text:p>
          </table:table-cell>
          <table:table-cell table:formula="of:=NORMINV(RAND();MAX([.T290];1);MAX(0.25*[.T290];1))" office:value-type="float" office:value="7259.91539602429" calcext:value-type="float">
            <text:p>7259.91539602429</text:p>
          </table:table-cell>
          <table:table-cell table:formula="of:=[.X283]+[.K283]" office:value-type="float" office:value="7929.91539602429" calcext:value-type="float">
            <text:p>7929.91539602429</text:p>
          </table:table-cell>
          <table:table-cell table:formula="of:=[.X283]-[.X282]" office:value-type="float" office:value="1120.82175739749" calcext:value-type="float">
            <text:p>1120.82175739749</text:p>
          </table:table-cell>
          <table:table-cell table:formula="of:=[.S283]-[.S282]" office:value-type="float" office:value="-345" calcext:value-type="float">
            <text:p>-345</text:p>
          </table:table-cell>
          <table:table-cell table:formula="of:=[.K283]-[.K282]" office:value-type="float" office:value="-29" calcext:value-type="float">
            <text:p>-2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office:value-type="float" office:value="-42" calcext:value-type="float">
            <text:p>-42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4</text:p>
          </table:table-cell>
          <table:table-cell office:value-type="string" calcext:value-type="string">
            <text:p>Confirmado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51531" calcext:value-type="float">
            <text:p>151531</text:p>
          </table:table-cell>
          <table:table-cell office:value-type="float" office:value="128675" calcext:value-type="float">
            <text:p>128675</text:p>
          </table:table-cell>
          <table:table-cell office:value-type="float" office:value="13923" calcext:value-type="float">
            <text:p>1392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984" calcext:value-type="float">
            <text:p>984</text:p>
          </table:table-cell>
          <table:table-cell office:value-type="float" office:value="708" calcext:value-type="float">
            <text:p>708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table:formula="of:=[.E284]-[.F284]-[.G284]" office:value-type="float" office:value="8933" calcext:value-type="float">
            <text:p>8933</text:p>
          </table:table-cell>
          <table:table-cell table:formula="of:=MAX([.S284]-[.K284];0)" office:value-type="float" office:value="8225" calcext:value-type="float">
            <text:p>8225</text:p>
          </table:table-cell>
          <table:table-cell table:formula="of:=[.K284]/[.S270]" office:value-type="float" office:value="0.241555783009212" calcext:value-type="float">
            <text:p>0.241555783009212</text:p>
          </table:table-cell>
          <table:table-cell table:formula="of:=[.G284]/[.E270]" office:value-type="float" office:value="0.10099376178732" calcext:value-type="float">
            <text:p>0.10099376178732</text:p>
          </table:table-cell>
          <table:table-cell table:formula="of:=6718903-[.Y284]-[.F284]-[.G284]" office:value-type="float" office:value="6567095.69781812" calcext:value-type="float">
            <text:p>6567095.69781812</text:p>
          </table:table-cell>
          <table:table-cell table:formula="of:=NORMINV(RAND();MAX([.T291];1);MAX(0.25*[.T291];1))" office:value-type="float" office:value="8501.30218187852" calcext:value-type="float">
            <text:p>8501.30218187852</text:p>
          </table:table-cell>
          <table:table-cell table:formula="of:=[.X284]+[.K284]" office:value-type="float" office:value="9209.30218187852" calcext:value-type="float">
            <text:p>9209.30218187852</text:p>
          </table:table-cell>
          <table:table-cell table:formula="of:=[.X284]-[.X283]" office:value-type="float" office:value="1241.38678585422" calcext:value-type="float">
            <text:p>1241.38678585422</text:p>
          </table:table-cell>
          <table:table-cell table:formula="of:=[.S284]-[.S283]" office:value-type="float" office:value="5897" calcext:value-type="float">
            <text:p>5897</text:p>
          </table:table-cell>
          <table:table-cell table:formula="of:=[.K284]-[.K283]" office:value-type="float" office:value="38" calcext:value-type="float">
            <text:p>3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5</text:p>
          </table:table-cell>
          <table:table-cell office:value-type="string" calcext:value-type="string">
            <text:p>Confirmado</text:p>
          </table:table-cell>
          <table:table-cell office:value-type="float" office:value="362" calcext:value-type="float">
            <text:p>362</text:p>
          </table:table-cell>
          <table:table-cell office:value-type="float" office:value="543" calcext:value-type="float">
            <text:p>543</text:p>
          </table:table-cell>
          <table:table-cell office:value-type="float" office:value="151893" calcext:value-type="float">
            <text:p>151893</text:p>
          </table:table-cell>
          <table:table-cell office:value-type="float" office:value="129218" calcext:value-type="float">
            <text:p>129218</text:p>
          </table:table-cell>
          <table:table-cell office:value-type="float" office:value="14015" calcext:value-type="float">
            <text:p>14015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876" calcext:value-type="float">
            <text:p>876</text:p>
          </table:table-cell>
          <table:table-cell office:value-type="float" office:value="670" calcext:value-type="float">
            <text:p>670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[.E285]-[.F285]-[.G285]" office:value-type="float" office:value="8660" calcext:value-type="float">
            <text:p>8660</text:p>
          </table:table-cell>
          <table:table-cell table:formula="of:=MAX([.S285]-[.K285];0)" office:value-type="float" office:value="7990" calcext:value-type="float">
            <text:p>7990</text:p>
          </table:table-cell>
          <table:table-cell table:formula="of:=[.K285]/[.S271]" office:value-type="float" office:value="0.24408014571949" calcext:value-type="float">
            <text:p>0.24408014571949</text:p>
          </table:table-cell>
          <table:table-cell table:formula="of:=[.G285]/[.E271]" office:value-type="float" office:value="0.100468110425314" calcext:value-type="float">
            <text:p>0.100468110425314</text:p>
          </table:table-cell>
          <table:table-cell table:formula="of:=6718903-[.Y285]-[.F285]-[.G285]" office:value-type="float" office:value="6566891.21724534" calcext:value-type="float">
            <text:p>6566891.21724534</text:p>
          </table:table-cell>
          <table:table-cell table:formula="of:=NORMINV(RAND();MAX([.T292];1);MAX(0.25*[.T292];1))" office:value-type="float" office:value="8108.78275466226" calcext:value-type="float">
            <text:p>8108.78275466226</text:p>
          </table:table-cell>
          <table:table-cell table:formula="of:=[.X285]+[.K285]" office:value-type="float" office:value="8778.78275466226" calcext:value-type="float">
            <text:p>8778.78275466226</text:p>
          </table:table-cell>
          <table:table-cell table:formula="of:=[.X285]-[.X284]" office:value-type="float" office:value="-392.519427216261" calcext:value-type="float">
            <text:p>-392.519427216261</text:p>
          </table:table-cell>
          <table:table-cell table:formula="of:=[.S285]-[.S284]" office:value-type="float" office:value="-273" calcext:value-type="float">
            <text:p>-273</text:p>
          </table:table-cell>
          <table:table-cell table:formula="of:=[.K285]-[.K284]" office:value-type="float" office:value="-38" calcext:value-type="float">
            <text:p>-3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20" calcext:value-type="float">
            <text:p>-20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6</text:p>
          </table:table-cell>
          <table:table-cell office:value-type="string" calcext:value-type="string">
            <text:p>Confirmado</text:p>
          </table:table-cell>
          <table:table-cell office:value-type="float" office:value="1134" calcext:value-type="float">
            <text:p>1134</text:p>
          </table:table-cell>
          <table:table-cell office:value-type="float" office:value="795" calcext:value-type="float">
            <text:p>795</text:p>
          </table:table-cell>
          <table:table-cell office:value-type="float" office:value="153027" calcext:value-type="float">
            <text:p>153027</text:p>
          </table:table-cell>
          <table:table-cell office:value-type="float" office:value="130013" calcext:value-type="float">
            <text:p>130013</text:p>
          </table:table-cell>
          <table:table-cell office:value-type="float" office:value="14151" calcext:value-type="float">
            <text:p>14151</text:p>
          </table:table-cell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float" office:value="830" calcext:value-type="float">
            <text:p>830</text:p>
          </table:table-cell>
          <table:table-cell office:value-type="float" office:value="688" calcext:value-type="float">
            <text:p>688</text:p>
          </table:table-cell>
          <table:table-cell office:value-type="float" office:value="276" calcext:value-type="float">
            <text:p>276</text:p>
          </table:table-cell>
          <table:table-cell table:number-columns-repeated="6"/>
          <table:table-cell table:formula="of:=[.E286]-[.F286]-[.G286]" office:value-type="float" office:value="8863" calcext:value-type="float">
            <text:p>8863</text:p>
          </table:table-cell>
          <table:table-cell table:formula="of:=MAX([.S286]-[.K286];0)" office:value-type="float" office:value="8175" calcext:value-type="float">
            <text:p>8175</text:p>
          </table:table-cell>
          <table:table-cell table:formula="of:=[.K286]/[.S272]" office:value-type="float" office:value="0.227814569536424" calcext:value-type="float">
            <text:p>0.227814569536424</text:p>
          </table:table-cell>
          <table:table-cell table:formula="of:=[.G286]/[.E272]" office:value-type="float" office:value="0.10045859836438" calcext:value-type="float">
            <text:p>0.10045859836438</text:p>
          </table:table-cell>
          <table:table-cell table:formula="of:=6718903-[.Y286]-[.F286]-[.G286]" office:value-type="float" office:value="6562811.2401467" calcext:value-type="float">
            <text:p>6562811.2401467</text:p>
          </table:table-cell>
          <table:table-cell table:formula="of:=NORMINV(RAND();MAX([.T293];1);MAX(0.25*[.T293];1))" office:value-type="float" office:value="11239.7598532969" calcext:value-type="float">
            <text:p>11239.7598532969</text:p>
          </table:table-cell>
          <table:table-cell table:formula="of:=[.X286]+[.K286]" office:value-type="float" office:value="11927.7598532969" calcext:value-type="float">
            <text:p>11927.7598532969</text:p>
          </table:table-cell>
          <table:table-cell table:formula="of:=[.X286]-[.X285]" office:value-type="float" office:value="3130.97709863467" calcext:value-type="float">
            <text:p>3130.97709863467</text:p>
          </table:table-cell>
          <table:table-cell table:formula="of:=[.S286]-[.S285]" office:value-type="float" office:value="203" calcext:value-type="float">
            <text:p>203</text:p>
          </table:table-cell>
          <table:table-cell table:formula="of:=[.K286]-[.K285]" office:value-type="float" office:value="18" calcext:value-type="float">
            <text:p>1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7</text:p>
          </table:table-cell>
          <table:table-cell office:value-type="string" calcext:value-type="string">
            <text:p>Confirmado</text:p>
          </table:table-cell>
          <table:table-cell office:value-type="float" office:value="1156" calcext:value-type="float">
            <text:p>1156</text:p>
          </table:table-cell>
          <table:table-cell office:value-type="float" office:value="995" calcext:value-type="float">
            <text:p>995</text:p>
          </table:table-cell>
          <table:table-cell office:value-type="float" office:value="154183" calcext:value-type="float">
            <text:p>154183</text:p>
          </table:table-cell>
          <table:table-cell office:value-type="float" office:value="131008" calcext:value-type="float">
            <text:p>131008</text:p>
          </table:table-cell>
          <table:table-cell office:value-type="float" office:value="14177" calcext:value-type="float">
            <text:p>1417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786" calcext:value-type="float">
            <text:p>786</text:p>
          </table:table-cell>
          <table:table-cell office:value-type="float" office:value="666" calcext:value-type="float">
            <text:p>666</text:p>
          </table:table-cell>
          <table:table-cell office:value-type="float" office:value="275" calcext:value-type="float">
            <text:p>275</text:p>
          </table:table-cell>
          <table:table-cell table:number-columns-repeated="6"/>
          <table:table-cell table:formula="of:=[.E287]-[.F287]-[.G287]" office:value-type="float" office:value="8998" calcext:value-type="float">
            <text:p>8998</text:p>
          </table:table-cell>
          <table:table-cell table:formula="of:=MAX([.S287]-[.K287];0)" office:value-type="float" office:value="8332" calcext:value-type="float">
            <text:p>8332</text:p>
          </table:table-cell>
          <table:table-cell table:formula="of:=[.K287]/[.S273]" office:value-type="float" office:value="0.20410665032179" calcext:value-type="float">
            <text:p>0.20410665032179</text:p>
          </table:table-cell>
          <table:table-cell table:formula="of:=[.G287]/[.E273]" office:value-type="float" office:value="0.0996758793793196" calcext:value-type="float">
            <text:p>0.09967587937932</text:p>
          </table:table-cell>
          <table:table-cell table:formula="of:=6718903-[.Y287]-[.F287]-[.G287]" office:value-type="float" office:value="6569919.36488984" calcext:value-type="float">
            <text:p>6569919.36488984</text:p>
          </table:table-cell>
          <table:table-cell table:formula="of:=NORMINV(RAND();MAX([.T294];1);MAX(0.25*[.T294];1))" office:value-type="float" office:value="3132.6351101588" calcext:value-type="float">
            <text:p>3132.6351101588</text:p>
          </table:table-cell>
          <table:table-cell table:formula="of:=[.X287]+[.K287]" office:value-type="float" office:value="3798.6351101588" calcext:value-type="float">
            <text:p>3798.6351101588</text:p>
          </table:table-cell>
          <table:table-cell table:formula="of:=[.X287]-[.X286]" office:value-type="float" office:value="-8107.12474313813" calcext:value-type="float">
            <text:p>-8107.12474313813</text:p>
          </table:table-cell>
          <table:table-cell table:formula="of:=[.S287]-[.S286]" office:value-type="float" office:value="135" calcext:value-type="float">
            <text:p>135</text:p>
          </table:table-cell>
          <table:table-cell table:formula="of:=[.K287]-[.K286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-26" calcext:value-type="float">
            <text:p>-26</text:p>
          </table:table-cell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8</text:p>
          </table:table-cell>
          <table:table-cell office:value-type="string" calcext:value-type="string">
            <text:p>Confirmado</text:p>
          </table:table-cell>
          <table:table-cell office:value-type="float" office:value="1251" calcext:value-type="float">
            <text:p>1251</text:p>
          </table:table-cell>
          <table:table-cell office:value-type="float" office:value="986" calcext:value-type="float">
            <text:p>986</text:p>
          </table:table-cell>
          <table:table-cell office:value-type="float" office:value="155434" calcext:value-type="float">
            <text:p>155434</text:p>
          </table:table-cell>
          <table:table-cell office:value-type="float" office:value="131994" calcext:value-type="float">
            <text:p>131994</text:p>
          </table:table-cell>
          <table:table-cell office:value-type="float" office:value="14237" calcext:value-type="float">
            <text:p>14237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766" calcext:value-type="float">
            <text:p>766</text:p>
          </table:table-cell>
          <table:table-cell office:value-type="float" office:value="692" calcext:value-type="float">
            <text:p>692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formula="of:=[.E288]-[.F288]-[.G288]" office:value-type="float" office:value="9203" calcext:value-type="float">
            <text:p>9203</text:p>
          </table:table-cell>
          <table:table-cell table:formula="of:=MAX([.S288]-[.K288];0)" office:value-type="float" office:value="8511" calcext:value-type="float">
            <text:p>8511</text:p>
          </table:table-cell>
          <table:table-cell table:formula="of:=[.K288]/[.S274]" office:value-type="float" office:value="0.180820486020382" calcext:value-type="float">
            <text:p>0.180820486020382</text:p>
          </table:table-cell>
          <table:table-cell table:formula="of:=[.G288]/[.E274]" office:value-type="float" office:value="0.0994259455835521" calcext:value-type="float">
            <text:p>0.099425945583552</text:p>
          </table:table-cell>
          <table:table-cell table:formula="of:=6718903-[.Y288]-[.F288]-[.G288]" office:value-type="float" office:value="6563857.93262219" calcext:value-type="float">
            <text:p>6563857.93262219</text:p>
          </table:table-cell>
          <table:table-cell table:formula="of:=NORMINV(RAND();MAX([.T295];1);MAX(0.25*[.T295];1))" office:value-type="float" office:value="8122.06737781343" calcext:value-type="float">
            <text:p>8122.06737781343</text:p>
          </table:table-cell>
          <table:table-cell table:formula="of:=[.X288]+[.K288]" office:value-type="float" office:value="8814.06737781343" calcext:value-type="float">
            <text:p>8814.06737781343</text:p>
          </table:table-cell>
          <table:table-cell table:formula="of:=[.X288]-[.X287]" office:value-type="float" office:value="4989.43226765463" calcext:value-type="float">
            <text:p>4989.43226765463</text:p>
          </table:table-cell>
          <table:table-cell table:formula="of:=[.S288]-[.S287]" office:value-type="float" office:value="205" calcext:value-type="float">
            <text:p>205</text:p>
          </table:table-cell>
          <table:table-cell table:formula="of:=[.K288]-[.K287]" office:value-type="float" office:value="26" calcext:value-type="float">
            <text:p>2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19</text:p>
          </table:table-cell>
          <table:table-cell office:value-type="string" calcext:value-type="string">
            <text:p>Confirmado</text:p>
          </table:table-cell>
          <table:table-cell office:value-type="float" office:value="955" calcext:value-type="float">
            <text:p>955</text:p>
          </table:table-cell>
          <table:table-cell office:value-type="float" office:value="807" calcext:value-type="float">
            <text:p>807</text:p>
          </table:table-cell>
          <table:table-cell office:value-type="float" office:value="156389" calcext:value-type="float">
            <text:p>156389</text:p>
          </table:table-cell>
          <table:table-cell office:value-type="float" office:value="132801" calcext:value-type="float">
            <text:p>132801</text:p>
          </table:table-cell>
          <table:table-cell office:value-type="float" office:value="14293" calcext:value-type="float">
            <text:p>1429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740" calcext:value-type="float">
            <text:p>740</text:p>
          </table:table-cell>
          <table:table-cell office:value-type="float" office:value="684" calcext:value-type="float">
            <text:p>684</text:p>
          </table:table-cell>
          <table:table-cell office:value-type="float" office:value="285" calcext:value-type="float">
            <text:p>285</text:p>
          </table:table-cell>
          <table:table-cell table:number-columns-repeated="6"/>
          <table:table-cell table:formula="of:=[.E289]-[.F289]-[.G289]" office:value-type="float" office:value="9295" calcext:value-type="float">
            <text:p>9295</text:p>
          </table:table-cell>
          <table:table-cell table:formula="of:=MAX([.S289]-[.K289];0)" office:value-type="float" office:value="8611" calcext:value-type="float">
            <text:p>8611</text:p>
          </table:table-cell>
          <table:table-cell table:formula="of:=[.K289]/[.S275]" office:value-type="float" office:value="0.191919191919192" calcext:value-type="float">
            <text:p>0.191919191919192</text:p>
          </table:table-cell>
          <table:table-cell table:formula="of:=[.G289]/[.E275]" office:value-type="float" office:value="0.099119966157879" calcext:value-type="float">
            <text:p>0.099119966157879</text:p>
          </table:table-cell>
          <table:table-cell table:formula="of:=6718903-[.Y289]-[.F289]-[.G289]" office:value-type="float" office:value="6565536.35276453" calcext:value-type="float">
            <text:p>6565536.35276453</text:p>
          </table:table-cell>
          <table:table-cell table:formula="of:=NORMINV(RAND();MAX([.T296];1);MAX(0.25*[.T296];1))" office:value-type="float" office:value="5588.64723546764" calcext:value-type="float">
            <text:p>5588.64723546764</text:p>
          </table:table-cell>
          <table:table-cell table:formula="of:=[.X289]+[.K289]" office:value-type="float" office:value="6272.64723546764" calcext:value-type="float">
            <text:p>6272.64723546764</text:p>
          </table:table-cell>
          <table:table-cell table:formula="of:=[.X289]-[.X288]" office:value-type="float" office:value="-2533.4201423458" calcext:value-type="float">
            <text:p>-2533.4201423458</text:p>
          </table:table-cell>
          <table:table-cell table:formula="of:=[.S289]-[.S288]" office:value-type="float" office:value="92" calcext:value-type="float">
            <text:p>92</text:p>
          </table:table-cell>
          <table:table-cell table:formula="of:=[.K289]-[.K288]" office:value-type="float" office:value="-8" calcext:value-type="float">
            <text:p>-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0</text:p>
          </table:table-cell>
          <table:table-cell office:value-type="string" calcext:value-type="string">
            <text:p>Confirmado</text:p>
          </table:table-cell>
          <table:table-cell office:value-type="float" office:value="194" calcext:value-type="float">
            <text:p>194</text:p>
          </table:table-cell>
          <table:table-cell office:value-type="float" office:value="344" calcext:value-type="float">
            <text:p>344</text:p>
          </table:table-cell>
          <table:table-cell office:value-type="float" office:value="156583" calcext:value-type="float">
            <text:p>156583</text:p>
          </table:table-cell>
          <table:table-cell office:value-type="float" office:value="133145" calcext:value-type="float">
            <text:p>133145</text:p>
          </table:table-cell>
          <table:table-cell office:value-type="float" office:value="14293" calcext:value-type="float">
            <text:p>1429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49" calcext:value-type="float">
            <text:p>749</text:p>
          </table:table-cell>
          <table:table-cell office:value-type="float" office:value="696" calcext:value-type="float">
            <text:p>696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formula="of:=[.E290]-[.F290]-[.G290]" office:value-type="float" office:value="9145" calcext:value-type="float">
            <text:p>9145</text:p>
          </table:table-cell>
          <table:table-cell table:formula="of:=MAX([.S290]-[.K290];0)" office:value-type="float" office:value="8449" calcext:value-type="float">
            <text:p>8449</text:p>
          </table:table-cell>
          <table:table-cell table:formula="of:=[.K290]/[.S276]" office:value-type="float" office:value="0.243356643356643" calcext:value-type="float">
            <text:p>0.243356643356643</text:p>
          </table:table-cell>
          <table:table-cell table:formula="of:=[.G290]/[.E276]" office:value-type="float" office:value="0.0989182866990096" calcext:value-type="float">
            <text:p>0.09891828669901</text:p>
          </table:table-cell>
          <table:table-cell table:formula="of:=6718903-[.Y290]-[.F290]-[.G290]" office:value-type="float" office:value="6559478.87265373" calcext:value-type="float">
            <text:p>6559478.87265373</text:p>
          </table:table-cell>
          <table:table-cell table:formula="of:=NORMINV(RAND();MAX([.T297];1);MAX(0.25*[.T297];1))" office:value-type="float" office:value="11290.127346268" calcext:value-type="float">
            <text:p>11290.127346268</text:p>
          </table:table-cell>
          <table:table-cell table:formula="of:=[.X290]+[.K290]" office:value-type="float" office:value="11986.127346268" calcext:value-type="float">
            <text:p>11986.127346268</text:p>
          </table:table-cell>
          <table:table-cell table:formula="of:=[.X290]-[.X289]" office:value-type="float" office:value="5701.48011080039" calcext:value-type="float">
            <text:p>5701.48011080039</text:p>
          </table:table-cell>
          <table:table-cell table:formula="of:=[.S290]-[.S289]" office:value-type="float" office:value="-150" calcext:value-type="float">
            <text:p>-150</text:p>
          </table:table-cell>
          <table:table-cell table:formula="of:=[.K290]-[.K289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1</text:p>
          </table:table-cell>
          <table:table-cell office:value-type="string" calcext:value-type="string">
            <text:p>Confirmado</text:p>
          </table:table-cell>
          <table:table-cell office:value-type="float" office:value="235" calcext:value-type="float">
            <text:p>235</text:p>
          </table:table-cell>
          <table:table-cell office:value-type="float" office:value="533" calcext:value-type="float">
            <text:p>533</text:p>
          </table:table-cell>
          <table:table-cell office:value-type="float" office:value="156818" calcext:value-type="float">
            <text:p>156818</text:p>
          </table:table-cell>
          <table:table-cell office:value-type="float" office:value="133678" calcext:value-type="float">
            <text:p>133678</text:p>
          </table:table-cell>
          <table:table-cell office:value-type="float" office:value="14296" calcext:value-type="float">
            <text:p>1429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755" calcext:value-type="float">
            <text:p>755</text:p>
          </table:table-cell>
          <table:table-cell office:value-type="float" office:value="673" calcext:value-type="float">
            <text:p>673</text:p>
          </table:table-cell>
          <table:table-cell office:value-type="float" office:value="286" calcext:value-type="float">
            <text:p>286</text:p>
          </table:table-cell>
          <table:table-cell table:number-columns-repeated="6"/>
          <table:table-cell table:formula="of:=[.E291]-[.F291]-[.G291]" office:value-type="float" office:value="8844" calcext:value-type="float">
            <text:p>8844</text:p>
          </table:table-cell>
          <table:table-cell table:formula="of:=MAX([.S291]-[.K291];0)" office:value-type="float" office:value="8171" calcext:value-type="float">
            <text:p>8171</text:p>
          </table:table-cell>
          <table:table-cell table:formula="of:=[.K291]/[.S277]" office:value-type="float" office:value="0.296214788732394" calcext:value-type="float">
            <text:p>0.296214788732394</text:p>
          </table:table-cell>
          <table:table-cell table:formula="of:=[.G291]/[.E277]" office:value-type="float" office:value="0.0988378122385769" calcext:value-type="float">
            <text:p>0.098837812238577</text:p>
          </table:table-cell>
          <table:table-cell table:formula="of:=6718903-[.Y291]-[.F291]-[.G291]" office:value-type="float" office:value="6562278.21571269" calcext:value-type="float">
            <text:p>6562278.21571269</text:p>
          </table:table-cell>
          <table:table-cell table:formula="of:=NORMINV(RAND();MAX([.T298];1);MAX(0.25*[.T298];1))" office:value-type="float" office:value="7977.78428731039" calcext:value-type="float">
            <text:p>7977.78428731039</text:p>
          </table:table-cell>
          <table:table-cell table:formula="of:=[.X291]+[.K291]" office:value-type="float" office:value="8650.78428731039" calcext:value-type="float">
            <text:p>8650.78428731039</text:p>
          </table:table-cell>
          <table:table-cell table:formula="of:=[.X291]-[.X290]" office:value-type="float" office:value="-3312.34305895764" calcext:value-type="float">
            <text:p>-3312.34305895764</text:p>
          </table:table-cell>
          <table:table-cell table:formula="of:=[.S291]-[.S290]" office:value-type="float" office:value="-301" calcext:value-type="float">
            <text:p>-301</text:p>
          </table:table-cell>
          <table:table-cell table:formula="of:=[.K291]-[.K290]" office:value-type="float" office:value="-23" calcext:value-type="float">
            <text:p>-2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2</text:p>
          </table:table-cell>
          <table:table-cell office:value-type="string" calcext:value-type="string">
            <text:p>Confirmado</text:p>
          </table:table-cell>
          <table:table-cell office:value-type="float" office:value="875" calcext:value-type="float">
            <text:p>875</text:p>
          </table:table-cell>
          <table:table-cell office:value-type="float" office:value="732" calcext:value-type="float">
            <text:p>732</text:p>
          </table:table-cell>
          <table:table-cell office:value-type="float" office:value="157693" calcext:value-type="float">
            <text:p>157693</text:p>
          </table:table-cell>
          <table:table-cell office:value-type="float" office:value="134410" calcext:value-type="float">
            <text:p>134410</text:p>
          </table:table-cell>
          <table:table-cell office:value-type="float" office:value="14380" calcext:value-type="float">
            <text:p>14380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829" calcext:value-type="float">
            <text:p>829</text:p>
          </table:table-cell>
          <table:table-cell office:value-type="float" office:value="668" calcext:value-type="float">
            <text:p>668</text:p>
          </table:table-cell>
          <table:table-cell office:value-type="float" office:value="288" calcext:value-type="float">
            <text:p>288</text:p>
          </table:table-cell>
          <table:table-cell table:number-columns-repeated="6"/>
          <table:table-cell table:formula="of:=[.E292]-[.F292]-[.G292]" office:value-type="float" office:value="8903" calcext:value-type="float">
            <text:p>8903</text:p>
          </table:table-cell>
          <table:table-cell table:formula="of:=MAX([.S292]-[.K292];0)" office:value-type="float" office:value="8235" calcext:value-type="float">
            <text:p>8235</text:p>
          </table:table-cell>
          <table:table-cell table:formula="of:=[.K292]/[.S278]" office:value-type="float" office:value="0.270335896398219" calcext:value-type="float">
            <text:p>0.270335896398219</text:p>
          </table:table-cell>
          <table:table-cell table:formula="of:=[.G292]/[.E278]" office:value-type="float" office:value="0.0986532933597689" calcext:value-type="float">
            <text:p>0.098653293359769</text:p>
          </table:table-cell>
          <table:table-cell table:formula="of:=6718903-[.Y292]-[.F292]-[.G292]" office:value-type="float" office:value="6564094.58564781" calcext:value-type="float">
            <text:p>6564094.58564781</text:p>
          </table:table-cell>
          <table:table-cell table:formula="of:=NORMINV(RAND();MAX([.T299];1);MAX(0.25*[.T299];1))" office:value-type="float" office:value="5350.41435218762" calcext:value-type="float">
            <text:p>5350.41435218762</text:p>
          </table:table-cell>
          <table:table-cell table:formula="of:=[.X292]+[.K292]" office:value-type="float" office:value="6018.41435218762" calcext:value-type="float">
            <text:p>6018.41435218762</text:p>
          </table:table-cell>
          <table:table-cell table:formula="of:=[.X292]-[.X291]" office:value-type="float" office:value="-2627.36993512277" calcext:value-type="float">
            <text:p>-2627.36993512277</text:p>
          </table:table-cell>
          <table:table-cell table:formula="of:=[.S292]-[.S291]" office:value-type="float" office:value="59" calcext:value-type="float">
            <text:p>59</text:p>
          </table:table-cell>
          <table:table-cell table:formula="of:=[.K292]-[.K291]" office:value-type="float" office:value="-5" calcext:value-type="float">
            <text:p>-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22" calcext:value-type="float">
            <text:p>2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3</text:p>
          </table:table-cell>
          <table:table-cell office:value-type="string" calcext:value-type="string">
            <text:p>Confirmado</text:p>
          </table:table-cell>
          <table:table-cell office:value-type="float" office:value="788" calcext:value-type="float">
            <text:p>788</text:p>
          </table:table-cell>
          <table:table-cell office:value-type="float" office:value="724" calcext:value-type="float">
            <text:p>724</text:p>
          </table:table-cell>
          <table:table-cell office:value-type="float" office:value="158481" calcext:value-type="float">
            <text:p>158481</text:p>
          </table:table-cell>
          <table:table-cell office:value-type="float" office:value="135134" calcext:value-type="float">
            <text:p>135134</text:p>
          </table:table-cell>
          <table:table-cell office:value-type="float" office:value="14397" calcext:value-type="float">
            <text:p>1439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779" calcext:value-type="float">
            <text:p>779</text:p>
          </table:table-cell>
          <table:table-cell office:value-type="float" office:value="649" calcext:value-type="float">
            <text:p>649</text:p>
          </table:table-cell>
          <table:table-cell office:value-type="float" office:value="277" calcext:value-type="float">
            <text:p>277</text:p>
          </table:table-cell>
          <table:table-cell table:number-columns-repeated="6"/>
          <table:table-cell table:formula="of:=[.E293]-[.F293]-[.G293]" office:value-type="float" office:value="8950" calcext:value-type="float">
            <text:p>8950</text:p>
          </table:table-cell>
          <table:table-cell table:formula="of:=MAX([.S293]-[.K293];0)" office:value-type="float" office:value="8301" calcext:value-type="float">
            <text:p>8301</text:p>
          </table:table-cell>
          <table:table-cell table:formula="of:=[.K293]/[.S279]" office:value-type="float" office:value="0.203959773727216" calcext:value-type="float">
            <text:p>0.203959773727216</text:p>
          </table:table-cell>
          <table:table-cell table:formula="of:=[.G293]/[.E279]" office:value-type="float" office:value="0.0977944123300978" calcext:value-type="float">
            <text:p>0.097794412330098</text:p>
          </table:table-cell>
          <table:table-cell table:formula="of:=6718903-[.Y293]-[.F293]-[.G293]" office:value-type="float" office:value="6558431.92225933" calcext:value-type="float">
            <text:p>6558431.92225933</text:p>
          </table:table-cell>
          <table:table-cell table:formula="of:=NORMINV(RAND();MAX([.T300];1);MAX(0.25*[.T300];1))" office:value-type="float" office:value="10291.077740667" calcext:value-type="float">
            <text:p>10291.077740667</text:p>
          </table:table-cell>
          <table:table-cell table:formula="of:=[.X293]+[.K293]" office:value-type="float" office:value="10940.077740667" calcext:value-type="float">
            <text:p>10940.077740667</text:p>
          </table:table-cell>
          <table:table-cell table:formula="of:=[.X293]-[.X292]" office:value-type="float" office:value="4940.66338847941" calcext:value-type="float">
            <text:p>4940.66338847941</text:p>
          </table:table-cell>
          <table:table-cell table:formula="of:=[.S293]-[.S292]" office:value-type="float" office:value="47" calcext:value-type="float">
            <text:p>47</text:p>
          </table:table-cell>
          <table:table-cell table:formula="of:=[.K293]-[.K292]" office:value-type="float" office:value="-19" calcext:value-type="float">
            <text:p>-1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54" calcext:value-type="float">
            <text:p>54</text:p>
          </table:table-cell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4</text:p>
          </table:table-cell>
          <table:table-cell office:value-type="string" calcext:value-type="string">
            <text:p>Confirmado</text:p>
          </table:table-cell>
          <table:table-cell office:value-type="float" office:value="1384" calcext:value-type="float">
            <text:p>1384</text:p>
          </table:table-cell>
          <table:table-cell office:value-type="float" office:value="1108" calcext:value-type="float">
            <text:p>1108</text:p>
          </table:table-cell>
          <table:table-cell office:value-type="float" office:value="159865" calcext:value-type="float">
            <text:p>159865</text:p>
          </table:table-cell>
          <table:table-cell office:value-type="float" office:value="136242" calcext:value-type="float">
            <text:p>136242</text:p>
          </table:table-cell>
          <table:table-cell office:value-type="float" office:value="14481" calcext:value-type="float">
            <text:p>14481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812" calcext:value-type="float">
            <text:p>812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formula="of:=[.E294]-[.F294]-[.G294]" office:value-type="float" office:value="9142" calcext:value-type="float">
            <text:p>9142</text:p>
          </table:table-cell>
          <table:table-cell table:formula="of:=MAX([.S294]-[.K294];0)" office:value-type="float" office:value="8515" calcext:value-type="float">
            <text:p>8515</text:p>
          </table:table-cell>
          <table:table-cell table:formula="of:=[.K294]/[.S280]" office:value-type="float" office:value="0.231878698224852" calcext:value-type="float">
            <text:p>0.231878698224852</text:p>
          </table:table-cell>
          <table:table-cell table:formula="of:=[.G294]/[.E280]" office:value-type="float" office:value="0.0973944741868661" calcext:value-type="float">
            <text:p>0.097394474186866</text:p>
          </table:table-cell>
          <table:table-cell table:formula="of:=6718903-[.Y294]-[.F294]-[.G294]" office:value-type="float" office:value="6560085.05577341" calcext:value-type="float">
            <text:p>6560085.05577341</text:p>
          </table:table-cell>
          <table:table-cell table:formula="of:=NORMINV(RAND();MAX([.T301];1);MAX(0.25*[.T301];1))" office:value-type="float" office:value="7467.94422659403" calcext:value-type="float">
            <text:p>7467.94422659403</text:p>
          </table:table-cell>
          <table:table-cell table:formula="of:=[.X294]+[.K294]" office:value-type="float" office:value="8094.94422659403" calcext:value-type="float">
            <text:p>8094.94422659403</text:p>
          </table:table-cell>
          <table:table-cell table:formula="of:=[.X294]-[.X293]" office:value-type="float" office:value="-2823.133514073" calcext:value-type="float">
            <text:p>-2823.133514073</text:p>
          </table:table-cell>
          <table:table-cell table:formula="of:=[.S294]-[.S293]" office:value-type="float" office:value="192" calcext:value-type="float">
            <text:p>192</text:p>
          </table:table-cell>
          <table:table-cell table:formula="of:=[.K294]-[.K293]" office:value-type="float" office:value="-22" calcext:value-type="float">
            <text:p>-2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26" calcext:value-type="float">
            <text:p>26</text:p>
          </table:table-cell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-44" calcext:value-type="float">
            <text:p>-44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5</text:p>
          </table:table-cell>
          <table:table-cell office:value-type="string" calcext:value-type="string">
            <text:p>Confirmado</text:p>
          </table:table-cell>
          <table:table-cell office:value-type="float" office:value="504" calcext:value-type="float">
            <text:p>504</text:p>
          </table:table-cell>
          <table:table-cell office:value-type="float" office:value="540" calcext:value-type="float">
            <text:p>540</text:p>
          </table:table-cell>
          <table:table-cell office:value-type="float" office:value="160369" calcext:value-type="float">
            <text:p>160369</text:p>
          </table:table-cell>
          <table:table-cell office:value-type="float" office:value="136782" calcext:value-type="float">
            <text:p>136782</text:p>
          </table:table-cell>
          <table:table-cell office:value-type="float" office:value="14523" calcext:value-type="float">
            <text:p>1452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formula="of:=[.E295]-[.F295]-[.G295]" office:value-type="float" office:value="9064" calcext:value-type="float">
            <text:p>9064</text:p>
          </table:table-cell>
          <table:table-cell table:formula="of:=MAX([.S295]-[.K295];0)" office:value-type="float" office:value="8473" calcext:value-type="float">
            <text:p>8473</text:p>
          </table:table-cell>
          <table:table-cell table:formula="of:=[.K295]/[.S281]" office:value-type="float" office:value="0.172252987467211" calcext:value-type="float">
            <text:p>0.172252987467211</text:p>
          </table:table-cell>
          <table:table-cell table:formula="of:=[.G295]/[.E281]" office:value-type="float" office:value="0.0967735486966256" calcext:value-type="float">
            <text:p>0.096773548696626</text:p>
          </table:table-cell>
          <table:table-cell table:formula="of:=6718903-[.Y295]-[.F295]-[.G295]" office:value-type="float" office:value="6557689.96449294" calcext:value-type="float">
            <text:p>6557689.96449294</text:p>
          </table:table-cell>
          <table:table-cell table:formula="of:=NORMINV(RAND();MAX([.T302];1);MAX(0.25*[.T302];1))" office:value-type="float" office:value="9317.03550705761" calcext:value-type="float">
            <text:p>9317.03550705761</text:p>
          </table:table-cell>
          <table:table-cell table:formula="of:=[.X295]+[.K295]" office:value-type="float" office:value="9908.03550705761" calcext:value-type="float">
            <text:p>9908.03550705761</text:p>
          </table:table-cell>
          <table:table-cell table:formula="of:=[.X295]-[.X294]" office:value-type="float" office:value="1849.09128046358" calcext:value-type="float">
            <text:p>1849.09128046358</text:p>
          </table:table-cell>
          <table:table-cell table:formula="of:=[.S295]-[.S294]" office:value-type="float" office:value="-78" calcext:value-type="float">
            <text:p>-78</text:p>
          </table:table-cell>
          <table:table-cell table:formula="of:=[.K295]-[.K294]" office:value-type="float" office:value="-36" calcext:value-type="float">
            <text:p>-3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19" calcext:value-type="float">
            <text:p>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6</text:p>
          </table:table-cell>
          <table:table-cell office:value-type="string" calcext:value-type="string">
            <text:p>Confirmado</text:p>
          </table:table-cell>
          <table:table-cell office:value-type="float" office:value="171" calcext:value-type="float">
            <text:p>171</text:p>
          </table:table-cell>
          <table:table-cell office:value-type="float" office:value="360" calcext:value-type="float">
            <text:p>360</text:p>
          </table:table-cell>
          <table:table-cell office:value-type="float" office:value="160540" calcext:value-type="float">
            <text:p>160540</text:p>
          </table:table-cell>
          <table:table-cell office:value-type="float" office:value="137142" calcext:value-type="float">
            <text:p>137142</text:p>
          </table:table-cell>
          <table:table-cell office:value-type="float" office:value="14526" calcext:value-type="float">
            <text:p>1452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93" calcext:value-type="float">
            <text:p>593</text:p>
          </table:table-cell>
          <table:table-cell office:value-type="float" office:value="558" calcext:value-type="float">
            <text:p>558</text:p>
          </table:table-cell>
          <table:table-cell office:value-type="float" office:value="262" calcext:value-type="float">
            <text:p>262</text:p>
          </table:table-cell>
          <table:table-cell table:number-columns-repeated="6"/>
          <table:table-cell table:formula="of:=[.E296]-[.F296]-[.G296]" office:value-type="float" office:value="8872" calcext:value-type="float">
            <text:p>8872</text:p>
          </table:table-cell>
          <table:table-cell table:formula="of:=MAX([.S296]-[.K296];0)" office:value-type="float" office:value="8314" calcext:value-type="float">
            <text:p>8314</text:p>
          </table:table-cell>
          <table:table-cell table:formula="of:=[.K296]/[.S282]" office:value-type="float" office:value="0.165039929015084" calcext:value-type="float">
            <text:p>0.165039929015084</text:p>
          </table:table-cell>
          <table:table-cell table:formula="of:=[.G296]/[.E282]" office:value-type="float" office:value="0.0960650750611732" calcext:value-type="float">
            <text:p>0.096065075061173</text:p>
          </table:table-cell>
          <table:table-cell table:formula="of:=6718903-[.Y296]-[.F296]-[.G296]" office:value-type="float" office:value="6557580.02821188" calcext:value-type="float">
            <text:p>6557580.02821188</text:p>
          </table:table-cell>
          <table:table-cell table:formula="of:=NORMINV(RAND();MAX([.T303];1);MAX(0.25*[.T303];1))" office:value-type="float" office:value="9096.97178812313" calcext:value-type="float">
            <text:p>9096.97178812313</text:p>
          </table:table-cell>
          <table:table-cell table:formula="of:=[.X296]+[.K296]" office:value-type="float" office:value="9654.97178812313" calcext:value-type="float">
            <text:p>9654.97178812313</text:p>
          </table:table-cell>
          <table:table-cell table:formula="of:=[.X296]-[.X295]" office:value-type="float" office:value="-220.063718934478" calcext:value-type="float">
            <text:p>-220.063718934478</text:p>
          </table:table-cell>
          <table:table-cell table:formula="of:=[.S296]-[.S295]" office:value-type="float" office:value="-192" calcext:value-type="float">
            <text:p>-192</text:p>
          </table:table-cell>
          <table:table-cell table:formula="of:=[.K296]-[.K295]" office:value-type="float" office:value="-33" calcext:value-type="float">
            <text:p>-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6" calcext:value-type="float">
            <text:p>-36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7</text:p>
          </table:table-cell>
          <table:table-cell office:value-type="string" calcext:value-type="string">
            <text:p>Confirmado</text:p>
          </table:table-cell>
          <table:table-cell office:value-type="float" office:value="463" calcext:value-type="float">
            <text:p>463</text:p>
          </table:table-cell>
          <table:table-cell office:value-type="float" office:value="507" calcext:value-type="float">
            <text:p>507</text:p>
          </table:table-cell>
          <table:table-cell office:value-type="float" office:value="161003" calcext:value-type="float">
            <text:p>161003</text:p>
          </table:table-cell>
          <table:table-cell office:value-type="float" office:value="137649" calcext:value-type="float">
            <text:p>137649</text:p>
          </table:table-cell>
          <table:table-cell office:value-type="float" office:value="14532" calcext:value-type="float">
            <text:p>1453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31" calcext:value-type="float">
            <text:p>631</text:p>
          </table:table-cell>
          <table:table-cell table:number-columns-repeated="8"/>
          <table:table-cell table:formula="of:=[.E297]-[.F297]-[.G297]" office:value-type="float" office:value="8822" calcext:value-type="float">
            <text:p>8822</text:p>
          </table:table-cell>
          <table:table-cell table:formula="of:=MAX([.S297]-[.K297];0)" office:value-type="float" office:value="8822" calcext:value-type="float">
            <text:p>8822</text:p>
          </table:table-cell>
          <table:table-cell table:formula="of:=[.K297]/[.S283]" office:value-type="float" office:value="0" calcext:value-type="float">
            <text:p>0</text:p>
          </table:table-cell>
          <table:table-cell table:formula="of:=[.G297]/[.E283]" office:value-type="float" office:value="0.0960215671893274" calcext:value-type="float">
            <text:p>0.096021567189328</text:p>
          </table:table-cell>
          <table:table-cell table:formula="of:=6718903-[.Y297]-[.F297]-[.G297]" office:value-type="float" office:value="6558458.64206747" calcext:value-type="float">
            <text:p>6558458.64206747</text:p>
          </table:table-cell>
          <table:table-cell table:formula="of:=NORMINV(RAND();MAX([.T304];1);MAX(0.25*[.T304];1))" office:value-type="float" office:value="8263.35793252923" calcext:value-type="float">
            <text:p>8263.35793252923</text:p>
          </table:table-cell>
          <table:table-cell table:formula="of:=[.X297]+[.K297]" office:value-type="float" office:value="8263.35793252923" calcext:value-type="float">
            <text:p>8263.35793252923</text:p>
          </table:table-cell>
          <table:table-cell table:formula="of:=[.X297]-[.X296]" office:value-type="float" office:value="-833.613855593901" calcext:value-type="float">
            <text:p>-833.613855593901</text:p>
          </table:table-cell>
          <table:table-cell table:formula="of:=[.S297]-[.S296]" office:value-type="float" office:value="-50" calcext:value-type="float">
            <text:p>-50</text:p>
          </table:table-cell>
          <table:table-cell table:formula="of:=[.K297]-[.K296]" office:value-type="float" office:value="-558" calcext:value-type="float">
            <text:p>-55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5" calcext:value-type="float">
            <text:p>-45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8</text:p>
          </table:table-cell>
          <table:table-cell office:value-type="string" calcext:value-type="string">
            <text:p>Confirmado</text:p>
          </table:table-cell>
          <table:table-cell office:value-type="float" office:value="188" calcext:value-type="float">
            <text:p>188</text:p>
          </table:table-cell>
          <table:table-cell office:value-type="float" office:value="338" calcext:value-type="float">
            <text:p>338</text:p>
          </table:table-cell>
          <table:table-cell office:value-type="float" office:value="161191" calcext:value-type="float">
            <text:p>161191</text:p>
          </table:table-cell>
          <table:table-cell office:value-type="float" office:value="137987" calcext:value-type="float">
            <text:p>137987</text:p>
          </table:table-cell>
          <table:table-cell office:value-type="float" office:value="14548" calcext:value-type="float">
            <text:p>1454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25" calcext:value-type="float">
            <text:p>625</text:p>
          </table:table-cell>
          <table:table-cell office:value-type="float" office:value="577" calcext:value-type="float">
            <text:p>577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table:formula="of:=[.E298]-[.F298]-[.G298]" office:value-type="float" office:value="8656" calcext:value-type="float">
            <text:p>8656</text:p>
          </table:table-cell>
          <table:table-cell table:formula="of:=MAX([.S298]-[.K298];0)" office:value-type="float" office:value="8079" calcext:value-type="float">
            <text:p>8079</text:p>
          </table:table-cell>
          <table:table-cell table:formula="of:=[.K298]/[.S284]" office:value-type="float" office:value="0.0645919623866562" calcext:value-type="float">
            <text:p>0.064591962386656</text:p>
          </table:table-cell>
          <table:table-cell table:formula="of:=[.G298]/[.E284]" office:value-type="float" office:value="0.0960067576931453" calcext:value-type="float">
            <text:p>0.096006757693145</text:p>
          </table:table-cell>
          <table:table-cell table:formula="of:=6718903-[.Y298]-[.F298]-[.G298]" office:value-type="float" office:value="6555432.70786236" calcext:value-type="float">
            <text:p>6555432.70786236</text:p>
          </table:table-cell>
          <table:table-cell table:formula="of:=NORMINV(RAND();MAX([.T305];1);MAX(0.25*[.T305];1))" office:value-type="float" office:value="10358.292137637" calcext:value-type="float">
            <text:p>10358.292137637</text:p>
          </table:table-cell>
          <table:table-cell table:formula="of:=[.X298]+[.K298]" office:value-type="float" office:value="10935.292137637" calcext:value-type="float">
            <text:p>10935.292137637</text:p>
          </table:table-cell>
          <table:table-cell table:formula="of:=[.X298]-[.X297]" office:value-type="float" office:value="2094.9342051078" calcext:value-type="float">
            <text:p>2094.9342051078</text:p>
          </table:table-cell>
          <table:table-cell table:formula="of:=[.S298]-[.S297]" office:value-type="float" office:value="-166" calcext:value-type="float">
            <text:p>-166</text:p>
          </table:table-cell>
          <table:table-cell table:formula="of:=[.K298]-[.K297]" office:value-type="float" office:value="577" calcext:value-type="float">
            <text:p>577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3" calcext:value-type="float">
            <text:p>-23</text:p>
          </table:table-cell>
          <table:table-cell office:value-type="float" office:value="18" calcext:value-type="float">
            <text:p>18</text:p>
          </table:table-cell>
          <table:table-cell office:value-type="float" office:value="-32" calcext:value-type="float">
            <text:p>-32</text:p>
          </table:table-cell>
          <table:table-cell office:value-type="float" office:value="-27" calcext:value-type="float">
            <text:p>-27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29</text:p>
          </table:table-cell>
          <table:table-cell office:value-type="string" calcext:value-type="string">
            <text:p>Confirmado</text:p>
          </table:table-cell>
          <table:table-cell office:value-type="float" office:value="1581" calcext:value-type="float">
            <text:p>1581</text:p>
          </table:table-cell>
          <table:table-cell office:value-type="float" office:value="1246" calcext:value-type="float">
            <text:p>1246</text:p>
          </table:table-cell>
          <table:table-cell office:value-type="float" office:value="162772" calcext:value-type="float">
            <text:p>162772</text:p>
          </table:table-cell>
          <table:table-cell office:value-type="float" office:value="139233" calcext:value-type="float">
            <text:p>139233</text:p>
          </table:table-cell>
          <table:table-cell office:value-type="float" office:value="14633" calcext:value-type="float">
            <text:p>14633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726" calcext:value-type="float">
            <text:p>726</text:p>
          </table:table-cell>
          <table:table-cell office:value-type="float" office:value="580" calcext:value-type="float">
            <text:p>580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table:formula="of:=[.E299]-[.F299]-[.G299]" office:value-type="float" office:value="8906" calcext:value-type="float">
            <text:p>8906</text:p>
          </table:table-cell>
          <table:table-cell table:formula="of:=MAX([.S299]-[.K299];0)" office:value-type="float" office:value="8326" calcext:value-type="float">
            <text:p>8326</text:p>
          </table:table-cell>
          <table:table-cell table:formula="of:=[.K299]/[.S285]" office:value-type="float" office:value="0.0669745958429561" calcext:value-type="float">
            <text:p>0.066974595842956</text:p>
          </table:table-cell>
          <table:table-cell table:formula="of:=[.G299]/[.E285]" office:value-type="float" office:value="0.0963375534093079" calcext:value-type="float">
            <text:p>0.096337553409308</text:p>
          </table:table-cell>
          <table:table-cell table:formula="of:=6718903-[.Y299]-[.F299]-[.G299]" office:value-type="float" office:value="6554604.78646724" calcext:value-type="float">
            <text:p>6554604.78646724</text:p>
          </table:table-cell>
          <table:table-cell table:formula="of:=NORMINV(RAND();MAX([.T306];1);MAX(0.25*[.T306];1))" office:value-type="float" office:value="9852.21353275685" calcext:value-type="float">
            <text:p>9852.21353275685</text:p>
          </table:table-cell>
          <table:table-cell table:formula="of:=[.X299]+[.K299]" office:value-type="float" office:value="10432.2135327568" calcext:value-type="float">
            <text:p>10432.2135327568</text:p>
          </table:table-cell>
          <table:table-cell table:formula="of:=[.X299]-[.X298]" office:value-type="float" office:value="-506.078604880184" calcext:value-type="float">
            <text:p>-506.078604880184</text:p>
          </table:table-cell>
          <table:table-cell table:formula="of:=[.S299]-[.S298]" office:value-type="float" office:value="250" calcext:value-type="float">
            <text:p>250</text:p>
          </table:table-cell>
          <table:table-cell table:formula="of:=[.K299]-[.K298]" office:value-type="float" office:value="3" calcext:value-type="float">
            <text:p>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5" calcext:value-type="float">
            <text:p>-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30</text:p>
          </table:table-cell>
          <table:table-cell office:value-type="string" calcext:value-type="string">
            <text:p>Confirmado</text:p>
          </table:table-cell>
          <table:table-cell office:value-type="float" office:value="2010" calcext:value-type="float">
            <text:p>2010</text:p>
          </table:table-cell>
          <table:table-cell office:value-type="float" office:value="1368" calcext:value-type="float">
            <text:p>1368</text:p>
          </table:table-cell>
          <table:table-cell office:value-type="float" office:value="164782" calcext:value-type="float">
            <text:p>164782</text:p>
          </table:table-cell>
          <table:table-cell office:value-type="float" office:value="140601" calcext:value-type="float">
            <text:p>140601</text:p>
          </table:table-cell>
          <table:table-cell office:value-type="float" office:value="14743" calcext:value-type="float">
            <text:p>14743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900" calcext:value-type="float">
            <text:p>900</text:p>
          </table:table-cell>
          <table:table-cell office:value-type="float" office:value="545" calcext:value-type="float">
            <text:p>545</text:p>
          </table:table-cell>
          <table:table-cell office:value-type="float" office:value="236" calcext:value-type="float">
            <text:p>236</text:p>
          </table:table-cell>
          <table:table-cell table:number-columns-repeated="6"/>
          <table:table-cell table:formula="of:=[.E300]-[.F300]-[.G300]" office:value-type="float" office:value="9438" calcext:value-type="float">
            <text:p>9438</text:p>
          </table:table-cell>
          <table:table-cell table:formula="of:=MAX([.S300]-[.K300];0)" office:value-type="float" office:value="8893" calcext:value-type="float">
            <text:p>8893</text:p>
          </table:table-cell>
          <table:table-cell table:formula="of:=[.K300]/[.S286]" office:value-type="float" office:value="0.0614915942683064" calcext:value-type="float">
            <text:p>0.061491594268307</text:p>
          </table:table-cell>
          <table:table-cell table:formula="of:=[.G300]/[.E286]" office:value-type="float" office:value="0.0963424755108576" calcext:value-type="float">
            <text:p>0.096342475510858</text:p>
          </table:table-cell>
          <table:table-cell table:formula="of:=6718903-[.Y300]-[.F300]-[.G300]" office:value-type="float" office:value="6550971.85903844" calcext:value-type="float">
            <text:p>6550971.85903844</text:p>
          </table:table-cell>
          <table:table-cell table:formula="of:=NORMINV(RAND();MAX([.T307];1);MAX(0.25*[.T307];1))" office:value-type="float" office:value="12042.1409615613" calcext:value-type="float">
            <text:p>12042.1409615613</text:p>
          </table:table-cell>
          <table:table-cell table:formula="of:=[.X300]+[.K300]" office:value-type="float" office:value="12587.1409615613" calcext:value-type="float">
            <text:p>12587.1409615613</text:p>
          </table:table-cell>
          <table:table-cell table:formula="of:=[.X300]-[.X299]" office:value-type="float" office:value="2189.9274288045" calcext:value-type="float">
            <text:p>2189.9274288045</text:p>
          </table:table-cell>
          <table:table-cell table:formula="of:=[.S300]-[.S299]" office:value-type="float" office:value="532" calcext:value-type="float">
            <text:p>532</text:p>
          </table:table-cell>
          <table:table-cell table:formula="of:=[.K300]-[.K299]" office:value-type="float" office:value="-35" calcext:value-type="float">
            <text:p>-3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43" calcext:value-type="float">
            <text:p>43</text:p>
          </table:table-cell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0-12-31</text:p>
          </table:table-cell>
          <table:table-cell office:value-type="string" calcext:value-type="string">
            <text:p>Confirmado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165079" calcext:value-type="float">
            <text:p>165079</text:p>
          </table:table-cell>
          <table:table-cell office:value-type="float" office:value="140828" calcext:value-type="float">
            <text:p>140828</text:p>
          </table:table-cell>
          <table:table-cell office:value-type="float" office:value="14860" calcext:value-type="float">
            <text:p>14860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745" calcext:value-type="float">
            <text:p>745</text:p>
          </table:table-cell>
          <table:table-cell office:value-type="float" office:value="516" calcext:value-type="float">
            <text:p>516</text:p>
          </table:table-cell>
          <table:table-cell office:value-type="float" office:value="241" calcext:value-type="float">
            <text:p>241</text:p>
          </table:table-cell>
          <table:table-cell table:number-columns-repeated="6"/>
          <table:table-cell table:formula="of:=[.E301]-[.F301]-[.G301]" office:value-type="float" office:value="9391" calcext:value-type="float">
            <text:p>9391</text:p>
          </table:table-cell>
          <table:table-cell table:formula="of:=MAX([.S301]-[.K301];0)" office:value-type="float" office:value="8875" calcext:value-type="float">
            <text:p>8875</text:p>
          </table:table-cell>
          <table:table-cell table:formula="of:=[.K301]/[.S287]" office:value-type="float" office:value="0.0573460769059791" calcext:value-type="float">
            <text:p>0.057346076905979</text:p>
          </table:table-cell>
          <table:table-cell table:formula="of:=[.G301]/[.E287]" office:value-type="float" office:value="0.0963789782271716" calcext:value-type="float">
            <text:p>0.096378978227172</text:p>
          </table:table-cell>
          <table:table-cell table:formula="of:=6718903-[.Y301]-[.F301]-[.G301]" office:value-type="float" office:value="6553428.61114693" calcext:value-type="float">
            <text:p>6553428.61114693</text:p>
          </table:table-cell>
          <table:table-cell table:formula="of:=NORMINV(RAND();MAX([.T308];1);MAX(0.25*[.T308];1))" office:value-type="float" office:value="9270.38885307141" calcext:value-type="float">
            <text:p>9270.38885307141</text:p>
          </table:table-cell>
          <table:table-cell table:formula="of:=[.X301]+[.K301]" office:value-type="float" office:value="9786.38885307141" calcext:value-type="float">
            <text:p>9786.38885307141</text:p>
          </table:table-cell>
          <table:table-cell table:formula="of:=[.X301]-[.X300]" office:value-type="float" office:value="-2771.75210848993" calcext:value-type="float">
            <text:p>-2771.75210848993</text:p>
          </table:table-cell>
          <table:table-cell table:formula="of:=[.S301]-[.S300]" office:value-type="float" office:value="-47" calcext:value-type="float">
            <text:p>-47</text:p>
          </table:table-cell>
          <table:table-cell table:formula="of:=[.K301]-[.K300]" office:value-type="float" office:value="-29" calcext:value-type="float">
            <text:p>-29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9" calcext:value-type="float">
            <text:p>-49</text:p>
          </table:table-cell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-46" calcext:value-type="float">
            <text:p>-46</text:p>
          </table:table-cell>
          <table:table-cell office:value-type="float" office:value="13" calcext:value-type="float">
            <text:p>1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1</text:p>
          </table:table-cell>
          <table:table-cell office:value-type="string" calcext:value-type="string">
            <text:p>Confirmado</text:p>
          </table:table-cell>
          <table:table-cell office:value-type="float" office:value="79" calcext:value-type="float">
            <text:p>79</text:p>
          </table:table-cell>
          <table:table-cell office:value-type="float" office:value="236" calcext:value-type="float">
            <text:p>236</text:p>
          </table:table-cell>
          <table:table-cell office:value-type="float" office:value="165158" calcext:value-type="float">
            <text:p>165158</text:p>
          </table:table-cell>
          <table:table-cell office:value-type="float" office:value="141064" calcext:value-type="float">
            <text:p>141064</text:p>
          </table:table-cell>
          <table:table-cell office:value-type="float" office:value="14905" calcext:value-type="float">
            <text:p>1490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84" calcext:value-type="float">
            <text:p>684</text:p>
          </table:table-cell>
          <table:table-cell table:number-columns-repeated="8"/>
          <table:table-cell table:formula="of:=[.E302]-[.F302]-[.G302]" office:value-type="float" office:value="9189" calcext:value-type="float">
            <text:p>9189</text:p>
          </table:table-cell>
          <table:table-cell table:formula="of:=MAX([.S302]-[.K302];0)" office:value-type="float" office:value="9189" calcext:value-type="float">
            <text:p>9189</text:p>
          </table:table-cell>
          <table:table-cell table:formula="of:=[.K302]/[.S288]" office:value-type="float" office:value="0" calcext:value-type="float">
            <text:p>0</text:p>
          </table:table-cell>
          <table:table-cell table:formula="of:=[.G302]/[.E288]" office:value-type="float" office:value="0.095892790509155" calcext:value-type="float">
            <text:p>0.095892790509155</text:p>
          </table:table-cell>
          <table:table-cell table:formula="of:=6718903-[.Y302]-[.F302]-[.G302]" office:value-type="float" office:value="6550033.95876273" calcext:value-type="float">
            <text:p>6550033.95876273</text:p>
          </table:table-cell>
          <table:table-cell table:formula="of:=NORMINV(RAND();MAX([.T309];1);MAX(0.25*[.T309];1))" office:value-type="float" office:value="12900.0412372683" calcext:value-type="float">
            <text:p>12900.0412372683</text:p>
          </table:table-cell>
          <table:table-cell table:formula="of:=[.X302]+[.K302]" office:value-type="float" office:value="12900.0412372683" calcext:value-type="float">
            <text:p>12900.0412372683</text:p>
          </table:table-cell>
          <table:table-cell table:formula="of:=[.X302]-[.X301]" office:value-type="float" office:value="3629.65238419684" calcext:value-type="float">
            <text:p>3629.65238419684</text:p>
          </table:table-cell>
          <table:table-cell table:formula="of:=[.S302]-[.S301]" office:value-type="float" office:value="-202" calcext:value-type="float">
            <text:p>-202</text:p>
          </table:table-cell>
          <table:table-cell table:formula="of:=[.K302]-[.K301]" office:value-type="float" office:value="-516" calcext:value-type="float">
            <text:p>-51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25" calcext:value-type="float">
            <text:p>-2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18" calcext:value-type="float">
            <text:p>1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2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165163" calcext:value-type="float">
            <text:p>165163</text:p>
          </table:table-cell>
          <table:table-cell office:value-type="float" office:value="141241" calcext:value-type="float">
            <text:p>141241</text:p>
          </table:table-cell>
          <table:table-cell office:value-type="float" office:value="14906" calcext:value-type="float">
            <text:p>1490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 table:number-columns-repeated="8"/>
          <table:table-cell table:formula="of:=[.E303]-[.F303]-[.G303]" office:value-type="float" office:value="9016" calcext:value-type="float">
            <text:p>9016</text:p>
          </table:table-cell>
          <table:table-cell table:formula="of:=MAX([.S303]-[.K303];0)" office:value-type="float" office:value="9016" calcext:value-type="float">
            <text:p>9016</text:p>
          </table:table-cell>
          <table:table-cell table:formula="of:=[.K303]/[.S289]" office:value-type="float" office:value="0" calcext:value-type="float">
            <text:p>0</text:p>
          </table:table-cell>
          <table:table-cell table:formula="of:=[.G303]/[.E289]" office:value-type="float" office:value="0.0953136090134217" calcext:value-type="float">
            <text:p>0.095313609013422</text:p>
          </table:table-cell>
          <table:table-cell table:formula="of:=6718903-[.Y303]-[.F303]-[.G303]" office:value-type="float" office:value="6557127.3299853" calcext:value-type="float">
            <text:p>6557127.3299853</text:p>
          </table:table-cell>
          <table:table-cell table:formula="of:=NORMINV(RAND();MAX([.T310];1);MAX(0.25*[.T310];1))" office:value-type="float" office:value="5628.67001470439" calcext:value-type="float">
            <text:p>5628.67001470439</text:p>
          </table:table-cell>
          <table:table-cell table:formula="of:=[.X303]+[.K303]" office:value-type="float" office:value="5628.67001470439" calcext:value-type="float">
            <text:p>5628.67001470439</text:p>
          </table:table-cell>
          <table:table-cell table:formula="of:=[.X303]-[.X302]" office:value-type="float" office:value="-7271.37122256386" calcext:value-type="float">
            <text:p>-7271.37122256386</text:p>
          </table:table-cell>
          <table:table-cell table:formula="of:=[.S303]-[.S302]" office:value-type="float" office:value="-173" calcext:value-type="float">
            <text:p>-173</text:p>
          </table:table-cell>
          <table:table-cell table:formula="of:=[.K303]-[.K302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56" calcext:value-type="float">
            <text:p>-56</text:p>
          </table:table-cell>
          <table:table-cell office:value-type="float" office:value="-22" calcext:value-type="float">
            <text:p>-22</text:p>
          </table:table-cell>
          <table:table-cell office:value-type="float" office:value="-63" calcext:value-type="float">
            <text:p>-63</text:p>
          </table:table-cell>
          <table:table-cell office:value-type="float" office:value="-44" calcext:value-type="float">
            <text:p>-44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3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211" calcext:value-type="float">
            <text:p>211</text:p>
          </table:table-cell>
          <table:table-cell office:value-type="float" office:value="165189" calcext:value-type="float">
            <text:p>165189</text:p>
          </table:table-cell>
          <table:table-cell office:value-type="float" office:value="141452" calcext:value-type="float">
            <text:p>141452</text:p>
          </table:table-cell>
          <table:table-cell office:value-type="float" office:value="14913" calcext:value-type="float">
            <text:p>14913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598" calcext:value-type="float">
            <text:p>598</text:p>
          </table:table-cell>
          <table:table-cell table:number-columns-repeated="8"/>
          <table:table-cell table:formula="of:=[.E304]-[.F304]-[.G304]" office:value-type="float" office:value="8824" calcext:value-type="float">
            <text:p>8824</text:p>
          </table:table-cell>
          <table:table-cell table:formula="of:=MAX([.S304]-[.K304];0)" office:value-type="float" office:value="8824" calcext:value-type="float">
            <text:p>8824</text:p>
          </table:table-cell>
          <table:table-cell table:formula="of:=[.K304]/[.S290]" office:value-type="float" office:value="0" calcext:value-type="float">
            <text:p>0</text:p>
          </table:table-cell>
          <table:table-cell table:formula="of:=[.G304]/[.E290]" office:value-type="float" office:value="0.0952402240345376" calcext:value-type="float">
            <text:p>0.095240224034538</text:p>
          </table:table-cell>
          <table:table-cell table:formula="of:=6718903-[.Y304]-[.F304]-[.G304]" office:value-type="float" office:value="6555424.3236738" calcext:value-type="float">
            <text:p>6555424.3236738</text:p>
          </table:table-cell>
          <table:table-cell table:formula="of:=NORMINV(RAND();MAX([.T311];1);MAX(0.25*[.T311];1))" office:value-type="float" office:value="7113.67632620275" calcext:value-type="float">
            <text:p>7113.67632620275</text:p>
          </table:table-cell>
          <table:table-cell table:formula="of:=[.X304]+[.K304]" office:value-type="float" office:value="7113.67632620275" calcext:value-type="float">
            <text:p>7113.67632620275</text:p>
          </table:table-cell>
          <table:table-cell table:formula="of:=[.X304]-[.X303]" office:value-type="float" office:value="1485.00631149835" calcext:value-type="float">
            <text:p>1485.00631149835</text:p>
          </table:table-cell>
          <table:table-cell table:formula="of:=[.S304]-[.S303]" office:value-type="float" office:value="-192" calcext:value-type="float">
            <text:p>-192</text:p>
          </table:table-cell>
          <table:table-cell table:formula="of:=[.K304]-[.K303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-3" calcext:value-type="float">
            <text:p>-3</text:p>
          </table:table-cell>
          <table:table-cell office:value-type="float" office:value="-47" calcext:value-type="float">
            <text:p>-47</text:p>
          </table:table-cell>
          <table:table-cell office:value-type="float" office:value="-28" calcext:value-type="float">
            <text:p>-28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4</text:p>
          </table:table-cell>
          <table:table-cell office:value-type="string" calcext:value-type="string">
            <text:p>Confirmado</text:p>
          </table:table-cell>
          <table:table-cell office:value-type="float" office:value="2669" calcext:value-type="float">
            <text:p>2669</text:p>
          </table:table-cell>
          <table:table-cell office:value-type="float" office:value="1970" calcext:value-type="float">
            <text:p>1970</text:p>
          </table:table-cell>
          <table:table-cell office:value-type="float" office:value="167858" calcext:value-type="float">
            <text:p>167858</text:p>
          </table:table-cell>
          <table:table-cell office:value-type="float" office:value="143422" calcext:value-type="float">
            <text:p>143422</text:p>
          </table:table-cell>
          <table:table-cell office:value-type="float" office:value="14915" calcext:value-type="float">
            <text:p>1491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952" calcext:value-type="float">
            <text:p>952</text:p>
          </table:table-cell>
          <table:table-cell table:number-columns-repeated="8"/>
          <table:table-cell table:formula="of:=[.E305]-[.F305]-[.G305]" office:value-type="float" office:value="9521" calcext:value-type="float">
            <text:p>9521</text:p>
          </table:table-cell>
          <table:table-cell table:formula="of:=MAX([.S305]-[.K305];0)" office:value-type="float" office:value="9521" calcext:value-type="float">
            <text:p>9521</text:p>
          </table:table-cell>
          <table:table-cell table:formula="of:=[.K305]/[.S291]" office:value-type="float" office:value="0" calcext:value-type="float">
            <text:p>0</text:p>
          </table:table-cell>
          <table:table-cell table:formula="of:=[.G305]/[.E291]" office:value-type="float" office:value="0.0951102552002959" calcext:value-type="float">
            <text:p>0.095110255200296</text:p>
          </table:table-cell>
          <table:table-cell table:formula="of:=6718903-[.Y305]-[.F305]-[.G305]" office:value-type="float" office:value="6556891.35728614" calcext:value-type="float">
            <text:p>6556891.35728614</text:p>
          </table:table-cell>
          <table:table-cell table:formula="of:=NORMINV(RAND();MAX([.T312];1);MAX(0.25*[.T312];1))" office:value-type="float" office:value="3674.64271386216" calcext:value-type="float">
            <text:p>3674.64271386216</text:p>
          </table:table-cell>
          <table:table-cell table:formula="of:=[.X305]+[.K305]" office:value-type="float" office:value="3674.64271386216" calcext:value-type="float">
            <text:p>3674.64271386216</text:p>
          </table:table-cell>
          <table:table-cell table:formula="of:=[.X305]-[.X304]" office:value-type="float" office:value="-3439.03361234058" calcext:value-type="float">
            <text:p>-3439.03361234058</text:p>
          </table:table-cell>
          <table:table-cell table:formula="of:=[.S305]-[.S304]" office:value-type="float" office:value="697" calcext:value-type="float">
            <text:p>697</text:p>
          </table:table-cell>
          <table:table-cell table:formula="of:=[.K305]-[.K304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27" calcext:value-type="float">
            <text:p>-27</text:p>
          </table:table-cell>
          <table:table-cell office:value-type="float" office:value="-19" calcext:value-type="float">
            <text:p>-19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5</text:p>
          </table:table-cell>
          <table:table-cell office:value-type="string" calcext:value-type="string">
            <text:p>Confirmado</text:p>
          </table:table-cell>
          <table:table-cell office:value-type="float" office:value="1514" calcext:value-type="float">
            <text:p>1514</text:p>
          </table:table-cell>
          <table:table-cell office:value-type="float" office:value="1112" calcext:value-type="float">
            <text:p>1112</text:p>
          </table:table-cell>
          <table:table-cell office:value-type="float" office:value="169372" calcext:value-type="float">
            <text:p>169372</text:p>
          </table:table-cell>
          <table:table-cell office:value-type="float" office:value="144534" calcext:value-type="float">
            <text:p>144534</text:p>
          </table:table-cell>
          <table:table-cell office:value-type="float" office:value="15077" calcext:value-type="float">
            <text:p>15077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943" calcext:value-type="float">
            <text:p>943</text:p>
          </table:table-cell>
          <table:table-cell table:number-columns-repeated="8"/>
          <table:table-cell table:formula="of:=[.E306]-[.F306]-[.G306]" office:value-type="float" office:value="9761" calcext:value-type="float">
            <text:p>9761</text:p>
          </table:table-cell>
          <table:table-cell table:formula="of:=MAX([.S306]-[.K306];0)" office:value-type="float" office:value="9761" calcext:value-type="float">
            <text:p>9761</text:p>
          </table:table-cell>
          <table:table-cell table:formula="of:=[.K306]/[.S292]" office:value-type="float" office:value="0" calcext:value-type="float">
            <text:p>0</text:p>
          </table:table-cell>
          <table:table-cell table:formula="of:=[.G306]/[.E292]" office:value-type="float" office:value="0.0956098241519915" calcext:value-type="float">
            <text:p>0.095609824151992</text:p>
          </table:table-cell>
          <table:table-cell table:formula="of:=6718903-[.Y306]-[.F306]-[.G306]" office:value-type="float" office:value="6547835.41734574" calcext:value-type="float">
            <text:p>6547835.41734574</text:p>
          </table:table-cell>
          <table:table-cell table:formula="of:=NORMINV(RAND();MAX([.T313];1);MAX(0.25*[.T313];1))" office:value-type="float" office:value="11456.5826542567" calcext:value-type="float">
            <text:p>11456.5826542567</text:p>
          </table:table-cell>
          <table:table-cell table:formula="of:=[.X306]+[.K306]" office:value-type="float" office:value="11456.5826542567" calcext:value-type="float">
            <text:p>11456.5826542567</text:p>
          </table:table-cell>
          <table:table-cell table:formula="of:=[.X306]-[.X305]" office:value-type="float" office:value="7781.93994039457" calcext:value-type="float">
            <text:p>7781.93994039457</text:p>
          </table:table-cell>
          <table:table-cell table:formula="of:=[.S306]-[.S305]" office:value-type="float" office:value="240" calcext:value-type="float">
            <text:p>240</text:p>
          </table:table-cell>
          <table:table-cell table:formula="of:=[.K306]-[.K305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6</text:p>
          </table:table-cell>
          <table:table-cell office:value-type="string" calcext:value-type="string">
            <text:p>Confirmado</text:p>
          </table:table-cell>
          <table:table-cell office:value-type="float" office:value="1264" calcext:value-type="float">
            <text:p>1264</text:p>
          </table:table-cell>
          <table:table-cell office:value-type="float" office:value="943" calcext:value-type="float">
            <text:p>943</text:p>
          </table:table-cell>
          <table:table-cell office:value-type="float" office:value="170636" calcext:value-type="float">
            <text:p>170636</text:p>
          </table:table-cell>
          <table:table-cell office:value-type="float" office:value="145477" calcext:value-type="float">
            <text:p>145477</text:p>
          </table:table-cell>
          <table:table-cell office:value-type="float" office:value="15180" calcext:value-type="float">
            <text:p>1518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836" calcext:value-type="float">
            <text:p>836</text:p>
          </table:table-cell>
          <table:table-cell office:value-type="float" office:value="502" calcext:value-type="float">
            <text:p>502</text:p>
          </table:table-cell>
          <table:table-cell office:value-type="float" office:value="218" calcext:value-type="float">
            <text:p>218</text:p>
          </table:table-cell>
          <table:table-cell table:number-columns-repeated="6"/>
          <table:table-cell table:formula="of:=[.E307]-[.F307]-[.G307]" office:value-type="float" office:value="9979" calcext:value-type="float">
            <text:p>9979</text:p>
          </table:table-cell>
          <table:table-cell table:formula="of:=MAX([.S307]-[.K307];0)" office:value-type="float" office:value="9477" calcext:value-type="float">
            <text:p>9477</text:p>
          </table:table-cell>
          <table:table-cell table:formula="of:=[.K307]/[.S293]" office:value-type="float" office:value="0.0560893854748603" calcext:value-type="float">
            <text:p>0.05608938547486</text:p>
          </table:table-cell>
          <table:table-cell table:formula="of:=[.G307]/[.E293]" office:value-type="float" office:value="0.0957843526984307" calcext:value-type="float">
            <text:p>0.095784352698431</text:p>
          </table:table-cell>
          <table:table-cell table:formula="of:=6718903-[.Y307]-[.F307]-[.G307]" office:value-type="float" office:value="6548241.93729156" calcext:value-type="float">
            <text:p>6548241.93729156</text:p>
          </table:table-cell>
          <table:table-cell table:formula="of:=NORMINV(RAND();MAX([.T314];1);MAX(0.25*[.T314];1))" office:value-type="float" office:value="9502.06270843713" calcext:value-type="float">
            <text:p>9502.06270843713</text:p>
          </table:table-cell>
          <table:table-cell table:formula="of:=[.X307]+[.K307]" office:value-type="float" office:value="10004.0627084371" calcext:value-type="float">
            <text:p>10004.0627084371</text:p>
          </table:table-cell>
          <table:table-cell table:formula="of:=[.X307]-[.X306]" office:value-type="float" office:value="-1954.51994581961" calcext:value-type="float">
            <text:p>-1954.51994581961</text:p>
          </table:table-cell>
          <table:table-cell table:formula="of:=[.S307]-[.S306]" office:value-type="float" office:value="218" calcext:value-type="float">
            <text:p>218</text:p>
          </table:table-cell>
          <table:table-cell table:formula="of:=[.K307]-[.K306]" office:value-type="float" office:value="502" calcext:value-type="float">
            <text:p>50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7</text:p>
          </table:table-cell>
          <table:table-cell office:value-type="string" calcext:value-type="string">
            <text:p>Confirmado</text:p>
          </table:table-cell>
          <table:table-cell office:value-type="float" office:value="1207" calcext:value-type="float">
            <text:p>1207</text:p>
          </table:table-cell>
          <table:table-cell office:value-type="float" office:value="876" calcext:value-type="float">
            <text:p>876</text:p>
          </table:table-cell>
          <table:table-cell office:value-type="float" office:value="171843" calcext:value-type="float">
            <text:p>171843</text:p>
          </table:table-cell>
          <table:table-cell office:value-type="float" office:value="146353" calcext:value-type="float">
            <text:p>146353</text:p>
          </table:table-cell>
          <table:table-cell office:value-type="float" office:value="15312" calcext:value-type="float">
            <text:p>15312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966" calcext:value-type="float">
            <text:p>966</text:p>
          </table:table-cell>
          <table:table-cell table:number-columns-repeated="8"/>
          <table:table-cell table:formula="of:=[.E308]-[.F308]-[.G308]" office:value-type="float" office:value="10178" calcext:value-type="float">
            <text:p>10178</text:p>
          </table:table-cell>
          <table:table-cell table:formula="of:=MAX([.S308]-[.K308];0)" office:value-type="float" office:value="10178" calcext:value-type="float">
            <text:p>10178</text:p>
          </table:table-cell>
          <table:table-cell table:formula="of:=[.K308]/[.S294]" office:value-type="float" office:value="0" calcext:value-type="float">
            <text:p>0</text:p>
          </table:table-cell>
          <table:table-cell table:formula="of:=[.G308]/[.E294]" office:value-type="float" office:value="0.0957808150627092" calcext:value-type="float">
            <text:p>0.095780815062709</text:p>
          </table:table-cell>
          <table:table-cell table:formula="of:=6718903-[.Y308]-[.F308]-[.G308]" office:value-type="float" office:value="6547861.73215093" calcext:value-type="float">
            <text:p>6547861.73215093</text:p>
          </table:table-cell>
          <table:table-cell table:formula="of:=NORMINV(RAND();MAX([.T315];1);MAX(0.25*[.T315];1))" office:value-type="float" office:value="9376.26784907428" calcext:value-type="float">
            <text:p>9376.26784907428</text:p>
          </table:table-cell>
          <table:table-cell table:formula="of:=[.X308]+[.K308]" office:value-type="float" office:value="9376.26784907428" calcext:value-type="float">
            <text:p>9376.26784907428</text:p>
          </table:table-cell>
          <table:table-cell table:formula="of:=[.X308]-[.X307]" office:value-type="float" office:value="-125.794859362844" calcext:value-type="float">
            <text:p>-125.794859362844</text:p>
          </table:table-cell>
          <table:table-cell table:formula="of:=[.S308]-[.S307]" office:value-type="float" office:value="199" calcext:value-type="float">
            <text:p>199</text:p>
          </table:table-cell>
          <table:table-cell table:formula="of:=[.K308]-[.K307]" office:value-type="float" office:value="-502" calcext:value-type="float">
            <text:p>-50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8</text:p>
          </table:table-cell>
          <table:table-cell office:value-type="string" calcext:value-type="string">
            <text:p>Confirmado</text:p>
          </table:table-cell>
          <table:table-cell office:value-type="float" office:value="1156" calcext:value-type="float">
            <text:p>1156</text:p>
          </table:table-cell>
          <table:table-cell office:value-type="float" office:value="910" calcext:value-type="float">
            <text:p>910</text:p>
          </table:table-cell>
          <table:table-cell office:value-type="float" office:value="172999" calcext:value-type="float">
            <text:p>172999</text:p>
          </table:table-cell>
          <table:table-cell office:value-type="float" office:value="147263" calcext:value-type="float">
            <text:p>147263</text:p>
          </table:table-cell>
          <table:table-cell office:value-type="float" office:value="15423" calcext:value-type="float">
            <text:p>15423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120" calcext:value-type="float">
            <text:p>1120</text:p>
          </table:table-cell>
          <table:table-cell table:number-columns-repeated="8"/>
          <table:table-cell table:formula="of:=[.E309]-[.F309]-[.G309]" office:value-type="float" office:value="10313" calcext:value-type="float">
            <text:p>10313</text:p>
          </table:table-cell>
          <table:table-cell table:formula="of:=MAX([.S309]-[.K309];0)" office:value-type="float" office:value="10313" calcext:value-type="float">
            <text:p>10313</text:p>
          </table:table-cell>
          <table:table-cell table:formula="of:=[.K309]/[.S295]" office:value-type="float" office:value="0" calcext:value-type="float">
            <text:p>0</text:p>
          </table:table-cell>
          <table:table-cell table:formula="of:=[.G309]/[.E295]" office:value-type="float" office:value="0.0961719534323965" calcext:value-type="float">
            <text:p>0.096171953432397</text:p>
          </table:table-cell>
          <table:table-cell table:formula="of:=6718903-[.Y309]-[.F309]-[.G309]" office:value-type="float" office:value="6548499.12661199" calcext:value-type="float">
            <text:p>6548499.12661199</text:p>
          </table:table-cell>
          <table:table-cell table:formula="of:=NORMINV(RAND();MAX([.T316];1);MAX(0.25*[.T316];1))" office:value-type="float" office:value="7717.87338801079" calcext:value-type="float">
            <text:p>7717.87338801079</text:p>
          </table:table-cell>
          <table:table-cell table:formula="of:=[.X309]+[.K309]" office:value-type="float" office:value="7717.87338801079" calcext:value-type="float">
            <text:p>7717.87338801079</text:p>
          </table:table-cell>
          <table:table-cell table:formula="of:=[.X309]-[.X308]" office:value-type="float" office:value="-1658.39446106349" calcext:value-type="float">
            <text:p>-1658.39446106349</text:p>
          </table:table-cell>
          <table:table-cell table:formula="of:=[.S309]-[.S308]" office:value-type="float" office:value="135" calcext:value-type="float">
            <text:p>135</text:p>
          </table:table-cell>
          <table:table-cell table:formula="of:=[.K309]-[.K308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09</text:p>
          </table:table-cell>
          <table:table-cell office:value-type="string" calcext:value-type="string">
            <text:p>Confirmado</text:p>
          </table:table-cell>
          <table:table-cell office:value-type="float" office:value="292" calcext:value-type="float">
            <text:p>292</text:p>
          </table:table-cell>
          <table:table-cell office:value-type="float" office:value="518" calcext:value-type="float">
            <text:p>518</text:p>
          </table:table-cell>
          <table:table-cell office:value-type="float" office:value="173291" calcext:value-type="float">
            <text:p>173291</text:p>
          </table:table-cell>
          <table:table-cell office:value-type="float" office:value="147781" calcext:value-type="float">
            <text:p>147781</text:p>
          </table:table-cell>
          <table:table-cell office:value-type="float" office:value="15527" calcext:value-type="float">
            <text:p>15527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161" calcext:value-type="float">
            <text:p>1161</text:p>
          </table:table-cell>
          <table:table-cell table:number-columns-repeated="8"/>
          <table:table-cell table:formula="of:=[.E310]-[.F310]-[.G310]" office:value-type="float" office:value="9983" calcext:value-type="float">
            <text:p>9983</text:p>
          </table:table-cell>
          <table:table-cell table:formula="of:=MAX([.S310]-[.K310];0)" office:value-type="float" office:value="9983" calcext:value-type="float">
            <text:p>9983</text:p>
          </table:table-cell>
          <table:table-cell table:formula="of:=[.K310]/[.S296]" office:value-type="float" office:value="0" calcext:value-type="float">
            <text:p>0</text:p>
          </table:table-cell>
          <table:table-cell table:formula="of:=[.G310]/[.E296]" office:value-type="float" office:value="0.0967173290145758" calcext:value-type="float">
            <text:p>0.096717329014576</text:p>
          </table:table-cell>
          <table:table-cell table:formula="of:=6718903-[.Y310]-[.F310]-[.G310]" office:value-type="float" office:value="6545064.3873452" calcext:value-type="float">
            <text:p>6545064.3873452</text:p>
          </table:table-cell>
          <table:table-cell table:formula="of:=NORMINV(RAND();MAX([.T317];1);MAX(0.25*[.T317];1))" office:value-type="float" office:value="10530.6126548042" calcext:value-type="float">
            <text:p>10530.6126548042</text:p>
          </table:table-cell>
          <table:table-cell table:formula="of:=[.X310]+[.K310]" office:value-type="float" office:value="10530.6126548042" calcext:value-type="float">
            <text:p>10530.6126548042</text:p>
          </table:table-cell>
          <table:table-cell table:formula="of:=[.X310]-[.X309]" office:value-type="float" office:value="2812.7392667934" calcext:value-type="float">
            <text:p>2812.7392667934</text:p>
          </table:table-cell>
          <table:table-cell table:formula="of:=[.S310]-[.S309]" office:value-type="float" office:value="-330" calcext:value-type="float">
            <text:p>-330</text:p>
          </table:table-cell>
          <table:table-cell table:formula="of:=[.K310]-[.K309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-23" calcext:value-type="float">
            <text:p>-23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0</text:p>
          </table:table-cell>
          <table:table-cell office:value-type="string" calcext:value-type="string">
            <text:p>Confirmado</text:p>
          </table:table-cell>
          <table:table-cell office:value-type="float" office:value="863" calcext:value-type="float">
            <text:p>863</text:p>
          </table:table-cell>
          <table:table-cell office:value-type="float" office:value="712" calcext:value-type="float">
            <text:p>712</text:p>
          </table:table-cell>
          <table:table-cell office:value-type="float" office:value="174154" calcext:value-type="float">
            <text:p>174154</text:p>
          </table:table-cell>
          <table:table-cell office:value-type="float" office:value="148493" calcext:value-type="float">
            <text:p>148493</text:p>
          </table:table-cell>
          <table:table-cell office:value-type="float" office:value="15532" calcext:value-type="float">
            <text:p>1553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281" calcext:value-type="float">
            <text:p>1281</text:p>
          </table:table-cell>
          <table:table-cell table:number-columns-repeated="8"/>
          <table:table-cell table:formula="of:=[.E311]-[.F311]-[.G311]" office:value-type="float" office:value="10129" calcext:value-type="float">
            <text:p>10129</text:p>
          </table:table-cell>
          <table:table-cell table:formula="of:=MAX([.S311]-[.K311];0)" office:value-type="float" office:value="10129" calcext:value-type="float">
            <text:p>10129</text:p>
          </table:table-cell>
          <table:table-cell table:formula="of:=[.K311]/[.S297]" office:value-type="float" office:value="0" calcext:value-type="float">
            <text:p>0</text:p>
          </table:table-cell>
          <table:table-cell table:formula="of:=[.G311]/[.E297]" office:value-type="float" office:value="0.0964702521071036" calcext:value-type="float">
            <text:p>0.096470252107104</text:p>
          </table:table-cell>
          <table:table-cell table:formula="of:=6718903-[.Y311]-[.F311]-[.G311]" office:value-type="float" office:value="6546340.29406908" calcext:value-type="float">
            <text:p>6546340.29406908</text:p>
          </table:table-cell>
          <table:table-cell table:formula="of:=NORMINV(RAND();MAX([.T318];1);MAX(0.25*[.T318];1))" office:value-type="float" office:value="8537.70593092384" calcext:value-type="float">
            <text:p>8537.70593092384</text:p>
          </table:table-cell>
          <table:table-cell table:formula="of:=[.X311]+[.K311]" office:value-type="float" office:value="8537.70593092384" calcext:value-type="float">
            <text:p>8537.70593092384</text:p>
          </table:table-cell>
          <table:table-cell table:formula="of:=[.X311]-[.X310]" office:value-type="float" office:value="-1992.90672388035" calcext:value-type="float">
            <text:p>-1992.90672388035</text:p>
          </table:table-cell>
          <table:table-cell table:formula="of:=[.S311]-[.S310]" office:value-type="float" office:value="146" calcext:value-type="float">
            <text:p>146</text:p>
          </table:table-cell>
          <table:table-cell table:formula="of:=[.K311]-[.K310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1</text:p>
          </table:table-cell>
          <table:table-cell office:value-type="string" calcext:value-type="string">
            <text:p>Confirmado</text:p>
          </table:table-cell>
          <table:table-cell office:value-type="float" office:value="193" calcext:value-type="float">
            <text:p>193</text:p>
          </table:table-cell>
          <table:table-cell office:value-type="float" office:value="475" calcext:value-type="float">
            <text:p>475</text:p>
          </table:table-cell>
          <table:table-cell office:value-type="float" office:value="174347" calcext:value-type="float">
            <text:p>174347</text:p>
          </table:table-cell>
          <table:table-cell office:value-type="float" office:value="148968" calcext:value-type="float">
            <text:p>148968</text:p>
          </table:table-cell>
          <table:table-cell office:value-type="float" office:value="15533" calcext:value-type="float">
            <text:p>1553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27" calcext:value-type="float">
            <text:p>927</text:p>
          </table:table-cell>
          <table:table-cell office:value-type="float" office:value="526" calcext:value-type="float">
            <text:p>526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2]-[.F312]-[.G312]" office:value-type="float" office:value="9846" calcext:value-type="float">
            <text:p>9846</text:p>
          </table:table-cell>
          <table:table-cell table:formula="of:=MAX([.S312]-[.K312];0)" office:value-type="float" office:value="9320" calcext:value-type="float">
            <text:p>9320</text:p>
          </table:table-cell>
          <table:table-cell table:formula="of:=[.K312]/[.S298]" office:value-type="float" office:value="0.0607670979667283" calcext:value-type="float">
            <text:p>0.060767097966728</text:p>
          </table:table-cell>
          <table:table-cell table:formula="of:=[.G312]/[.E298]" office:value-type="float" office:value="0.0963639409148153" calcext:value-type="float">
            <text:p>0.096363940914815</text:p>
          </table:table-cell>
          <table:table-cell table:formula="of:=6718903-[.Y312]-[.F312]-[.G312]" office:value-type="float" office:value="6542093.54807578" calcext:value-type="float">
            <text:p>6542093.54807578</text:p>
          </table:table-cell>
          <table:table-cell table:formula="of:=NORMINV(RAND();MAX([.T319];1);MAX(0.25*[.T319];1))" office:value-type="float" office:value="11782.4519242247" calcext:value-type="float">
            <text:p>11782.4519242247</text:p>
          </table:table-cell>
          <table:table-cell table:formula="of:=[.X312]+[.K312]" office:value-type="float" office:value="12308.4519242247" calcext:value-type="float">
            <text:p>12308.4519242247</text:p>
          </table:table-cell>
          <table:table-cell table:formula="of:=[.X312]-[.X311]" office:value-type="float" office:value="3244.74599330091" calcext:value-type="float">
            <text:p>3244.74599330091</text:p>
          </table:table-cell>
          <table:table-cell table:formula="of:=[.S312]-[.S311]" office:value-type="float" office:value="-283" calcext:value-type="float">
            <text:p>-283</text:p>
          </table:table-cell>
          <table:table-cell table:formula="of:=[.K312]-[.K311]" office:value-type="float" office:value="526" calcext:value-type="float">
            <text:p>52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26" calcext:value-type="float">
            <text:p>-26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2</text:p>
          </table:table-cell>
          <table:table-cell office:value-type="string" calcext:value-type="string">
            <text:p>Confirmado</text:p>
          </table:table-cell>
          <table:table-cell office:value-type="float" office:value="1105" calcext:value-type="float">
            <text:p>1105</text:p>
          </table:table-cell>
          <table:table-cell office:value-type="float" office:value="705" calcext:value-type="float">
            <text:p>705</text:p>
          </table:table-cell>
          <table:table-cell office:value-type="float" office:value="175452" calcext:value-type="float">
            <text:p>175452</text:p>
          </table:table-cell>
          <table:table-cell office:value-type="float" office:value="149673" calcext:value-type="float">
            <text:p>149673</text:p>
          </table:table-cell>
          <table:table-cell office:value-type="float" office:value="15664" calcext:value-type="float">
            <text:p>15664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869" calcext:value-type="float">
            <text:p>869</text:p>
          </table:table-cell>
          <table:table-cell office:value-type="float" office:value="520" calcext:value-type="float">
            <text:p>520</text:p>
          </table:table-cell>
          <table:table-cell office:value-type="float" office:value="214" calcext:value-type="float">
            <text:p>214</text:p>
          </table:table-cell>
          <table:table-cell table:number-columns-repeated="6"/>
          <table:table-cell table:formula="of:=[.E313]-[.F313]-[.G313]" office:value-type="float" office:value="10115" calcext:value-type="float">
            <text:p>10115</text:p>
          </table:table-cell>
          <table:table-cell table:formula="of:=MAX([.S313]-[.K313];0)" office:value-type="float" office:value="9595" calcext:value-type="float">
            <text:p>9595</text:p>
          </table:table-cell>
          <table:table-cell table:formula="of:=[.K313]/[.S299]" office:value-type="float" office:value="0.0583876038625646" calcext:value-type="float">
            <text:p>0.058387603862565</text:p>
          </table:table-cell>
          <table:table-cell table:formula="of:=[.G313]/[.E299]" office:value-type="float" office:value="0.0962327673064163" calcext:value-type="float">
            <text:p>0.096232767306416</text:p>
          </table:table-cell>
          <table:table-cell table:formula="of:=6718903-[.Y313]-[.F313]-[.G313]" office:value-type="float" office:value="6543123.34797003" calcext:value-type="float">
            <text:p>6543123.34797003</text:p>
          </table:table-cell>
          <table:table-cell table:formula="of:=NORMINV(RAND();MAX([.T320];1);MAX(0.25*[.T320];1))" office:value-type="float" office:value="9922.65202997095" calcext:value-type="float">
            <text:p>9922.65202997095</text:p>
          </table:table-cell>
          <table:table-cell table:formula="of:=[.X313]+[.K313]" office:value-type="float" office:value="10442.652029971" calcext:value-type="float">
            <text:p>10442.652029971</text:p>
          </table:table-cell>
          <table:table-cell table:formula="of:=[.X313]-[.X312]" office:value-type="float" office:value="-1859.7998942538" calcext:value-type="float">
            <text:p>-1859.7998942538</text:p>
          </table:table-cell>
          <table:table-cell table:formula="of:=[.S313]-[.S312]" office:value-type="float" office:value="269" calcext:value-type="float">
            <text:p>269</text:p>
          </table:table-cell>
          <table:table-cell table:formula="of:=[.K313]-[.K312]" office:value-type="float" office:value="-6" calcext:value-type="float">
            <text:p>-6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3</text:p>
          </table:table-cell>
          <table:table-cell office:value-type="string" calcext:value-type="string">
            <text:p>Confirmado</text:p>
          </table:table-cell>
          <table:table-cell office:value-type="float" office:value="969" calcext:value-type="float">
            <text:p>969</text:p>
          </table:table-cell>
          <table:table-cell office:value-type="float" office:value="670" calcext:value-type="float">
            <text:p>670</text:p>
          </table:table-cell>
          <table:table-cell office:value-type="float" office:value="176421" calcext:value-type="float">
            <text:p>176421</text:p>
          </table:table-cell>
          <table:table-cell office:value-type="float" office:value="150343" calcext:value-type="float">
            <text:p>150343</text:p>
          </table:table-cell>
          <table:table-cell office:value-type="float" office:value="15794" calcext:value-type="float">
            <text:p>15794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826" calcext:value-type="float">
            <text:p>826</text:p>
          </table:table-cell>
          <table:table-cell office:value-type="float" office:value="495" calcext:value-type="float">
            <text:p>495</text:p>
          </table:table-cell>
          <table:table-cell office:value-type="float" office:value="216" calcext:value-type="float">
            <text:p>216</text:p>
          </table:table-cell>
          <table:table-cell table:number-columns-repeated="6"/>
          <table:table-cell table:formula="of:=[.E314]-[.F314]-[.G314]" office:value-type="float" office:value="10284" calcext:value-type="float">
            <text:p>10284</text:p>
          </table:table-cell>
          <table:table-cell table:formula="of:=MAX([.S314]-[.K314];0)" office:value-type="float" office:value="9789" calcext:value-type="float">
            <text:p>9789</text:p>
          </table:table-cell>
          <table:table-cell table:formula="of:=[.K314]/[.S300]" office:value-type="float" office:value="0.0524475524475525" calcext:value-type="float">
            <text:p>0.052447552447553</text:p>
          </table:table-cell>
          <table:table-cell table:formula="of:=[.G314]/[.E300]" office:value-type="float" office:value="0.0958478474590671" calcext:value-type="float">
            <text:p>0.095847847459067</text:p>
          </table:table-cell>
          <table:table-cell table:formula="of:=6718903-[.Y314]-[.F314]-[.G314]" office:value-type="float" office:value="6538777.58849926" calcext:value-type="float">
            <text:p>6538777.58849926</text:p>
          </table:table-cell>
          <table:table-cell table:formula="of:=NORMINV(RAND();MAX([.T320];1);MAX(0.25*[.T320];1))" office:value-type="float" office:value="13493.4115007393" calcext:value-type="float">
            <text:p>13493.4115007393</text:p>
          </table:table-cell>
          <table:table-cell table:formula="of:=[.X314]+[.K314]" office:value-type="float" office:value="13988.4115007393" calcext:value-type="float">
            <text:p>13988.4115007393</text:p>
          </table:table-cell>
          <table:table-cell table:formula="of:=[.X314]-[.X313]" office:value-type="float" office:value="3570.75947076835" calcext:value-type="float">
            <text:p>3570.75947076835</text:p>
          </table:table-cell>
          <table:table-cell table:formula="of:=[.S314]-[.S313]" office:value-type="float" office:value="169" calcext:value-type="float">
            <text:p>169</text:p>
          </table:table-cell>
          <table:table-cell table:formula="of:=[.K314]-[.K313]" office:value-type="float" office:value="-25" calcext:value-type="float">
            <text:p>-2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4</text:p>
          </table:table-cell>
          <table:table-cell office:value-type="string" calcext:value-type="string">
            <text:p>Confirmado</text:p>
          </table:table-cell>
          <table:table-cell office:value-type="float" office:value="1148" calcext:value-type="float">
            <text:p>1148</text:p>
          </table:table-cell>
          <table:table-cell office:value-type="float" office:value="599" calcext:value-type="float">
            <text:p>599</text:p>
          </table:table-cell>
          <table:table-cell office:value-type="float" office:value="177569" calcext:value-type="float">
            <text:p>177569</text:p>
          </table:table-cell>
          <table:table-cell office:value-type="float" office:value="150942" calcext:value-type="float">
            <text:p>150942</text:p>
          </table:table-cell>
          <table:table-cell office:value-type="float" office:value="15950" calcext:value-type="float">
            <text:p>15950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818" calcext:value-type="float">
            <text:p>818</text:p>
          </table:table-cell>
          <table:table-cell office:value-type="float" office:value="508" calcext:value-type="float">
            <text:p>508</text:p>
          </table:table-cell>
          <table:table-cell office:value-type="float" office:value="219" calcext:value-type="float">
            <text:p>219</text:p>
          </table:table-cell>
          <table:table-cell table:number-columns-repeated="6"/>
          <table:table-cell table:formula="of:=[.E315]-[.F315]-[.G315]" office:value-type="float" office:value="10677" calcext:value-type="float">
            <text:p>10677</text:p>
          </table:table-cell>
          <table:table-cell table:formula="of:=MAX([.S315]-[.K315];0)" office:value-type="float" office:value="10169" calcext:value-type="float">
            <text:p>10169</text:p>
          </table:table-cell>
          <table:table-cell table:formula="of:=[.K315]/[.S301]" office:value-type="float" office:value="0.0540943456500905" calcext:value-type="float">
            <text:p>0.054094345650091</text:p>
          </table:table-cell>
          <table:table-cell table:formula="of:=[.G315]/[.E301]" office:value-type="float" office:value="0.0966204059874363" calcext:value-type="float">
            <text:p>0.096620405987436</text:p>
          </table:table-cell>
          <table:table-cell table:formula="of:=6718903-[.Y315]-[.F315]-[.G315]" office:value-type="float" office:value="6547175.01518337" calcext:value-type="float">
            <text:p>6547175.01518337</text:p>
          </table:table-cell>
          <table:table-cell table:formula="of:=NORMINV(RAND();MAX([.T320];1);MAX(0.25*[.T320];1))" office:value-type="float" office:value="4327.98481663479" calcext:value-type="float">
            <text:p>4327.98481663479</text:p>
          </table:table-cell>
          <table:table-cell table:formula="of:=[.X315]+[.K315]" office:value-type="float" office:value="4835.98481663479" calcext:value-type="float">
            <text:p>4835.98481663479</text:p>
          </table:table-cell>
          <table:table-cell table:formula="of:=[.X315]-[.X314]" office:value-type="float" office:value="-9165.42668410451" calcext:value-type="float">
            <text:p>-9165.42668410451</text:p>
          </table:table-cell>
          <table:table-cell table:formula="of:=[.S315]-[.S314]" office:value-type="float" office:value="393" calcext:value-type="float">
            <text:p>393</text:p>
          </table:table-cell>
          <table:table-cell table:formula="of:=[.K315]-[.K314]"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5" calcext:value-type="float">
            <text:p>-35</text:p>
          </table:table-cell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33" calcext:value-type="float">
            <text:p>-33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5</text:p>
          </table:table-cell>
          <table:table-cell office:value-type="string" calcext:value-type="string">
            <text:p>Confirmado</text:p>
          </table:table-cell>
          <table:table-cell office:value-type="float" office:value="895" calcext:value-type="float">
            <text:p>895</text:p>
          </table:table-cell>
          <table:table-cell office:value-type="float" office:value="697" calcext:value-type="float">
            <text:p>697</text:p>
          </table:table-cell>
          <table:table-cell office:value-type="float" office:value="178464" calcext:value-type="float">
            <text:p>178464</text:p>
          </table:table-cell>
          <table:table-cell office:value-type="float" office:value="151639" calcext:value-type="float">
            <text:p>151639</text:p>
          </table:table-cell>
          <table:table-cell office:value-type="float" office:value="16017" calcext:value-type="float">
            <text:p>16017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81" calcext:value-type="float">
            <text:p>781</text:p>
          </table:table-cell>
          <table:table-cell office:value-type="float" office:value="541" calcext:value-type="float">
            <text:p>541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table:formula="of:=[.E316]-[.F316]-[.G316]" office:value-type="float" office:value="10808" calcext:value-type="float">
            <text:p>10808</text:p>
          </table:table-cell>
          <table:table-cell table:formula="of:=MAX([.S316]-[.K316];0)" office:value-type="float" office:value="10267" calcext:value-type="float">
            <text:p>10267</text:p>
          </table:table-cell>
          <table:table-cell table:formula="of:=[.K316]/[.S302]" office:value-type="float" office:value="0.0588747415387964" calcext:value-type="float">
            <text:p>0.058874741538796</text:p>
          </table:table-cell>
          <table:table-cell table:formula="of:=[.G316]/[.E302]" office:value-type="float" office:value="0.0969798617081825" calcext:value-type="float">
            <text:p>0.096979861708183</text:p>
          </table:table-cell>
          <table:table-cell table:formula="of:=6718903-[.Y316]-[.F316]-[.G316]" office:value-type="float" office:value="6541310.34304094" calcext:value-type="float">
            <text:p>6541310.34304094</text:p>
          </table:table-cell>
          <table:table-cell table:formula="of:=NORMINV(RAND();MAX([.T320];1);MAX(0.25*[.T320];1))" office:value-type="float" office:value="9395.65695905605" calcext:value-type="float">
            <text:p>9395.65695905605</text:p>
          </table:table-cell>
          <table:table-cell table:formula="of:=[.X316]+[.K316]" office:value-type="float" office:value="9936.65695905605" calcext:value-type="float">
            <text:p>9936.65695905605</text:p>
          </table:table-cell>
          <table:table-cell table:formula="of:=[.X316]-[.X315]" office:value-type="float" office:value="5067.67214242126" calcext:value-type="float">
            <text:p>5067.67214242126</text:p>
          </table:table-cell>
          <table:table-cell table:formula="of:=[.S316]-[.S315]" office:value-type="float" office:value="131" calcext:value-type="float">
            <text:p>131</text:p>
          </table:table-cell>
          <table:table-cell table:formula="of:=[.K316]-[.K315]" office:value-type="float" office:value="33" calcext:value-type="float">
            <text:p>33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6</text:p>
          </table:table-cell>
          <table:table-cell office:value-type="string" calcext:value-type="string">
            <text:p>Confirmado</text:p>
          </table:table-cell>
          <table:table-cell office:value-type="float" office:value="1014" calcext:value-type="float">
            <text:p>1014</text:p>
          </table:table-cell>
          <table:table-cell office:value-type="float" office:value="690" calcext:value-type="float">
            <text:p>690</text:p>
          </table:table-cell>
          <table:table-cell office:value-type="float" office:value="179478" calcext:value-type="float">
            <text:p>179478</text:p>
          </table:table-cell>
          <table:table-cell office:value-type="float" office:value="152329" calcext:value-type="float">
            <text:p>152329</text:p>
          </table:table-cell>
          <table:table-cell office:value-type="float" office:value="16101" calcext:value-type="float">
            <text:p>1610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84" calcext:value-type="float">
            <text:p>884</text:p>
          </table:table-cell>
          <table:table-cell office:value-type="float" office:value="463" calcext:value-type="float">
            <text:p>463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7]-[.F317]-[.G317]" office:value-type="float" office:value="11048" calcext:value-type="float">
            <text:p>11048</text:p>
          </table:table-cell>
          <table:table-cell table:formula="of:=MAX([.S317]-[.K317];0)" office:value-type="float" office:value="10585" calcext:value-type="float">
            <text:p>10585</text:p>
          </table:table-cell>
          <table:table-cell table:formula="of:=[.K317]/[.S303]" office:value-type="float" office:value="0.0513531499556344" calcext:value-type="float">
            <text:p>0.051353149955635</text:p>
          </table:table-cell>
          <table:table-cell table:formula="of:=[.G317]/[.E303]" office:value-type="float" office:value="0.0974855143101058" calcext:value-type="float">
            <text:p>0.097485514310106</text:p>
          </table:table-cell>
          <table:table-cell table:formula="of:=6718903-[.Y317]-[.F317]-[.G317]" office:value-type="float" office:value="6541865.92563029" calcext:value-type="float">
            <text:p>6541865.92563029</text:p>
          </table:table-cell>
          <table:table-cell table:formula="of:=NORMINV(RAND();MAX([.T320];1);MAX(0.25*[.T320];1))" office:value-type="float" office:value="8144.07436970678" calcext:value-type="float">
            <text:p>8144.07436970678</text:p>
          </table:table-cell>
          <table:table-cell table:formula="of:=[.X317]+[.K317]" office:value-type="float" office:value="8607.07436970678" calcext:value-type="float">
            <text:p>8607.07436970678</text:p>
          </table:table-cell>
          <table:table-cell table:formula="of:=[.X317]-[.X316]" office:value-type="float" office:value="-1251.58258934927" calcext:value-type="float">
            <text:p>-1251.58258934927</text:p>
          </table:table-cell>
          <table:table-cell table:formula="of:=[.S317]-[.S316]" office:value-type="float" office:value="240" calcext:value-type="float">
            <text:p>240</text:p>
          </table:table-cell>
          <table:table-cell table:formula="of:=[.K317]-[.K316]" office:value-type="float" office:value="-78" calcext:value-type="float">
            <text:p>-78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24" calcext:value-type="float">
            <text:p>-2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7</text:p>
          </table:table-cell>
          <table:table-cell office:value-type="string" calcext:value-type="string">
            <text:p>Confirmado</text:p>
          </table:table-cell>
          <table:table-cell office:value-type="float" office:value="310" calcext:value-type="float">
            <text:p>310</text:p>
          </table:table-cell>
          <table:table-cell office:value-type="float" office:value="509" calcext:value-type="float">
            <text:p>509</text:p>
          </table:table-cell>
          <table:table-cell office:value-type="float" office:value="179788" calcext:value-type="float">
            <text:p>179788</text:p>
          </table:table-cell>
          <table:table-cell office:value-type="float" office:value="152838" calcext:value-type="float">
            <text:p>152838</text:p>
          </table:table-cell>
          <table:table-cell office:value-type="float" office:value="16119" calcext:value-type="float">
            <text:p>16119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805" calcext:value-type="float">
            <text:p>805</text:p>
          </table:table-cell>
          <table:table-cell office:value-type="float" office:value="461" calcext:value-type="float">
            <text:p>461</text:p>
          </table:table-cell>
          <table:table-cell office:value-type="float" office:value="212" calcext:value-type="float">
            <text:p>212</text:p>
          </table:table-cell>
          <table:table-cell table:number-columns-repeated="6"/>
          <table:table-cell table:formula="of:=[.E318]-[.F318]-[.G318]" office:value-type="float" office:value="10831" calcext:value-type="float">
            <text:p>10831</text:p>
          </table:table-cell>
          <table:table-cell table:formula="of:=MAX([.S318]-[.K318];0)" office:value-type="float" office:value="10370" calcext:value-type="float">
            <text:p>10370</text:p>
          </table:table-cell>
          <table:table-cell table:formula="of:=[.K318]/[.S304]" office:value-type="float" office:value="0.0522438803263826" calcext:value-type="float">
            <text:p>0.052243880326383</text:p>
          </table:table-cell>
          <table:table-cell table:formula="of:=[.G318]/[.E304]" office:value-type="float" office:value="0.0975791366253201" calcext:value-type="float">
            <text:p>0.09757913662532</text:p>
          </table:table-cell>
          <table:table-cell table:formula="of:=6718903-[.Y318]-[.F318]-[.G318]" office:value-type="float" office:value="6539265.68218493" calcext:value-type="float">
            <text:p>6539265.68218493</text:p>
          </table:table-cell>
          <table:table-cell table:formula="of:=NORMINV(RAND();MAX([.T320];1);MAX(0.25*[.T320];1))" office:value-type="float" office:value="10219.3178150704" calcext:value-type="float">
            <text:p>10219.3178150704</text:p>
          </table:table-cell>
          <table:table-cell table:formula="of:=[.X318]+[.K318]" office:value-type="float" office:value="10680.3178150704" calcext:value-type="float">
            <text:p>10680.3178150704</text:p>
          </table:table-cell>
          <table:table-cell table:formula="of:=[.X318]-[.X317]" office:value-type="float" office:value="2075.24344536365" calcext:value-type="float">
            <text:p>2075.24344536365</text:p>
          </table:table-cell>
          <table:table-cell table:formula="of:=[.S318]-[.S317]" office:value-type="float" office:value="-217" calcext:value-type="float">
            <text:p>-217</text:p>
          </table:table-cell>
          <table:table-cell table:formula="of:=[.K318]-[.K317]" office:value-type="float" office:value="-2" calcext:value-type="float">
            <text:p>-2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8</text:p>
          </table:table-cell>
          <table:table-cell office:value-type="string" calcext:value-type="string">
            <text:p>Confirmado</text:p>
          </table:table-cell>
          <table:table-cell office:value-type="float" office:value="167" calcext:value-type="float">
            <text:p>167</text:p>
          </table:table-cell>
          <table:table-cell office:value-type="float" office:value="483" calcext:value-type="float">
            <text:p>483</text:p>
          </table:table-cell>
          <table:table-cell office:value-type="float" office:value="179955" calcext:value-type="float">
            <text:p>179955</text:p>
          </table:table-cell>
          <table:table-cell office:value-type="float" office:value="153321" calcext:value-type="float">
            <text:p>153321</text:p>
          </table:table-cell>
          <table:table-cell office:value-type="float" office:value="16127" calcext:value-type="float">
            <text:p>1612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801" calcext:value-type="float">
            <text:p>801</text:p>
          </table:table-cell>
          <table:table-cell office:value-type="float" office:value="502" calcext:value-type="float">
            <text:p>502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table:formula="of:=[.E319]-[.F319]-[.G319]" office:value-type="float" office:value="10507" calcext:value-type="float">
            <text:p>10507</text:p>
          </table:table-cell>
          <table:table-cell table:formula="of:=MAX([.S319]-[.K319];0)" office:value-type="float" office:value="10005" calcext:value-type="float">
            <text:p>10005</text:p>
          </table:table-cell>
          <table:table-cell table:formula="of:=[.K319]/[.S305]" office:value-type="float" office:value="0.0527255540384413" calcext:value-type="float">
            <text:p>0.052725554038441</text:p>
          </table:table-cell>
          <table:table-cell table:formula="of:=[.G319]/[.E305]" office:value-type="float" office:value="0.0960752540838089" calcext:value-type="float">
            <text:p>0.096075254083809</text:p>
          </table:table-cell>
          <table:table-cell table:formula="of:=6718903-[.Y319]-[.F319]-[.G319]" office:value-type="float" office:value="6538566.56632846" calcext:value-type="float">
            <text:p>6538566.56632846</text:p>
          </table:table-cell>
          <table:table-cell table:formula="of:=NORMINV(RAND();MAX([.T320];1);MAX(0.25*[.T320];1))" office:value-type="float" office:value="10386.4336715363" calcext:value-type="float">
            <text:p>10386.4336715363</text:p>
          </table:table-cell>
          <table:table-cell table:formula="of:=[.X319]+[.K319]" office:value-type="float" office:value="10888.4336715363" calcext:value-type="float">
            <text:p>10888.4336715363</text:p>
          </table:table-cell>
          <table:table-cell table:formula="of:=[.X319]-[.X318]" office:value-type="float" office:value="167.115856465824" calcext:value-type="float">
            <text:p>167.115856465824</text:p>
          </table:table-cell>
          <table:table-cell table:formula="of:=[.S319]-[.S318]" office:value-type="float" office:value="-324" calcext:value-type="float">
            <text:p>-324</text:p>
          </table:table-cell>
          <table:table-cell table:formula="of:=[.K319]-[.K318]" office:value-type="float" office:value="41" calcext:value-type="float">
            <text:p>41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2021-01-19</text:p>
          </table:table-cell>
          <table:table-cell office:value-type="string" calcext:value-type="string">
            <text:p>Confirmado</text:p>
          </table:table-cell>
          <table:table-cell office:value-type="float" office:value="1029" calcext:value-type="float">
            <text:p>1029</text:p>
          </table:table-cell>
          <table:table-cell office:value-type="float" office:value="844" calcext:value-type="float">
            <text:p>844</text:p>
          </table:table-cell>
          <table:table-cell office:value-type="float" office:value="180984" calcext:value-type="float">
            <text:p>180984</text:p>
          </table:table-cell>
          <table:table-cell office:value-type="float" office:value="154165" calcext:value-type="float">
            <text:p>154165</text:p>
          </table:table-cell>
          <table:table-cell office:value-type="float" office:value="16320" calcext:value-type="float">
            <text:p>16320</text:p>
          </table:table-cell>
          <table:table-cell office:value-type="float" office:value="193" calcext:value-type="float">
            <text:p>193</text:p>
          </table:table-cell>
          <table:table-cell office:value-type="float" office:value="94" calcext:value-type="float">
            <text:p>94</text:p>
          </table:table-cell>
          <table:table-cell office:value-type="float" office:value="790" calcext:value-type="float">
            <text:p>790</text:p>
          </table:table-cell>
          <table:table-cell office:value-type="float" office:value="577" calcext:value-type="float">
            <text:p>577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table:formula="of:=[.E320]-[.F320]-[.G320]" office:value-type="float" office:value="10499" calcext:value-type="float">
            <text:p>10499</text:p>
          </table:table-cell>
          <table:table-cell table:formula="of:=MAX([.S320]-[.K320];0)" office:value-type="float" office:value="9922" calcext:value-type="float">
            <text:p>9922</text:p>
          </table:table-cell>
          <table:table-cell table:formula="of:=[.K320]/[.S306]" office:value-type="float" office:value="0.0591127958201004" calcext:value-type="float">
            <text:p>0.0591127958201</text:p>
          </table:table-cell>
          <table:table-cell table:formula="of:=[.G320]/[.E306]" office:value-type="float" office:value="0.0963559502160924" calcext:value-type="float">
            <text:p>0.096355950216092</text:p>
          </table:table-cell>
          <table:table-cell table:formula="of:=6718903-[.Y320]-[.F320]-[.G320]" office:value-type="float" office:value="6536348.14461003" calcext:value-type="float">
            <text:p>6536348.14461003</text:p>
          </table:table-cell>
          <table:table-cell table:formula="of:=NORMINV(RAND();MAX([.T320];1);MAX(0.25*[.T320];1))" office:value-type="float" office:value="11492.855389966" calcext:value-type="float">
            <text:p>11492.855389966</text:p>
          </table:table-cell>
          <table:table-cell table:formula="of:=[.X320]+[.K320]" office:value-type="float" office:value="12069.855389966" calcext:value-type="float">
            <text:p>12069.855389966</text:p>
          </table:table-cell>
          <table:table-cell table:formula="of:=[.X320]-[.X319]" office:value-type="float" office:value="1106.4217184297" calcext:value-type="float">
            <text:p>1106.4217184297</text:p>
          </table:table-cell>
          <table:table-cell table:formula="of:=[.S320]-[.S319]" office:value-type="float" office:value="-8" calcext:value-type="float">
            <text:p>-8</text:p>
          </table:table-cell>
          <table:table-cell table:formula="of:=[.K320]-[.K319]" office:value-type="float" office:value="75" calcext:value-type="float">
            <text:p>75</text:p>
          </table:table-cell>
          <table:table-cell table:number-columns-repeated="23"/>
          <table:table-cell office:value-type="string" calcext:value-type="string">
            <text:p>Conservativ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table:number-columns-repeated="963"/>
        </table:table-row>
        <table:table-row table:style-name="ro2">
          <table:table-cell table:number-columns-repeated="19"/>
          <table:table-cell table:style-name="Default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7:15:38.888109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6T10:03:26.576152230</meta:creation-date>
    <dc:date>2021-02-17T17:17:07.175181335</dc:date>
    <meta:editing-duration>PT2H8M20S</meta:editing-duration>
    <meta:editing-cycles>25</meta:editing-cycles>
    <meta:generator>LibreOffice/7.0.3.1$Linux_X86_64 LibreOffice_project/00$Build-1</meta:generator>
    <meta:document-statistic meta:table-count="1" meta:cell-count="12704" meta:object-count="0"/>
  </office:meta>
</office:document-meta>
</file>